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3.6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94.05mm"/>
    </style:style>
    <style:style style:name="co9" style:family="table-column">
      <style:table-column-properties fo:break-before="auto" style:column-width="16.74mm"/>
    </style:style>
    <style:style style:name="co10" style:family="table-column">
      <style:table-column-properties fo:break-before="auto" style:column-width="51.29mm"/>
    </style:style>
    <style:style style:name="co11" style:family="table-column">
      <style:table-column-properties fo:break-before="auto" style:column-width="8.8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67mm"/>
    </style:style>
    <style:style style:name="co14" style:family="table-column">
      <style:table-column-properties fo:break-before="auto" style:column-width="58.86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8.7mm"/>
    </style:style>
    <style:style style:name="co17" style:family="table-column">
      <style:table-column-properties fo:break-before="auto" style:column-width="7.96mm"/>
    </style:style>
    <style:style style:name="co18" style:family="table-column">
      <style:table-column-properties fo:break-before="auto" style:column-width="61.45mm"/>
    </style:style>
    <style:style style:name="co19" style:family="table-column">
      <style:table-column-properties fo:break-before="auto" style:column-width="6.1mm"/>
    </style:style>
    <style:style style:name="co20" style:family="table-column">
      <style:table-column-properties fo:break-before="auto" style:column-width="63.91mm"/>
    </style:style>
    <style:style style:name="co21" style:family="table-column">
      <style:table-column-properties fo:break-before="auto" style:column-width="37.55mm"/>
    </style:style>
    <style:style style:name="co22" style:family="table-column">
      <style:table-column-properties fo:break-before="auto" style:column-width="69.04mm"/>
    </style:style>
    <style:style style:name="co23" style:family="table-column">
      <style:table-column-properties fo:break-before="auto" style:column-width="22.54mm"/>
    </style:style>
    <style:style style:name="co24" style:family="table-column">
      <style:table-column-properties fo:break-before="auto" style:column-width="49.78mm"/>
    </style:style>
    <style:style style:name="co25" style:family="table-column">
      <style:table-column-properties fo:break-before="auto" style:column-width="39.78mm"/>
    </style:style>
    <style:style style:name="co26" style:family="table-column">
      <style:table-column-properties fo:break-before="auto" style:column-width="35.56mm"/>
    </style:style>
    <style:style style:name="co27" style:family="table-column">
      <style:table-column-properties fo:break-before="auto" style:column-width="19.03mm"/>
    </style:style>
    <style:style style:name="co28" style:family="table-column">
      <style:table-column-properties fo:break-before="auto" style:column-width="55.02mm"/>
    </style:style>
    <style:style style:name="co29" style:family="table-column">
      <style:table-column-properties fo:break-before="auto" style:column-width="24.02mm"/>
    </style:style>
    <style:style style:name="co30" style:family="table-column">
      <style:table-column-properties fo:break-before="auto" style:column-width="45.3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26.99mm"/>
    </style:style>
    <style:style style:name="co34" style:family="table-column">
      <style:table-column-properties fo:break-before="auto" style:column-width="27.18mm"/>
    </style:style>
    <style:style style:name="ro1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justify" fo:margin-left="0mm"/>
    </style:style>
    <style:style style:name="ce15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  <style:map style:condition="cell-content()=1" style:apply-style-name="Good" style:base-cell-address="Database.L2"/>
    </style:style>
    <style:style style:name="ce16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9" table:visibility="collapse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9"/>
        <table:table-column table:style-name="co13" table:default-cell-style-name="ce19"/>
        <table:table-column table:style-name="co14" table:default-cell-style-name="ce11"/>
        <table:table-column table:style-name="co15" table:default-cell-style-name="ce11"/>
        <table:table-column table:style-name="co9" table:visibility="collapse" table:default-cell-style-name="ce5"/>
        <table:table-column table:style-name="co16" table:visibility="collapse" table:default-cell-style-name="ce5"/>
        <table:table-column table:style-name="co17" table:default-cell-style-name="ce5"/>
        <table:table-column table:style-name="co18" table:default-cell-style-name="ce19"/>
        <table:table-column table:style-name="co19" table:default-cell-style-name="ce5"/>
        <table:table-column table:style-name="co18" table:visibility="collapse" table:default-cell-style-name="ce23"/>
        <table:table-column table:style-name="co20" table:default-cell-style-name="ce4"/>
        <table:table-column table:style-name="co20" table:default-cell-style-name="ce5"/>
        <table:table-column table:style-name="co9" table:visibility="collapse" table:default-cell-style-name="ce5"/>
        <table:table-column table:style-name="co21" table:visibility="collapse" table:default-cell-style-name="ce5"/>
        <table:table-column table:style-name="co22" table:visibility="collapse" table:number-columns-repeated="2" table:default-cell-style-name="ce5"/>
        <table:table-column table:style-name="co23" table:visibility="collapse" table:default-cell-style-name="ce5"/>
        <table:table-column table:style-name="co9" table:visibility="collapse" table:default-cell-style-name="ce5"/>
        <table:table-column table:style-name="co24" table:visibility="collapse" table:default-cell-style-name="ce5"/>
        <table:table-column table:style-name="co25" table:default-cell-style-name="ce39"/>
        <table:table-column table:style-name="co13" table:default-cell-style-name="ce39"/>
        <table:table-column table:style-name="co26" table:default-cell-style-name="ce19"/>
        <table:table-column table:style-name="co12" table:visibility="collapse" table:default-cell-style-name="ce5"/>
        <table:table-column table:style-name="co27" table:default-cell-style-name="ce19"/>
        <table:table-column table:style-name="co28" table:visibility="collapse" table:default-cell-style-name="ce5"/>
        <table:table-column table:style-name="co29" table:default-cell-style-name="ce19"/>
        <table:table-column table:style-name="co30" table:visibility="collapse" table:default-cell-style-name="ce5"/>
        <table:table-column table:style-name="co29" table:default-cell-style-name="ce5"/>
        <table:table-column table:style-name="co31" table:visibility="collapse" table:default-cell-style-name="ce5"/>
        <table:table-column table:style-name="co32" table:default-cell-style-name="ce5"/>
        <table:table-column table:style-name="co33" table:visibility="collapse" table:default-cell-style-name="ce23"/>
        <table:table-column table:style-name="co9" table:default-cell-style-name="ce5"/>
        <table:table-column table:style-name="co9" table:visibility="collapse" table:default-cell-style-name="ce5"/>
        <table:table-column table:style-name="co9" table:default-cell-style-name="ce5"/>
        <table:table-column table:style-name="co34" table:visibility="collapse" table:default-cell-style-name="ce5"/>
        <table:table-column table:style-name="co34" table:default-cell-style-name="ce5"/>
        <table:table-column table:style-name="co34" table:visibility="collapse" table:default-cell-style-name="ce5"/>
        <table:table-column table:style-name="co9" table:number-columns-repeated="974" table:default-cell-style-name="ce5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DIQUE</text:p>
          </table:table-cell>
          <table:table-cell table:style-name="ce6" office:value-type="string" calcext:value-type="string">
            <text:p>CODE_SAGES_DE_LA_STRUCTURE_DE_RATTACHEME</text:p>
          </table:table-cell>
          <table:table-cell table:style-name="ce6" office:value-type="string" calcext:value-type="string">
            <text:p>ADRESSE</text:p>
          </table:table-cell>
          <table:table-cell table:style-name="ce6" office:value-type="string" calcext:value-type="string">
            <text:p>RIB</text:p>
          </table:table-cell>
          <table:table-cell table:style-name="ce9" office:value-type="string" calcext:value-type="string">
            <text:p>FRP MEDOC DGE</text:p>
          </table:table-cell>
          <table:table-cell table:style-name="ce12" table:number-columns-repeated="3"/>
          <table:table-cell table:style-name="ce12" office:value-type="string" calcext:value-type="string">
            <text:p>Regex code potal</text:p>
          </table:table-cell>
          <table:table-cell table:style-name="ce12"/>
          <table:table-cell table:style-name="ce14" office:value-type="string" calcext:value-type="string">
            <text:p>Test vérifie que la valeur de la colonne Boîte postal est bien présente dans la colonne d’adresse</text:p>
          </table:table-cell>
          <table:table-cell table:style-name="ce14"/>
          <table:table-cell table:style-name="ce17" office:value-type="string" calcext:value-type="string">
            <text:p>Code Postal</text:p>
          </table:table-cell>
          <table:table-cell table:style-name="ce17"/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4"/>
          <table:table-cell table:style-name="ce12" table:number-columns-repeated="3"/>
          <table:table-cell table:style-name="ce17" office:value-type="string" calcext:value-type="string">
            <text:p>Numéro de Rue</text:p>
          </table:table-cell>
          <table:table-cell table:style-name="ce12"/>
          <table:table-cell table:style-name="ce22"/>
          <table:table-cell table:style-name="ce17" office:value-type="string" calcext:value-type="string">
            <text:p>ADRESSE</text:p>
          </table:table-cell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2" table:number-columns-repeated="3"/>
          <table:table-cell table:style-name="Default"/>
          <table:table-cell table:style-name="ce12" table:number-columns-repeated="3"/>
          <table:table-cell table:style-name="ce38" office:value-type="string" calcext:value-type="string">
            <text:p>Commune</text:p>
          </table:table-cell>
          <table:table-cell table:style-name="ce38"/>
          <table:table-cell table:style-name="ce17" office:value-type="string" calcext:value-type="string">
            <text:p>BIC</text:p>
          </table:table-cell>
          <table:table-cell table:style-name="Default"/>
          <table:table-cell table:style-name="ce17" office:value-type="string" calcext:value-type="string">
            <text:p>Code Pays</text:p>
          </table:table-cell>
          <table:table-cell table:style-name="ce12"/>
          <table:table-cell table:style-name="ce17" office:value-type="string" calcext:value-type="string">
            <text:p>Code Banque</text:p>
          </table:table-cell>
          <table:table-cell table:style-name="ce12"/>
          <table:table-cell table:style-name="ce17" office:value-type="string" calcext:value-type="string">
            <text:p>Code Guichet</text:p>
          </table:table-cell>
          <table:table-cell table:style-name="ce12"/>
          <table:table-cell table:style-name="ce17" office:value-type="string" calcext:value-type="string" table:number-columns-spanned="8" table:number-rows-spanned="1">
            <text:p>Numéro de Compte</text:p>
          </table:table-cell>
          <table:covered-table-cell table:style-name="ce42"/>
          <table:covered-table-cell table:number-columns-repeated="5" table:style-name="ce17"/>
          <table:covered-table-cell table:style-name="ce12"/>
          <table:table-cell table:style-name="ce17" office:value-type="string" calcext:value-type="string">
            <text:p>Clé</text:p>
          </table:table-cell>
          <table:table-cell table:style-name="ce12" table:number-columns-repeated="973"/>
        </table:table-row>
        <table:table-row table:style-name="ro2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/>
          <table:table-cell table:style-name="ce13" table:formula="of:=IFNA(ORG.LIBREOFFICE.REGEX([.$D2];[.$H$2]; ;&quot;g&quot;);0)" office:value-type="string" office:string-value="BP 90500 " calcext:value-type="string">
            <text:p>BP 90500 </text:p>
          </table:table-cell>
          <table:table-cell office:value-type="string" calcext:value-type="string">
            <text:p>B[ .]*P[ .]*[0-9]{3} |B[ .]*P[ .]*[0-9]{4} |B[ .]*P[ .]*[0-9]{5} |C[ .]*S[ .]*[0-9]{3} |C[ .]*S[ .]*[0-9]{4} |C[ .]*S[ .]*[0-9]{5}</text:p>
          </table:table-cell>
          <table:table-cell table:style-name="ce13" table:formula="of:=ORG.LIBREOFFICE.REGEX([.D2];[.$J$2]; ;&quot;g&quot;)" office:value-type="string" office:string-value="90500" calcext:value-type="string">
            <text:p>90500</text:p>
          </table:table-cell>
          <table:table-cell office:value-type="string" calcext:value-type="string">
            <text:p>[0-9]{5}</text:p>
          </table:table-cell>
          <table:table-cell table:style-name="ce13" table:formula="of:=IFNA(ORG.LIBREOFFICE.REGEX([.D2];[.$J$2]; ;2);0)" office:value-type="string" office:string-value="01012" calcext:value-type="string">
            <text:p>01012</text:p>
          </table:table-cell>
          <table:table-cell table:style-name="ce15" table:formula="of:=IF([.G2]=0;TRUE();IF(FIND([.G2];[.D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]=0;[.I2];[.K2])" office:value-type="string" office:string-value="01012" calcext:value-type="string">
            <text:p>01012</text:p>
          </table:table-cell>
          <table:table-cell table:style-name="ce18"/>
          <table:table-cell table:style-name="ce15" table:formula="of:=IF(FIND([.N2];[.D2];1))" office:value-type="boolean" office:boolean-value="true" calcext:value-type="boolean">
            <text:p>VRAI</text:p>
          </table:table-cell>
          <table:table-cell table:style-name="ce16"/>
          <table:table-cell table:formula="of:=FIND([.N2];[.D2];1)" office:value-type="float" office:value="10" calcext:value-type="float">
            <text:p>10</text:p>
          </table:table-cell>
          <table:table-cell table:style-name="Default" table:formula="of:=LEN([.D2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];[.R2];[.S2]-[.R2]+1;&quot;&quot;))" office:value-type="string" office:string-value="BP 90500" calcext:value-type="string">
            <text:p>BP 90500</text:p>
          </table:table-cell>
          <table:table-cell table:formula="of:=IF([.U2]=0;[.W2];REPLACE([.W2];1;LEN([.U2])+1; ))" office:value-type="string" office:string-value="BP 90500" calcext:value-type="string">
            <text:p>BP 90500</text:p>
          </table:table-cell>
          <table:table-cell table:style-name="ce15" table:formula="of:=IF(FIND([.W2];[.D2];1))" office:value-type="boolean" office:boolean-value="true" calcext:value-type="boolean">
            <text:p>VRAI</text:p>
          </table:table-cell>
          <table:table-cell table:formula="of:=LEN([.X2])+LEN([.N2])" office:value-type="float" office:value="13" calcext:value-type="float">
            <text:p>13</text:p>
          </table:table-cell>
          <table:table-cell table:formula="of:=SEARCH([.N2];[.D2];1)+5" office:value-type="float" office:value="15" calcext:value-type="float">
            <text:p>15</text:p>
          </table:table-cell>
          <table:table-cell table:formula="of:=LEFT([.D2];[.AA2])" office:value-type="string" office:string-value="BP 90500 01012 " calcext:value-type="string">
            <text:p>BP 90500 01012 </text:p>
          </table:table-cell>
          <table:table-cell table:formula="of:=LEN([.AB2])" office:value-type="float" office:value="15" calcext:value-type="float">
            <text:p>15</text:p>
          </table:table-cell>
          <table:table-cell table:formula="of:=LEN([.D2])" office:value-type="float" office:value="36" calcext:value-type="float">
            <text:p>36</text:p>
          </table:table-cell>
          <table:table-cell table:formula="of:=[.AD2]-[.AC2]" office:value-type="float" office:value="21" calcext:value-type="float">
            <text:p>21</text:p>
          </table:table-cell>
          <table:table-cell table:formula="of:=RIGHT([.D2];[.AE2])" office:value-type="string" office:string-value="BOURG EN BRESSE CEDEX" calcext:value-type="string">
            <text:p>BOURG EN BRESSE CEDEX</text:p>
          </table:table-cell>
          <table:table-cell table:formula="of:=TRIM(ORG.LIBREOFFICE.REGEX([.AF2];&quot;CEDEX|[0-9]|BP&quot;;&quot; &quot;;&quot;g&quot;))" office:value-type="string" office:string-value="BOURG EN BRESSE" calcext:value-type="string">
            <text:p>BOURG EN BRESSE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TRIM(ORG.LIBREOFFICE.REGEX([.E2];[.AI2];&quot;&quot;;&quot;g&quot;))" office:value-type="string" office:string-value="BDFEFRPPCCT FR35 3000 1002 24A0 1000 0000 063" calcext:value-type="string">
            <text:p>BDFEFRPPCCT FR35 3000 1002 24A0 1000 0000 063</text:p>
          </table:table-cell>
          <table:table-cell table:formula="of:=LEFT([.AJ2];4)" office:value-type="string" office:string-value="BDFE" calcext:value-type="string">
            <text:p>BDFE</text:p>
          </table:table-cell>
          <table:table-cell table:formula="of:=TRIM(ORG.LIBREOFFICE.REGEX([.AJ2];[.AK2];&quot;&quot;;&quot;g&quot;))" office:value-type="string" office:string-value="FRPPCCT FR35 3000 1002 24A0 1000 0000 063" calcext:value-type="string">
            <text:p>FRPPCCT FR35 3000 1002 24A0 1000 0000 063</text:p>
          </table:table-cell>
          <table:table-cell table:formula="of:=LEFT([.AL2];4)" office:value-type="string" office:string-value="FRPP" calcext:value-type="string">
            <text:p>FRPP</text:p>
          </table:table-cell>
          <table:table-cell table:formula="of:=TRIM(ORG.LIBREOFFICE.REGEX([.AL2];[.AM2];&quot;&quot;;1))" office:value-type="string" office:string-value="CCT FR35 3000 1002 24A0 1000 0000 063" calcext:value-type="string">
            <text:p>CCT FR35 3000 1002 24A0 1000 0000 063</text:p>
          </table:table-cell>
          <table:table-cell table:style-name="ce19" table:formula="of:=LEFT([.AN2];4)" office:value-type="string" office:string-value="CCT " calcext:value-type="string">
            <text:p>CCT </text:p>
          </table:table-cell>
          <table:table-cell table:formula="of:=TRIM(ORG.LIBREOFFICE.REGEX([.AN2];[.AO2];&quot;&quot;;1))" office:value-type="string" office:string-value="FR35 3000 1002 24A0 1000 0000 063" calcext:value-type="string">
            <text:p>FR35 3000 1002 24A0 1000 0000 063</text:p>
          </table:table-cell>
          <table:table-cell table:style-name="ce18" table:formula="of:=LEFT([.AP2];4)" office:value-type="string" office:string-value="FR35" calcext:value-type="string">
            <text:p>FR35</text:p>
          </table:table-cell>
          <table:table-cell table:style-name="ce43" table:formula="of:=REPLACE([.AP2];1;5; )" office:value-type="string" office:string-value="3000 1002 24A0 1000 0000 063" calcext:value-type="string">
            <text:p>3000 1002 24A0 1000 0000 063</text:p>
          </table:table-cell>
          <table:table-cell table:style-name="ce18" table:formula="of:=LEFT([.AR2];4)" office:value-type="string" office:string-value="3000" calcext:value-type="string">
            <text:p>3000</text:p>
          </table:table-cell>
          <table:table-cell table:style-name="ce43" table:formula="of:=REPLACE([.AR2];1;5; )" office:value-type="string" office:string-value="1002 24A0 1000 0000 063" calcext:value-type="string">
            <text:p>1002 24A0 1000 0000 063</text:p>
          </table:table-cell>
          <table:table-cell table:style-name="ce18" table:formula="of:=LEFT([.AT2];4)" office:value-type="string" office:string-value="1002" calcext:value-type="string">
            <text:p>1002</text:p>
          </table:table-cell>
          <table:table-cell table:style-name="ce43" table:formula="of:=REPLACE([.AT2];1;5; )" office:value-type="string" office:string-value="24A0 1000 0000 063" calcext:value-type="string">
            <text:p>24A0 1000 0000 063</text:p>
          </table:table-cell>
          <table:table-cell table:style-name="ce18" table:formula="of:=LEFT([.AV2];3)" office:value-type="string" office:string-value="24A" calcext:value-type="string">
            <text:p>24A</text:p>
          </table:table-cell>
          <table:table-cell table:style-name="ce13" table:formula="of:=TRIM(ORG.LIBREOFFICE.REGEX([.AP2];[.AQ2];&quot;&quot;;1))" office:value-type="string" office:string-value="3000 1002 24A0 1000 0000 063" calcext:value-type="string">
            <text:p>3000 1002 24A0 1000 0000 063</text:p>
          </table:table-cell>
          <table:table-cell table:style-name="ce18" table:formula="of:=RIGHT([.AX2];2)" office:value-type="string" office:string-value="63" calcext:value-type="string">
            <text:p>63</text:p>
          </table:table-cell>
          <table:table-cell table:style-name="ce13" table:formula="of:=TRIM(ORG.LIBREOFFICE.REGEX([.AX2];[.AY2];&quot;&quot;;&quot;g&quot;))" office:value-type="string" office:string-value="3000 1002 24A0 1000 0000 0" calcext:value-type="string">
            <text:p>3000 1002 24A0 1000 0000 0</text:p>
          </table:table-cell>
          <table:table-cell table:style-name="ce19"/>
          <table:table-cell table:number-columns-repeated="971"/>
        </table:table-row>
        <table:table-row table:style-name="ro2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/>
          <table:table-cell table:style-name="ce13" table:formula="of:=IFNA(ORG.LIBREOFFICE.REGEX([.$D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];[.$J$2]; ;&quot;g&quot;)" office:value-type="string" office:string-value="02025" calcext:value-type="string">
            <text:p>02025</text:p>
          </table:table-cell>
          <table:table-cell/>
          <table:table-cell table:style-name="ce13" table:formula="of:=IFNA(ORG.LIBREOFFICE.REGEX([.D3];[.$J$2]; ;2);0)" office:value-type="float" office:value="0" calcext:value-type="float">
            <text:p>0</text:p>
          </table:table-cell>
          <table:table-cell table:style-name="ce15" table:formula="of:=IF([.G3]=0;TRUE();IF(FIND([.G3];[.D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]=0;[.I3];[.K3])" office:value-type="string" office:string-value="02025" calcext:value-type="string">
            <text:p>02025</text:p>
          </table:table-cell>
          <table:table-cell table:style-name="ce18"/>
          <table:table-cell table:style-name="ce15" table:formula="of:=IF(FIND([.N3];[.D3];1))" office:value-type="boolean" office:boolean-value="true" calcext:value-type="boolean">
            <text:p>VRAI</text:p>
          </table:table-cell>
          <table:table-cell table:style-name="ce16"/>
          <table:table-cell table:formula="of:=FIND([.N3];[.D3];1)" office:value-type="float" office:value="18" calcext:value-type="float">
            <text:p>18</text:p>
          </table:table-cell>
          <table:table-cell table:style-name="Default" table:formula="of:=LEN([.D3])" office:value-type="float" office:value="33" calcext:value-type="float">
            <text:p>33</text:p>
          </table:table-cell>
          <table:table-cell table:style-name="Default"/>
          <table:table-cell table:style-name="ce21" table:formula="of:=IFNA(ORG.LIBREOFFICE.REGEX([.D3];&quot;^[0-9-]{1,7}&quot;; ;1); )" office:value-type="string" office:string-value="28" calcext:value-type="string">
            <text:p>28</text:p>
          </table:table-cell>
          <table:table-cell table:style-name="Default"/>
          <table:table-cell table:formula="of:=REPLACE([.D3];[.R3];[.S3]-[.R3]+1;&quot;&quot;)" office:value-type="string" office:string-value="28 RUE ST-MARTIN " calcext:value-type="string">
            <text:p>28 RUE ST-MARTIN </text:p>
          </table:table-cell>
          <table:table-cell table:formula="of:=IF([.U3]=0;[.W3];REPLACE([.W3];1;LEN([.U3])+1; ))" office:value-type="string" office:string-value="RUE ST-MARTIN " calcext:value-type="string">
            <text:p>RUE ST-MARTIN </text:p>
          </table:table-cell>
          <table:table-cell table:style-name="ce15" table:formula="of:=IF(FIND([.W3];[.D3];1))" office:value-type="boolean" office:boolean-value="true" calcext:value-type="boolean">
            <text:p>VRAI</text:p>
          </table:table-cell>
          <table:table-cell table:formula="of:=LEN([.X3])+LEN([.N3])" office:value-type="float" office:value="19" calcext:value-type="float">
            <text:p>19</text:p>
          </table:table-cell>
          <table:table-cell table:formula="of:=SEARCH([.N3];[.D3];1)+5" office:value-type="float" office:value="23" calcext:value-type="float">
            <text:p>23</text:p>
          </table:table-cell>
          <table:table-cell table:formula="of:=LEFT([.D3];[.AA3])" office:value-type="string" office:string-value="28 RUE ST-MARTIN 02025 " calcext:value-type="string">
            <text:p>28 RUE ST-MARTIN 02025 </text:p>
          </table:table-cell>
          <table:table-cell table:formula="of:=LEN([.AB3])" office:value-type="float" office:value="23" calcext:value-type="float">
            <text:p>23</text:p>
          </table:table-cell>
          <table:table-cell table:formula="of:=LEN([.D3])" office:value-type="float" office:value="33" calcext:value-type="float">
            <text:p>33</text:p>
          </table:table-cell>
          <table:table-cell table:formula="of:=[.AD3]-[.AC3]" office:value-type="float" office:value="10" calcext:value-type="float">
            <text:p>10</text:p>
          </table:table-cell>
          <table:table-cell table:formula="of:=RIGHT([.D3];[.AE3])" office:value-type="string" office:string-value="LAON CEDEX" calcext:value-type="string">
            <text:p>LAON CEDEX</text:p>
          </table:table-cell>
          <table:table-cell table:formula="of:=TRIM(ORG.LIBREOFFICE.REGEX([.AF3];&quot;CEDEX|[0-9]|BP&quot;;&quot; &quot;;&quot;g&quot;))" office:value-type="string" office:string-value="LAON" calcext:value-type="string">
            <text:p>LAON</text:p>
          </table:table-cell>
          <table:table-cell/>
          <table:table-cell table:formula="of:=LEFT([.E3];11)" office:value-type="string" office:string-value="BDFEFRPPCCT" calcext:value-type="string">
            <text:p>BDFEFRPPCCT</text:p>
          </table:table-cell>
          <table:table-cell table:formula="of:=TRIM(ORG.LIBREOFFICE.REGEX([.E3];[.AI3];&quot;&quot;;&quot;g&quot;))" office:value-type="string" office:string-value="FR97 3000 1004 55A0 2000 0000 041" calcext:value-type="string">
            <text:p>FR97 3000 1004 55A0 2000 0000 041</text:p>
          </table:table-cell>
          <table:table-cell table:formula="of:=LEFT([.AJ3];4)" office:value-type="string" office:string-value="FR97" calcext:value-type="string">
            <text:p>FR97</text:p>
          </table:table-cell>
          <table:table-cell table:formula="of:=TRIM(ORG.LIBREOFFICE.REGEX([.AJ3];[.AK3];&quot;&quot;;&quot;g&quot;))" office:value-type="string" office:string-value="3000 1004 55A0 2000 0000 041" calcext:value-type="string">
            <text:p>3000 1004 55A0 2000 0000 041</text:p>
          </table:table-cell>
          <table:table-cell table:formula="of:=LEFT([.AL3];4)" office:value-type="string" office:string-value="3000" calcext:value-type="string">
            <text:p>3000</text:p>
          </table:table-cell>
          <table:table-cell table:formula="of:=TRIM(ORG.LIBREOFFICE.REGEX([.AL3];[.AM3];&quot;&quot;;1))" office:value-type="string" office:string-value="1004 55A0 2000 0000 041" calcext:value-type="string">
            <text:p>1004 55A0 2000 0000 041</text:p>
          </table:table-cell>
          <table:table-cell table:style-name="ce19" table:formula="of:=LEFT([.AN3];4)" office:value-type="string" office:string-value="1004" calcext:value-type="string">
            <text:p>1004</text:p>
          </table:table-cell>
          <table:table-cell table:formula="of:=TRIM(ORG.LIBREOFFICE.REGEX([.AN3];[.AO3];&quot;&quot;;1))" office:value-type="string" office:string-value="55A0 2000 0000 041" calcext:value-type="string">
            <text:p>55A0 2000 0000 041</text:p>
          </table:table-cell>
          <table:table-cell table:style-name="ce18" table:formula="of:=LEFT([.AP3];4)" office:value-type="string" office:string-value="55A0" calcext:value-type="string">
            <text:p>55A0</text:p>
          </table:table-cell>
          <table:table-cell table:style-name="ce43" table:formula="of:=REPLACE([.AP3];1;5; )" office:value-type="string" office:string-value="2000 0000 041" calcext:value-type="string">
            <text:p>2000 0000 041</text:p>
          </table:table-cell>
          <table:table-cell table:style-name="ce18" table:formula="of:=LEFT([.AR3];4)" office:value-type="string" office:string-value="2000" calcext:value-type="string">
            <text:p>2000</text:p>
          </table:table-cell>
          <table:table-cell table:style-name="ce43" table:formula="of:=REPLACE([.AR3];1;5; )" office:value-type="string" office:string-value="0000 041" calcext:value-type="string">
            <text:p>0000 041</text:p>
          </table:table-cell>
          <table:table-cell table:style-name="ce18" table:formula="of:=LEFT([.AT3];4)" office:value-type="string" office:string-value="0000" calcext:value-type="string">
            <text:p>0000</text:p>
          </table:table-cell>
          <table:table-cell table:style-name="ce43" table:formula="of:=REPLACE([.AT3];1;5; )" office:value-type="string" office:string-value="041" calcext:value-type="string">
            <text:p>041</text:p>
          </table:table-cell>
          <table:table-cell table:style-name="ce18" table:formula="of:=LEFT([.AV3];3)" office:value-type="string" office:string-value="041" calcext:value-type="string">
            <text:p>041</text:p>
          </table:table-cell>
          <table:table-cell table:style-name="ce13" table:formula="of:=TRIM(ORG.LIBREOFFICE.REGEX([.AP3];[.AQ3];&quot;&quot;;1))" office:value-type="string" office:string-value="2000 0000 041" calcext:value-type="string">
            <text:p>2000 0000 041</text:p>
          </table:table-cell>
          <table:table-cell table:style-name="ce18" table:formula="of:=RIGHT([.AX3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/>
          <table:table-cell table:style-name="ce13" table:formula="of:=IFNA(ORG.LIBREOFFICE.REGEX([.$D4];[.$H$2]; ;&quot;g&quot;);0)" office:value-type="string" office:string-value="B.P. 81609 " calcext:value-type="string">
            <text:p>B.P. 81609 </text:p>
          </table:table-cell>
          <table:table-cell/>
          <table:table-cell table:style-name="ce13" table:formula="of:=ORG.LIBREOFFICE.REGEX([.D4];[.$J$2]; ;&quot;g&quot;)" office:value-type="string" office:string-value="81609" calcext:value-type="string">
            <text:p>81609</text:p>
          </table:table-cell>
          <table:table-cell/>
          <table:table-cell table:style-name="ce13" table:formula="of:=IFNA(ORG.LIBREOFFICE.REGEX([.D4];[.$J$2]; ;2);0)" office:value-type="string" office:string-value="03016" calcext:value-type="string">
            <text:p>03016</text:p>
          </table:table-cell>
          <table:table-cell table:style-name="ce15" table:formula="of:=IF([.G4]=0;TRUE();IF(FIND([.G4];[.D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]=0;[.I4];[.K4])" office:value-type="string" office:string-value="03016" calcext:value-type="string">
            <text:p>03016</text:p>
          </table:table-cell>
          <table:table-cell table:style-name="ce18"/>
          <table:table-cell table:style-name="ce15" table:formula="of:=IF(FIND([.N4];[.D4];1))" office:value-type="boolean" office:boolean-value="true" calcext:value-type="boolean">
            <text:p>VRAI</text:p>
          </table:table-cell>
          <table:table-cell table:style-name="ce16"/>
          <table:table-cell table:formula="of:=FIND([.N4];[.D4];1)" office:value-type="float" office:value="29" calcext:value-type="float">
            <text:p>29</text:p>
          </table:table-cell>
          <table:table-cell table:style-name="Default" table:formula="of:=LEN([.D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4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4];[.R4];[.S4]-[.R4]+1;&quot;&quot;))" office:value-type="string" office:string-value="9 AV VICTOR HUGO B.P. 81609" calcext:value-type="string">
            <text:p>9 AV VICTOR HUGO B.P. 81609</text:p>
          </table:table-cell>
          <table:table-cell table:formula="of:=IF([.U4]=0;[.W4];REPLACE([.W4];1;LEN([.U4])+1; ))" office:value-type="string" office:string-value="AV VICTOR HUGO B.P. 81609" calcext:value-type="string">
            <text:p>AV VICTOR HUGO B.P. 81609</text:p>
          </table:table-cell>
          <table:table-cell table:style-name="ce15" table:formula="of:=IF(FIND([.W4];[.D4];1))" office:value-type="boolean" office:boolean-value="true" calcext:value-type="boolean">
            <text:p>VRAI</text:p>
          </table:table-cell>
          <table:table-cell table:formula="of:=LEN([.X4])+LEN([.N4])" office:value-type="float" office:value="30" calcext:value-type="float">
            <text:p>30</text:p>
          </table:table-cell>
          <table:table-cell table:formula="of:=SEARCH([.N4];[.D4];1)+5" office:value-type="float" office:value="34" calcext:value-type="float">
            <text:p>34</text:p>
          </table:table-cell>
          <table:table-cell table:formula="of:=LEFT([.D4];[.AA4])" office:value-type="string" office:string-value="9 AV VICTOR HUGO B.P. 81609 03016 " calcext:value-type="string">
            <text:p>9 AV VICTOR HUGO B.P. 81609 03016 </text:p>
          </table:table-cell>
          <table:table-cell table:formula="of:=LEN([.AB4])" office:value-type="float" office:value="34" calcext:value-type="float">
            <text:p>34</text:p>
          </table:table-cell>
          <table:table-cell table:formula="of:=LEN([.D4])" office:value-type="float" office:value="47" calcext:value-type="float">
            <text:p>47</text:p>
          </table:table-cell>
          <table:table-cell table:formula="of:=[.AD4]-[.AC4]" office:value-type="float" office:value="13" calcext:value-type="float">
            <text:p>13</text:p>
          </table:table-cell>
          <table:table-cell table:formula="of:=RIGHT([.D4];[.AE4])" office:value-type="string" office:string-value="MOULINS CEDEX" calcext:value-type="string">
            <text:p>MOULINS CEDEX</text:p>
          </table:table-cell>
          <table:table-cell table:formula="of:=TRIM(ORG.LIBREOFFICE.REGEX([.AF4];&quot;CEDEX|[0-9]|BP&quot;;&quot; &quot;;&quot;g&quot;))" office:value-type="string" office:string-value="MOULINS" calcext:value-type="string">
            <text:p>MOULINS</text:p>
          </table:table-cell>
          <table:table-cell/>
          <table:table-cell table:formula="of:=LEFT([.E4];11)" office:value-type="string" office:string-value="BDFEFRPPCCT" calcext:value-type="string">
            <text:p>BDFEFRPPCCT</text:p>
          </table:table-cell>
          <table:table-cell table:formula="of:=TRIM(ORG.LIBREOFFICE.REGEX([.E4];[.AI4];&quot;&quot;;&quot;g&quot;))" office:value-type="string" office:string-value="FR96 3000 1005 78A0 3000 0000 087" calcext:value-type="string">
            <text:p>FR96 3000 1005 78A0 3000 0000 087</text:p>
          </table:table-cell>
          <table:table-cell table:formula="of:=LEFT([.AJ4];4)" office:value-type="string" office:string-value="FR96" calcext:value-type="string">
            <text:p>FR96</text:p>
          </table:table-cell>
          <table:table-cell table:formula="of:=TRIM(ORG.LIBREOFFICE.REGEX([.AJ4];[.AK4];&quot;&quot;;&quot;g&quot;))" office:value-type="string" office:string-value="3000 1005 78A0 3000 0000 087" calcext:value-type="string">
            <text:p>3000 1005 78A0 3000 0000 087</text:p>
          </table:table-cell>
          <table:table-cell table:formula="of:=LEFT([.AL4];4)" office:value-type="string" office:string-value="3000" calcext:value-type="string">
            <text:p>3000</text:p>
          </table:table-cell>
          <table:table-cell table:formula="of:=TRIM(ORG.LIBREOFFICE.REGEX([.AL4];[.AM4];&quot;&quot;;1))" office:value-type="string" office:string-value="1005 78A0 3000 0000 087" calcext:value-type="string">
            <text:p>1005 78A0 3000 0000 087</text:p>
          </table:table-cell>
          <table:table-cell table:style-name="ce19" table:formula="of:=LEFT([.AN4];4)" office:value-type="string" office:string-value="1005" calcext:value-type="string">
            <text:p>1005</text:p>
          </table:table-cell>
          <table:table-cell table:formula="of:=TRIM(ORG.LIBREOFFICE.REGEX([.AN4];[.AO4];&quot;&quot;;1))" office:value-type="string" office:string-value="78A0 3000 0000 087" calcext:value-type="string">
            <text:p>78A0 3000 0000 087</text:p>
          </table:table-cell>
          <table:table-cell table:style-name="ce18" table:formula="of:=LEFT([.AP4];4)" office:value-type="string" office:string-value="78A0" calcext:value-type="string">
            <text:p>78A0</text:p>
          </table:table-cell>
          <table:table-cell table:style-name="ce43" table:formula="of:=REPLACE([.AP4];1;5; )" office:value-type="string" office:string-value="3000 0000 087" calcext:value-type="string">
            <text:p>3000 0000 087</text:p>
          </table:table-cell>
          <table:table-cell table:style-name="ce18" table:formula="of:=LEFT([.AR4];4)" office:value-type="string" office:string-value="3000" calcext:value-type="string">
            <text:p>3000</text:p>
          </table:table-cell>
          <table:table-cell table:style-name="ce43" table:formula="of:=REPLACE([.AR4];1;5; )" office:value-type="string" office:string-value="0000 087" calcext:value-type="string">
            <text:p>0000 087</text:p>
          </table:table-cell>
          <table:table-cell table:style-name="ce18" table:formula="of:=LEFT([.AT4];4)" office:value-type="string" office:string-value="0000" calcext:value-type="string">
            <text:p>0000</text:p>
          </table:table-cell>
          <table:table-cell table:style-name="ce43" table:formula="of:=REPLACE([.AT4];1;5; )" office:value-type="string" office:string-value="087" calcext:value-type="string">
            <text:p>087</text:p>
          </table:table-cell>
          <table:table-cell table:style-name="ce18" table:formula="of:=LEFT([.AV4];3)" office:value-type="string" office:string-value="087" calcext:value-type="string">
            <text:p>087</text:p>
          </table:table-cell>
          <table:table-cell table:style-name="ce13" table:formula="of:=TRIM(ORG.LIBREOFFICE.REGEX([.AP4];[.AQ4];&quot;&quot;;1))" office:value-type="string" office:string-value="3000 0000 087" calcext:value-type="string">
            <text:p>3000 0000 087</text:p>
          </table:table-cell>
          <table:table-cell table:style-name="ce18" table:formula="of:=RIGHT([.AX4];2)" office:value-type="string" office:string-value="87" calcext:value-type="string">
            <text:p>8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/>
          <table:table-cell table:style-name="ce13" table:formula="of:=IFNA(ORG.LIBREOFFICE.REGEX([.$D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];[.$J$2]; ;&quot;g&quot;)" office:value-type="string" office:string-value="04017" calcext:value-type="string">
            <text:p>04017</text:p>
          </table:table-cell>
          <table:table-cell/>
          <table:table-cell table:style-name="ce13" table:formula="of:=IFNA(ORG.LIBREOFFICE.REGEX([.D5];[.$J$2]; ;2);0)" office:value-type="float" office:value="0" calcext:value-type="float">
            <text:p>0</text:p>
          </table:table-cell>
          <table:table-cell table:style-name="ce15" table:formula="of:=IF([.G5]=0;TRUE();IF(FIND([.G5];[.D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]=0;[.I5];[.K5])" office:value-type="string" office:string-value="04017" calcext:value-type="string">
            <text:p>04017</text:p>
          </table:table-cell>
          <table:table-cell table:style-name="ce18"/>
          <table:table-cell table:style-name="ce15" table:formula="of:=IF(FIND([.N5];[.D5];1))" office:value-type="boolean" office:boolean-value="true" calcext:value-type="boolean">
            <text:p>VRAI</text:p>
          </table:table-cell>
          <table:table-cell table:style-name="ce16"/>
          <table:table-cell table:formula="of:=FIND([.N5];[.D5];1)" office:value-type="float" office:value="21" calcext:value-type="float">
            <text:p>21</text:p>
          </table:table-cell>
          <table:table-cell table:style-name="Default" table:formula="of:=LEN([.D5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];&quot;^[0-9-]{1,7}&quot;; ;1); )" office:value-type="string" office:string-value="51" calcext:value-type="string">
            <text:p>51</text:p>
          </table:table-cell>
          <table:table-cell table:style-name="Default"/>
          <table:table-cell table:formula="of:=TRIM(REPLACE([.D5];[.R5];[.S5]-[.R5]+1;&quot;&quot;))" office:value-type="string" office:string-value="51 AV DU 8 MAI 1945" calcext:value-type="string">
            <text:p>51 AV DU 8 MAI 1945</text:p>
          </table:table-cell>
          <table:table-cell table:formula="of:=IF([.U5]=0;[.W5];REPLACE([.W5];1;LEN([.U5])+1; ))" office:value-type="string" office:string-value="AV DU 8 MAI 1945" calcext:value-type="string">
            <text:p>AV DU 8 MAI 1945</text:p>
          </table:table-cell>
          <table:table-cell table:style-name="ce15" table:formula="of:=IF(FIND([.W5];[.D5];1))" office:value-type="boolean" office:boolean-value="true" calcext:value-type="boolean">
            <text:p>VRAI</text:p>
          </table:table-cell>
          <table:table-cell table:formula="of:=LEN([.X5])+LEN([.N5])" office:value-type="float" office:value="21" calcext:value-type="float">
            <text:p>21</text:p>
          </table:table-cell>
          <table:table-cell table:formula="of:=SEARCH([.N5];[.D5];1)+5" office:value-type="float" office:value="26" calcext:value-type="float">
            <text:p>26</text:p>
          </table:table-cell>
          <table:table-cell table:formula="of:=LEFT([.D5];[.AA5])" office:value-type="string" office:string-value="51 AV DU 8 MAI 1945 04017 " calcext:value-type="string">
            <text:p>51 AV DU 8 MAI 1945 04017 </text:p>
          </table:table-cell>
          <table:table-cell table:formula="of:=LEN([.AB5])" office:value-type="float" office:value="26" calcext:value-type="float">
            <text:p>26</text:p>
          </table:table-cell>
          <table:table-cell table:formula="of:=LEN([.D5])" office:value-type="float" office:value="47" calcext:value-type="float">
            <text:p>47</text:p>
          </table:table-cell>
          <table:table-cell table:formula="of:=[.AD5]-[.AC5]" office:value-type="float" office:value="21" calcext:value-type="float">
            <text:p>21</text:p>
          </table:table-cell>
          <table:table-cell table:formula="of:=RIGHT([.D5];[.AE5])" office:value-type="string" office:string-value="DIGNE LES BAINS CEDEX" calcext:value-type="string">
            <text:p>DIGNE LES BAINS CEDEX</text:p>
          </table:table-cell>
          <table:table-cell table:formula="of:=TRIM(ORG.LIBREOFFICE.REGEX([.AF5];&quot;CEDEX|[0-9]|BP&quot;;&quot; &quot;;&quot;g&quot;))" office:value-type="string" office:string-value="DIGNE LES BAINS" calcext:value-type="string">
            <text:p>DIGNE LES BAINS</text:p>
          </table:table-cell>
          <table:table-cell/>
          <table:table-cell table:formula="of:=LEFT([.E5];11)" office:value-type="string" office:string-value="BDFEFRPPCCT" calcext:value-type="string">
            <text:p>BDFEFRPPCCT</text:p>
          </table:table-cell>
          <table:table-cell table:formula="of:=TRIM(ORG.LIBREOFFICE.REGEX([.E5];[.AI5];&quot;&quot;;&quot;g&quot;))" office:value-type="string" office:string-value="FR87 3000 1003 27A0 4000 0000 020" calcext:value-type="string">
            <text:p>FR87 3000 1003 27A0 4000 0000 020</text:p>
          </table:table-cell>
          <table:table-cell table:formula="of:=LEFT([.AJ5];4)" office:value-type="string" office:string-value="FR87" calcext:value-type="string">
            <text:p>FR87</text:p>
          </table:table-cell>
          <table:table-cell table:formula="of:=TRIM(ORG.LIBREOFFICE.REGEX([.AJ5];[.AK5];&quot;&quot;;&quot;g&quot;))" office:value-type="string" office:string-value="3000 1003 27A0 4000 0000 020" calcext:value-type="string">
            <text:p>3000 1003 27A0 4000 0000 020</text:p>
          </table:table-cell>
          <table:table-cell table:formula="of:=LEFT([.AL5];4)" office:value-type="string" office:string-value="3000" calcext:value-type="string">
            <text:p>3000</text:p>
          </table:table-cell>
          <table:table-cell table:formula="of:=TRIM(ORG.LIBREOFFICE.REGEX([.AL5];[.AM5];&quot;&quot;;1))" office:value-type="string" office:string-value="1003 27A0 4000 0000 020" calcext:value-type="string">
            <text:p>1003 27A0 4000 0000 020</text:p>
          </table:table-cell>
          <table:table-cell table:style-name="ce19" table:formula="of:=LEFT([.AN5];4)" office:value-type="string" office:string-value="1003" calcext:value-type="string">
            <text:p>1003</text:p>
          </table:table-cell>
          <table:table-cell table:formula="of:=TRIM(ORG.LIBREOFFICE.REGEX([.AN5];[.AO5];&quot;&quot;;1))" office:value-type="string" office:string-value="27A0 4000 0000 020" calcext:value-type="string">
            <text:p>27A0 4000 0000 020</text:p>
          </table:table-cell>
          <table:table-cell table:style-name="ce18" table:formula="of:=LEFT([.AP5];4)" office:value-type="string" office:string-value="27A0" calcext:value-type="string">
            <text:p>27A0</text:p>
          </table:table-cell>
          <table:table-cell table:style-name="ce43" table:formula="of:=REPLACE([.AP5];1;5; )" office:value-type="string" office:string-value="4000 0000 020" calcext:value-type="string">
            <text:p>4000 0000 020</text:p>
          </table:table-cell>
          <table:table-cell table:style-name="ce18" table:formula="of:=LEFT([.AR5];4)" office:value-type="string" office:string-value="4000" calcext:value-type="string">
            <text:p>4000</text:p>
          </table:table-cell>
          <table:table-cell table:style-name="ce43" table:formula="of:=REPLACE([.AR5];1;5; )" office:value-type="string" office:string-value="0000 020" calcext:value-type="string">
            <text:p>0000 020</text:p>
          </table:table-cell>
          <table:table-cell table:style-name="ce18" table:formula="of:=LEFT([.AT5];4)" office:value-type="string" office:string-value="0000" calcext:value-type="string">
            <text:p>0000</text:p>
          </table:table-cell>
          <table:table-cell table:style-name="ce43" table:formula="of:=REPLACE([.AT5];1;5; )" office:value-type="string" office:string-value="020" calcext:value-type="string">
            <text:p>020</text:p>
          </table:table-cell>
          <table:table-cell table:style-name="ce18" table:formula="of:=LEFT([.AV5];3)" office:value-type="string" office:string-value="020" calcext:value-type="string">
            <text:p>020</text:p>
          </table:table-cell>
          <table:table-cell table:style-name="ce13" table:formula="of:=TRIM(ORG.LIBREOFFICE.REGEX([.AP5];[.AQ5];&quot;&quot;;1))" office:value-type="string" office:string-value="4000 0000 020" calcext:value-type="string">
            <text:p>4000 0000 020</text:p>
          </table:table-cell>
          <table:table-cell table:style-name="ce18" table:formula="of:=RIGHT([.AX5];2)" office:value-type="string" office:string-value="20" calcext:value-type="string">
            <text:p>2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/>
          <table:table-cell table:style-name="ce13" table:formula="of:=IFNA(ORG.LIBREOFFICE.REGEX([.$D6];[.$H$2]; ;&quot;g&quot;);0)" office:value-type="string" office:string-value="BP104 " calcext:value-type="string">
            <text:p>BP104 </text:p>
          </table:table-cell>
          <table:table-cell/>
          <table:table-cell table:style-name="ce13" table:formula="of:=ORG.LIBREOFFICE.REGEX([.D6];[.$J$2]; ;&quot;g&quot;)" office:value-type="string" office:string-value="05007" calcext:value-type="string">
            <text:p>05007</text:p>
          </table:table-cell>
          <table:table-cell/>
          <table:table-cell table:style-name="ce13" table:formula="of:=IFNA(ORG.LIBREOFFICE.REGEX([.D6];[.$J$2]; ;2);0)" office:value-type="float" office:value="0" calcext:value-type="float">
            <text:p>0</text:p>
          </table:table-cell>
          <table:table-cell table:style-name="ce15" table:formula="of:=IF([.G6]=0;TRUE();IF(FIND([.G6];[.D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]=0;[.I6];[.K6])" office:value-type="string" office:string-value="05007" calcext:value-type="string">
            <text:p>05007</text:p>
          </table:table-cell>
          <table:table-cell table:style-name="ce18"/>
          <table:table-cell table:style-name="ce15" table:formula="of:=IF(FIND([.N6];[.D6];1))" office:value-type="boolean" office:boolean-value="true" calcext:value-type="boolean">
            <text:p>VRAI</text:p>
          </table:table-cell>
          <table:table-cell table:style-name="ce16"/>
          <table:table-cell table:formula="of:=FIND([.N6];[.D6];1)" office:value-type="float" office:value="24" calcext:value-type="float">
            <text:p>24</text:p>
          </table:table-cell>
          <table:table-cell table:style-name="Default" table:formula="of:=LEN([.D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];[.R6];[.S6]-[.R6]+1;&quot;&quot;))" office:value-type="string" office:string-value="COURS LADOUCETTE BP104" calcext:value-type="string">
            <text:p>COURS LADOUCETTE BP104</text:p>
          </table:table-cell>
          <table:table-cell table:formula="of:=IF([.U6]=0;[.W6];REPLACE([.W6];1;LEN([.U6])+1; ))" office:value-type="string" office:string-value="COURS LADOUCETTE BP104" calcext:value-type="string">
            <text:p>COURS LADOUCETTE BP104</text:p>
          </table:table-cell>
          <table:table-cell table:style-name="ce15" table:formula="of:=IF(FIND([.W6];[.D6];1))" office:value-type="boolean" office:boolean-value="true" calcext:value-type="boolean">
            <text:p>VRAI</text:p>
          </table:table-cell>
          <table:table-cell table:formula="of:=LEN([.X6])+LEN([.N6])" office:value-type="float" office:value="27" calcext:value-type="float">
            <text:p>27</text:p>
          </table:table-cell>
          <table:table-cell table:formula="of:=SEARCH([.N6];[.D6];1)+5" office:value-type="float" office:value="29" calcext:value-type="float">
            <text:p>29</text:p>
          </table:table-cell>
          <table:table-cell table:formula="of:=LEFT([.D6];[.AA6])" office:value-type="string" office:string-value="COURS LADOUCETTE BP104 05007 " calcext:value-type="string">
            <text:p>COURS LADOUCETTE BP104 05007 </text:p>
          </table:table-cell>
          <table:table-cell table:formula="of:=LEN([.AB6])" office:value-type="float" office:value="29" calcext:value-type="float">
            <text:p>29</text:p>
          </table:table-cell>
          <table:table-cell table:formula="of:=LEN([.D6])" office:value-type="float" office:value="38" calcext:value-type="float">
            <text:p>38</text:p>
          </table:table-cell>
          <table:table-cell table:formula="of:=[.AD6]-[.AC6]" office:value-type="float" office:value="9" calcext:value-type="float">
            <text:p>9</text:p>
          </table:table-cell>
          <table:table-cell table:formula="of:=RIGHT([.D6];[.AE6])" office:value-type="string" office:string-value="GAP CEDEX" calcext:value-type="string">
            <text:p>GAP CEDEX</text:p>
          </table:table-cell>
          <table:table-cell table:formula="of:=TRIM(ORG.LIBREOFFICE.REGEX([.AF6];&quot;CEDEX|[0-9]|BP&quot;;&quot; &quot;;&quot;g&quot;))" office:value-type="string" office:string-value="GAP" calcext:value-type="string">
            <text:p>GAP</text:p>
          </table:table-cell>
          <table:table-cell/>
          <table:table-cell table:formula="of:=LEFT([.E6];11)" office:value-type="string" office:string-value="BDFEFRPPCCT" calcext:value-type="string">
            <text:p>BDFEFRPPCCT</text:p>
          </table:table-cell>
          <table:table-cell table:formula="of:=TRIM(ORG.LIBREOFFICE.REGEX([.E6];[.AI6];&quot;&quot;;&quot;g&quot;))" office:value-type="string" office:string-value="FR13 3000 1004 08A0 5000 0000 017" calcext:value-type="string">
            <text:p>FR13 3000 1004 08A0 5000 0000 017</text:p>
          </table:table-cell>
          <table:table-cell table:formula="of:=LEFT([.AJ6];4)" office:value-type="string" office:string-value="FR13" calcext:value-type="string">
            <text:p>FR13</text:p>
          </table:table-cell>
          <table:table-cell table:formula="of:=TRIM(ORG.LIBREOFFICE.REGEX([.AJ6];[.AK6];&quot;&quot;;&quot;g&quot;))" office:value-type="string" office:string-value="3000 1004 08A0 5000 0000 017" calcext:value-type="string">
            <text:p>3000 1004 08A0 5000 0000 017</text:p>
          </table:table-cell>
          <table:table-cell table:formula="of:=LEFT([.AL6];4)" office:value-type="string" office:string-value="3000" calcext:value-type="string">
            <text:p>3000</text:p>
          </table:table-cell>
          <table:table-cell table:formula="of:=TRIM(ORG.LIBREOFFICE.REGEX([.AL6];[.AM6];&quot;&quot;;1))" office:value-type="string" office:string-value="1004 08A0 5000 0000 017" calcext:value-type="string">
            <text:p>1004 08A0 5000 0000 017</text:p>
          </table:table-cell>
          <table:table-cell table:style-name="ce19" table:formula="of:=LEFT([.AN6];4)" office:value-type="string" office:string-value="1004" calcext:value-type="string">
            <text:p>1004</text:p>
          </table:table-cell>
          <table:table-cell table:formula="of:=TRIM(ORG.LIBREOFFICE.REGEX([.AN6];[.AO6];&quot;&quot;;1))" office:value-type="string" office:string-value="08A0 5000 0000 017" calcext:value-type="string">
            <text:p>08A0 5000 0000 017</text:p>
          </table:table-cell>
          <table:table-cell table:style-name="ce18" table:formula="of:=LEFT([.AP6];4)" office:value-type="string" office:string-value="08A0" calcext:value-type="string">
            <text:p>08A0</text:p>
          </table:table-cell>
          <table:table-cell table:style-name="ce43" table:formula="of:=REPLACE([.AP6];1;5; )" office:value-type="string" office:string-value="5000 0000 017" calcext:value-type="string">
            <text:p>5000 0000 017</text:p>
          </table:table-cell>
          <table:table-cell table:style-name="ce18" table:formula="of:=LEFT([.AR6];4)" office:value-type="string" office:string-value="5000" calcext:value-type="string">
            <text:p>5000</text:p>
          </table:table-cell>
          <table:table-cell table:style-name="ce43" table:formula="of:=REPLACE([.AR6];1;5; )" office:value-type="string" office:string-value="0000 017" calcext:value-type="string">
            <text:p>0000 017</text:p>
          </table:table-cell>
          <table:table-cell table:style-name="ce18" table:formula="of:=LEFT([.AT6];4)" office:value-type="string" office:string-value="0000" calcext:value-type="string">
            <text:p>0000</text:p>
          </table:table-cell>
          <table:table-cell table:style-name="ce43" table:formula="of:=REPLACE([.AT6];1;5; )" office:value-type="string" office:string-value="017" calcext:value-type="string">
            <text:p>017</text:p>
          </table:table-cell>
          <table:table-cell table:style-name="ce18" table:formula="of:=LEFT([.AV6];3)" office:value-type="string" office:string-value="017" calcext:value-type="string">
            <text:p>017</text:p>
          </table:table-cell>
          <table:table-cell table:style-name="ce13" table:formula="of:=TRIM(ORG.LIBREOFFICE.REGEX([.AP6];[.AQ6];&quot;&quot;;1))" office:value-type="string" office:string-value="5000 0000 017" calcext:value-type="string">
            <text:p>5000 0000 017</text:p>
          </table:table-cell>
          <table:table-cell table:style-name="ce18" table:formula="of:=RIGHT([.AX6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/>
          <table:table-cell table:style-name="ce13" table:formula="of:=IFNA(ORG.LIBREOFFICE.REGEX([.$D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];[.$J$2]; ;&quot;g&quot;)" office:value-type="string" office:string-value="06073" calcext:value-type="string">
            <text:p>06073</text:p>
          </table:table-cell>
          <table:table-cell/>
          <table:table-cell table:style-name="ce13" table:formula="of:=IFNA(ORG.LIBREOFFICE.REGEX([.D7];[.$J$2]; ;2);0)" office:value-type="float" office:value="0" calcext:value-type="float">
            <text:p>0</text:p>
          </table:table-cell>
          <table:table-cell table:style-name="ce15" table:formula="of:=IF([.G7]=0;TRUE();IF(FIND([.G7];[.D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]=0;[.I7];[.K7])" office:value-type="string" office:string-value="06073" calcext:value-type="string">
            <text:p>06073</text:p>
          </table:table-cell>
          <table:table-cell table:style-name="ce18"/>
          <table:table-cell table:style-name="ce15" table:formula="of:=IF(FIND([.N7];[.D7];1))" office:value-type="boolean" office:boolean-value="true" calcext:value-type="boolean">
            <text:p>VRAI</text:p>
          </table:table-cell>
          <table:table-cell table:style-name="ce16"/>
          <table:table-cell table:formula="of:=FIND([.N7];[.D7];1)" office:value-type="float" office:value="20" calcext:value-type="float">
            <text:p>20</text:p>
          </table:table-cell>
          <table:table-cell table:style-name="Default" table:formula="of:=LEN([.D7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7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7];[.R7];[.S7]-[.R7]+1;&quot;&quot;))" office:value-type="string" office:string-value="15 BIS RUE DELILLE" calcext:value-type="string">
            <text:p>15 BIS RUE DELILLE</text:p>
          </table:table-cell>
          <table:table-cell table:formula="of:=IF([.U7]=0;[.W7];REPLACE([.W7];1;LEN([.U7])+1; ))" office:value-type="string" office:string-value="BIS RUE DELILLE" calcext:value-type="string">
            <text:p>BIS RUE DELILLE</text:p>
          </table:table-cell>
          <table:table-cell table:style-name="ce15" table:formula="of:=IF(FIND([.W7];[.D7];1))" office:value-type="boolean" office:boolean-value="true" calcext:value-type="boolean">
            <text:p>VRAI</text:p>
          </table:table-cell>
          <table:table-cell table:formula="of:=LEN([.X7])+LEN([.N7])" office:value-type="float" office:value="20" calcext:value-type="float">
            <text:p>20</text:p>
          </table:table-cell>
          <table:table-cell table:formula="of:=SEARCH([.N7];[.D7];1)+5" office:value-type="float" office:value="25" calcext:value-type="float">
            <text:p>25</text:p>
          </table:table-cell>
          <table:table-cell table:formula="of:=LEFT([.D7];[.AA7])" office:value-type="string" office:string-value="15 BIS RUE DELILLE 06073 " calcext:value-type="string">
            <text:p>15 BIS RUE DELILLE 06073 </text:p>
          </table:table-cell>
          <table:table-cell table:formula="of:=LEN([.AB7])" office:value-type="float" office:value="25" calcext:value-type="float">
            <text:p>25</text:p>
          </table:table-cell>
          <table:table-cell table:formula="of:=LEN([.D7])" office:value-type="float" office:value="37" calcext:value-type="float">
            <text:p>37</text:p>
          </table:table-cell>
          <table:table-cell table:formula="of:=[.AD7]-[.AC7]" office:value-type="float" office:value="12" calcext:value-type="float">
            <text:p>12</text:p>
          </table:table-cell>
          <table:table-cell table:formula="of:=RIGHT([.D7];[.AE7])" office:value-type="string" office:string-value="NICE CEDEX 1" calcext:value-type="string">
            <text:p>NICE CEDEX 1</text:p>
          </table:table-cell>
          <table:table-cell table:formula="of:=TRIM(ORG.LIBREOFFICE.REGEX([.AF7];&quot;CEDEX|[0-9]|BP&quot;;&quot; &quot;;&quot;g&quot;))" office:value-type="string" office:string-value="NICE" calcext:value-type="string">
            <text:p>NICE</text:p>
          </table:table-cell>
          <table:table-cell/>
          <table:table-cell table:formula="of:=LEFT([.E7];11)" office:value-type="string" office:string-value="BDFEFRPPCCT" calcext:value-type="string">
            <text:p>BDFEFRPPCCT</text:p>
          </table:table-cell>
          <table:table-cell table:formula="of:=TRIM(ORG.LIBREOFFICE.REGEX([.E7];[.AI7];&quot;&quot;;&quot;g&quot;))" office:value-type="string" office:string-value="FR58 3000 1005 96A0 6000 0000 058" calcext:value-type="string">
            <text:p>FR58 3000 1005 96A0 6000 0000 058</text:p>
          </table:table-cell>
          <table:table-cell table:formula="of:=LEFT([.AJ7];4)" office:value-type="string" office:string-value="FR58" calcext:value-type="string">
            <text:p>FR58</text:p>
          </table:table-cell>
          <table:table-cell table:formula="of:=TRIM(ORG.LIBREOFFICE.REGEX([.AJ7];[.AK7];&quot;&quot;;&quot;g&quot;))" office:value-type="string" office:string-value="3000 1005 96A0 6000 0000 058" calcext:value-type="string">
            <text:p>3000 1005 96A0 6000 0000 058</text:p>
          </table:table-cell>
          <table:table-cell table:formula="of:=LEFT([.AL7];4)" office:value-type="string" office:string-value="3000" calcext:value-type="string">
            <text:p>3000</text:p>
          </table:table-cell>
          <table:table-cell table:formula="of:=TRIM(ORG.LIBREOFFICE.REGEX([.AL7];[.AM7];&quot;&quot;;1))" office:value-type="string" office:string-value="1005 96A0 6000 0000 058" calcext:value-type="string">
            <text:p>1005 96A0 6000 0000 058</text:p>
          </table:table-cell>
          <table:table-cell table:style-name="ce19" table:formula="of:=LEFT([.AN7];4)" office:value-type="string" office:string-value="1005" calcext:value-type="string">
            <text:p>1005</text:p>
          </table:table-cell>
          <table:table-cell table:formula="of:=TRIM(ORG.LIBREOFFICE.REGEX([.AN7];[.AO7];&quot;&quot;;1))" office:value-type="string" office:string-value="96A0 6000 0000 058" calcext:value-type="string">
            <text:p>96A0 6000 0000 058</text:p>
          </table:table-cell>
          <table:table-cell table:style-name="ce18" table:formula="of:=LEFT([.AP7];4)" office:value-type="string" office:string-value="96A0" calcext:value-type="string">
            <text:p>96A0</text:p>
          </table:table-cell>
          <table:table-cell table:style-name="ce43" table:formula="of:=REPLACE([.AP7];1;5; )" office:value-type="string" office:string-value="6000 0000 058" calcext:value-type="string">
            <text:p>6000 0000 058</text:p>
          </table:table-cell>
          <table:table-cell table:style-name="ce18" table:formula="of:=LEFT([.AR7];4)" office:value-type="string" office:string-value="6000" calcext:value-type="string">
            <text:p>6000</text:p>
          </table:table-cell>
          <table:table-cell table:style-name="ce43" table:formula="of:=REPLACE([.AR7];1;5; )" office:value-type="string" office:string-value="0000 058" calcext:value-type="string">
            <text:p>0000 058</text:p>
          </table:table-cell>
          <table:table-cell table:style-name="ce18" table:formula="of:=LEFT([.AT7];4)" office:value-type="string" office:string-value="0000" calcext:value-type="string">
            <text:p>0000</text:p>
          </table:table-cell>
          <table:table-cell table:style-name="ce43" table:formula="of:=REPLACE([.AT7];1;5; )" office:value-type="string" office:string-value="058" calcext:value-type="string">
            <text:p>058</text:p>
          </table:table-cell>
          <table:table-cell table:style-name="ce18" table:formula="of:=LEFT([.AV7];3)" office:value-type="string" office:string-value="058" calcext:value-type="string">
            <text:p>058</text:p>
          </table:table-cell>
          <table:table-cell table:style-name="ce13" table:formula="of:=TRIM(ORG.LIBREOFFICE.REGEX([.AP7];[.AQ7];&quot;&quot;;1))" office:value-type="string" office:string-value="6000 0000 058" calcext:value-type="string">
            <text:p>6000 0000 058</text:p>
          </table:table-cell>
          <table:table-cell table:style-name="ce18" table:formula="of:=RIGHT([.AX7];2)" office:value-type="string" office:string-value="58" calcext:value-type="string">
            <text:p>5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/>
          <table:table-cell table:style-name="ce13" table:formula="of:=IFNA(ORG.LIBREOFFICE.REGEX([.$D8];[.$H$2]; ;&quot;g&quot;);0)" office:value-type="string" office:string-value="BP 714 " calcext:value-type="string">
            <text:p>BP 714 </text:p>
          </table:table-cell>
          <table:table-cell/>
          <table:table-cell table:style-name="ce13" table:formula="of:=ORG.LIBREOFFICE.REGEX([.D8];[.$J$2]; ;&quot;g&quot;)" office:value-type="string" office:string-value="07007" calcext:value-type="string">
            <text:p>07007</text:p>
          </table:table-cell>
          <table:table-cell/>
          <table:table-cell table:style-name="ce13" table:formula="of:=IFNA(ORG.LIBREOFFICE.REGEX([.D8];[.$J$2]; ;2);0)" office:value-type="float" office:value="0" calcext:value-type="float">
            <text:p>0</text:p>
          </table:table-cell>
          <table:table-cell table:style-name="ce15" table:formula="of:=IF([.G8]=0;TRUE();IF(FIND([.G8];[.D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]=0;[.I8];[.K8])" office:value-type="string" office:string-value="07007" calcext:value-type="string">
            <text:p>07007</text:p>
          </table:table-cell>
          <table:table-cell table:style-name="ce18"/>
          <table:table-cell table:style-name="ce15" table:formula="of:=IF(FIND([.N8];[.D8];1))" office:value-type="boolean" office:boolean-value="true" calcext:value-type="boolean">
            <text:p>VRAI</text:p>
          </table:table-cell>
          <table:table-cell table:style-name="ce16"/>
          <table:table-cell table:formula="of:=FIND([.N8];[.D8];1)" office:value-type="float" office:value="25" calcext:value-type="float">
            <text:p>25</text:p>
          </table:table-cell>
          <table:table-cell table:style-name="Default" table:formula="of:=LEN([.D8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];[.R8];[.S8]-[.R8]+1;&quot;&quot;))" office:value-type="string" office:string-value="11 AV DU VANEL - BP 714" calcext:value-type="string">
            <text:p>11 AV DU VANEL - BP 714</text:p>
          </table:table-cell>
          <table:table-cell table:formula="of:=IF([.U8]=0;[.W8];REPLACE([.W8];1;LEN([.U8])+1; ))" office:value-type="string" office:string-value="AV DU VANEL - BP 714" calcext:value-type="string">
            <text:p>AV DU VANEL - BP 714</text:p>
          </table:table-cell>
          <table:table-cell table:style-name="ce15" table:formula="of:=IF(FIND([.W8];[.D8];1))" office:value-type="boolean" office:boolean-value="true" calcext:value-type="boolean">
            <text:p>VRAI</text:p>
          </table:table-cell>
          <table:table-cell table:formula="of:=LEN([.X8])+LEN([.N8])" office:value-type="float" office:value="25" calcext:value-type="float">
            <text:p>25</text:p>
          </table:table-cell>
          <table:table-cell table:formula="of:=SEARCH([.N8];[.D8];1)+5" office:value-type="float" office:value="30" calcext:value-type="float">
            <text:p>30</text:p>
          </table:table-cell>
          <table:table-cell table:formula="of:=LEFT([.D8];[.AA8])" office:value-type="string" office:string-value="11 AV DU VANEL - BP 714 07007 " calcext:value-type="string">
            <text:p>11 AV DU VANEL - BP 714 07007 </text:p>
          </table:table-cell>
          <table:table-cell table:formula="of:=LEN([.AB8])" office:value-type="float" office:value="30" calcext:value-type="float">
            <text:p>30</text:p>
          </table:table-cell>
          <table:table-cell table:formula="of:=LEN([.D8])" office:value-type="float" office:value="42" calcext:value-type="float">
            <text:p>42</text:p>
          </table:table-cell>
          <table:table-cell table:formula="of:=[.AD8]-[.AC8]" office:value-type="float" office:value="12" calcext:value-type="float">
            <text:p>12</text:p>
          </table:table-cell>
          <table:table-cell table:formula="of:=RIGHT([.D8];[.AE8])" office:value-type="string" office:string-value="PRIVAS CEDEX" calcext:value-type="string">
            <text:p>PRIVAS CEDEX</text:p>
          </table:table-cell>
          <table:table-cell table:formula="of:=TRIM(ORG.LIBREOFFICE.REGEX([.AF8];&quot;CEDEX|[0-9]|BP&quot;;&quot; &quot;;&quot;g&quot;))" office:value-type="string" office:string-value="PRIVAS" calcext:value-type="string">
            <text:p>PRIVAS</text:p>
          </table:table-cell>
          <table:table-cell/>
          <table:table-cell table:formula="of:=LEFT([.E8];11)" office:value-type="string" office:string-value="BDFEFRPPCCT" calcext:value-type="string">
            <text:p>BDFEFRPPCCT</text:p>
          </table:table-cell>
          <table:table-cell table:formula="of:=TRIM(ORG.LIBREOFFICE.REGEX([.E8];[.AI8];&quot;&quot;;&quot;g&quot;))" office:value-type="string" office:string-value="FR52 3000 1006 55A0 7000 0000 094" calcext:value-type="string">
            <text:p>FR52 3000 1006 55A0 7000 0000 094</text:p>
          </table:table-cell>
          <table:table-cell table:formula="of:=LEFT([.AJ8];4)" office:value-type="string" office:string-value="FR52" calcext:value-type="string">
            <text:p>FR52</text:p>
          </table:table-cell>
          <table:table-cell table:formula="of:=TRIM(ORG.LIBREOFFICE.REGEX([.AJ8];[.AK8];&quot;&quot;;&quot;g&quot;))" office:value-type="string" office:string-value="3000 1006 55A0 7000 0000 094" calcext:value-type="string">
            <text:p>3000 1006 55A0 7000 0000 094</text:p>
          </table:table-cell>
          <table:table-cell table:formula="of:=LEFT([.AL8];4)" office:value-type="string" office:string-value="3000" calcext:value-type="string">
            <text:p>3000</text:p>
          </table:table-cell>
          <table:table-cell table:formula="of:=TRIM(ORG.LIBREOFFICE.REGEX([.AL8];[.AM8];&quot;&quot;;1))" office:value-type="string" office:string-value="1006 55A0 7000 0000 094" calcext:value-type="string">
            <text:p>1006 55A0 7000 0000 094</text:p>
          </table:table-cell>
          <table:table-cell table:style-name="ce19" table:formula="of:=LEFT([.AN8];4)" office:value-type="string" office:string-value="1006" calcext:value-type="string">
            <text:p>1006</text:p>
          </table:table-cell>
          <table:table-cell table:formula="of:=TRIM(ORG.LIBREOFFICE.REGEX([.AN8];[.AO8];&quot;&quot;;1))" office:value-type="string" office:string-value="55A0 7000 0000 094" calcext:value-type="string">
            <text:p>55A0 7000 0000 094</text:p>
          </table:table-cell>
          <table:table-cell table:style-name="ce18" table:formula="of:=LEFT([.AP8];4)" office:value-type="string" office:string-value="55A0" calcext:value-type="string">
            <text:p>55A0</text:p>
          </table:table-cell>
          <table:table-cell table:style-name="ce43" table:formula="of:=REPLACE([.AP8];1;5; )" office:value-type="string" office:string-value="7000 0000 094" calcext:value-type="string">
            <text:p>7000 0000 094</text:p>
          </table:table-cell>
          <table:table-cell table:style-name="ce18" table:formula="of:=LEFT([.AR8];4)" office:value-type="string" office:string-value="7000" calcext:value-type="string">
            <text:p>7000</text:p>
          </table:table-cell>
          <table:table-cell table:style-name="ce43" table:formula="of:=REPLACE([.AR8];1;5; )" office:value-type="string" office:string-value="0000 094" calcext:value-type="string">
            <text:p>0000 094</text:p>
          </table:table-cell>
          <table:table-cell table:style-name="ce18" table:formula="of:=LEFT([.AT8];4)" office:value-type="string" office:string-value="0000" calcext:value-type="string">
            <text:p>0000</text:p>
          </table:table-cell>
          <table:table-cell table:style-name="ce43" table:formula="of:=REPLACE([.AT8];1;5; )" office:value-type="string" office:string-value="094" calcext:value-type="string">
            <text:p>094</text:p>
          </table:table-cell>
          <table:table-cell table:style-name="ce18" table:formula="of:=LEFT([.AV8];3)" office:value-type="string" office:string-value="094" calcext:value-type="string">
            <text:p>094</text:p>
          </table:table-cell>
          <table:table-cell table:style-name="ce13" table:formula="of:=TRIM(ORG.LIBREOFFICE.REGEX([.AP8];[.AQ8];&quot;&quot;;1))" office:value-type="string" office:string-value="7000 0000 094" calcext:value-type="string">
            <text:p>7000 0000 094</text:p>
          </table:table-cell>
          <table:table-cell table:style-name="ce18" table:formula="of:=RIGHT([.AX8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/>
          <table:table-cell table:style-name="ce13" table:formula="of:=IFNA(ORG.LIBREOFFICE.REGEX([.$D9];[.$H$2]; ;&quot;g&quot;);0)" office:value-type="string" office:string-value="CS 60005" calcext:value-type="string">
            <text:p>CS 60005</text:p>
          </table:table-cell>
          <table:table-cell/>
          <table:table-cell table:style-name="ce13" table:formula="of:=ORG.LIBREOFFICE.REGEX([.D9];[.$J$2]; ;&quot;g&quot;)" office:value-type="string" office:string-value="60005" calcext:value-type="string">
            <text:p>60005</text:p>
          </table:table-cell>
          <table:table-cell/>
          <table:table-cell table:style-name="ce13" table:formula="of:=IFNA(ORG.LIBREOFFICE.REGEX([.D9];[.$J$2]; ;2);0)" office:value-type="string" office:string-value="08011" calcext:value-type="string">
            <text:p>08011</text:p>
          </table:table-cell>
          <table:table-cell table:style-name="ce15" table:formula="of:=IF([.G9]=0;TRUE();IF(FIND([.G9];[.D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]=0;[.I9];[.K9])" office:value-type="string" office:string-value="08011" calcext:value-type="string">
            <text:p>08011</text:p>
          </table:table-cell>
          <table:table-cell table:style-name="ce18"/>
          <table:table-cell table:style-name="ce15" table:formula="of:=IF(FIND([.N9];[.D9];1))" office:value-type="boolean" office:boolean-value="true" calcext:value-type="boolean">
            <text:p>VRAI</text:p>
          </table:table-cell>
          <table:table-cell table:style-name="ce16"/>
          <table:table-cell table:formula="of:=FIND([.N9];[.D9];1)" office:value-type="float" office:value="28" calcext:value-type="float">
            <text:p>28</text:p>
          </table:table-cell>
          <table:table-cell table:style-name="Default" table:formula="of:=LEN([.D9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9];[.R9];[.S9]-[.R9]+1;&quot;&quot;))" office:value-type="string" office:string-value="50 AV. D'ARCHES - CS 60005" calcext:value-type="string">
            <text:p>50 AV. D'ARCHES - CS 60005</text:p>
          </table:table-cell>
          <table:table-cell table:formula="of:=IF([.U9]=0;[.W9];REPLACE([.W9];1;LEN([.U9])+1; ))" office:value-type="string" office:string-value="AV. D'ARCHES - CS 60005" calcext:value-type="string">
            <text:p>AV. D'ARCHES - CS 60005</text:p>
          </table:table-cell>
          <table:table-cell table:style-name="ce15" table:formula="of:=IF(FIND([.W9];[.D9];1))" office:value-type="boolean" office:boolean-value="true" calcext:value-type="boolean">
            <text:p>VRAI</text:p>
          </table:table-cell>
          <table:table-cell table:formula="of:=LEN([.X9])+LEN([.N9])" office:value-type="float" office:value="28" calcext:value-type="float">
            <text:p>28</text:p>
          </table:table-cell>
          <table:table-cell table:formula="of:=SEARCH([.N9];[.D9];1)+5" office:value-type="float" office:value="33" calcext:value-type="float">
            <text:p>33</text:p>
          </table:table-cell>
          <table:table-cell table:formula="of:=LEFT([.D9];[.AA9])" office:value-type="string" office:string-value="50 AV. D'ARCHES - CS 60005 08011 " calcext:value-type="string">
            <text:p>50 AV. D'ARCHES - CS 60005 08011 </text:p>
          </table:table-cell>
          <table:table-cell table:formula="of:=LEN([.AB9])" office:value-type="float" office:value="33" calcext:value-type="float">
            <text:p>33</text:p>
          </table:table-cell>
          <table:table-cell table:formula="of:=LEN([.D9])" office:value-type="float" office:value="53" calcext:value-type="float">
            <text:p>53</text:p>
          </table:table-cell>
          <table:table-cell table:formula="of:=[.AD9]-[.AC9]" office:value-type="float" office:value="20" calcext:value-type="float">
            <text:p>20</text:p>
          </table:table-cell>
          <table:table-cell table:formula="of:=RIGHT([.D9];[.AE9])" office:value-type="string" office:string-value="CHARLEVILLE MEZIERES" calcext:value-type="string">
            <text:p>CHARLEVILLE MEZIERES</text:p>
          </table:table-cell>
          <table:table-cell table:formula="of:=TRIM(ORG.LIBREOFFICE.REGEX([.AF9];&quot;CEDEX|[0-9]|BP&quot;;&quot; &quot;;&quot;g&quot;))" office:value-type="string" office:string-value="CHARLEVILLE MEZIERES" calcext:value-type="string">
            <text:p>CHARLEVILLE MEZIERES</text:p>
          </table:table-cell>
          <table:table-cell/>
          <table:table-cell table:formula="of:=LEFT([.E9];11)" office:value-type="string" office:string-value="BDFEFRPPCCT" calcext:value-type="string">
            <text:p>BDFEFRPPCCT</text:p>
          </table:table-cell>
          <table:table-cell table:formula="of:=TRIM(ORG.LIBREOFFICE.REGEX([.E9];[.AI9];&quot;&quot;;&quot;g&quot;))" office:value-type="string" office:string-value="FR38 3000 1005 34A0 8000 0000 017" calcext:value-type="string">
            <text:p>FR38 3000 1005 34A0 8000 0000 017</text:p>
          </table:table-cell>
          <table:table-cell table:formula="of:=LEFT([.AJ9];4)" office:value-type="string" office:string-value="FR38" calcext:value-type="string">
            <text:p>FR38</text:p>
          </table:table-cell>
          <table:table-cell table:formula="of:=TRIM(ORG.LIBREOFFICE.REGEX([.AJ9];[.AK9];&quot;&quot;;&quot;g&quot;))" office:value-type="string" office:string-value="3000 1005 34A0 8000 0000 017" calcext:value-type="string">
            <text:p>3000 1005 34A0 8000 0000 017</text:p>
          </table:table-cell>
          <table:table-cell table:formula="of:=LEFT([.AL9];4)" office:value-type="string" office:string-value="3000" calcext:value-type="string">
            <text:p>3000</text:p>
          </table:table-cell>
          <table:table-cell table:formula="of:=TRIM(ORG.LIBREOFFICE.REGEX([.AL9];[.AM9];&quot;&quot;;1))" office:value-type="string" office:string-value="1005 34A0 8000 0000 017" calcext:value-type="string">
            <text:p>1005 34A0 8000 0000 017</text:p>
          </table:table-cell>
          <table:table-cell table:style-name="ce19" table:formula="of:=LEFT([.AN9];4)" office:value-type="string" office:string-value="1005" calcext:value-type="string">
            <text:p>1005</text:p>
          </table:table-cell>
          <table:table-cell table:formula="of:=TRIM(ORG.LIBREOFFICE.REGEX([.AN9];[.AO9];&quot;&quot;;1))" office:value-type="string" office:string-value="34A0 8000 0000 017" calcext:value-type="string">
            <text:p>34A0 8000 0000 017</text:p>
          </table:table-cell>
          <table:table-cell table:style-name="ce18" table:formula="of:=LEFT([.AP9];4)" office:value-type="string" office:string-value="34A0" calcext:value-type="string">
            <text:p>34A0</text:p>
          </table:table-cell>
          <table:table-cell table:style-name="ce43" table:formula="of:=REPLACE([.AP9];1;5; )" office:value-type="string" office:string-value="8000 0000 017" calcext:value-type="string">
            <text:p>8000 0000 017</text:p>
          </table:table-cell>
          <table:table-cell table:style-name="ce18" table:formula="of:=LEFT([.AR9];4)" office:value-type="string" office:string-value="8000" calcext:value-type="string">
            <text:p>8000</text:p>
          </table:table-cell>
          <table:table-cell table:style-name="ce43" table:formula="of:=REPLACE([.AR9];1;5; )" office:value-type="string" office:string-value="0000 017" calcext:value-type="string">
            <text:p>0000 017</text:p>
          </table:table-cell>
          <table:table-cell table:style-name="ce18" table:formula="of:=LEFT([.AT9];4)" office:value-type="string" office:string-value="0000" calcext:value-type="string">
            <text:p>0000</text:p>
          </table:table-cell>
          <table:table-cell table:style-name="ce43" table:formula="of:=REPLACE([.AT9];1;5; )" office:value-type="string" office:string-value="017" calcext:value-type="string">
            <text:p>017</text:p>
          </table:table-cell>
          <table:table-cell table:style-name="ce18" table:formula="of:=LEFT([.AV9];3)" office:value-type="string" office:string-value="017" calcext:value-type="string">
            <text:p>017</text:p>
          </table:table-cell>
          <table:table-cell table:style-name="ce13" table:formula="of:=TRIM(ORG.LIBREOFFICE.REGEX([.AP9];[.AQ9];&quot;&quot;;1))" office:value-type="string" office:string-value="8000 0000 017" calcext:value-type="string">
            <text:p>8000 0000 017</text:p>
          </table:table-cell>
          <table:table-cell table:style-name="ce18" table:formula="of:=RIGHT([.AX9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/>
          <table:table-cell table:style-name="ce13" table:formula="of:=IFNA(ORG.LIBREOFFICE.REGEX([.$D10];[.$H$2]; ;&quot;g&quot;);0)" office:value-type="string" office:string-value="BP30086 " calcext:value-type="string">
            <text:p>BP30086 </text:p>
          </table:table-cell>
          <table:table-cell/>
          <table:table-cell table:style-name="ce13" table:formula="of:=ORG.LIBREOFFICE.REGEX([.D10];[.$J$2]; ;&quot;g&quot;)" office:value-type="string" office:string-value="30086" calcext:value-type="string">
            <text:p>30086</text:p>
          </table:table-cell>
          <table:table-cell/>
          <table:table-cell table:style-name="ce13" table:formula="of:=IFNA(ORG.LIBREOFFICE.REGEX([.D10];[.$J$2]; ;2);0)" office:value-type="string" office:string-value="09007" calcext:value-type="string">
            <text:p>09007</text:p>
          </table:table-cell>
          <table:table-cell table:style-name="ce15" table:formula="of:=IF([.G10]=0;TRUE();IF(FIND([.G10];[.D1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]=0;[.I10];[.K10])" office:value-type="string" office:string-value="09007" calcext:value-type="string">
            <text:p>09007</text:p>
          </table:table-cell>
          <table:table-cell table:style-name="ce18"/>
          <table:table-cell table:style-name="ce15" table:formula="of:=IF(FIND([.N10];[.D10];1))" office:value-type="boolean" office:boolean-value="true" calcext:value-type="boolean">
            <text:p>VRAI</text:p>
          </table:table-cell>
          <table:table-cell table:style-name="ce16"/>
          <table:table-cell table:formula="of:=FIND([.N10];[.D10];1)" office:value-type="float" office:value="30" calcext:value-type="float">
            <text:p>30</text:p>
          </table:table-cell>
          <table:table-cell table:style-name="Default" table:formula="of:=LEN([.D1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0];&quot;^[0-9-]{1,7}&quot;; ;1); )" office:value-type="string" office:string-value="55" calcext:value-type="string">
            <text:p>55</text:p>
          </table:table-cell>
          <table:table-cell table:style-name="Default"/>
          <table:table-cell table:formula="of:=TRIM(REPLACE([.D10];[.R10];[.S10]-[.R10]+1;&quot;&quot;))" office:value-type="string" office:string-value="55 CRS GABRIEL FAURE BP30086" calcext:value-type="string">
            <text:p>55 CRS GABRIEL FAURE BP30086</text:p>
          </table:table-cell>
          <table:table-cell table:formula="of:=IF([.U10]=0;[.W10];REPLACE([.W10];1;LEN([.U10])+1; ))" office:value-type="string" office:string-value="CRS GABRIEL FAURE BP30086" calcext:value-type="string">
            <text:p>CRS GABRIEL FAURE BP30086</text:p>
          </table:table-cell>
          <table:table-cell table:style-name="ce15" table:formula="of:=IF(FIND([.W10];[.D10];1))" office:value-type="boolean" office:boolean-value="true" calcext:value-type="boolean">
            <text:p>VRAI</text:p>
          </table:table-cell>
          <table:table-cell table:formula="of:=LEN([.X10])+LEN([.N10])" office:value-type="float" office:value="30" calcext:value-type="float">
            <text:p>30</text:p>
          </table:table-cell>
          <table:table-cell table:formula="of:=SEARCH([.N10];[.D10];1)+5" office:value-type="float" office:value="35" calcext:value-type="float">
            <text:p>35</text:p>
          </table:table-cell>
          <table:table-cell table:formula="of:=LEFT([.D10];[.AA10])" office:value-type="string" office:string-value="55 CRS GABRIEL FAURE BP30086 09007 " calcext:value-type="string">
            <text:p>55 CRS GABRIEL FAURE BP30086 09007 </text:p>
          </table:table-cell>
          <table:table-cell table:formula="of:=LEN([.AB10])" office:value-type="float" office:value="35" calcext:value-type="float">
            <text:p>35</text:p>
          </table:table-cell>
          <table:table-cell table:formula="of:=LEN([.D10])" office:value-type="float" office:value="45" calcext:value-type="float">
            <text:p>45</text:p>
          </table:table-cell>
          <table:table-cell table:formula="of:=[.AD10]-[.AC10]" office:value-type="float" office:value="10" calcext:value-type="float">
            <text:p>10</text:p>
          </table:table-cell>
          <table:table-cell table:formula="of:=RIGHT([.D10];[.AE10])" office:value-type="string" office:string-value="FOIX CEDEX" calcext:value-type="string">
            <text:p>FOIX CEDEX</text:p>
          </table:table-cell>
          <table:table-cell table:formula="of:=TRIM(ORG.LIBREOFFICE.REGEX([.AF10];&quot;CEDEX|[0-9]|BP&quot;;&quot; &quot;;&quot;g&quot;))" office:value-type="string" office:string-value="FOIX" calcext:value-type="string">
            <text:p>FOIX</text:p>
          </table:table-cell>
          <table:table-cell/>
          <table:table-cell table:formula="of:=LEFT([.E10];11)" office:value-type="string" office:string-value="BDFEFRPPCCT" calcext:value-type="string">
            <text:p>BDFEFRPPCCT</text:p>
          </table:table-cell>
          <table:table-cell table:formula="of:=TRIM(ORG.LIBREOFFICE.REGEX([.E10];[.AI10];&quot;&quot;;&quot;g&quot;))" office:value-type="string" office:string-value="FR06 3000 1003 96A0 9000 0000 001" calcext:value-type="string">
            <text:p>FR06 3000 1003 96A0 9000 0000 001</text:p>
          </table:table-cell>
          <table:table-cell table:formula="of:=LEFT([.AJ10];4)" office:value-type="string" office:string-value="FR06" calcext:value-type="string">
            <text:p>FR06</text:p>
          </table:table-cell>
          <table:table-cell table:formula="of:=TRIM(ORG.LIBREOFFICE.REGEX([.AJ10];[.AK10];&quot;&quot;;&quot;g&quot;))" office:value-type="string" office:string-value="3000 1003 96A0 9000 0000 001" calcext:value-type="string">
            <text:p>3000 1003 96A0 9000 0000 001</text:p>
          </table:table-cell>
          <table:table-cell table:formula="of:=LEFT([.AL10];4)" office:value-type="string" office:string-value="3000" calcext:value-type="string">
            <text:p>3000</text:p>
          </table:table-cell>
          <table:table-cell table:formula="of:=TRIM(ORG.LIBREOFFICE.REGEX([.AL10];[.AM10];&quot;&quot;;1))" office:value-type="string" office:string-value="1003 96A0 9000 0000 001" calcext:value-type="string">
            <text:p>1003 96A0 9000 0000 001</text:p>
          </table:table-cell>
          <table:table-cell table:style-name="ce19" table:formula="of:=LEFT([.AN10];4)" office:value-type="string" office:string-value="1003" calcext:value-type="string">
            <text:p>1003</text:p>
          </table:table-cell>
          <table:table-cell table:formula="of:=TRIM(ORG.LIBREOFFICE.REGEX([.AN10];[.AO10];&quot;&quot;;1))" office:value-type="string" office:string-value="96A0 9000 0000 001" calcext:value-type="string">
            <text:p>96A0 9000 0000 001</text:p>
          </table:table-cell>
          <table:table-cell table:style-name="ce18" table:formula="of:=LEFT([.AP10];4)" office:value-type="string" office:string-value="96A0" calcext:value-type="string">
            <text:p>96A0</text:p>
          </table:table-cell>
          <table:table-cell table:style-name="ce43" table:formula="of:=REPLACE([.AP10];1;5; )" office:value-type="string" office:string-value="9000 0000 001" calcext:value-type="string">
            <text:p>9000 0000 001</text:p>
          </table:table-cell>
          <table:table-cell table:style-name="ce18" table:formula="of:=LEFT([.AR10];4)" office:value-type="string" office:string-value="9000" calcext:value-type="string">
            <text:p>9000</text:p>
          </table:table-cell>
          <table:table-cell table:style-name="ce43" table:formula="of:=REPLACE([.AR10];1;5; )" office:value-type="string" office:string-value="0000 001" calcext:value-type="string">
            <text:p>0000 001</text:p>
          </table:table-cell>
          <table:table-cell table:style-name="ce18" table:formula="of:=LEFT([.AT10];4)" office:value-type="string" office:string-value="0000" calcext:value-type="string">
            <text:p>0000</text:p>
          </table:table-cell>
          <table:table-cell table:style-name="ce43" table:formula="of:=REPLACE([.AT10];1;5; )" office:value-type="string" office:string-value="001" calcext:value-type="string">
            <text:p>001</text:p>
          </table:table-cell>
          <table:table-cell table:style-name="ce18" table:formula="of:=LEFT([.AV10];3)" office:value-type="string" office:string-value="001" calcext:value-type="string">
            <text:p>001</text:p>
          </table:table-cell>
          <table:table-cell table:style-name="ce13" table:formula="of:=TRIM(ORG.LIBREOFFICE.REGEX([.AP10];[.AQ10];&quot;&quot;;1))" office:value-type="string" office:string-value="9000 0000 001" calcext:value-type="string">
            <text:p>9000 0000 001</text:p>
          </table:table-cell>
          <table:table-cell table:style-name="ce18" table:formula="of:=RIGHT([.AX10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/>
          <table:table-cell table:style-name="ce13" table:formula="of:=IFNA(ORG.LIBREOFFICE.REGEX([.$D1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1];[.$J$2]; ;&quot;g&quot;)" office:value-type="string" office:string-value="10026" calcext:value-type="string">
            <text:p>10026</text:p>
          </table:table-cell>
          <table:table-cell/>
          <table:table-cell table:style-name="ce13" table:formula="of:=IFNA(ORG.LIBREOFFICE.REGEX([.D11];[.$J$2]; ;2);0)" office:value-type="float" office:value="0" calcext:value-type="float">
            <text:p>0</text:p>
          </table:table-cell>
          <table:table-cell table:style-name="ce15" table:formula="of:=IF([.G11]=0;TRUE();IF(FIND([.G11];[.D1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1]=0;[.I11];[.K11])" office:value-type="string" office:string-value="10026" calcext:value-type="string">
            <text:p>10026</text:p>
          </table:table-cell>
          <table:table-cell table:style-name="ce18"/>
          <table:table-cell table:style-name="ce15" table:formula="of:=IF(FIND([.N11];[.D11];1))" office:value-type="boolean" office:boolean-value="true" calcext:value-type="boolean">
            <text:p>VRAI</text:p>
          </table:table-cell>
          <table:table-cell table:style-name="ce16"/>
          <table:table-cell table:formula="of:=FIND([.N11];[.D11];1)" office:value-type="float" office:value="17" calcext:value-type="float">
            <text:p>17</text:p>
          </table:table-cell>
          <table:table-cell table:style-name="Default" table:formula="of:=LEN([.D11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11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1];[.R11];[.S11]-[.R11]+1;&quot;&quot;))" office:value-type="string" office:string-value="22 BLD GAMBETTA" calcext:value-type="string">
            <text:p>22 BLD GAMBETTA</text:p>
          </table:table-cell>
          <table:table-cell table:formula="of:=IF([.U11]=0;[.W11];REPLACE([.W11];1;LEN([.U11])+1; ))" office:value-type="string" office:string-value="BLD GAMBETTA" calcext:value-type="string">
            <text:p>BLD GAMBETTA</text:p>
          </table:table-cell>
          <table:table-cell table:style-name="ce15" table:formula="of:=IF(FIND([.W11];[.D11];1))" office:value-type="boolean" office:boolean-value="true" calcext:value-type="boolean">
            <text:p>VRAI</text:p>
          </table:table-cell>
          <table:table-cell table:formula="of:=LEN([.X11])+LEN([.N11])" office:value-type="float" office:value="17" calcext:value-type="float">
            <text:p>17</text:p>
          </table:table-cell>
          <table:table-cell table:formula="of:=SEARCH([.N11];[.D11];1)+5" office:value-type="float" office:value="22" calcext:value-type="float">
            <text:p>22</text:p>
          </table:table-cell>
          <table:table-cell table:formula="of:=LEFT([.D11];[.AA11])" office:value-type="string" office:string-value="22 BLD GAMBETTA 10026 " calcext:value-type="string">
            <text:p>22 BLD GAMBETTA 10026 </text:p>
          </table:table-cell>
          <table:table-cell table:formula="of:=LEN([.AB11])" office:value-type="float" office:value="22" calcext:value-type="float">
            <text:p>22</text:p>
          </table:table-cell>
          <table:table-cell table:formula="of:=LEN([.D11])" office:value-type="float" office:value="34" calcext:value-type="float">
            <text:p>34</text:p>
          </table:table-cell>
          <table:table-cell table:formula="of:=[.AD11]-[.AC11]" office:value-type="float" office:value="12" calcext:value-type="float">
            <text:p>12</text:p>
          </table:table-cell>
          <table:table-cell table:formula="of:=RIGHT([.D11];[.AE11])" office:value-type="string" office:string-value="TROYES CEDEX" calcext:value-type="string">
            <text:p>TROYES CEDEX</text:p>
          </table:table-cell>
          <table:table-cell table:formula="of:=TRIM(ORG.LIBREOFFICE.REGEX([.AF11];&quot;CEDEX|[0-9]|BP&quot;;&quot; &quot;;&quot;g&quot;))" office:value-type="string" office:string-value="TROYES" calcext:value-type="string">
            <text:p>TROYES</text:p>
          </table:table-cell>
          <table:table-cell/>
          <table:table-cell table:formula="of:=LEFT([.E11];11)" office:value-type="string" office:string-value="BDFEFRPPCCT" calcext:value-type="string">
            <text:p>BDFEFRPPCCT</text:p>
          </table:table-cell>
          <table:table-cell table:formula="of:=TRIM(ORG.LIBREOFFICE.REGEX([.E11];[.AI11];&quot;&quot;;&quot;g&quot;))" office:value-type="string" office:string-value="FR41 3000 1008 44A1 0000 0000 022" calcext:value-type="string">
            <text:p>FR41 3000 1008 44A1 0000 0000 022</text:p>
          </table:table-cell>
          <table:table-cell table:formula="of:=LEFT([.AJ11];4)" office:value-type="string" office:string-value="FR41" calcext:value-type="string">
            <text:p>FR41</text:p>
          </table:table-cell>
          <table:table-cell table:formula="of:=TRIM(ORG.LIBREOFFICE.REGEX([.AJ11];[.AK11];&quot;&quot;;&quot;g&quot;))" office:value-type="string" office:string-value="3000 1008 44A1 0000 0000 022" calcext:value-type="string">
            <text:p>3000 1008 44A1 0000 0000 022</text:p>
          </table:table-cell>
          <table:table-cell table:formula="of:=LEFT([.AL11];4)" office:value-type="string" office:string-value="3000" calcext:value-type="string">
            <text:p>3000</text:p>
          </table:table-cell>
          <table:table-cell table:formula="of:=TRIM(ORG.LIBREOFFICE.REGEX([.AL11];[.AM11];&quot;&quot;;1))" office:value-type="string" office:string-value="1008 44A1 0000 0000 022" calcext:value-type="string">
            <text:p>1008 44A1 0000 0000 022</text:p>
          </table:table-cell>
          <table:table-cell table:style-name="ce19" table:formula="of:=LEFT([.AN11];4)" office:value-type="string" office:string-value="1008" calcext:value-type="string">
            <text:p>1008</text:p>
          </table:table-cell>
          <table:table-cell table:formula="of:=TRIM(ORG.LIBREOFFICE.REGEX([.AN11];[.AO11];&quot;&quot;;1))" office:value-type="string" office:string-value="44A1 0000 0000 022" calcext:value-type="string">
            <text:p>44A1 0000 0000 022</text:p>
          </table:table-cell>
          <table:table-cell table:style-name="ce18" table:formula="of:=LEFT([.AP11];4)" office:value-type="string" office:string-value="44A1" calcext:value-type="string">
            <text:p>44A1</text:p>
          </table:table-cell>
          <table:table-cell table:style-name="ce43" table:formula="of:=REPLACE([.AP11];1;5; )" office:value-type="string" office:string-value="0000 0000 022" calcext:value-type="string">
            <text:p>0000 0000 022</text:p>
          </table:table-cell>
          <table:table-cell table:style-name="ce18" table:formula="of:=LEFT([.AR11];4)" office:value-type="string" office:string-value="0000" calcext:value-type="string">
            <text:p>0000</text:p>
          </table:table-cell>
          <table:table-cell table:style-name="ce43" table:formula="of:=REPLACE([.AR11];1;5; )" office:value-type="string" office:string-value="0000 022" calcext:value-type="string">
            <text:p>0000 022</text:p>
          </table:table-cell>
          <table:table-cell table:style-name="ce18" table:formula="of:=LEFT([.AT11];4)" office:value-type="string" office:string-value="0000" calcext:value-type="string">
            <text:p>0000</text:p>
          </table:table-cell>
          <table:table-cell table:style-name="ce43" table:formula="of:=REPLACE([.AT11];1;5; )" office:value-type="string" office:string-value="022" calcext:value-type="string">
            <text:p>022</text:p>
          </table:table-cell>
          <table:table-cell table:style-name="ce18" table:formula="of:=LEFT([.AV11];3)" office:value-type="string" office:string-value="022" calcext:value-type="string">
            <text:p>022</text:p>
          </table:table-cell>
          <table:table-cell table:style-name="ce13" table:formula="of:=TRIM(ORG.LIBREOFFICE.REGEX([.AP11];[.AQ11];&quot;&quot;;1))" office:value-type="string" office:string-value="0000 0000 022" calcext:value-type="string">
            <text:p>0000 0000 022</text:p>
          </table:table-cell>
          <table:table-cell table:style-name="ce18" table:formula="of:=RIGHT([.AX11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/>
          <table:table-cell table:style-name="ce13" table:formula="of:=IFNA(ORG.LIBREOFFICE.REGEX([.$D1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2];[.$J$2]; ;&quot;g&quot;)" office:value-type="string" office:string-value="11833" calcext:value-type="string">
            <text:p>11833</text:p>
          </table:table-cell>
          <table:table-cell/>
          <table:table-cell table:style-name="ce13" table:formula="of:=IFNA(ORG.LIBREOFFICE.REGEX([.D12];[.$J$2]; ;2);0)" office:value-type="float" office:value="0" calcext:value-type="float">
            <text:p>0</text:p>
          </table:table-cell>
          <table:table-cell table:style-name="ce15" table:formula="of:=IF([.G12]=0;TRUE();IF(FIND([.G12];[.D1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2]=0;[.I12];[.K12])" office:value-type="string" office:string-value="11833" calcext:value-type="string">
            <text:p>11833</text:p>
          </table:table-cell>
          <table:table-cell table:style-name="ce18"/>
          <table:table-cell table:style-name="ce15" table:formula="of:=IF(FIND([.N12];[.D12];1))" office:value-type="boolean" office:boolean-value="true" calcext:value-type="boolean">
            <text:p>VRAI</text:p>
          </table:table-cell>
          <table:table-cell table:style-name="ce16"/>
          <table:table-cell table:formula="of:=FIND([.N12];[.D12];1)" office:value-type="float" office:value="24" calcext:value-type="float">
            <text:p>24</text:p>
          </table:table-cell>
          <table:table-cell table:style-name="Default" table:formula="of:=LEN([.D12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2];[.R12];[.S12]-[.R12]+1;&quot;&quot;))" office:value-type="string" office:string-value="PLACE GASTON JOURDANNE" calcext:value-type="string">
            <text:p>PLACE GASTON JOURDANNE</text:p>
          </table:table-cell>
          <table:table-cell table:formula="of:=IF([.U12]=0;[.W12];REPLACE([.W12];1;LEN([.U12])+1; ))" office:value-type="string" office:string-value="PLACE GASTON JOURDANNE" calcext:value-type="string">
            <text:p>PLACE GASTON JOURDANNE</text:p>
          </table:table-cell>
          <table:table-cell table:style-name="ce15" table:formula="of:=IF(FIND([.W12];[.D12];1))" office:value-type="boolean" office:boolean-value="true" calcext:value-type="boolean">
            <text:p>VRAI</text:p>
          </table:table-cell>
          <table:table-cell table:formula="of:=LEN([.X12])+LEN([.N12])" office:value-type="float" office:value="27" calcext:value-type="float">
            <text:p>27</text:p>
          </table:table-cell>
          <table:table-cell table:formula="of:=SEARCH([.N12];[.D12];1)+5" office:value-type="float" office:value="29" calcext:value-type="float">
            <text:p>29</text:p>
          </table:table-cell>
          <table:table-cell table:formula="of:=LEFT([.D12];[.AA12])" office:value-type="string" office:string-value="PLACE GASTON JOURDANNE 11833 " calcext:value-type="string">
            <text:p>PLACE GASTON JOURDANNE 11833 </text:p>
          </table:table-cell>
          <table:table-cell table:formula="of:=LEN([.AB12])" office:value-type="float" office:value="29" calcext:value-type="float">
            <text:p>29</text:p>
          </table:table-cell>
          <table:table-cell table:formula="of:=LEN([.D12])" office:value-type="float" office:value="48" calcext:value-type="float">
            <text:p>48</text:p>
          </table:table-cell>
          <table:table-cell table:formula="of:=[.AD12]-[.AC12]" office:value-type="float" office:value="19" calcext:value-type="float">
            <text:p>19</text:p>
          </table:table-cell>
          <table:table-cell table:formula="of:=RIGHT([.D12];[.AE12])" office:value-type="string" office:string-value="CARCASSONNE CEDEX 9" calcext:value-type="string">
            <text:p>CARCASSONNE CEDEX 9</text:p>
          </table:table-cell>
          <table:table-cell table:formula="of:=TRIM(ORG.LIBREOFFICE.REGEX([.AF12];&quot;CEDEX|[0-9]|BP&quot;;&quot; &quot;;&quot;g&quot;))" office:value-type="string" office:string-value="CARCASSONNE" calcext:value-type="string">
            <text:p>CARCASSONNE</text:p>
          </table:table-cell>
          <table:table-cell/>
          <table:table-cell table:formula="of:=LEFT([.E12];11)" office:value-type="string" office:string-value="BDFEFRPPCCT" calcext:value-type="string">
            <text:p>BDFEFRPPCCT</text:p>
          </table:table-cell>
          <table:table-cell table:formula="of:=TRIM(ORG.LIBREOFFICE.REGEX([.E12];[.AI12];&quot;&quot;;&quot;g&quot;))" office:value-type="string" office:string-value="FR30 3000 1002 57A1 1000 0000 048" calcext:value-type="string">
            <text:p>FR30 3000 1002 57A1 1000 0000 048</text:p>
          </table:table-cell>
          <table:table-cell table:formula="of:=LEFT([.AJ12];4)" office:value-type="string" office:string-value="FR30" calcext:value-type="string">
            <text:p>FR30</text:p>
          </table:table-cell>
          <table:table-cell table:formula="of:=TRIM(ORG.LIBREOFFICE.REGEX([.AJ12];[.AK12];&quot;&quot;;&quot;g&quot;))" office:value-type="string" office:string-value="3000 1002 57A1 1000 0000 048" calcext:value-type="string">
            <text:p>3000 1002 57A1 1000 0000 048</text:p>
          </table:table-cell>
          <table:table-cell table:formula="of:=LEFT([.AL12];4)" office:value-type="string" office:string-value="3000" calcext:value-type="string">
            <text:p>3000</text:p>
          </table:table-cell>
          <table:table-cell table:formula="of:=TRIM(ORG.LIBREOFFICE.REGEX([.AL12];[.AM12];&quot;&quot;;1))" office:value-type="string" office:string-value="1002 57A1 1000 0000 048" calcext:value-type="string">
            <text:p>1002 57A1 1000 0000 048</text:p>
          </table:table-cell>
          <table:table-cell table:style-name="ce19" table:formula="of:=LEFT([.AN12];4)" office:value-type="string" office:string-value="1002" calcext:value-type="string">
            <text:p>1002</text:p>
          </table:table-cell>
          <table:table-cell table:formula="of:=TRIM(ORG.LIBREOFFICE.REGEX([.AN12];[.AO12];&quot;&quot;;1))" office:value-type="string" office:string-value="57A1 1000 0000 048" calcext:value-type="string">
            <text:p>57A1 1000 0000 048</text:p>
          </table:table-cell>
          <table:table-cell table:style-name="ce18" table:formula="of:=LEFT([.AP12];4)" office:value-type="string" office:string-value="57A1" calcext:value-type="string">
            <text:p>57A1</text:p>
          </table:table-cell>
          <table:table-cell table:style-name="ce43" table:formula="of:=REPLACE([.AP12];1;5; )" office:value-type="string" office:string-value="1000 0000 048" calcext:value-type="string">
            <text:p>1000 0000 048</text:p>
          </table:table-cell>
          <table:table-cell table:style-name="ce18" table:formula="of:=LEFT([.AR12];4)" office:value-type="string" office:string-value="1000" calcext:value-type="string">
            <text:p>1000</text:p>
          </table:table-cell>
          <table:table-cell table:style-name="ce43" table:formula="of:=REPLACE([.AR12];1;5; )" office:value-type="string" office:string-value="0000 048" calcext:value-type="string">
            <text:p>0000 048</text:p>
          </table:table-cell>
          <table:table-cell table:style-name="ce18" table:formula="of:=LEFT([.AT12];4)" office:value-type="string" office:string-value="0000" calcext:value-type="string">
            <text:p>0000</text:p>
          </table:table-cell>
          <table:table-cell table:style-name="ce43" table:formula="of:=REPLACE([.AT12];1;5; )" office:value-type="string" office:string-value="048" calcext:value-type="string">
            <text:p>048</text:p>
          </table:table-cell>
          <table:table-cell table:style-name="ce18" table:formula="of:=LEFT([.AV12];3)" office:value-type="string" office:string-value="048" calcext:value-type="string">
            <text:p>048</text:p>
          </table:table-cell>
          <table:table-cell table:style-name="ce13" table:formula="of:=TRIM(ORG.LIBREOFFICE.REGEX([.AP12];[.AQ12];&quot;&quot;;1))" office:value-type="string" office:string-value="1000 0000 048" calcext:value-type="string">
            <text:p>1000 0000 048</text:p>
          </table:table-cell>
          <table:table-cell table:style-name="ce18" table:formula="of:=RIGHT([.AX12];2)" office:value-type="string" office:string-value="48" calcext:value-type="string">
            <text:p>4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/>
          <table:table-cell table:style-name="ce13" table:formula="of:=IFNA(ORG.LIBREOFFICE.REGEX([.$D13];[.$H$2]; ;&quot;g&quot;);0)" office:value-type="string" office:string-value="CS 53513" calcext:value-type="string">
            <text:p>CS 53513</text:p>
          </table:table-cell>
          <table:table-cell/>
          <table:table-cell table:style-name="ce13" table:formula="of:=ORG.LIBREOFFICE.REGEX([.D13];[.$J$2]; ;&quot;g&quot;)" office:value-type="string" office:string-value="53513" calcext:value-type="string">
            <text:p>53513</text:p>
          </table:table-cell>
          <table:table-cell/>
          <table:table-cell table:style-name="ce13" table:formula="of:=IFNA(ORG.LIBREOFFICE.REGEX([.D13];[.$J$2]; ;2);0)" office:value-type="string" office:string-value="12035" calcext:value-type="string">
            <text:p>12035</text:p>
          </table:table-cell>
          <table:table-cell table:style-name="ce15" table:formula="of:=IF([.G13]=0;TRUE();IF(FIND([.G13];[.D1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3]=0;[.I13];[.K13])" office:value-type="string" office:string-value="12035" calcext:value-type="string">
            <text:p>12035</text:p>
          </table:table-cell>
          <table:table-cell table:style-name="ce18"/>
          <table:table-cell table:style-name="ce15" table:formula="of:=IF(FIND([.N13];[.D13];1))" office:value-type="boolean" office:boolean-value="true" calcext:value-type="boolean">
            <text:p>VRAI</text:p>
          </table:table-cell>
          <table:table-cell table:style-name="ce16"/>
          <table:table-cell table:formula="of:=FIND([.N13];[.D13];1)" office:value-type="float" office:value="26" calcext:value-type="float">
            <text:p>26</text:p>
          </table:table-cell>
          <table:table-cell table:style-name="Default" table:formula="of:=LEN([.D1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3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13];[.R13];[.S13]-[.R13]+1;&quot;&quot;))" office:value-type="string" office:string-value="2 PLACE D'ARMES CS 53513" calcext:value-type="string">
            <text:p>2 PLACE D'ARMES CS 53513</text:p>
          </table:table-cell>
          <table:table-cell table:formula="of:=IF([.U13]=0;[.W13];REPLACE([.W13];1;LEN([.U13])+1; ))" office:value-type="string" office:string-value="PLACE D'ARMES CS 53513" calcext:value-type="string">
            <text:p>PLACE D'ARMES CS 53513</text:p>
          </table:table-cell>
          <table:table-cell table:style-name="ce15" table:formula="of:=IF(FIND([.W13];[.D13];1))" office:value-type="boolean" office:boolean-value="true" calcext:value-type="boolean">
            <text:p>VRAI</text:p>
          </table:table-cell>
          <table:table-cell table:formula="of:=LEN([.X13])+LEN([.N13])" office:value-type="float" office:value="27" calcext:value-type="float">
            <text:p>27</text:p>
          </table:table-cell>
          <table:table-cell table:formula="of:=SEARCH([.N13];[.D13];1)+5" office:value-type="float" office:value="31" calcext:value-type="float">
            <text:p>31</text:p>
          </table:table-cell>
          <table:table-cell table:formula="of:=LEFT([.D13];[.AA13])" office:value-type="string" office:string-value="2 PLACE D'ARMES CS 53513 12035 " calcext:value-type="string">
            <text:p>2 PLACE D'ARMES CS 53513 12035 </text:p>
          </table:table-cell>
          <table:table-cell table:formula="of:=LEN([.AB13])" office:value-type="float" office:value="31" calcext:value-type="float">
            <text:p>31</text:p>
          </table:table-cell>
          <table:table-cell table:formula="of:=LEN([.D13])" office:value-type="float" office:value="45" calcext:value-type="float">
            <text:p>45</text:p>
          </table:table-cell>
          <table:table-cell table:formula="of:=[.AD13]-[.AC13]" office:value-type="float" office:value="14" calcext:value-type="float">
            <text:p>14</text:p>
          </table:table-cell>
          <table:table-cell table:formula="of:=RIGHT([.D13];[.AE13])" office:value-type="string" office:string-value="RODEZ CEDEX 09" calcext:value-type="string">
            <text:p>RODEZ CEDEX 09</text:p>
          </table:table-cell>
          <table:table-cell table:formula="of:=TRIM(ORG.LIBREOFFICE.REGEX([.AF13];&quot;CEDEX|[0-9]|BP&quot;;&quot; &quot;;&quot;g&quot;))" office:value-type="string" office:string-value="RODEZ" calcext:value-type="string">
            <text:p>RODEZ</text:p>
          </table:table-cell>
          <table:table-cell/>
          <table:table-cell table:formula="of:=LEFT([.E13];11)" office:value-type="string" office:string-value="BDFEFRPPCCT" calcext:value-type="string">
            <text:p>BDFEFRPPCCT</text:p>
          </table:table-cell>
          <table:table-cell table:formula="of:=TRIM(ORG.LIBREOFFICE.REGEX([.E13];[.AI13];&quot;&quot;;&quot;g&quot;))" office:value-type="string" office:string-value="FR13 3000 1006 99A1 2000 0000 062" calcext:value-type="string">
            <text:p>FR13 3000 1006 99A1 2000 0000 062</text:p>
          </table:table-cell>
          <table:table-cell table:formula="of:=LEFT([.AJ13];4)" office:value-type="string" office:string-value="FR13" calcext:value-type="string">
            <text:p>FR13</text:p>
          </table:table-cell>
          <table:table-cell table:formula="of:=TRIM(ORG.LIBREOFFICE.REGEX([.AJ13];[.AK13];&quot;&quot;;&quot;g&quot;))" office:value-type="string" office:string-value="3000 1006 99A1 2000 0000 062" calcext:value-type="string">
            <text:p>3000 1006 99A1 2000 0000 062</text:p>
          </table:table-cell>
          <table:table-cell table:formula="of:=LEFT([.AL13];4)" office:value-type="string" office:string-value="3000" calcext:value-type="string">
            <text:p>3000</text:p>
          </table:table-cell>
          <table:table-cell table:formula="of:=TRIM(ORG.LIBREOFFICE.REGEX([.AL13];[.AM13];&quot;&quot;;1))" office:value-type="string" office:string-value="1006 99A1 2000 0000 062" calcext:value-type="string">
            <text:p>1006 99A1 2000 0000 062</text:p>
          </table:table-cell>
          <table:table-cell table:style-name="ce19" table:formula="of:=LEFT([.AN13];4)" office:value-type="string" office:string-value="1006" calcext:value-type="string">
            <text:p>1006</text:p>
          </table:table-cell>
          <table:table-cell table:formula="of:=TRIM(ORG.LIBREOFFICE.REGEX([.AN13];[.AO13];&quot;&quot;;1))" office:value-type="string" office:string-value="99A1 2000 0000 062" calcext:value-type="string">
            <text:p>99A1 2000 0000 062</text:p>
          </table:table-cell>
          <table:table-cell table:style-name="ce18" table:formula="of:=LEFT([.AP13];4)" office:value-type="string" office:string-value="99A1" calcext:value-type="string">
            <text:p>99A1</text:p>
          </table:table-cell>
          <table:table-cell table:style-name="ce43" table:formula="of:=REPLACE([.AP13];1;5; )" office:value-type="string" office:string-value="2000 0000 062" calcext:value-type="string">
            <text:p>2000 0000 062</text:p>
          </table:table-cell>
          <table:table-cell table:style-name="ce18" table:formula="of:=LEFT([.AR13];4)" office:value-type="string" office:string-value="2000" calcext:value-type="string">
            <text:p>2000</text:p>
          </table:table-cell>
          <table:table-cell table:style-name="ce43" table:formula="of:=REPLACE([.AR13];1;5; )" office:value-type="string" office:string-value="0000 062" calcext:value-type="string">
            <text:p>0000 062</text:p>
          </table:table-cell>
          <table:table-cell table:style-name="ce18" table:formula="of:=LEFT([.AT13];4)" office:value-type="string" office:string-value="0000" calcext:value-type="string">
            <text:p>0000</text:p>
          </table:table-cell>
          <table:table-cell table:style-name="ce43" table:formula="of:=REPLACE([.AT13];1;5; )" office:value-type="string" office:string-value="062" calcext:value-type="string">
            <text:p>062</text:p>
          </table:table-cell>
          <table:table-cell table:style-name="ce18" table:formula="of:=LEFT([.AV13];3)" office:value-type="string" office:string-value="062" calcext:value-type="string">
            <text:p>062</text:p>
          </table:table-cell>
          <table:table-cell table:style-name="ce13" table:formula="of:=TRIM(ORG.LIBREOFFICE.REGEX([.AP13];[.AQ13];&quot;&quot;;1))" office:value-type="string" office:string-value="2000 0000 062" calcext:value-type="string">
            <text:p>2000 0000 062</text:p>
          </table:table-cell>
          <table:table-cell table:style-name="ce18" table:formula="of:=RIGHT([.AX13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/>
          <table:table-cell table:style-name="ce13" table:formula="of:=IFNA(ORG.LIBREOFFICE.REGEX([.$D1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4];[.$J$2]; ;&quot;g&quot;)" office:value-type="string" office:string-value="13357" calcext:value-type="string">
            <text:p>13357</text:p>
          </table:table-cell>
          <table:table-cell/>
          <table:table-cell table:style-name="ce13" table:formula="of:=IFNA(ORG.LIBREOFFICE.REGEX([.D14];[.$J$2]; ;2);0)" office:value-type="float" office:value="0" calcext:value-type="float">
            <text:p>0</text:p>
          </table:table-cell>
          <table:table-cell table:style-name="ce15" table:formula="of:=IF([.G14]=0;TRUE();IF(FIND([.G14];[.D1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4]=0;[.I14];[.K14])" office:value-type="string" office:string-value="13357" calcext:value-type="string">
            <text:p>13357</text:p>
          </table:table-cell>
          <table:table-cell table:style-name="ce18"/>
          <table:table-cell table:style-name="ce15" table:formula="of:=IF(FIND([.N14];[.D14];1))" office:value-type="boolean" office:boolean-value="true" calcext:value-type="boolean">
            <text:p>VRAI</text:p>
          </table:table-cell>
          <table:table-cell table:style-name="ce16"/>
          <table:table-cell table:formula="of:=FIND([.N14];[.D14];1)" office:value-type="float" office:value="14" calcext:value-type="float">
            <text:p>14</text:p>
          </table:table-cell>
          <table:table-cell table:style-name="Default" table:formula="of:=LEN([.D14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4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14];[.R14];[.S14]-[.R14]+1;&quot;&quot;))" office:value-type="string" office:string-value="16 RUE BORDE" calcext:value-type="string">
            <text:p>16 RUE BORDE</text:p>
          </table:table-cell>
          <table:table-cell table:formula="of:=IF([.U14]=0;[.W14];REPLACE([.W14];1;LEN([.U14])+1; ))" office:value-type="string" office:string-value="RUE BORDE" calcext:value-type="string">
            <text:p>RUE BORDE</text:p>
          </table:table-cell>
          <table:table-cell table:style-name="ce15" table:formula="of:=IF(FIND([.W14];[.D14];1))" office:value-type="boolean" office:boolean-value="true" calcext:value-type="boolean">
            <text:p>VRAI</text:p>
          </table:table-cell>
          <table:table-cell table:formula="of:=LEN([.X14])+LEN([.N14])" office:value-type="float" office:value="14" calcext:value-type="float">
            <text:p>14</text:p>
          </table:table-cell>
          <table:table-cell table:formula="of:=SEARCH([.N14];[.D14];1)+5" office:value-type="float" office:value="19" calcext:value-type="float">
            <text:p>19</text:p>
          </table:table-cell>
          <table:table-cell table:formula="of:=LEFT([.D14];[.AA14])" office:value-type="string" office:string-value="16 RUE BORDE 13357 " calcext:value-type="string">
            <text:p>16 RUE BORDE 13357 </text:p>
          </table:table-cell>
          <table:table-cell table:formula="of:=LEN([.AB14])" office:value-type="float" office:value="19" calcext:value-type="float">
            <text:p>19</text:p>
          </table:table-cell>
          <table:table-cell table:formula="of:=LEN([.D14])" office:value-type="float" office:value="37" calcext:value-type="float">
            <text:p>37</text:p>
          </table:table-cell>
          <table:table-cell table:formula="of:=[.AD14]-[.AC14]" office:value-type="float" office:value="18" calcext:value-type="float">
            <text:p>18</text:p>
          </table:table-cell>
          <table:table-cell table:formula="of:=RIGHT([.D14];[.AE14])" office:value-type="string" office:string-value="MARSEILLE CEDEX 20" calcext:value-type="string">
            <text:p>MARSEILLE CEDEX 20</text:p>
          </table:table-cell>
          <table:table-cell table:formula="of:=TRIM(ORG.LIBREOFFICE.REGEX([.AF14];&quot;CEDEX|[0-9]|BP&quot;;&quot; &quot;;&quot;g&quot;))" office:value-type="string" office:string-value="MARSEILLE" calcext:value-type="string">
            <text:p>MARSEILLE</text:p>
          </table:table-cell>
          <table:table-cell/>
          <table:table-cell table:formula="of:=LEFT([.E14];11)" office:value-type="string" office:string-value="BDFEFRPPCCT" calcext:value-type="string">
            <text:p>BDFEFRPPCCT</text:p>
          </table:table-cell>
          <table:table-cell table:formula="of:=TRIM(ORG.LIBREOFFICE.REGEX([.E14];[.AI14];&quot;&quot;;&quot;g&quot;))" office:value-type="string" office:string-value="FR09 3000 1005 12A1 3000 0000 005" calcext:value-type="string">
            <text:p>FR09 3000 1005 12A1 3000 0000 005</text:p>
          </table:table-cell>
          <table:table-cell table:formula="of:=LEFT([.AJ14];4)" office:value-type="string" office:string-value="FR09" calcext:value-type="string">
            <text:p>FR09</text:p>
          </table:table-cell>
          <table:table-cell table:formula="of:=TRIM(ORG.LIBREOFFICE.REGEX([.AJ14];[.AK14];&quot;&quot;;&quot;g&quot;))" office:value-type="string" office:string-value="3000 1005 12A1 3000 0000 005" calcext:value-type="string">
            <text:p>3000 1005 12A1 3000 0000 005</text:p>
          </table:table-cell>
          <table:table-cell table:formula="of:=LEFT([.AL14];4)" office:value-type="string" office:string-value="3000" calcext:value-type="string">
            <text:p>3000</text:p>
          </table:table-cell>
          <table:table-cell table:formula="of:=TRIM(ORG.LIBREOFFICE.REGEX([.AL14];[.AM14];&quot;&quot;;1))" office:value-type="string" office:string-value="1005 12A1 3000 0000 005" calcext:value-type="string">
            <text:p>1005 12A1 3000 0000 005</text:p>
          </table:table-cell>
          <table:table-cell table:style-name="ce19" table:formula="of:=LEFT([.AN14];4)" office:value-type="string" office:string-value="1005" calcext:value-type="string">
            <text:p>1005</text:p>
          </table:table-cell>
          <table:table-cell table:formula="of:=TRIM(ORG.LIBREOFFICE.REGEX([.AN14];[.AO14];&quot;&quot;;1))" office:value-type="string" office:string-value="12A1 3000 0000 005" calcext:value-type="string">
            <text:p>12A1 3000 0000 005</text:p>
          </table:table-cell>
          <table:table-cell table:style-name="ce18" table:formula="of:=LEFT([.AP14];4)" office:value-type="string" office:string-value="12A1" calcext:value-type="string">
            <text:p>12A1</text:p>
          </table:table-cell>
          <table:table-cell table:style-name="ce43" table:formula="of:=REPLACE([.AP14];1;5; )" office:value-type="string" office:string-value="3000 0000 005" calcext:value-type="string">
            <text:p>3000 0000 005</text:p>
          </table:table-cell>
          <table:table-cell table:style-name="ce18" table:formula="of:=LEFT([.AR14];4)" office:value-type="string" office:string-value="3000" calcext:value-type="string">
            <text:p>3000</text:p>
          </table:table-cell>
          <table:table-cell table:style-name="ce43" table:formula="of:=REPLACE([.AR14];1;5; )" office:value-type="string" office:string-value="0000 005" calcext:value-type="string">
            <text:p>0000 005</text:p>
          </table:table-cell>
          <table:table-cell table:style-name="ce18" table:formula="of:=LEFT([.AT14];4)" office:value-type="string" office:string-value="0000" calcext:value-type="string">
            <text:p>0000</text:p>
          </table:table-cell>
          <table:table-cell table:style-name="ce43" table:formula="of:=REPLACE([.AT14];1;5; )" office:value-type="string" office:string-value="005" calcext:value-type="string">
            <text:p>005</text:p>
          </table:table-cell>
          <table:table-cell table:style-name="ce18" table:formula="of:=LEFT([.AV14];3)" office:value-type="string" office:string-value="005" calcext:value-type="string">
            <text:p>005</text:p>
          </table:table-cell>
          <table:table-cell table:style-name="ce13" table:formula="of:=TRIM(ORG.LIBREOFFICE.REGEX([.AP14];[.AQ14];&quot;&quot;;1))" office:value-type="string" office:string-value="3000 0000 005" calcext:value-type="string">
            <text:p>3000 0000 005</text:p>
          </table:table-cell>
          <table:table-cell table:style-name="ce18" table:formula="of:=RIGHT([.AX14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/>
          <table:table-cell table:style-name="ce13" table:formula="of:=IFNA(ORG.LIBREOFFICE.REGEX([.$D1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5];[.$J$2]; ;&quot;g&quot;)" office:value-type="string" office:string-value="14034" calcext:value-type="string">
            <text:p>14034</text:p>
          </table:table-cell>
          <table:table-cell/>
          <table:table-cell table:style-name="ce13" table:formula="of:=IFNA(ORG.LIBREOFFICE.REGEX([.D15];[.$J$2]; ;2);0)" office:value-type="float" office:value="0" calcext:value-type="float">
            <text:p>0</text:p>
          </table:table-cell>
          <table:table-cell table:style-name="ce15" table:formula="of:=IF([.G15]=0;TRUE();IF(FIND([.G15];[.D1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5]=0;[.I15];[.K15])" office:value-type="string" office:string-value="14034" calcext:value-type="string">
            <text:p>14034</text:p>
          </table:table-cell>
          <table:table-cell table:style-name="ce18"/>
          <table:table-cell table:style-name="ce15" table:formula="of:=IF(FIND([.N15];[.D15];1))" office:value-type="boolean" office:boolean-value="true" calcext:value-type="boolean">
            <text:p>VRAI</text:p>
          </table:table-cell>
          <table:table-cell table:style-name="ce16"/>
          <table:table-cell table:formula="of:=FIND([.N15];[.D15];1)" office:value-type="float" office:value="22" calcext:value-type="float">
            <text:p>22</text:p>
          </table:table-cell>
          <table:table-cell table:style-name="Default" table:formula="of:=LEN([.D1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5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5];[.R15];[.S15]-[.R15]+1;&quot;&quot;))" office:value-type="string" office:string-value="7 BOULEVARD BERTRAND" calcext:value-type="string">
            <text:p>7 BOULEVARD BERTRAND</text:p>
          </table:table-cell>
          <table:table-cell table:formula="of:=IF([.U15]=0;[.W15];REPLACE([.W15];1;LEN([.U15])+1; ))" office:value-type="string" office:string-value="BOULEVARD BERTRAND" calcext:value-type="string">
            <text:p>BOULEVARD BERTRAND</text:p>
          </table:table-cell>
          <table:table-cell table:style-name="ce15" table:formula="of:=IF(FIND([.W15];[.D15];1))" office:value-type="boolean" office:boolean-value="true" calcext:value-type="boolean">
            <text:p>VRAI</text:p>
          </table:table-cell>
          <table:table-cell table:formula="of:=LEN([.X15])+LEN([.N15])" office:value-type="float" office:value="23" calcext:value-type="float">
            <text:p>23</text:p>
          </table:table-cell>
          <table:table-cell table:formula="of:=SEARCH([.N15];[.D15];1)+5" office:value-type="float" office:value="27" calcext:value-type="float">
            <text:p>27</text:p>
          </table:table-cell>
          <table:table-cell table:formula="of:=LEFT([.D15];[.AA15])" office:value-type="string" office:string-value="7 BOULEVARD BERTRAND 14034 " calcext:value-type="string">
            <text:p>7 BOULEVARD BERTRAND 14034 </text:p>
          </table:table-cell>
          <table:table-cell table:formula="of:=LEN([.AB15])" office:value-type="float" office:value="27" calcext:value-type="float">
            <text:p>27</text:p>
          </table:table-cell>
          <table:table-cell table:formula="of:=LEN([.D15])" office:value-type="float" office:value="37" calcext:value-type="float">
            <text:p>37</text:p>
          </table:table-cell>
          <table:table-cell table:formula="of:=[.AD15]-[.AC15]" office:value-type="float" office:value="10" calcext:value-type="float">
            <text:p>10</text:p>
          </table:table-cell>
          <table:table-cell table:formula="of:=RIGHT([.D15];[.AE15])" office:value-type="string" office:string-value="CAEN CEDEX" calcext:value-type="string">
            <text:p>CAEN CEDEX</text:p>
          </table:table-cell>
          <table:table-cell table:formula="of:=TRIM(ORG.LIBREOFFICE.REGEX([.AF15];&quot;CEDEX|[0-9]|BP&quot;;&quot; &quot;;&quot;g&quot;))" office:value-type="string" office:string-value="CAEN" calcext:value-type="string">
            <text:p>CAEN</text:p>
          </table:table-cell>
          <table:table-cell/>
          <table:table-cell table:formula="of:=LEFT([.E15];11)" office:value-type="string" office:string-value="BDFEFRPPCCT" calcext:value-type="string">
            <text:p>BDFEFRPPCCT</text:p>
          </table:table-cell>
          <table:table-cell table:formula="of:=TRIM(ORG.LIBREOFFICE.REGEX([.E15];[.AI15];&quot;&quot;;&quot;g&quot;))" office:value-type="string" office:string-value="FR79 3000 1002 44A1 4000 0000 096" calcext:value-type="string">
            <text:p>FR79 3000 1002 44A1 4000 0000 096</text:p>
          </table:table-cell>
          <table:table-cell table:formula="of:=LEFT([.AJ15];4)" office:value-type="string" office:string-value="FR79" calcext:value-type="string">
            <text:p>FR79</text:p>
          </table:table-cell>
          <table:table-cell table:formula="of:=TRIM(ORG.LIBREOFFICE.REGEX([.AJ15];[.AK15];&quot;&quot;;&quot;g&quot;))" office:value-type="string" office:string-value="3000 1002 44A1 4000 0000 096" calcext:value-type="string">
            <text:p>3000 1002 44A1 4000 0000 096</text:p>
          </table:table-cell>
          <table:table-cell table:formula="of:=LEFT([.AL15];4)" office:value-type="string" office:string-value="3000" calcext:value-type="string">
            <text:p>3000</text:p>
          </table:table-cell>
          <table:table-cell table:formula="of:=TRIM(ORG.LIBREOFFICE.REGEX([.AL15];[.AM15];&quot;&quot;;1))" office:value-type="string" office:string-value="1002 44A1 4000 0000 096" calcext:value-type="string">
            <text:p>1002 44A1 4000 0000 096</text:p>
          </table:table-cell>
          <table:table-cell table:style-name="ce19" table:formula="of:=LEFT([.AN15];4)" office:value-type="string" office:string-value="1002" calcext:value-type="string">
            <text:p>1002</text:p>
          </table:table-cell>
          <table:table-cell table:formula="of:=TRIM(ORG.LIBREOFFICE.REGEX([.AN15];[.AO15];&quot;&quot;;1))" office:value-type="string" office:string-value="44A1 4000 0000 096" calcext:value-type="string">
            <text:p>44A1 4000 0000 096</text:p>
          </table:table-cell>
          <table:table-cell table:style-name="ce18" table:formula="of:=LEFT([.AP15];4)" office:value-type="string" office:string-value="44A1" calcext:value-type="string">
            <text:p>44A1</text:p>
          </table:table-cell>
          <table:table-cell table:style-name="ce43" table:formula="of:=REPLACE([.AP15];1;5; )" office:value-type="string" office:string-value="4000 0000 096" calcext:value-type="string">
            <text:p>4000 0000 096</text:p>
          </table:table-cell>
          <table:table-cell table:style-name="ce18" table:formula="of:=LEFT([.AR15];4)" office:value-type="string" office:string-value="4000" calcext:value-type="string">
            <text:p>4000</text:p>
          </table:table-cell>
          <table:table-cell table:style-name="ce43" table:formula="of:=REPLACE([.AR15];1;5; )" office:value-type="string" office:string-value="0000 096" calcext:value-type="string">
            <text:p>0000 096</text:p>
          </table:table-cell>
          <table:table-cell table:style-name="ce18" table:formula="of:=LEFT([.AT15];4)" office:value-type="string" office:string-value="0000" calcext:value-type="string">
            <text:p>0000</text:p>
          </table:table-cell>
          <table:table-cell table:style-name="ce43" table:formula="of:=REPLACE([.AT15];1;5; )" office:value-type="string" office:string-value="096" calcext:value-type="string">
            <text:p>096</text:p>
          </table:table-cell>
          <table:table-cell table:style-name="ce18" table:formula="of:=LEFT([.AV15];3)" office:value-type="string" office:string-value="096" calcext:value-type="string">
            <text:p>096</text:p>
          </table:table-cell>
          <table:table-cell table:style-name="ce13" table:formula="of:=TRIM(ORG.LIBREOFFICE.REGEX([.AP15];[.AQ15];&quot;&quot;;1))" office:value-type="string" office:string-value="4000 0000 096" calcext:value-type="string">
            <text:p>4000 0000 096</text:p>
          </table:table-cell>
          <table:table-cell table:style-name="ce18" table:formula="of:=RIGHT([.AX15];2)" office:value-type="string" office:string-value="96" calcext:value-type="string">
            <text:p>9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/>
          <table:table-cell table:style-name="ce13" table:formula="of:=IFNA(ORG.LIBREOFFICE.REGEX([.$D1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6];[.$J$2]; ;&quot;g&quot;)" office:value-type="string" office:string-value="15012" calcext:value-type="string">
            <text:p>15012</text:p>
          </table:table-cell>
          <table:table-cell/>
          <table:table-cell table:style-name="ce13" table:formula="of:=IFNA(ORG.LIBREOFFICE.REGEX([.D16];[.$J$2]; ;2);0)" office:value-type="float" office:value="0" calcext:value-type="float">
            <text:p>0</text:p>
          </table:table-cell>
          <table:table-cell table:style-name="ce15" table:formula="of:=IF([.G16]=0;TRUE();IF(FIND([.G16];[.D1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6]=0;[.I16];[.K16])" office:value-type="string" office:string-value="15012" calcext:value-type="string">
            <text:p>15012</text:p>
          </table:table-cell>
          <table:table-cell table:style-name="ce18"/>
          <table:table-cell table:style-name="ce15" table:formula="of:=IF(FIND([.N16];[.D16];1))" office:value-type="boolean" office:boolean-value="true" calcext:value-type="boolean">
            <text:p>VRAI</text:p>
          </table:table-cell>
          <table:table-cell table:style-name="ce16"/>
          <table:table-cell table:formula="of:=FIND([.N16];[.D16];1)" office:value-type="float" office:value="19" calcext:value-type="float">
            <text:p>19</text:p>
          </table:table-cell>
          <table:table-cell table:style-name="Default" table:formula="of:=LEN([.D1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16];&quot;^[0-9-]{1,7}&quot;; ;1); )" office:value-type="string" office:string-value="39" calcext:value-type="string">
            <text:p>39</text:p>
          </table:table-cell>
          <table:table-cell table:style-name="Default"/>
          <table:table-cell table:formula="of:=TRIM(REPLACE([.D16];[.R16];[.S16]-[.R16]+1;&quot;&quot;))" office:value-type="string" office:string-value="39 RUE DES CARMES" calcext:value-type="string">
            <text:p>39 RUE DES CARMES</text:p>
          </table:table-cell>
          <table:table-cell table:formula="of:=IF([.U16]=0;[.W16];REPLACE([.W16];1;LEN([.U16])+1; ))" office:value-type="string" office:string-value="RUE DES CARMES" calcext:value-type="string">
            <text:p>RUE DES CARMES</text:p>
          </table:table-cell>
          <table:table-cell table:style-name="ce15" table:formula="of:=IF(FIND([.W16];[.D16];1))" office:value-type="boolean" office:boolean-value="true" calcext:value-type="boolean">
            <text:p>VRAI</text:p>
          </table:table-cell>
          <table:table-cell table:formula="of:=LEN([.X16])+LEN([.N16])" office:value-type="float" office:value="19" calcext:value-type="float">
            <text:p>19</text:p>
          </table:table-cell>
          <table:table-cell table:formula="of:=SEARCH([.N16];[.D16];1)+5" office:value-type="float" office:value="24" calcext:value-type="float">
            <text:p>24</text:p>
          </table:table-cell>
          <table:table-cell table:formula="of:=LEFT([.D16];[.AA16])" office:value-type="string" office:string-value="39 RUE DES CARMES 15012 " calcext:value-type="string">
            <text:p>39 RUE DES CARMES 15012 </text:p>
          </table:table-cell>
          <table:table-cell table:formula="of:=LEN([.AB16])" office:value-type="float" office:value="24" calcext:value-type="float">
            <text:p>24</text:p>
          </table:table-cell>
          <table:table-cell table:formula="of:=LEN([.D16])" office:value-type="float" office:value="38" calcext:value-type="float">
            <text:p>38</text:p>
          </table:table-cell>
          <table:table-cell table:formula="of:=[.AD16]-[.AC16]" office:value-type="float" office:value="14" calcext:value-type="float">
            <text:p>14</text:p>
          </table:table-cell>
          <table:table-cell table:formula="of:=RIGHT([.D16];[.AE16])" office:value-type="string" office:string-value="AURILLAC CEDEX" calcext:value-type="string">
            <text:p>AURILLAC CEDEX</text:p>
          </table:table-cell>
          <table:table-cell table:formula="of:=TRIM(ORG.LIBREOFFICE.REGEX([.AF16];&quot;CEDEX|[0-9]|BP&quot;;&quot; &quot;;&quot;g&quot;))" office:value-type="string" office:string-value="AURILLAC" calcext:value-type="string">
            <text:p>AURILLAC</text:p>
          </table:table-cell>
          <table:table-cell/>
          <table:table-cell table:formula="of:=LEFT([.E16];11)" office:value-type="string" office:string-value="BDFEFRPPCCT" calcext:value-type="string">
            <text:p>BDFEFRPPCCT</text:p>
          </table:table-cell>
          <table:table-cell table:formula="of:=TRIM(ORG.LIBREOFFICE.REGEX([.E16];[.AI16];&quot;&quot;;&quot;g&quot;))" office:value-type="string" office:string-value="FR71 3000 1001 61A1 5000 0000 031" calcext:value-type="string">
            <text:p>FR71 3000 1001 61A1 5000 0000 031</text:p>
          </table:table-cell>
          <table:table-cell table:formula="of:=LEFT([.AJ16];4)" office:value-type="string" office:string-value="FR71" calcext:value-type="string">
            <text:p>FR71</text:p>
          </table:table-cell>
          <table:table-cell table:formula="of:=TRIM(ORG.LIBREOFFICE.REGEX([.AJ16];[.AK16];&quot;&quot;;&quot;g&quot;))" office:value-type="string" office:string-value="3000 1001 61A1 5000 0000 031" calcext:value-type="string">
            <text:p>3000 1001 61A1 5000 0000 031</text:p>
          </table:table-cell>
          <table:table-cell table:formula="of:=LEFT([.AL16];4)" office:value-type="string" office:string-value="3000" calcext:value-type="string">
            <text:p>3000</text:p>
          </table:table-cell>
          <table:table-cell table:formula="of:=TRIM(ORG.LIBREOFFICE.REGEX([.AL16];[.AM16];&quot;&quot;;1))" office:value-type="string" office:string-value="1001 61A1 5000 0000 031" calcext:value-type="string">
            <text:p>1001 61A1 5000 0000 031</text:p>
          </table:table-cell>
          <table:table-cell table:style-name="ce19" table:formula="of:=LEFT([.AN16];4)" office:value-type="string" office:string-value="1001" calcext:value-type="string">
            <text:p>1001</text:p>
          </table:table-cell>
          <table:table-cell table:formula="of:=TRIM(ORG.LIBREOFFICE.REGEX([.AN16];[.AO16];&quot;&quot;;1))" office:value-type="string" office:string-value="61A1 5000 0000 031" calcext:value-type="string">
            <text:p>61A1 5000 0000 031</text:p>
          </table:table-cell>
          <table:table-cell table:style-name="ce18" table:formula="of:=LEFT([.AP16];4)" office:value-type="string" office:string-value="61A1" calcext:value-type="string">
            <text:p>61A1</text:p>
          </table:table-cell>
          <table:table-cell table:style-name="ce43" table:formula="of:=REPLACE([.AP16];1;5; )" office:value-type="string" office:string-value="5000 0000 031" calcext:value-type="string">
            <text:p>5000 0000 031</text:p>
          </table:table-cell>
          <table:table-cell table:style-name="ce18" table:formula="of:=LEFT([.AR16];4)" office:value-type="string" office:string-value="5000" calcext:value-type="string">
            <text:p>5000</text:p>
          </table:table-cell>
          <table:table-cell table:style-name="ce43" table:formula="of:=REPLACE([.AR16];1;5; )" office:value-type="string" office:string-value="0000 031" calcext:value-type="string">
            <text:p>0000 031</text:p>
          </table:table-cell>
          <table:table-cell table:style-name="ce18" table:formula="of:=LEFT([.AT16];4)" office:value-type="string" office:string-value="0000" calcext:value-type="string">
            <text:p>0000</text:p>
          </table:table-cell>
          <table:table-cell table:style-name="ce43" table:formula="of:=REPLACE([.AT16];1;5; )" office:value-type="string" office:string-value="031" calcext:value-type="string">
            <text:p>031</text:p>
          </table:table-cell>
          <table:table-cell table:style-name="ce18" table:formula="of:=LEFT([.AV16];3)" office:value-type="string" office:string-value="031" calcext:value-type="string">
            <text:p>031</text:p>
          </table:table-cell>
          <table:table-cell table:style-name="ce13" table:formula="of:=TRIM(ORG.LIBREOFFICE.REGEX([.AP16];[.AQ16];&quot;&quot;;1))" office:value-type="string" office:string-value="5000 0000 031" calcext:value-type="string">
            <text:p>5000 0000 031</text:p>
          </table:table-cell>
          <table:table-cell table:style-name="ce18" table:formula="of:=RIGHT([.AX16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 16022 ANGOULEME CEDEX</text:p>
          </table:table-cell>
          <table:table-cell office:value-type="string" calcext:value-type="string">
            <text:p>BDFEFRPPCCT FR20 3000 1001 29A1 6000 0000 074</text:p>
          </table:table-cell>
          <table:table-cell/>
          <table:table-cell table:style-name="ce13" table:formula="of:=IFNA(ORG.LIBREOFFICE.REGEX([.$D17];[.$H$2]; ;&quot;g&quot;);0)" office:value-type="string" office:string-value="CS 12222" calcext:value-type="string">
            <text:p>CS 12222</text:p>
          </table:table-cell>
          <table:table-cell/>
          <table:table-cell table:style-name="ce13" table:formula="of:=ORG.LIBREOFFICE.REGEX([.D17];[.$J$2]; ;&quot;g&quot;)" office:value-type="string" office:string-value="12222" calcext:value-type="string">
            <text:p>12222</text:p>
          </table:table-cell>
          <table:table-cell/>
          <table:table-cell table:style-name="ce13" table:formula="of:=IFNA(ORG.LIBREOFFICE.REGEX([.D17];[.$J$2]; ;2);0)" office:value-type="string" office:string-value="16022" calcext:value-type="string">
            <text:p>16022</text:p>
          </table:table-cell>
          <table:table-cell table:style-name="ce15" table:formula="of:=IF([.G17]=0;TRUE();IF(FIND([.G17];[.D1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7]=0;[.I17];[.K17])" office:value-type="string" office:string-value="16022" calcext:value-type="string">
            <text:p>16022</text:p>
          </table:table-cell>
          <table:table-cell table:style-name="ce18"/>
          <table:table-cell table:style-name="ce15" table:formula="of:=IF(FIND([.N17];[.D17];1))" office:value-type="boolean" office:boolean-value="true" calcext:value-type="boolean">
            <text:p>VRAI</text:p>
          </table:table-cell>
          <table:table-cell table:style-name="ce16"/>
          <table:table-cell table:formula="of:=FIND([.N17];[.D17];1)" office:value-type="float" office:value="32" calcext:value-type="float">
            <text:p>32</text:p>
          </table:table-cell>
          <table:table-cell table:style-name="Default" table:formula="of:=LEN([.D17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7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7];[.R17];[.S17]-[.R17]+1;&quot;&quot;))" office:value-type="string" office:string-value="3 RUE PIERRE LABACHOT CS 12222" calcext:value-type="string">
            <text:p>3 RUE PIERRE LABACHOT CS 12222</text:p>
          </table:table-cell>
          <table:table-cell table:formula="of:=IF([.U17]=0;[.W17];REPLACE([.W17];1;LEN([.U17])+1; ))" office:value-type="string" office:string-value="RUE PIERRE LABACHOT CS 12222" calcext:value-type="string">
            <text:p>RUE PIERRE LABACHOT CS 12222</text:p>
          </table:table-cell>
          <table:table-cell table:style-name="ce15" table:formula="of:=IF(FIND([.W17];[.D17];1))" office:value-type="boolean" office:boolean-value="true" calcext:value-type="boolean">
            <text:p>VRAI</text:p>
          </table:table-cell>
          <table:table-cell table:formula="of:=LEN([.X17])+LEN([.N17])" office:value-type="float" office:value="33" calcext:value-type="float">
            <text:p>33</text:p>
          </table:table-cell>
          <table:table-cell table:formula="of:=SEARCH([.N17];[.D17];1)+5" office:value-type="float" office:value="37" calcext:value-type="float">
            <text:p>37</text:p>
          </table:table-cell>
          <table:table-cell table:formula="of:=LEFT([.D17];[.AA17])" office:value-type="string" office:string-value="3 RUE PIERRE LABACHOT CS 12222 16022 " calcext:value-type="string">
            <text:p>3 RUE PIERRE LABACHOT CS 12222 16022 </text:p>
          </table:table-cell>
          <table:table-cell table:formula="of:=LEN([.AB17])" office:value-type="float" office:value="37" calcext:value-type="float">
            <text:p>37</text:p>
          </table:table-cell>
          <table:table-cell table:formula="of:=LEN([.D17])" office:value-type="float" office:value="52" calcext:value-type="float">
            <text:p>52</text:p>
          </table:table-cell>
          <table:table-cell table:formula="of:=[.AD17]-[.AC17]" office:value-type="float" office:value="15" calcext:value-type="float">
            <text:p>15</text:p>
          </table:table-cell>
          <table:table-cell table:formula="of:=RIGHT([.D17];[.AE17])" office:value-type="string" office:string-value="ANGOULEME CEDEX" calcext:value-type="string">
            <text:p>ANGOULEME CEDEX</text:p>
          </table:table-cell>
          <table:table-cell table:formula="of:=TRIM(ORG.LIBREOFFICE.REGEX([.AF17];&quot;CEDEX|[0-9]|BP&quot;;&quot; &quot;;&quot;g&quot;))" office:value-type="string" office:string-value="ANGOULEME" calcext:value-type="string">
            <text:p>ANGOULEME</text:p>
          </table:table-cell>
          <table:table-cell/>
          <table:table-cell table:formula="of:=LEFT([.E17];11)" office:value-type="string" office:string-value="BDFEFRPPCCT" calcext:value-type="string">
            <text:p>BDFEFRPPCCT</text:p>
          </table:table-cell>
          <table:table-cell table:formula="of:=TRIM(ORG.LIBREOFFICE.REGEX([.E17];[.AI17];&quot;&quot;;&quot;g&quot;))" office:value-type="string" office:string-value="FR20 3000 1001 29A1 6000 0000 074" calcext:value-type="string">
            <text:p>FR20 3000 1001 29A1 6000 0000 074</text:p>
          </table:table-cell>
          <table:table-cell table:formula="of:=LEFT([.AJ17];4)" office:value-type="string" office:string-value="FR20" calcext:value-type="string">
            <text:p>FR20</text:p>
          </table:table-cell>
          <table:table-cell table:formula="of:=TRIM(ORG.LIBREOFFICE.REGEX([.AJ17];[.AK17];&quot;&quot;;&quot;g&quot;))" office:value-type="string" office:string-value="3000 1001 29A1 6000 0000 074" calcext:value-type="string">
            <text:p>3000 1001 29A1 6000 0000 074</text:p>
          </table:table-cell>
          <table:table-cell table:formula="of:=LEFT([.AL17];4)" office:value-type="string" office:string-value="3000" calcext:value-type="string">
            <text:p>3000</text:p>
          </table:table-cell>
          <table:table-cell table:formula="of:=TRIM(ORG.LIBREOFFICE.REGEX([.AL17];[.AM17];&quot;&quot;;1))" office:value-type="string" office:string-value="1001 29A1 6000 0000 074" calcext:value-type="string">
            <text:p>1001 29A1 6000 0000 074</text:p>
          </table:table-cell>
          <table:table-cell table:style-name="ce19" table:formula="of:=LEFT([.AN17];4)" office:value-type="string" office:string-value="1001" calcext:value-type="string">
            <text:p>1001</text:p>
          </table:table-cell>
          <table:table-cell table:formula="of:=TRIM(ORG.LIBREOFFICE.REGEX([.AN17];[.AO17];&quot;&quot;;1))" office:value-type="string" office:string-value="29A1 6000 0000 074" calcext:value-type="string">
            <text:p>29A1 6000 0000 074</text:p>
          </table:table-cell>
          <table:table-cell table:style-name="ce18" table:formula="of:=LEFT([.AP17];4)" office:value-type="string" office:string-value="29A1" calcext:value-type="string">
            <text:p>29A1</text:p>
          </table:table-cell>
          <table:table-cell table:style-name="ce43" table:formula="of:=REPLACE([.AP17];1;5; )" office:value-type="string" office:string-value="6000 0000 074" calcext:value-type="string">
            <text:p>6000 0000 074</text:p>
          </table:table-cell>
          <table:table-cell table:style-name="ce18" table:formula="of:=LEFT([.AR17];4)" office:value-type="string" office:string-value="6000" calcext:value-type="string">
            <text:p>6000</text:p>
          </table:table-cell>
          <table:table-cell table:style-name="ce43" table:formula="of:=REPLACE([.AR17];1;5; )" office:value-type="string" office:string-value="0000 074" calcext:value-type="string">
            <text:p>0000 074</text:p>
          </table:table-cell>
          <table:table-cell table:style-name="ce18" table:formula="of:=LEFT([.AT17];4)" office:value-type="string" office:string-value="0000" calcext:value-type="string">
            <text:p>0000</text:p>
          </table:table-cell>
          <table:table-cell table:style-name="ce43" table:formula="of:=REPLACE([.AT17];1;5; )" office:value-type="string" office:string-value="074" calcext:value-type="string">
            <text:p>074</text:p>
          </table:table-cell>
          <table:table-cell table:style-name="ce18" table:formula="of:=LEFT([.AV17];3)" office:value-type="string" office:string-value="074" calcext:value-type="string">
            <text:p>074</text:p>
          </table:table-cell>
          <table:table-cell table:style-name="ce13" table:formula="of:=TRIM(ORG.LIBREOFFICE.REGEX([.AP17];[.AQ17];&quot;&quot;;1))" office:value-type="string" office:string-value="6000 0000 074" calcext:value-type="string">
            <text:p>6000 0000 074</text:p>
          </table:table-cell>
          <table:table-cell table:style-name="ce18" table:formula="of:=RIGHT([.AX17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/>
          <table:table-cell table:style-name="ce13" table:formula="of:=IFNA(ORG.LIBREOFFICE.REGEX([.$D18];[.$H$2]; ;&quot;g&quot;);0)" office:value-type="string" office:string-value="BP40587 " calcext:value-type="string">
            <text:p>BP40587 </text:p>
          </table:table-cell>
          <table:table-cell/>
          <table:table-cell table:style-name="ce13" table:formula="of:=ORG.LIBREOFFICE.REGEX([.D18];[.$J$2]; ;&quot;g&quot;)" office:value-type="string" office:string-value="40587" calcext:value-type="string">
            <text:p>40587</text:p>
          </table:table-cell>
          <table:table-cell/>
          <table:table-cell table:style-name="ce13" table:formula="of:=IFNA(ORG.LIBREOFFICE.REGEX([.D18];[.$J$2]; ;2);0)" office:value-type="string" office:string-value="17021" calcext:value-type="string">
            <text:p>17021</text:p>
          </table:table-cell>
          <table:table-cell table:style-name="ce15" table:formula="of:=IF([.G18]=0;TRUE();IF(FIND([.G18];[.D1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8]=0;[.I18];[.K18])" office:value-type="string" office:string-value="17021" calcext:value-type="string">
            <text:p>17021</text:p>
          </table:table-cell>
          <table:table-cell table:style-name="ce18"/>
          <table:table-cell table:style-name="ce15" table:formula="of:=IF(FIND([.N18];[.D18];1))" office:value-type="boolean" office:boolean-value="true" calcext:value-type="boolean">
            <text:p>VRAI</text:p>
          </table:table-cell>
          <table:table-cell table:style-name="ce16"/>
          <table:table-cell table:formula="of:=FIND([.N18];[.D18];1)" office:value-type="float" office:value="31" calcext:value-type="float">
            <text:p>31</text:p>
          </table:table-cell>
          <table:table-cell table:style-name="Default" table:formula="of:=LEN([.D1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18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18];[.R18];[.S18]-[.R18]+1;&quot;&quot;))" office:value-type="string" office:string-value="24 AVENUE DE FETILLY- BP40587" calcext:value-type="string">
            <text:p>24 AVENUE DE FETILLY- BP40587</text:p>
          </table:table-cell>
          <table:table-cell table:formula="of:=IF([.U18]=0;[.W18];REPLACE([.W18];1;LEN([.U18])+1; ))" office:value-type="string" office:string-value="AVENUE DE FETILLY- BP40587" calcext:value-type="string">
            <text:p>AVENUE DE FETILLY- BP40587</text:p>
          </table:table-cell>
          <table:table-cell table:style-name="ce15" table:formula="of:=IF(FIND([.W18];[.D18];1))" office:value-type="boolean" office:boolean-value="true" calcext:value-type="boolean">
            <text:p>VRAI</text:p>
          </table:table-cell>
          <table:table-cell table:formula="of:=LEN([.X18])+LEN([.N18])" office:value-type="float" office:value="31" calcext:value-type="float">
            <text:p>31</text:p>
          </table:table-cell>
          <table:table-cell table:formula="of:=SEARCH([.N18];[.D18];1)+5" office:value-type="float" office:value="36" calcext:value-type="float">
            <text:p>36</text:p>
          </table:table-cell>
          <table:table-cell table:formula="of:=LEFT([.D18];[.AA18])" office:value-type="string" office:string-value="24 AVENUE DE FETILLY- BP40587 17021 " calcext:value-type="string">
            <text:p>24 AVENUE DE FETILLY- BP40587 17021 </text:p>
          </table:table-cell>
          <table:table-cell table:formula="of:=LEN([.AB18])" office:value-type="float" office:value="36" calcext:value-type="float">
            <text:p>36</text:p>
          </table:table-cell>
          <table:table-cell table:formula="of:=LEN([.D18])" office:value-type="float" office:value="56" calcext:value-type="float">
            <text:p>56</text:p>
          </table:table-cell>
          <table:table-cell table:formula="of:=[.AD18]-[.AC18]" office:value-type="float" office:value="20" calcext:value-type="float">
            <text:p>20</text:p>
          </table:table-cell>
          <table:table-cell table:formula="of:=RIGHT([.D18];[.AE18])" office:value-type="string" office:string-value="LA ROCHELLE CEDEX 01" calcext:value-type="string">
            <text:p>LA ROCHELLE CEDEX 01</text:p>
          </table:table-cell>
          <table:table-cell table:formula="of:=TRIM(ORG.LIBREOFFICE.REGEX([.AF18];&quot;CEDEX|[0-9]|BP&quot;;&quot; &quot;;&quot;g&quot;))" office:value-type="string" office:string-value="LA ROCHELLE" calcext:value-type="string">
            <text:p>LA ROCHELLE</text:p>
          </table:table-cell>
          <table:table-cell/>
          <table:table-cell table:formula="of:=LEFT([.E18];11)" office:value-type="string" office:string-value="BDFEFRPPCCT" calcext:value-type="string">
            <text:p>BDFEFRPPCCT</text:p>
          </table:table-cell>
          <table:table-cell table:formula="of:=TRIM(ORG.LIBREOFFICE.REGEX([.E18];[.AI18];&quot;&quot;;&quot;g&quot;))" office:value-type="string" office:string-value="FR43 3000 1006 95A1 7000 0000 071" calcext:value-type="string">
            <text:p>FR43 3000 1006 95A1 7000 0000 071</text:p>
          </table:table-cell>
          <table:table-cell table:formula="of:=LEFT([.AJ18];4)" office:value-type="string" office:string-value="FR43" calcext:value-type="string">
            <text:p>FR43</text:p>
          </table:table-cell>
          <table:table-cell table:formula="of:=TRIM(ORG.LIBREOFFICE.REGEX([.AJ18];[.AK18];&quot;&quot;;&quot;g&quot;))" office:value-type="string" office:string-value="3000 1006 95A1 7000 0000 071" calcext:value-type="string">
            <text:p>3000 1006 95A1 7000 0000 071</text:p>
          </table:table-cell>
          <table:table-cell table:formula="of:=LEFT([.AL18];4)" office:value-type="string" office:string-value="3000" calcext:value-type="string">
            <text:p>3000</text:p>
          </table:table-cell>
          <table:table-cell table:formula="of:=TRIM(ORG.LIBREOFFICE.REGEX([.AL18];[.AM18];&quot;&quot;;1))" office:value-type="string" office:string-value="1006 95A1 7000 0000 071" calcext:value-type="string">
            <text:p>1006 95A1 7000 0000 071</text:p>
          </table:table-cell>
          <table:table-cell table:style-name="ce19" table:formula="of:=LEFT([.AN18];4)" office:value-type="string" office:string-value="1006" calcext:value-type="string">
            <text:p>1006</text:p>
          </table:table-cell>
          <table:table-cell table:formula="of:=TRIM(ORG.LIBREOFFICE.REGEX([.AN18];[.AO18];&quot;&quot;;1))" office:value-type="string" office:string-value="95A1 7000 0000 071" calcext:value-type="string">
            <text:p>95A1 7000 0000 071</text:p>
          </table:table-cell>
          <table:table-cell table:style-name="ce18" table:formula="of:=LEFT([.AP18];4)" office:value-type="string" office:string-value="95A1" calcext:value-type="string">
            <text:p>95A1</text:p>
          </table:table-cell>
          <table:table-cell table:style-name="ce43" table:formula="of:=REPLACE([.AP18];1;5; )" office:value-type="string" office:string-value="7000 0000 071" calcext:value-type="string">
            <text:p>7000 0000 071</text:p>
          </table:table-cell>
          <table:table-cell table:style-name="ce18" table:formula="of:=LEFT([.AR18];4)" office:value-type="string" office:string-value="7000" calcext:value-type="string">
            <text:p>7000</text:p>
          </table:table-cell>
          <table:table-cell table:style-name="ce43" table:formula="of:=REPLACE([.AR18];1;5; )" office:value-type="string" office:string-value="0000 071" calcext:value-type="string">
            <text:p>0000 071</text:p>
          </table:table-cell>
          <table:table-cell table:style-name="ce18" table:formula="of:=LEFT([.AT18];4)" office:value-type="string" office:string-value="0000" calcext:value-type="string">
            <text:p>0000</text:p>
          </table:table-cell>
          <table:table-cell table:style-name="ce43" table:formula="of:=REPLACE([.AT18];1;5; )" office:value-type="string" office:string-value="071" calcext:value-type="string">
            <text:p>071</text:p>
          </table:table-cell>
          <table:table-cell table:style-name="ce18" table:formula="of:=LEFT([.AV18];3)" office:value-type="string" office:string-value="071" calcext:value-type="string">
            <text:p>071</text:p>
          </table:table-cell>
          <table:table-cell table:style-name="ce13" table:formula="of:=TRIM(ORG.LIBREOFFICE.REGEX([.AP18];[.AQ18];&quot;&quot;;1))" office:value-type="string" office:string-value="7000 0000 071" calcext:value-type="string">
            <text:p>7000 0000 071</text:p>
          </table:table-cell>
          <table:table-cell table:style-name="ce18" table:formula="of:=RIGHT([.AX1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/>
          <table:table-cell table:style-name="ce13" table:formula="of:=IFNA(ORG.LIBREOFFICE.REGEX([.$D19];[.$H$2]; ;&quot;g&quot;);0)" office:value-type="string" office:string-value="CS 21233" calcext:value-type="string">
            <text:p>CS 21233</text:p>
          </table:table-cell>
          <table:table-cell/>
          <table:table-cell table:style-name="ce13" table:formula="of:=ORG.LIBREOFFICE.REGEX([.D19];[.$J$2]; ;&quot;g&quot;)" office:value-type="string" office:string-value="21233" calcext:value-type="string">
            <text:p>21233</text:p>
          </table:table-cell>
          <table:table-cell/>
          <table:table-cell table:style-name="ce13" table:formula="of:=IFNA(ORG.LIBREOFFICE.REGEX([.D19];[.$J$2]; ;2);0)" office:value-type="string" office:string-value="18022" calcext:value-type="string">
            <text:p>18022</text:p>
          </table:table-cell>
          <table:table-cell table:style-name="ce15" table:formula="of:=IF([.G19]=0;TRUE();IF(FIND([.G19];[.D1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9]=0;[.I19];[.K19])" office:value-type="string" office:string-value="18022" calcext:value-type="string">
            <text:p>18022</text:p>
          </table:table-cell>
          <table:table-cell table:style-name="ce18"/>
          <table:table-cell table:style-name="ce15" table:formula="of:=IF(FIND([.N19];[.D19];1))" office:value-type="boolean" office:boolean-value="true" calcext:value-type="boolean">
            <text:p>VRAI</text:p>
          </table:table-cell>
          <table:table-cell table:style-name="ce16"/>
          <table:table-cell table:formula="of:=FIND([.N19];[.D19];1)" office:value-type="float" office:value="30" calcext:value-type="float">
            <text:p>30</text:p>
          </table:table-cell>
          <table:table-cell table:style-name="Default" table:formula="of:=LEN([.D1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9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9];[.R19];[.S19]-[.R19]+1;&quot;&quot;))" office:value-type="string" office:string-value="PLACE STE CATHERINE CS 21233" calcext:value-type="string">
            <text:p>PLACE STE CATHERINE CS 21233</text:p>
          </table:table-cell>
          <table:table-cell table:formula="of:=IF([.U19]=0;[.W19];REPLACE([.W19];1;LEN([.U19])+1; ))" office:value-type="string" office:string-value="PLACE STE CATHERINE CS 21233" calcext:value-type="string">
            <text:p>PLACE STE CATHERINE CS 21233</text:p>
          </table:table-cell>
          <table:table-cell table:style-name="ce15" table:formula="of:=IF(FIND([.W19];[.D19];1))" office:value-type="boolean" office:boolean-value="true" calcext:value-type="boolean">
            <text:p>VRAI</text:p>
          </table:table-cell>
          <table:table-cell table:formula="of:=LEN([.X19])+LEN([.N19])" office:value-type="float" office:value="33" calcext:value-type="float">
            <text:p>33</text:p>
          </table:table-cell>
          <table:table-cell table:formula="of:=SEARCH([.N19];[.D19];1)+5" office:value-type="float" office:value="35" calcext:value-type="float">
            <text:p>35</text:p>
          </table:table-cell>
          <table:table-cell table:formula="of:=LEFT([.D19];[.AA19])" office:value-type="string" office:string-value="PLACE STE CATHERINE CS 21233 18022 " calcext:value-type="string">
            <text:p>PLACE STE CATHERINE CS 21233 18022 </text:p>
          </table:table-cell>
          <table:table-cell table:formula="of:=LEN([.AB19])" office:value-type="float" office:value="35" calcext:value-type="float">
            <text:p>35</text:p>
          </table:table-cell>
          <table:table-cell table:formula="of:=LEN([.D19])" office:value-type="float" office:value="48" calcext:value-type="float">
            <text:p>48</text:p>
          </table:table-cell>
          <table:table-cell table:formula="of:=[.AD19]-[.AC19]" office:value-type="float" office:value="13" calcext:value-type="float">
            <text:p>13</text:p>
          </table:table-cell>
          <table:table-cell table:formula="of:=RIGHT([.D19];[.AE19])" office:value-type="string" office:string-value="BOURGES CEDEX" calcext:value-type="string">
            <text:p>BOURGES CEDEX</text:p>
          </table:table-cell>
          <table:table-cell table:formula="of:=TRIM(ORG.LIBREOFFICE.REGEX([.AF19];&quot;CEDEX|[0-9]|BP&quot;;&quot; &quot;;&quot;g&quot;))" office:value-type="string" office:string-value="BOURGES" calcext:value-type="string">
            <text:p>BOURGES</text:p>
          </table:table-cell>
          <table:table-cell/>
          <table:table-cell table:formula="of:=LEFT([.E19];11)" office:value-type="string" office:string-value="BDFEFRPPCCT" calcext:value-type="string">
            <text:p>BDFEFRPPCCT</text:p>
          </table:table-cell>
          <table:table-cell table:formula="of:=TRIM(ORG.LIBREOFFICE.REGEX([.E19];[.AI19];&quot;&quot;;&quot;g&quot;))" office:value-type="string" office:string-value="FR20 3000 1002 26A1 8000 0000 073" calcext:value-type="string">
            <text:p>FR20 3000 1002 26A1 8000 0000 073</text:p>
          </table:table-cell>
          <table:table-cell table:formula="of:=LEFT([.AJ19];4)" office:value-type="string" office:string-value="FR20" calcext:value-type="string">
            <text:p>FR20</text:p>
          </table:table-cell>
          <table:table-cell table:formula="of:=TRIM(ORG.LIBREOFFICE.REGEX([.AJ19];[.AK19];&quot;&quot;;&quot;g&quot;))" office:value-type="string" office:string-value="3000 1002 26A1 8000 0000 073" calcext:value-type="string">
            <text:p>3000 1002 26A1 8000 0000 073</text:p>
          </table:table-cell>
          <table:table-cell table:formula="of:=LEFT([.AL19];4)" office:value-type="string" office:string-value="3000" calcext:value-type="string">
            <text:p>3000</text:p>
          </table:table-cell>
          <table:table-cell table:formula="of:=TRIM(ORG.LIBREOFFICE.REGEX([.AL19];[.AM19];&quot;&quot;;1))" office:value-type="string" office:string-value="1002 26A1 8000 0000 073" calcext:value-type="string">
            <text:p>1002 26A1 8000 0000 073</text:p>
          </table:table-cell>
          <table:table-cell table:style-name="ce19" table:formula="of:=LEFT([.AN19];4)" office:value-type="string" office:string-value="1002" calcext:value-type="string">
            <text:p>1002</text:p>
          </table:table-cell>
          <table:table-cell table:formula="of:=TRIM(ORG.LIBREOFFICE.REGEX([.AN19];[.AO19];&quot;&quot;;1))" office:value-type="string" office:string-value="26A1 8000 0000 073" calcext:value-type="string">
            <text:p>26A1 8000 0000 073</text:p>
          </table:table-cell>
          <table:table-cell table:style-name="ce18" table:formula="of:=LEFT([.AP19];4)" office:value-type="string" office:string-value="26A1" calcext:value-type="string">
            <text:p>26A1</text:p>
          </table:table-cell>
          <table:table-cell table:style-name="ce43" table:formula="of:=REPLACE([.AP19];1;5; )" office:value-type="string" office:string-value="8000 0000 073" calcext:value-type="string">
            <text:p>8000 0000 073</text:p>
          </table:table-cell>
          <table:table-cell table:style-name="ce18" table:formula="of:=LEFT([.AR19];4)" office:value-type="string" office:string-value="8000" calcext:value-type="string">
            <text:p>8000</text:p>
          </table:table-cell>
          <table:table-cell table:style-name="ce43" table:formula="of:=REPLACE([.AR19];1;5; )" office:value-type="string" office:string-value="0000 073" calcext:value-type="string">
            <text:p>0000 073</text:p>
          </table:table-cell>
          <table:table-cell table:style-name="ce18" table:formula="of:=LEFT([.AT19];4)" office:value-type="string" office:string-value="0000" calcext:value-type="string">
            <text:p>0000</text:p>
          </table:table-cell>
          <table:table-cell table:style-name="ce43" table:formula="of:=REPLACE([.AT19];1;5; )" office:value-type="string" office:string-value="073" calcext:value-type="string">
            <text:p>073</text:p>
          </table:table-cell>
          <table:table-cell table:style-name="ce18" table:formula="of:=LEFT([.AV19];3)" office:value-type="string" office:string-value="073" calcext:value-type="string">
            <text:p>073</text:p>
          </table:table-cell>
          <table:table-cell table:style-name="ce13" table:formula="of:=TRIM(ORG.LIBREOFFICE.REGEX([.AP19];[.AQ19];&quot;&quot;;1))" office:value-type="string" office:string-value="8000 0000 073" calcext:value-type="string">
            <text:p>8000 0000 073</text:p>
          </table:table-cell>
          <table:table-cell table:style-name="ce18" table:formula="of:=RIGHT([.AX19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/>
          <table:table-cell table:style-name="ce13" table:formula="of:=IFNA(ORG.LIBREOFFICE.REGEX([.$D20];[.$H$2]; ;&quot;g&quot;);0)" office:value-type="string" office:string-value="BP 239 " calcext:value-type="string">
            <text:p>BP 239 </text:p>
          </table:table-cell>
          <table:table-cell/>
          <table:table-cell table:style-name="ce13" table:formula="of:=ORG.LIBREOFFICE.REGEX([.D20];[.$J$2]; ;&quot;g&quot;)" office:value-type="string" office:string-value="19012" calcext:value-type="string">
            <text:p>19012</text:p>
          </table:table-cell>
          <table:table-cell/>
          <table:table-cell table:style-name="ce13" table:formula="of:=IFNA(ORG.LIBREOFFICE.REGEX([.D20];[.$J$2]; ;2);0)" office:value-type="float" office:value="0" calcext:value-type="float">
            <text:p>0</text:p>
          </table:table-cell>
          <table:table-cell table:style-name="ce15" table:formula="of:=IF([.G20]=0;TRUE();IF(FIND([.G20];[.D2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0]=0;[.I20];[.K20])" office:value-type="string" office:string-value="19012" calcext:value-type="string">
            <text:p>19012</text:p>
          </table:table-cell>
          <table:table-cell table:style-name="ce18"/>
          <table:table-cell table:style-name="ce15" table:formula="of:=IF(FIND([.N20];[.D20];1))" office:value-type="boolean" office:boolean-value="true" calcext:value-type="boolean">
            <text:p>VRAI</text:p>
          </table:table-cell>
          <table:table-cell table:style-name="ce16"/>
          <table:table-cell table:formula="of:=FIND([.N20];[.D20];1)" office:value-type="float" office:value="30" calcext:value-type="float">
            <text:p>30</text:p>
          </table:table-cell>
          <table:table-cell table:style-name="Default" table:formula="of:=LEN([.D20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20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0];[.R20];[.S20]-[.R20]+1;&quot;&quot;))" office:value-type="string" office:string-value="15 AV HENRI BOURNAZEL BP 239" calcext:value-type="string">
            <text:p>15 AV HENRI BOURNAZEL BP 239</text:p>
          </table:table-cell>
          <table:table-cell table:formula="of:=IF([.U20]=0;[.W20];REPLACE([.W20];1;LEN([.U20])+1; ))" office:value-type="string" office:string-value="AV HENRI BOURNAZEL BP 239" calcext:value-type="string">
            <text:p>AV HENRI BOURNAZEL BP 239</text:p>
          </table:table-cell>
          <table:table-cell table:style-name="ce15" table:formula="of:=IF(FIND([.W20];[.D20];1))" office:value-type="boolean" office:boolean-value="true" calcext:value-type="boolean">
            <text:p>VRAI</text:p>
          </table:table-cell>
          <table:table-cell table:formula="of:=LEN([.X20])+LEN([.N20])" office:value-type="float" office:value="30" calcext:value-type="float">
            <text:p>30</text:p>
          </table:table-cell>
          <table:table-cell table:formula="of:=SEARCH([.N20];[.D20];1)+5" office:value-type="float" office:value="35" calcext:value-type="float">
            <text:p>35</text:p>
          </table:table-cell>
          <table:table-cell table:formula="of:=LEFT([.D20];[.AA20])" office:value-type="string" office:string-value="15 AV HENRI BOURNAZEL BP 239 19012 " calcext:value-type="string">
            <text:p>15 AV HENRI BOURNAZEL BP 239 19012 </text:p>
          </table:table-cell>
          <table:table-cell table:formula="of:=LEN([.AB20])" office:value-type="float" office:value="35" calcext:value-type="float">
            <text:p>35</text:p>
          </table:table-cell>
          <table:table-cell table:formula="of:=LEN([.D20])" office:value-type="float" office:value="46" calcext:value-type="float">
            <text:p>46</text:p>
          </table:table-cell>
          <table:table-cell table:formula="of:=[.AD20]-[.AC20]" office:value-type="float" office:value="11" calcext:value-type="float">
            <text:p>11</text:p>
          </table:table-cell>
          <table:table-cell table:formula="of:=RIGHT([.D20];[.AE20])" office:value-type="string" office:string-value="TULLE CEDEX" calcext:value-type="string">
            <text:p>TULLE CEDEX</text:p>
          </table:table-cell>
          <table:table-cell table:formula="of:=TRIM(ORG.LIBREOFFICE.REGEX([.AF20];&quot;CEDEX|[0-9]|BP&quot;;&quot; &quot;;&quot;g&quot;))" office:value-type="string" office:string-value="TULLE" calcext:value-type="string">
            <text:p>TULLE</text:p>
          </table:table-cell>
          <table:table-cell/>
          <table:table-cell table:formula="of:=LEFT([.E20];11)" office:value-type="string" office:string-value="BDFEFRPPCCT" calcext:value-type="string">
            <text:p>BDFEFRPPCCT</text:p>
          </table:table-cell>
          <table:table-cell table:formula="of:=TRIM(ORG.LIBREOFFICE.REGEX([.E20];[.AI20];&quot;&quot;;&quot;g&quot;))" office:value-type="string" office:string-value="FR26 3000 1008 46A1 9000 0000 036" calcext:value-type="string">
            <text:p>FR26 3000 1008 46A1 9000 0000 036</text:p>
          </table:table-cell>
          <table:table-cell table:formula="of:=LEFT([.AJ20];4)" office:value-type="string" office:string-value="FR26" calcext:value-type="string">
            <text:p>FR26</text:p>
          </table:table-cell>
          <table:table-cell table:formula="of:=TRIM(ORG.LIBREOFFICE.REGEX([.AJ20];[.AK20];&quot;&quot;;&quot;g&quot;))" office:value-type="string" office:string-value="3000 1008 46A1 9000 0000 036" calcext:value-type="string">
            <text:p>3000 1008 46A1 9000 0000 036</text:p>
          </table:table-cell>
          <table:table-cell table:formula="of:=LEFT([.AL20];4)" office:value-type="string" office:string-value="3000" calcext:value-type="string">
            <text:p>3000</text:p>
          </table:table-cell>
          <table:table-cell table:formula="of:=TRIM(ORG.LIBREOFFICE.REGEX([.AL20];[.AM20];&quot;&quot;;1))" office:value-type="string" office:string-value="1008 46A1 9000 0000 036" calcext:value-type="string">
            <text:p>1008 46A1 9000 0000 036</text:p>
          </table:table-cell>
          <table:table-cell table:style-name="ce19" table:formula="of:=LEFT([.AN20];4)" office:value-type="string" office:string-value="1008" calcext:value-type="string">
            <text:p>1008</text:p>
          </table:table-cell>
          <table:table-cell table:formula="of:=TRIM(ORG.LIBREOFFICE.REGEX([.AN20];[.AO20];&quot;&quot;;1))" office:value-type="string" office:string-value="46A1 9000 0000 036" calcext:value-type="string">
            <text:p>46A1 9000 0000 036</text:p>
          </table:table-cell>
          <table:table-cell table:style-name="ce18" table:formula="of:=LEFT([.AP20];4)" office:value-type="string" office:string-value="46A1" calcext:value-type="string">
            <text:p>46A1</text:p>
          </table:table-cell>
          <table:table-cell table:style-name="ce43" table:formula="of:=REPLACE([.AP20];1;5; )" office:value-type="string" office:string-value="9000 0000 036" calcext:value-type="string">
            <text:p>9000 0000 036</text:p>
          </table:table-cell>
          <table:table-cell table:style-name="ce18" table:formula="of:=LEFT([.AR20];4)" office:value-type="string" office:string-value="9000" calcext:value-type="string">
            <text:p>9000</text:p>
          </table:table-cell>
          <table:table-cell table:style-name="ce43" table:formula="of:=REPLACE([.AR20];1;5; )" office:value-type="string" office:string-value="0000 036" calcext:value-type="string">
            <text:p>0000 036</text:p>
          </table:table-cell>
          <table:table-cell table:style-name="ce18" table:formula="of:=LEFT([.AT20];4)" office:value-type="string" office:string-value="0000" calcext:value-type="string">
            <text:p>0000</text:p>
          </table:table-cell>
          <table:table-cell table:style-name="ce43" table:formula="of:=REPLACE([.AT20];1;5; )" office:value-type="string" office:string-value="036" calcext:value-type="string">
            <text:p>036</text:p>
          </table:table-cell>
          <table:table-cell table:style-name="ce18" table:formula="of:=LEFT([.AV20];3)" office:value-type="string" office:string-value="036" calcext:value-type="string">
            <text:p>036</text:p>
          </table:table-cell>
          <table:table-cell table:style-name="ce13" table:formula="of:=TRIM(ORG.LIBREOFFICE.REGEX([.AP20];[.AQ20];&quot;&quot;;1))" office:value-type="string" office:string-value="9000 0000 036" calcext:value-type="string">
            <text:p>9000 0000 036</text:p>
          </table:table-cell>
          <table:table-cell table:style-name="ce18" table:formula="of:=RIGHT([.AX20];2)" office:value-type="string" office:string-value="36" calcext:value-type="string">
            <text:p>3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/>
          <table:table-cell table:style-name="ce13" table:formula="of:=IFNA(ORG.LIBREOFFICE.REGEX([.$D2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1];[.$J$2]; ;&quot;g&quot;)" office:value-type="string" office:string-value="21042" calcext:value-type="string">
            <text:p>21042</text:p>
          </table:table-cell>
          <table:table-cell/>
          <table:table-cell table:style-name="ce13" table:formula="of:=IFNA(ORG.LIBREOFFICE.REGEX([.D21];[.$J$2]; ;2);0)" office:value-type="float" office:value="0" calcext:value-type="float">
            <text:p>0</text:p>
          </table:table-cell>
          <table:table-cell table:style-name="ce15" table:formula="of:=IF([.G21]=0;TRUE();IF(FIND([.G21];[.D2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1]=0;[.I21];[.K21])" office:value-type="string" office:string-value="21042" calcext:value-type="string">
            <text:p>21042</text:p>
          </table:table-cell>
          <table:table-cell table:style-name="ce18"/>
          <table:table-cell table:style-name="ce15" table:formula="of:=IF(FIND([.N21];[.D21];1))" office:value-type="boolean" office:boolean-value="true" calcext:value-type="boolean">
            <text:p>VRAI</text:p>
          </table:table-cell>
          <table:table-cell table:style-name="ce16"/>
          <table:table-cell table:formula="of:=FIND([.N21];[.D21];1)" office:value-type="float" office:value="26" calcext:value-type="float">
            <text:p>26</text:p>
          </table:table-cell>
          <table:table-cell table:style-name="Default" table:formula="of:=LEN([.D21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2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21];[.R21];[.S21]-[.R21]+1;&quot;&quot;))" office:value-type="string" office:string-value="1 BIS PLACE DE LA BANQUE" calcext:value-type="string">
            <text:p>1 BIS PLACE DE LA BANQUE</text:p>
          </table:table-cell>
          <table:table-cell table:formula="of:=IF([.U21]=0;[.W21];REPLACE([.W21];1;LEN([.U21])+1; ))" office:value-type="string" office:string-value="BIS PLACE DE LA BANQUE" calcext:value-type="string">
            <text:p>BIS PLACE DE LA BANQUE</text:p>
          </table:table-cell>
          <table:table-cell table:style-name="ce15" table:formula="of:=IF(FIND([.W21];[.D21];1))" office:value-type="boolean" office:boolean-value="true" calcext:value-type="boolean">
            <text:p>VRAI</text:p>
          </table:table-cell>
          <table:table-cell table:formula="of:=LEN([.X21])+LEN([.N21])" office:value-type="float" office:value="27" calcext:value-type="float">
            <text:p>27</text:p>
          </table:table-cell>
          <table:table-cell table:formula="of:=SEARCH([.N21];[.D21];1)+5" office:value-type="float" office:value="31" calcext:value-type="float">
            <text:p>31</text:p>
          </table:table-cell>
          <table:table-cell table:formula="of:=LEFT([.D21];[.AA21])" office:value-type="string" office:string-value="1 BIS PLACE DE LA BANQUE 21042 " calcext:value-type="string">
            <text:p>1 BIS PLACE DE LA BANQUE 21042 </text:p>
          </table:table-cell>
          <table:table-cell table:formula="of:=LEN([.AB21])" office:value-type="float" office:value="31" calcext:value-type="float">
            <text:p>31</text:p>
          </table:table-cell>
          <table:table-cell table:formula="of:=LEN([.D21])" office:value-type="float" office:value="42" calcext:value-type="float">
            <text:p>42</text:p>
          </table:table-cell>
          <table:table-cell table:formula="of:=[.AD21]-[.AC21]" office:value-type="float" office:value="11" calcext:value-type="float">
            <text:p>11</text:p>
          </table:table-cell>
          <table:table-cell table:formula="of:=RIGHT([.D21];[.AE21])" office:value-type="string" office:string-value="DIJON CEDEX" calcext:value-type="string">
            <text:p>DIJON CEDEX</text:p>
          </table:table-cell>
          <table:table-cell table:formula="of:=TRIM(ORG.LIBREOFFICE.REGEX([.AF21];&quot;CEDEX|[0-9]|BP&quot;;&quot; &quot;;&quot;g&quot;))" office:value-type="string" office:string-value="DIJON" calcext:value-type="string">
            <text:p>DIJON</text:p>
          </table:table-cell>
          <table:table-cell/>
          <table:table-cell table:formula="of:=LEFT([.E21];11)" office:value-type="string" office:string-value="BDFEFRPPCCT" calcext:value-type="string">
            <text:p>BDFEFRPPCCT</text:p>
          </table:table-cell>
          <table:table-cell table:formula="of:=TRIM(ORG.LIBREOFFICE.REGEX([.E21];[.AI21];&quot;&quot;;&quot;g&quot;))" office:value-type="string" office:string-value="FR83 3000 1003 34A2 1000 0000 052" calcext:value-type="string">
            <text:p>FR83 3000 1003 34A2 1000 0000 052</text:p>
          </table:table-cell>
          <table:table-cell table:formula="of:=LEFT([.AJ21];4)" office:value-type="string" office:string-value="FR83" calcext:value-type="string">
            <text:p>FR83</text:p>
          </table:table-cell>
          <table:table-cell table:formula="of:=TRIM(ORG.LIBREOFFICE.REGEX([.AJ21];[.AK21];&quot;&quot;;&quot;g&quot;))" office:value-type="string" office:string-value="3000 1003 34A2 1000 0000 052" calcext:value-type="string">
            <text:p>3000 1003 34A2 1000 0000 052</text:p>
          </table:table-cell>
          <table:table-cell table:formula="of:=LEFT([.AL21];4)" office:value-type="string" office:string-value="3000" calcext:value-type="string">
            <text:p>3000</text:p>
          </table:table-cell>
          <table:table-cell table:formula="of:=TRIM(ORG.LIBREOFFICE.REGEX([.AL21];[.AM21];&quot;&quot;;1))" office:value-type="string" office:string-value="1003 34A2 1000 0000 052" calcext:value-type="string">
            <text:p>1003 34A2 1000 0000 052</text:p>
          </table:table-cell>
          <table:table-cell table:style-name="ce19" table:formula="of:=LEFT([.AN21];4)" office:value-type="string" office:string-value="1003" calcext:value-type="string">
            <text:p>1003</text:p>
          </table:table-cell>
          <table:table-cell table:formula="of:=TRIM(ORG.LIBREOFFICE.REGEX([.AN21];[.AO21];&quot;&quot;;1))" office:value-type="string" office:string-value="34A2 1000 0000 052" calcext:value-type="string">
            <text:p>34A2 1000 0000 052</text:p>
          </table:table-cell>
          <table:table-cell table:style-name="ce18" table:formula="of:=LEFT([.AP21];4)" office:value-type="string" office:string-value="34A2" calcext:value-type="string">
            <text:p>34A2</text:p>
          </table:table-cell>
          <table:table-cell table:style-name="ce43" table:formula="of:=REPLACE([.AP21];1;5; )" office:value-type="string" office:string-value="1000 0000 052" calcext:value-type="string">
            <text:p>1000 0000 052</text:p>
          </table:table-cell>
          <table:table-cell table:style-name="ce18" table:formula="of:=LEFT([.AR21];4)" office:value-type="string" office:string-value="1000" calcext:value-type="string">
            <text:p>1000</text:p>
          </table:table-cell>
          <table:table-cell table:style-name="ce43" table:formula="of:=REPLACE([.AR21];1;5; )" office:value-type="string" office:string-value="0000 052" calcext:value-type="string">
            <text:p>0000 052</text:p>
          </table:table-cell>
          <table:table-cell table:style-name="ce18" table:formula="of:=LEFT([.AT21];4)" office:value-type="string" office:string-value="0000" calcext:value-type="string">
            <text:p>0000</text:p>
          </table:table-cell>
          <table:table-cell table:style-name="ce43" table:formula="of:=REPLACE([.AT21];1;5; )" office:value-type="string" office:string-value="052" calcext:value-type="string">
            <text:p>052</text:p>
          </table:table-cell>
          <table:table-cell table:style-name="ce18" table:formula="of:=LEFT([.AV21];3)" office:value-type="string" office:string-value="052" calcext:value-type="string">
            <text:p>052</text:p>
          </table:table-cell>
          <table:table-cell table:style-name="ce13" table:formula="of:=TRIM(ORG.LIBREOFFICE.REGEX([.AP21];[.AQ21];&quot;&quot;;1))" office:value-type="string" office:string-value="1000 0000 052" calcext:value-type="string">
            <text:p>1000 0000 052</text:p>
          </table:table-cell>
          <table:table-cell table:style-name="ce18" table:formula="of:=RIGHT([.AX21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/>
          <table:table-cell table:style-name="ce13" table:formula="of:=IFNA(ORG.LIBREOFFICE.REGEX([.$D22];[.$H$2]; ;&quot;g&quot;);0)" office:value-type="string" office:string-value="CS 82366" calcext:value-type="string">
            <text:p>CS 82366</text:p>
          </table:table-cell>
          <table:table-cell/>
          <table:table-cell table:style-name="ce13" table:formula="of:=ORG.LIBREOFFICE.REGEX([.D22];[.$J$2]; ;&quot;g&quot;)" office:value-type="string" office:string-value="82366" calcext:value-type="string">
            <text:p>82366</text:p>
          </table:table-cell>
          <table:table-cell/>
          <table:table-cell table:style-name="ce13" table:formula="of:=IFNA(ORG.LIBREOFFICE.REGEX([.D22];[.$J$2]; ;2);0)" office:value-type="string" office:string-value="22023" calcext:value-type="string">
            <text:p>22023</text:p>
          </table:table-cell>
          <table:table-cell table:style-name="ce15" table:formula="of:=IF([.G22]=0;TRUE();IF(FIND([.G22];[.D2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2]=0;[.I22];[.K22])" office:value-type="string" office:string-value="22023" calcext:value-type="string">
            <text:p>22023</text:p>
          </table:table-cell>
          <table:table-cell table:style-name="ce18"/>
          <table:table-cell table:style-name="ce15" table:formula="of:=IF(FIND([.N22];[.D22];1))" office:value-type="boolean" office:boolean-value="true" calcext:value-type="boolean">
            <text:p>VRAI</text:p>
          </table:table-cell>
          <table:table-cell table:style-name="ce16"/>
          <table:table-cell table:formula="of:=FIND([.N22];[.D22];1)" office:value-type="float" office:value="28" calcext:value-type="float">
            <text:p>28</text:p>
          </table:table-cell>
          <table:table-cell table:style-name="Default" table:formula="of:=LEN([.D22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22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22];[.R22];[.S22]-[.R22]+1;&quot;&quot;))" office:value-type="string" office:string-value="17 RUE DE LA GARE CS 82366" calcext:value-type="string">
            <text:p>17 RUE DE LA GARE CS 82366</text:p>
          </table:table-cell>
          <table:table-cell table:formula="of:=IF([.U22]=0;[.W22];REPLACE([.W22];1;LEN([.U22])+1; ))" office:value-type="string" office:string-value="RUE DE LA GARE CS 82366" calcext:value-type="string">
            <text:p>RUE DE LA GARE CS 82366</text:p>
          </table:table-cell>
          <table:table-cell table:style-name="ce15" table:formula="of:=IF(FIND([.W22];[.D22];1))" office:value-type="boolean" office:boolean-value="true" calcext:value-type="boolean">
            <text:p>VRAI</text:p>
          </table:table-cell>
          <table:table-cell table:formula="of:=LEN([.X22])+LEN([.N22])" office:value-type="float" office:value="28" calcext:value-type="float">
            <text:p>28</text:p>
          </table:table-cell>
          <table:table-cell table:formula="of:=SEARCH([.N22];[.D22];1)+5" office:value-type="float" office:value="33" calcext:value-type="float">
            <text:p>33</text:p>
          </table:table-cell>
          <table:table-cell table:formula="of:=LEFT([.D22];[.AA22])" office:value-type="string" office:string-value="17 RUE DE LA GARE CS 82366 22023 " calcext:value-type="string">
            <text:p>17 RUE DE LA GARE CS 82366 22023 </text:p>
          </table:table-cell>
          <table:table-cell table:formula="of:=LEN([.AB22])" office:value-type="float" office:value="33" calcext:value-type="float">
            <text:p>33</text:p>
          </table:table-cell>
          <table:table-cell table:formula="of:=LEN([.D22])" office:value-type="float" office:value="53" calcext:value-type="float">
            <text:p>53</text:p>
          </table:table-cell>
          <table:table-cell table:formula="of:=[.AD22]-[.AC22]" office:value-type="float" office:value="20" calcext:value-type="float">
            <text:p>20</text:p>
          </table:table-cell>
          <table:table-cell table:formula="of:=RIGHT([.D22];[.AE22])" office:value-type="string" office:string-value="SAINT BRIEUC CEDEX 1" calcext:value-type="string">
            <text:p>SAINT BRIEUC CEDEX 1</text:p>
          </table:table-cell>
          <table:table-cell table:formula="of:=TRIM(ORG.LIBREOFFICE.REGEX([.AF22];&quot;CEDEX|[0-9]|BP&quot;;&quot; &quot;;&quot;g&quot;))" office:value-type="string" office:string-value="SAINT BRIEUC" calcext:value-type="string">
            <text:p>SAINT BRIEUC</text:p>
          </table:table-cell>
          <table:table-cell/>
          <table:table-cell table:formula="of:=LEFT([.E22];11)" office:value-type="string" office:string-value="BDFEFRPPCCT" calcext:value-type="string">
            <text:p>BDFEFRPPCCT</text:p>
          </table:table-cell>
          <table:table-cell table:formula="of:=TRIM(ORG.LIBREOFFICE.REGEX([.E22];[.AI22];&quot;&quot;;&quot;g&quot;))" office:value-type="string" office:string-value="FR61 3000 1007 12A2 2000 0000 056" calcext:value-type="string">
            <text:p>FR61 3000 1007 12A2 2000 0000 056</text:p>
          </table:table-cell>
          <table:table-cell table:formula="of:=LEFT([.AJ22];4)" office:value-type="string" office:string-value="FR61" calcext:value-type="string">
            <text:p>FR61</text:p>
          </table:table-cell>
          <table:table-cell table:formula="of:=TRIM(ORG.LIBREOFFICE.REGEX([.AJ22];[.AK22];&quot;&quot;;&quot;g&quot;))" office:value-type="string" office:string-value="3000 1007 12A2 2000 0000 056" calcext:value-type="string">
            <text:p>3000 1007 12A2 2000 0000 056</text:p>
          </table:table-cell>
          <table:table-cell table:formula="of:=LEFT([.AL22];4)" office:value-type="string" office:string-value="3000" calcext:value-type="string">
            <text:p>3000</text:p>
          </table:table-cell>
          <table:table-cell table:formula="of:=TRIM(ORG.LIBREOFFICE.REGEX([.AL22];[.AM22];&quot;&quot;;1))" office:value-type="string" office:string-value="1007 12A2 2000 0000 056" calcext:value-type="string">
            <text:p>1007 12A2 2000 0000 056</text:p>
          </table:table-cell>
          <table:table-cell table:style-name="ce19" table:formula="of:=LEFT([.AN22];4)" office:value-type="string" office:string-value="1007" calcext:value-type="string">
            <text:p>1007</text:p>
          </table:table-cell>
          <table:table-cell table:formula="of:=TRIM(ORG.LIBREOFFICE.REGEX([.AN22];[.AO22];&quot;&quot;;1))" office:value-type="string" office:string-value="12A2 2000 0000 056" calcext:value-type="string">
            <text:p>12A2 2000 0000 056</text:p>
          </table:table-cell>
          <table:table-cell table:style-name="ce18" table:formula="of:=LEFT([.AP22];4)" office:value-type="string" office:string-value="12A2" calcext:value-type="string">
            <text:p>12A2</text:p>
          </table:table-cell>
          <table:table-cell table:style-name="ce43" table:formula="of:=REPLACE([.AP22];1;5; )" office:value-type="string" office:string-value="2000 0000 056" calcext:value-type="string">
            <text:p>2000 0000 056</text:p>
          </table:table-cell>
          <table:table-cell table:style-name="ce18" table:formula="of:=LEFT([.AR22];4)" office:value-type="string" office:string-value="2000" calcext:value-type="string">
            <text:p>2000</text:p>
          </table:table-cell>
          <table:table-cell table:style-name="ce43" table:formula="of:=REPLACE([.AR22];1;5; )" office:value-type="string" office:string-value="0000 056" calcext:value-type="string">
            <text:p>0000 056</text:p>
          </table:table-cell>
          <table:table-cell table:style-name="ce18" table:formula="of:=LEFT([.AT22];4)" office:value-type="string" office:string-value="0000" calcext:value-type="string">
            <text:p>0000</text:p>
          </table:table-cell>
          <table:table-cell table:style-name="ce43" table:formula="of:=REPLACE([.AT22];1;5; )" office:value-type="string" office:string-value="056" calcext:value-type="string">
            <text:p>056</text:p>
          </table:table-cell>
          <table:table-cell table:style-name="ce18" table:formula="of:=LEFT([.AV22];3)" office:value-type="string" office:string-value="056" calcext:value-type="string">
            <text:p>056</text:p>
          </table:table-cell>
          <table:table-cell table:style-name="ce13" table:formula="of:=TRIM(ORG.LIBREOFFICE.REGEX([.AP22];[.AQ22];&quot;&quot;;1))" office:value-type="string" office:string-value="2000 0000 056" calcext:value-type="string">
            <text:p>2000 0000 056</text:p>
          </table:table-cell>
          <table:table-cell table:style-name="ce18" table:formula="of:=RIGHT([.AX22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/>
          <table:table-cell table:style-name="ce13" table:formula="of:=IFNA(ORG.LIBREOFFICE.REGEX([.$D23];[.$H$2]; ;&quot;g&quot;);0)" office:value-type="string" office:string-value="BP 149 " calcext:value-type="string">
            <text:p>BP 149 </text:p>
          </table:table-cell>
          <table:table-cell/>
          <table:table-cell table:style-name="ce13" table:formula="of:=ORG.LIBREOFFICE.REGEX([.D23];[.$J$2]; ;&quot;g&quot;)" office:value-type="string" office:string-value="23011" calcext:value-type="string">
            <text:p>23011</text:p>
          </table:table-cell>
          <table:table-cell/>
          <table:table-cell table:style-name="ce13" table:formula="of:=IFNA(ORG.LIBREOFFICE.REGEX([.D23];[.$J$2]; ;2);0)" office:value-type="float" office:value="0" calcext:value-type="float">
            <text:p>0</text:p>
          </table:table-cell>
          <table:table-cell table:style-name="ce15" table:formula="of:=IF([.G23]=0;TRUE();IF(FIND([.G23];[.D2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3]=0;[.I23];[.K23])" office:value-type="string" office:string-value="23011" calcext:value-type="string">
            <text:p>23011</text:p>
          </table:table-cell>
          <table:table-cell table:style-name="ce18"/>
          <table:table-cell table:style-name="ce15" table:formula="of:=IF(FIND([.N23];[.D23];1))" office:value-type="boolean" office:boolean-value="true" calcext:value-type="boolean">
            <text:p>VRAI</text:p>
          </table:table-cell>
          <table:table-cell table:style-name="ce16"/>
          <table:table-cell table:formula="of:=FIND([.N23];[.D23];1)" office:value-type="float" office:value="30" calcext:value-type="float">
            <text:p>30</text:p>
          </table:table-cell>
          <table:table-cell table:style-name="Default" table:formula="of:=LEN([.D23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3];&quot;^[0-9-]{1,7}&quot;; ;1); )" office:value-type="string" office:string-value="02" calcext:value-type="string">
            <text:p>02</text:p>
          </table:table-cell>
          <table:table-cell table:style-name="Default"/>
          <table:table-cell table:formula="of:=TRIM(REPLACE([.D23];[.R23];[.S23]-[.R23]+1;&quot;&quot;))" office:value-type="string" office:string-value="02 BD SAINT PARDOUX - BP 149" calcext:value-type="string">
            <text:p>02 BD SAINT PARDOUX - BP 149</text:p>
          </table:table-cell>
          <table:table-cell table:formula="of:=IF([.U23]=0;[.W23];REPLACE([.W23];1;LEN([.U23])+1; ))" office:value-type="string" office:string-value="BD SAINT PARDOUX - BP 149" calcext:value-type="string">
            <text:p>BD SAINT PARDOUX - BP 149</text:p>
          </table:table-cell>
          <table:table-cell table:style-name="ce15" table:formula="of:=IF(FIND([.W23];[.D23];1))" office:value-type="boolean" office:boolean-value="true" calcext:value-type="boolean">
            <text:p>VRAI</text:p>
          </table:table-cell>
          <table:table-cell table:formula="of:=LEN([.X23])+LEN([.N23])" office:value-type="float" office:value="30" calcext:value-type="float">
            <text:p>30</text:p>
          </table:table-cell>
          <table:table-cell table:formula="of:=SEARCH([.N23];[.D23];1)+5" office:value-type="float" office:value="35" calcext:value-type="float">
            <text:p>35</text:p>
          </table:table-cell>
          <table:table-cell table:formula="of:=LEFT([.D23];[.AA23])" office:value-type="string" office:string-value="02 BD SAINT PARDOUX - BP 149 23011 " calcext:value-type="string">
            <text:p>02 BD SAINT PARDOUX - BP 149 23011 </text:p>
          </table:table-cell>
          <table:table-cell table:formula="of:=LEN([.AB23])" office:value-type="float" office:value="35" calcext:value-type="float">
            <text:p>35</text:p>
          </table:table-cell>
          <table:table-cell table:formula="of:=LEN([.D23])" office:value-type="float" office:value="47" calcext:value-type="float">
            <text:p>47</text:p>
          </table:table-cell>
          <table:table-cell table:formula="of:=[.AD23]-[.AC23]" office:value-type="float" office:value="12" calcext:value-type="float">
            <text:p>12</text:p>
          </table:table-cell>
          <table:table-cell table:formula="of:=RIGHT([.D23];[.AE23])" office:value-type="string" office:string-value="GUERET CEDEX" calcext:value-type="string">
            <text:p>GUERET CEDEX</text:p>
          </table:table-cell>
          <table:table-cell table:formula="of:=TRIM(ORG.LIBREOFFICE.REGEX([.AF23];&quot;CEDEX|[0-9]|BP&quot;;&quot; &quot;;&quot;g&quot;))" office:value-type="string" office:string-value="GUERET" calcext:value-type="string">
            <text:p>GUERET</text:p>
          </table:table-cell>
          <table:table-cell/>
          <table:table-cell table:formula="of:=LEFT([.E23];11)" office:value-type="string" office:string-value="BDFEFRPPCCT" calcext:value-type="string">
            <text:p>BDFEFRPPCCT</text:p>
          </table:table-cell>
          <table:table-cell table:formula="of:=TRIM(ORG.LIBREOFFICE.REGEX([.E23];[.AI23];&quot;&quot;;&quot;g&quot;))" office:value-type="string" office:string-value="FR05 3000 1004 22A2 3000 0000 089" calcext:value-type="string">
            <text:p>FR05 3000 1004 22A2 3000 0000 089</text:p>
          </table:table-cell>
          <table:table-cell table:formula="of:=LEFT([.AJ23];4)" office:value-type="string" office:string-value="FR05" calcext:value-type="string">
            <text:p>FR05</text:p>
          </table:table-cell>
          <table:table-cell table:formula="of:=TRIM(ORG.LIBREOFFICE.REGEX([.AJ23];[.AK23];&quot;&quot;;&quot;g&quot;))" office:value-type="string" office:string-value="3000 1004 22A2 3000 0000 089" calcext:value-type="string">
            <text:p>3000 1004 22A2 3000 0000 089</text:p>
          </table:table-cell>
          <table:table-cell table:formula="of:=LEFT([.AL23];4)" office:value-type="string" office:string-value="3000" calcext:value-type="string">
            <text:p>3000</text:p>
          </table:table-cell>
          <table:table-cell table:formula="of:=TRIM(ORG.LIBREOFFICE.REGEX([.AL23];[.AM23];&quot;&quot;;1))" office:value-type="string" office:string-value="1004 22A2 3000 0000 089" calcext:value-type="string">
            <text:p>1004 22A2 3000 0000 089</text:p>
          </table:table-cell>
          <table:table-cell table:style-name="ce19" table:formula="of:=LEFT([.AN23];4)" office:value-type="string" office:string-value="1004" calcext:value-type="string">
            <text:p>1004</text:p>
          </table:table-cell>
          <table:table-cell table:formula="of:=TRIM(ORG.LIBREOFFICE.REGEX([.AN23];[.AO23];&quot;&quot;;1))" office:value-type="string" office:string-value="22A2 3000 0000 089" calcext:value-type="string">
            <text:p>22A2 3000 0000 089</text:p>
          </table:table-cell>
          <table:table-cell table:style-name="ce18" table:formula="of:=LEFT([.AP23];4)" office:value-type="string" office:string-value="22A2" calcext:value-type="string">
            <text:p>22A2</text:p>
          </table:table-cell>
          <table:table-cell table:style-name="ce43" table:formula="of:=REPLACE([.AP23];1;5; )" office:value-type="string" office:string-value="3000 0000 089" calcext:value-type="string">
            <text:p>3000 0000 089</text:p>
          </table:table-cell>
          <table:table-cell table:style-name="ce18" table:formula="of:=LEFT([.AR23];4)" office:value-type="string" office:string-value="3000" calcext:value-type="string">
            <text:p>3000</text:p>
          </table:table-cell>
          <table:table-cell table:style-name="ce43" table:formula="of:=REPLACE([.AR23];1;5; )" office:value-type="string" office:string-value="0000 089" calcext:value-type="string">
            <text:p>0000 089</text:p>
          </table:table-cell>
          <table:table-cell table:style-name="ce18" table:formula="of:=LEFT([.AT23];4)" office:value-type="string" office:string-value="0000" calcext:value-type="string">
            <text:p>0000</text:p>
          </table:table-cell>
          <table:table-cell table:style-name="ce43" table:formula="of:=REPLACE([.AT23];1;5; )" office:value-type="string" office:string-value="089" calcext:value-type="string">
            <text:p>089</text:p>
          </table:table-cell>
          <table:table-cell table:style-name="ce18" table:formula="of:=LEFT([.AV23];3)" office:value-type="string" office:string-value="089" calcext:value-type="string">
            <text:p>089</text:p>
          </table:table-cell>
          <table:table-cell table:style-name="ce13" table:formula="of:=TRIM(ORG.LIBREOFFICE.REGEX([.AP23];[.AQ23];&quot;&quot;;1))" office:value-type="string" office:string-value="3000 0000 089" calcext:value-type="string">
            <text:p>3000 0000 089</text:p>
          </table:table-cell>
          <table:table-cell table:style-name="ce18" table:formula="of:=RIGHT([.AX2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/>
          <table:table-cell table:style-name="ce13" table:formula="of:=IFNA(ORG.LIBREOFFICE.REGEX([.$D24];[.$H$2]; ;&quot;g&quot;);0)" office:value-type="string" office:string-value="CS 61000" calcext:value-type="string">
            <text:p>CS 61000</text:p>
          </table:table-cell>
          <table:table-cell/>
          <table:table-cell table:style-name="ce13" table:formula="of:=ORG.LIBREOFFICE.REGEX([.D24];[.$J$2]; ;&quot;g&quot;)" office:value-type="string" office:string-value="61000" calcext:value-type="string">
            <text:p>61000</text:p>
          </table:table-cell>
          <table:table-cell/>
          <table:table-cell table:style-name="ce13" table:formula="of:=IFNA(ORG.LIBREOFFICE.REGEX([.D24];[.$J$2]; ;2);0)" office:value-type="string" office:string-value="24053" calcext:value-type="string">
            <text:p>24053</text:p>
          </table:table-cell>
          <table:table-cell table:style-name="ce15" table:formula="of:=IF([.G24]=0;TRUE();IF(FIND([.G24];[.D2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4]=0;[.I24];[.K24])" office:value-type="string" office:string-value="24053" calcext:value-type="string">
            <text:p>24053</text:p>
          </table:table-cell>
          <table:table-cell table:style-name="ce18"/>
          <table:table-cell table:style-name="ce15" table:formula="of:=IF(FIND([.N24];[.D24];1))" office:value-type="boolean" office:boolean-value="true" calcext:value-type="boolean">
            <text:p>VRAI</text:p>
          </table:table-cell>
          <table:table-cell table:style-name="ce16"/>
          <table:table-cell table:formula="of:=FIND([.N24];[.D24];1)" office:value-type="float" office:value="30" calcext:value-type="float">
            <text:p>30</text:p>
          </table:table-cell>
          <table:table-cell table:style-name="Default" table:formula="of:=LEN([.D24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24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4];[.R24];[.S24]-[.R24]+1;&quot;&quot;))" office:value-type="string" office:string-value="15 RUE DU 26EME R.I CS 61000" calcext:value-type="string">
            <text:p>15 RUE DU 26EME R.I CS 61000</text:p>
          </table:table-cell>
          <table:table-cell table:formula="of:=IF([.U24]=0;[.W24];REPLACE([.W24];1;LEN([.U24])+1; ))" office:value-type="string" office:string-value="RUE DU 26EME R.I CS 61000" calcext:value-type="string">
            <text:p>RUE DU 26EME R.I CS 61000</text:p>
          </table:table-cell>
          <table:table-cell table:style-name="ce15" table:formula="of:=IF(FIND([.W24];[.D24];1))" office:value-type="boolean" office:boolean-value="true" calcext:value-type="boolean">
            <text:p>VRAI</text:p>
          </table:table-cell>
          <table:table-cell table:formula="of:=LEN([.X24])+LEN([.N24])" office:value-type="float" office:value="30" calcext:value-type="float">
            <text:p>30</text:p>
          </table:table-cell>
          <table:table-cell table:formula="of:=SEARCH([.N24];[.D24];1)+5" office:value-type="float" office:value="35" calcext:value-type="float">
            <text:p>35</text:p>
          </table:table-cell>
          <table:table-cell table:formula="of:=LEFT([.D24];[.AA24])" office:value-type="string" office:string-value="15 RUE DU 26EME R.I CS 61000 24053 " calcext:value-type="string">
            <text:p>15 RUE DU 26EME R.I CS 61000 24053 </text:p>
          </table:table-cell>
          <table:table-cell table:formula="of:=LEN([.AB24])" office:value-type="float" office:value="35" calcext:value-type="float">
            <text:p>35</text:p>
          </table:table-cell>
          <table:table-cell table:formula="of:=LEN([.D24])" office:value-type="float" office:value="50" calcext:value-type="float">
            <text:p>50</text:p>
          </table:table-cell>
          <table:table-cell table:formula="of:=[.AD24]-[.AC24]" office:value-type="float" office:value="15" calcext:value-type="float">
            <text:p>15</text:p>
          </table:table-cell>
          <table:table-cell table:formula="of:=RIGHT([.D24];[.AE24])" office:value-type="string" office:string-value="PERIGUEUX CEDEX" calcext:value-type="string">
            <text:p>PERIGUEUX CEDEX</text:p>
          </table:table-cell>
          <table:table-cell table:formula="of:=TRIM(ORG.LIBREOFFICE.REGEX([.AF24];&quot;CEDEX|[0-9]|BP&quot;;&quot; &quot;;&quot;g&quot;))" office:value-type="string" office:string-value="PERIGUEUX" calcext:value-type="string">
            <text:p>PERIGUEUX</text:p>
          </table:table-cell>
          <table:table-cell/>
          <table:table-cell table:formula="of:=LEFT([.E24];11)" office:value-type="string" office:string-value="BDFEFRPPCCT" calcext:value-type="string">
            <text:p>BDFEFRPPCCT</text:p>
          </table:table-cell>
          <table:table-cell table:formula="of:=TRIM(ORG.LIBREOFFICE.REGEX([.E24];[.AI24];&quot;&quot;;&quot;g&quot;))" office:value-type="string" office:string-value="FR42 3000 1006 24A2 4000 0000 017" calcext:value-type="string">
            <text:p>FR42 3000 1006 24A2 4000 0000 017</text:p>
          </table:table-cell>
          <table:table-cell table:formula="of:=LEFT([.AJ24];4)" office:value-type="string" office:string-value="FR42" calcext:value-type="string">
            <text:p>FR42</text:p>
          </table:table-cell>
          <table:table-cell table:formula="of:=TRIM(ORG.LIBREOFFICE.REGEX([.AJ24];[.AK24];&quot;&quot;;&quot;g&quot;))" office:value-type="string" office:string-value="3000 1006 24A2 4000 0000 017" calcext:value-type="string">
            <text:p>3000 1006 24A2 4000 0000 017</text:p>
          </table:table-cell>
          <table:table-cell table:formula="of:=LEFT([.AL24];4)" office:value-type="string" office:string-value="3000" calcext:value-type="string">
            <text:p>3000</text:p>
          </table:table-cell>
          <table:table-cell table:formula="of:=TRIM(ORG.LIBREOFFICE.REGEX([.AL24];[.AM24];&quot;&quot;;1))" office:value-type="string" office:string-value="1006 24A2 4000 0000 017" calcext:value-type="string">
            <text:p>1006 24A2 4000 0000 017</text:p>
          </table:table-cell>
          <table:table-cell table:style-name="ce19" table:formula="of:=LEFT([.AN24];4)" office:value-type="string" office:string-value="1006" calcext:value-type="string">
            <text:p>1006</text:p>
          </table:table-cell>
          <table:table-cell table:formula="of:=TRIM(ORG.LIBREOFFICE.REGEX([.AN24];[.AO24];&quot;&quot;;1))" office:value-type="string" office:string-value="24A2 4000 0000 017" calcext:value-type="string">
            <text:p>24A2 4000 0000 017</text:p>
          </table:table-cell>
          <table:table-cell table:style-name="ce18" table:formula="of:=LEFT([.AP24];4)" office:value-type="string" office:string-value="24A2" calcext:value-type="string">
            <text:p>24A2</text:p>
          </table:table-cell>
          <table:table-cell table:style-name="ce43" table:formula="of:=REPLACE([.AP24];1;5; )" office:value-type="string" office:string-value="4000 0000 017" calcext:value-type="string">
            <text:p>4000 0000 017</text:p>
          </table:table-cell>
          <table:table-cell table:style-name="ce18" table:formula="of:=LEFT([.AR24];4)" office:value-type="string" office:string-value="4000" calcext:value-type="string">
            <text:p>4000</text:p>
          </table:table-cell>
          <table:table-cell table:style-name="ce43" table:formula="of:=REPLACE([.AR24];1;5; )" office:value-type="string" office:string-value="0000 017" calcext:value-type="string">
            <text:p>0000 017</text:p>
          </table:table-cell>
          <table:table-cell table:style-name="ce18" table:formula="of:=LEFT([.AT24];4)" office:value-type="string" office:string-value="0000" calcext:value-type="string">
            <text:p>0000</text:p>
          </table:table-cell>
          <table:table-cell table:style-name="ce43" table:formula="of:=REPLACE([.AT24];1;5; )" office:value-type="string" office:string-value="017" calcext:value-type="string">
            <text:p>017</text:p>
          </table:table-cell>
          <table:table-cell table:style-name="ce18" table:formula="of:=LEFT([.AV24];3)" office:value-type="string" office:string-value="017" calcext:value-type="string">
            <text:p>017</text:p>
          </table:table-cell>
          <table:table-cell table:style-name="ce13" table:formula="of:=TRIM(ORG.LIBREOFFICE.REGEX([.AP24];[.AQ24];&quot;&quot;;1))" office:value-type="string" office:string-value="4000 0000 017" calcext:value-type="string">
            <text:p>4000 0000 017</text:p>
          </table:table-cell>
          <table:table-cell table:style-name="ce18" table:formula="of:=RIGHT([.AX24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/>
          <table:table-cell table:style-name="ce13" table:formula="of:=IFNA(ORG.LIBREOFFICE.REGEX([.$D2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5];[.$J$2]; ;&quot;g&quot;)" office:value-type="string" office:string-value="25030" calcext:value-type="string">
            <text:p>25030</text:p>
          </table:table-cell>
          <table:table-cell/>
          <table:table-cell table:style-name="ce13" table:formula="of:=IFNA(ORG.LIBREOFFICE.REGEX([.D25];[.$J$2]; ;2);0)" office:value-type="float" office:value="0" calcext:value-type="float">
            <text:p>0</text:p>
          </table:table-cell>
          <table:table-cell table:style-name="ce15" table:formula="of:=IF([.G25]=0;TRUE();IF(FIND([.G25];[.D2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5]=0;[.I25];[.K25])" office:value-type="string" office:string-value="25030" calcext:value-type="string">
            <text:p>25030</text:p>
          </table:table-cell>
          <table:table-cell table:style-name="ce18"/>
          <table:table-cell table:style-name="ce15" table:formula="of:=IF(FIND([.N25];[.D25];1))" office:value-type="boolean" office:boolean-value="true" calcext:value-type="boolean">
            <text:p>VRAI</text:p>
          </table:table-cell>
          <table:table-cell table:style-name="ce16"/>
          <table:table-cell table:formula="of:=FIND([.N25];[.D25];1)" office:value-type="float" office:value="21" calcext:value-type="float">
            <text:p>21</text:p>
          </table:table-cell>
          <table:table-cell table:style-name="Default" table:formula="of:=LEN([.D25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25];&quot;^[0-9-]{1,7}&quot;; ;1); )" office:value-type="string" office:string-value="63" calcext:value-type="string">
            <text:p>63</text:p>
          </table:table-cell>
          <table:table-cell table:style-name="Default"/>
          <table:table-cell table:formula="of:=TRIM(REPLACE([.D25];[.R25];[.S25]-[.R25]+1;&quot;&quot;))" office:value-type="string" office:string-value="63 QUAI VEIL PICARD" calcext:value-type="string">
            <text:p>63 QUAI VEIL PICARD</text:p>
          </table:table-cell>
          <table:table-cell table:formula="of:=IF([.U25]=0;[.W25];REPLACE([.W25];1;LEN([.U25])+1; ))" office:value-type="string" office:string-value="QUAI VEIL PICARD" calcext:value-type="string">
            <text:p>QUAI VEIL PICARD</text:p>
          </table:table-cell>
          <table:table-cell table:style-name="ce15" table:formula="of:=IF(FIND([.W25];[.D25];1))" office:value-type="boolean" office:boolean-value="true" calcext:value-type="boolean">
            <text:p>VRAI</text:p>
          </table:table-cell>
          <table:table-cell table:formula="of:=LEN([.X25])+LEN([.N25])" office:value-type="float" office:value="21" calcext:value-type="float">
            <text:p>21</text:p>
          </table:table-cell>
          <table:table-cell table:formula="of:=SEARCH([.N25];[.D25];1)+5" office:value-type="float" office:value="26" calcext:value-type="float">
            <text:p>26</text:p>
          </table:table-cell>
          <table:table-cell table:formula="of:=LEFT([.D25];[.AA25])" office:value-type="string" office:string-value="63 QUAI VEIL PICARD 25030 " calcext:value-type="string">
            <text:p>63 QUAI VEIL PICARD 25030 </text:p>
          </table:table-cell>
          <table:table-cell table:formula="of:=LEN([.AB25])" office:value-type="float" office:value="26" calcext:value-type="float">
            <text:p>26</text:p>
          </table:table-cell>
          <table:table-cell table:formula="of:=LEN([.D25])" office:value-type="float" office:value="40" calcext:value-type="float">
            <text:p>40</text:p>
          </table:table-cell>
          <table:table-cell table:formula="of:=[.AD25]-[.AC25]" office:value-type="float" office:value="14" calcext:value-type="float">
            <text:p>14</text:p>
          </table:table-cell>
          <table:table-cell table:formula="of:=RIGHT([.D25];[.AE25])" office:value-type="string" office:string-value="BESANCON CEDEX" calcext:value-type="string">
            <text:p>BESANCON CEDEX</text:p>
          </table:table-cell>
          <table:table-cell table:formula="of:=TRIM(ORG.LIBREOFFICE.REGEX([.AF25];&quot;CEDEX|[0-9]|BP&quot;;&quot; &quot;;&quot;g&quot;))" office:value-type="string" office:string-value="BESANCON" calcext:value-type="string">
            <text:p>BESANCON</text:p>
          </table:table-cell>
          <table:table-cell/>
          <table:table-cell table:formula="of:=LEFT([.E25];11)" office:value-type="string" office:string-value="BDFEFRPPCCT" calcext:value-type="string">
            <text:p>BDFEFRPPCCT</text:p>
          </table:table-cell>
          <table:table-cell table:formula="of:=TRIM(ORG.LIBREOFFICE.REGEX([.E25];[.AI25];&quot;&quot;;&quot;g&quot;))" office:value-type="string" office:string-value="FR21 3000 1002 00A2 5000 0000 023" calcext:value-type="string">
            <text:p>FR21 3000 1002 00A2 5000 0000 023</text:p>
          </table:table-cell>
          <table:table-cell table:formula="of:=LEFT([.AJ25];4)" office:value-type="string" office:string-value="FR21" calcext:value-type="string">
            <text:p>FR21</text:p>
          </table:table-cell>
          <table:table-cell table:formula="of:=TRIM(ORG.LIBREOFFICE.REGEX([.AJ25];[.AK25];&quot;&quot;;&quot;g&quot;))" office:value-type="string" office:string-value="3000 1002 00A2 5000 0000 023" calcext:value-type="string">
            <text:p>3000 1002 00A2 5000 0000 023</text:p>
          </table:table-cell>
          <table:table-cell table:formula="of:=LEFT([.AL25];4)" office:value-type="string" office:string-value="3000" calcext:value-type="string">
            <text:p>3000</text:p>
          </table:table-cell>
          <table:table-cell table:formula="of:=TRIM(ORG.LIBREOFFICE.REGEX([.AL25];[.AM25];&quot;&quot;;1))" office:value-type="string" office:string-value="1002 00A2 5000 0000 023" calcext:value-type="string">
            <text:p>1002 00A2 5000 0000 023</text:p>
          </table:table-cell>
          <table:table-cell table:style-name="ce19" table:formula="of:=LEFT([.AN25];4)" office:value-type="string" office:string-value="1002" calcext:value-type="string">
            <text:p>1002</text:p>
          </table:table-cell>
          <table:table-cell table:formula="of:=TRIM(ORG.LIBREOFFICE.REGEX([.AN25];[.AO25];&quot;&quot;;1))" office:value-type="string" office:string-value="00A2 5000 0000 023" calcext:value-type="string">
            <text:p>00A2 5000 0000 023</text:p>
          </table:table-cell>
          <table:table-cell table:style-name="ce18" table:formula="of:=LEFT([.AP25];4)" office:value-type="string" office:string-value="00A2" calcext:value-type="string">
            <text:p>00A2</text:p>
          </table:table-cell>
          <table:table-cell table:style-name="ce43" table:formula="of:=REPLACE([.AP25];1;5; )" office:value-type="string" office:string-value="5000 0000 023" calcext:value-type="string">
            <text:p>5000 0000 023</text:p>
          </table:table-cell>
          <table:table-cell table:style-name="ce18" table:formula="of:=LEFT([.AR25];4)" office:value-type="string" office:string-value="5000" calcext:value-type="string">
            <text:p>5000</text:p>
          </table:table-cell>
          <table:table-cell table:style-name="ce43" table:formula="of:=REPLACE([.AR25];1;5; )" office:value-type="string" office:string-value="0000 023" calcext:value-type="string">
            <text:p>0000 023</text:p>
          </table:table-cell>
          <table:table-cell table:style-name="ce18" table:formula="of:=LEFT([.AT25];4)" office:value-type="string" office:string-value="0000" calcext:value-type="string">
            <text:p>0000</text:p>
          </table:table-cell>
          <table:table-cell table:style-name="ce43" table:formula="of:=REPLACE([.AT25];1;5; )" office:value-type="string" office:string-value="023" calcext:value-type="string">
            <text:p>023</text:p>
          </table:table-cell>
          <table:table-cell table:style-name="ce18" table:formula="of:=LEFT([.AV25];3)" office:value-type="string" office:string-value="023" calcext:value-type="string">
            <text:p>023</text:p>
          </table:table-cell>
          <table:table-cell table:style-name="ce13" table:formula="of:=TRIM(ORG.LIBREOFFICE.REGEX([.AP25];[.AQ25];&quot;&quot;;1))" office:value-type="string" office:string-value="5000 0000 023" calcext:value-type="string">
            <text:p>5000 0000 023</text:p>
          </table:table-cell>
          <table:table-cell table:style-name="ce18" table:formula="of:=RIGHT([.AX25];2)" office:value-type="string" office:string-value="23" calcext:value-type="string">
            <text:p>2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/>
          <table:table-cell table:style-name="ce13" table:formula="of:=IFNA(ORG.LIBREOFFICE.REGEX([.$D26];[.$H$2]; ;&quot;g&quot;);0)" office:value-type="string" office:string-value="BP 92104 " calcext:value-type="string">
            <text:p>BP 92104 </text:p>
          </table:table-cell>
          <table:table-cell/>
          <table:table-cell table:style-name="ce13" table:formula="of:=ORG.LIBREOFFICE.REGEX([.D26];[.$J$2]; ;&quot;g&quot;)" office:value-type="string" office:string-value="92104" calcext:value-type="string">
            <text:p>92104</text:p>
          </table:table-cell>
          <table:table-cell/>
          <table:table-cell table:style-name="ce13" table:formula="of:=IFNA(ORG.LIBREOFFICE.REGEX([.D26];[.$J$2]; ;2);0)" office:value-type="string" office:string-value="26015" calcext:value-type="string">
            <text:p>26015</text:p>
          </table:table-cell>
          <table:table-cell table:style-name="ce15" table:formula="of:=IF([.G26]=0;TRUE();IF(FIND([.G26];[.D2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6]=0;[.I26];[.K26])" office:value-type="string" office:string-value="26015" calcext:value-type="string">
            <text:p>26015</text:p>
          </table:table-cell>
          <table:table-cell table:style-name="ce18"/>
          <table:table-cell table:style-name="ce15" table:formula="of:=IF(FIND([.N26];[.D26];1))" office:value-type="boolean" office:boolean-value="true" calcext:value-type="boolean">
            <text:p>VRAI</text:p>
          </table:table-cell>
          <table:table-cell table:style-name="ce16"/>
          <table:table-cell table:formula="of:=FIND([.N26];[.D26];1)" office:value-type="float" office:value="31" calcext:value-type="float">
            <text:p>31</text:p>
          </table:table-cell>
          <table:table-cell table:style-name="Default" table:formula="of:=LEN([.D2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26];&quot;^[0-9-]{1,7}&quot;; ;1); )" office:value-type="string" office:string-value="20" calcext:value-type="string">
            <text:p>20</text:p>
          </table:table-cell>
          <table:table-cell table:style-name="Default"/>
          <table:table-cell table:formula="of:=TRIM(REPLACE([.D26];[.R26];[.S26]-[.R26]+1;&quot;&quot;))" office:value-type="string" office:string-value="20 AV DU PDT HERRIOT-BP 92104" calcext:value-type="string">
            <text:p>20 AV DU PDT HERRIOT-BP 92104</text:p>
          </table:table-cell>
          <table:table-cell table:formula="of:=IF([.U26]=0;[.W26];REPLACE([.W26];1;LEN([.U26])+1; ))" office:value-type="string" office:string-value="AV DU PDT HERRIOT-BP 92104" calcext:value-type="string">
            <text:p>AV DU PDT HERRIOT-BP 92104</text:p>
          </table:table-cell>
          <table:table-cell table:style-name="ce15" table:formula="of:=IF(FIND([.W26];[.D26];1))" office:value-type="boolean" office:boolean-value="true" calcext:value-type="boolean">
            <text:p>VRAI</text:p>
          </table:table-cell>
          <table:table-cell table:formula="of:=LEN([.X26])+LEN([.N26])" office:value-type="float" office:value="31" calcext:value-type="float">
            <text:p>31</text:p>
          </table:table-cell>
          <table:table-cell table:formula="of:=SEARCH([.N26];[.D26];1)+5" office:value-type="float" office:value="36" calcext:value-type="float">
            <text:p>36</text:p>
          </table:table-cell>
          <table:table-cell table:formula="of:=LEFT([.D26];[.AA26])" office:value-type="string" office:string-value="20 AV DU PDT HERRIOT-BP 92104 26015 " calcext:value-type="string">
            <text:p>20 AV DU PDT HERRIOT-BP 92104 26015 </text:p>
          </table:table-cell>
          <table:table-cell table:formula="of:=LEN([.AB26])" office:value-type="float" office:value="36" calcext:value-type="float">
            <text:p>36</text:p>
          </table:table-cell>
          <table:table-cell table:formula="of:=LEN([.D26])" office:value-type="float" office:value="49" calcext:value-type="float">
            <text:p>49</text:p>
          </table:table-cell>
          <table:table-cell table:formula="of:=[.AD26]-[.AC26]" office:value-type="float" office:value="13" calcext:value-type="float">
            <text:p>13</text:p>
          </table:table-cell>
          <table:table-cell table:formula="of:=RIGHT([.D26];[.AE26])" office:value-type="string" office:string-value="VALENCE CEDEX" calcext:value-type="string">
            <text:p>VALENCE CEDEX</text:p>
          </table:table-cell>
          <table:table-cell table:formula="of:=TRIM(ORG.LIBREOFFICE.REGEX([.AF26];&quot;CEDEX|[0-9]|BP&quot;;&quot; &quot;;&quot;g&quot;))" office:value-type="string" office:string-value="VALENCE" calcext:value-type="string">
            <text:p>VALENCE</text:p>
          </table:table-cell>
          <table:table-cell/>
          <table:table-cell table:formula="of:=LEFT([.E26];11)" office:value-type="string" office:string-value="BDFEFRPPCCT" calcext:value-type="string">
            <text:p>BDFEFRPPCCT</text:p>
          </table:table-cell>
          <table:table-cell table:formula="of:=TRIM(ORG.LIBREOFFICE.REGEX([.E26];[.AI26];&quot;&quot;;&quot;g&quot;))" office:value-type="string" office:string-value="FR02 3000 1008 5126 9F00 0000 070" calcext:value-type="string">
            <text:p>FR02 3000 1008 5126 9F00 0000 070</text:p>
          </table:table-cell>
          <table:table-cell table:formula="of:=LEFT([.AJ26];4)" office:value-type="string" office:string-value="FR02" calcext:value-type="string">
            <text:p>FR02</text:p>
          </table:table-cell>
          <table:table-cell table:formula="of:=TRIM(ORG.LIBREOFFICE.REGEX([.AJ26];[.AK26];&quot;&quot;;&quot;g&quot;))" office:value-type="string" office:string-value="3000 1008 5126 9F00 0000 070" calcext:value-type="string">
            <text:p>3000 1008 5126 9F00 0000 070</text:p>
          </table:table-cell>
          <table:table-cell table:formula="of:=LEFT([.AL26];4)" office:value-type="string" office:string-value="3000" calcext:value-type="string">
            <text:p>3000</text:p>
          </table:table-cell>
          <table:table-cell table:formula="of:=TRIM(ORG.LIBREOFFICE.REGEX([.AL26];[.AM26];&quot;&quot;;1))" office:value-type="string" office:string-value="1008 5126 9F00 0000 070" calcext:value-type="string">
            <text:p>1008 5126 9F00 0000 070</text:p>
          </table:table-cell>
          <table:table-cell table:style-name="ce19" table:formula="of:=LEFT([.AN26];4)" office:value-type="string" office:string-value="1008" calcext:value-type="string">
            <text:p>1008</text:p>
          </table:table-cell>
          <table:table-cell table:formula="of:=TRIM(ORG.LIBREOFFICE.REGEX([.AN26];[.AO26];&quot;&quot;;1))" office:value-type="string" office:string-value="5126 9F00 0000 070" calcext:value-type="string">
            <text:p>5126 9F00 0000 070</text:p>
          </table:table-cell>
          <table:table-cell table:style-name="ce18" table:formula="of:=LEFT([.AP26];4)" office:value-type="string" office:string-value="5126" calcext:value-type="string">
            <text:p>5126</text:p>
          </table:table-cell>
          <table:table-cell table:style-name="ce43" table:formula="of:=REPLACE([.AP26];1;5; )" office:value-type="string" office:string-value="9F00 0000 070" calcext:value-type="string">
            <text:p>9F00 0000 070</text:p>
          </table:table-cell>
          <table:table-cell table:style-name="ce18" table:formula="of:=LEFT([.AR26];4)" office:value-type="string" office:string-value="9F00" calcext:value-type="string">
            <text:p>9F00</text:p>
          </table:table-cell>
          <table:table-cell table:style-name="ce43" table:formula="of:=REPLACE([.AR26];1;5; )" office:value-type="string" office:string-value="0000 070" calcext:value-type="string">
            <text:p>0000 070</text:p>
          </table:table-cell>
          <table:table-cell table:style-name="ce18" table:formula="of:=LEFT([.AT26];4)" office:value-type="string" office:string-value="0000" calcext:value-type="string">
            <text:p>0000</text:p>
          </table:table-cell>
          <table:table-cell table:style-name="ce43" table:formula="of:=REPLACE([.AT26];1;5; )" office:value-type="string" office:string-value="070" calcext:value-type="string">
            <text:p>070</text:p>
          </table:table-cell>
          <table:table-cell table:style-name="ce18" table:formula="of:=LEFT([.AV26];3)" office:value-type="string" office:string-value="070" calcext:value-type="string">
            <text:p>070</text:p>
          </table:table-cell>
          <table:table-cell table:style-name="ce13" table:formula="of:=TRIM(ORG.LIBREOFFICE.REGEX([.AP26];[.AQ26];&quot;&quot;;1))" office:value-type="string" office:string-value="9F00 0000 070" calcext:value-type="string">
            <text:p>9F00 0000 070</text:p>
          </table:table-cell>
          <table:table-cell table:style-name="ce18" table:formula="of:=RIGHT([.AX26];2)" office:value-type="string" office:string-value="70" calcext:value-type="string">
            <text:p>7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/>
          <table:table-cell table:style-name="ce13" table:formula="of:=IFNA(ORG.LIBREOFFICE.REGEX([.$D2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7];[.$J$2]; ;&quot;g&quot;)" office:value-type="string" office:string-value="27023" calcext:value-type="string">
            <text:p>27023</text:p>
          </table:table-cell>
          <table:table-cell/>
          <table:table-cell table:style-name="ce13" table:formula="of:=IFNA(ORG.LIBREOFFICE.REGEX([.D27];[.$J$2]; ;2);0)" office:value-type="float" office:value="0" calcext:value-type="float">
            <text:p>0</text:p>
          </table:table-cell>
          <table:table-cell table:style-name="ce15" table:formula="of:=IF([.G27]=0;TRUE();IF(FIND([.G27];[.D2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7]=0;[.I27];[.K27])" office:value-type="string" office:string-value="27023" calcext:value-type="string">
            <text:p>27023</text:p>
          </table:table-cell>
          <table:table-cell table:style-name="ce18"/>
          <table:table-cell table:style-name="ce15" table:formula="of:=IF(FIND([.N27];[.D27];1))" office:value-type="boolean" office:boolean-value="true" calcext:value-type="boolean">
            <text:p>VRAI</text:p>
          </table:table-cell>
          <table:table-cell table:style-name="ce16"/>
          <table:table-cell table:formula="of:=FIND([.N27];[.D27];1)" office:value-type="float" office:value="31" calcext:value-type="float">
            <text:p>31</text:p>
          </table:table-cell>
          <table:table-cell table:style-name="Default" table:formula="of:=LEN([.D27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2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7];[.R27];[.S27]-[.R27]+1;&quot;&quot;))" office:value-type="string" office:string-value="CITE ADMVE BD GEORGES CHAUVIN" calcext:value-type="string">
            <text:p>CITE ADMVE BD GEORGES CHAUVIN</text:p>
          </table:table-cell>
          <table:table-cell table:formula="of:=IF([.U27]=0;[.W27];REPLACE([.W27];1;LEN([.U27])+1; ))" office:value-type="string" office:string-value="CITE ADMVE BD GEORGES CHAUVIN" calcext:value-type="string">
            <text:p>CITE ADMVE BD GEORGES CHAUVIN</text:p>
          </table:table-cell>
          <table:table-cell table:style-name="ce15" table:formula="of:=IF(FIND([.W27];[.D27];1))" office:value-type="boolean" office:boolean-value="true" calcext:value-type="boolean">
            <text:p>VRAI</text:p>
          </table:table-cell>
          <table:table-cell table:formula="of:=LEN([.X27])+LEN([.N27])" office:value-type="float" office:value="34" calcext:value-type="float">
            <text:p>34</text:p>
          </table:table-cell>
          <table:table-cell table:formula="of:=SEARCH([.N27];[.D27];1)+5" office:value-type="float" office:value="36" calcext:value-type="float">
            <text:p>36</text:p>
          </table:table-cell>
          <table:table-cell table:formula="of:=LEFT([.D27];[.AA27])" office:value-type="string" office:string-value="CITE ADMVE BD GEORGES CHAUVIN 27023 " calcext:value-type="string">
            <text:p>CITE ADMVE BD GEORGES CHAUVIN 27023 </text:p>
          </table:table-cell>
          <table:table-cell table:formula="of:=LEN([.AB27])" office:value-type="float" office:value="36" calcext:value-type="float">
            <text:p>36</text:p>
          </table:table-cell>
          <table:table-cell table:formula="of:=LEN([.D27])" office:value-type="float" office:value="48" calcext:value-type="float">
            <text:p>48</text:p>
          </table:table-cell>
          <table:table-cell table:formula="of:=[.AD27]-[.AC27]" office:value-type="float" office:value="12" calcext:value-type="float">
            <text:p>12</text:p>
          </table:table-cell>
          <table:table-cell table:formula="of:=RIGHT([.D27];[.AE27])" office:value-type="string" office:string-value="EVREUX CEDEX" calcext:value-type="string">
            <text:p>EVREUX CEDEX</text:p>
          </table:table-cell>
          <table:table-cell table:formula="of:=TRIM(ORG.LIBREOFFICE.REGEX([.AF27];&quot;CEDEX|[0-9]|BP&quot;;&quot; &quot;;&quot;g&quot;))" office:value-type="string" office:string-value="EVREUX" calcext:value-type="string">
            <text:p>EVREUX</text:p>
          </table:table-cell>
          <table:table-cell/>
          <table:table-cell table:formula="of:=LEFT([.E27];11)" office:value-type="string" office:string-value="BDFEFRPPCCT" calcext:value-type="string">
            <text:p>BDFEFRPPCCT</text:p>
          </table:table-cell>
          <table:table-cell table:formula="of:=TRIM(ORG.LIBREOFFICE.REGEX([.E27];[.AI27];&quot;&quot;;&quot;g&quot;))" office:value-type="string" office:string-value="FR59 3000 1003 76A2 7000 0000 001" calcext:value-type="string">
            <text:p>FR59 3000 1003 76A2 7000 0000 001</text:p>
          </table:table-cell>
          <table:table-cell table:formula="of:=LEFT([.AJ27];4)" office:value-type="string" office:string-value="FR59" calcext:value-type="string">
            <text:p>FR59</text:p>
          </table:table-cell>
          <table:table-cell table:formula="of:=TRIM(ORG.LIBREOFFICE.REGEX([.AJ27];[.AK27];&quot;&quot;;&quot;g&quot;))" office:value-type="string" office:string-value="3000 1003 76A2 7000 0000 001" calcext:value-type="string">
            <text:p>3000 1003 76A2 7000 0000 001</text:p>
          </table:table-cell>
          <table:table-cell table:formula="of:=LEFT([.AL27];4)" office:value-type="string" office:string-value="3000" calcext:value-type="string">
            <text:p>3000</text:p>
          </table:table-cell>
          <table:table-cell table:formula="of:=TRIM(ORG.LIBREOFFICE.REGEX([.AL27];[.AM27];&quot;&quot;;1))" office:value-type="string" office:string-value="1003 76A2 7000 0000 001" calcext:value-type="string">
            <text:p>1003 76A2 7000 0000 001</text:p>
          </table:table-cell>
          <table:table-cell table:style-name="ce19" table:formula="of:=LEFT([.AN27];4)" office:value-type="string" office:string-value="1003" calcext:value-type="string">
            <text:p>1003</text:p>
          </table:table-cell>
          <table:table-cell table:formula="of:=TRIM(ORG.LIBREOFFICE.REGEX([.AN27];[.AO27];&quot;&quot;;1))" office:value-type="string" office:string-value="76A2 7000 0000 001" calcext:value-type="string">
            <text:p>76A2 7000 0000 001</text:p>
          </table:table-cell>
          <table:table-cell table:style-name="ce18" table:formula="of:=LEFT([.AP27];4)" office:value-type="string" office:string-value="76A2" calcext:value-type="string">
            <text:p>76A2</text:p>
          </table:table-cell>
          <table:table-cell table:style-name="ce43" table:formula="of:=REPLACE([.AP27];1;5; )" office:value-type="string" office:string-value="7000 0000 001" calcext:value-type="string">
            <text:p>7000 0000 001</text:p>
          </table:table-cell>
          <table:table-cell table:style-name="ce18" table:formula="of:=LEFT([.AR27];4)" office:value-type="string" office:string-value="7000" calcext:value-type="string">
            <text:p>7000</text:p>
          </table:table-cell>
          <table:table-cell table:style-name="ce43" table:formula="of:=REPLACE([.AR27];1;5; )" office:value-type="string" office:string-value="0000 001" calcext:value-type="string">
            <text:p>0000 001</text:p>
          </table:table-cell>
          <table:table-cell table:style-name="ce18" table:formula="of:=LEFT([.AT27];4)" office:value-type="string" office:string-value="0000" calcext:value-type="string">
            <text:p>0000</text:p>
          </table:table-cell>
          <table:table-cell table:style-name="ce43" table:formula="of:=REPLACE([.AT27];1;5; )" office:value-type="string" office:string-value="001" calcext:value-type="string">
            <text:p>001</text:p>
          </table:table-cell>
          <table:table-cell table:style-name="ce18" table:formula="of:=LEFT([.AV27];3)" office:value-type="string" office:string-value="001" calcext:value-type="string">
            <text:p>001</text:p>
          </table:table-cell>
          <table:table-cell table:style-name="ce13" table:formula="of:=TRIM(ORG.LIBREOFFICE.REGEX([.AP27];[.AQ27];&quot;&quot;;1))" office:value-type="string" office:string-value="7000 0000 001" calcext:value-type="string">
            <text:p>7000 0000 001</text:p>
          </table:table-cell>
          <table:table-cell table:style-name="ce18" table:formula="of:=RIGHT([.AX27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/>
          <table:table-cell table:style-name="ce13" table:formula="of:=IFNA(ORG.LIBREOFFICE.REGEX([.$D2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8];[.$J$2]; ;&quot;g&quot;)" office:value-type="string" office:string-value="28019" calcext:value-type="string">
            <text:p>28019</text:p>
          </table:table-cell>
          <table:table-cell/>
          <table:table-cell table:style-name="ce13" table:formula="of:=IFNA(ORG.LIBREOFFICE.REGEX([.D28];[.$J$2]; ;2);0)" office:value-type="float" office:value="0" calcext:value-type="float">
            <text:p>0</text:p>
          </table:table-cell>
          <table:table-cell table:style-name="ce15" table:formula="of:=IF([.G28]=0;TRUE();IF(FIND([.G28];[.D2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8]=0;[.I28];[.K28])" office:value-type="string" office:string-value="28019" calcext:value-type="string">
            <text:p>28019</text:p>
          </table:table-cell>
          <table:table-cell table:style-name="ce18"/>
          <table:table-cell table:style-name="ce15" table:formula="of:=IF(FIND([.N28];[.D28];1))" office:value-type="boolean" office:boolean-value="true" calcext:value-type="boolean">
            <text:p>VRAI</text:p>
          </table:table-cell>
          <table:table-cell table:style-name="ce16"/>
          <table:table-cell table:formula="of:=FIND([.N28];[.D28];1)" office:value-type="float" office:value="26" calcext:value-type="float">
            <text:p>26</text:p>
          </table:table-cell>
          <table:table-cell table:style-name="Default" table:formula="of:=LEN([.D2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28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28];[.R28];[.S28]-[.R28]+1;&quot;&quot;))" office:value-type="string" office:string-value="3 PLACE DE LA REPUBLIQUE" calcext:value-type="string">
            <text:p>3 PLACE DE LA REPUBLIQUE</text:p>
          </table:table-cell>
          <table:table-cell table:formula="of:=IF([.U28]=0;[.W28];REPLACE([.W28];1;LEN([.U28])+1; ))" office:value-type="string" office:string-value="PLACE DE LA REPUBLIQUE" calcext:value-type="string">
            <text:p>PLACE DE LA REPUBLIQUE</text:p>
          </table:table-cell>
          <table:table-cell table:style-name="ce15" table:formula="of:=IF(FIND([.W28];[.D28];1))" office:value-type="boolean" office:boolean-value="true" calcext:value-type="boolean">
            <text:p>VRAI</text:p>
          </table:table-cell>
          <table:table-cell table:formula="of:=LEN([.X28])+LEN([.N28])" office:value-type="float" office:value="27" calcext:value-type="float">
            <text:p>27</text:p>
          </table:table-cell>
          <table:table-cell table:formula="of:=SEARCH([.N28];[.D28];1)+5" office:value-type="float" office:value="31" calcext:value-type="float">
            <text:p>31</text:p>
          </table:table-cell>
          <table:table-cell table:formula="of:=LEFT([.D28];[.AA28])" office:value-type="string" office:string-value="3 PLACE DE LA REPUBLIQUE 28019 " calcext:value-type="string">
            <text:p>3 PLACE DE LA REPUBLIQUE 28019 </text:p>
          </table:table-cell>
          <table:table-cell table:formula="of:=LEN([.AB28])" office:value-type="float" office:value="31" calcext:value-type="float">
            <text:p>31</text:p>
          </table:table-cell>
          <table:table-cell table:formula="of:=LEN([.D28])" office:value-type="float" office:value="45" calcext:value-type="float">
            <text:p>45</text:p>
          </table:table-cell>
          <table:table-cell table:formula="of:=[.AD28]-[.AC28]" office:value-type="float" office:value="14" calcext:value-type="float">
            <text:p>14</text:p>
          </table:table-cell>
          <table:table-cell table:formula="of:=RIGHT([.D28];[.AE28])" office:value-type="string" office:string-value="CHARTRES CEDEX" calcext:value-type="string">
            <text:p>CHARTRES CEDEX</text:p>
          </table:table-cell>
          <table:table-cell table:formula="of:=TRIM(ORG.LIBREOFFICE.REGEX([.AF28];&quot;CEDEX|[0-9]|BP&quot;;&quot; &quot;;&quot;g&quot;))" office:value-type="string" office:string-value="CHARTRES" calcext:value-type="string">
            <text:p>CHARTRES</text:p>
          </table:table-cell>
          <table:table-cell/>
          <table:table-cell table:formula="of:=LEFT([.E28];11)" office:value-type="string" office:string-value="BDFEFRPPCCT" calcext:value-type="string">
            <text:p>BDFEFRPPCCT</text:p>
          </table:table-cell>
          <table:table-cell table:formula="of:=TRIM(ORG.LIBREOFFICE.REGEX([.E28];[.AI28];&quot;&quot;;&quot;g&quot;))" office:value-type="string" office:string-value="FR70 3000 1002 84A2 8000 0000 071" calcext:value-type="string">
            <text:p>FR70 3000 1002 84A2 8000 0000 071</text:p>
          </table:table-cell>
          <table:table-cell table:formula="of:=LEFT([.AJ28];4)" office:value-type="string" office:string-value="FR70" calcext:value-type="string">
            <text:p>FR70</text:p>
          </table:table-cell>
          <table:table-cell table:formula="of:=TRIM(ORG.LIBREOFFICE.REGEX([.AJ28];[.AK28];&quot;&quot;;&quot;g&quot;))" office:value-type="string" office:string-value="3000 1002 84A2 8000 0000 071" calcext:value-type="string">
            <text:p>3000 1002 84A2 8000 0000 071</text:p>
          </table:table-cell>
          <table:table-cell table:formula="of:=LEFT([.AL28];4)" office:value-type="string" office:string-value="3000" calcext:value-type="string">
            <text:p>3000</text:p>
          </table:table-cell>
          <table:table-cell table:formula="of:=TRIM(ORG.LIBREOFFICE.REGEX([.AL28];[.AM28];&quot;&quot;;1))" office:value-type="string" office:string-value="1002 84A2 8000 0000 071" calcext:value-type="string">
            <text:p>1002 84A2 8000 0000 071</text:p>
          </table:table-cell>
          <table:table-cell table:style-name="ce19" table:formula="of:=LEFT([.AN28];4)" office:value-type="string" office:string-value="1002" calcext:value-type="string">
            <text:p>1002</text:p>
          </table:table-cell>
          <table:table-cell table:formula="of:=TRIM(ORG.LIBREOFFICE.REGEX([.AN28];[.AO28];&quot;&quot;;1))" office:value-type="string" office:string-value="84A2 8000 0000 071" calcext:value-type="string">
            <text:p>84A2 8000 0000 071</text:p>
          </table:table-cell>
          <table:table-cell table:style-name="ce18" table:formula="of:=LEFT([.AP28];4)" office:value-type="string" office:string-value="84A2" calcext:value-type="string">
            <text:p>84A2</text:p>
          </table:table-cell>
          <table:table-cell table:style-name="ce43" table:formula="of:=REPLACE([.AP28];1;5; )" office:value-type="string" office:string-value="8000 0000 071" calcext:value-type="string">
            <text:p>8000 0000 071</text:p>
          </table:table-cell>
          <table:table-cell table:style-name="ce18" table:formula="of:=LEFT([.AR28];4)" office:value-type="string" office:string-value="8000" calcext:value-type="string">
            <text:p>8000</text:p>
          </table:table-cell>
          <table:table-cell table:style-name="ce43" table:formula="of:=REPLACE([.AR28];1;5; )" office:value-type="string" office:string-value="0000 071" calcext:value-type="string">
            <text:p>0000 071</text:p>
          </table:table-cell>
          <table:table-cell table:style-name="ce18" table:formula="of:=LEFT([.AT28];4)" office:value-type="string" office:string-value="0000" calcext:value-type="string">
            <text:p>0000</text:p>
          </table:table-cell>
          <table:table-cell table:style-name="ce43" table:formula="of:=REPLACE([.AT28];1;5; )" office:value-type="string" office:string-value="071" calcext:value-type="string">
            <text:p>071</text:p>
          </table:table-cell>
          <table:table-cell table:style-name="ce18" table:formula="of:=LEFT([.AV28];3)" office:value-type="string" office:string-value="071" calcext:value-type="string">
            <text:p>071</text:p>
          </table:table-cell>
          <table:table-cell table:style-name="ce13" table:formula="of:=TRIM(ORG.LIBREOFFICE.REGEX([.AP28];[.AQ28];&quot;&quot;;1))" office:value-type="string" office:string-value="8000 0000 071" calcext:value-type="string">
            <text:p>8000 0000 071</text:p>
          </table:table-cell>
          <table:table-cell table:style-name="ce18" table:formula="of:=RIGHT([.AX2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/>
          <table:table-cell table:style-name="ce13" table:formula="of:=IFNA(ORG.LIBREOFFICE.REGEX([.$D29];[.$H$2]; ;&quot;g&quot;);0)" office:value-type="string" office:string-value="BP 50092 " calcext:value-type="string">
            <text:p>BP 50092 </text:p>
          </table:table-cell>
          <table:table-cell/>
          <table:table-cell table:style-name="ce13" table:formula="of:=ORG.LIBREOFFICE.REGEX([.D29];[.$J$2]; ;&quot;g&quot;)" office:value-type="string" office:string-value="50092" calcext:value-type="string">
            <text:p>50092</text:p>
          </table:table-cell>
          <table:table-cell/>
          <table:table-cell table:style-name="ce13" table:formula="of:=IFNA(ORG.LIBREOFFICE.REGEX([.D29];[.$J$2]; ;2);0)" office:value-type="string" office:string-value="29802" calcext:value-type="string">
            <text:p>29802</text:p>
          </table:table-cell>
          <table:table-cell table:style-name="ce15" table:formula="of:=IF([.G29]=0;TRUE();IF(FIND([.G29];[.D2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9]=0;[.I29];[.K29])" office:value-type="string" office:string-value="29802" calcext:value-type="string">
            <text:p>29802</text:p>
          </table:table-cell>
          <table:table-cell table:style-name="ce18"/>
          <table:table-cell table:style-name="ce15" table:formula="of:=IF(FIND([.N29];[.D29];1))" office:value-type="boolean" office:boolean-value="true" calcext:value-type="boolean">
            <text:p>VRAI</text:p>
          </table:table-cell>
          <table:table-cell table:style-name="ce16"/>
          <table:table-cell table:formula="of:=FIND([.N29];[.D29];1)" office:value-type="float" office:value="29" calcext:value-type="float">
            <text:p>29</text:p>
          </table:table-cell>
          <table:table-cell table:style-name="Default" table:formula="of:=LEN([.D2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29];[.R29];[.S29]-[.R29]+1;&quot;&quot;))" office:value-type="string" office:string-value="4 SQ MARC SANGNIER BP 50092" calcext:value-type="string">
            <text:p>4 SQ MARC SANGNIER BP 50092</text:p>
          </table:table-cell>
          <table:table-cell table:formula="of:=IF([.U29]=0;[.W29];REPLACE([.W29];1;LEN([.U29])+1; ))" office:value-type="string" office:string-value="SQ MARC SANGNIER BP 50092" calcext:value-type="string">
            <text:p>SQ MARC SANGNIER BP 50092</text:p>
          </table:table-cell>
          <table:table-cell table:style-name="ce15" table:formula="of:=IF(FIND([.W29];[.D29];1))" office:value-type="boolean" office:boolean-value="true" calcext:value-type="boolean">
            <text:p>VRAI</text:p>
          </table:table-cell>
          <table:table-cell table:formula="of:=LEN([.X29])+LEN([.N29])" office:value-type="float" office:value="30" calcext:value-type="float">
            <text:p>30</text:p>
          </table:table-cell>
          <table:table-cell table:formula="of:=SEARCH([.N29];[.D29];1)+5" office:value-type="float" office:value="34" calcext:value-type="float">
            <text:p>34</text:p>
          </table:table-cell>
          <table:table-cell table:formula="of:=LEFT([.D29];[.AA29])" office:value-type="string" office:string-value="4 SQ MARC SANGNIER BP 50092 29802 " calcext:value-type="string">
            <text:p>4 SQ MARC SANGNIER BP 50092 29802 </text:p>
          </table:table-cell>
          <table:table-cell table:formula="of:=LEN([.AB29])" office:value-type="float" office:value="34" calcext:value-type="float">
            <text:p>34</text:p>
          </table:table-cell>
          <table:table-cell table:formula="of:=LEN([.D29])" office:value-type="float" office:value="47" calcext:value-type="float">
            <text:p>47</text:p>
          </table:table-cell>
          <table:table-cell table:formula="of:=[.AD29]-[.AC29]" office:value-type="float" office:value="13" calcext:value-type="float">
            <text:p>13</text:p>
          </table:table-cell>
          <table:table-cell table:formula="of:=RIGHT([.D29];[.AE29])" office:value-type="string" office:string-value="BREST CEDEX 9" calcext:value-type="string">
            <text:p>BREST CEDEX 9</text:p>
          </table:table-cell>
          <table:table-cell table:formula="of:=TRIM(ORG.LIBREOFFICE.REGEX([.AF29];&quot;CEDEX|[0-9]|BP&quot;;&quot; &quot;;&quot;g&quot;))" office:value-type="string" office:string-value="BREST" calcext:value-type="string">
            <text:p>BREST</text:p>
          </table:table-cell>
          <table:table-cell/>
          <table:table-cell table:formula="of:=LEFT([.E29];11)" office:value-type="string" office:string-value="BDFEFRPPCCT" calcext:value-type="string">
            <text:p>BDFEFRPPCCT</text:p>
          </table:table-cell>
          <table:table-cell table:formula="of:=TRIM(ORG.LIBREOFFICE.REGEX([.E29];[.AI29];&quot;&quot;;&quot;g&quot;))" office:value-type="string" office:string-value="FR05 3000 1002 28A2 9000 0000 086" calcext:value-type="string">
            <text:p>FR05 3000 1002 28A2 9000 0000 086</text:p>
          </table:table-cell>
          <table:table-cell table:formula="of:=LEFT([.AJ29];4)" office:value-type="string" office:string-value="FR05" calcext:value-type="string">
            <text:p>FR05</text:p>
          </table:table-cell>
          <table:table-cell table:formula="of:=TRIM(ORG.LIBREOFFICE.REGEX([.AJ29];[.AK29];&quot;&quot;;&quot;g&quot;))" office:value-type="string" office:string-value="3000 1002 28A2 9000 0000 086" calcext:value-type="string">
            <text:p>3000 1002 28A2 9000 0000 086</text:p>
          </table:table-cell>
          <table:table-cell table:formula="of:=LEFT([.AL29];4)" office:value-type="string" office:string-value="3000" calcext:value-type="string">
            <text:p>3000</text:p>
          </table:table-cell>
          <table:table-cell table:formula="of:=TRIM(ORG.LIBREOFFICE.REGEX([.AL29];[.AM29];&quot;&quot;;1))" office:value-type="string" office:string-value="1002 28A2 9000 0000 086" calcext:value-type="string">
            <text:p>1002 28A2 9000 0000 086</text:p>
          </table:table-cell>
          <table:table-cell table:style-name="ce19" table:formula="of:=LEFT([.AN29];4)" office:value-type="string" office:string-value="1002" calcext:value-type="string">
            <text:p>1002</text:p>
          </table:table-cell>
          <table:table-cell table:formula="of:=TRIM(ORG.LIBREOFFICE.REGEX([.AN29];[.AO29];&quot;&quot;;1))" office:value-type="string" office:string-value="28A2 9000 0000 086" calcext:value-type="string">
            <text:p>28A2 9000 0000 086</text:p>
          </table:table-cell>
          <table:table-cell table:style-name="ce18" table:formula="of:=LEFT([.AP29];4)" office:value-type="string" office:string-value="28A2" calcext:value-type="string">
            <text:p>28A2</text:p>
          </table:table-cell>
          <table:table-cell table:style-name="ce43" table:formula="of:=REPLACE([.AP29];1;5; )" office:value-type="string" office:string-value="9000 0000 086" calcext:value-type="string">
            <text:p>9000 0000 086</text:p>
          </table:table-cell>
          <table:table-cell table:style-name="ce18" table:formula="of:=LEFT([.AR29];4)" office:value-type="string" office:string-value="9000" calcext:value-type="string">
            <text:p>9000</text:p>
          </table:table-cell>
          <table:table-cell table:style-name="ce43" table:formula="of:=REPLACE([.AR29];1;5; )" office:value-type="string" office:string-value="0000 086" calcext:value-type="string">
            <text:p>0000 086</text:p>
          </table:table-cell>
          <table:table-cell table:style-name="ce18" table:formula="of:=LEFT([.AT29];4)" office:value-type="string" office:string-value="0000" calcext:value-type="string">
            <text:p>0000</text:p>
          </table:table-cell>
          <table:table-cell table:style-name="ce43" table:formula="of:=REPLACE([.AT29];1;5; )" office:value-type="string" office:string-value="086" calcext:value-type="string">
            <text:p>086</text:p>
          </table:table-cell>
          <table:table-cell table:style-name="ce18" table:formula="of:=LEFT([.AV29];3)" office:value-type="string" office:string-value="086" calcext:value-type="string">
            <text:p>086</text:p>
          </table:table-cell>
          <table:table-cell table:style-name="ce13" table:formula="of:=TRIM(ORG.LIBREOFFICE.REGEX([.AP29];[.AQ29];&quot;&quot;;1))" office:value-type="string" office:string-value="9000 0000 086" calcext:value-type="string">
            <text:p>9000 0000 086</text:p>
          </table:table-cell>
          <table:table-cell table:style-name="ce18" table:formula="of:=RIGHT([.AX29];2)" office:value-type="string" office:string-value="86" calcext:value-type="string">
            <text:p>8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/>
          <table:table-cell table:style-name="ce13" table:formula="of:=IFNA(ORG.LIBREOFFICE.REGEX([.$D30];[.$H$2]; ;&quot;g&quot;);0)" office:value-type="string" office:string-value="BP 410 " calcext:value-type="string">
            <text:p>BP 410 </text:p>
          </table:table-cell>
          <table:table-cell/>
          <table:table-cell table:style-name="ce13" table:formula="of:=ORG.LIBREOFFICE.REGEX([.D30];[.$J$2]; ;&quot;g&quot;)" office:value-type="string" office:string-value="20191" calcext:value-type="string">
            <text:p>20191</text:p>
          </table:table-cell>
          <table:table-cell/>
          <table:table-cell table:style-name="ce13" table:formula="of:=IFNA(ORG.LIBREOFFICE.REGEX([.D30];[.$J$2]; ;2);0)" office:value-type="float" office:value="0" calcext:value-type="float">
            <text:p>0</text:p>
          </table:table-cell>
          <table:table-cell table:style-name="ce15" table:formula="of:=IF([.G30]=0;TRUE();IF(FIND([.G30];[.D3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0]=0;[.I30];[.K30])" office:value-type="string" office:string-value="20191" calcext:value-type="string">
            <text:p>20191</text:p>
          </table:table-cell>
          <table:table-cell table:style-name="ce18"/>
          <table:table-cell table:style-name="ce15" table:formula="of:=IF(FIND([.N30];[.D30];1))" office:value-type="boolean" office:boolean-value="true" calcext:value-type="boolean">
            <text:p>VRAI</text:p>
          </table:table-cell>
          <table:table-cell table:style-name="ce16"/>
          <table:table-cell table:formula="of:=FIND([.N30];[.D30];1)" office:value-type="float" office:value="29" calcext:value-type="float">
            <text:p>29</text:p>
          </table:table-cell>
          <table:table-cell table:style-name="Default" table:formula="of:=LEN([.D30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0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30];[.R30];[.S30]-[.R30]+1;&quot;&quot;))" office:value-type="string" office:string-value="2 AV DE LA GDE ARMEE BP 410" calcext:value-type="string">
            <text:p>2 AV DE LA GDE ARMEE BP 410</text:p>
          </table:table-cell>
          <table:table-cell table:formula="of:=IF([.U30]=0;[.W30];REPLACE([.W30];1;LEN([.U30])+1; ))" office:value-type="string" office:string-value="AV DE LA GDE ARMEE BP 410" calcext:value-type="string">
            <text:p>AV DE LA GDE ARMEE BP 410</text:p>
          </table:table-cell>
          <table:table-cell table:style-name="ce15" table:formula="of:=IF(FIND([.W30];[.D30];1))" office:value-type="boolean" office:boolean-value="true" calcext:value-type="boolean">
            <text:p>VRAI</text:p>
          </table:table-cell>
          <table:table-cell table:formula="of:=LEN([.X30])+LEN([.N30])" office:value-type="float" office:value="30" calcext:value-type="float">
            <text:p>30</text:p>
          </table:table-cell>
          <table:table-cell table:formula="of:=SEARCH([.N30];[.D30];1)+5" office:value-type="float" office:value="34" calcext:value-type="float">
            <text:p>34</text:p>
          </table:table-cell>
          <table:table-cell table:formula="of:=LEFT([.D30];[.AA30])" office:value-type="string" office:string-value="2 AV DE LA GDE ARMEE BP 410 20191 " calcext:value-type="string">
            <text:p>2 AV DE LA GDE ARMEE BP 410 20191 </text:p>
          </table:table-cell>
          <table:table-cell table:formula="of:=LEN([.AB30])" office:value-type="float" office:value="34" calcext:value-type="float">
            <text:p>34</text:p>
          </table:table-cell>
          <table:table-cell table:formula="of:=LEN([.D30])" office:value-type="float" office:value="47" calcext:value-type="float">
            <text:p>47</text:p>
          </table:table-cell>
          <table:table-cell table:formula="of:=[.AD30]-[.AC30]" office:value-type="float" office:value="13" calcext:value-type="float">
            <text:p>13</text:p>
          </table:table-cell>
          <table:table-cell table:formula="of:=RIGHT([.D30];[.AE30])" office:value-type="string" office:string-value="AJACCIO CEDEX" calcext:value-type="string">
            <text:p>AJACCIO CEDEX</text:p>
          </table:table-cell>
          <table:table-cell table:formula="of:=TRIM(ORG.LIBREOFFICE.REGEX([.AF30];&quot;CEDEX|[0-9]|BP&quot;;&quot; &quot;;&quot;g&quot;))" office:value-type="string" office:string-value="AJACCIO" calcext:value-type="string">
            <text:p>AJACCIO</text:p>
          </table:table-cell>
          <table:table-cell/>
          <table:table-cell table:formula="of:=LEFT([.E30];11)" office:value-type="string" office:string-value="BDFEFRPPCCT" calcext:value-type="string">
            <text:p>BDFEFRPPCCT</text:p>
          </table:table-cell>
          <table:table-cell table:formula="of:=TRIM(ORG.LIBREOFFICE.REGEX([.E30];[.AI30];&quot;&quot;;&quot;g&quot;))" office:value-type="string" office:string-value="FR62 3000 1001 09A2 A000 0000 032" calcext:value-type="string">
            <text:p>FR62 3000 1001 09A2 A000 0000 032</text:p>
          </table:table-cell>
          <table:table-cell table:formula="of:=LEFT([.AJ30];4)" office:value-type="string" office:string-value="FR62" calcext:value-type="string">
            <text:p>FR62</text:p>
          </table:table-cell>
          <table:table-cell table:formula="of:=TRIM(ORG.LIBREOFFICE.REGEX([.AJ30];[.AK30];&quot;&quot;;&quot;g&quot;))" office:value-type="string" office:string-value="3000 1001 09A2 A000 0000 032" calcext:value-type="string">
            <text:p>3000 1001 09A2 A000 0000 032</text:p>
          </table:table-cell>
          <table:table-cell table:formula="of:=LEFT([.AL30];4)" office:value-type="string" office:string-value="3000" calcext:value-type="string">
            <text:p>3000</text:p>
          </table:table-cell>
          <table:table-cell table:formula="of:=TRIM(ORG.LIBREOFFICE.REGEX([.AL30];[.AM30];&quot;&quot;;1))" office:value-type="string" office:string-value="1001 09A2 A000 0000 032" calcext:value-type="string">
            <text:p>1001 09A2 A000 0000 032</text:p>
          </table:table-cell>
          <table:table-cell table:style-name="ce19" table:formula="of:=LEFT([.AN30];4)" office:value-type="string" office:string-value="1001" calcext:value-type="string">
            <text:p>1001</text:p>
          </table:table-cell>
          <table:table-cell table:formula="of:=TRIM(ORG.LIBREOFFICE.REGEX([.AN30];[.AO30];&quot;&quot;;1))" office:value-type="string" office:string-value="09A2 A000 0000 032" calcext:value-type="string">
            <text:p>09A2 A000 0000 032</text:p>
          </table:table-cell>
          <table:table-cell table:style-name="ce18" table:formula="of:=LEFT([.AP30];4)" office:value-type="string" office:string-value="09A2" calcext:value-type="string">
            <text:p>09A2</text:p>
          </table:table-cell>
          <table:table-cell table:style-name="ce43" table:formula="of:=REPLACE([.AP30];1;5; )" office:value-type="string" office:string-value="A000 0000 032" calcext:value-type="string">
            <text:p>A000 0000 032</text:p>
          </table:table-cell>
          <table:table-cell table:style-name="ce18" table:formula="of:=LEFT([.AR30];4)" office:value-type="string" office:string-value="A000" calcext:value-type="string">
            <text:p>A000</text:p>
          </table:table-cell>
          <table:table-cell table:style-name="ce43" table:formula="of:=REPLACE([.AR30];1;5; )" office:value-type="string" office:string-value="0000 032" calcext:value-type="string">
            <text:p>0000 032</text:p>
          </table:table-cell>
          <table:table-cell table:style-name="ce18" table:formula="of:=LEFT([.AT30];4)" office:value-type="string" office:string-value="0000" calcext:value-type="string">
            <text:p>0000</text:p>
          </table:table-cell>
          <table:table-cell table:style-name="ce43" table:formula="of:=REPLACE([.AT30];1;5; )" office:value-type="string" office:string-value="032" calcext:value-type="string">
            <text:p>032</text:p>
          </table:table-cell>
          <table:table-cell table:style-name="ce18" table:formula="of:=LEFT([.AV30];3)" office:value-type="string" office:string-value="032" calcext:value-type="string">
            <text:p>032</text:p>
          </table:table-cell>
          <table:table-cell table:style-name="ce13" table:formula="of:=TRIM(ORG.LIBREOFFICE.REGEX([.AP30];[.AQ30];&quot;&quot;;1))" office:value-type="string" office:string-value="A000 0000 032" calcext:value-type="string">
            <text:p>A000 0000 032</text:p>
          </table:table-cell>
          <table:table-cell table:style-name="ce18" table:formula="of:=RIGHT([.AX3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/>
          <table:table-cell table:style-name="ce13" table:formula="of:=IFNA(ORG.LIBREOFFICE.REGEX([.$D31];[.$H$2]; ;&quot;g&quot;);0)" office:value-type="string" office:string-value="CS 50110" calcext:value-type="string">
            <text:p>CS 50110</text:p>
          </table:table-cell>
          <table:table-cell/>
          <table:table-cell table:style-name="ce13" table:formula="of:=ORG.LIBREOFFICE.REGEX([.D31];[.$J$2]; ;&quot;g&quot;)" office:value-type="string" office:string-value="50110" calcext:value-type="string">
            <text:p>50110</text:p>
          </table:table-cell>
          <table:table-cell/>
          <table:table-cell table:style-name="ce13" table:formula="of:=IFNA(ORG.LIBREOFFICE.REGEX([.D31];[.$J$2]; ;2);0)" office:value-type="string" office:string-value="20291" calcext:value-type="string">
            <text:p>20291</text:p>
          </table:table-cell>
          <table:table-cell table:style-name="ce15" table:formula="of:=IF([.G31]=0;TRUE();IF(FIND([.G31];[.D3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1]=0;[.I31];[.K31])" office:value-type="string" office:string-value="20291" calcext:value-type="string">
            <text:p>20291</text:p>
          </table:table-cell>
          <table:table-cell table:style-name="ce18"/>
          <table:table-cell table:style-name="ce15" table:formula="of:=IF(FIND([.N31];[.D31];1))" office:value-type="boolean" office:boolean-value="true" calcext:value-type="boolean">
            <text:p>VRAI</text:p>
          </table:table-cell>
          <table:table-cell table:style-name="ce16"/>
          <table:table-cell table:formula="of:=FIND([.N31];[.D31];1)" office:value-type="float" office:value="30" calcext:value-type="float">
            <text:p>30</text:p>
          </table:table-cell>
          <table:table-cell table:style-name="Default" table:formula="of:=LEN([.D31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1];[.R31];[.S31]-[.R31]+1;&quot;&quot;))" office:value-type="string" office:string-value="CS 50110 SQUARE SAINT-VICTOR" calcext:value-type="string">
            <text:p>CS 50110 SQUARE SAINT-VICTOR</text:p>
          </table:table-cell>
          <table:table-cell table:formula="of:=IF([.U31]=0;[.W31];REPLACE([.W31];1;LEN([.U31])+1; ))" office:value-type="string" office:string-value="CS 50110 SQUARE SAINT-VICTOR" calcext:value-type="string">
            <text:p>CS 50110 SQUARE SAINT-VICTOR</text:p>
          </table:table-cell>
          <table:table-cell table:style-name="ce15" table:formula="of:=IF(FIND([.W31];[.D31];1))" office:value-type="boolean" office:boolean-value="true" calcext:value-type="boolean">
            <text:p>VRAI</text:p>
          </table:table-cell>
          <table:table-cell table:formula="of:=LEN([.X31])+LEN([.N31])" office:value-type="float" office:value="33" calcext:value-type="float">
            <text:p>33</text:p>
          </table:table-cell>
          <table:table-cell table:formula="of:=SEARCH([.N31];[.D31];1)+5" office:value-type="float" office:value="35" calcext:value-type="float">
            <text:p>35</text:p>
          </table:table-cell>
          <table:table-cell table:formula="of:=LEFT([.D31];[.AA31])" office:value-type="string" office:string-value="CS 50110 SQUARE SAINT-VICTOR 20291 " calcext:value-type="string">
            <text:p>CS 50110 SQUARE SAINT-VICTOR 20291 </text:p>
          </table:table-cell>
          <table:table-cell table:formula="of:=LEN([.AB31])" office:value-type="float" office:value="35" calcext:value-type="float">
            <text:p>35</text:p>
          </table:table-cell>
          <table:table-cell table:formula="of:=LEN([.D31])" office:value-type="float" office:value="47" calcext:value-type="float">
            <text:p>47</text:p>
          </table:table-cell>
          <table:table-cell table:formula="of:=[.AD31]-[.AC31]" office:value-type="float" office:value="12" calcext:value-type="float">
            <text:p>12</text:p>
          </table:table-cell>
          <table:table-cell table:formula="of:=RIGHT([.D31];[.AE31])" office:value-type="string" office:string-value="BASTIA CEDEX" calcext:value-type="string">
            <text:p>BASTIA CEDEX</text:p>
          </table:table-cell>
          <table:table-cell table:formula="of:=TRIM(ORG.LIBREOFFICE.REGEX([.AF31];&quot;CEDEX|[0-9]|BP&quot;;&quot; &quot;;&quot;g&quot;))" office:value-type="string" office:string-value="BASTIA" calcext:value-type="string">
            <text:p>BASTIA</text:p>
          </table:table-cell>
          <table:table-cell/>
          <table:table-cell table:formula="of:=LEFT([.E31];11)" office:value-type="string" office:string-value="BDFEFRPPCCT" calcext:value-type="string">
            <text:p>BDFEFRPPCCT</text:p>
          </table:table-cell>
          <table:table-cell table:formula="of:=TRIM(ORG.LIBREOFFICE.REGEX([.E31];[.AI31];&quot;&quot;;&quot;g&quot;))" office:value-type="string" office:string-value="FR83 3000 1001 74A2 B000 0000 075" calcext:value-type="string">
            <text:p>FR83 3000 1001 74A2 B000 0000 075</text:p>
          </table:table-cell>
          <table:table-cell table:formula="of:=LEFT([.AJ31];4)" office:value-type="string" office:string-value="FR83" calcext:value-type="string">
            <text:p>FR83</text:p>
          </table:table-cell>
          <table:table-cell table:formula="of:=TRIM(ORG.LIBREOFFICE.REGEX([.AJ31];[.AK31];&quot;&quot;;&quot;g&quot;))" office:value-type="string" office:string-value="3000 1001 74A2 B000 0000 075" calcext:value-type="string">
            <text:p>3000 1001 74A2 B000 0000 075</text:p>
          </table:table-cell>
          <table:table-cell table:formula="of:=LEFT([.AL31];4)" office:value-type="string" office:string-value="3000" calcext:value-type="string">
            <text:p>3000</text:p>
          </table:table-cell>
          <table:table-cell table:formula="of:=TRIM(ORG.LIBREOFFICE.REGEX([.AL31];[.AM31];&quot;&quot;;1))" office:value-type="string" office:string-value="1001 74A2 B000 0000 075" calcext:value-type="string">
            <text:p>1001 74A2 B000 0000 075</text:p>
          </table:table-cell>
          <table:table-cell table:style-name="ce19" table:formula="of:=LEFT([.AN31];4)" office:value-type="string" office:string-value="1001" calcext:value-type="string">
            <text:p>1001</text:p>
          </table:table-cell>
          <table:table-cell table:formula="of:=TRIM(ORG.LIBREOFFICE.REGEX([.AN31];[.AO31];&quot;&quot;;1))" office:value-type="string" office:string-value="74A2 B000 0000 075" calcext:value-type="string">
            <text:p>74A2 B000 0000 075</text:p>
          </table:table-cell>
          <table:table-cell table:style-name="ce18" table:formula="of:=LEFT([.AP31];4)" office:value-type="string" office:string-value="74A2" calcext:value-type="string">
            <text:p>74A2</text:p>
          </table:table-cell>
          <table:table-cell table:style-name="ce43" table:formula="of:=REPLACE([.AP31];1;5; )" office:value-type="string" office:string-value="B000 0000 075" calcext:value-type="string">
            <text:p>B000 0000 075</text:p>
          </table:table-cell>
          <table:table-cell table:style-name="ce18" table:formula="of:=LEFT([.AR31];4)" office:value-type="string" office:string-value="B000" calcext:value-type="string">
            <text:p>B000</text:p>
          </table:table-cell>
          <table:table-cell table:style-name="ce43" table:formula="of:=REPLACE([.AR31];1;5; )" office:value-type="string" office:string-value="0000 075" calcext:value-type="string">
            <text:p>0000 075</text:p>
          </table:table-cell>
          <table:table-cell table:style-name="ce18" table:formula="of:=LEFT([.AT31];4)" office:value-type="string" office:string-value="0000" calcext:value-type="string">
            <text:p>0000</text:p>
          </table:table-cell>
          <table:table-cell table:style-name="ce43" table:formula="of:=REPLACE([.AT31];1;5; )" office:value-type="string" office:string-value="075" calcext:value-type="string">
            <text:p>075</text:p>
          </table:table-cell>
          <table:table-cell table:style-name="ce18" table:formula="of:=LEFT([.AV31];3)" office:value-type="string" office:string-value="075" calcext:value-type="string">
            <text:p>075</text:p>
          </table:table-cell>
          <table:table-cell table:style-name="ce13" table:formula="of:=TRIM(ORG.LIBREOFFICE.REGEX([.AP31];[.AQ31];&quot;&quot;;1))" office:value-type="string" office:string-value="B000 0000 075" calcext:value-type="string">
            <text:p>B000 0000 075</text:p>
          </table:table-cell>
          <table:table-cell table:style-name="ce18" table:formula="of:=RIGHT([.AX31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/>
          <table:table-cell table:style-name="ce13" table:formula="of:=IFNA(ORG.LIBREOFFICE.REGEX([.$D3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2];[.$J$2]; ;&quot;g&quot;)" office:value-type="string" office:string-value="30943" calcext:value-type="string">
            <text:p>30943</text:p>
          </table:table-cell>
          <table:table-cell/>
          <table:table-cell table:style-name="ce13" table:formula="of:=IFNA(ORG.LIBREOFFICE.REGEX([.D32];[.$J$2]; ;2);0)" office:value-type="float" office:value="0" calcext:value-type="float">
            <text:p>0</text:p>
          </table:table-cell>
          <table:table-cell table:style-name="ce15" table:formula="of:=IF([.G32]=0;TRUE();IF(FIND([.G32];[.D3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2]=0;[.I32];[.K32])" office:value-type="string" office:string-value="30943" calcext:value-type="string">
            <text:p>30943</text:p>
          </table:table-cell>
          <table:table-cell table:style-name="ce18"/>
          <table:table-cell table:style-name="ce15" table:formula="of:=IF(FIND([.N32];[.D32];1))" office:value-type="boolean" office:boolean-value="true" calcext:value-type="boolean">
            <text:p>VRAI</text:p>
          </table:table-cell>
          <table:table-cell table:style-name="ce16"/>
          <table:table-cell table:formula="of:=FIND([.N32];[.D32];1)" office:value-type="float" office:value="14" calcext:value-type="float">
            <text:p>14</text:p>
          </table:table-cell>
          <table:table-cell table:style-name="Default" table:formula="of:=LEN([.D32])" office:value-type="float" office:value="32" calcext:value-type="float">
            <text:p>32</text:p>
          </table:table-cell>
          <table:table-cell table:style-name="Default"/>
          <table:table-cell table:style-name="ce21" table:formula="of:=IFNA(ORG.LIBREOFFICE.REGEX([.D32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32];[.R32];[.S32]-[.R32]+1;&quot;&quot;))" office:value-type="string" office:string-value="22 AV CARNOT" calcext:value-type="string">
            <text:p>22 AV CARNOT</text:p>
          </table:table-cell>
          <table:table-cell table:formula="of:=IF([.U32]=0;[.W32];REPLACE([.W32];1;LEN([.U32])+1; ))" office:value-type="string" office:string-value="AV CARNOT" calcext:value-type="string">
            <text:p>AV CARNOT</text:p>
          </table:table-cell>
          <table:table-cell table:style-name="ce15" table:formula="of:=IF(FIND([.W32];[.D32];1))" office:value-type="boolean" office:boolean-value="true" calcext:value-type="boolean">
            <text:p>VRAI</text:p>
          </table:table-cell>
          <table:table-cell table:formula="of:=LEN([.X32])+LEN([.N32])" office:value-type="float" office:value="14" calcext:value-type="float">
            <text:p>14</text:p>
          </table:table-cell>
          <table:table-cell table:formula="of:=SEARCH([.N32];[.D32];1)+5" office:value-type="float" office:value="19" calcext:value-type="float">
            <text:p>19</text:p>
          </table:table-cell>
          <table:table-cell table:formula="of:=LEFT([.D32];[.AA32])" office:value-type="string" office:string-value="22 AV CARNOT 30943 " calcext:value-type="string">
            <text:p>22 AV CARNOT 30943 </text:p>
          </table:table-cell>
          <table:table-cell table:formula="of:=LEN([.AB32])" office:value-type="float" office:value="19" calcext:value-type="float">
            <text:p>19</text:p>
          </table:table-cell>
          <table:table-cell table:formula="of:=LEN([.D32])" office:value-type="float" office:value="32" calcext:value-type="float">
            <text:p>32</text:p>
          </table:table-cell>
          <table:table-cell table:formula="of:=[.AD32]-[.AC32]" office:value-type="float" office:value="13" calcext:value-type="float">
            <text:p>13</text:p>
          </table:table-cell>
          <table:table-cell table:formula="of:=RIGHT([.D32];[.AE32])" office:value-type="string" office:string-value="NIMES CEDEX 9" calcext:value-type="string">
            <text:p>NIMES CEDEX 9</text:p>
          </table:table-cell>
          <table:table-cell table:formula="of:=TRIM(ORG.LIBREOFFICE.REGEX([.AF32];&quot;CEDEX|[0-9]|BP&quot;;&quot; &quot;;&quot;g&quot;))" office:value-type="string" office:string-value="NIMES" calcext:value-type="string">
            <text:p>NIMES</text:p>
          </table:table-cell>
          <table:table-cell/>
          <table:table-cell table:formula="of:=LEFT([.E32];11)" office:value-type="string" office:string-value="BDFEFRPPCCT" calcext:value-type="string">
            <text:p>BDFEFRPPCCT</text:p>
          </table:table-cell>
          <table:table-cell table:formula="of:=TRIM(ORG.LIBREOFFICE.REGEX([.E32];[.AI32];&quot;&quot;;&quot;g&quot;))" office:value-type="string" office:string-value="FR28 3000 1006 00A3 0000 0000 083" calcext:value-type="string">
            <text:p>FR28 3000 1006 00A3 0000 0000 083</text:p>
          </table:table-cell>
          <table:table-cell table:formula="of:=LEFT([.AJ32];4)" office:value-type="string" office:string-value="FR28" calcext:value-type="string">
            <text:p>FR28</text:p>
          </table:table-cell>
          <table:table-cell table:formula="of:=TRIM(ORG.LIBREOFFICE.REGEX([.AJ32];[.AK32];&quot;&quot;;&quot;g&quot;))" office:value-type="string" office:string-value="3000 1006 00A3 0000 0000 083" calcext:value-type="string">
            <text:p>3000 1006 00A3 0000 0000 083</text:p>
          </table:table-cell>
          <table:table-cell table:formula="of:=LEFT([.AL32];4)" office:value-type="string" office:string-value="3000" calcext:value-type="string">
            <text:p>3000</text:p>
          </table:table-cell>
          <table:table-cell table:formula="of:=TRIM(ORG.LIBREOFFICE.REGEX([.AL32];[.AM32];&quot;&quot;;1))" office:value-type="string" office:string-value="1006 00A3 0000 0000 083" calcext:value-type="string">
            <text:p>1006 00A3 0000 0000 083</text:p>
          </table:table-cell>
          <table:table-cell table:style-name="ce19" table:formula="of:=LEFT([.AN32];4)" office:value-type="string" office:string-value="1006" calcext:value-type="string">
            <text:p>1006</text:p>
          </table:table-cell>
          <table:table-cell table:formula="of:=TRIM(ORG.LIBREOFFICE.REGEX([.AN32];[.AO32];&quot;&quot;;1))" office:value-type="string" office:string-value="00A3 0000 0000 083" calcext:value-type="string">
            <text:p>00A3 0000 0000 083</text:p>
          </table:table-cell>
          <table:table-cell table:style-name="ce18" table:formula="of:=LEFT([.AP32];4)" office:value-type="string" office:string-value="00A3" calcext:value-type="string">
            <text:p>00A3</text:p>
          </table:table-cell>
          <table:table-cell table:style-name="ce43" table:formula="of:=REPLACE([.AP32];1;5; )" office:value-type="string" office:string-value="0000 0000 083" calcext:value-type="string">
            <text:p>0000 0000 083</text:p>
          </table:table-cell>
          <table:table-cell table:style-name="ce18" table:formula="of:=LEFT([.AR32];4)" office:value-type="string" office:string-value="0000" calcext:value-type="string">
            <text:p>0000</text:p>
          </table:table-cell>
          <table:table-cell table:style-name="ce43" table:formula="of:=REPLACE([.AR32];1;5; )" office:value-type="string" office:string-value="0000 083" calcext:value-type="string">
            <text:p>0000 083</text:p>
          </table:table-cell>
          <table:table-cell table:style-name="ce18" table:formula="of:=LEFT([.AT32];4)" office:value-type="string" office:string-value="0000" calcext:value-type="string">
            <text:p>0000</text:p>
          </table:table-cell>
          <table:table-cell table:style-name="ce43" table:formula="of:=REPLACE([.AT32];1;5; )" office:value-type="string" office:string-value="083" calcext:value-type="string">
            <text:p>083</text:p>
          </table:table-cell>
          <table:table-cell table:style-name="ce18" table:formula="of:=LEFT([.AV32];3)" office:value-type="string" office:string-value="083" calcext:value-type="string">
            <text:p>083</text:p>
          </table:table-cell>
          <table:table-cell table:style-name="ce13" table:formula="of:=TRIM(ORG.LIBREOFFICE.REGEX([.AP32];[.AQ32];&quot;&quot;;1))" office:value-type="string" office:string-value="0000 0000 083" calcext:value-type="string">
            <text:p>0000 0000 083</text:p>
          </table:table-cell>
          <table:table-cell table:style-name="ce18" table:formula="of:=RIGHT([.AX32];2)" office:value-type="string" office:string-value="83" calcext:value-type="string">
            <text:p>8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/>
          <table:table-cell table:style-name="ce13" table:formula="of:=IFNA(ORG.LIBREOFFICE.REGEX([.$D3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3];[.$J$2]; ;&quot;g&quot;)" office:value-type="string" office:string-value="31039" calcext:value-type="string">
            <text:p>31039</text:p>
          </table:table-cell>
          <table:table-cell/>
          <table:table-cell table:style-name="ce13" table:formula="of:=IFNA(ORG.LIBREOFFICE.REGEX([.D33];[.$J$2]; ;2);0)" office:value-type="float" office:value="0" calcext:value-type="float">
            <text:p>0</text:p>
          </table:table-cell>
          <table:table-cell table:style-name="ce15" table:formula="of:=IF([.G33]=0;TRUE();IF(FIND([.G33];[.D3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3]=0;[.I33];[.K33])" office:value-type="string" office:string-value="31039" calcext:value-type="string">
            <text:p>31039</text:p>
          </table:table-cell>
          <table:table-cell table:style-name="ce18"/>
          <table:table-cell table:style-name="ce15" table:formula="of:=IF(FIND([.N33];[.D33];1))" office:value-type="boolean" office:boolean-value="true" calcext:value-type="boolean">
            <text:p>VRAI</text:p>
          </table:table-cell>
          <table:table-cell table:style-name="ce16"/>
          <table:table-cell table:formula="of:=FIND([.N33];[.D33];1)" office:value-type="float" office:value="19" calcext:value-type="float">
            <text:p>19</text:p>
          </table:table-cell>
          <table:table-cell table:style-name="Default" table:formula="of:=LEN([.D33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3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33];[.R33];[.S33]-[.R33]+1;&quot;&quot;))" office:value-type="string" office:string-value="15 PLACE OCCITANE" calcext:value-type="string">
            <text:p>15 PLACE OCCITANE</text:p>
          </table:table-cell>
          <table:table-cell table:formula="of:=IF([.U33]=0;[.W33];REPLACE([.W33];1;LEN([.U33])+1; ))" office:value-type="string" office:string-value="PLACE OCCITANE" calcext:value-type="string">
            <text:p>PLACE OCCITANE</text:p>
          </table:table-cell>
          <table:table-cell table:style-name="ce15" table:formula="of:=IF(FIND([.W33];[.D33];1))" office:value-type="boolean" office:boolean-value="true" calcext:value-type="boolean">
            <text:p>VRAI</text:p>
          </table:table-cell>
          <table:table-cell table:formula="of:=LEN([.X33])+LEN([.N33])" office:value-type="float" office:value="19" calcext:value-type="float">
            <text:p>19</text:p>
          </table:table-cell>
          <table:table-cell table:formula="of:=SEARCH([.N33];[.D33];1)+5" office:value-type="float" office:value="24" calcext:value-type="float">
            <text:p>24</text:p>
          </table:table-cell>
          <table:table-cell table:formula="of:=LEFT([.D33];[.AA33])" office:value-type="string" office:string-value="15 PLACE OCCITANE 31039 " calcext:value-type="string">
            <text:p>15 PLACE OCCITANE 31039 </text:p>
          </table:table-cell>
          <table:table-cell table:formula="of:=LEN([.AB33])" office:value-type="float" office:value="24" calcext:value-type="float">
            <text:p>24</text:p>
          </table:table-cell>
          <table:table-cell table:formula="of:=LEN([.D33])" office:value-type="float" office:value="40" calcext:value-type="float">
            <text:p>40</text:p>
          </table:table-cell>
          <table:table-cell table:formula="of:=[.AD33]-[.AC33]" office:value-type="float" office:value="16" calcext:value-type="float">
            <text:p>16</text:p>
          </table:table-cell>
          <table:table-cell table:formula="of:=RIGHT([.D33];[.AE33])" office:value-type="string" office:string-value="TOULOUSE CEDEX 9" calcext:value-type="string">
            <text:p>TOULOUSE CEDEX 9</text:p>
          </table:table-cell>
          <table:table-cell table:formula="of:=TRIM(ORG.LIBREOFFICE.REGEX([.AF33];&quot;CEDEX|[0-9]|BP&quot;;&quot; &quot;;&quot;g&quot;))" office:value-type="string" office:string-value="TOULOUSE" calcext:value-type="string">
            <text:p>TOULOUSE</text:p>
          </table:table-cell>
          <table:table-cell/>
          <table:table-cell table:formula="of:=LEFT([.E33];11)" office:value-type="string" office:string-value="BDFEFRPPCCT" calcext:value-type="string">
            <text:p>BDFEFRPPCCT</text:p>
          </table:table-cell>
          <table:table-cell table:formula="of:=TRIM(ORG.LIBREOFFICE.REGEX([.E33];[.AI33];&quot;&quot;;&quot;g&quot;))" office:value-type="string" office:string-value="FR75 3000 1008 33A3 1000 0000 031" calcext:value-type="string">
            <text:p>FR75 3000 1008 33A3 1000 0000 031</text:p>
          </table:table-cell>
          <table:table-cell table:formula="of:=LEFT([.AJ33];4)" office:value-type="string" office:string-value="FR75" calcext:value-type="string">
            <text:p>FR75</text:p>
          </table:table-cell>
          <table:table-cell table:formula="of:=TRIM(ORG.LIBREOFFICE.REGEX([.AJ33];[.AK33];&quot;&quot;;&quot;g&quot;))" office:value-type="string" office:string-value="3000 1008 33A3 1000 0000 031" calcext:value-type="string">
            <text:p>3000 1008 33A3 1000 0000 031</text:p>
          </table:table-cell>
          <table:table-cell table:formula="of:=LEFT([.AL33];4)" office:value-type="string" office:string-value="3000" calcext:value-type="string">
            <text:p>3000</text:p>
          </table:table-cell>
          <table:table-cell table:formula="of:=TRIM(ORG.LIBREOFFICE.REGEX([.AL33];[.AM33];&quot;&quot;;1))" office:value-type="string" office:string-value="1008 33A3 1000 0000 031" calcext:value-type="string">
            <text:p>1008 33A3 1000 0000 031</text:p>
          </table:table-cell>
          <table:table-cell table:style-name="ce19" table:formula="of:=LEFT([.AN33];4)" office:value-type="string" office:string-value="1008" calcext:value-type="string">
            <text:p>1008</text:p>
          </table:table-cell>
          <table:table-cell table:formula="of:=TRIM(ORG.LIBREOFFICE.REGEX([.AN33];[.AO33];&quot;&quot;;1))" office:value-type="string" office:string-value="33A3 1000 0000 031" calcext:value-type="string">
            <text:p>33A3 1000 0000 031</text:p>
          </table:table-cell>
          <table:table-cell table:style-name="ce18" table:formula="of:=LEFT([.AP33];4)" office:value-type="string" office:string-value="33A3" calcext:value-type="string">
            <text:p>33A3</text:p>
          </table:table-cell>
          <table:table-cell table:style-name="ce43" table:formula="of:=REPLACE([.AP33];1;5; )" office:value-type="string" office:string-value="1000 0000 031" calcext:value-type="string">
            <text:p>1000 0000 031</text:p>
          </table:table-cell>
          <table:table-cell table:style-name="ce18" table:formula="of:=LEFT([.AR33];4)" office:value-type="string" office:string-value="1000" calcext:value-type="string">
            <text:p>1000</text:p>
          </table:table-cell>
          <table:table-cell table:style-name="ce43" table:formula="of:=REPLACE([.AR33];1;5; )" office:value-type="string" office:string-value="0000 031" calcext:value-type="string">
            <text:p>0000 031</text:p>
          </table:table-cell>
          <table:table-cell table:style-name="ce18" table:formula="of:=LEFT([.AT33];4)" office:value-type="string" office:string-value="0000" calcext:value-type="string">
            <text:p>0000</text:p>
          </table:table-cell>
          <table:table-cell table:style-name="ce43" table:formula="of:=REPLACE([.AT33];1;5; )" office:value-type="string" office:string-value="031" calcext:value-type="string">
            <text:p>031</text:p>
          </table:table-cell>
          <table:table-cell table:style-name="ce18" table:formula="of:=LEFT([.AV33];3)" office:value-type="string" office:string-value="031" calcext:value-type="string">
            <text:p>031</text:p>
          </table:table-cell>
          <table:table-cell table:style-name="ce13" table:formula="of:=TRIM(ORG.LIBREOFFICE.REGEX([.AP33];[.AQ33];&quot;&quot;;1))" office:value-type="string" office:string-value="1000 0000 031" calcext:value-type="string">
            <text:p>1000 0000 031</text:p>
          </table:table-cell>
          <table:table-cell table:style-name="ce18" table:formula="of:=RIGHT([.AX33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/>
          <table:table-cell table:style-name="ce13" table:formula="of:=IFNA(ORG.LIBREOFFICE.REGEX([.$D34];[.$H$2]; ;&quot;g&quot;);0)" office:value-type="string" office:string-value="CS 70352" calcext:value-type="string">
            <text:p>CS 70352</text:p>
          </table:table-cell>
          <table:table-cell/>
          <table:table-cell table:style-name="ce13" table:formula="of:=ORG.LIBREOFFICE.REGEX([.D34];[.$J$2]; ;&quot;g&quot;)" office:value-type="string" office:string-value="70352" calcext:value-type="string">
            <text:p>70352</text:p>
          </table:table-cell>
          <table:table-cell/>
          <table:table-cell table:style-name="ce13" table:formula="of:=IFNA(ORG.LIBREOFFICE.REGEX([.D34];[.$J$2]; ;2);0)" office:value-type="string" office:string-value="32010" calcext:value-type="string">
            <text:p>32010</text:p>
          </table:table-cell>
          <table:table-cell table:style-name="ce15" table:formula="of:=IF([.G34]=0;TRUE();IF(FIND([.G34];[.D3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4]=0;[.I34];[.K34])" office:value-type="string" office:string-value="32010" calcext:value-type="string">
            <text:p>32010</text:p>
          </table:table-cell>
          <table:table-cell table:style-name="ce18"/>
          <table:table-cell table:style-name="ce15" table:formula="of:=IF(FIND([.N34];[.D34];1))" office:value-type="boolean" office:boolean-value="true" calcext:value-type="boolean">
            <text:p>VRAI</text:p>
          </table:table-cell>
          <table:table-cell table:style-name="ce16"/>
          <table:table-cell table:formula="of:=FIND([.N34];[.D34];1)" office:value-type="float" office:value="10" calcext:value-type="float">
            <text:p>10</text:p>
          </table:table-cell>
          <table:table-cell table:style-name="Default" table:formula="of:=LEN([.D34])" office:value-type="float" office:value="25" calcext:value-type="float">
            <text:p>25</text:p>
          </table:table-cell>
          <table:table-cell table:style-name="Default"/>
          <table:table-cell table:style-name="ce21" table:formula="of:=IFNA(ORG.LIBREOFFICE.REGEX([.D3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4];[.R34];[.S34]-[.R34]+1;&quot;&quot;))" office:value-type="string" office:string-value="CS 70352" calcext:value-type="string">
            <text:p>CS 70352</text:p>
          </table:table-cell>
          <table:table-cell table:formula="of:=IF([.U34]=0;[.W34];REPLACE([.W34];1;LEN([.U34])+1; ))" office:value-type="string" office:string-value="CS 70352" calcext:value-type="string">
            <text:p>CS 70352</text:p>
          </table:table-cell>
          <table:table-cell table:style-name="ce15" table:formula="of:=IF(FIND([.W34];[.D34];1))" office:value-type="boolean" office:boolean-value="true" calcext:value-type="boolean">
            <text:p>VRAI</text:p>
          </table:table-cell>
          <table:table-cell table:formula="of:=LEN([.X34])+LEN([.N34])" office:value-type="float" office:value="13" calcext:value-type="float">
            <text:p>13</text:p>
          </table:table-cell>
          <table:table-cell table:formula="of:=SEARCH([.N34];[.D34];1)+5" office:value-type="float" office:value="15" calcext:value-type="float">
            <text:p>15</text:p>
          </table:table-cell>
          <table:table-cell table:formula="of:=LEFT([.D34];[.AA34])" office:value-type="string" office:string-value="CS 70352 32010 " calcext:value-type="string">
            <text:p>CS 70352 32010 </text:p>
          </table:table-cell>
          <table:table-cell table:formula="of:=LEN([.AB34])" office:value-type="float" office:value="15" calcext:value-type="float">
            <text:p>15</text:p>
          </table:table-cell>
          <table:table-cell table:formula="of:=LEN([.D34])" office:value-type="float" office:value="25" calcext:value-type="float">
            <text:p>25</text:p>
          </table:table-cell>
          <table:table-cell table:formula="of:=[.AD34]-[.AC34]" office:value-type="float" office:value="10" calcext:value-type="float">
            <text:p>10</text:p>
          </table:table-cell>
          <table:table-cell table:formula="of:=RIGHT([.D34];[.AE34])" office:value-type="string" office:string-value="AUCH CEDEX" calcext:value-type="string">
            <text:p>AUCH CEDEX</text:p>
          </table:table-cell>
          <table:table-cell table:formula="of:=TRIM(ORG.LIBREOFFICE.REGEX([.AF34];&quot;CEDEX|[0-9]|BP&quot;;&quot; &quot;;&quot;g&quot;))" office:value-type="string" office:string-value="AUCH" calcext:value-type="string">
            <text:p>AUCH</text:p>
          </table:table-cell>
          <table:table-cell/>
          <table:table-cell table:formula="of:=LEFT([.E34];11)" office:value-type="string" office:string-value="BDFEFRPPCCT" calcext:value-type="string">
            <text:p>BDFEFRPPCCT</text:p>
          </table:table-cell>
          <table:table-cell table:formula="of:=TRIM(ORG.LIBREOFFICE.REGEX([.E34];[.AI34];&quot;&quot;;&quot;g&quot;))" office:value-type="string" office:string-value="FR45 3000 1001 58A3 2000 0000 019" calcext:value-type="string">
            <text:p>FR45 3000 1001 58A3 2000 0000 019</text:p>
          </table:table-cell>
          <table:table-cell table:formula="of:=LEFT([.AJ34];4)" office:value-type="string" office:string-value="FR45" calcext:value-type="string">
            <text:p>FR45</text:p>
          </table:table-cell>
          <table:table-cell table:formula="of:=TRIM(ORG.LIBREOFFICE.REGEX([.AJ34];[.AK34];&quot;&quot;;&quot;g&quot;))" office:value-type="string" office:string-value="3000 1001 58A3 2000 0000 019" calcext:value-type="string">
            <text:p>3000 1001 58A3 2000 0000 019</text:p>
          </table:table-cell>
          <table:table-cell table:formula="of:=LEFT([.AL34];4)" office:value-type="string" office:string-value="3000" calcext:value-type="string">
            <text:p>3000</text:p>
          </table:table-cell>
          <table:table-cell table:formula="of:=TRIM(ORG.LIBREOFFICE.REGEX([.AL34];[.AM34];&quot;&quot;;1))" office:value-type="string" office:string-value="1001 58A3 2000 0000 019" calcext:value-type="string">
            <text:p>1001 58A3 2000 0000 019</text:p>
          </table:table-cell>
          <table:table-cell table:style-name="ce19" table:formula="of:=LEFT([.AN34];4)" office:value-type="string" office:string-value="1001" calcext:value-type="string">
            <text:p>1001</text:p>
          </table:table-cell>
          <table:table-cell table:formula="of:=TRIM(ORG.LIBREOFFICE.REGEX([.AN34];[.AO34];&quot;&quot;;1))" office:value-type="string" office:string-value="58A3 2000 0000 019" calcext:value-type="string">
            <text:p>58A3 2000 0000 019</text:p>
          </table:table-cell>
          <table:table-cell table:style-name="ce18" table:formula="of:=LEFT([.AP34];4)" office:value-type="string" office:string-value="58A3" calcext:value-type="string">
            <text:p>58A3</text:p>
          </table:table-cell>
          <table:table-cell table:style-name="ce43" table:formula="of:=REPLACE([.AP34];1;5; )" office:value-type="string" office:string-value="2000 0000 019" calcext:value-type="string">
            <text:p>2000 0000 019</text:p>
          </table:table-cell>
          <table:table-cell table:style-name="ce18" table:formula="of:=LEFT([.AR34];4)" office:value-type="string" office:string-value="2000" calcext:value-type="string">
            <text:p>2000</text:p>
          </table:table-cell>
          <table:table-cell table:style-name="ce43" table:formula="of:=REPLACE([.AR34];1;5; )" office:value-type="string" office:string-value="0000 019" calcext:value-type="string">
            <text:p>0000 019</text:p>
          </table:table-cell>
          <table:table-cell table:style-name="ce18" table:formula="of:=LEFT([.AT34];4)" office:value-type="string" office:string-value="0000" calcext:value-type="string">
            <text:p>0000</text:p>
          </table:table-cell>
          <table:table-cell table:style-name="ce43" table:formula="of:=REPLACE([.AT34];1;5; )" office:value-type="string" office:string-value="019" calcext:value-type="string">
            <text:p>019</text:p>
          </table:table-cell>
          <table:table-cell table:style-name="ce18" table:formula="of:=LEFT([.AV34];3)" office:value-type="string" office:string-value="019" calcext:value-type="string">
            <text:p>019</text:p>
          </table:table-cell>
          <table:table-cell table:style-name="ce13" table:formula="of:=TRIM(ORG.LIBREOFFICE.REGEX([.AP34];[.AQ34];&quot;&quot;;1))" office:value-type="string" office:string-value="2000 0000 019" calcext:value-type="string">
            <text:p>2000 0000 019</text:p>
          </table:table-cell>
          <table:table-cell table:style-name="ce18" table:formula="of:=RIGHT([.AX34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/>
          <table:table-cell table:style-name="ce13" table:formula="of:=IFNA(ORG.LIBREOFFICE.REGEX([.$D35];[.$H$2]; ;&quot;g&quot;);0)" office:value-type="string" office:string-value="BP 908 " calcext:value-type="string">
            <text:p>BP 908 </text:p>
          </table:table-cell>
          <table:table-cell/>
          <table:table-cell table:style-name="ce13" table:formula="of:=ORG.LIBREOFFICE.REGEX([.D35];[.$J$2]; ;&quot;g&quot;)" office:value-type="string" office:string-value="33060" calcext:value-type="string">
            <text:p>33060</text:p>
          </table:table-cell>
          <table:table-cell/>
          <table:table-cell table:style-name="ce13" table:formula="of:=IFNA(ORG.LIBREOFFICE.REGEX([.D35];[.$J$2]; ;2);0)" office:value-type="float" office:value="0" calcext:value-type="float">
            <text:p>0</text:p>
          </table:table-cell>
          <table:table-cell table:style-name="ce15" table:formula="of:=IF([.G35]=0;TRUE();IF(FIND([.G35];[.D3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5]=0;[.I35];[.K35])" office:value-type="string" office:string-value="33060" calcext:value-type="string">
            <text:p>33060</text:p>
          </table:table-cell>
          <table:table-cell table:style-name="ce18"/>
          <table:table-cell table:style-name="ce15" table:formula="of:=IF(FIND([.N35];[.D35];1))" office:value-type="boolean" office:boolean-value="true" calcext:value-type="boolean">
            <text:p>VRAI</text:p>
          </table:table-cell>
          <table:table-cell table:style-name="ce16"/>
          <table:table-cell table:formula="of:=FIND([.N35];[.D35];1)" office:value-type="float" office:value="29" calcext:value-type="float">
            <text:p>29</text:p>
          </table:table-cell>
          <table:table-cell table:style-name="Default" table:formula="of:=LEN([.D35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35];[.R35];[.S35]-[.R35]+1;&quot;&quot;))" office:value-type="string" office:string-value="24 RUE F. DE SOURDIS BP 908" calcext:value-type="string">
            <text:p>24 RUE F. DE SOURDIS BP 908</text:p>
          </table:table-cell>
          <table:table-cell table:formula="of:=IF([.U35]=0;[.W35];REPLACE([.W35];1;LEN([.U35])+1; ))" office:value-type="string" office:string-value="RUE F. DE SOURDIS BP 908" calcext:value-type="string">
            <text:p>RUE F. DE SOURDIS BP 908</text:p>
          </table:table-cell>
          <table:table-cell table:style-name="ce15" table:formula="of:=IF(FIND([.W35];[.D35];1))" office:value-type="boolean" office:boolean-value="true" calcext:value-type="boolean">
            <text:p>VRAI</text:p>
          </table:table-cell>
          <table:table-cell table:formula="of:=LEN([.X35])+LEN([.N35])" office:value-type="float" office:value="29" calcext:value-type="float">
            <text:p>29</text:p>
          </table:table-cell>
          <table:table-cell table:formula="of:=SEARCH([.N35];[.D35];1)+5" office:value-type="float" office:value="34" calcext:value-type="float">
            <text:p>34</text:p>
          </table:table-cell>
          <table:table-cell table:formula="of:=LEFT([.D35];[.AA35])" office:value-type="string" office:string-value="24 RUE F. DE SOURDIS BP 908 33060 " calcext:value-type="string">
            <text:p>24 RUE F. DE SOURDIS BP 908 33060 </text:p>
          </table:table-cell>
          <table:table-cell table:formula="of:=LEN([.AB35])" office:value-type="float" office:value="34" calcext:value-type="float">
            <text:p>34</text:p>
          </table:table-cell>
          <table:table-cell table:formula="of:=LEN([.D35])" office:value-type="float" office:value="48" calcext:value-type="float">
            <text:p>48</text:p>
          </table:table-cell>
          <table:table-cell table:formula="of:=[.AD35]-[.AC35]" office:value-type="float" office:value="14" calcext:value-type="float">
            <text:p>14</text:p>
          </table:table-cell>
          <table:table-cell table:formula="of:=RIGHT([.D35];[.AE35])" office:value-type="string" office:string-value="BORDEAUX CEDEX" calcext:value-type="string">
            <text:p>BORDEAUX CEDEX</text:p>
          </table:table-cell>
          <table:table-cell table:formula="of:=TRIM(ORG.LIBREOFFICE.REGEX([.AF35];&quot;CEDEX|[0-9]|BP&quot;;&quot; &quot;;&quot;g&quot;))" office:value-type="string" office:string-value="BORDEAUX" calcext:value-type="string">
            <text:p>BORDEAUX</text:p>
          </table:table-cell>
          <table:table-cell/>
          <table:table-cell table:formula="of:=LEFT([.E35];11)" office:value-type="string" office:string-value="BDFEFRPPCCT" calcext:value-type="string">
            <text:p>BDFEFRPPCCT</text:p>
          </table:table-cell>
          <table:table-cell table:formula="of:=TRIM(ORG.LIBREOFFICE.REGEX([.E35];[.AI35];&quot;&quot;;&quot;g&quot;))" office:value-type="string" office:string-value="FR54 3000 1002 15A3 3000 0000 085" calcext:value-type="string">
            <text:p>FR54 3000 1002 15A3 3000 0000 085</text:p>
          </table:table-cell>
          <table:table-cell table:formula="of:=LEFT([.AJ35];4)" office:value-type="string" office:string-value="FR54" calcext:value-type="string">
            <text:p>FR54</text:p>
          </table:table-cell>
          <table:table-cell table:formula="of:=TRIM(ORG.LIBREOFFICE.REGEX([.AJ35];[.AK35];&quot;&quot;;&quot;g&quot;))" office:value-type="string" office:string-value="3000 1002 15A3 3000 0000 085" calcext:value-type="string">
            <text:p>3000 1002 15A3 3000 0000 085</text:p>
          </table:table-cell>
          <table:table-cell table:formula="of:=LEFT([.AL35];4)" office:value-type="string" office:string-value="3000" calcext:value-type="string">
            <text:p>3000</text:p>
          </table:table-cell>
          <table:table-cell table:formula="of:=TRIM(ORG.LIBREOFFICE.REGEX([.AL35];[.AM35];&quot;&quot;;1))" office:value-type="string" office:string-value="1002 15A3 3000 0000 085" calcext:value-type="string">
            <text:p>1002 15A3 3000 0000 085</text:p>
          </table:table-cell>
          <table:table-cell table:style-name="ce19" table:formula="of:=LEFT([.AN35];4)" office:value-type="string" office:string-value="1002" calcext:value-type="string">
            <text:p>1002</text:p>
          </table:table-cell>
          <table:table-cell table:formula="of:=TRIM(ORG.LIBREOFFICE.REGEX([.AN35];[.AO35];&quot;&quot;;1))" office:value-type="string" office:string-value="15A3 3000 0000 085" calcext:value-type="string">
            <text:p>15A3 3000 0000 085</text:p>
          </table:table-cell>
          <table:table-cell table:style-name="ce18" table:formula="of:=LEFT([.AP35];4)" office:value-type="string" office:string-value="15A3" calcext:value-type="string">
            <text:p>15A3</text:p>
          </table:table-cell>
          <table:table-cell table:style-name="ce43" table:formula="of:=REPLACE([.AP35];1;5; )" office:value-type="string" office:string-value="3000 0000 085" calcext:value-type="string">
            <text:p>3000 0000 085</text:p>
          </table:table-cell>
          <table:table-cell table:style-name="ce18" table:formula="of:=LEFT([.AR35];4)" office:value-type="string" office:string-value="3000" calcext:value-type="string">
            <text:p>3000</text:p>
          </table:table-cell>
          <table:table-cell table:style-name="ce43" table:formula="of:=REPLACE([.AR35];1;5; )" office:value-type="string" office:string-value="0000 085" calcext:value-type="string">
            <text:p>0000 085</text:p>
          </table:table-cell>
          <table:table-cell table:style-name="ce18" table:formula="of:=LEFT([.AT35];4)" office:value-type="string" office:string-value="0000" calcext:value-type="string">
            <text:p>0000</text:p>
          </table:table-cell>
          <table:table-cell table:style-name="ce43" table:formula="of:=REPLACE([.AT35];1;5; )" office:value-type="string" office:string-value="085" calcext:value-type="string">
            <text:p>085</text:p>
          </table:table-cell>
          <table:table-cell table:style-name="ce18" table:formula="of:=LEFT([.AV35];3)" office:value-type="string" office:string-value="085" calcext:value-type="string">
            <text:p>085</text:p>
          </table:table-cell>
          <table:table-cell table:style-name="ce13" table:formula="of:=TRIM(ORG.LIBREOFFICE.REGEX([.AP35];[.AQ35];&quot;&quot;;1))" office:value-type="string" office:string-value="3000 0000 085" calcext:value-type="string">
            <text:p>3000 0000 085</text:p>
          </table:table-cell>
          <table:table-cell table:style-name="ce18" table:formula="of:=RIGHT([.AX35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/>
          <table:table-cell table:style-name="ce13" table:formula="of:=IFNA(ORG.LIBREOFFICE.REGEX([.$D36];[.$H$2]; ;&quot;g&quot;);0)" office:value-type="string" office:string-value="CS17788" calcext:value-type="string">
            <text:p>CS17788</text:p>
          </table:table-cell>
          <table:table-cell/>
          <table:table-cell table:style-name="ce13" table:formula="of:=ORG.LIBREOFFICE.REGEX([.D36];[.$J$2]; ;&quot;g&quot;)" office:value-type="string" office:string-value="17788" calcext:value-type="string">
            <text:p>17788</text:p>
          </table:table-cell>
          <table:table-cell/>
          <table:table-cell table:style-name="ce13" table:formula="of:=IFNA(ORG.LIBREOFFICE.REGEX([.D36];[.$J$2]; ;2);0)" office:value-type="string" office:string-value="34954" calcext:value-type="string">
            <text:p>34954</text:p>
          </table:table-cell>
          <table:table-cell table:style-name="ce15" table:formula="of:=IF([.G36]=0;TRUE();IF(FIND([.G36];[.D3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6]=0;[.I36];[.K36])" office:value-type="string" office:string-value="34954" calcext:value-type="string">
            <text:p>34954</text:p>
          </table:table-cell>
          <table:table-cell table:style-name="ce18"/>
          <table:table-cell table:style-name="ce15" table:formula="of:=IF(FIND([.N36];[.D36];1))" office:value-type="boolean" office:boolean-value="true" calcext:value-type="boolean">
            <text:p>VRAI</text:p>
          </table:table-cell>
          <table:table-cell table:style-name="ce16"/>
          <table:table-cell table:formula="of:=FIND([.N36];[.D36];1)" office:value-type="float" office:value="31" calcext:value-type="float">
            <text:p>31</text:p>
          </table:table-cell>
          <table:table-cell table:style-name="Default" table:formula="of:=LEN([.D36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36];&quot;^[0-9-]{1,7}&quot;; ;1); )" office:value-type="string" office:string-value="334" calcext:value-type="string">
            <text:p>334</text:p>
          </table:table-cell>
          <table:table-cell table:style-name="Default"/>
          <table:table-cell table:formula="of:=TRIM(REPLACE([.D36];[.R36];[.S36]-[.R36]+1;&quot;&quot;))" office:value-type="string" office:string-value="334 AL DE MONTMORENCY-CS17788" calcext:value-type="string">
            <text:p>334 AL DE MONTMORENCY-CS17788</text:p>
          </table:table-cell>
          <table:table-cell table:formula="of:=IF([.U36]=0;[.W36];REPLACE([.W36];1;LEN([.U36])+1; ))" office:value-type="string" office:string-value="AL DE MONTMORENCY-CS17788" calcext:value-type="string">
            <text:p>AL DE MONTMORENCY-CS17788</text:p>
          </table:table-cell>
          <table:table-cell table:style-name="ce15" table:formula="of:=IF(FIND([.W36];[.D36];1))" office:value-type="boolean" office:boolean-value="true" calcext:value-type="boolean">
            <text:p>VRAI</text:p>
          </table:table-cell>
          <table:table-cell table:formula="of:=LEN([.X36])+LEN([.N36])" office:value-type="float" office:value="30" calcext:value-type="float">
            <text:p>30</text:p>
          </table:table-cell>
          <table:table-cell table:formula="of:=SEARCH([.N36];[.D36];1)+5" office:value-type="float" office:value="36" calcext:value-type="float">
            <text:p>36</text:p>
          </table:table-cell>
          <table:table-cell table:formula="of:=LEFT([.D36];[.AA36])" office:value-type="string" office:string-value="334 AL DE MONTMORENCY-CS17788 34954 " calcext:value-type="string">
            <text:p>334 AL DE MONTMORENCY-CS17788 34954 </text:p>
          </table:table-cell>
          <table:table-cell table:formula="of:=LEN([.AB36])" office:value-type="float" office:value="36" calcext:value-type="float">
            <text:p>36</text:p>
          </table:table-cell>
          <table:table-cell table:formula="of:=LEN([.D36])" office:value-type="float" office:value="55" calcext:value-type="float">
            <text:p>55</text:p>
          </table:table-cell>
          <table:table-cell table:formula="of:=[.AD36]-[.AC36]" office:value-type="float" office:value="19" calcext:value-type="float">
            <text:p>19</text:p>
          </table:table-cell>
          <table:table-cell table:formula="of:=RIGHT([.D36];[.AE36])" office:value-type="string" office:string-value="MONTPELLIER CEDEX 2" calcext:value-type="string">
            <text:p>MONTPELLIER CEDEX 2</text:p>
          </table:table-cell>
          <table:table-cell table:formula="of:=TRIM(ORG.LIBREOFFICE.REGEX([.AF36];&quot;CEDEX|[0-9]|BP&quot;;&quot; &quot;;&quot;g&quot;))" office:value-type="string" office:string-value="MONTPELLIER" calcext:value-type="string">
            <text:p>MONTPELLIER</text:p>
          </table:table-cell>
          <table:table-cell/>
          <table:table-cell table:formula="of:=LEFT([.E36];11)" office:value-type="string" office:string-value="BDFEFRPPCCT" calcext:value-type="string">
            <text:p>BDFEFRPPCCT</text:p>
          </table:table-cell>
          <table:table-cell table:formula="of:=TRIM(ORG.LIBREOFFICE.REGEX([.E36];[.AI36];&quot;&quot;;&quot;g&quot;))" office:value-type="string" office:string-value="FR44 3000 1005 72A3 4000 0000 016" calcext:value-type="string">
            <text:p>FR44 3000 1005 72A3 4000 0000 016</text:p>
          </table:table-cell>
          <table:table-cell table:formula="of:=LEFT([.AJ36];4)" office:value-type="string" office:string-value="FR44" calcext:value-type="string">
            <text:p>FR44</text:p>
          </table:table-cell>
          <table:table-cell table:formula="of:=TRIM(ORG.LIBREOFFICE.REGEX([.AJ36];[.AK36];&quot;&quot;;&quot;g&quot;))" office:value-type="string" office:string-value="3000 1005 72A3 4000 0000 016" calcext:value-type="string">
            <text:p>3000 1005 72A3 4000 0000 016</text:p>
          </table:table-cell>
          <table:table-cell table:formula="of:=LEFT([.AL36];4)" office:value-type="string" office:string-value="3000" calcext:value-type="string">
            <text:p>3000</text:p>
          </table:table-cell>
          <table:table-cell table:formula="of:=TRIM(ORG.LIBREOFFICE.REGEX([.AL36];[.AM36];&quot;&quot;;1))" office:value-type="string" office:string-value="1005 72A3 4000 0000 016" calcext:value-type="string">
            <text:p>1005 72A3 4000 0000 016</text:p>
          </table:table-cell>
          <table:table-cell table:style-name="ce19" table:formula="of:=LEFT([.AN36];4)" office:value-type="string" office:string-value="1005" calcext:value-type="string">
            <text:p>1005</text:p>
          </table:table-cell>
          <table:table-cell table:formula="of:=TRIM(ORG.LIBREOFFICE.REGEX([.AN36];[.AO36];&quot;&quot;;1))" office:value-type="string" office:string-value="72A3 4000 0000 016" calcext:value-type="string">
            <text:p>72A3 4000 0000 016</text:p>
          </table:table-cell>
          <table:table-cell table:style-name="ce18" table:formula="of:=LEFT([.AP36];4)" office:value-type="string" office:string-value="72A3" calcext:value-type="string">
            <text:p>72A3</text:p>
          </table:table-cell>
          <table:table-cell table:style-name="ce43" table:formula="of:=REPLACE([.AP36];1;5; )" office:value-type="string" office:string-value="4000 0000 016" calcext:value-type="string">
            <text:p>4000 0000 016</text:p>
          </table:table-cell>
          <table:table-cell table:style-name="ce18" table:formula="of:=LEFT([.AR36];4)" office:value-type="string" office:string-value="4000" calcext:value-type="string">
            <text:p>4000</text:p>
          </table:table-cell>
          <table:table-cell table:style-name="ce43" table:formula="of:=REPLACE([.AR36];1;5; )" office:value-type="string" office:string-value="0000 016" calcext:value-type="string">
            <text:p>0000 016</text:p>
          </table:table-cell>
          <table:table-cell table:style-name="ce18" table:formula="of:=LEFT([.AT36];4)" office:value-type="string" office:string-value="0000" calcext:value-type="string">
            <text:p>0000</text:p>
          </table:table-cell>
          <table:table-cell table:style-name="ce43" table:formula="of:=REPLACE([.AT36];1;5; )" office:value-type="string" office:string-value="016" calcext:value-type="string">
            <text:p>016</text:p>
          </table:table-cell>
          <table:table-cell table:style-name="ce18" table:formula="of:=LEFT([.AV36];3)" office:value-type="string" office:string-value="016" calcext:value-type="string">
            <text:p>016</text:p>
          </table:table-cell>
          <table:table-cell table:style-name="ce13" table:formula="of:=TRIM(ORG.LIBREOFFICE.REGEX([.AP36];[.AQ36];&quot;&quot;;1))" office:value-type="string" office:string-value="4000 0000 016" calcext:value-type="string">
            <text:p>4000 0000 016</text:p>
          </table:table-cell>
          <table:table-cell table:style-name="ce18" table:formula="of:=RIGHT([.AX36];2)" office:value-type="string" office:string-value="16" calcext:value-type="string">
            <text:p>1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/>
          <table:table-cell table:style-name="ce13" table:formula="of:=IFNA(ORG.LIBREOFFICE.REGEX([.$D37];[.$H$2]; ;&quot;g&quot;);0)" office:value-type="string" office:string-value="BP 72102 " calcext:value-type="string">
            <text:p>BP 72102 </text:p>
          </table:table-cell>
          <table:table-cell/>
          <table:table-cell table:style-name="ce13" table:formula="of:=ORG.LIBREOFFICE.REGEX([.D37];[.$J$2]; ;&quot;g&quot;)" office:value-type="string" office:string-value="72102" calcext:value-type="string">
            <text:p>72102</text:p>
          </table:table-cell>
          <table:table-cell/>
          <table:table-cell table:style-name="ce13" table:formula="of:=IFNA(ORG.LIBREOFFICE.REGEX([.D37];[.$J$2]; ;2);0)" office:value-type="string" office:string-value="35021" calcext:value-type="string">
            <text:p>35021</text:p>
          </table:table-cell>
          <table:table-cell table:style-name="ce15" table:formula="of:=IF([.G37]=0;TRUE();IF(FIND([.G37];[.D3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7]=0;[.I37];[.K37])" office:value-type="string" office:string-value="35021" calcext:value-type="string">
            <text:p>35021</text:p>
          </table:table-cell>
          <table:table-cell table:style-name="ce18"/>
          <table:table-cell table:style-name="ce15" table:formula="of:=IF(FIND([.N37];[.D37];1))" office:value-type="boolean" office:boolean-value="true" calcext:value-type="boolean">
            <text:p>VRAI</text:p>
          </table:table-cell>
          <table:table-cell table:style-name="ce16"/>
          <table:table-cell table:formula="of:=FIND([.N37];[.D37];1)" office:value-type="float" office:value="21" calcext:value-type="float">
            <text:p>21</text:p>
          </table:table-cell>
          <table:table-cell table:style-name="Default" table:formula="of:=LEN([.D37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7];[.R37];[.S37]-[.R37]+1;&quot;&quot;))" office:value-type="string" office:string-value="AV JANVIER BP 72102" calcext:value-type="string">
            <text:p>AV JANVIER BP 72102</text:p>
          </table:table-cell>
          <table:table-cell table:formula="of:=IF([.U37]=0;[.W37];REPLACE([.W37];1;LEN([.U37])+1; ))" office:value-type="string" office:string-value="AV JANVIER BP 72102" calcext:value-type="string">
            <text:p>AV JANVIER BP 72102</text:p>
          </table:table-cell>
          <table:table-cell table:style-name="ce15" table:formula="of:=IF(FIND([.W37];[.D37];1))" office:value-type="boolean" office:boolean-value="true" calcext:value-type="boolean">
            <text:p>VRAI</text:p>
          </table:table-cell>
          <table:table-cell table:formula="of:=LEN([.X37])+LEN([.N37])" office:value-type="float" office:value="24" calcext:value-type="float">
            <text:p>24</text:p>
          </table:table-cell>
          <table:table-cell table:formula="of:=SEARCH([.N37];[.D37];1)+5" office:value-type="float" office:value="26" calcext:value-type="float">
            <text:p>26</text:p>
          </table:table-cell>
          <table:table-cell table:formula="of:=LEFT([.D37];[.AA37])" office:value-type="string" office:string-value="AV JANVIER BP 72102 35021 " calcext:value-type="string">
            <text:p>AV JANVIER BP 72102 35021 </text:p>
          </table:table-cell>
          <table:table-cell table:formula="of:=LEN([.AB37])" office:value-type="float" office:value="26" calcext:value-type="float">
            <text:p>26</text:p>
          </table:table-cell>
          <table:table-cell table:formula="of:=LEN([.D37])" office:value-type="float" office:value="40" calcext:value-type="float">
            <text:p>40</text:p>
          </table:table-cell>
          <table:table-cell table:formula="of:=[.AD37]-[.AC37]" office:value-type="float" office:value="14" calcext:value-type="float">
            <text:p>14</text:p>
          </table:table-cell>
          <table:table-cell table:formula="of:=RIGHT([.D37];[.AE37])" office:value-type="string" office:string-value="RENNES CEDEX 9" calcext:value-type="string">
            <text:p>RENNES CEDEX 9</text:p>
          </table:table-cell>
          <table:table-cell table:formula="of:=TRIM(ORG.LIBREOFFICE.REGEX([.AF37];&quot;CEDEX|[0-9]|BP&quot;;&quot; &quot;;&quot;g&quot;))" office:value-type="string" office:string-value="RENNES" calcext:value-type="string">
            <text:p>RENNES</text:p>
          </table:table-cell>
          <table:table-cell/>
          <table:table-cell table:formula="of:=LEFT([.E37];11)" office:value-type="string" office:string-value="BDFEFRPPCCT" calcext:value-type="string">
            <text:p>BDFEFRPPCCT</text:p>
          </table:table-cell>
          <table:table-cell table:formula="of:=TRIM(ORG.LIBREOFFICE.REGEX([.E37];[.AI37];&quot;&quot;;&quot;g&quot;))" office:value-type="string" office:string-value="FR92 3000 1006 82A3 5000 0000 063" calcext:value-type="string">
            <text:p>FR92 3000 1006 82A3 5000 0000 063</text:p>
          </table:table-cell>
          <table:table-cell table:formula="of:=LEFT([.AJ37];4)" office:value-type="string" office:string-value="FR92" calcext:value-type="string">
            <text:p>FR92</text:p>
          </table:table-cell>
          <table:table-cell table:formula="of:=TRIM(ORG.LIBREOFFICE.REGEX([.AJ37];[.AK37];&quot;&quot;;&quot;g&quot;))" office:value-type="string" office:string-value="3000 1006 82A3 5000 0000 063" calcext:value-type="string">
            <text:p>3000 1006 82A3 5000 0000 063</text:p>
          </table:table-cell>
          <table:table-cell table:formula="of:=LEFT([.AL37];4)" office:value-type="string" office:string-value="3000" calcext:value-type="string">
            <text:p>3000</text:p>
          </table:table-cell>
          <table:table-cell table:formula="of:=TRIM(ORG.LIBREOFFICE.REGEX([.AL37];[.AM37];&quot;&quot;;1))" office:value-type="string" office:string-value="1006 82A3 5000 0000 063" calcext:value-type="string">
            <text:p>1006 82A3 5000 0000 063</text:p>
          </table:table-cell>
          <table:table-cell table:style-name="ce19" table:formula="of:=LEFT([.AN37];4)" office:value-type="string" office:string-value="1006" calcext:value-type="string">
            <text:p>1006</text:p>
          </table:table-cell>
          <table:table-cell table:formula="of:=TRIM(ORG.LIBREOFFICE.REGEX([.AN37];[.AO37];&quot;&quot;;1))" office:value-type="string" office:string-value="82A3 5000 0000 063" calcext:value-type="string">
            <text:p>82A3 5000 0000 063</text:p>
          </table:table-cell>
          <table:table-cell table:style-name="ce18" table:formula="of:=LEFT([.AP37];4)" office:value-type="string" office:string-value="82A3" calcext:value-type="string">
            <text:p>82A3</text:p>
          </table:table-cell>
          <table:table-cell table:style-name="ce43" table:formula="of:=REPLACE([.AP37];1;5; )" office:value-type="string" office:string-value="5000 0000 063" calcext:value-type="string">
            <text:p>5000 0000 063</text:p>
          </table:table-cell>
          <table:table-cell table:style-name="ce18" table:formula="of:=LEFT([.AR37];4)" office:value-type="string" office:string-value="5000" calcext:value-type="string">
            <text:p>5000</text:p>
          </table:table-cell>
          <table:table-cell table:style-name="ce43" table:formula="of:=REPLACE([.AR37];1;5; )" office:value-type="string" office:string-value="0000 063" calcext:value-type="string">
            <text:p>0000 063</text:p>
          </table:table-cell>
          <table:table-cell table:style-name="ce18" table:formula="of:=LEFT([.AT37];4)" office:value-type="string" office:string-value="0000" calcext:value-type="string">
            <text:p>0000</text:p>
          </table:table-cell>
          <table:table-cell table:style-name="ce43" table:formula="of:=REPLACE([.AT37];1;5; )" office:value-type="string" office:string-value="063" calcext:value-type="string">
            <text:p>063</text:p>
          </table:table-cell>
          <table:table-cell table:style-name="ce18" table:formula="of:=LEFT([.AV37];3)" office:value-type="string" office:string-value="063" calcext:value-type="string">
            <text:p>063</text:p>
          </table:table-cell>
          <table:table-cell table:style-name="ce13" table:formula="of:=TRIM(ORG.LIBREOFFICE.REGEX([.AP37];[.AQ37];&quot;&quot;;1))" office:value-type="string" office:string-value="5000 0000 063" calcext:value-type="string">
            <text:p>5000 0000 063</text:p>
          </table:table-cell>
          <table:table-cell table:style-name="ce18" table:formula="of:=RIGHT([.AX37];2)" office:value-type="string" office:string-value="63" calcext:value-type="string">
            <text:p>6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/>
          <table:table-cell table:style-name="ce13" table:formula="of:=IFNA(ORG.LIBREOFFICE.REGEX([.$D38];[.$H$2]; ;&quot;g&quot;);0)" office:value-type="string" office:string-value="BP 595 " calcext:value-type="string">
            <text:p>BP 595 </text:p>
          </table:table-cell>
          <table:table-cell/>
          <table:table-cell table:style-name="ce13" table:formula="of:=ORG.LIBREOFFICE.REGEX([.D38];[.$J$2]; ;&quot;g&quot;)" office:value-type="string" office:string-value="36019" calcext:value-type="string">
            <text:p>36019</text:p>
          </table:table-cell>
          <table:table-cell/>
          <table:table-cell table:style-name="ce13" table:formula="of:=IFNA(ORG.LIBREOFFICE.REGEX([.D38];[.$J$2]; ;2);0)" office:value-type="float" office:value="0" calcext:value-type="float">
            <text:p>0</text:p>
          </table:table-cell>
          <table:table-cell table:style-name="ce15" table:formula="of:=IF([.G38]=0;TRUE();IF(FIND([.G38];[.D3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8]=0;[.I38];[.K38])" office:value-type="string" office:string-value="36019" calcext:value-type="string">
            <text:p>36019</text:p>
          </table:table-cell>
          <table:table-cell table:style-name="ce18"/>
          <table:table-cell table:style-name="ce15" table:formula="of:=IF(FIND([.N38];[.D38];1))" office:value-type="boolean" office:boolean-value="true" calcext:value-type="boolean">
            <text:p>VRAI</text:p>
          </table:table-cell>
          <table:table-cell table:style-name="ce16"/>
          <table:table-cell table:formula="of:=FIND([.N38];[.D38];1)" office:value-type="float" office:value="26" calcext:value-type="float">
            <text:p>26</text:p>
          </table:table-cell>
          <table:table-cell table:style-name="Default" table:formula="of:=LEN([.D38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8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38];[.R38];[.S38]-[.R38]+1;&quot;&quot;))" office:value-type="string" office:string-value="10 RUE ALBERT 1ER BP 595" calcext:value-type="string">
            <text:p>10 RUE ALBERT 1ER BP 595</text:p>
          </table:table-cell>
          <table:table-cell table:formula="of:=IF([.U38]=0;[.W38];REPLACE([.W38];1;LEN([.U38])+1; ))" office:value-type="string" office:string-value="RUE ALBERT 1ER BP 595" calcext:value-type="string">
            <text:p>RUE ALBERT 1ER BP 595</text:p>
          </table:table-cell>
          <table:table-cell table:style-name="ce15" table:formula="of:=IF(FIND([.W38];[.D38];1))" office:value-type="boolean" office:boolean-value="true" calcext:value-type="boolean">
            <text:p>VRAI</text:p>
          </table:table-cell>
          <table:table-cell table:formula="of:=LEN([.X38])+LEN([.N38])" office:value-type="float" office:value="26" calcext:value-type="float">
            <text:p>26</text:p>
          </table:table-cell>
          <table:table-cell table:formula="of:=SEARCH([.N38];[.D38];1)+5" office:value-type="float" office:value="31" calcext:value-type="float">
            <text:p>31</text:p>
          </table:table-cell>
          <table:table-cell table:formula="of:=LEFT([.D38];[.AA38])" office:value-type="string" office:string-value="10 RUE ALBERT 1ER BP 595 36019 " calcext:value-type="string">
            <text:p>10 RUE ALBERT 1ER BP 595 36019 </text:p>
          </table:table-cell>
          <table:table-cell table:formula="of:=LEN([.AB38])" office:value-type="float" office:value="31" calcext:value-type="float">
            <text:p>31</text:p>
          </table:table-cell>
          <table:table-cell table:formula="of:=LEN([.D38])" office:value-type="float" office:value="48" calcext:value-type="float">
            <text:p>48</text:p>
          </table:table-cell>
          <table:table-cell table:formula="of:=[.AD38]-[.AC38]" office:value-type="float" office:value="17" calcext:value-type="float">
            <text:p>17</text:p>
          </table:table-cell>
          <table:table-cell table:formula="of:=RIGHT([.D38];[.AE38])" office:value-type="string" office:string-value="CHATEAUROUX CEDEX" calcext:value-type="string">
            <text:p>CHATEAUROUX CEDEX</text:p>
          </table:table-cell>
          <table:table-cell table:formula="of:=TRIM(ORG.LIBREOFFICE.REGEX([.AF38];&quot;CEDEX|[0-9]|BP&quot;;&quot; &quot;;&quot;g&quot;))" office:value-type="string" office:string-value="CHATEAUROUX" calcext:value-type="string">
            <text:p>CHATEAUROUX</text:p>
          </table:table-cell>
          <table:table-cell/>
          <table:table-cell table:formula="of:=LEFT([.E38];11)" office:value-type="string" office:string-value="BDFEFRPPCCT" calcext:value-type="string">
            <text:p>BDFEFRPPCCT</text:p>
          </table:table-cell>
          <table:table-cell table:formula="of:=TRIM(ORG.LIBREOFFICE.REGEX([.E38];[.AI38];&quot;&quot;;&quot;g&quot;))" office:value-type="string" office:string-value="FR55 3000 1002 86A3 6000 0000 037" calcext:value-type="string">
            <text:p>FR55 3000 1002 86A3 6000 0000 037</text:p>
          </table:table-cell>
          <table:table-cell table:formula="of:=LEFT([.AJ38];4)" office:value-type="string" office:string-value="FR55" calcext:value-type="string">
            <text:p>FR55</text:p>
          </table:table-cell>
          <table:table-cell table:formula="of:=TRIM(ORG.LIBREOFFICE.REGEX([.AJ38];[.AK38];&quot;&quot;;&quot;g&quot;))" office:value-type="string" office:string-value="3000 1002 86A3 6000 0000 037" calcext:value-type="string">
            <text:p>3000 1002 86A3 6000 0000 037</text:p>
          </table:table-cell>
          <table:table-cell table:formula="of:=LEFT([.AL38];4)" office:value-type="string" office:string-value="3000" calcext:value-type="string">
            <text:p>3000</text:p>
          </table:table-cell>
          <table:table-cell table:formula="of:=TRIM(ORG.LIBREOFFICE.REGEX([.AL38];[.AM38];&quot;&quot;;1))" office:value-type="string" office:string-value="1002 86A3 6000 0000 037" calcext:value-type="string">
            <text:p>1002 86A3 6000 0000 037</text:p>
          </table:table-cell>
          <table:table-cell table:style-name="ce19" table:formula="of:=LEFT([.AN38];4)" office:value-type="string" office:string-value="1002" calcext:value-type="string">
            <text:p>1002</text:p>
          </table:table-cell>
          <table:table-cell table:formula="of:=TRIM(ORG.LIBREOFFICE.REGEX([.AN38];[.AO38];&quot;&quot;;1))" office:value-type="string" office:string-value="86A3 6000 0000 037" calcext:value-type="string">
            <text:p>86A3 6000 0000 037</text:p>
          </table:table-cell>
          <table:table-cell table:style-name="ce18" table:formula="of:=LEFT([.AP38];4)" office:value-type="string" office:string-value="86A3" calcext:value-type="string">
            <text:p>86A3</text:p>
          </table:table-cell>
          <table:table-cell table:style-name="ce43" table:formula="of:=REPLACE([.AP38];1;5; )" office:value-type="string" office:string-value="6000 0000 037" calcext:value-type="string">
            <text:p>6000 0000 037</text:p>
          </table:table-cell>
          <table:table-cell table:style-name="ce18" table:formula="of:=LEFT([.AR38];4)" office:value-type="string" office:string-value="6000" calcext:value-type="string">
            <text:p>6000</text:p>
          </table:table-cell>
          <table:table-cell table:style-name="ce43" table:formula="of:=REPLACE([.AR38];1;5; )" office:value-type="string" office:string-value="0000 037" calcext:value-type="string">
            <text:p>0000 037</text:p>
          </table:table-cell>
          <table:table-cell table:style-name="ce18" table:formula="of:=LEFT([.AT38];4)" office:value-type="string" office:string-value="0000" calcext:value-type="string">
            <text:p>0000</text:p>
          </table:table-cell>
          <table:table-cell table:style-name="ce43" table:formula="of:=REPLACE([.AT38];1;5; )" office:value-type="string" office:string-value="037" calcext:value-type="string">
            <text:p>037</text:p>
          </table:table-cell>
          <table:table-cell table:style-name="ce18" table:formula="of:=LEFT([.AV38];3)" office:value-type="string" office:string-value="037" calcext:value-type="string">
            <text:p>037</text:p>
          </table:table-cell>
          <table:table-cell table:style-name="ce13" table:formula="of:=TRIM(ORG.LIBREOFFICE.REGEX([.AP38];[.AQ38];&quot;&quot;;1))" office:value-type="string" office:string-value="6000 0000 037" calcext:value-type="string">
            <text:p>6000 0000 037</text:p>
          </table:table-cell>
          <table:table-cell table:style-name="ce18" table:formula="of:=RIGHT([.AX38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/>
          <table:table-cell table:style-name="ce13" table:formula="of:=IFNA(ORG.LIBREOFFICE.REGEX([.$D39];[.$H$2]; ;&quot;g&quot;);0)" office:value-type="string" office:string-value="BP 33228 " calcext:value-type="string">
            <text:p>BP 33228 </text:p>
          </table:table-cell>
          <table:table-cell/>
          <table:table-cell table:style-name="ce13" table:formula="of:=ORG.LIBREOFFICE.REGEX([.D39];[.$J$2]; ;&quot;g&quot;)" office:value-type="string" office:string-value="33228" calcext:value-type="string">
            <text:p>33228</text:p>
          </table:table-cell>
          <table:table-cell/>
          <table:table-cell table:style-name="ce13" table:formula="of:=IFNA(ORG.LIBREOFFICE.REGEX([.D39];[.$J$2]; ;2);0)" office:value-type="string" office:string-value="37032" calcext:value-type="string">
            <text:p>37032</text:p>
          </table:table-cell>
          <table:table-cell table:style-name="ce15" table:formula="of:=IF([.G39]=0;TRUE();IF(FIND([.G39];[.D3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9]=0;[.I39];[.K39])" office:value-type="string" office:string-value="37032" calcext:value-type="string">
            <text:p>37032</text:p>
          </table:table-cell>
          <table:table-cell table:style-name="ce18"/>
          <table:table-cell table:style-name="ce15" table:formula="of:=IF(FIND([.N39];[.D39];1))" office:value-type="boolean" office:boolean-value="true" calcext:value-type="boolean">
            <text:p>VRAI</text:p>
          </table:table-cell>
          <table:table-cell table:style-name="ce16"/>
          <table:table-cell table:formula="of:=FIND([.N39];[.D39];1)" office:value-type="float" office:value="25" calcext:value-type="float">
            <text:p>25</text:p>
          </table:table-cell>
          <table:table-cell table:style-name="Default" table:formula="of:=LEN([.D39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39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39];[.R39];[.S39]-[.R39]+1;&quot;&quot;))" office:value-type="string" office:string-value="94 BD BERANGER BP 33228" calcext:value-type="string">
            <text:p>94 BD BERANGER BP 33228</text:p>
          </table:table-cell>
          <table:table-cell table:formula="of:=IF([.U39]=0;[.W39];REPLACE([.W39];1;LEN([.U39])+1; ))" office:value-type="string" office:string-value="BD BERANGER BP 33228" calcext:value-type="string">
            <text:p>BD BERANGER BP 33228</text:p>
          </table:table-cell>
          <table:table-cell table:style-name="ce15" table:formula="of:=IF(FIND([.W39];[.D39];1))" office:value-type="boolean" office:boolean-value="true" calcext:value-type="boolean">
            <text:p>VRAI</text:p>
          </table:table-cell>
          <table:table-cell table:formula="of:=LEN([.X39])+LEN([.N39])" office:value-type="float" office:value="25" calcext:value-type="float">
            <text:p>25</text:p>
          </table:table-cell>
          <table:table-cell table:formula="of:=SEARCH([.N39];[.D39];1)+5" office:value-type="float" office:value="30" calcext:value-type="float">
            <text:p>30</text:p>
          </table:table-cell>
          <table:table-cell table:formula="of:=LEFT([.D39];[.AA39])" office:value-type="string" office:string-value="94 BD BERANGER BP 33228 37032 " calcext:value-type="string">
            <text:p>94 BD BERANGER BP 33228 37032 </text:p>
          </table:table-cell>
          <table:table-cell table:formula="of:=LEN([.AB39])" office:value-type="float" office:value="30" calcext:value-type="float">
            <text:p>30</text:p>
          </table:table-cell>
          <table:table-cell table:formula="of:=LEN([.D39])" office:value-type="float" office:value="43" calcext:value-type="float">
            <text:p>43</text:p>
          </table:table-cell>
          <table:table-cell table:formula="of:=[.AD39]-[.AC39]" office:value-type="float" office:value="13" calcext:value-type="float">
            <text:p>13</text:p>
          </table:table-cell>
          <table:table-cell table:formula="of:=RIGHT([.D39];[.AE39])" office:value-type="string" office:string-value="TOURS CEDEX 1" calcext:value-type="string">
            <text:p>TOURS CEDEX 1</text:p>
          </table:table-cell>
          <table:table-cell table:formula="of:=TRIM(ORG.LIBREOFFICE.REGEX([.AF39];&quot;CEDEX|[0-9]|BP&quot;;&quot; &quot;;&quot;g&quot;))" office:value-type="string" office:string-value="TOURS" calcext:value-type="string">
            <text:p>TOURS</text:p>
          </table:table-cell>
          <table:table-cell/>
          <table:table-cell table:formula="of:=LEFT([.E39];11)" office:value-type="string" office:string-value="BDFEFRPPCCT" calcext:value-type="string">
            <text:p>BDFEFRPPCCT</text:p>
          </table:table-cell>
          <table:table-cell table:formula="of:=TRIM(ORG.LIBREOFFICE.REGEX([.E39];[.AI39];&quot;&quot;;&quot;g&quot;))" office:value-type="string" office:string-value="FR30 3000 1008 39A3 7000 0000 035" calcext:value-type="string">
            <text:p>FR30 3000 1008 39A3 7000 0000 035</text:p>
          </table:table-cell>
          <table:table-cell table:formula="of:=LEFT([.AJ39];4)" office:value-type="string" office:string-value="FR30" calcext:value-type="string">
            <text:p>FR30</text:p>
          </table:table-cell>
          <table:table-cell table:formula="of:=TRIM(ORG.LIBREOFFICE.REGEX([.AJ39];[.AK39];&quot;&quot;;&quot;g&quot;))" office:value-type="string" office:string-value="3000 1008 39A3 7000 0000 035" calcext:value-type="string">
            <text:p>3000 1008 39A3 7000 0000 035</text:p>
          </table:table-cell>
          <table:table-cell table:formula="of:=LEFT([.AL39];4)" office:value-type="string" office:string-value="3000" calcext:value-type="string">
            <text:p>3000</text:p>
          </table:table-cell>
          <table:table-cell table:formula="of:=TRIM(ORG.LIBREOFFICE.REGEX([.AL39];[.AM39];&quot;&quot;;1))" office:value-type="string" office:string-value="1008 39A3 7000 0000 035" calcext:value-type="string">
            <text:p>1008 39A3 7000 0000 035</text:p>
          </table:table-cell>
          <table:table-cell table:style-name="ce19" table:formula="of:=LEFT([.AN39];4)" office:value-type="string" office:string-value="1008" calcext:value-type="string">
            <text:p>1008</text:p>
          </table:table-cell>
          <table:table-cell table:formula="of:=TRIM(ORG.LIBREOFFICE.REGEX([.AN39];[.AO39];&quot;&quot;;1))" office:value-type="string" office:string-value="39A3 7000 0000 035" calcext:value-type="string">
            <text:p>39A3 7000 0000 035</text:p>
          </table:table-cell>
          <table:table-cell table:style-name="ce18" table:formula="of:=LEFT([.AP39];4)" office:value-type="string" office:string-value="39A3" calcext:value-type="string">
            <text:p>39A3</text:p>
          </table:table-cell>
          <table:table-cell table:style-name="ce43" table:formula="of:=REPLACE([.AP39];1;5; )" office:value-type="string" office:string-value="7000 0000 035" calcext:value-type="string">
            <text:p>7000 0000 035</text:p>
          </table:table-cell>
          <table:table-cell table:style-name="ce18" table:formula="of:=LEFT([.AR39];4)" office:value-type="string" office:string-value="7000" calcext:value-type="string">
            <text:p>7000</text:p>
          </table:table-cell>
          <table:table-cell table:style-name="ce43" table:formula="of:=REPLACE([.AR39];1;5; )" office:value-type="string" office:string-value="0000 035" calcext:value-type="string">
            <text:p>0000 035</text:p>
          </table:table-cell>
          <table:table-cell table:style-name="ce18" table:formula="of:=LEFT([.AT39];4)" office:value-type="string" office:string-value="0000" calcext:value-type="string">
            <text:p>0000</text:p>
          </table:table-cell>
          <table:table-cell table:style-name="ce43" table:formula="of:=REPLACE([.AT39];1;5; )" office:value-type="string" office:string-value="035" calcext:value-type="string">
            <text:p>035</text:p>
          </table:table-cell>
          <table:table-cell table:style-name="ce18" table:formula="of:=LEFT([.AV39];3)" office:value-type="string" office:string-value="035" calcext:value-type="string">
            <text:p>035</text:p>
          </table:table-cell>
          <table:table-cell table:style-name="ce13" table:formula="of:=TRIM(ORG.LIBREOFFICE.REGEX([.AP39];[.AQ39];&quot;&quot;;1))" office:value-type="string" office:string-value="7000 0000 035" calcext:value-type="string">
            <text:p>7000 0000 035</text:p>
          </table:table-cell>
          <table:table-cell table:style-name="ce18" table:formula="of:=RIGHT([.AX39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/>
          <table:table-cell table:style-name="ce13" table:formula="of:=IFNA(ORG.LIBREOFFICE.REGEX([.$D4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0];[.$J$2]; ;&quot;g&quot;)" office:value-type="string" office:string-value="38022" calcext:value-type="string">
            <text:p>38022</text:p>
          </table:table-cell>
          <table:table-cell/>
          <table:table-cell table:style-name="ce13" table:formula="of:=IFNA(ORG.LIBREOFFICE.REGEX([.D40];[.$J$2]; ;2);0)" office:value-type="float" office:value="0" calcext:value-type="float">
            <text:p>0</text:p>
          </table:table-cell>
          <table:table-cell table:style-name="ce15" table:formula="of:=IF([.G40]=0;TRUE();IF(FIND([.G40];[.D4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0]=0;[.I40];[.K40])" office:value-type="string" office:string-value="38022" calcext:value-type="string">
            <text:p>38022</text:p>
          </table:table-cell>
          <table:table-cell table:style-name="ce18"/>
          <table:table-cell table:style-name="ce15" table:formula="of:=IF(FIND([.N40];[.D40];1))" office:value-type="boolean" office:boolean-value="true" calcext:value-type="boolean">
            <text:p>VRAI</text:p>
          </table:table-cell>
          <table:table-cell table:style-name="ce16"/>
          <table:table-cell table:formula="of:=FIND([.N40];[.D40];1)" office:value-type="float" office:value="19" calcext:value-type="float">
            <text:p>19</text:p>
          </table:table-cell>
          <table:table-cell table:style-name="Default" table:formula="of:=LEN([.D4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40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0];[.R40];[.S40]-[.R40]+1;&quot;&quot;))" office:value-type="string" office:string-value="8 RUE DE BELGRADE" calcext:value-type="string">
            <text:p>8 RUE DE BELGRADE</text:p>
          </table:table-cell>
          <table:table-cell table:formula="of:=IF([.U40]=0;[.W40];REPLACE([.W40];1;LEN([.U40])+1; ))" office:value-type="string" office:string-value="RUE DE BELGRADE" calcext:value-type="string">
            <text:p>RUE DE BELGRADE</text:p>
          </table:table-cell>
          <table:table-cell table:style-name="ce15" table:formula="of:=IF(FIND([.W40];[.D40];1))" office:value-type="boolean" office:boolean-value="true" calcext:value-type="boolean">
            <text:p>VRAI</text:p>
          </table:table-cell>
          <table:table-cell table:formula="of:=LEN([.X40])+LEN([.N40])" office:value-type="float" office:value="20" calcext:value-type="float">
            <text:p>20</text:p>
          </table:table-cell>
          <table:table-cell table:formula="of:=SEARCH([.N40];[.D40];1)+5" office:value-type="float" office:value="24" calcext:value-type="float">
            <text:p>24</text:p>
          </table:table-cell>
          <table:table-cell table:formula="of:=LEFT([.D40];[.AA40])" office:value-type="string" office:string-value="8 RUE DE BELGRADE 38022 " calcext:value-type="string">
            <text:p>8 RUE DE BELGRADE 38022 </text:p>
          </table:table-cell>
          <table:table-cell table:formula="of:=LEN([.AB40])" office:value-type="float" office:value="24" calcext:value-type="float">
            <text:p>24</text:p>
          </table:table-cell>
          <table:table-cell table:formula="of:=LEN([.D40])" office:value-type="float" office:value="38" calcext:value-type="float">
            <text:p>38</text:p>
          </table:table-cell>
          <table:table-cell table:formula="of:=[.AD40]-[.AC40]" office:value-type="float" office:value="14" calcext:value-type="float">
            <text:p>14</text:p>
          </table:table-cell>
          <table:table-cell table:formula="of:=RIGHT([.D40];[.AE40])" office:value-type="string" office:string-value="GRENOBLE CEDEX" calcext:value-type="string">
            <text:p>GRENOBLE CEDEX</text:p>
          </table:table-cell>
          <table:table-cell table:formula="of:=TRIM(ORG.LIBREOFFICE.REGEX([.AF40];&quot;CEDEX|[0-9]|BP&quot;;&quot; &quot;;&quot;g&quot;))" office:value-type="string" office:string-value="GRENOBLE" calcext:value-type="string">
            <text:p>GRENOBLE</text:p>
          </table:table-cell>
          <table:table-cell/>
          <table:table-cell table:formula="of:=LEFT([.E40];11)" office:value-type="string" office:string-value="BDFEFRPPCCT" calcext:value-type="string">
            <text:p>BDFEFRPPCCT</text:p>
          </table:table-cell>
          <table:table-cell table:formula="of:=TRIM(ORG.LIBREOFFICE.REGEX([.E40];[.AI40];&quot;&quot;;&quot;g&quot;))" office:value-type="string" office:string-value="FR76 3000 1004 19A3 8000 0000 078" calcext:value-type="string">
            <text:p>FR76 3000 1004 19A3 8000 0000 078</text:p>
          </table:table-cell>
          <table:table-cell table:formula="of:=LEFT([.AJ40];4)" office:value-type="string" office:string-value="FR76" calcext:value-type="string">
            <text:p>FR76</text:p>
          </table:table-cell>
          <table:table-cell table:formula="of:=TRIM(ORG.LIBREOFFICE.REGEX([.AJ40];[.AK40];&quot;&quot;;&quot;g&quot;))" office:value-type="string" office:string-value="3000 1004 19A3 8000 0000 078" calcext:value-type="string">
            <text:p>3000 1004 19A3 8000 0000 078</text:p>
          </table:table-cell>
          <table:table-cell table:formula="of:=LEFT([.AL40];4)" office:value-type="string" office:string-value="3000" calcext:value-type="string">
            <text:p>3000</text:p>
          </table:table-cell>
          <table:table-cell table:formula="of:=TRIM(ORG.LIBREOFFICE.REGEX([.AL40];[.AM40];&quot;&quot;;1))" office:value-type="string" office:string-value="1004 19A3 8000 0000 078" calcext:value-type="string">
            <text:p>1004 19A3 8000 0000 078</text:p>
          </table:table-cell>
          <table:table-cell table:style-name="ce19" table:formula="of:=LEFT([.AN40];4)" office:value-type="string" office:string-value="1004" calcext:value-type="string">
            <text:p>1004</text:p>
          </table:table-cell>
          <table:table-cell table:formula="of:=TRIM(ORG.LIBREOFFICE.REGEX([.AN40];[.AO40];&quot;&quot;;1))" office:value-type="string" office:string-value="19A3 8000 0000 078" calcext:value-type="string">
            <text:p>19A3 8000 0000 078</text:p>
          </table:table-cell>
          <table:table-cell table:style-name="ce18" table:formula="of:=LEFT([.AP40];4)" office:value-type="string" office:string-value="19A3" calcext:value-type="string">
            <text:p>19A3</text:p>
          </table:table-cell>
          <table:table-cell table:style-name="ce43" table:formula="of:=REPLACE([.AP40];1;5; )" office:value-type="string" office:string-value="8000 0000 078" calcext:value-type="string">
            <text:p>8000 0000 078</text:p>
          </table:table-cell>
          <table:table-cell table:style-name="ce18" table:formula="of:=LEFT([.AR40];4)" office:value-type="string" office:string-value="8000" calcext:value-type="string">
            <text:p>8000</text:p>
          </table:table-cell>
          <table:table-cell table:style-name="ce43" table:formula="of:=REPLACE([.AR40];1;5; )" office:value-type="string" office:string-value="0000 078" calcext:value-type="string">
            <text:p>0000 078</text:p>
          </table:table-cell>
          <table:table-cell table:style-name="ce18" table:formula="of:=LEFT([.AT40];4)" office:value-type="string" office:string-value="0000" calcext:value-type="string">
            <text:p>0000</text:p>
          </table:table-cell>
          <table:table-cell table:style-name="ce43" table:formula="of:=REPLACE([.AT40];1;5; )" office:value-type="string" office:string-value="078" calcext:value-type="string">
            <text:p>078</text:p>
          </table:table-cell>
          <table:table-cell table:style-name="ce18" table:formula="of:=LEFT([.AV40];3)" office:value-type="string" office:string-value="078" calcext:value-type="string">
            <text:p>078</text:p>
          </table:table-cell>
          <table:table-cell table:style-name="ce13" table:formula="of:=TRIM(ORG.LIBREOFFICE.REGEX([.AP40];[.AQ40];&quot;&quot;;1))" office:value-type="string" office:string-value="8000 0000 078" calcext:value-type="string">
            <text:p>8000 0000 078</text:p>
          </table:table-cell>
          <table:table-cell table:style-name="ce18" table:formula="of:=RIGHT([.AX40];2)" office:value-type="string" office:string-value="78" calcext:value-type="string">
            <text:p>7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/>
          <table:table-cell table:style-name="ce13" table:formula="of:=IFNA(ORG.LIBREOFFICE.REGEX([.$D41];[.$H$2]; ;&quot;g&quot;);0)" office:value-type="string" office:string-value="BP 70640 " calcext:value-type="string">
            <text:p>BP 70640 </text:p>
          </table:table-cell>
          <table:table-cell/>
          <table:table-cell table:style-name="ce13" table:formula="of:=ORG.LIBREOFFICE.REGEX([.D41];[.$J$2]; ;&quot;g&quot;)" office:value-type="string" office:string-value="70640" calcext:value-type="string">
            <text:p>70640</text:p>
          </table:table-cell>
          <table:table-cell/>
          <table:table-cell table:style-name="ce13" table:formula="of:=IFNA(ORG.LIBREOFFICE.REGEX([.D41];[.$J$2]; ;2);0)" office:value-type="string" office:string-value="39021" calcext:value-type="string">
            <text:p>39021</text:p>
          </table:table-cell>
          <table:table-cell table:style-name="ce15" table:formula="of:=IF([.G41]=0;TRUE();IF(FIND([.G41];[.D4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1]=0;[.I41];[.K41])" office:value-type="string" office:string-value="39021" calcext:value-type="string">
            <text:p>39021</text:p>
          </table:table-cell>
          <table:table-cell table:style-name="ce18"/>
          <table:table-cell table:style-name="ce15" table:formula="of:=IF(FIND([.N41];[.D41];1))" office:value-type="boolean" office:boolean-value="true" calcext:value-type="boolean">
            <text:p>VRAI</text:p>
          </table:table-cell>
          <table:table-cell table:style-name="ce16"/>
          <table:table-cell table:formula="of:=FIND([.N41];[.D41];1)" office:value-type="float" office:value="24" calcext:value-type="float">
            <text:p>24</text:p>
          </table:table-cell>
          <table:table-cell table:style-name="Default" table:formula="of:=LEN([.D41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41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1];[.R41];[.S41]-[.R41]+1;&quot;&quot;))" office:value-type="string" office:string-value="8 AV THUREL - BP 70640" calcext:value-type="string">
            <text:p>8 AV THUREL - BP 70640</text:p>
          </table:table-cell>
          <table:table-cell table:formula="of:=IF([.U41]=0;[.W41];REPLACE([.W41];1;LEN([.U41])+1; ))" office:value-type="string" office:string-value="AV THUREL - BP 70640" calcext:value-type="string">
            <text:p>AV THUREL - BP 70640</text:p>
          </table:table-cell>
          <table:table-cell table:style-name="ce15" table:formula="of:=IF(FIND([.W41];[.D41];1))" office:value-type="boolean" office:boolean-value="true" calcext:value-type="boolean">
            <text:p>VRAI</text:p>
          </table:table-cell>
          <table:table-cell table:formula="of:=LEN([.X41])+LEN([.N41])" office:value-type="float" office:value="25" calcext:value-type="float">
            <text:p>25</text:p>
          </table:table-cell>
          <table:table-cell table:formula="of:=SEARCH([.N41];[.D41];1)+5" office:value-type="float" office:value="29" calcext:value-type="float">
            <text:p>29</text:p>
          </table:table-cell>
          <table:table-cell table:formula="of:=LEFT([.D41];[.AA41])" office:value-type="string" office:string-value="8 AV THUREL - BP 70640 39021 " calcext:value-type="string">
            <text:p>8 AV THUREL - BP 70640 39021 </text:p>
          </table:table-cell>
          <table:table-cell table:formula="of:=LEN([.AB41])" office:value-type="float" office:value="29" calcext:value-type="float">
            <text:p>29</text:p>
          </table:table-cell>
          <table:table-cell table:formula="of:=LEN([.D41])" office:value-type="float" office:value="50" calcext:value-type="float">
            <text:p>50</text:p>
          </table:table-cell>
          <table:table-cell table:formula="of:=[.AD41]-[.AC41]" office:value-type="float" office:value="21" calcext:value-type="float">
            <text:p>21</text:p>
          </table:table-cell>
          <table:table-cell table:formula="of:=RIGHT([.D41];[.AE41])" office:value-type="string" office:string-value="LONS LE SAUNIER CEDEX" calcext:value-type="string">
            <text:p>LONS LE SAUNIER CEDEX</text:p>
          </table:table-cell>
          <table:table-cell table:formula="of:=TRIM(ORG.LIBREOFFICE.REGEX([.AF41];&quot;CEDEX|[0-9]|BP&quot;;&quot; &quot;;&quot;g&quot;))" office:value-type="string" office:string-value="LONS LE SAUNIER" calcext:value-type="string">
            <text:p>LONS LE SAUNIER</text:p>
          </table:table-cell>
          <table:table-cell/>
          <table:table-cell table:formula="of:=LEFT([.E41];11)" office:value-type="string" office:string-value="BDFEFRPPCCT" calcext:value-type="string">
            <text:p>BDFEFRPPCCT</text:p>
          </table:table-cell>
          <table:table-cell table:formula="of:=TRIM(ORG.LIBREOFFICE.REGEX([.E41];[.AI41];&quot;&quot;;&quot;g&quot;))" office:value-type="string" office:string-value="FR10 3000 1004 86A3 9000 0000 091" calcext:value-type="string">
            <text:p>FR10 3000 1004 86A3 9000 0000 091</text:p>
          </table:table-cell>
          <table:table-cell table:formula="of:=LEFT([.AJ41];4)" office:value-type="string" office:string-value="FR10" calcext:value-type="string">
            <text:p>FR10</text:p>
          </table:table-cell>
          <table:table-cell table:formula="of:=TRIM(ORG.LIBREOFFICE.REGEX([.AJ41];[.AK41];&quot;&quot;;&quot;g&quot;))" office:value-type="string" office:string-value="3000 1004 86A3 9000 0000 091" calcext:value-type="string">
            <text:p>3000 1004 86A3 9000 0000 091</text:p>
          </table:table-cell>
          <table:table-cell table:formula="of:=LEFT([.AL41];4)" office:value-type="string" office:string-value="3000" calcext:value-type="string">
            <text:p>3000</text:p>
          </table:table-cell>
          <table:table-cell table:formula="of:=TRIM(ORG.LIBREOFFICE.REGEX([.AL41];[.AM41];&quot;&quot;;1))" office:value-type="string" office:string-value="1004 86A3 9000 0000 091" calcext:value-type="string">
            <text:p>1004 86A3 9000 0000 091</text:p>
          </table:table-cell>
          <table:table-cell table:style-name="ce19" table:formula="of:=LEFT([.AN41];4)" office:value-type="string" office:string-value="1004" calcext:value-type="string">
            <text:p>1004</text:p>
          </table:table-cell>
          <table:table-cell table:formula="of:=TRIM(ORG.LIBREOFFICE.REGEX([.AN41];[.AO41];&quot;&quot;;1))" office:value-type="string" office:string-value="86A3 9000 0000 091" calcext:value-type="string">
            <text:p>86A3 9000 0000 091</text:p>
          </table:table-cell>
          <table:table-cell table:style-name="ce18" table:formula="of:=LEFT([.AP41];4)" office:value-type="string" office:string-value="86A3" calcext:value-type="string">
            <text:p>86A3</text:p>
          </table:table-cell>
          <table:table-cell table:style-name="ce43" table:formula="of:=REPLACE([.AP41];1;5; )" office:value-type="string" office:string-value="9000 0000 091" calcext:value-type="string">
            <text:p>9000 0000 091</text:p>
          </table:table-cell>
          <table:table-cell table:style-name="ce18" table:formula="of:=LEFT([.AR41];4)" office:value-type="string" office:string-value="9000" calcext:value-type="string">
            <text:p>9000</text:p>
          </table:table-cell>
          <table:table-cell table:style-name="ce43" table:formula="of:=REPLACE([.AR41];1;5; )" office:value-type="string" office:string-value="0000 091" calcext:value-type="string">
            <text:p>0000 091</text:p>
          </table:table-cell>
          <table:table-cell table:style-name="ce18" table:formula="of:=LEFT([.AT41];4)" office:value-type="string" office:string-value="0000" calcext:value-type="string">
            <text:p>0000</text:p>
          </table:table-cell>
          <table:table-cell table:style-name="ce43" table:formula="of:=REPLACE([.AT41];1;5; )" office:value-type="string" office:string-value="091" calcext:value-type="string">
            <text:p>091</text:p>
          </table:table-cell>
          <table:table-cell table:style-name="ce18" table:formula="of:=LEFT([.AV41];3)" office:value-type="string" office:string-value="091" calcext:value-type="string">
            <text:p>091</text:p>
          </table:table-cell>
          <table:table-cell table:style-name="ce13" table:formula="of:=TRIM(ORG.LIBREOFFICE.REGEX([.AP41];[.AQ41];&quot;&quot;;1))" office:value-type="string" office:string-value="9000 0000 091" calcext:value-type="string">
            <text:p>9000 0000 091</text:p>
          </table:table-cell>
          <table:table-cell table:style-name="ce18" table:formula="of:=RIGHT([.AX41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/>
          <table:table-cell table:style-name="ce13" table:formula="of:=IFNA(ORG.LIBREOFFICE.REGEX([.$D42];[.$H$2]; ;&quot;g&quot;);0)" office:value-type="string" office:string-value="BP 309 " calcext:value-type="string">
            <text:p>BP 309 </text:p>
          </table:table-cell>
          <table:table-cell/>
          <table:table-cell table:style-name="ce13" table:formula="of:=ORG.LIBREOFFICE.REGEX([.D42];[.$J$2]; ;&quot;g&quot;)" office:value-type="string" office:string-value="40011" calcext:value-type="string">
            <text:p>40011</text:p>
          </table:table-cell>
          <table:table-cell/>
          <table:table-cell table:style-name="ce13" table:formula="of:=IFNA(ORG.LIBREOFFICE.REGEX([.D42];[.$J$2]; ;2);0)" office:value-type="float" office:value="0" calcext:value-type="float">
            <text:p>0</text:p>
          </table:table-cell>
          <table:table-cell table:style-name="ce15" table:formula="of:=IF([.G42]=0;TRUE();IF(FIND([.G42];[.D4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2]=0;[.I42];[.K42])" office:value-type="string" office:string-value="40011" calcext:value-type="string">
            <text:p>40011</text:p>
          </table:table-cell>
          <table:table-cell table:style-name="ce18"/>
          <table:table-cell table:style-name="ce15" table:formula="of:=IF(FIND([.N42];[.D42];1))" office:value-type="boolean" office:boolean-value="true" calcext:value-type="boolean">
            <text:p>VRAI</text:p>
          </table:table-cell>
          <table:table-cell table:style-name="ce16"/>
          <table:table-cell table:formula="of:=FIND([.N42];[.D42];1)" office:value-type="float" office:value="30" calcext:value-type="float">
            <text:p>30</text:p>
          </table:table-cell>
          <table:table-cell table:style-name="Default" table:formula="of:=LEN([.D42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2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42];[.R42];[.S42]-[.R42]+1;&quot;&quot;))" office:value-type="string" office:string-value="23 RUE ARMAND DULAMON BP 309" calcext:value-type="string">
            <text:p>23 RUE ARMAND DULAMON BP 309</text:p>
          </table:table-cell>
          <table:table-cell table:formula="of:=IF([.U42]=0;[.W42];REPLACE([.W42];1;LEN([.U42])+1; ))" office:value-type="string" office:string-value="RUE ARMAND DULAMON BP 309" calcext:value-type="string">
            <text:p>RUE ARMAND DULAMON BP 309</text:p>
          </table:table-cell>
          <table:table-cell table:style-name="ce15" table:formula="of:=IF(FIND([.W42];[.D42];1))" office:value-type="boolean" office:boolean-value="true" calcext:value-type="boolean">
            <text:p>VRAI</text:p>
          </table:table-cell>
          <table:table-cell table:formula="of:=LEN([.X42])+LEN([.N42])" office:value-type="float" office:value="30" calcext:value-type="float">
            <text:p>30</text:p>
          </table:table-cell>
          <table:table-cell table:formula="of:=SEARCH([.N42];[.D42];1)+5" office:value-type="float" office:value="35" calcext:value-type="float">
            <text:p>35</text:p>
          </table:table-cell>
          <table:table-cell table:formula="of:=LEFT([.D42];[.AA42])" office:value-type="string" office:string-value="23 RUE ARMAND DULAMON BP 309 40011 " calcext:value-type="string">
            <text:p>23 RUE ARMAND DULAMON BP 309 40011 </text:p>
          </table:table-cell>
          <table:table-cell table:formula="of:=LEN([.AB42])" office:value-type="float" office:value="35" calcext:value-type="float">
            <text:p>35</text:p>
          </table:table-cell>
          <table:table-cell table:formula="of:=LEN([.D42])" office:value-type="float" office:value="55" calcext:value-type="float">
            <text:p>55</text:p>
          </table:table-cell>
          <table:table-cell table:formula="of:=[.AD42]-[.AC42]" office:value-type="float" office:value="20" calcext:value-type="float">
            <text:p>20</text:p>
          </table:table-cell>
          <table:table-cell table:formula="of:=RIGHT([.D42];[.AE42])" office:value-type="string" office:string-value="MONT DE MARSAN CEDEX" calcext:value-type="string">
            <text:p>MONT DE MARSAN CEDEX</text:p>
          </table:table-cell>
          <table:table-cell table:formula="of:=TRIM(ORG.LIBREOFFICE.REGEX([.AF42];&quot;CEDEX|[0-9]|BP&quot;;&quot; &quot;;&quot;g&quot;))" office:value-type="string" office:string-value="MONT DE MARSAN" calcext:value-type="string">
            <text:p>MONT DE MARSAN</text:p>
          </table:table-cell>
          <table:table-cell/>
          <table:table-cell table:formula="of:=LEFT([.E42];11)" office:value-type="string" office:string-value="BDFEFRPPCCT" calcext:value-type="string">
            <text:p>BDFEFRPPCCT</text:p>
          </table:table-cell>
          <table:table-cell table:formula="of:=TRIM(ORG.LIBREOFFICE.REGEX([.E42];[.AI42];&quot;&quot;;&quot;g&quot;))" office:value-type="string" office:string-value="FR82 3000 1005 54A4 0000 0000 089" calcext:value-type="string">
            <text:p>FR82 3000 1005 54A4 0000 0000 089</text:p>
          </table:table-cell>
          <table:table-cell table:formula="of:=LEFT([.AJ42];4)" office:value-type="string" office:string-value="FR82" calcext:value-type="string">
            <text:p>FR82</text:p>
          </table:table-cell>
          <table:table-cell table:formula="of:=TRIM(ORG.LIBREOFFICE.REGEX([.AJ42];[.AK42];&quot;&quot;;&quot;g&quot;))" office:value-type="string" office:string-value="3000 1005 54A4 0000 0000 089" calcext:value-type="string">
            <text:p>3000 1005 54A4 0000 0000 089</text:p>
          </table:table-cell>
          <table:table-cell table:formula="of:=LEFT([.AL42];4)" office:value-type="string" office:string-value="3000" calcext:value-type="string">
            <text:p>3000</text:p>
          </table:table-cell>
          <table:table-cell table:formula="of:=TRIM(ORG.LIBREOFFICE.REGEX([.AL42];[.AM42];&quot;&quot;;1))" office:value-type="string" office:string-value="1005 54A4 0000 0000 089" calcext:value-type="string">
            <text:p>1005 54A4 0000 0000 089</text:p>
          </table:table-cell>
          <table:table-cell table:style-name="ce19" table:formula="of:=LEFT([.AN42];4)" office:value-type="string" office:string-value="1005" calcext:value-type="string">
            <text:p>1005</text:p>
          </table:table-cell>
          <table:table-cell table:formula="of:=TRIM(ORG.LIBREOFFICE.REGEX([.AN42];[.AO42];&quot;&quot;;1))" office:value-type="string" office:string-value="54A4 0000 0000 089" calcext:value-type="string">
            <text:p>54A4 0000 0000 089</text:p>
          </table:table-cell>
          <table:table-cell table:style-name="ce18" table:formula="of:=LEFT([.AP42];4)" office:value-type="string" office:string-value="54A4" calcext:value-type="string">
            <text:p>54A4</text:p>
          </table:table-cell>
          <table:table-cell table:style-name="ce43" table:formula="of:=REPLACE([.AP42];1;5; )" office:value-type="string" office:string-value="0000 0000 089" calcext:value-type="string">
            <text:p>0000 0000 089</text:p>
          </table:table-cell>
          <table:table-cell table:style-name="ce18" table:formula="of:=LEFT([.AR42];4)" office:value-type="string" office:string-value="0000" calcext:value-type="string">
            <text:p>0000</text:p>
          </table:table-cell>
          <table:table-cell table:style-name="ce43" table:formula="of:=REPLACE([.AR42];1;5; )" office:value-type="string" office:string-value="0000 089" calcext:value-type="string">
            <text:p>0000 089</text:p>
          </table:table-cell>
          <table:table-cell table:style-name="ce18" table:formula="of:=LEFT([.AT42];4)" office:value-type="string" office:string-value="0000" calcext:value-type="string">
            <text:p>0000</text:p>
          </table:table-cell>
          <table:table-cell table:style-name="ce43" table:formula="of:=REPLACE([.AT42];1;5; )" office:value-type="string" office:string-value="089" calcext:value-type="string">
            <text:p>089</text:p>
          </table:table-cell>
          <table:table-cell table:style-name="ce18" table:formula="of:=LEFT([.AV42];3)" office:value-type="string" office:string-value="089" calcext:value-type="string">
            <text:p>089</text:p>
          </table:table-cell>
          <table:table-cell table:style-name="ce13" table:formula="of:=TRIM(ORG.LIBREOFFICE.REGEX([.AP42];[.AQ42];&quot;&quot;;1))" office:value-type="string" office:string-value="0000 0000 089" calcext:value-type="string">
            <text:p>0000 0000 089</text:p>
          </table:table-cell>
          <table:table-cell table:style-name="ce18" table:formula="of:=RIGHT([.AX42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/>
          <table:table-cell table:style-name="ce13" table:formula="of:=IFNA(ORG.LIBREOFFICE.REGEX([.$D43];[.$H$2]; ;&quot;g&quot;);0)" office:value-type="string" office:string-value="CS 50001" calcext:value-type="string">
            <text:p>CS 50001</text:p>
          </table:table-cell>
          <table:table-cell/>
          <table:table-cell table:style-name="ce13" table:formula="of:=ORG.LIBREOFFICE.REGEX([.D43];[.$J$2]; ;&quot;g&quot;)" office:value-type="string" office:string-value="50001" calcext:value-type="string">
            <text:p>50001</text:p>
          </table:table-cell>
          <table:table-cell/>
          <table:table-cell table:style-name="ce13" table:formula="of:=IFNA(ORG.LIBREOFFICE.REGEX([.D43];[.$J$2]; ;2);0)" office:value-type="string" office:string-value="41026" calcext:value-type="string">
            <text:p>41026</text:p>
          </table:table-cell>
          <table:table-cell table:style-name="ce15" table:formula="of:=IF([.G43]=0;TRUE();IF(FIND([.G43];[.D4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3]=0;[.I43];[.K43])" office:value-type="string" office:string-value="41026" calcext:value-type="string">
            <text:p>41026</text:p>
          </table:table-cell>
          <table:table-cell table:style-name="ce18"/>
          <table:table-cell table:style-name="ce15" table:formula="of:=IF(FIND([.N43];[.D43];1))" office:value-type="boolean" office:boolean-value="true" calcext:value-type="boolean">
            <text:p>VRAI</text:p>
          </table:table-cell>
          <table:table-cell table:style-name="ce16"/>
          <table:table-cell table:formula="of:=FIND([.N43];[.D43];1)" office:value-type="float" office:value="29" calcext:value-type="float">
            <text:p>29</text:p>
          </table:table-cell>
          <table:table-cell table:style-name="Default" table:formula="of:=LEN([.D4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3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43];[.R43];[.S43]-[.R43]+1;&quot;&quot;))" office:value-type="string" office:string-value="10 RUE LOUIS BODIN CS 50001" calcext:value-type="string">
            <text:p>10 RUE LOUIS BODIN CS 50001</text:p>
          </table:table-cell>
          <table:table-cell table:formula="of:=IF([.U43]=0;[.W43];REPLACE([.W43];1;LEN([.U43])+1; ))" office:value-type="string" office:string-value="RUE LOUIS BODIN CS 50001" calcext:value-type="string">
            <text:p>RUE LOUIS BODIN CS 50001</text:p>
          </table:table-cell>
          <table:table-cell table:style-name="ce15" table:formula="of:=IF(FIND([.W43];[.D43];1))" office:value-type="boolean" office:boolean-value="true" calcext:value-type="boolean">
            <text:p>VRAI</text:p>
          </table:table-cell>
          <table:table-cell table:formula="of:=LEN([.X43])+LEN([.N43])" office:value-type="float" office:value="29" calcext:value-type="float">
            <text:p>29</text:p>
          </table:table-cell>
          <table:table-cell table:formula="of:=SEARCH([.N43];[.D43];1)+5" office:value-type="float" office:value="34" calcext:value-type="float">
            <text:p>34</text:p>
          </table:table-cell>
          <table:table-cell table:formula="of:=LEFT([.D43];[.AA43])" office:value-type="string" office:string-value="10 RUE LOUIS BODIN CS 50001 41026 " calcext:value-type="string">
            <text:p>10 RUE LOUIS BODIN CS 50001 41026 </text:p>
          </table:table-cell>
          <table:table-cell table:formula="of:=LEN([.AB43])" office:value-type="float" office:value="34" calcext:value-type="float">
            <text:p>34</text:p>
          </table:table-cell>
          <table:table-cell table:formula="of:=LEN([.D43])" office:value-type="float" office:value="45" calcext:value-type="float">
            <text:p>45</text:p>
          </table:table-cell>
          <table:table-cell table:formula="of:=[.AD43]-[.AC43]" office:value-type="float" office:value="11" calcext:value-type="float">
            <text:p>11</text:p>
          </table:table-cell>
          <table:table-cell table:formula="of:=RIGHT([.D43];[.AE43])" office:value-type="string" office:string-value="BLOIS CEDEX" calcext:value-type="string">
            <text:p>BLOIS CEDEX</text:p>
          </table:table-cell>
          <table:table-cell table:formula="of:=TRIM(ORG.LIBREOFFICE.REGEX([.AF43];&quot;CEDEX|[0-9]|BP&quot;;&quot; &quot;;&quot;g&quot;))" office:value-type="string" office:string-value="BLOIS" calcext:value-type="string">
            <text:p>BLOIS</text:p>
          </table:table-cell>
          <table:table-cell/>
          <table:table-cell table:formula="of:=LEFT([.E43];11)" office:value-type="string" office:string-value="BDFEFRPPCCT" calcext:value-type="string">
            <text:p>BDFEFRPPCCT</text:p>
          </table:table-cell>
          <table:table-cell table:formula="of:=TRIM(ORG.LIBREOFFICE.REGEX([.E43];[.AI43];&quot;&quot;;&quot;g&quot;))" office:value-type="string" office:string-value="FR58 3000 1002 08A4 1000 0000 089" calcext:value-type="string">
            <text:p>FR58 3000 1002 08A4 1000 0000 089</text:p>
          </table:table-cell>
          <table:table-cell table:formula="of:=LEFT([.AJ43];4)" office:value-type="string" office:string-value="FR58" calcext:value-type="string">
            <text:p>FR58</text:p>
          </table:table-cell>
          <table:table-cell table:formula="of:=TRIM(ORG.LIBREOFFICE.REGEX([.AJ43];[.AK43];&quot;&quot;;&quot;g&quot;))" office:value-type="string" office:string-value="3000 1002 08A4 1000 0000 089" calcext:value-type="string">
            <text:p>3000 1002 08A4 1000 0000 089</text:p>
          </table:table-cell>
          <table:table-cell table:formula="of:=LEFT([.AL43];4)" office:value-type="string" office:string-value="3000" calcext:value-type="string">
            <text:p>3000</text:p>
          </table:table-cell>
          <table:table-cell table:formula="of:=TRIM(ORG.LIBREOFFICE.REGEX([.AL43];[.AM43];&quot;&quot;;1))" office:value-type="string" office:string-value="1002 08A4 1000 0000 089" calcext:value-type="string">
            <text:p>1002 08A4 1000 0000 089</text:p>
          </table:table-cell>
          <table:table-cell table:style-name="ce19" table:formula="of:=LEFT([.AN43];4)" office:value-type="string" office:string-value="1002" calcext:value-type="string">
            <text:p>1002</text:p>
          </table:table-cell>
          <table:table-cell table:formula="of:=TRIM(ORG.LIBREOFFICE.REGEX([.AN43];[.AO43];&quot;&quot;;1))" office:value-type="string" office:string-value="08A4 1000 0000 089" calcext:value-type="string">
            <text:p>08A4 1000 0000 089</text:p>
          </table:table-cell>
          <table:table-cell table:style-name="ce18" table:formula="of:=LEFT([.AP43];4)" office:value-type="string" office:string-value="08A4" calcext:value-type="string">
            <text:p>08A4</text:p>
          </table:table-cell>
          <table:table-cell table:style-name="ce43" table:formula="of:=REPLACE([.AP43];1;5; )" office:value-type="string" office:string-value="1000 0000 089" calcext:value-type="string">
            <text:p>1000 0000 089</text:p>
          </table:table-cell>
          <table:table-cell table:style-name="ce18" table:formula="of:=LEFT([.AR43];4)" office:value-type="string" office:string-value="1000" calcext:value-type="string">
            <text:p>1000</text:p>
          </table:table-cell>
          <table:table-cell table:style-name="ce43" table:formula="of:=REPLACE([.AR43];1;5; )" office:value-type="string" office:string-value="0000 089" calcext:value-type="string">
            <text:p>0000 089</text:p>
          </table:table-cell>
          <table:table-cell table:style-name="ce18" table:formula="of:=LEFT([.AT43];4)" office:value-type="string" office:string-value="0000" calcext:value-type="string">
            <text:p>0000</text:p>
          </table:table-cell>
          <table:table-cell table:style-name="ce43" table:formula="of:=REPLACE([.AT43];1;5; )" office:value-type="string" office:string-value="089" calcext:value-type="string">
            <text:p>089</text:p>
          </table:table-cell>
          <table:table-cell table:style-name="ce18" table:formula="of:=LEFT([.AV43];3)" office:value-type="string" office:string-value="089" calcext:value-type="string">
            <text:p>089</text:p>
          </table:table-cell>
          <table:table-cell table:style-name="ce13" table:formula="of:=TRIM(ORG.LIBREOFFICE.REGEX([.AP43];[.AQ43];&quot;&quot;;1))" office:value-type="string" office:string-value="1000 0000 089" calcext:value-type="string">
            <text:p>1000 0000 089</text:p>
          </table:table-cell>
          <table:table-cell table:style-name="ce18" table:formula="of:=RIGHT([.AX4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/>
          <table:table-cell table:style-name="ce13" table:formula="of:=IFNA(ORG.LIBREOFFICE.REGEX([.$D44];[.$H$2]; ;&quot;g&quot;);0)" office:value-type="string" office:string-value="BP 502 " calcext:value-type="string">
            <text:p>BP 502 </text:p>
          </table:table-cell>
          <table:table-cell/>
          <table:table-cell table:style-name="ce13" table:formula="of:=ORG.LIBREOFFICE.REGEX([.D44];[.$J$2]; ;&quot;g&quot;)" office:value-type="string" office:string-value="42007" calcext:value-type="string">
            <text:p>42007</text:p>
          </table:table-cell>
          <table:table-cell/>
          <table:table-cell table:style-name="ce13" table:formula="of:=IFNA(ORG.LIBREOFFICE.REGEX([.D44];[.$J$2]; ;2);0)" office:value-type="float" office:value="0" calcext:value-type="float">
            <text:p>0</text:p>
          </table:table-cell>
          <table:table-cell table:style-name="ce15" table:formula="of:=IF([.G44]=0;TRUE();IF(FIND([.G44];[.D4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4]=0;[.I44];[.K44])" office:value-type="string" office:string-value="42007" calcext:value-type="string">
            <text:p>42007</text:p>
          </table:table-cell>
          <table:table-cell table:style-name="ce18"/>
          <table:table-cell table:style-name="ce15" table:formula="of:=IF(FIND([.N44];[.D44];1))" office:value-type="boolean" office:boolean-value="true" calcext:value-type="boolean">
            <text:p>VRAI</text:p>
          </table:table-cell>
          <table:table-cell table:style-name="ce16"/>
          <table:table-cell table:formula="of:=FIND([.N44];[.D44];1)" office:value-type="float" office:value="25" calcext:value-type="float">
            <text:p>25</text:p>
          </table:table-cell>
          <table:table-cell table:style-name="Default" table:formula="of:=LEN([.D44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44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44];[.R44];[.S44]-[.R44]+1;&quot;&quot;))" office:value-type="string" office:string-value="11 RUE MI-CAREME BP 502" calcext:value-type="string">
            <text:p>11 RUE MI-CAREME BP 502</text:p>
          </table:table-cell>
          <table:table-cell table:formula="of:=IF([.U44]=0;[.W44];REPLACE([.W44];1;LEN([.U44])+1; ))" office:value-type="string" office:string-value="RUE MI-CAREME BP 502" calcext:value-type="string">
            <text:p>RUE MI-CAREME BP 502</text:p>
          </table:table-cell>
          <table:table-cell table:style-name="ce15" table:formula="of:=IF(FIND([.W44];[.D44];1))" office:value-type="boolean" office:boolean-value="true" calcext:value-type="boolean">
            <text:p>VRAI</text:p>
          </table:table-cell>
          <table:table-cell table:formula="of:=LEN([.X44])+LEN([.N44])" office:value-type="float" office:value="25" calcext:value-type="float">
            <text:p>25</text:p>
          </table:table-cell>
          <table:table-cell table:formula="of:=SEARCH([.N44];[.D44];1)+5" office:value-type="float" office:value="30" calcext:value-type="float">
            <text:p>30</text:p>
          </table:table-cell>
          <table:table-cell table:formula="of:=LEFT([.D44];[.AA44])" office:value-type="string" office:string-value="11 RUE MI-CAREME BP 502 42007 " calcext:value-type="string">
            <text:p>11 RUE MI-CAREME BP 502 42007 </text:p>
          </table:table-cell>
          <table:table-cell table:formula="of:=LEN([.AB44])" office:value-type="float" office:value="30" calcext:value-type="float">
            <text:p>30</text:p>
          </table:table-cell>
          <table:table-cell table:formula="of:=LEN([.D44])" office:value-type="float" office:value="40" calcext:value-type="float">
            <text:p>40</text:p>
          </table:table-cell>
          <table:table-cell table:formula="of:=[.AD44]-[.AC44]" office:value-type="float" office:value="10" calcext:value-type="float">
            <text:p>10</text:p>
          </table:table-cell>
          <table:table-cell table:formula="of:=RIGHT([.D44];[.AE44])" office:value-type="string" office:string-value="ST ETIENNE" calcext:value-type="string">
            <text:p>ST ETIENNE</text:p>
          </table:table-cell>
          <table:table-cell table:formula="of:=TRIM(ORG.LIBREOFFICE.REGEX([.AF44];&quot;CEDEX|[0-9]|BP&quot;;&quot; &quot;;&quot;g&quot;))" office:value-type="string" office:string-value="ST ETIENNE" calcext:value-type="string">
            <text:p>ST ETIENNE</text:p>
          </table:table-cell>
          <table:table-cell/>
          <table:table-cell table:formula="of:=LEFT([.E44];11)" office:value-type="string" office:string-value="BDFEFRPPCCT" calcext:value-type="string">
            <text:p>BDFEFRPPCCT</text:p>
          </table:table-cell>
          <table:table-cell table:formula="of:=TRIM(ORG.LIBREOFFICE.REGEX([.E44];[.AI44];&quot;&quot;;&quot;g&quot;))" office:value-type="string" office:string-value="FR79 3000 1007 29A4 2000 0000 082" calcext:value-type="string">
            <text:p>FR79 3000 1007 29A4 2000 0000 082</text:p>
          </table:table-cell>
          <table:table-cell table:formula="of:=LEFT([.AJ44];4)" office:value-type="string" office:string-value="FR79" calcext:value-type="string">
            <text:p>FR79</text:p>
          </table:table-cell>
          <table:table-cell table:formula="of:=TRIM(ORG.LIBREOFFICE.REGEX([.AJ44];[.AK44];&quot;&quot;;&quot;g&quot;))" office:value-type="string" office:string-value="3000 1007 29A4 2000 0000 082" calcext:value-type="string">
            <text:p>3000 1007 29A4 2000 0000 082</text:p>
          </table:table-cell>
          <table:table-cell table:formula="of:=LEFT([.AL44];4)" office:value-type="string" office:string-value="3000" calcext:value-type="string">
            <text:p>3000</text:p>
          </table:table-cell>
          <table:table-cell table:formula="of:=TRIM(ORG.LIBREOFFICE.REGEX([.AL44];[.AM44];&quot;&quot;;1))" office:value-type="string" office:string-value="1007 29A4 2000 0000 082" calcext:value-type="string">
            <text:p>1007 29A4 2000 0000 082</text:p>
          </table:table-cell>
          <table:table-cell table:style-name="ce19" table:formula="of:=LEFT([.AN44];4)" office:value-type="string" office:string-value="1007" calcext:value-type="string">
            <text:p>1007</text:p>
          </table:table-cell>
          <table:table-cell table:formula="of:=TRIM(ORG.LIBREOFFICE.REGEX([.AN44];[.AO44];&quot;&quot;;1))" office:value-type="string" office:string-value="29A4 2000 0000 082" calcext:value-type="string">
            <text:p>29A4 2000 0000 082</text:p>
          </table:table-cell>
          <table:table-cell table:style-name="ce18" table:formula="of:=LEFT([.AP44];4)" office:value-type="string" office:string-value="29A4" calcext:value-type="string">
            <text:p>29A4</text:p>
          </table:table-cell>
          <table:table-cell table:style-name="ce43" table:formula="of:=REPLACE([.AP44];1;5; )" office:value-type="string" office:string-value="2000 0000 082" calcext:value-type="string">
            <text:p>2000 0000 082</text:p>
          </table:table-cell>
          <table:table-cell table:style-name="ce18" table:formula="of:=LEFT([.AR44];4)" office:value-type="string" office:string-value="2000" calcext:value-type="string">
            <text:p>2000</text:p>
          </table:table-cell>
          <table:table-cell table:style-name="ce43" table:formula="of:=REPLACE([.AR44];1;5; )" office:value-type="string" office:string-value="0000 082" calcext:value-type="string">
            <text:p>0000 082</text:p>
          </table:table-cell>
          <table:table-cell table:style-name="ce18" table:formula="of:=LEFT([.AT44];4)" office:value-type="string" office:string-value="0000" calcext:value-type="string">
            <text:p>0000</text:p>
          </table:table-cell>
          <table:table-cell table:style-name="ce43" table:formula="of:=REPLACE([.AT44];1;5; )" office:value-type="string" office:string-value="082" calcext:value-type="string">
            <text:p>082</text:p>
          </table:table-cell>
          <table:table-cell table:style-name="ce18" table:formula="of:=LEFT([.AV44];3)" office:value-type="string" office:string-value="082" calcext:value-type="string">
            <text:p>082</text:p>
          </table:table-cell>
          <table:table-cell table:style-name="ce13" table:formula="of:=TRIM(ORG.LIBREOFFICE.REGEX([.AP44];[.AQ44];&quot;&quot;;1))" office:value-type="string" office:string-value="2000 0000 082" calcext:value-type="string">
            <text:p>2000 0000 082</text:p>
          </table:table-cell>
          <table:table-cell table:style-name="ce18" table:formula="of:=RIGHT([.AX44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/>
          <table:table-cell table:style-name="ce13" table:formula="of:=IFNA(ORG.LIBREOFFICE.REGEX([.$D45];[.$H$2]; ;&quot;g&quot;);0)" office:value-type="string" office:string-value="BP 10351 " calcext:value-type="string">
            <text:p>BP 10351 </text:p>
          </table:table-cell>
          <table:table-cell/>
          <table:table-cell table:style-name="ce13" table:formula="of:=ORG.LIBREOFFICE.REGEX([.D45];[.$J$2]; ;&quot;g&quot;)" office:value-type="string" office:string-value="10351" calcext:value-type="string">
            <text:p>10351</text:p>
          </table:table-cell>
          <table:table-cell/>
          <table:table-cell table:style-name="ce13" table:formula="of:=IFNA(ORG.LIBREOFFICE.REGEX([.D45];[.$J$2]; ;2);0)" office:value-type="string" office:string-value="43012" calcext:value-type="string">
            <text:p>43012</text:p>
          </table:table-cell>
          <table:table-cell table:style-name="ce15" table:formula="of:=IF([.G45]=0;TRUE();IF(FIND([.G45];[.D4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5]=0;[.I45];[.K45])" office:value-type="string" office:string-value="43012" calcext:value-type="string">
            <text:p>43012</text:p>
          </table:table-cell>
          <table:table-cell table:style-name="ce18"/>
          <table:table-cell table:style-name="ce15" table:formula="of:=IF(FIND([.N45];[.D45];1))" office:value-type="boolean" office:boolean-value="true" calcext:value-type="boolean">
            <text:p>VRAI</text:p>
          </table:table-cell>
          <table:table-cell table:style-name="ce16"/>
          <table:table-cell table:formula="of:=FIND([.N45];[.D45];1)" office:value-type="float" office:value="29" calcext:value-type="float">
            <text:p>29</text:p>
          </table:table-cell>
          <table:table-cell table:style-name="Default" table:formula="of:=LEN([.D4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5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45];[.R45];[.S45]-[.R45]+1;&quot;&quot;))" office:value-type="string" office:string-value="17 RUE DES MOULINS BP 10351" calcext:value-type="string">
            <text:p>17 RUE DES MOULINS BP 10351</text:p>
          </table:table-cell>
          <table:table-cell table:formula="of:=IF([.U45]=0;[.W45];REPLACE([.W45];1;LEN([.U45])+1; ))" office:value-type="string" office:string-value="RUE DES MOULINS BP 10351" calcext:value-type="string">
            <text:p>RUE DES MOULINS BP 10351</text:p>
          </table:table-cell>
          <table:table-cell table:style-name="ce15" table:formula="of:=IF(FIND([.W45];[.D45];1))" office:value-type="boolean" office:boolean-value="true" calcext:value-type="boolean">
            <text:p>VRAI</text:p>
          </table:table-cell>
          <table:table-cell table:formula="of:=LEN([.X45])+LEN([.N45])" office:value-type="float" office:value="29" calcext:value-type="float">
            <text:p>29</text:p>
          </table:table-cell>
          <table:table-cell table:formula="of:=SEARCH([.N45];[.D45];1)+5" office:value-type="float" office:value="34" calcext:value-type="float">
            <text:p>34</text:p>
          </table:table-cell>
          <table:table-cell table:formula="of:=LEFT([.D45];[.AA45])" office:value-type="string" office:string-value="17 RUE DES MOULINS BP 10351 43012 " calcext:value-type="string">
            <text:p>17 RUE DES MOULINS BP 10351 43012 </text:p>
          </table:table-cell>
          <table:table-cell table:formula="of:=LEN([.AB45])" office:value-type="float" office:value="34" calcext:value-type="float">
            <text:p>34</text:p>
          </table:table-cell>
          <table:table-cell table:formula="of:=LEN([.D45])" office:value-type="float" office:value="55" calcext:value-type="float">
            <text:p>55</text:p>
          </table:table-cell>
          <table:table-cell table:formula="of:=[.AD45]-[.AC45]" office:value-type="float" office:value="21" calcext:value-type="float">
            <text:p>21</text:p>
          </table:table-cell>
          <table:table-cell table:formula="of:=RIGHT([.D45];[.AE45])" office:value-type="string" office:string-value="LE PUY EN VELAY CEDEX" calcext:value-type="string">
            <text:p>LE PUY EN VELAY CEDEX</text:p>
          </table:table-cell>
          <table:table-cell table:formula="of:=TRIM(ORG.LIBREOFFICE.REGEX([.AF45];&quot;CEDEX|[0-9]|BP&quot;;&quot; &quot;;&quot;g&quot;))" office:value-type="string" office:string-value="LE PUY EN VELAY" calcext:value-type="string">
            <text:p>LE PUY EN VELAY</text:p>
          </table:table-cell>
          <table:table-cell/>
          <table:table-cell table:formula="of:=LEFT([.E45];11)" office:value-type="string" office:string-value="BDFEFRPPCCT" calcext:value-type="string">
            <text:p>BDFEFRPPCCT</text:p>
          </table:table-cell>
          <table:table-cell table:formula="of:=TRIM(ORG.LIBREOFFICE.REGEX([.E45];[.AI45];&quot;&quot;;&quot;g&quot;))" office:value-type="string" office:string-value="FR48 3000 1006 62A4 3000 0000 068" calcext:value-type="string">
            <text:p>FR48 3000 1006 62A4 3000 0000 068</text:p>
          </table:table-cell>
          <table:table-cell table:formula="of:=LEFT([.AJ45];4)" office:value-type="string" office:string-value="FR48" calcext:value-type="string">
            <text:p>FR48</text:p>
          </table:table-cell>
          <table:table-cell table:formula="of:=TRIM(ORG.LIBREOFFICE.REGEX([.AJ45];[.AK45];&quot;&quot;;&quot;g&quot;))" office:value-type="string" office:string-value="3000 1006 62A4 3000 0000 068" calcext:value-type="string">
            <text:p>3000 1006 62A4 3000 0000 068</text:p>
          </table:table-cell>
          <table:table-cell table:formula="of:=LEFT([.AL45];4)" office:value-type="string" office:string-value="3000" calcext:value-type="string">
            <text:p>3000</text:p>
          </table:table-cell>
          <table:table-cell table:formula="of:=TRIM(ORG.LIBREOFFICE.REGEX([.AL45];[.AM45];&quot;&quot;;1))" office:value-type="string" office:string-value="1006 62A4 3000 0000 068" calcext:value-type="string">
            <text:p>1006 62A4 3000 0000 068</text:p>
          </table:table-cell>
          <table:table-cell table:style-name="ce19" table:formula="of:=LEFT([.AN45];4)" office:value-type="string" office:string-value="1006" calcext:value-type="string">
            <text:p>1006</text:p>
          </table:table-cell>
          <table:table-cell table:formula="of:=TRIM(ORG.LIBREOFFICE.REGEX([.AN45];[.AO45];&quot;&quot;;1))" office:value-type="string" office:string-value="62A4 3000 0000 068" calcext:value-type="string">
            <text:p>62A4 3000 0000 068</text:p>
          </table:table-cell>
          <table:table-cell table:style-name="ce18" table:formula="of:=LEFT([.AP45];4)" office:value-type="string" office:string-value="62A4" calcext:value-type="string">
            <text:p>62A4</text:p>
          </table:table-cell>
          <table:table-cell table:style-name="ce43" table:formula="of:=REPLACE([.AP45];1;5; )" office:value-type="string" office:string-value="3000 0000 068" calcext:value-type="string">
            <text:p>3000 0000 068</text:p>
          </table:table-cell>
          <table:table-cell table:style-name="ce18" table:formula="of:=LEFT([.AR45];4)" office:value-type="string" office:string-value="3000" calcext:value-type="string">
            <text:p>3000</text:p>
          </table:table-cell>
          <table:table-cell table:style-name="ce43" table:formula="of:=REPLACE([.AR45];1;5; )" office:value-type="string" office:string-value="0000 068" calcext:value-type="string">
            <text:p>0000 068</text:p>
          </table:table-cell>
          <table:table-cell table:style-name="ce18" table:formula="of:=LEFT([.AT45];4)" office:value-type="string" office:string-value="0000" calcext:value-type="string">
            <text:p>0000</text:p>
          </table:table-cell>
          <table:table-cell table:style-name="ce43" table:formula="of:=REPLACE([.AT45];1;5; )" office:value-type="string" office:string-value="068" calcext:value-type="string">
            <text:p>068</text:p>
          </table:table-cell>
          <table:table-cell table:style-name="ce18" table:formula="of:=LEFT([.AV45];3)" office:value-type="string" office:string-value="068" calcext:value-type="string">
            <text:p>068</text:p>
          </table:table-cell>
          <table:table-cell table:style-name="ce13" table:formula="of:=TRIM(ORG.LIBREOFFICE.REGEX([.AP45];[.AQ45];&quot;&quot;;1))" office:value-type="string" office:string-value="3000 0000 068" calcext:value-type="string">
            <text:p>3000 0000 068</text:p>
          </table:table-cell>
          <table:table-cell table:style-name="ce18" table:formula="of:=RIGHT([.AX45];2)" office:value-type="string" office:string-value="68" calcext:value-type="string">
            <text:p>6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/>
          <table:table-cell table:style-name="ce13" table:formula="of:=IFNA(ORG.LIBREOFFICE.REGEX([.$D46];[.$H$2]; ;&quot;g&quot;);0)" office:value-type="string" office:string-value="CS93503" calcext:value-type="string">
            <text:p>CS93503</text:p>
          </table:table-cell>
          <table:table-cell/>
          <table:table-cell table:style-name="ce13" table:formula="of:=ORG.LIBREOFFICE.REGEX([.D46];[.$J$2]; ;&quot;g&quot;)" office:value-type="string" office:string-value="93503" calcext:value-type="string">
            <text:p>93503</text:p>
          </table:table-cell>
          <table:table-cell/>
          <table:table-cell table:style-name="ce13" table:formula="of:=IFNA(ORG.LIBREOFFICE.REGEX([.D46];[.$J$2]; ;2);0)" office:value-type="string" office:string-value="44035" calcext:value-type="string">
            <text:p>44035</text:p>
          </table:table-cell>
          <table:table-cell table:style-name="ce15" table:formula="of:=IF([.G46]=0;TRUE();IF(FIND([.G46];[.D4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6]=0;[.I46];[.K46])" office:value-type="string" office:string-value="44035" calcext:value-type="string">
            <text:p>44035</text:p>
          </table:table-cell>
          <table:table-cell table:style-name="ce18"/>
          <table:table-cell table:style-name="ce15" table:formula="of:=IF(FIND([.N46];[.D46];1))" office:value-type="boolean" office:boolean-value="true" calcext:value-type="boolean">
            <text:p>VRAI</text:p>
          </table:table-cell>
          <table:table-cell table:style-name="ce16"/>
          <table:table-cell table:formula="of:=FIND([.N46];[.D46];1)" office:value-type="float" office:value="30" calcext:value-type="float">
            <text:p>30</text:p>
          </table:table-cell>
          <table:table-cell table:style-name="Default" table:formula="of:=LEN([.D4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46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6];[.R46];[.S46]-[.R46]+1;&quot;&quot;))" office:value-type="string" office:string-value="4 QUAI DE VERSAILLES CS93503" calcext:value-type="string">
            <text:p>4 QUAI DE VERSAILLES CS93503</text:p>
          </table:table-cell>
          <table:table-cell table:formula="of:=IF([.U46]=0;[.W46];REPLACE([.W46];1;LEN([.U46])+1; ))" office:value-type="string" office:string-value="QUAI DE VERSAILLES CS93503" calcext:value-type="string">
            <text:p>QUAI DE VERSAILLES CS93503</text:p>
          </table:table-cell>
          <table:table-cell table:style-name="ce15" table:formula="of:=IF(FIND([.W46];[.D46];1))" office:value-type="boolean" office:boolean-value="true" calcext:value-type="boolean">
            <text:p>VRAI</text:p>
          </table:table-cell>
          <table:table-cell table:formula="of:=LEN([.X46])+LEN([.N46])" office:value-type="float" office:value="31" calcext:value-type="float">
            <text:p>31</text:p>
          </table:table-cell>
          <table:table-cell table:formula="of:=SEARCH([.N46];[.D46];1)+5" office:value-type="float" office:value="35" calcext:value-type="float">
            <text:p>35</text:p>
          </table:table-cell>
          <table:table-cell table:formula="of:=LEFT([.D46];[.AA46])" office:value-type="string" office:string-value="4 QUAI DE VERSAILLES CS93503 44035 " calcext:value-type="string">
            <text:p>4 QUAI DE VERSAILLES CS93503 44035 </text:p>
          </table:table-cell>
          <table:table-cell table:formula="of:=LEN([.AB46])" office:value-type="float" office:value="35" calcext:value-type="float">
            <text:p>35</text:p>
          </table:table-cell>
          <table:table-cell table:formula="of:=LEN([.D46])" office:value-type="float" office:value="49" calcext:value-type="float">
            <text:p>49</text:p>
          </table:table-cell>
          <table:table-cell table:formula="of:=[.AD46]-[.AC46]" office:value-type="float" office:value="14" calcext:value-type="float">
            <text:p>14</text:p>
          </table:table-cell>
          <table:table-cell table:formula="of:=RIGHT([.D46];[.AE46])" office:value-type="string" office:string-value="NANTES CEDEX 1" calcext:value-type="string">
            <text:p>NANTES CEDEX 1</text:p>
          </table:table-cell>
          <table:table-cell table:formula="of:=TRIM(ORG.LIBREOFFICE.REGEX([.AF46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46];11)" office:value-type="string" office:string-value="BDFEFRPPCCT" calcext:value-type="string">
            <text:p>BDFEFRPPCCT</text:p>
          </table:table-cell>
          <table:table-cell table:formula="of:=TRIM(ORG.LIBREOFFICE.REGEX([.E46];[.AI46];&quot;&quot;;&quot;g&quot;))" office:value-type="string" office:string-value="FR62 3000 1005 89A4 4000 0000 047" calcext:value-type="string">
            <text:p>FR62 3000 1005 89A4 4000 0000 047</text:p>
          </table:table-cell>
          <table:table-cell table:formula="of:=LEFT([.AJ46];4)" office:value-type="string" office:string-value="FR62" calcext:value-type="string">
            <text:p>FR62</text:p>
          </table:table-cell>
          <table:table-cell table:formula="of:=TRIM(ORG.LIBREOFFICE.REGEX([.AJ46];[.AK46];&quot;&quot;;&quot;g&quot;))" office:value-type="string" office:string-value="3000 1005 89A4 4000 0000 047" calcext:value-type="string">
            <text:p>3000 1005 89A4 4000 0000 047</text:p>
          </table:table-cell>
          <table:table-cell table:formula="of:=LEFT([.AL46];4)" office:value-type="string" office:string-value="3000" calcext:value-type="string">
            <text:p>3000</text:p>
          </table:table-cell>
          <table:table-cell table:formula="of:=TRIM(ORG.LIBREOFFICE.REGEX([.AL46];[.AM46];&quot;&quot;;1))" office:value-type="string" office:string-value="1005 89A4 4000 0000 047" calcext:value-type="string">
            <text:p>1005 89A4 4000 0000 047</text:p>
          </table:table-cell>
          <table:table-cell table:style-name="ce19" table:formula="of:=LEFT([.AN46];4)" office:value-type="string" office:string-value="1005" calcext:value-type="string">
            <text:p>1005</text:p>
          </table:table-cell>
          <table:table-cell table:formula="of:=TRIM(ORG.LIBREOFFICE.REGEX([.AN46];[.AO46];&quot;&quot;;1))" office:value-type="string" office:string-value="89A4 4000 0000 047" calcext:value-type="string">
            <text:p>89A4 4000 0000 047</text:p>
          </table:table-cell>
          <table:table-cell table:style-name="ce18" table:formula="of:=LEFT([.AP46];4)" office:value-type="string" office:string-value="89A4" calcext:value-type="string">
            <text:p>89A4</text:p>
          </table:table-cell>
          <table:table-cell table:style-name="ce43" table:formula="of:=REPLACE([.AP46];1;5; )" office:value-type="string" office:string-value="4000 0000 047" calcext:value-type="string">
            <text:p>4000 0000 047</text:p>
          </table:table-cell>
          <table:table-cell table:style-name="ce18" table:formula="of:=LEFT([.AR46];4)" office:value-type="string" office:string-value="4000" calcext:value-type="string">
            <text:p>4000</text:p>
          </table:table-cell>
          <table:table-cell table:style-name="ce43" table:formula="of:=REPLACE([.AR46];1;5; )" office:value-type="string" office:string-value="0000 047" calcext:value-type="string">
            <text:p>0000 047</text:p>
          </table:table-cell>
          <table:table-cell table:style-name="ce18" table:formula="of:=LEFT([.AT46];4)" office:value-type="string" office:string-value="0000" calcext:value-type="string">
            <text:p>0000</text:p>
          </table:table-cell>
          <table:table-cell table:style-name="ce43" table:formula="of:=REPLACE([.AT46];1;5; )" office:value-type="string" office:string-value="047" calcext:value-type="string">
            <text:p>047</text:p>
          </table:table-cell>
          <table:table-cell table:style-name="ce18" table:formula="of:=LEFT([.AV46];3)" office:value-type="string" office:string-value="047" calcext:value-type="string">
            <text:p>047</text:p>
          </table:table-cell>
          <table:table-cell table:style-name="ce13" table:formula="of:=TRIM(ORG.LIBREOFFICE.REGEX([.AP46];[.AQ46];&quot;&quot;;1))" office:value-type="string" office:string-value="4000 0000 047" calcext:value-type="string">
            <text:p>4000 0000 047</text:p>
          </table:table-cell>
          <table:table-cell table:style-name="ce18" table:formula="of:=RIGHT([.AX46];2)" office:value-type="string" office:string-value="47" calcext:value-type="string">
            <text:p>4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/>
          <table:table-cell table:style-name="ce13" table:formula="of:=IFNA(ORG.LIBREOFFICE.REGEX([.$D47];[.$H$2]; ;&quot;g&quot;);0)" office:value-type="string" office:string-value="CS 12435" calcext:value-type="string">
            <text:p>CS 12435</text:p>
          </table:table-cell>
          <table:table-cell/>
          <table:table-cell table:style-name="ce13" table:formula="of:=ORG.LIBREOFFICE.REGEX([.D47];[.$J$2]; ;&quot;g&quot;)" office:value-type="string" office:string-value="12435" calcext:value-type="string">
            <text:p>12435</text:p>
          </table:table-cell>
          <table:table-cell/>
          <table:table-cell table:style-name="ce13" table:formula="of:=IFNA(ORG.LIBREOFFICE.REGEX([.D47];[.$J$2]; ;2);0)" office:value-type="string" office:string-value="45032" calcext:value-type="string">
            <text:p>45032</text:p>
          </table:table-cell>
          <table:table-cell table:style-name="ce15" table:formula="of:=IF([.G47]=0;TRUE();IF(FIND([.G47];[.D4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7]=0;[.I47];[.K47])" office:value-type="string" office:string-value="45032" calcext:value-type="string">
            <text:p>45032</text:p>
          </table:table-cell>
          <table:table-cell table:style-name="ce18"/>
          <table:table-cell table:style-name="ce15" table:formula="of:=IF(FIND([.N47];[.D47];1))" office:value-type="boolean" office:boolean-value="true" calcext:value-type="boolean">
            <text:p>VRAI</text:p>
          </table:table-cell>
          <table:table-cell table:style-name="ce16"/>
          <table:table-cell table:formula="of:=FIND([.N47];[.D47];1)" office:value-type="float" office:value="25" calcext:value-type="float">
            <text:p>25</text:p>
          </table:table-cell>
          <table:table-cell table:style-name="Default" table:formula="of:=LEN([.D47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7];[.R47];[.S47]-[.R47]+1;&quot;&quot;))" office:value-type="string" office:string-value="4 PL DU MARTROI CS 12435" calcext:value-type="string">
            <text:p>4 PL DU MARTROI CS 12435</text:p>
          </table:table-cell>
          <table:table-cell table:formula="of:=IF([.U47]=0;[.W47];REPLACE([.W47];1;LEN([.U47])+1; ))" office:value-type="string" office:string-value="PL DU MARTROI CS 12435" calcext:value-type="string">
            <text:p>PL DU MARTROI CS 12435</text:p>
          </table:table-cell>
          <table:table-cell table:style-name="ce15" table:formula="of:=IF(FIND([.W47];[.D47];1))" office:value-type="boolean" office:boolean-value="true" calcext:value-type="boolean">
            <text:p>VRAI</text:p>
          </table:table-cell>
          <table:table-cell table:formula="of:=LEN([.X47])+LEN([.N47])" office:value-type="float" office:value="27" calcext:value-type="float">
            <text:p>27</text:p>
          </table:table-cell>
          <table:table-cell table:formula="of:=SEARCH([.N47];[.D47];1)+5" office:value-type="float" office:value="30" calcext:value-type="float">
            <text:p>30</text:p>
          </table:table-cell>
          <table:table-cell table:formula="of:=LEFT([.D47];[.AA47])" office:value-type="string" office:string-value="4 PL DU MARTROI CS 1243545032 " calcext:value-type="string">
            <text:p>4 PL DU MARTROI CS 1243545032 </text:p>
          </table:table-cell>
          <table:table-cell table:formula="of:=LEN([.AB47])" office:value-type="float" office:value="30" calcext:value-type="float">
            <text:p>30</text:p>
          </table:table-cell>
          <table:table-cell table:formula="of:=LEN([.D47])" office:value-type="float" office:value="45" calcext:value-type="float">
            <text:p>45</text:p>
          </table:table-cell>
          <table:table-cell table:formula="of:=[.AD47]-[.AC47]" office:value-type="float" office:value="15" calcext:value-type="float">
            <text:p>15</text:p>
          </table:table-cell>
          <table:table-cell table:formula="of:=RIGHT([.D47];[.AE47])" office:value-type="string" office:string-value="ORLEANS CEDEX 1" calcext:value-type="string">
            <text:p>ORLEANS CEDEX 1</text:p>
          </table:table-cell>
          <table:table-cell table:formula="of:=TRIM(ORG.LIBREOFFICE.REGEX([.AF47];&quot;CEDEX|[0-9]|BP&quot;;&quot; &quot;;&quot;g&quot;))" office:value-type="string" office:string-value="ORLEANS" calcext:value-type="string">
            <text:p>ORLEANS</text:p>
          </table:table-cell>
          <table:table-cell/>
          <table:table-cell table:formula="of:=LEFT([.E47];11)" office:value-type="string" office:string-value="BDFEFRPPCCT" calcext:value-type="string">
            <text:p>BDFEFRPPCCT</text:p>
          </table:table-cell>
          <table:table-cell table:formula="of:=TRIM(ORG.LIBREOFFICE.REGEX([.E47];[.AI47];&quot;&quot;;&quot;g&quot;))" office:value-type="string" office:string-value="FR61 3000 1006 15A4 5000 0000 093" calcext:value-type="string">
            <text:p>FR61 3000 1006 15A4 5000 0000 093</text:p>
          </table:table-cell>
          <table:table-cell table:formula="of:=LEFT([.AJ47];4)" office:value-type="string" office:string-value="FR61" calcext:value-type="string">
            <text:p>FR61</text:p>
          </table:table-cell>
          <table:table-cell table:formula="of:=TRIM(ORG.LIBREOFFICE.REGEX([.AJ47];[.AK47];&quot;&quot;;&quot;g&quot;))" office:value-type="string" office:string-value="3000 1006 15A4 5000 0000 093" calcext:value-type="string">
            <text:p>3000 1006 15A4 5000 0000 093</text:p>
          </table:table-cell>
          <table:table-cell table:formula="of:=LEFT([.AL47];4)" office:value-type="string" office:string-value="3000" calcext:value-type="string">
            <text:p>3000</text:p>
          </table:table-cell>
          <table:table-cell table:formula="of:=TRIM(ORG.LIBREOFFICE.REGEX([.AL47];[.AM47];&quot;&quot;;1))" office:value-type="string" office:string-value="1006 15A4 5000 0000 093" calcext:value-type="string">
            <text:p>1006 15A4 5000 0000 093</text:p>
          </table:table-cell>
          <table:table-cell table:style-name="ce19" table:formula="of:=LEFT([.AN47];4)" office:value-type="string" office:string-value="1006" calcext:value-type="string">
            <text:p>1006</text:p>
          </table:table-cell>
          <table:table-cell table:formula="of:=TRIM(ORG.LIBREOFFICE.REGEX([.AN47];[.AO47];&quot;&quot;;1))" office:value-type="string" office:string-value="15A4 5000 0000 093" calcext:value-type="string">
            <text:p>15A4 5000 0000 093</text:p>
          </table:table-cell>
          <table:table-cell table:style-name="ce18" table:formula="of:=LEFT([.AP47];4)" office:value-type="string" office:string-value="15A4" calcext:value-type="string">
            <text:p>15A4</text:p>
          </table:table-cell>
          <table:table-cell table:style-name="ce43" table:formula="of:=REPLACE([.AP47];1;5; )" office:value-type="string" office:string-value="5000 0000 093" calcext:value-type="string">
            <text:p>5000 0000 093</text:p>
          </table:table-cell>
          <table:table-cell table:style-name="ce18" table:formula="of:=LEFT([.AR47];4)" office:value-type="string" office:string-value="5000" calcext:value-type="string">
            <text:p>5000</text:p>
          </table:table-cell>
          <table:table-cell table:style-name="ce43" table:formula="of:=REPLACE([.AR47];1;5; )" office:value-type="string" office:string-value="0000 093" calcext:value-type="string">
            <text:p>0000 093</text:p>
          </table:table-cell>
          <table:table-cell table:style-name="ce18" table:formula="of:=LEFT([.AT47];4)" office:value-type="string" office:string-value="0000" calcext:value-type="string">
            <text:p>0000</text:p>
          </table:table-cell>
          <table:table-cell table:style-name="ce43" table:formula="of:=REPLACE([.AT47];1;5; )" office:value-type="string" office:string-value="093" calcext:value-type="string">
            <text:p>093</text:p>
          </table:table-cell>
          <table:table-cell table:style-name="ce18" table:formula="of:=LEFT([.AV47];3)" office:value-type="string" office:string-value="093" calcext:value-type="string">
            <text:p>093</text:p>
          </table:table-cell>
          <table:table-cell table:style-name="ce13" table:formula="of:=TRIM(ORG.LIBREOFFICE.REGEX([.AP47];[.AQ47];&quot;&quot;;1))" office:value-type="string" office:string-value="5000 0000 093" calcext:value-type="string">
            <text:p>5000 0000 093</text:p>
          </table:table-cell>
          <table:table-cell table:style-name="ce18" table:formula="of:=RIGHT([.AX47];2)" office:value-type="string" office:string-value="93" calcext:value-type="string">
            <text:p>9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/>
          <table:table-cell table:style-name="ce13" table:formula="of:=IFNA(ORG.LIBREOFFICE.REGEX([.$D4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8];[.$J$2]; ;&quot;g&quot;)" office:value-type="string" office:string-value="46000" calcext:value-type="string">
            <text:p>46000</text:p>
          </table:table-cell>
          <table:table-cell/>
          <table:table-cell table:style-name="ce13" table:formula="of:=IFNA(ORG.LIBREOFFICE.REGEX([.D48];[.$J$2]; ;2);0)" office:value-type="float" office:value="0" calcext:value-type="float">
            <text:p>0</text:p>
          </table:table-cell>
          <table:table-cell table:style-name="ce15" table:formula="of:=IF([.G48]=0;TRUE();IF(FIND([.G48];[.D4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8]=0;[.I48];[.K48])" office:value-type="string" office:string-value="46000" calcext:value-type="string">
            <text:p>46000</text:p>
          </table:table-cell>
          <table:table-cell table:style-name="ce18"/>
          <table:table-cell table:style-name="ce15" table:formula="of:=IF(FIND([.N48];[.D48];1))" office:value-type="boolean" office:boolean-value="true" calcext:value-type="boolean">
            <text:p>VRAI</text:p>
          </table:table-cell>
          <table:table-cell table:style-name="ce16"/>
          <table:table-cell table:formula="of:=FIND([.N48];[.D48];1)" office:value-type="float" office:value="16" calcext:value-type="float">
            <text:p>16</text:p>
          </table:table-cell>
          <table:table-cell table:style-name="Default" table:formula="of:=LEN([.D48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48];&quot;^[0-9-]{1,7}&quot;; ;1); )" office:value-type="string" office:string-value="190" calcext:value-type="string">
            <text:p>190</text:p>
          </table:table-cell>
          <table:table-cell table:style-name="Default"/>
          <table:table-cell table:formula="of:=TRIM(REPLACE([.D48];[.R48];[.S48]-[.R48]+1;&quot;&quot;))" office:value-type="string" office:string-value="190 RUE WILSON" calcext:value-type="string">
            <text:p>190 RUE WILSON</text:p>
          </table:table-cell>
          <table:table-cell table:formula="of:=IF([.U48]=0;[.W48];REPLACE([.W48];1;LEN([.U48])+1; ))" office:value-type="string" office:string-value="RUE WILSON" calcext:value-type="string">
            <text:p>RUE WILSON</text:p>
          </table:table-cell>
          <table:table-cell table:style-name="ce15" table:formula="of:=IF(FIND([.W48];[.D48];1))" office:value-type="boolean" office:boolean-value="true" calcext:value-type="boolean">
            <text:p>VRAI</text:p>
          </table:table-cell>
          <table:table-cell table:formula="of:=LEN([.X48])+LEN([.N48])" office:value-type="float" office:value="15" calcext:value-type="float">
            <text:p>15</text:p>
          </table:table-cell>
          <table:table-cell table:formula="of:=SEARCH([.N48];[.D48];1)+5" office:value-type="float" office:value="21" calcext:value-type="float">
            <text:p>21</text:p>
          </table:table-cell>
          <table:table-cell table:formula="of:=LEFT([.D48];[.AA48])" office:value-type="string" office:string-value="190 RUE WILSON 46000 " calcext:value-type="string">
            <text:p>190 RUE WILSON 46000 </text:p>
          </table:table-cell>
          <table:table-cell table:formula="of:=LEN([.AB48])" office:value-type="float" office:value="21" calcext:value-type="float">
            <text:p>21</text:p>
          </table:table-cell>
          <table:table-cell table:formula="of:=LEN([.D48])" office:value-type="float" office:value="27" calcext:value-type="float">
            <text:p>27</text:p>
          </table:table-cell>
          <table:table-cell table:formula="of:=[.AD48]-[.AC48]" office:value-type="float" office:value="6" calcext:value-type="float">
            <text:p>6</text:p>
          </table:table-cell>
          <table:table-cell table:formula="of:=RIGHT([.D48];[.AE48])" office:value-type="string" office:string-value="CAHORS" calcext:value-type="string">
            <text:p>CAHORS</text:p>
          </table:table-cell>
          <table:table-cell table:formula="of:=TRIM(ORG.LIBREOFFICE.REGEX([.AF48];&quot;CEDEX|[0-9]|BP&quot;;&quot; &quot;;&quot;g&quot;))" office:value-type="string" office:string-value="CAHORS" calcext:value-type="string">
            <text:p>CAHORS</text:p>
          </table:table-cell>
          <table:table-cell/>
          <table:table-cell table:formula="of:=LEFT([.E48];11)" office:value-type="string" office:string-value="BDFEFRPPCCT" calcext:value-type="string">
            <text:p>BDFEFRPPCCT</text:p>
          </table:table-cell>
          <table:table-cell table:formula="of:=TRIM(ORG.LIBREOFFICE.REGEX([.E48];[.AI48];&quot;&quot;;&quot;g&quot;))" office:value-type="string" office:string-value="FR64 3000 1002 46A4 6000 0000 050" calcext:value-type="string">
            <text:p>FR64 3000 1002 46A4 6000 0000 050</text:p>
          </table:table-cell>
          <table:table-cell table:formula="of:=LEFT([.AJ48];4)" office:value-type="string" office:string-value="FR64" calcext:value-type="string">
            <text:p>FR64</text:p>
          </table:table-cell>
          <table:table-cell table:formula="of:=TRIM(ORG.LIBREOFFICE.REGEX([.AJ48];[.AK48];&quot;&quot;;&quot;g&quot;))" office:value-type="string" office:string-value="3000 1002 46A4 6000 0000 050" calcext:value-type="string">
            <text:p>3000 1002 46A4 6000 0000 050</text:p>
          </table:table-cell>
          <table:table-cell table:formula="of:=LEFT([.AL48];4)" office:value-type="string" office:string-value="3000" calcext:value-type="string">
            <text:p>3000</text:p>
          </table:table-cell>
          <table:table-cell table:formula="of:=TRIM(ORG.LIBREOFFICE.REGEX([.AL48];[.AM48];&quot;&quot;;1))" office:value-type="string" office:string-value="1002 46A4 6000 0000 050" calcext:value-type="string">
            <text:p>1002 46A4 6000 0000 050</text:p>
          </table:table-cell>
          <table:table-cell table:style-name="ce19" table:formula="of:=LEFT([.AN48];4)" office:value-type="string" office:string-value="1002" calcext:value-type="string">
            <text:p>1002</text:p>
          </table:table-cell>
          <table:table-cell table:formula="of:=TRIM(ORG.LIBREOFFICE.REGEX([.AN48];[.AO48];&quot;&quot;;1))" office:value-type="string" office:string-value="46A4 6000 0000 050" calcext:value-type="string">
            <text:p>46A4 6000 0000 050</text:p>
          </table:table-cell>
          <table:table-cell table:style-name="ce18" table:formula="of:=LEFT([.AP48];4)" office:value-type="string" office:string-value="46A4" calcext:value-type="string">
            <text:p>46A4</text:p>
          </table:table-cell>
          <table:table-cell table:style-name="ce43" table:formula="of:=REPLACE([.AP48];1;5; )" office:value-type="string" office:string-value="6000 0000 050" calcext:value-type="string">
            <text:p>6000 0000 050</text:p>
          </table:table-cell>
          <table:table-cell table:style-name="ce18" table:formula="of:=LEFT([.AR48];4)" office:value-type="string" office:string-value="6000" calcext:value-type="string">
            <text:p>6000</text:p>
          </table:table-cell>
          <table:table-cell table:style-name="ce43" table:formula="of:=REPLACE([.AR48];1;5; )" office:value-type="string" office:string-value="0000 050" calcext:value-type="string">
            <text:p>0000 050</text:p>
          </table:table-cell>
          <table:table-cell table:style-name="ce18" table:formula="of:=LEFT([.AT48];4)" office:value-type="string" office:string-value="0000" calcext:value-type="string">
            <text:p>0000</text:p>
          </table:table-cell>
          <table:table-cell table:style-name="ce43" table:formula="of:=REPLACE([.AT48];1;5; )" office:value-type="string" office:string-value="050" calcext:value-type="string">
            <text:p>050</text:p>
          </table:table-cell>
          <table:table-cell table:style-name="ce18" table:formula="of:=LEFT([.AV48];3)" office:value-type="string" office:string-value="050" calcext:value-type="string">
            <text:p>050</text:p>
          </table:table-cell>
          <table:table-cell table:style-name="ce13" table:formula="of:=TRIM(ORG.LIBREOFFICE.REGEX([.AP48];[.AQ48];&quot;&quot;;1))" office:value-type="string" office:string-value="6000 0000 050" calcext:value-type="string">
            <text:p>6000 0000 050</text:p>
          </table:table-cell>
          <table:table-cell table:style-name="ce18" table:formula="of:=RIGHT([.AX48];2)" office:value-type="string" office:string-value="50" calcext:value-type="string">
            <text:p>5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/>
          <table:table-cell table:style-name="ce13" table:formula="of:=IFNA(ORG.LIBREOFFICE.REGEX([.$D49];[.$H$2]; ;&quot;g&quot;);0)" office:value-type="string" office:string-value="BP 70016 " calcext:value-type="string">
            <text:p>BP 70016 </text:p>
          </table:table-cell>
          <table:table-cell/>
          <table:table-cell table:style-name="ce13" table:formula="of:=ORG.LIBREOFFICE.REGEX([.D49];[.$J$2]; ;&quot;g&quot;)" office:value-type="string" office:string-value="70016" calcext:value-type="string">
            <text:p>70016</text:p>
          </table:table-cell>
          <table:table-cell/>
          <table:table-cell table:style-name="ce13" table:formula="of:=IFNA(ORG.LIBREOFFICE.REGEX([.D49];[.$J$2]; ;2);0)" office:value-type="string" office:string-value="47916" calcext:value-type="string">
            <text:p>47916</text:p>
          </table:table-cell>
          <table:table-cell table:style-name="ce15" table:formula="of:=IF([.G49]=0;TRUE();IF(FIND([.G49];[.D4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9]=0;[.I49];[.K49])" office:value-type="string" office:string-value="47916" calcext:value-type="string">
            <text:p>47916</text:p>
          </table:table-cell>
          <table:table-cell table:style-name="ce18"/>
          <table:table-cell table:style-name="ce15" table:formula="of:=IF(FIND([.N49];[.D49];1))" office:value-type="boolean" office:boolean-value="true" calcext:value-type="boolean">
            <text:p>VRAI</text:p>
          </table:table-cell>
          <table:table-cell table:style-name="ce16"/>
          <table:table-cell table:formula="of:=FIND([.N49];[.D49];1)" office:value-type="float" office:value="31" calcext:value-type="float">
            <text:p>31</text:p>
          </table:table-cell>
          <table:table-cell table:style-name="Default" table:formula="of:=LEN([.D4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4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49];[.R49];[.S49]-[.R49]+1;&quot;&quot;))" office:value-type="string" office:string-value="1 PLACE DES JACOBINS BP 70016" calcext:value-type="string">
            <text:p>1 PLACE DES JACOBINS BP 70016</text:p>
          </table:table-cell>
          <table:table-cell table:formula="of:=IF([.U49]=0;[.W49];REPLACE([.W49];1;LEN([.U49])+1; ))" office:value-type="string" office:string-value="PLACE DES JACOBINS BP 70016" calcext:value-type="string">
            <text:p>PLACE DES JACOBINS BP 70016</text:p>
          </table:table-cell>
          <table:table-cell table:style-name="ce15" table:formula="of:=IF(FIND([.W49];[.D49];1))" office:value-type="boolean" office:boolean-value="true" calcext:value-type="boolean">
            <text:p>VRAI</text:p>
          </table:table-cell>
          <table:table-cell table:formula="of:=LEN([.X49])+LEN([.N49])" office:value-type="float" office:value="32" calcext:value-type="float">
            <text:p>32</text:p>
          </table:table-cell>
          <table:table-cell table:formula="of:=SEARCH([.N49];[.D49];1)+5" office:value-type="float" office:value="36" calcext:value-type="float">
            <text:p>36</text:p>
          </table:table-cell>
          <table:table-cell table:formula="of:=LEFT([.D49];[.AA49])" office:value-type="string" office:string-value="1 PLACE DES JACOBINS BP 70016 47916 " calcext:value-type="string">
            <text:p>1 PLACE DES JACOBINS BP 70016 47916 </text:p>
          </table:table-cell>
          <table:table-cell table:formula="of:=LEN([.AB49])" office:value-type="float" office:value="36" calcext:value-type="float">
            <text:p>36</text:p>
          </table:table-cell>
          <table:table-cell table:formula="of:=LEN([.D49])" office:value-type="float" office:value="48" calcext:value-type="float">
            <text:p>48</text:p>
          </table:table-cell>
          <table:table-cell table:formula="of:=[.AD49]-[.AC49]" office:value-type="float" office:value="12" calcext:value-type="float">
            <text:p>12</text:p>
          </table:table-cell>
          <table:table-cell table:formula="of:=RIGHT([.D49];[.AE49])" office:value-type="string" office:string-value="AGEN CEDEX 9" calcext:value-type="string">
            <text:p>AGEN CEDEX 9</text:p>
          </table:table-cell>
          <table:table-cell table:formula="of:=TRIM(ORG.LIBREOFFICE.REGEX([.AF49];&quot;CEDEX|[0-9]|BP&quot;;&quot; &quot;;&quot;g&quot;))" office:value-type="string" office:string-value="AGEN" calcext:value-type="string">
            <text:p>AGEN</text:p>
          </table:table-cell>
          <table:table-cell/>
          <table:table-cell table:formula="of:=LEFT([.E49];11)" office:value-type="string" office:string-value="BDFEFRPPCCT" calcext:value-type="string">
            <text:p>BDFEFRPPCCT</text:p>
          </table:table-cell>
          <table:table-cell table:formula="of:=TRIM(ORG.LIBREOFFICE.REGEX([.E49];[.AI49];&quot;&quot;;&quot;g&quot;))" office:value-type="string" office:string-value="FR21 3000 1001 03A4 7000 0000 012" calcext:value-type="string">
            <text:p>FR21 3000 1001 03A4 7000 0000 012</text:p>
          </table:table-cell>
          <table:table-cell table:formula="of:=LEFT([.AJ49];4)" office:value-type="string" office:string-value="FR21" calcext:value-type="string">
            <text:p>FR21</text:p>
          </table:table-cell>
          <table:table-cell table:formula="of:=TRIM(ORG.LIBREOFFICE.REGEX([.AJ49];[.AK49];&quot;&quot;;&quot;g&quot;))" office:value-type="string" office:string-value="3000 1001 03A4 7000 0000 012" calcext:value-type="string">
            <text:p>3000 1001 03A4 7000 0000 012</text:p>
          </table:table-cell>
          <table:table-cell table:formula="of:=LEFT([.AL49];4)" office:value-type="string" office:string-value="3000" calcext:value-type="string">
            <text:p>3000</text:p>
          </table:table-cell>
          <table:table-cell table:formula="of:=TRIM(ORG.LIBREOFFICE.REGEX([.AL49];[.AM49];&quot;&quot;;1))" office:value-type="string" office:string-value="1001 03A4 7000 0000 012" calcext:value-type="string">
            <text:p>1001 03A4 7000 0000 012</text:p>
          </table:table-cell>
          <table:table-cell table:style-name="ce19" table:formula="of:=LEFT([.AN49];4)" office:value-type="string" office:string-value="1001" calcext:value-type="string">
            <text:p>1001</text:p>
          </table:table-cell>
          <table:table-cell table:formula="of:=TRIM(ORG.LIBREOFFICE.REGEX([.AN49];[.AO49];&quot;&quot;;1))" office:value-type="string" office:string-value="03A4 7000 0000 012" calcext:value-type="string">
            <text:p>03A4 7000 0000 012</text:p>
          </table:table-cell>
          <table:table-cell table:style-name="ce18" table:formula="of:=LEFT([.AP49];4)" office:value-type="string" office:string-value="03A4" calcext:value-type="string">
            <text:p>03A4</text:p>
          </table:table-cell>
          <table:table-cell table:style-name="ce43" table:formula="of:=REPLACE([.AP49];1;5; )" office:value-type="string" office:string-value="7000 0000 012" calcext:value-type="string">
            <text:p>7000 0000 012</text:p>
          </table:table-cell>
          <table:table-cell table:style-name="ce18" table:formula="of:=LEFT([.AR49];4)" office:value-type="string" office:string-value="7000" calcext:value-type="string">
            <text:p>7000</text:p>
          </table:table-cell>
          <table:table-cell table:style-name="ce43" table:formula="of:=REPLACE([.AR49];1;5; )" office:value-type="string" office:string-value="0000 012" calcext:value-type="string">
            <text:p>0000 012</text:p>
          </table:table-cell>
          <table:table-cell table:style-name="ce18" table:formula="of:=LEFT([.AT49];4)" office:value-type="string" office:string-value="0000" calcext:value-type="string">
            <text:p>0000</text:p>
          </table:table-cell>
          <table:table-cell table:style-name="ce43" table:formula="of:=REPLACE([.AT49];1;5; )" office:value-type="string" office:string-value="012" calcext:value-type="string">
            <text:p>012</text:p>
          </table:table-cell>
          <table:table-cell table:style-name="ce18" table:formula="of:=LEFT([.AV49];3)" office:value-type="string" office:string-value="012" calcext:value-type="string">
            <text:p>012</text:p>
          </table:table-cell>
          <table:table-cell table:style-name="ce13" table:formula="of:=TRIM(ORG.LIBREOFFICE.REGEX([.AP49];[.AQ49];&quot;&quot;;1))" office:value-type="string" office:string-value="7000 0000 012" calcext:value-type="string">
            <text:p>7000 0000 012</text:p>
          </table:table-cell>
          <table:table-cell table:style-name="ce18" table:formula="of:=RIGHT([.AX49];2)" office:value-type="string" office:string-value="12" calcext:value-type="string">
            <text:p>1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/>
          <table:table-cell table:style-name="ce13" table:formula="of:=IFNA(ORG.LIBREOFFICE.REGEX([.$D50];[.$H$2]; ;&quot;g&quot;);0)" office:value-type="string" office:string-value="BP 131 " calcext:value-type="string">
            <text:p>BP 131 </text:p>
          </table:table-cell>
          <table:table-cell/>
          <table:table-cell table:style-name="ce13" table:formula="of:=ORG.LIBREOFFICE.REGEX([.D50];[.$J$2]; ;&quot;g&quot;)" office:value-type="string" office:string-value="48005" calcext:value-type="string">
            <text:p>48005</text:p>
          </table:table-cell>
          <table:table-cell/>
          <table:table-cell table:style-name="ce13" table:formula="of:=IFNA(ORG.LIBREOFFICE.REGEX([.D50];[.$J$2]; ;2);0)" office:value-type="float" office:value="0" calcext:value-type="float">
            <text:p>0</text:p>
          </table:table-cell>
          <table:table-cell table:style-name="ce15" table:formula="of:=IF([.G50]=0;TRUE();IF(FIND([.G50];[.D5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0]=0;[.I50];[.K50])" office:value-type="string" office:string-value="48005" calcext:value-type="string">
            <text:p>48005</text:p>
          </table:table-cell>
          <table:table-cell table:style-name="ce18"/>
          <table:table-cell table:style-name="ce15" table:formula="of:=IF(FIND([.N50];[.D50];1))" office:value-type="boolean" office:boolean-value="true" calcext:value-type="boolean">
            <text:p>VRAI</text:p>
          </table:table-cell>
          <table:table-cell table:style-name="ce16"/>
          <table:table-cell table:formula="of:=FIND([.N50];[.D50];1)" office:value-type="float" office:value="29" calcext:value-type="float">
            <text:p>29</text:p>
          </table:table-cell>
          <table:table-cell table:style-name="Default" table:formula="of:=LEN([.D5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0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0];[.R50];[.S50]-[.R50]+1;&quot;&quot;))" office:value-type="string" office:string-value="1 TER BD LUC ARNAULT BP 131" calcext:value-type="string">
            <text:p>1 TER BD LUC ARNAULT BP 131</text:p>
          </table:table-cell>
          <table:table-cell table:formula="of:=IF([.U50]=0;[.W50];REPLACE([.W50];1;LEN([.U50])+1; ))" office:value-type="string" office:string-value="TER BD LUC ARNAULT BP 131" calcext:value-type="string">
            <text:p>TER BD LUC ARNAULT BP 131</text:p>
          </table:table-cell>
          <table:table-cell table:style-name="ce15" table:formula="of:=IF(FIND([.W50];[.D50];1))" office:value-type="boolean" office:boolean-value="true" calcext:value-type="boolean">
            <text:p>VRAI</text:p>
          </table:table-cell>
          <table:table-cell table:formula="of:=LEN([.X50])+LEN([.N50])" office:value-type="float" office:value="30" calcext:value-type="float">
            <text:p>30</text:p>
          </table:table-cell>
          <table:table-cell table:formula="of:=SEARCH([.N50];[.D50];1)+5" office:value-type="float" office:value="34" calcext:value-type="float">
            <text:p>34</text:p>
          </table:table-cell>
          <table:table-cell table:formula="of:=LEFT([.D50];[.AA50])" office:value-type="string" office:string-value="1 TER BD LUC ARNAULT BP 131 48005 " calcext:value-type="string">
            <text:p>1 TER BD LUC ARNAULT BP 131 48005 </text:p>
          </table:table-cell>
          <table:table-cell table:formula="of:=LEN([.AB50])" office:value-type="float" office:value="34" calcext:value-type="float">
            <text:p>34</text:p>
          </table:table-cell>
          <table:table-cell table:formula="of:=LEN([.D50])" office:value-type="float" office:value="45" calcext:value-type="float">
            <text:p>45</text:p>
          </table:table-cell>
          <table:table-cell table:formula="of:=[.AD50]-[.AC50]" office:value-type="float" office:value="11" calcext:value-type="float">
            <text:p>11</text:p>
          </table:table-cell>
          <table:table-cell table:formula="of:=RIGHT([.D50];[.AE50])" office:value-type="string" office:string-value="MENDE CEDEX" calcext:value-type="string">
            <text:p>MENDE CEDEX</text:p>
          </table:table-cell>
          <table:table-cell table:formula="of:=TRIM(ORG.LIBREOFFICE.REGEX([.AF50];&quot;CEDEX|[0-9]|BP&quot;;&quot; &quot;;&quot;g&quot;))" office:value-type="string" office:string-value="MENDE" calcext:value-type="string">
            <text:p>MENDE</text:p>
          </table:table-cell>
          <table:table-cell/>
          <table:table-cell table:formula="of:=LEFT([.E50];11)" office:value-type="string" office:string-value="BDFEFRPPCCT" calcext:value-type="string">
            <text:p>BDFEFRPPCCT</text:p>
          </table:table-cell>
          <table:table-cell table:formula="of:=TRIM(ORG.LIBREOFFICE.REGEX([.E50];[.AI50];&quot;&quot;;&quot;g&quot;))" office:value-type="string" office:string-value="FR42 3000 1005 27A4 8000 0000 005" calcext:value-type="string">
            <text:p>FR42 3000 1005 27A4 8000 0000 005</text:p>
          </table:table-cell>
          <table:table-cell table:formula="of:=LEFT([.AJ50];4)" office:value-type="string" office:string-value="FR42" calcext:value-type="string">
            <text:p>FR42</text:p>
          </table:table-cell>
          <table:table-cell table:formula="of:=TRIM(ORG.LIBREOFFICE.REGEX([.AJ50];[.AK50];&quot;&quot;;&quot;g&quot;))" office:value-type="string" office:string-value="3000 1005 27A4 8000 0000 005" calcext:value-type="string">
            <text:p>3000 1005 27A4 8000 0000 005</text:p>
          </table:table-cell>
          <table:table-cell table:formula="of:=LEFT([.AL50];4)" office:value-type="string" office:string-value="3000" calcext:value-type="string">
            <text:p>3000</text:p>
          </table:table-cell>
          <table:table-cell table:formula="of:=TRIM(ORG.LIBREOFFICE.REGEX([.AL50];[.AM50];&quot;&quot;;1))" office:value-type="string" office:string-value="1005 27A4 8000 0000 005" calcext:value-type="string">
            <text:p>1005 27A4 8000 0000 005</text:p>
          </table:table-cell>
          <table:table-cell table:style-name="ce19" table:formula="of:=LEFT([.AN50];4)" office:value-type="string" office:string-value="1005" calcext:value-type="string">
            <text:p>1005</text:p>
          </table:table-cell>
          <table:table-cell table:formula="of:=TRIM(ORG.LIBREOFFICE.REGEX([.AN50];[.AO50];&quot;&quot;;1))" office:value-type="string" office:string-value="27A4 8000 0000 005" calcext:value-type="string">
            <text:p>27A4 8000 0000 005</text:p>
          </table:table-cell>
          <table:table-cell table:style-name="ce18" table:formula="of:=LEFT([.AP50];4)" office:value-type="string" office:string-value="27A4" calcext:value-type="string">
            <text:p>27A4</text:p>
          </table:table-cell>
          <table:table-cell table:style-name="ce43" table:formula="of:=REPLACE([.AP50];1;5; )" office:value-type="string" office:string-value="8000 0000 005" calcext:value-type="string">
            <text:p>8000 0000 005</text:p>
          </table:table-cell>
          <table:table-cell table:style-name="ce18" table:formula="of:=LEFT([.AR50];4)" office:value-type="string" office:string-value="8000" calcext:value-type="string">
            <text:p>8000</text:p>
          </table:table-cell>
          <table:table-cell table:style-name="ce43" table:formula="of:=REPLACE([.AR50];1;5; )" office:value-type="string" office:string-value="0000 005" calcext:value-type="string">
            <text:p>0000 005</text:p>
          </table:table-cell>
          <table:table-cell table:style-name="ce18" table:formula="of:=LEFT([.AT50];4)" office:value-type="string" office:string-value="0000" calcext:value-type="string">
            <text:p>0000</text:p>
          </table:table-cell>
          <table:table-cell table:style-name="ce43" table:formula="of:=REPLACE([.AT50];1;5; )" office:value-type="string" office:string-value="005" calcext:value-type="string">
            <text:p>005</text:p>
          </table:table-cell>
          <table:table-cell table:style-name="ce18" table:formula="of:=LEFT([.AV50];3)" office:value-type="string" office:string-value="005" calcext:value-type="string">
            <text:p>005</text:p>
          </table:table-cell>
          <table:table-cell table:style-name="ce13" table:formula="of:=TRIM(ORG.LIBREOFFICE.REGEX([.AP50];[.AQ50];&quot;&quot;;1))" office:value-type="string" office:string-value="8000 0000 005" calcext:value-type="string">
            <text:p>8000 0000 005</text:p>
          </table:table-cell>
          <table:table-cell table:style-name="ce18" table:formula="of:=RIGHT([.AX50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/>
          <table:table-cell table:style-name="ce13" table:formula="of:=IFNA(ORG.LIBREOFFICE.REGEX([.$D51];[.$H$2]; ;&quot;g&quot;);0)" office:value-type="string" office:string-value="BP 50643 " calcext:value-type="string">
            <text:p>BP 50643 </text:p>
          </table:table-cell>
          <table:table-cell/>
          <table:table-cell table:style-name="ce13" table:formula="of:=ORG.LIBREOFFICE.REGEX([.D51];[.$J$2]; ;&quot;g&quot;)" office:value-type="string" office:string-value="50643" calcext:value-type="string">
            <text:p>50643</text:p>
          </table:table-cell>
          <table:table-cell/>
          <table:table-cell table:style-name="ce13" table:formula="of:=IFNA(ORG.LIBREOFFICE.REGEX([.D51];[.$J$2]; ;2);0)" office:value-type="string" office:string-value="49006" calcext:value-type="string">
            <text:p>49006</text:p>
          </table:table-cell>
          <table:table-cell table:style-name="ce15" table:formula="of:=IF([.G51]=0;TRUE();IF(FIND([.G51];[.D5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1]=0;[.I51];[.K51])" office:value-type="string" office:string-value="49006" calcext:value-type="string">
            <text:p>49006</text:p>
          </table:table-cell>
          <table:table-cell table:style-name="ce18"/>
          <table:table-cell table:style-name="ce15" table:formula="of:=IF(FIND([.N51];[.D51];1))" office:value-type="boolean" office:boolean-value="true" calcext:value-type="boolean">
            <text:p>VRAI</text:p>
          </table:table-cell>
          <table:table-cell table:style-name="ce16"/>
          <table:table-cell table:formula="of:=FIND([.N51];[.D51];1)" office:value-type="float" office:value="22" calcext:value-type="float">
            <text:p>22</text:p>
          </table:table-cell>
          <table:table-cell table:style-name="Default" table:formula="of:=LEN([.D5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5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1];[.R51];[.S51]-[.R51]+1;&quot;&quot;))" office:value-type="string" office:string-value="1 RUE TALOT BP 50643" calcext:value-type="string">
            <text:p>1 RUE TALOT BP 50643</text:p>
          </table:table-cell>
          <table:table-cell table:formula="of:=IF([.U51]=0;[.W51];REPLACE([.W51];1;LEN([.U51])+1; ))" office:value-type="string" office:string-value="RUE TALOT BP 50643" calcext:value-type="string">
            <text:p>RUE TALOT BP 50643</text:p>
          </table:table-cell>
          <table:table-cell table:style-name="ce15" table:formula="of:=IF(FIND([.W51];[.D51];1))" office:value-type="boolean" office:boolean-value="true" calcext:value-type="boolean">
            <text:p>VRAI</text:p>
          </table:table-cell>
          <table:table-cell table:formula="of:=LEN([.X51])+LEN([.N51])" office:value-type="float" office:value="23" calcext:value-type="float">
            <text:p>23</text:p>
          </table:table-cell>
          <table:table-cell table:formula="of:=SEARCH([.N51];[.D51];1)+5" office:value-type="float" office:value="27" calcext:value-type="float">
            <text:p>27</text:p>
          </table:table-cell>
          <table:table-cell table:formula="of:=LEFT([.D51];[.AA51])" office:value-type="string" office:string-value="1 RUE TALOT BP 50643 49006 " calcext:value-type="string">
            <text:p>1 RUE TALOT BP 50643 49006 </text:p>
          </table:table-cell>
          <table:table-cell table:formula="of:=LEN([.AB51])" office:value-type="float" office:value="27" calcext:value-type="float">
            <text:p>27</text:p>
          </table:table-cell>
          <table:table-cell table:formula="of:=LEN([.D51])" office:value-type="float" office:value="41" calcext:value-type="float">
            <text:p>41</text:p>
          </table:table-cell>
          <table:table-cell table:formula="of:=[.AD51]-[.AC51]" office:value-type="float" office:value="14" calcext:value-type="float">
            <text:p>14</text:p>
          </table:table-cell>
          <table:table-cell table:formula="of:=RIGHT([.D51];[.AE51])" office:value-type="string" office:string-value="ANGERS CEDEX 1" calcext:value-type="string">
            <text:p>ANGERS CEDEX 1</text:p>
          </table:table-cell>
          <table:table-cell table:formula="of:=TRIM(ORG.LIBREOFFICE.REGEX([.AF51];&quot;CEDEX|[0-9]|BP&quot;;&quot; &quot;;&quot;g&quot;))" office:value-type="string" office:string-value="ANGERS" calcext:value-type="string">
            <text:p>ANGERS</text:p>
          </table:table-cell>
          <table:table-cell/>
          <table:table-cell table:formula="of:=LEFT([.E51];11)" office:value-type="string" office:string-value="BDFEFRPPCCT" calcext:value-type="string">
            <text:p>BDFEFRPPCCT</text:p>
          </table:table-cell>
          <table:table-cell table:formula="of:=TRIM(ORG.LIBREOFFICE.REGEX([.E51];[.AI51];&quot;&quot;;&quot;g&quot;))" office:value-type="string" office:string-value="FR35 3000 1001 27A4 9000 0000 039" calcext:value-type="string">
            <text:p>FR35 3000 1001 27A4 9000 0000 039</text:p>
          </table:table-cell>
          <table:table-cell table:formula="of:=LEFT([.AJ51];4)" office:value-type="string" office:string-value="FR35" calcext:value-type="string">
            <text:p>FR35</text:p>
          </table:table-cell>
          <table:table-cell table:formula="of:=TRIM(ORG.LIBREOFFICE.REGEX([.AJ51];[.AK51];&quot;&quot;;&quot;g&quot;))" office:value-type="string" office:string-value="3000 1001 27A4 9000 0000 039" calcext:value-type="string">
            <text:p>3000 1001 27A4 9000 0000 039</text:p>
          </table:table-cell>
          <table:table-cell table:formula="of:=LEFT([.AL51];4)" office:value-type="string" office:string-value="3000" calcext:value-type="string">
            <text:p>3000</text:p>
          </table:table-cell>
          <table:table-cell table:formula="of:=TRIM(ORG.LIBREOFFICE.REGEX([.AL51];[.AM51];&quot;&quot;;1))" office:value-type="string" office:string-value="1001 27A4 9000 0000 039" calcext:value-type="string">
            <text:p>1001 27A4 9000 0000 039</text:p>
          </table:table-cell>
          <table:table-cell table:style-name="ce19" table:formula="of:=LEFT([.AN51];4)" office:value-type="string" office:string-value="1001" calcext:value-type="string">
            <text:p>1001</text:p>
          </table:table-cell>
          <table:table-cell table:formula="of:=TRIM(ORG.LIBREOFFICE.REGEX([.AN51];[.AO51];&quot;&quot;;1))" office:value-type="string" office:string-value="27A4 9000 0000 039" calcext:value-type="string">
            <text:p>27A4 9000 0000 039</text:p>
          </table:table-cell>
          <table:table-cell table:style-name="ce18" table:formula="of:=LEFT([.AP51];4)" office:value-type="string" office:string-value="27A4" calcext:value-type="string">
            <text:p>27A4</text:p>
          </table:table-cell>
          <table:table-cell table:style-name="ce43" table:formula="of:=REPLACE([.AP51];1;5; )" office:value-type="string" office:string-value="9000 0000 039" calcext:value-type="string">
            <text:p>9000 0000 039</text:p>
          </table:table-cell>
          <table:table-cell table:style-name="ce18" table:formula="of:=LEFT([.AR51];4)" office:value-type="string" office:string-value="9000" calcext:value-type="string">
            <text:p>9000</text:p>
          </table:table-cell>
          <table:table-cell table:style-name="ce43" table:formula="of:=REPLACE([.AR51];1;5; )" office:value-type="string" office:string-value="0000 039" calcext:value-type="string">
            <text:p>0000 039</text:p>
          </table:table-cell>
          <table:table-cell table:style-name="ce18" table:formula="of:=LEFT([.AT51];4)" office:value-type="string" office:string-value="0000" calcext:value-type="string">
            <text:p>0000</text:p>
          </table:table-cell>
          <table:table-cell table:style-name="ce43" table:formula="of:=REPLACE([.AT51];1;5; )" office:value-type="string" office:string-value="039" calcext:value-type="string">
            <text:p>039</text:p>
          </table:table-cell>
          <table:table-cell table:style-name="ce18" table:formula="of:=LEFT([.AV51];3)" office:value-type="string" office:string-value="039" calcext:value-type="string">
            <text:p>039</text:p>
          </table:table-cell>
          <table:table-cell table:style-name="ce13" table:formula="of:=TRIM(ORG.LIBREOFFICE.REGEX([.AP51];[.AQ51];&quot;&quot;;1))" office:value-type="string" office:string-value="9000 0000 039" calcext:value-type="string">
            <text:p>9000 0000 039</text:p>
          </table:table-cell>
          <table:table-cell table:style-name="ce18" table:formula="of:=RIGHT([.AX51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/>
          <table:table-cell table:style-name="ce13" table:formula="of:=IFNA(ORG.LIBREOFFICE.REGEX([.$D52];[.$H$2]; ;&quot;g&quot;);0)" office:value-type="string" office:string-value="BP 225 " calcext:value-type="string">
            <text:p>BP 225 </text:p>
          </table:table-cell>
          <table:table-cell/>
          <table:table-cell table:style-name="ce13" table:formula="of:=ORG.LIBREOFFICE.REGEX([.D52];[.$J$2]; ;&quot;g&quot;)" office:value-type="string" office:string-value="50015" calcext:value-type="string">
            <text:p>50015</text:p>
          </table:table-cell>
          <table:table-cell/>
          <table:table-cell table:style-name="ce13" table:formula="of:=IFNA(ORG.LIBREOFFICE.REGEX([.D52];[.$J$2]; ;2);0)" office:value-type="float" office:value="0" calcext:value-type="float">
            <text:p>0</text:p>
          </table:table-cell>
          <table:table-cell table:style-name="ce15" table:formula="of:=IF([.G52]=0;TRUE();IF(FIND([.G52];[.D5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2]=0;[.I52];[.K52])" office:value-type="string" office:string-value="50015" calcext:value-type="string">
            <text:p>50015</text:p>
          </table:table-cell>
          <table:table-cell table:style-name="ce18"/>
          <table:table-cell table:style-name="ce15" table:formula="of:=IF(FIND([.N52];[.D52];1))" office:value-type="boolean" office:boolean-value="true" calcext:value-type="boolean">
            <text:p>VRAI</text:p>
          </table:table-cell>
          <table:table-cell table:style-name="ce16"/>
          <table:table-cell table:formula="of:=FIND([.N52];[.D52];1)" office:value-type="float" office:value="29" calcext:value-type="float">
            <text:p>29</text:p>
          </table:table-cell>
          <table:table-cell table:style-name="Default" table:formula="of:=LEN([.D52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52];[.R52];[.S52]-[.R52]+1;&quot;&quot;))" office:value-type="string" office:string-value="PL PREFECTURE-PRODIV-BP 225" calcext:value-type="string">
            <text:p>PL PREFECTURE-PRODIV-BP 225</text:p>
          </table:table-cell>
          <table:table-cell table:formula="of:=IF([.U52]=0;[.W52];REPLACE([.W52];1;LEN([.U52])+1; ))" office:value-type="string" office:string-value="PL PREFECTURE-PRODIV-BP 225" calcext:value-type="string">
            <text:p>PL PREFECTURE-PRODIV-BP 225</text:p>
          </table:table-cell>
          <table:table-cell table:style-name="ce15" table:formula="of:=IF(FIND([.W52];[.D52];1))" office:value-type="boolean" office:boolean-value="true" calcext:value-type="boolean">
            <text:p>VRAI</text:p>
          </table:table-cell>
          <table:table-cell table:formula="of:=LEN([.X52])+LEN([.N52])" office:value-type="float" office:value="32" calcext:value-type="float">
            <text:p>32</text:p>
          </table:table-cell>
          <table:table-cell table:formula="of:=SEARCH([.N52];[.D52];1)+5" office:value-type="float" office:value="34" calcext:value-type="float">
            <text:p>34</text:p>
          </table:table-cell>
          <table:table-cell table:formula="of:=LEFT([.D52];[.AA52])" office:value-type="string" office:string-value="PL PREFECTURE-PRODIV-BP 225 50015 " calcext:value-type="string">
            <text:p>PL PREFECTURE-PRODIV-BP 225 50015 </text:p>
          </table:table-cell>
          <table:table-cell table:formula="of:=LEN([.AB52])" office:value-type="float" office:value="34" calcext:value-type="float">
            <text:p>34</text:p>
          </table:table-cell>
          <table:table-cell table:formula="of:=LEN([.D52])" office:value-type="float" office:value="45" calcext:value-type="float">
            <text:p>45</text:p>
          </table:table-cell>
          <table:table-cell table:formula="of:=[.AD52]-[.AC52]" office:value-type="float" office:value="11" calcext:value-type="float">
            <text:p>11</text:p>
          </table:table-cell>
          <table:table-cell table:formula="of:=RIGHT([.D52];[.AE52])" office:value-type="string" office:string-value="ST LO CEDEX" calcext:value-type="string">
            <text:p>ST LO CEDEX</text:p>
          </table:table-cell>
          <table:table-cell table:formula="of:=TRIM(ORG.LIBREOFFICE.REGEX([.AF52];&quot;CEDEX|[0-9]|BP&quot;;&quot; &quot;;&quot;g&quot;))" office:value-type="string" office:string-value="ST LO" calcext:value-type="string">
            <text:p>ST LO</text:p>
          </table:table-cell>
          <table:table-cell/>
          <table:table-cell table:formula="of:=LEFT([.E52];11)" office:value-type="string" office:string-value="BDFEFRPPCCT" calcext:value-type="string">
            <text:p>BDFEFRPPCCT</text:p>
          </table:table-cell>
          <table:table-cell table:formula="of:=TRIM(ORG.LIBREOFFICE.REGEX([.E52];[.AI52];&quot;&quot;;&quot;g&quot;))" office:value-type="string" office:string-value="FR56 3000 1007 45A5 0000 0000 032" calcext:value-type="string">
            <text:p>FR56 3000 1007 45A5 0000 0000 032</text:p>
          </table:table-cell>
          <table:table-cell table:formula="of:=LEFT([.AJ52];4)" office:value-type="string" office:string-value="FR56" calcext:value-type="string">
            <text:p>FR56</text:p>
          </table:table-cell>
          <table:table-cell table:formula="of:=TRIM(ORG.LIBREOFFICE.REGEX([.AJ52];[.AK52];&quot;&quot;;&quot;g&quot;))" office:value-type="string" office:string-value="3000 1007 45A5 0000 0000 032" calcext:value-type="string">
            <text:p>3000 1007 45A5 0000 0000 032</text:p>
          </table:table-cell>
          <table:table-cell table:formula="of:=LEFT([.AL52];4)" office:value-type="string" office:string-value="3000" calcext:value-type="string">
            <text:p>3000</text:p>
          </table:table-cell>
          <table:table-cell table:formula="of:=TRIM(ORG.LIBREOFFICE.REGEX([.AL52];[.AM52];&quot;&quot;;1))" office:value-type="string" office:string-value="1007 45A5 0000 0000 032" calcext:value-type="string">
            <text:p>1007 45A5 0000 0000 032</text:p>
          </table:table-cell>
          <table:table-cell table:style-name="ce19" table:formula="of:=LEFT([.AN52];4)" office:value-type="string" office:string-value="1007" calcext:value-type="string">
            <text:p>1007</text:p>
          </table:table-cell>
          <table:table-cell table:formula="of:=TRIM(ORG.LIBREOFFICE.REGEX([.AN52];[.AO52];&quot;&quot;;1))" office:value-type="string" office:string-value="45A5 0000 0000 032" calcext:value-type="string">
            <text:p>45A5 0000 0000 032</text:p>
          </table:table-cell>
          <table:table-cell table:style-name="ce18" table:formula="of:=LEFT([.AP52];4)" office:value-type="string" office:string-value="45A5" calcext:value-type="string">
            <text:p>45A5</text:p>
          </table:table-cell>
          <table:table-cell table:style-name="ce43" table:formula="of:=REPLACE([.AP52];1;5; )" office:value-type="string" office:string-value="0000 0000 032" calcext:value-type="string">
            <text:p>0000 0000 032</text:p>
          </table:table-cell>
          <table:table-cell table:style-name="ce18" table:formula="of:=LEFT([.AR52];4)" office:value-type="string" office:string-value="0000" calcext:value-type="string">
            <text:p>0000</text:p>
          </table:table-cell>
          <table:table-cell table:style-name="ce43" table:formula="of:=REPLACE([.AR52];1;5; )" office:value-type="string" office:string-value="0000 032" calcext:value-type="string">
            <text:p>0000 032</text:p>
          </table:table-cell>
          <table:table-cell table:style-name="ce18" table:formula="of:=LEFT([.AT52];4)" office:value-type="string" office:string-value="0000" calcext:value-type="string">
            <text:p>0000</text:p>
          </table:table-cell>
          <table:table-cell table:style-name="ce43" table:formula="of:=REPLACE([.AT52];1;5; )" office:value-type="string" office:string-value="032" calcext:value-type="string">
            <text:p>032</text:p>
          </table:table-cell>
          <table:table-cell table:style-name="ce18" table:formula="of:=LEFT([.AV52];3)" office:value-type="string" office:string-value="032" calcext:value-type="string">
            <text:p>032</text:p>
          </table:table-cell>
          <table:table-cell table:style-name="ce13" table:formula="of:=TRIM(ORG.LIBREOFFICE.REGEX([.AP52];[.AQ52];&quot;&quot;;1))" office:value-type="string" office:string-value="0000 0000 032" calcext:value-type="string">
            <text:p>0000 0000 032</text:p>
          </table:table-cell>
          <table:table-cell table:style-name="ce18" table:formula="of:=RIGHT([.AX52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/>
          <table:table-cell table:style-name="ce13" table:formula="of:=IFNA(ORG.LIBREOFFICE.REGEX([.$D5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3];[.$J$2]; ;&quot;g&quot;)" office:value-type="string" office:string-value="51022" calcext:value-type="string">
            <text:p>51022</text:p>
          </table:table-cell>
          <table:table-cell/>
          <table:table-cell table:style-name="ce13" table:formula="of:=IFNA(ORG.LIBREOFFICE.REGEX([.D53];[.$J$2]; ;2);0)" office:value-type="float" office:value="0" calcext:value-type="float">
            <text:p>0</text:p>
          </table:table-cell>
          <table:table-cell table:style-name="ce15" table:formula="of:=IF([.G53]=0;TRUE();IF(FIND([.G53];[.D5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3]=0;[.I53];[.K53])" office:value-type="string" office:string-value="51022" calcext:value-type="string">
            <text:p>51022</text:p>
          </table:table-cell>
          <table:table-cell table:style-name="ce18"/>
          <table:table-cell table:style-name="ce15" table:formula="of:=IF(FIND([.N53];[.D53];1))" office:value-type="boolean" office:boolean-value="true" calcext:value-type="boolean">
            <text:p>VRAI</text:p>
          </table:table-cell>
          <table:table-cell table:style-name="ce16"/>
          <table:table-cell table:formula="of:=FIND([.N53];[.D53];1)" office:value-type="float" office:value="26" calcext:value-type="float">
            <text:p>26</text:p>
          </table:table-cell>
          <table:table-cell table:style-name="Default" table:formula="of:=LEN([.D53])" office:value-type="float" office:value="54" calcext:value-type="float">
            <text:p>54</text:p>
          </table:table-cell>
          <table:table-cell table:style-name="Default"/>
          <table:table-cell table:style-name="ce21" table:formula="of:=IFNA(ORG.LIBREOFFICE.REGEX([.D53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53];[.R53];[.S53]-[.R53]+1;&quot;&quot;))" office:value-type="string" office:string-value="12 RUE SAINTE MARGUERITE" calcext:value-type="string">
            <text:p>12 RUE SAINTE MARGUERITE</text:p>
          </table:table-cell>
          <table:table-cell table:formula="of:=IF([.U53]=0;[.W53];REPLACE([.W53];1;LEN([.U53])+1; ))" office:value-type="string" office:string-value="RUE SAINTE MARGUERITE" calcext:value-type="string">
            <text:p>RUE SAINTE MARGUERITE</text:p>
          </table:table-cell>
          <table:table-cell table:style-name="ce15" table:formula="of:=IF(FIND([.W53];[.D53];1))" office:value-type="boolean" office:boolean-value="true" calcext:value-type="boolean">
            <text:p>VRAI</text:p>
          </table:table-cell>
          <table:table-cell table:formula="of:=LEN([.X53])+LEN([.N53])" office:value-type="float" office:value="26" calcext:value-type="float">
            <text:p>26</text:p>
          </table:table-cell>
          <table:table-cell table:formula="of:=SEARCH([.N53];[.D53];1)+5" office:value-type="float" office:value="31" calcext:value-type="float">
            <text:p>31</text:p>
          </table:table-cell>
          <table:table-cell table:formula="of:=LEFT([.D53];[.AA53])" office:value-type="string" office:string-value="12 RUE SAINTE MARGUERITE 51022 " calcext:value-type="string">
            <text:p>12 RUE SAINTE MARGUERITE 51022 </text:p>
          </table:table-cell>
          <table:table-cell table:formula="of:=LEN([.AB53])" office:value-type="float" office:value="31" calcext:value-type="float">
            <text:p>31</text:p>
          </table:table-cell>
          <table:table-cell table:formula="of:=LEN([.D53])" office:value-type="float" office:value="54" calcext:value-type="float">
            <text:p>54</text:p>
          </table:table-cell>
          <table:table-cell table:formula="of:=[.AD53]-[.AC53]" office:value-type="float" office:value="23" calcext:value-type="float">
            <text:p>23</text:p>
          </table:table-cell>
          <table:table-cell table:formula="of:=RIGHT([.D53];[.AE53])" office:value-type="string" office:string-value="CHALONS EN CHAMP. CEDEX" calcext:value-type="string">
            <text:p>CHALONS EN CHAMP. CEDEX</text:p>
          </table:table-cell>
          <table:table-cell table:formula="of:=TRIM(ORG.LIBREOFFICE.REGEX([.AF53];&quot;CEDEX|[0-9]|BP&quot;;&quot; &quot;;&quot;g&quot;))" office:value-type="string" office:string-value="CHALONS EN CHAMP." calcext:value-type="string">
            <text:p>CHALONS EN CHAMP.</text:p>
          </table:table-cell>
          <table:table-cell/>
          <table:table-cell table:formula="of:=LEFT([.E53];11)" office:value-type="string" office:string-value="BDFEFRPPCCT" calcext:value-type="string">
            <text:p>BDFEFRPPCCT</text:p>
          </table:table-cell>
          <table:table-cell table:formula="of:=TRIM(ORG.LIBREOFFICE.REGEX([.E53];[.AI53];&quot;&quot;;&quot;g&quot;))" office:value-type="string" office:string-value="FR74 3000 1002 77A5 1000 0000 019" calcext:value-type="string">
            <text:p>FR74 3000 1002 77A5 1000 0000 019</text:p>
          </table:table-cell>
          <table:table-cell table:formula="of:=LEFT([.AJ53];4)" office:value-type="string" office:string-value="FR74" calcext:value-type="string">
            <text:p>FR74</text:p>
          </table:table-cell>
          <table:table-cell table:formula="of:=TRIM(ORG.LIBREOFFICE.REGEX([.AJ53];[.AK53];&quot;&quot;;&quot;g&quot;))" office:value-type="string" office:string-value="3000 1002 77A5 1000 0000 019" calcext:value-type="string">
            <text:p>3000 1002 77A5 1000 0000 019</text:p>
          </table:table-cell>
          <table:table-cell table:formula="of:=LEFT([.AL53];4)" office:value-type="string" office:string-value="3000" calcext:value-type="string">
            <text:p>3000</text:p>
          </table:table-cell>
          <table:table-cell table:formula="of:=TRIM(ORG.LIBREOFFICE.REGEX([.AL53];[.AM53];&quot;&quot;;1))" office:value-type="string" office:string-value="1002 77A5 1000 0000 019" calcext:value-type="string">
            <text:p>1002 77A5 1000 0000 019</text:p>
          </table:table-cell>
          <table:table-cell table:style-name="ce19" table:formula="of:=LEFT([.AN53];4)" office:value-type="string" office:string-value="1002" calcext:value-type="string">
            <text:p>1002</text:p>
          </table:table-cell>
          <table:table-cell table:formula="of:=TRIM(ORG.LIBREOFFICE.REGEX([.AN53];[.AO53];&quot;&quot;;1))" office:value-type="string" office:string-value="77A5 1000 0000 019" calcext:value-type="string">
            <text:p>77A5 1000 0000 019</text:p>
          </table:table-cell>
          <table:table-cell table:style-name="ce18" table:formula="of:=LEFT([.AP53];4)" office:value-type="string" office:string-value="77A5" calcext:value-type="string">
            <text:p>77A5</text:p>
          </table:table-cell>
          <table:table-cell table:style-name="ce43" table:formula="of:=REPLACE([.AP53];1;5; )" office:value-type="string" office:string-value="1000 0000 019" calcext:value-type="string">
            <text:p>1000 0000 019</text:p>
          </table:table-cell>
          <table:table-cell table:style-name="ce18" table:formula="of:=LEFT([.AR53];4)" office:value-type="string" office:string-value="1000" calcext:value-type="string">
            <text:p>1000</text:p>
          </table:table-cell>
          <table:table-cell table:style-name="ce43" table:formula="of:=REPLACE([.AR53];1;5; )" office:value-type="string" office:string-value="0000 019" calcext:value-type="string">
            <text:p>0000 019</text:p>
          </table:table-cell>
          <table:table-cell table:style-name="ce18" table:formula="of:=LEFT([.AT53];4)" office:value-type="string" office:string-value="0000" calcext:value-type="string">
            <text:p>0000</text:p>
          </table:table-cell>
          <table:table-cell table:style-name="ce43" table:formula="of:=REPLACE([.AT53];1;5; )" office:value-type="string" office:string-value="019" calcext:value-type="string">
            <text:p>019</text:p>
          </table:table-cell>
          <table:table-cell table:style-name="ce18" table:formula="of:=LEFT([.AV53];3)" office:value-type="string" office:string-value="019" calcext:value-type="string">
            <text:p>019</text:p>
          </table:table-cell>
          <table:table-cell table:style-name="ce13" table:formula="of:=TRIM(ORG.LIBREOFFICE.REGEX([.AP53];[.AQ53];&quot;&quot;;1))" office:value-type="string" office:string-value="1000 0000 019" calcext:value-type="string">
            <text:p>1000 0000 019</text:p>
          </table:table-cell>
          <table:table-cell table:style-name="ce18" table:formula="of:=RIGHT([.AX53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/>
          <table:table-cell table:style-name="ce13" table:formula="of:=IFNA(ORG.LIBREOFFICE.REGEX([.$D54];[.$H$2]; ;&quot;g&quot;);0)" office:value-type="string" office:string-value="CS 10523" calcext:value-type="string">
            <text:p>CS 10523</text:p>
          </table:table-cell>
          <table:table-cell/>
          <table:table-cell table:style-name="ce13" table:formula="of:=ORG.LIBREOFFICE.REGEX([.D54];[.$J$2]; ;&quot;g&quot;)" office:value-type="string" office:string-value="10523" calcext:value-type="string">
            <text:p>10523</text:p>
          </table:table-cell>
          <table:table-cell/>
          <table:table-cell table:style-name="ce13" table:formula="of:=IFNA(ORG.LIBREOFFICE.REGEX([.D54];[.$J$2]; ;2);0)" office:value-type="string" office:string-value="52011" calcext:value-type="string">
            <text:p>52011</text:p>
          </table:table-cell>
          <table:table-cell table:style-name="ce15" table:formula="of:=IF([.G54]=0;TRUE();IF(FIND([.G54];[.D5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4]=0;[.I54];[.K54])" office:value-type="string" office:string-value="52011" calcext:value-type="string">
            <text:p>52011</text:p>
          </table:table-cell>
          <table:table-cell table:style-name="ce18"/>
          <table:table-cell table:style-name="ce15" table:formula="of:=IF(FIND([.N54];[.D54];1))" office:value-type="boolean" office:boolean-value="true" calcext:value-type="boolean">
            <text:p>VRAI</text:p>
          </table:table-cell>
          <table:table-cell table:style-name="ce16"/>
          <table:table-cell table:formula="of:=FIND([.N54];[.D54];1)" office:value-type="float" office:value="30" calcext:value-type="float">
            <text:p>30</text:p>
          </table:table-cell>
          <table:table-cell table:style-name="Default" table:formula="of:=LEN([.D54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5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54];[.R54];[.S54]-[.R54]+1;&quot;&quot;))" office:value-type="string" office:string-value="5 RUE DE LORRAINE - CS 10523" calcext:value-type="string">
            <text:p>5 RUE DE LORRAINE - CS 10523</text:p>
          </table:table-cell>
          <table:table-cell table:formula="of:=IF([.U54]=0;[.W54];REPLACE([.W54];1;LEN([.U54])+1; ))" office:value-type="string" office:string-value="RUE DE LORRAINE - CS 10523" calcext:value-type="string">
            <text:p>RUE DE LORRAINE - CS 10523</text:p>
          </table:table-cell>
          <table:table-cell table:style-name="ce15" table:formula="of:=IF(FIND([.W54];[.D54];1))" office:value-type="boolean" office:boolean-value="true" calcext:value-type="boolean">
            <text:p>VRAI</text:p>
          </table:table-cell>
          <table:table-cell table:formula="of:=LEN([.X54])+LEN([.N54])" office:value-type="float" office:value="31" calcext:value-type="float">
            <text:p>31</text:p>
          </table:table-cell>
          <table:table-cell table:formula="of:=SEARCH([.N54];[.D54];1)+5" office:value-type="float" office:value="35" calcext:value-type="float">
            <text:p>35</text:p>
          </table:table-cell>
          <table:table-cell table:formula="of:=LEFT([.D54];[.AA54])" office:value-type="string" office:string-value="5 RUE DE LORRAINE - CS 10523 52011 " calcext:value-type="string">
            <text:p>5 RUE DE LORRAINE - CS 10523 52011 </text:p>
          </table:table-cell>
          <table:table-cell table:formula="of:=LEN([.AB54])" office:value-type="float" office:value="35" calcext:value-type="float">
            <text:p>35</text:p>
          </table:table-cell>
          <table:table-cell table:formula="of:=LEN([.D54])" office:value-type="float" office:value="49" calcext:value-type="float">
            <text:p>49</text:p>
          </table:table-cell>
          <table:table-cell table:formula="of:=[.AD54]-[.AC54]" office:value-type="float" office:value="14" calcext:value-type="float">
            <text:p>14</text:p>
          </table:table-cell>
          <table:table-cell table:formula="of:=RIGHT([.D54];[.AE54])" office:value-type="string" office:string-value="CHAUMONT CEDEX" calcext:value-type="string">
            <text:p>CHAUMONT CEDEX</text:p>
          </table:table-cell>
          <table:table-cell table:formula="of:=TRIM(ORG.LIBREOFFICE.REGEX([.AF54];&quot;CEDEX|[0-9]|BP&quot;;&quot; &quot;;&quot;g&quot;))" office:value-type="string" office:string-value="CHAUMONT" calcext:value-type="string">
            <text:p>CHAUMONT</text:p>
          </table:table-cell>
          <table:table-cell/>
          <table:table-cell table:formula="of:=LEFT([.E54];11)" office:value-type="string" office:string-value="BDFEFRPPCCT" calcext:value-type="string">
            <text:p>BDFEFRPPCCT</text:p>
          </table:table-cell>
          <table:table-cell table:formula="of:=TRIM(ORG.LIBREOFFICE.REGEX([.E54];[.AI54];&quot;&quot;;&quot;g&quot;))" office:value-type="string" office:string-value="FR36 3000 1002 95A5 2000 0000 088" calcext:value-type="string">
            <text:p>FR36 3000 1002 95A5 2000 0000 088</text:p>
          </table:table-cell>
          <table:table-cell table:formula="of:=LEFT([.AJ54];4)" office:value-type="string" office:string-value="FR36" calcext:value-type="string">
            <text:p>FR36</text:p>
          </table:table-cell>
          <table:table-cell table:formula="of:=TRIM(ORG.LIBREOFFICE.REGEX([.AJ54];[.AK54];&quot;&quot;;&quot;g&quot;))" office:value-type="string" office:string-value="3000 1002 95A5 2000 0000 088" calcext:value-type="string">
            <text:p>3000 1002 95A5 2000 0000 088</text:p>
          </table:table-cell>
          <table:table-cell table:formula="of:=LEFT([.AL54];4)" office:value-type="string" office:string-value="3000" calcext:value-type="string">
            <text:p>3000</text:p>
          </table:table-cell>
          <table:table-cell table:formula="of:=TRIM(ORG.LIBREOFFICE.REGEX([.AL54];[.AM54];&quot;&quot;;1))" office:value-type="string" office:string-value="1002 95A5 2000 0000 088" calcext:value-type="string">
            <text:p>1002 95A5 2000 0000 088</text:p>
          </table:table-cell>
          <table:table-cell table:style-name="ce19" table:formula="of:=LEFT([.AN54];4)" office:value-type="string" office:string-value="1002" calcext:value-type="string">
            <text:p>1002</text:p>
          </table:table-cell>
          <table:table-cell table:formula="of:=TRIM(ORG.LIBREOFFICE.REGEX([.AN54];[.AO54];&quot;&quot;;1))" office:value-type="string" office:string-value="95A5 2000 0000 088" calcext:value-type="string">
            <text:p>95A5 2000 0000 088</text:p>
          </table:table-cell>
          <table:table-cell table:style-name="ce18" table:formula="of:=LEFT([.AP54];4)" office:value-type="string" office:string-value="95A5" calcext:value-type="string">
            <text:p>95A5</text:p>
          </table:table-cell>
          <table:table-cell table:style-name="ce43" table:formula="of:=REPLACE([.AP54];1;5; )" office:value-type="string" office:string-value="2000 0000 088" calcext:value-type="string">
            <text:p>2000 0000 088</text:p>
          </table:table-cell>
          <table:table-cell table:style-name="ce18" table:formula="of:=LEFT([.AR54];4)" office:value-type="string" office:string-value="2000" calcext:value-type="string">
            <text:p>2000</text:p>
          </table:table-cell>
          <table:table-cell table:style-name="ce43" table:formula="of:=REPLACE([.AR54];1;5; )" office:value-type="string" office:string-value="0000 088" calcext:value-type="string">
            <text:p>0000 088</text:p>
          </table:table-cell>
          <table:table-cell table:style-name="ce18" table:formula="of:=LEFT([.AT54];4)" office:value-type="string" office:string-value="0000" calcext:value-type="string">
            <text:p>0000</text:p>
          </table:table-cell>
          <table:table-cell table:style-name="ce43" table:formula="of:=REPLACE([.AT54];1;5; )" office:value-type="string" office:string-value="088" calcext:value-type="string">
            <text:p>088</text:p>
          </table:table-cell>
          <table:table-cell table:style-name="ce18" table:formula="of:=LEFT([.AV54];3)" office:value-type="string" office:string-value="088" calcext:value-type="string">
            <text:p>088</text:p>
          </table:table-cell>
          <table:table-cell table:style-name="ce13" table:formula="of:=TRIM(ORG.LIBREOFFICE.REGEX([.AP54];[.AQ54];&quot;&quot;;1))" office:value-type="string" office:string-value="2000 0000 088" calcext:value-type="string">
            <text:p>2000 0000 088</text:p>
          </table:table-cell>
          <table:table-cell table:style-name="ce18" table:formula="of:=RIGHT([.AX54];2)" office:value-type="string" office:string-value="88" calcext:value-type="string">
            <text:p>8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/>
          <table:table-cell table:style-name="ce13" table:formula="of:=IFNA(ORG.LIBREOFFICE.REGEX([.$D5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5];[.$J$2]; ;&quot;g&quot;)" office:value-type="string" office:string-value="53014" calcext:value-type="string">
            <text:p>53014</text:p>
          </table:table-cell>
          <table:table-cell/>
          <table:table-cell table:style-name="ce13" table:formula="of:=IFNA(ORG.LIBREOFFICE.REGEX([.D55];[.$J$2]; ;2);0)" office:value-type="float" office:value="0" calcext:value-type="float">
            <text:p>0</text:p>
          </table:table-cell>
          <table:table-cell table:style-name="ce15" table:formula="of:=IF([.G55]=0;TRUE();IF(FIND([.G55];[.D5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5]=0;[.I55];[.K55])" office:value-type="string" office:string-value="53014" calcext:value-type="string">
            <text:p>53014</text:p>
          </table:table-cell>
          <table:table-cell table:style-name="ce18"/>
          <table:table-cell table:style-name="ce15" table:formula="of:=IF(FIND([.N55];[.D55];1))" office:value-type="boolean" office:boolean-value="true" calcext:value-type="boolean">
            <text:p>VRAI</text:p>
          </table:table-cell>
          <table:table-cell table:style-name="ce16"/>
          <table:table-cell table:formula="of:=FIND([.N55];[.D55];1)" office:value-type="float" office:value="21" calcext:value-type="float">
            <text:p>21</text:p>
          </table:table-cell>
          <table:table-cell table:style-name="Default" table:formula="of:=LEN([.D5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5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55];[.R55];[.S55]-[.R55]+1;&quot;&quot;))" office:value-type="string" office:string-value="24 ALLEE DE CAMBRAI" calcext:value-type="string">
            <text:p>24 ALLEE DE CAMBRAI</text:p>
          </table:table-cell>
          <table:table-cell table:formula="of:=IF([.U55]=0;[.W55];REPLACE([.W55];1;LEN([.U55])+1; ))" office:value-type="string" office:string-value="ALLEE DE CAMBRAI" calcext:value-type="string">
            <text:p>ALLEE DE CAMBRAI</text:p>
          </table:table-cell>
          <table:table-cell table:style-name="ce15" table:formula="of:=IF(FIND([.W55];[.D55];1))" office:value-type="boolean" office:boolean-value="true" calcext:value-type="boolean">
            <text:p>VRAI</text:p>
          </table:table-cell>
          <table:table-cell table:formula="of:=LEN([.X55])+LEN([.N55])" office:value-type="float" office:value="21" calcext:value-type="float">
            <text:p>21</text:p>
          </table:table-cell>
          <table:table-cell table:formula="of:=SEARCH([.N55];[.D55];1)+5" office:value-type="float" office:value="26" calcext:value-type="float">
            <text:p>26</text:p>
          </table:table-cell>
          <table:table-cell table:formula="of:=LEFT([.D55];[.AA55])" office:value-type="string" office:string-value="24 ALLEE DE CAMBRAI 53014 " calcext:value-type="string">
            <text:p>24 ALLEE DE CAMBRAI 53014 </text:p>
          </table:table-cell>
          <table:table-cell table:formula="of:=LEN([.AB55])" office:value-type="float" office:value="26" calcext:value-type="float">
            <text:p>26</text:p>
          </table:table-cell>
          <table:table-cell table:formula="of:=LEN([.D55])" office:value-type="float" office:value="37" calcext:value-type="float">
            <text:p>37</text:p>
          </table:table-cell>
          <table:table-cell table:formula="of:=[.AD55]-[.AC55]" office:value-type="float" office:value="11" calcext:value-type="float">
            <text:p>11</text:p>
          </table:table-cell>
          <table:table-cell table:formula="of:=RIGHT([.D55];[.AE55])" office:value-type="string" office:string-value="LAVAL CEDEX" calcext:value-type="string">
            <text:p>LAVAL CEDEX</text:p>
          </table:table-cell>
          <table:table-cell table:formula="of:=TRIM(ORG.LIBREOFFICE.REGEX([.AF55];&quot;CEDEX|[0-9]|BP&quot;;&quot; &quot;;&quot;g&quot;))" office:value-type="string" office:string-value="LAVAL" calcext:value-type="string">
            <text:p>LAVAL</text:p>
          </table:table-cell>
          <table:table-cell/>
          <table:table-cell table:formula="of:=LEFT([.E55];11)" office:value-type="string" office:string-value="BDFEFRPPCCT" calcext:value-type="string">
            <text:p>BDFEFRPPCCT</text:p>
          </table:table-cell>
          <table:table-cell table:formula="of:=TRIM(ORG.LIBREOFFICE.REGEX([.E55];[.AI55];&quot;&quot;;&quot;g&quot;))" office:value-type="string" office:string-value="FR67 3000 1004 59A5 3000 0000 004" calcext:value-type="string">
            <text:p>FR67 3000 1004 59A5 3000 0000 004</text:p>
          </table:table-cell>
          <table:table-cell table:formula="of:=LEFT([.AJ55];4)" office:value-type="string" office:string-value="FR67" calcext:value-type="string">
            <text:p>FR67</text:p>
          </table:table-cell>
          <table:table-cell table:formula="of:=TRIM(ORG.LIBREOFFICE.REGEX([.AJ55];[.AK55];&quot;&quot;;&quot;g&quot;))" office:value-type="string" office:string-value="3000 1004 59A5 3000 0000 004" calcext:value-type="string">
            <text:p>3000 1004 59A5 3000 0000 004</text:p>
          </table:table-cell>
          <table:table-cell table:formula="of:=LEFT([.AL55];4)" office:value-type="string" office:string-value="3000" calcext:value-type="string">
            <text:p>3000</text:p>
          </table:table-cell>
          <table:table-cell table:formula="of:=TRIM(ORG.LIBREOFFICE.REGEX([.AL55];[.AM55];&quot;&quot;;1))" office:value-type="string" office:string-value="1004 59A5 3000 0000 004" calcext:value-type="string">
            <text:p>1004 59A5 3000 0000 004</text:p>
          </table:table-cell>
          <table:table-cell table:style-name="ce19" table:formula="of:=LEFT([.AN55];4)" office:value-type="string" office:string-value="1004" calcext:value-type="string">
            <text:p>1004</text:p>
          </table:table-cell>
          <table:table-cell table:formula="of:=TRIM(ORG.LIBREOFFICE.REGEX([.AN55];[.AO55];&quot;&quot;;1))" office:value-type="string" office:string-value="59A5 3000 0000 004" calcext:value-type="string">
            <text:p>59A5 3000 0000 004</text:p>
          </table:table-cell>
          <table:table-cell table:style-name="ce18" table:formula="of:=LEFT([.AP55];4)" office:value-type="string" office:string-value="59A5" calcext:value-type="string">
            <text:p>59A5</text:p>
          </table:table-cell>
          <table:table-cell table:style-name="ce43" table:formula="of:=REPLACE([.AP55];1;5; )" office:value-type="string" office:string-value="3000 0000 004" calcext:value-type="string">
            <text:p>3000 0000 004</text:p>
          </table:table-cell>
          <table:table-cell table:style-name="ce18" table:formula="of:=LEFT([.AR55];4)" office:value-type="string" office:string-value="3000" calcext:value-type="string">
            <text:p>3000</text:p>
          </table:table-cell>
          <table:table-cell table:style-name="ce43" table:formula="of:=REPLACE([.AR55];1;5; )" office:value-type="string" office:string-value="0000 004" calcext:value-type="string">
            <text:p>0000 004</text:p>
          </table:table-cell>
          <table:table-cell table:style-name="ce18" table:formula="of:=LEFT([.AT55];4)" office:value-type="string" office:string-value="0000" calcext:value-type="string">
            <text:p>0000</text:p>
          </table:table-cell>
          <table:table-cell table:style-name="ce43" table:formula="of:=REPLACE([.AT55];1;5; )" office:value-type="string" office:string-value="004" calcext:value-type="string">
            <text:p>004</text:p>
          </table:table-cell>
          <table:table-cell table:style-name="ce18" table:formula="of:=LEFT([.AV55];3)" office:value-type="string" office:string-value="004" calcext:value-type="string">
            <text:p>004</text:p>
          </table:table-cell>
          <table:table-cell table:style-name="ce13" table:formula="of:=TRIM(ORG.LIBREOFFICE.REGEX([.AP55];[.AQ55];&quot;&quot;;1))" office:value-type="string" office:string-value="3000 0000 004" calcext:value-type="string">
            <text:p>3000 0000 004</text:p>
          </table:table-cell>
          <table:table-cell table:style-name="ce18" table:formula="of:=RIGHT([.AX55];2)" office:value-type="string" office:string-value="04" calcext:value-type="string">
            <text:p>0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/>
          <table:table-cell table:style-name="ce13" table:formula="of:=IFNA(ORG.LIBREOFFICE.REGEX([.$D56];[.$H$2]; ;&quot;g&quot;);0)" office:value-type="string" office:string-value="CS 60069" calcext:value-type="string">
            <text:p>CS 60069</text:p>
          </table:table-cell>
          <table:table-cell/>
          <table:table-cell table:style-name="ce13" table:formula="of:=ORG.LIBREOFFICE.REGEX([.D56];[.$J$2]; ;&quot;g&quot;)" office:value-type="string" office:string-value="60069" calcext:value-type="string">
            <text:p>60069</text:p>
          </table:table-cell>
          <table:table-cell/>
          <table:table-cell table:style-name="ce13" table:formula="of:=IFNA(ORG.LIBREOFFICE.REGEX([.D56];[.$J$2]; ;2);0)" office:value-type="string" office:string-value="54036" calcext:value-type="string">
            <text:p>54036</text:p>
          </table:table-cell>
          <table:table-cell table:style-name="ce15" table:formula="of:=IF([.G56]=0;TRUE();IF(FIND([.G56];[.D5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6]=0;[.I56];[.K56])" office:value-type="string" office:string-value="54036" calcext:value-type="string">
            <text:p>54036</text:p>
          </table:table-cell>
          <table:table-cell table:style-name="ce18"/>
          <table:table-cell table:style-name="ce15" table:formula="of:=IF(FIND([.N56];[.D56];1))" office:value-type="boolean" office:boolean-value="true" calcext:value-type="boolean">
            <text:p>VRAI</text:p>
          </table:table-cell>
          <table:table-cell table:style-name="ce16"/>
          <table:table-cell table:formula="of:=FIND([.N56];[.D56];1)" office:value-type="float" office:value="29" calcext:value-type="float">
            <text:p>29</text:p>
          </table:table-cell>
          <table:table-cell table:style-name="Default" table:formula="of:=LEN([.D56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6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56];[.R56];[.S56]-[.R56]+1;&quot;&quot;))" office:value-type="string" office:string-value="50 RUE DES PONTS - CS 60069" calcext:value-type="string">
            <text:p>50 RUE DES PONTS - CS 60069</text:p>
          </table:table-cell>
          <table:table-cell table:formula="of:=IF([.U56]=0;[.W56];REPLACE([.W56];1;LEN([.U56])+1; ))" office:value-type="string" office:string-value="RUE DES PONTS - CS 60069" calcext:value-type="string">
            <text:p>RUE DES PONTS - CS 60069</text:p>
          </table:table-cell>
          <table:table-cell table:style-name="ce15" table:formula="of:=IF(FIND([.W56];[.D56];1))" office:value-type="boolean" office:boolean-value="true" calcext:value-type="boolean">
            <text:p>VRAI</text:p>
          </table:table-cell>
          <table:table-cell table:formula="of:=LEN([.X56])+LEN([.N56])" office:value-type="float" office:value="29" calcext:value-type="float">
            <text:p>29</text:p>
          </table:table-cell>
          <table:table-cell table:formula="of:=SEARCH([.N56];[.D56];1)+5" office:value-type="float" office:value="34" calcext:value-type="float">
            <text:p>34</text:p>
          </table:table-cell>
          <table:table-cell table:formula="of:=LEFT([.D56];[.AA56])" office:value-type="string" office:string-value="50 RUE DES PONTS - CS 60069 54036 " calcext:value-type="string">
            <text:p>50 RUE DES PONTS - CS 60069 54036 </text:p>
          </table:table-cell>
          <table:table-cell table:formula="of:=LEN([.AB56])" office:value-type="float" office:value="34" calcext:value-type="float">
            <text:p>34</text:p>
          </table:table-cell>
          <table:table-cell table:formula="of:=LEN([.D56])" office:value-type="float" office:value="45" calcext:value-type="float">
            <text:p>45</text:p>
          </table:table-cell>
          <table:table-cell table:formula="of:=[.AD56]-[.AC56]" office:value-type="float" office:value="11" calcext:value-type="float">
            <text:p>11</text:p>
          </table:table-cell>
          <table:table-cell table:formula="of:=RIGHT([.D56];[.AE56])" office:value-type="string" office:string-value="NANCY CEDEX" calcext:value-type="string">
            <text:p>NANCY CEDEX</text:p>
          </table:table-cell>
          <table:table-cell table:formula="of:=TRIM(ORG.LIBREOFFICE.REGEX([.AF56];&quot;CEDEX|[0-9]|BP&quot;;&quot; &quot;;&quot;g&quot;))" office:value-type="string" office:string-value="NANCY" calcext:value-type="string">
            <text:p>NANCY</text:p>
          </table:table-cell>
          <table:table-cell/>
          <table:table-cell table:formula="of:=LEFT([.E56];11)" office:value-type="string" office:string-value="BDFEFRPPCCT" calcext:value-type="string">
            <text:p>BDFEFRPPCCT</text:p>
          </table:table-cell>
          <table:table-cell table:formula="of:=TRIM(ORG.LIBREOFFICE.REGEX([.E56];[.AI56];&quot;&quot;;&quot;g&quot;))" office:value-type="string" office:string-value="FR10 3000 1005 83A5 4000 0000 035" calcext:value-type="string">
            <text:p>FR10 3000 1005 83A5 4000 0000 035</text:p>
          </table:table-cell>
          <table:table-cell table:formula="of:=LEFT([.AJ56];4)" office:value-type="string" office:string-value="FR10" calcext:value-type="string">
            <text:p>FR10</text:p>
          </table:table-cell>
          <table:table-cell table:formula="of:=TRIM(ORG.LIBREOFFICE.REGEX([.AJ56];[.AK56];&quot;&quot;;&quot;g&quot;))" office:value-type="string" office:string-value="3000 1005 83A5 4000 0000 035" calcext:value-type="string">
            <text:p>3000 1005 83A5 4000 0000 035</text:p>
          </table:table-cell>
          <table:table-cell table:formula="of:=LEFT([.AL56];4)" office:value-type="string" office:string-value="3000" calcext:value-type="string">
            <text:p>3000</text:p>
          </table:table-cell>
          <table:table-cell table:formula="of:=TRIM(ORG.LIBREOFFICE.REGEX([.AL56];[.AM56];&quot;&quot;;1))" office:value-type="string" office:string-value="1005 83A5 4000 0000 035" calcext:value-type="string">
            <text:p>1005 83A5 4000 0000 035</text:p>
          </table:table-cell>
          <table:table-cell table:style-name="ce19" table:formula="of:=LEFT([.AN56];4)" office:value-type="string" office:string-value="1005" calcext:value-type="string">
            <text:p>1005</text:p>
          </table:table-cell>
          <table:table-cell table:formula="of:=TRIM(ORG.LIBREOFFICE.REGEX([.AN56];[.AO56];&quot;&quot;;1))" office:value-type="string" office:string-value="83A5 4000 0000 035" calcext:value-type="string">
            <text:p>83A5 4000 0000 035</text:p>
          </table:table-cell>
          <table:table-cell table:style-name="ce18" table:formula="of:=LEFT([.AP56];4)" office:value-type="string" office:string-value="83A5" calcext:value-type="string">
            <text:p>83A5</text:p>
          </table:table-cell>
          <table:table-cell table:style-name="ce43" table:formula="of:=REPLACE([.AP56];1;5; )" office:value-type="string" office:string-value="4000 0000 035" calcext:value-type="string">
            <text:p>4000 0000 035</text:p>
          </table:table-cell>
          <table:table-cell table:style-name="ce18" table:formula="of:=LEFT([.AR56];4)" office:value-type="string" office:string-value="4000" calcext:value-type="string">
            <text:p>4000</text:p>
          </table:table-cell>
          <table:table-cell table:style-name="ce43" table:formula="of:=REPLACE([.AR56];1;5; )" office:value-type="string" office:string-value="0000 035" calcext:value-type="string">
            <text:p>0000 035</text:p>
          </table:table-cell>
          <table:table-cell table:style-name="ce18" table:formula="of:=LEFT([.AT56];4)" office:value-type="string" office:string-value="0000" calcext:value-type="string">
            <text:p>0000</text:p>
          </table:table-cell>
          <table:table-cell table:style-name="ce43" table:formula="of:=REPLACE([.AT56];1;5; )" office:value-type="string" office:string-value="035" calcext:value-type="string">
            <text:p>035</text:p>
          </table:table-cell>
          <table:table-cell table:style-name="ce18" table:formula="of:=LEFT([.AV56];3)" office:value-type="string" office:string-value="035" calcext:value-type="string">
            <text:p>035</text:p>
          </table:table-cell>
          <table:table-cell table:style-name="ce13" table:formula="of:=TRIM(ORG.LIBREOFFICE.REGEX([.AP56];[.AQ56];&quot;&quot;;1))" office:value-type="string" office:string-value="4000 0000 035" calcext:value-type="string">
            <text:p>4000 0000 035</text:p>
          </table:table-cell>
          <table:table-cell table:style-name="ce18" table:formula="of:=RIGHT([.AX5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/>
          <table:table-cell table:style-name="ce13" table:formula="of:=IFNA(ORG.LIBREOFFICE.REGEX([.$D5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7];[.$J$2]; ;&quot;g&quot;)" office:value-type="string" office:string-value="55012" calcext:value-type="string">
            <text:p>55012</text:p>
          </table:table-cell>
          <table:table-cell/>
          <table:table-cell table:style-name="ce13" table:formula="of:=IFNA(ORG.LIBREOFFICE.REGEX([.D57];[.$J$2]; ;2);0)" office:value-type="float" office:value="0" calcext:value-type="float">
            <text:p>0</text:p>
          </table:table-cell>
          <table:table-cell table:style-name="ce15" table:formula="of:=IF([.G57]=0;TRUE();IF(FIND([.G57];[.D5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7]=0;[.I57];[.K57])" office:value-type="string" office:string-value="55012" calcext:value-type="string">
            <text:p>55012</text:p>
          </table:table-cell>
          <table:table-cell table:style-name="ce18"/>
          <table:table-cell table:style-name="ce15" table:formula="of:=IF(FIND([.N57];[.D57];1))" office:value-type="boolean" office:boolean-value="true" calcext:value-type="boolean">
            <text:p>VRAI</text:p>
          </table:table-cell>
          <table:table-cell table:style-name="ce16"/>
          <table:table-cell table:formula="of:=FIND([.N57];[.D57];1)" office:value-type="float" office:value="29" calcext:value-type="float">
            <text:p>29</text:p>
          </table:table-cell>
          <table:table-cell table:style-name="Default" table:formula="of:=LEN([.D57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57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57];[.R57];[.S57]-[.R57]+1;&quot;&quot;))" office:value-type="string" office:string-value="17 RUE DU GENERAL DE GAULLE" calcext:value-type="string">
            <text:p>17 RUE DU GENERAL DE GAULLE</text:p>
          </table:table-cell>
          <table:table-cell table:formula="of:=IF([.U57]=0;[.W57];REPLACE([.W57];1;LEN([.U57])+1; ))" office:value-type="string" office:string-value="RUE DU GENERAL DE GAULLE" calcext:value-type="string">
            <text:p>RUE DU GENERAL DE GAULLE</text:p>
          </table:table-cell>
          <table:table-cell table:style-name="ce15" table:formula="of:=IF(FIND([.W57];[.D57];1))" office:value-type="boolean" office:boolean-value="true" calcext:value-type="boolean">
            <text:p>VRAI</text:p>
          </table:table-cell>
          <table:table-cell table:formula="of:=LEN([.X57])+LEN([.N57])" office:value-type="float" office:value="29" calcext:value-type="float">
            <text:p>29</text:p>
          </table:table-cell>
          <table:table-cell table:formula="of:=SEARCH([.N57];[.D57];1)+5" office:value-type="float" office:value="34" calcext:value-type="float">
            <text:p>34</text:p>
          </table:table-cell>
          <table:table-cell table:formula="of:=LEFT([.D57];[.AA57])" office:value-type="string" office:string-value="17 RUE DU GENERAL DE GAULLE 55012 " calcext:value-type="string">
            <text:p>17 RUE DU GENERAL DE GAULLE 55012 </text:p>
          </table:table-cell>
          <table:table-cell table:formula="of:=LEN([.AB57])" office:value-type="float" office:value="34" calcext:value-type="float">
            <text:p>34</text:p>
          </table:table-cell>
          <table:table-cell table:formula="of:=LEN([.D57])" office:value-type="float" office:value="50" calcext:value-type="float">
            <text:p>50</text:p>
          </table:table-cell>
          <table:table-cell table:formula="of:=[.AD57]-[.AC57]" office:value-type="float" office:value="16" calcext:value-type="float">
            <text:p>16</text:p>
          </table:table-cell>
          <table:table-cell table:formula="of:=RIGHT([.D57];[.AE57])" office:value-type="string" office:string-value="BAR LE DUC CEDEX" calcext:value-type="string">
            <text:p>BAR LE DUC CEDEX</text:p>
          </table:table-cell>
          <table:table-cell table:formula="of:=TRIM(ORG.LIBREOFFICE.REGEX([.AF57];&quot;CEDEX|[0-9]|BP&quot;;&quot; &quot;;&quot;g&quot;))" office:value-type="string" office:string-value="BAR LE DUC" calcext:value-type="string">
            <text:p>BAR LE DUC</text:p>
          </table:table-cell>
          <table:table-cell/>
          <table:table-cell table:formula="of:=LEFT([.E57];11)" office:value-type="string" office:string-value="BDFEFRPPCCT" calcext:value-type="string">
            <text:p>BDFEFRPPCCT</text:p>
          </table:table-cell>
          <table:table-cell table:formula="of:=TRIM(ORG.LIBREOFFICE.REGEX([.E57];[.AI57];&quot;&quot;;&quot;g&quot;))" office:value-type="string" office:string-value="FR37 3000 1001 72A5 5000 0000 040" calcext:value-type="string">
            <text:p>FR37 3000 1001 72A5 5000 0000 040</text:p>
          </table:table-cell>
          <table:table-cell table:formula="of:=LEFT([.AJ57];4)" office:value-type="string" office:string-value="FR37" calcext:value-type="string">
            <text:p>FR37</text:p>
          </table:table-cell>
          <table:table-cell table:formula="of:=TRIM(ORG.LIBREOFFICE.REGEX([.AJ57];[.AK57];&quot;&quot;;&quot;g&quot;))" office:value-type="string" office:string-value="3000 1001 72A5 5000 0000 040" calcext:value-type="string">
            <text:p>3000 1001 72A5 5000 0000 040</text:p>
          </table:table-cell>
          <table:table-cell table:formula="of:=LEFT([.AL57];4)" office:value-type="string" office:string-value="3000" calcext:value-type="string">
            <text:p>3000</text:p>
          </table:table-cell>
          <table:table-cell table:formula="of:=TRIM(ORG.LIBREOFFICE.REGEX([.AL57];[.AM57];&quot;&quot;;1))" office:value-type="string" office:string-value="1001 72A5 5000 0000 040" calcext:value-type="string">
            <text:p>1001 72A5 5000 0000 040</text:p>
          </table:table-cell>
          <table:table-cell table:style-name="ce19" table:formula="of:=LEFT([.AN57];4)" office:value-type="string" office:string-value="1001" calcext:value-type="string">
            <text:p>1001</text:p>
          </table:table-cell>
          <table:table-cell table:formula="of:=TRIM(ORG.LIBREOFFICE.REGEX([.AN57];[.AO57];&quot;&quot;;1))" office:value-type="string" office:string-value="72A5 5000 0000 040" calcext:value-type="string">
            <text:p>72A5 5000 0000 040</text:p>
          </table:table-cell>
          <table:table-cell table:style-name="ce18" table:formula="of:=LEFT([.AP57];4)" office:value-type="string" office:string-value="72A5" calcext:value-type="string">
            <text:p>72A5</text:p>
          </table:table-cell>
          <table:table-cell table:style-name="ce43" table:formula="of:=REPLACE([.AP57];1;5; )" office:value-type="string" office:string-value="5000 0000 040" calcext:value-type="string">
            <text:p>5000 0000 040</text:p>
          </table:table-cell>
          <table:table-cell table:style-name="ce18" table:formula="of:=LEFT([.AR57];4)" office:value-type="string" office:string-value="5000" calcext:value-type="string">
            <text:p>5000</text:p>
          </table:table-cell>
          <table:table-cell table:style-name="ce43" table:formula="of:=REPLACE([.AR57];1;5; )" office:value-type="string" office:string-value="0000 040" calcext:value-type="string">
            <text:p>0000 040</text:p>
          </table:table-cell>
          <table:table-cell table:style-name="ce18" table:formula="of:=LEFT([.AT57];4)" office:value-type="string" office:string-value="0000" calcext:value-type="string">
            <text:p>0000</text:p>
          </table:table-cell>
          <table:table-cell table:style-name="ce43" table:formula="of:=REPLACE([.AT57];1;5; )" office:value-type="string" office:string-value="040" calcext:value-type="string">
            <text:p>040</text:p>
          </table:table-cell>
          <table:table-cell table:style-name="ce18" table:formula="of:=LEFT([.AV57];3)" office:value-type="string" office:string-value="040" calcext:value-type="string">
            <text:p>040</text:p>
          </table:table-cell>
          <table:table-cell table:style-name="ce13" table:formula="of:=TRIM(ORG.LIBREOFFICE.REGEX([.AP57];[.AQ57];&quot;&quot;;1))" office:value-type="string" office:string-value="5000 0000 040" calcext:value-type="string">
            <text:p>5000 0000 040</text:p>
          </table:table-cell>
          <table:table-cell table:style-name="ce18" table:formula="of:=RIGHT([.AX57];2)" office:value-type="string" office:string-value="40" calcext:value-type="string">
            <text:p>4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/>
          <table:table-cell table:style-name="ce13" table:formula="of:=IFNA(ORG.LIBREOFFICE.REGEX([.$D58];[.$H$2]; ;&quot;g&quot;);0)" office:value-type="string" office:string-value="BP 510 " calcext:value-type="string">
            <text:p>BP 510 </text:p>
          </table:table-cell>
          <table:table-cell/>
          <table:table-cell table:style-name="ce13" table:formula="of:=ORG.LIBREOFFICE.REGEX([.D58];[.$J$2]; ;&quot;g&quot;)" office:value-type="string" office:string-value="56019" calcext:value-type="string">
            <text:p>56019</text:p>
          </table:table-cell>
          <table:table-cell/>
          <table:table-cell table:style-name="ce13" table:formula="of:=IFNA(ORG.LIBREOFFICE.REGEX([.D58];[.$J$2]; ;2);0)" office:value-type="float" office:value="0" calcext:value-type="float">
            <text:p>0</text:p>
          </table:table-cell>
          <table:table-cell table:style-name="ce15" table:formula="of:=IF([.G58]=0;TRUE();IF(FIND([.G58];[.D5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8]=0;[.I58];[.K58])" office:value-type="string" office:string-value="56019" calcext:value-type="string">
            <text:p>56019</text:p>
          </table:table-cell>
          <table:table-cell table:style-name="ce18"/>
          <table:table-cell table:style-name="ce15" table:formula="of:=IF(FIND([.N58];[.D58];1))" office:value-type="boolean" office:boolean-value="true" calcext:value-type="boolean">
            <text:p>VRAI</text:p>
          </table:table-cell>
          <table:table-cell table:style-name="ce16"/>
          <table:table-cell table:formula="of:=FIND([.N58];[.D58];1)" office:value-type="float" office:value="26" calcext:value-type="float">
            <text:p>26</text:p>
          </table:table-cell>
          <table:table-cell table:style-name="Default" table:formula="of:=LEN([.D58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58];&quot;^[0-9-]{1,7}&quot;; ;1); )" office:value-type="string" office:string-value="35" calcext:value-type="string">
            <text:p>35</text:p>
          </table:table-cell>
          <table:table-cell table:style-name="Default"/>
          <table:table-cell table:formula="of:=TRIM(REPLACE([.D58];[.R58];[.S58]-[.R58]+1;&quot;&quot;))" office:value-type="string" office:string-value="35 BLD DE LA PAIX BP 510" calcext:value-type="string">
            <text:p>35 BLD DE LA PAIX BP 510</text:p>
          </table:table-cell>
          <table:table-cell table:formula="of:=IF([.U58]=0;[.W58];REPLACE([.W58];1;LEN([.U58])+1; ))" office:value-type="string" office:string-value="BLD DE LA PAIX BP 510" calcext:value-type="string">
            <text:p>BLD DE LA PAIX BP 510</text:p>
          </table:table-cell>
          <table:table-cell table:style-name="ce15" table:formula="of:=IF(FIND([.W58];[.D58];1))" office:value-type="boolean" office:boolean-value="true" calcext:value-type="boolean">
            <text:p>VRAI</text:p>
          </table:table-cell>
          <table:table-cell table:formula="of:=LEN([.X58])+LEN([.N58])" office:value-type="float" office:value="26" calcext:value-type="float">
            <text:p>26</text:p>
          </table:table-cell>
          <table:table-cell table:formula="of:=SEARCH([.N58];[.D58];1)+5" office:value-type="float" office:value="31" calcext:value-type="float">
            <text:p>31</text:p>
          </table:table-cell>
          <table:table-cell table:formula="of:=LEFT([.D58];[.AA58])" office:value-type="string" office:string-value="35 BLD DE LA PAIX BP 510 56019 " calcext:value-type="string">
            <text:p>35 BLD DE LA PAIX BP 510 56019 </text:p>
          </table:table-cell>
          <table:table-cell table:formula="of:=LEN([.AB58])" office:value-type="float" office:value="31" calcext:value-type="float">
            <text:p>31</text:p>
          </table:table-cell>
          <table:table-cell table:formula="of:=LEN([.D58])" office:value-type="float" office:value="43" calcext:value-type="float">
            <text:p>43</text:p>
          </table:table-cell>
          <table:table-cell table:formula="of:=[.AD58]-[.AC58]" office:value-type="float" office:value="12" calcext:value-type="float">
            <text:p>12</text:p>
          </table:table-cell>
          <table:table-cell table:formula="of:=RIGHT([.D58];[.AE58])" office:value-type="string" office:string-value="VANNES CEDEX" calcext:value-type="string">
            <text:p>VANNES CEDEX</text:p>
          </table:table-cell>
          <table:table-cell table:formula="of:=TRIM(ORG.LIBREOFFICE.REGEX([.AF58];&quot;CEDEX|[0-9]|BP&quot;;&quot; &quot;;&quot;g&quot;))" office:value-type="string" office:string-value="VANNES" calcext:value-type="string">
            <text:p>VANNES</text:p>
          </table:table-cell>
          <table:table-cell/>
          <table:table-cell table:formula="of:=LEFT([.E58];11)" office:value-type="string" office:string-value="BDFEFRPPCCT" calcext:value-type="string">
            <text:p>BDFEFRPPCCT</text:p>
          </table:table-cell>
          <table:table-cell table:formula="of:=TRIM(ORG.LIBREOFFICE.REGEX([.E58];[.AI58];&quot;&quot;;&quot;g&quot;))" office:value-type="string" office:string-value="FR74 3000 1008 59A5 6000 0000 065" calcext:value-type="string">
            <text:p>FR74 3000 1008 59A5 6000 0000 065</text:p>
          </table:table-cell>
          <table:table-cell table:formula="of:=LEFT([.AJ58];4)" office:value-type="string" office:string-value="FR74" calcext:value-type="string">
            <text:p>FR74</text:p>
          </table:table-cell>
          <table:table-cell table:formula="of:=TRIM(ORG.LIBREOFFICE.REGEX([.AJ58];[.AK58];&quot;&quot;;&quot;g&quot;))" office:value-type="string" office:string-value="3000 1008 59A5 6000 0000 065" calcext:value-type="string">
            <text:p>3000 1008 59A5 6000 0000 065</text:p>
          </table:table-cell>
          <table:table-cell table:formula="of:=LEFT([.AL58];4)" office:value-type="string" office:string-value="3000" calcext:value-type="string">
            <text:p>3000</text:p>
          </table:table-cell>
          <table:table-cell table:formula="of:=TRIM(ORG.LIBREOFFICE.REGEX([.AL58];[.AM58];&quot;&quot;;1))" office:value-type="string" office:string-value="1008 59A5 6000 0000 065" calcext:value-type="string">
            <text:p>1008 59A5 6000 0000 065</text:p>
          </table:table-cell>
          <table:table-cell table:style-name="ce19" table:formula="of:=LEFT([.AN58];4)" office:value-type="string" office:string-value="1008" calcext:value-type="string">
            <text:p>1008</text:p>
          </table:table-cell>
          <table:table-cell table:formula="of:=TRIM(ORG.LIBREOFFICE.REGEX([.AN58];[.AO58];&quot;&quot;;1))" office:value-type="string" office:string-value="59A5 6000 0000 065" calcext:value-type="string">
            <text:p>59A5 6000 0000 065</text:p>
          </table:table-cell>
          <table:table-cell table:style-name="ce18" table:formula="of:=LEFT([.AP58];4)" office:value-type="string" office:string-value="59A5" calcext:value-type="string">
            <text:p>59A5</text:p>
          </table:table-cell>
          <table:table-cell table:style-name="ce43" table:formula="of:=REPLACE([.AP58];1;5; )" office:value-type="string" office:string-value="6000 0000 065" calcext:value-type="string">
            <text:p>6000 0000 065</text:p>
          </table:table-cell>
          <table:table-cell table:style-name="ce18" table:formula="of:=LEFT([.AR58];4)" office:value-type="string" office:string-value="6000" calcext:value-type="string">
            <text:p>6000</text:p>
          </table:table-cell>
          <table:table-cell table:style-name="ce43" table:formula="of:=REPLACE([.AR58];1;5; )" office:value-type="string" office:string-value="0000 065" calcext:value-type="string">
            <text:p>0000 065</text:p>
          </table:table-cell>
          <table:table-cell table:style-name="ce18" table:formula="of:=LEFT([.AT58];4)" office:value-type="string" office:string-value="0000" calcext:value-type="string">
            <text:p>0000</text:p>
          </table:table-cell>
          <table:table-cell table:style-name="ce43" table:formula="of:=REPLACE([.AT58];1;5; )" office:value-type="string" office:string-value="065" calcext:value-type="string">
            <text:p>065</text:p>
          </table:table-cell>
          <table:table-cell table:style-name="ce18" table:formula="of:=LEFT([.AV58];3)" office:value-type="string" office:string-value="065" calcext:value-type="string">
            <text:p>065</text:p>
          </table:table-cell>
          <table:table-cell table:style-name="ce13" table:formula="of:=TRIM(ORG.LIBREOFFICE.REGEX([.AP58];[.AQ58];&quot;&quot;;1))" office:value-type="string" office:string-value="6000 0000 065" calcext:value-type="string">
            <text:p>6000 0000 065</text:p>
          </table:table-cell>
          <table:table-cell table:style-name="ce18" table:formula="of:=RIGHT([.AX58];2)" office:value-type="string" office:string-value="65" calcext:value-type="string">
            <text:p>6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/>
          <table:table-cell table:style-name="ce13" table:formula="of:=IFNA(ORG.LIBREOFFICE.REGEX([.$D59];[.$H$2]; ;&quot;g&quot;);0)" office:value-type="string" office:string-value="BP 41054 " calcext:value-type="string">
            <text:p>BP 41054 </text:p>
          </table:table-cell>
          <table:table-cell/>
          <table:table-cell table:style-name="ce13" table:formula="of:=ORG.LIBREOFFICE.REGEX([.D59];[.$J$2]; ;&quot;g&quot;)" office:value-type="string" office:string-value="41054" calcext:value-type="string">
            <text:p>41054</text:p>
          </table:table-cell>
          <table:table-cell/>
          <table:table-cell table:style-name="ce13" table:formula="of:=IFNA(ORG.LIBREOFFICE.REGEX([.D59];[.$J$2]; ;2);0)" office:value-type="string" office:string-value="57036" calcext:value-type="string">
            <text:p>57036</text:p>
          </table:table-cell>
          <table:table-cell table:style-name="ce15" table:formula="of:=IF([.G59]=0;TRUE();IF(FIND([.G59];[.D5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9]=0;[.I59];[.K59])" office:value-type="string" office:string-value="57036" calcext:value-type="string">
            <text:p>57036</text:p>
          </table:table-cell>
          <table:table-cell table:style-name="ce18"/>
          <table:table-cell table:style-name="ce15" table:formula="of:=IF(FIND([.N59];[.D59];1))" office:value-type="boolean" office:boolean-value="true" calcext:value-type="boolean">
            <text:p>VRAI</text:p>
          </table:table-cell>
          <table:table-cell table:style-name="ce16"/>
          <table:table-cell table:formula="of:=FIND([.N59];[.D59];1)" office:value-type="float" office:value="30" calcext:value-type="float">
            <text:p>30</text:p>
          </table:table-cell>
          <table:table-cell table:style-name="Default" table:formula="of:=LEN([.D5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9];[.R59];[.S59]-[.R59]+1;&quot;&quot;))" office:value-type="string" office:string-value="1 RUE F. DE CUREL - BP 41054" calcext:value-type="string">
            <text:p>1 RUE F. DE CUREL - BP 41054</text:p>
          </table:table-cell>
          <table:table-cell table:formula="of:=IF([.U59]=0;[.W59];REPLACE([.W59];1;LEN([.U59])+1; ))" office:value-type="string" office:string-value="RUE F. DE CUREL - BP 41054" calcext:value-type="string">
            <text:p>RUE F. DE CUREL - BP 41054</text:p>
          </table:table-cell>
          <table:table-cell table:style-name="ce15" table:formula="of:=IF(FIND([.W59];[.D59];1))" office:value-type="boolean" office:boolean-value="true" calcext:value-type="boolean">
            <text:p>VRAI</text:p>
          </table:table-cell>
          <table:table-cell table:formula="of:=LEN([.X59])+LEN([.N59])" office:value-type="float" office:value="31" calcext:value-type="float">
            <text:p>31</text:p>
          </table:table-cell>
          <table:table-cell table:formula="of:=SEARCH([.N59];[.D59];1)+5" office:value-type="float" office:value="35" calcext:value-type="float">
            <text:p>35</text:p>
          </table:table-cell>
          <table:table-cell table:formula="of:=LEFT([.D59];[.AA59])" office:value-type="string" office:string-value="1 RUE F. DE CUREL - BP 41054 57036 " calcext:value-type="string">
            <text:p>1 RUE F. DE CUREL - BP 41054 57036 </text:p>
          </table:table-cell>
          <table:table-cell table:formula="of:=LEN([.AB59])" office:value-type="float" office:value="35" calcext:value-type="float">
            <text:p>35</text:p>
          </table:table-cell>
          <table:table-cell table:formula="of:=LEN([.D59])" office:value-type="float" office:value="47" calcext:value-type="float">
            <text:p>47</text:p>
          </table:table-cell>
          <table:table-cell table:formula="of:=[.AD59]-[.AC59]" office:value-type="float" office:value="12" calcext:value-type="float">
            <text:p>12</text:p>
          </table:table-cell>
          <table:table-cell table:formula="of:=RIGHT([.D59];[.AE59])" office:value-type="string" office:string-value="METZ CEDEX 1" calcext:value-type="string">
            <text:p>METZ CEDEX 1</text:p>
          </table:table-cell>
          <table:table-cell table:formula="of:=TRIM(ORG.LIBREOFFICE.REGEX([.AF59];&quot;CEDEX|[0-9]|BP&quot;;&quot; &quot;;&quot;g&quot;))" office:value-type="string" office:string-value="METZ" calcext:value-type="string">
            <text:p>METZ</text:p>
          </table:table-cell>
          <table:table-cell/>
          <table:table-cell table:formula="of:=LEFT([.E59];11)" office:value-type="string" office:string-value="BDFEFRPPCCT" calcext:value-type="string">
            <text:p>BDFEFRPPCCT</text:p>
          </table:table-cell>
          <table:table-cell table:formula="of:=TRIM(ORG.LIBREOFFICE.REGEX([.E59];[.AI59];&quot;&quot;;&quot;g&quot;))" office:value-type="string" office:string-value="FR27 3000 1005 29A5 7000 0000 019" calcext:value-type="string">
            <text:p>FR27 3000 1005 29A5 7000 0000 019</text:p>
          </table:table-cell>
          <table:table-cell table:formula="of:=LEFT([.AJ59];4)" office:value-type="string" office:string-value="FR27" calcext:value-type="string">
            <text:p>FR27</text:p>
          </table:table-cell>
          <table:table-cell table:formula="of:=TRIM(ORG.LIBREOFFICE.REGEX([.AJ59];[.AK59];&quot;&quot;;&quot;g&quot;))" office:value-type="string" office:string-value="3000 1005 29A5 7000 0000 019" calcext:value-type="string">
            <text:p>3000 1005 29A5 7000 0000 019</text:p>
          </table:table-cell>
          <table:table-cell table:formula="of:=LEFT([.AL59];4)" office:value-type="string" office:string-value="3000" calcext:value-type="string">
            <text:p>3000</text:p>
          </table:table-cell>
          <table:table-cell table:formula="of:=TRIM(ORG.LIBREOFFICE.REGEX([.AL59];[.AM59];&quot;&quot;;1))" office:value-type="string" office:string-value="1005 29A5 7000 0000 019" calcext:value-type="string">
            <text:p>1005 29A5 7000 0000 019</text:p>
          </table:table-cell>
          <table:table-cell table:style-name="ce19" table:formula="of:=LEFT([.AN59];4)" office:value-type="string" office:string-value="1005" calcext:value-type="string">
            <text:p>1005</text:p>
          </table:table-cell>
          <table:table-cell table:formula="of:=TRIM(ORG.LIBREOFFICE.REGEX([.AN59];[.AO59];&quot;&quot;;1))" office:value-type="string" office:string-value="29A5 7000 0000 019" calcext:value-type="string">
            <text:p>29A5 7000 0000 019</text:p>
          </table:table-cell>
          <table:table-cell table:style-name="ce18" table:formula="of:=LEFT([.AP59];4)" office:value-type="string" office:string-value="29A5" calcext:value-type="string">
            <text:p>29A5</text:p>
          </table:table-cell>
          <table:table-cell table:style-name="ce43" table:formula="of:=REPLACE([.AP59];1;5; )" office:value-type="string" office:string-value="7000 0000 019" calcext:value-type="string">
            <text:p>7000 0000 019</text:p>
          </table:table-cell>
          <table:table-cell table:style-name="ce18" table:formula="of:=LEFT([.AR59];4)" office:value-type="string" office:string-value="7000" calcext:value-type="string">
            <text:p>7000</text:p>
          </table:table-cell>
          <table:table-cell table:style-name="ce43" table:formula="of:=REPLACE([.AR59];1;5; )" office:value-type="string" office:string-value="0000 019" calcext:value-type="string">
            <text:p>0000 019</text:p>
          </table:table-cell>
          <table:table-cell table:style-name="ce18" table:formula="of:=LEFT([.AT59];4)" office:value-type="string" office:string-value="0000" calcext:value-type="string">
            <text:p>0000</text:p>
          </table:table-cell>
          <table:table-cell table:style-name="ce43" table:formula="of:=REPLACE([.AT59];1;5; )" office:value-type="string" office:string-value="019" calcext:value-type="string">
            <text:p>019</text:p>
          </table:table-cell>
          <table:table-cell table:style-name="ce18" table:formula="of:=LEFT([.AV59];3)" office:value-type="string" office:string-value="019" calcext:value-type="string">
            <text:p>019</text:p>
          </table:table-cell>
          <table:table-cell table:style-name="ce13" table:formula="of:=TRIM(ORG.LIBREOFFICE.REGEX([.AP59];[.AQ59];&quot;&quot;;1))" office:value-type="string" office:string-value="7000 0000 019" calcext:value-type="string">
            <text:p>7000 0000 019</text:p>
          </table:table-cell>
          <table:table-cell table:style-name="ce18" table:formula="of:=RIGHT([.AX59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/>
          <table:table-cell table:style-name="ce13" table:formula="of:=IFNA(ORG.LIBREOFFICE.REGEX([.$D6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0];[.$J$2]; ;&quot;g&quot;)" office:value-type="string" office:string-value="58019" calcext:value-type="string">
            <text:p>58019</text:p>
          </table:table-cell>
          <table:table-cell/>
          <table:table-cell table:style-name="ce13" table:formula="of:=IFNA(ORG.LIBREOFFICE.REGEX([.D60];[.$J$2]; ;2);0)" office:value-type="float" office:value="0" calcext:value-type="float">
            <text:p>0</text:p>
          </table:table-cell>
          <table:table-cell table:style-name="ce15" table:formula="of:=IF([.G60]=0;TRUE();IF(FIND([.G60];[.D6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0]=0;[.I60];[.K60])" office:value-type="string" office:string-value="58019" calcext:value-type="string">
            <text:p>58019</text:p>
          </table:table-cell>
          <table:table-cell table:style-name="ce18"/>
          <table:table-cell table:style-name="ce15" table:formula="of:=IF(FIND([.N60];[.D60];1))" office:value-type="boolean" office:boolean-value="true" calcext:value-type="boolean">
            <text:p>VRAI</text:p>
          </table:table-cell>
          <table:table-cell table:style-name="ce16"/>
          <table:table-cell table:formula="of:=FIND([.N60];[.D60];1)" office:value-type="float" office:value="24" calcext:value-type="float">
            <text:p>24</text:p>
          </table:table-cell>
          <table:table-cell table:style-name="Default" table:formula="of:=LEN([.D60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60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60];[.R60];[.S60]-[.R60]+1;&quot;&quot;))" office:value-type="string" office:string-value="12RUE H BARBUSSE BP 28" calcext:value-type="string">
            <text:p>12RUE H BARBUSSE BP 28</text:p>
          </table:table-cell>
          <table:table-cell table:formula="of:=IF([.U60]=0;[.W60];REPLACE([.W60];1;LEN([.U60])+1; ))" office:value-type="string" office:string-value="UE H BARBUSSE BP 28" calcext:value-type="string">
            <text:p>UE H BARBUSSE BP 28</text:p>
          </table:table-cell>
          <table:table-cell table:style-name="ce15" table:formula="of:=IF(FIND([.W60];[.D60];1))" office:value-type="boolean" office:boolean-value="true" calcext:value-type="boolean">
            <text:p>VRAI</text:p>
          </table:table-cell>
          <table:table-cell table:formula="of:=LEN([.X60])+LEN([.N60])" office:value-type="float" office:value="24" calcext:value-type="float">
            <text:p>24</text:p>
          </table:table-cell>
          <table:table-cell table:formula="of:=SEARCH([.N60];[.D60];1)+5" office:value-type="float" office:value="29" calcext:value-type="float">
            <text:p>29</text:p>
          </table:table-cell>
          <table:table-cell table:formula="of:=LEFT([.D60];[.AA60])" office:value-type="string" office:string-value="12RUE H BARBUSSE BP 28 58019 " calcext:value-type="string">
            <text:p>12RUE H BARBUSSE BP 28 58019 </text:p>
          </table:table-cell>
          <table:table-cell table:formula="of:=LEN([.AB60])" office:value-type="float" office:value="29" calcext:value-type="float">
            <text:p>29</text:p>
          </table:table-cell>
          <table:table-cell table:formula="of:=LEN([.D60])" office:value-type="float" office:value="41" calcext:value-type="float">
            <text:p>41</text:p>
          </table:table-cell>
          <table:table-cell table:formula="of:=[.AD60]-[.AC60]" office:value-type="float" office:value="12" calcext:value-type="float">
            <text:p>12</text:p>
          </table:table-cell>
          <table:table-cell table:formula="of:=RIGHT([.D60];[.AE60])" office:value-type="string" office:string-value="NEVERS CEDEX" calcext:value-type="string">
            <text:p>NEVERS CEDEX</text:p>
          </table:table-cell>
          <table:table-cell table:formula="of:=TRIM(ORG.LIBREOFFICE.REGEX([.AF60];&quot;CEDEX|[0-9]|BP&quot;;&quot; &quot;;&quot;g&quot;))" office:value-type="string" office:string-value="NEVERS" calcext:value-type="string">
            <text:p>NEVERS</text:p>
          </table:table-cell>
          <table:table-cell/>
          <table:table-cell table:formula="of:=LEFT([.E60];11)" office:value-type="string" office:string-value="BDFEFRPPCCT" calcext:value-type="string">
            <text:p>BDFEFRPPCCT</text:p>
          </table:table-cell>
          <table:table-cell table:formula="of:=TRIM(ORG.LIBREOFFICE.REGEX([.E60];[.AI60];&quot;&quot;;&quot;g&quot;))" office:value-type="string" office:string-value="FR73 3000 1005 94A5 8000 0000 062" calcext:value-type="string">
            <text:p>FR73 3000 1005 94A5 8000 0000 062</text:p>
          </table:table-cell>
          <table:table-cell table:formula="of:=LEFT([.AJ60];4)" office:value-type="string" office:string-value="FR73" calcext:value-type="string">
            <text:p>FR73</text:p>
          </table:table-cell>
          <table:table-cell table:formula="of:=TRIM(ORG.LIBREOFFICE.REGEX([.AJ60];[.AK60];&quot;&quot;;&quot;g&quot;))" office:value-type="string" office:string-value="3000 1005 94A5 8000 0000 062" calcext:value-type="string">
            <text:p>3000 1005 94A5 8000 0000 062</text:p>
          </table:table-cell>
          <table:table-cell table:formula="of:=LEFT([.AL60];4)" office:value-type="string" office:string-value="3000" calcext:value-type="string">
            <text:p>3000</text:p>
          </table:table-cell>
          <table:table-cell table:formula="of:=TRIM(ORG.LIBREOFFICE.REGEX([.AL60];[.AM60];&quot;&quot;;1))" office:value-type="string" office:string-value="1005 94A5 8000 0000 062" calcext:value-type="string">
            <text:p>1005 94A5 8000 0000 062</text:p>
          </table:table-cell>
          <table:table-cell table:style-name="ce19" table:formula="of:=LEFT([.AN60];4)" office:value-type="string" office:string-value="1005" calcext:value-type="string">
            <text:p>1005</text:p>
          </table:table-cell>
          <table:table-cell table:formula="of:=TRIM(ORG.LIBREOFFICE.REGEX([.AN60];[.AO60];&quot;&quot;;1))" office:value-type="string" office:string-value="94A5 8000 0000 062" calcext:value-type="string">
            <text:p>94A5 8000 0000 062</text:p>
          </table:table-cell>
          <table:table-cell table:style-name="ce18" table:formula="of:=LEFT([.AP60];4)" office:value-type="string" office:string-value="94A5" calcext:value-type="string">
            <text:p>94A5</text:p>
          </table:table-cell>
          <table:table-cell table:style-name="ce43" table:formula="of:=REPLACE([.AP60];1;5; )" office:value-type="string" office:string-value="8000 0000 062" calcext:value-type="string">
            <text:p>8000 0000 062</text:p>
          </table:table-cell>
          <table:table-cell table:style-name="ce18" table:formula="of:=LEFT([.AR60];4)" office:value-type="string" office:string-value="8000" calcext:value-type="string">
            <text:p>8000</text:p>
          </table:table-cell>
          <table:table-cell table:style-name="ce43" table:formula="of:=REPLACE([.AR60];1;5; )" office:value-type="string" office:string-value="0000 062" calcext:value-type="string">
            <text:p>0000 062</text:p>
          </table:table-cell>
          <table:table-cell table:style-name="ce18" table:formula="of:=LEFT([.AT60];4)" office:value-type="string" office:string-value="0000" calcext:value-type="string">
            <text:p>0000</text:p>
          </table:table-cell>
          <table:table-cell table:style-name="ce43" table:formula="of:=REPLACE([.AT60];1;5; )" office:value-type="string" office:string-value="062" calcext:value-type="string">
            <text:p>062</text:p>
          </table:table-cell>
          <table:table-cell table:style-name="ce18" table:formula="of:=LEFT([.AV60];3)" office:value-type="string" office:string-value="062" calcext:value-type="string">
            <text:p>062</text:p>
          </table:table-cell>
          <table:table-cell table:style-name="ce13" table:formula="of:=TRIM(ORG.LIBREOFFICE.REGEX([.AP60];[.AQ60];&quot;&quot;;1))" office:value-type="string" office:string-value="8000 0000 062" calcext:value-type="string">
            <text:p>8000 0000 062</text:p>
          </table:table-cell>
          <table:table-cell table:style-name="ce18" table:formula="of:=RIGHT([.AX60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/>
          <table:table-cell table:style-name="ce13" table:formula="of:=IFNA(ORG.LIBREOFFICE.REGEX([.$D61];[.$H$2]; ;&quot;g&quot;);0)" office:value-type="string" office:string-value="BP 70689 " calcext:value-type="string">
            <text:p>BP 70689 </text:p>
          </table:table-cell>
          <table:table-cell/>
          <table:table-cell table:style-name="ce13" table:formula="of:=ORG.LIBREOFFICE.REGEX([.D61];[.$J$2]; ;&quot;g&quot;)" office:value-type="string" office:string-value="70689" calcext:value-type="string">
            <text:p>70689</text:p>
          </table:table-cell>
          <table:table-cell/>
          <table:table-cell table:style-name="ce13" table:formula="of:=IFNA(ORG.LIBREOFFICE.REGEX([.D61];[.$J$2]; ;2);0)" office:value-type="string" office:string-value="59033" calcext:value-type="string">
            <text:p>59033</text:p>
          </table:table-cell>
          <table:table-cell table:style-name="ce15" table:formula="of:=IF([.G61]=0;TRUE();IF(FIND([.G61];[.D6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1]=0;[.I61];[.K61])" office:value-type="string" office:string-value="59033" calcext:value-type="string">
            <text:p>59033</text:p>
          </table:table-cell>
          <table:table-cell table:style-name="ce18"/>
          <table:table-cell table:style-name="ce15" table:formula="of:=IF(FIND([.N61];[.D61];1))" office:value-type="boolean" office:boolean-value="true" calcext:value-type="boolean">
            <text:p>VRAI</text:p>
          </table:table-cell>
          <table:table-cell table:style-name="ce16"/>
          <table:table-cell table:formula="of:=FIND([.N61];[.D61];1)" office:value-type="float" office:value="28" calcext:value-type="float">
            <text:p>28</text:p>
          </table:table-cell>
          <table:table-cell table:style-name="Default" table:formula="of:=LEN([.D6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61];&quot;^[0-9-]{1,7}&quot;; ;1); )" office:value-type="string" office:string-value="82" calcext:value-type="string">
            <text:p>82</text:p>
          </table:table-cell>
          <table:table-cell table:style-name="Default"/>
          <table:table-cell table:formula="of:=TRIM(REPLACE([.D61];[.R61];[.S61]-[.R61]+1;&quot;&quot;))" office:value-type="string" office:string-value="82 AVENUE KENNEDY BP 70689" calcext:value-type="string">
            <text:p>82 AVENUE KENNEDY BP 70689</text:p>
          </table:table-cell>
          <table:table-cell table:formula="of:=IF([.U61]=0;[.W61];REPLACE([.W61];1;LEN([.U61])+1; ))" office:value-type="string" office:string-value="AVENUE KENNEDY BP 70689" calcext:value-type="string">
            <text:p>AVENUE KENNEDY BP 70689</text:p>
          </table:table-cell>
          <table:table-cell table:style-name="ce15" table:formula="of:=IF(FIND([.W61];[.D61];1))" office:value-type="boolean" office:boolean-value="true" calcext:value-type="boolean">
            <text:p>VRAI</text:p>
          </table:table-cell>
          <table:table-cell table:formula="of:=LEN([.X61])+LEN([.N61])" office:value-type="float" office:value="28" calcext:value-type="float">
            <text:p>28</text:p>
          </table:table-cell>
          <table:table-cell table:formula="of:=SEARCH([.N61];[.D61];1)+5" office:value-type="float" office:value="33" calcext:value-type="float">
            <text:p>33</text:p>
          </table:table-cell>
          <table:table-cell table:formula="of:=LEFT([.D61];[.AA61])" office:value-type="string" office:string-value="82 AVENUE KENNEDY BP 70689 59033 " calcext:value-type="string">
            <text:p>82 AVENUE KENNEDY BP 70689 59033 </text:p>
          </table:table-cell>
          <table:table-cell table:formula="of:=LEN([.AB61])" office:value-type="float" office:value="33" calcext:value-type="float">
            <text:p>33</text:p>
          </table:table-cell>
          <table:table-cell table:formula="of:=LEN([.D61])" office:value-type="float" office:value="44" calcext:value-type="float">
            <text:p>44</text:p>
          </table:table-cell>
          <table:table-cell table:formula="of:=[.AD61]-[.AC61]" office:value-type="float" office:value="11" calcext:value-type="float">
            <text:p>11</text:p>
          </table:table-cell>
          <table:table-cell table:formula="of:=RIGHT([.D61];[.AE61])" office:value-type="string" office:string-value="LILLE CEDEX" calcext:value-type="string">
            <text:p>LILLE CEDEX</text:p>
          </table:table-cell>
          <table:table-cell table:formula="of:=TRIM(ORG.LIBREOFFICE.REGEX([.AF61];&quot;CEDEX|[0-9]|BP&quot;;&quot; &quot;;&quot;g&quot;))" office:value-type="string" office:string-value="LILLE" calcext:value-type="string">
            <text:p>LILLE</text:p>
          </table:table-cell>
          <table:table-cell/>
          <table:table-cell table:formula="of:=LEFT([.E61];11)" office:value-type="string" office:string-value="BDFEFRPPCCT" calcext:value-type="string">
            <text:p>BDFEFRPPCCT</text:p>
          </table:table-cell>
          <table:table-cell table:formula="of:=TRIM(ORG.LIBREOFFICE.REGEX([.E61];[.AI61];&quot;&quot;;&quot;g&quot;))" office:value-type="string" office:string-value="FR48 3000 1004 68A5 9000 0000 060" calcext:value-type="string">
            <text:p>FR48 3000 1004 68A5 9000 0000 060</text:p>
          </table:table-cell>
          <table:table-cell table:formula="of:=LEFT([.AJ61];4)" office:value-type="string" office:string-value="FR48" calcext:value-type="string">
            <text:p>FR48</text:p>
          </table:table-cell>
          <table:table-cell table:formula="of:=TRIM(ORG.LIBREOFFICE.REGEX([.AJ61];[.AK61];&quot;&quot;;&quot;g&quot;))" office:value-type="string" office:string-value="3000 1004 68A5 9000 0000 060" calcext:value-type="string">
            <text:p>3000 1004 68A5 9000 0000 060</text:p>
          </table:table-cell>
          <table:table-cell table:formula="of:=LEFT([.AL61];4)" office:value-type="string" office:string-value="3000" calcext:value-type="string">
            <text:p>3000</text:p>
          </table:table-cell>
          <table:table-cell table:formula="of:=TRIM(ORG.LIBREOFFICE.REGEX([.AL61];[.AM61];&quot;&quot;;1))" office:value-type="string" office:string-value="1004 68A5 9000 0000 060" calcext:value-type="string">
            <text:p>1004 68A5 9000 0000 060</text:p>
          </table:table-cell>
          <table:table-cell table:style-name="ce19" table:formula="of:=LEFT([.AN61];4)" office:value-type="string" office:string-value="1004" calcext:value-type="string">
            <text:p>1004</text:p>
          </table:table-cell>
          <table:table-cell table:formula="of:=TRIM(ORG.LIBREOFFICE.REGEX([.AN61];[.AO61];&quot;&quot;;1))" office:value-type="string" office:string-value="68A5 9000 0000 060" calcext:value-type="string">
            <text:p>68A5 9000 0000 060</text:p>
          </table:table-cell>
          <table:table-cell table:style-name="ce18" table:formula="of:=LEFT([.AP61];4)" office:value-type="string" office:string-value="68A5" calcext:value-type="string">
            <text:p>68A5</text:p>
          </table:table-cell>
          <table:table-cell table:style-name="ce43" table:formula="of:=REPLACE([.AP61];1;5; )" office:value-type="string" office:string-value="9000 0000 060" calcext:value-type="string">
            <text:p>9000 0000 060</text:p>
          </table:table-cell>
          <table:table-cell table:style-name="ce18" table:formula="of:=LEFT([.AR61];4)" office:value-type="string" office:string-value="9000" calcext:value-type="string">
            <text:p>9000</text:p>
          </table:table-cell>
          <table:table-cell table:style-name="ce43" table:formula="of:=REPLACE([.AR61];1;5; )" office:value-type="string" office:string-value="0000 060" calcext:value-type="string">
            <text:p>0000 060</text:p>
          </table:table-cell>
          <table:table-cell table:style-name="ce18" table:formula="of:=LEFT([.AT61];4)" office:value-type="string" office:string-value="0000" calcext:value-type="string">
            <text:p>0000</text:p>
          </table:table-cell>
          <table:table-cell table:style-name="ce43" table:formula="of:=REPLACE([.AT61];1;5; )" office:value-type="string" office:string-value="060" calcext:value-type="string">
            <text:p>060</text:p>
          </table:table-cell>
          <table:table-cell table:style-name="ce18" table:formula="of:=LEFT([.AV61];3)" office:value-type="string" office:string-value="060" calcext:value-type="string">
            <text:p>060</text:p>
          </table:table-cell>
          <table:table-cell table:style-name="ce13" table:formula="of:=TRIM(ORG.LIBREOFFICE.REGEX([.AP61];[.AQ61];&quot;&quot;;1))" office:value-type="string" office:string-value="9000 0000 060" calcext:value-type="string">
            <text:p>9000 0000 060</text:p>
          </table:table-cell>
          <table:table-cell table:style-name="ce18" table:formula="of:=RIGHT([.AX61];2)" office:value-type="string" office:string-value="60" calcext:value-type="string">
            <text:p>6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/>
          <table:table-cell table:style-name="ce13" table:formula="of:=IFNA(ORG.LIBREOFFICE.REGEX([.$D6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2];[.$J$2]; ;&quot;g&quot;)" office:value-type="string" office:string-value="60021" calcext:value-type="string">
            <text:p>60021</text:p>
          </table:table-cell>
          <table:table-cell/>
          <table:table-cell table:style-name="ce13" table:formula="of:=IFNA(ORG.LIBREOFFICE.REGEX([.D62];[.$J$2]; ;2);0)" office:value-type="float" office:value="0" calcext:value-type="float">
            <text:p>0</text:p>
          </table:table-cell>
          <table:table-cell table:style-name="ce15" table:formula="of:=IF([.G62]=0;TRUE();IF(FIND([.G62];[.D6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2]=0;[.I62];[.K62])" office:value-type="string" office:string-value="60021" calcext:value-type="string">
            <text:p>60021</text:p>
          </table:table-cell>
          <table:table-cell table:style-name="ce18"/>
          <table:table-cell table:style-name="ce15" table:formula="of:=IF(FIND([.N62];[.D62];1))" office:value-type="boolean" office:boolean-value="true" calcext:value-type="boolean">
            <text:p>VRAI</text:p>
          </table:table-cell>
          <table:table-cell table:style-name="ce16"/>
          <table:table-cell table:formula="of:=FIND([.N62];[.D62];1)" office:value-type="float" office:value="15" calcext:value-type="float">
            <text:p>15</text:p>
          </table:table-cell>
          <table:table-cell table:style-name="Default" table:formula="of:=LEN([.D62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62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2];[.R62];[.S62]-[.R62]+1;&quot;&quot;))" office:value-type="string" office:string-value="2 RUE MOLIERE" calcext:value-type="string">
            <text:p>2 RUE MOLIERE</text:p>
          </table:table-cell>
          <table:table-cell table:formula="of:=IF([.U62]=0;[.W62];REPLACE([.W62];1;LEN([.U62])+1; ))" office:value-type="string" office:string-value="RUE MOLIERE" calcext:value-type="string">
            <text:p>RUE MOLIERE</text:p>
          </table:table-cell>
          <table:table-cell table:style-name="ce15" table:formula="of:=IF(FIND([.W62];[.D62];1))" office:value-type="boolean" office:boolean-value="true" calcext:value-type="boolean">
            <text:p>VRAI</text:p>
          </table:table-cell>
          <table:table-cell table:formula="of:=LEN([.X62])+LEN([.N62])" office:value-type="float" office:value="16" calcext:value-type="float">
            <text:p>16</text:p>
          </table:table-cell>
          <table:table-cell table:formula="of:=SEARCH([.N62];[.D62];1)+5" office:value-type="float" office:value="20" calcext:value-type="float">
            <text:p>20</text:p>
          </table:table-cell>
          <table:table-cell table:formula="of:=LEFT([.D62];[.AA62])" office:value-type="string" office:string-value="2 RUE MOLIERE 60021 " calcext:value-type="string">
            <text:p>2 RUE MOLIERE 60021 </text:p>
          </table:table-cell>
          <table:table-cell table:formula="of:=LEN([.AB62])" office:value-type="float" office:value="20" calcext:value-type="float">
            <text:p>20</text:p>
          </table:table-cell>
          <table:table-cell table:formula="of:=LEN([.D62])" office:value-type="float" office:value="34" calcext:value-type="float">
            <text:p>34</text:p>
          </table:table-cell>
          <table:table-cell table:formula="of:=[.AD62]-[.AC62]" office:value-type="float" office:value="14" calcext:value-type="float">
            <text:p>14</text:p>
          </table:table-cell>
          <table:table-cell table:formula="of:=RIGHT([.D62];[.AE62])" office:value-type="string" office:string-value="BEAUVAIS CEDEX" calcext:value-type="string">
            <text:p>BEAUVAIS CEDEX</text:p>
          </table:table-cell>
          <table:table-cell table:formula="of:=TRIM(ORG.LIBREOFFICE.REGEX([.AF62];&quot;CEDEX|[0-9]|BP&quot;;&quot; &quot;;&quot;g&quot;))" office:value-type="string" office:string-value="BEAUVAIS" calcext:value-type="string">
            <text:p>BEAUVAIS</text:p>
          </table:table-cell>
          <table:table-cell/>
          <table:table-cell table:formula="of:=LEFT([.E62];11)" office:value-type="string" office:string-value="BDFEFRPPCCT" calcext:value-type="string">
            <text:p>BDFEFRPPCCT</text:p>
          </table:table-cell>
          <table:table-cell table:formula="of:=TRIM(ORG.LIBREOFFICE.REGEX([.E62];[.AI62];&quot;&quot;;&quot;g&quot;))" office:value-type="string" office:string-value="FR85 3000 1001 85A6 0000 0000 085" calcext:value-type="string">
            <text:p>FR85 3000 1001 85A6 0000 0000 085</text:p>
          </table:table-cell>
          <table:table-cell table:formula="of:=LEFT([.AJ62];4)" office:value-type="string" office:string-value="FR85" calcext:value-type="string">
            <text:p>FR85</text:p>
          </table:table-cell>
          <table:table-cell table:formula="of:=TRIM(ORG.LIBREOFFICE.REGEX([.AJ62];[.AK62];&quot;&quot;;&quot;g&quot;))" office:value-type="string" office:string-value="3000 1001 85A6 0000 0000 085" calcext:value-type="string">
            <text:p>3000 1001 85A6 0000 0000 085</text:p>
          </table:table-cell>
          <table:table-cell table:formula="of:=LEFT([.AL62];4)" office:value-type="string" office:string-value="3000" calcext:value-type="string">
            <text:p>3000</text:p>
          </table:table-cell>
          <table:table-cell table:formula="of:=TRIM(ORG.LIBREOFFICE.REGEX([.AL62];[.AM62];&quot;&quot;;1))" office:value-type="string" office:string-value="1001 85A6 0000 0000 085" calcext:value-type="string">
            <text:p>1001 85A6 0000 0000 085</text:p>
          </table:table-cell>
          <table:table-cell table:style-name="ce19" table:formula="of:=LEFT([.AN62];4)" office:value-type="string" office:string-value="1001" calcext:value-type="string">
            <text:p>1001</text:p>
          </table:table-cell>
          <table:table-cell table:formula="of:=TRIM(ORG.LIBREOFFICE.REGEX([.AN62];[.AO62];&quot;&quot;;1))" office:value-type="string" office:string-value="85A6 0000 0000 085" calcext:value-type="string">
            <text:p>85A6 0000 0000 085</text:p>
          </table:table-cell>
          <table:table-cell table:style-name="ce18" table:formula="of:=LEFT([.AP62];4)" office:value-type="string" office:string-value="85A6" calcext:value-type="string">
            <text:p>85A6</text:p>
          </table:table-cell>
          <table:table-cell table:style-name="ce43" table:formula="of:=REPLACE([.AP62];1;5; )" office:value-type="string" office:string-value="0000 0000 085" calcext:value-type="string">
            <text:p>0000 0000 085</text:p>
          </table:table-cell>
          <table:table-cell table:style-name="ce18" table:formula="of:=LEFT([.AR62];4)" office:value-type="string" office:string-value="0000" calcext:value-type="string">
            <text:p>0000</text:p>
          </table:table-cell>
          <table:table-cell table:style-name="ce43" table:formula="of:=REPLACE([.AR62];1;5; )" office:value-type="string" office:string-value="0000 085" calcext:value-type="string">
            <text:p>0000 085</text:p>
          </table:table-cell>
          <table:table-cell table:style-name="ce18" table:formula="of:=LEFT([.AT62];4)" office:value-type="string" office:string-value="0000" calcext:value-type="string">
            <text:p>0000</text:p>
          </table:table-cell>
          <table:table-cell table:style-name="ce43" table:formula="of:=REPLACE([.AT62];1;5; )" office:value-type="string" office:string-value="085" calcext:value-type="string">
            <text:p>085</text:p>
          </table:table-cell>
          <table:table-cell table:style-name="ce18" table:formula="of:=LEFT([.AV62];3)" office:value-type="string" office:string-value="085" calcext:value-type="string">
            <text:p>085</text:p>
          </table:table-cell>
          <table:table-cell table:style-name="ce13" table:formula="of:=TRIM(ORG.LIBREOFFICE.REGEX([.AP62];[.AQ62];&quot;&quot;;1))" office:value-type="string" office:string-value="0000 0000 085" calcext:value-type="string">
            <text:p>0000 0000 085</text:p>
          </table:table-cell>
          <table:table-cell table:style-name="ce18" table:formula="of:=RIGHT([.AX62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/>
          <table:table-cell table:style-name="ce13" table:formula="of:=IFNA(ORG.LIBREOFFICE.REGEX([.$D63];[.$H$2]; ;&quot;g&quot;);0)" office:value-type="string" office:string-value="BP 344 " calcext:value-type="string">
            <text:p>BP 344 </text:p>
          </table:table-cell>
          <table:table-cell/>
          <table:table-cell table:style-name="ce13" table:formula="of:=ORG.LIBREOFFICE.REGEX([.D63];[.$J$2]; ;&quot;g&quot;)" office:value-type="string" office:string-value="61014" calcext:value-type="string">
            <text:p>61014</text:p>
          </table:table-cell>
          <table:table-cell/>
          <table:table-cell table:style-name="ce13" table:formula="of:=IFNA(ORG.LIBREOFFICE.REGEX([.D63];[.$J$2]; ;2);0)" office:value-type="float" office:value="0" calcext:value-type="float">
            <text:p>0</text:p>
          </table:table-cell>
          <table:table-cell table:style-name="ce15" table:formula="of:=IF([.G63]=0;TRUE();IF(FIND([.G63];[.D6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3]=0;[.I63];[.K63])" office:value-type="string" office:string-value="61014" calcext:value-type="string">
            <text:p>61014</text:p>
          </table:table-cell>
          <table:table-cell table:style-name="ce18"/>
          <table:table-cell table:style-name="ce15" table:formula="of:=IF(FIND([.N63];[.D63];1))" office:value-type="boolean" office:boolean-value="true" calcext:value-type="boolean">
            <text:p>VRAI</text:p>
          </table:table-cell>
          <table:table-cell table:style-name="ce16"/>
          <table:table-cell table:formula="of:=FIND([.N63];[.D63];1)" office:value-type="float" office:value="30" calcext:value-type="float">
            <text:p>30</text:p>
          </table:table-cell>
          <table:table-cell table:style-name="Default" table:formula="of:=LEN([.D63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6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63];[.R63];[.S63]-[.R63]+1;&quot;&quot;))" office:value-type="string" office:string-value="29 RUE DU PONT NEUF - BP 344" calcext:value-type="string">
            <text:p>29 RUE DU PONT NEUF - BP 344</text:p>
          </table:table-cell>
          <table:table-cell table:formula="of:=IF([.U63]=0;[.W63];REPLACE([.W63];1;LEN([.U63])+1; ))" office:value-type="string" office:string-value="RUE DU PONT NEUF - BP 344" calcext:value-type="string">
            <text:p>RUE DU PONT NEUF - BP 344</text:p>
          </table:table-cell>
          <table:table-cell table:style-name="ce15" table:formula="of:=IF(FIND([.W63];[.D63];1))" office:value-type="boolean" office:boolean-value="true" calcext:value-type="boolean">
            <text:p>VRAI</text:p>
          </table:table-cell>
          <table:table-cell table:formula="of:=LEN([.X63])+LEN([.N63])" office:value-type="float" office:value="30" calcext:value-type="float">
            <text:p>30</text:p>
          </table:table-cell>
          <table:table-cell table:formula="of:=SEARCH([.N63];[.D63];1)+5" office:value-type="float" office:value="35" calcext:value-type="float">
            <text:p>35</text:p>
          </table:table-cell>
          <table:table-cell table:formula="of:=LEFT([.D63];[.AA63])" office:value-type="string" office:string-value="29 RUE DU PONT NEUF - BP 344 61014 " calcext:value-type="string">
            <text:p>29 RUE DU PONT NEUF - BP 344 61014 </text:p>
          </table:table-cell>
          <table:table-cell table:formula="of:=LEN([.AB63])" office:value-type="float" office:value="35" calcext:value-type="float">
            <text:p>35</text:p>
          </table:table-cell>
          <table:table-cell table:formula="of:=LEN([.D63])" office:value-type="float" office:value="48" calcext:value-type="float">
            <text:p>48</text:p>
          </table:table-cell>
          <table:table-cell table:formula="of:=[.AD63]-[.AC63]" office:value-type="float" office:value="13" calcext:value-type="float">
            <text:p>13</text:p>
          </table:table-cell>
          <table:table-cell table:formula="of:=RIGHT([.D63];[.AE63])" office:value-type="string" office:string-value="ALENCON CEDEX" calcext:value-type="string">
            <text:p>ALENCON CEDEX</text:p>
          </table:table-cell>
          <table:table-cell table:formula="of:=TRIM(ORG.LIBREOFFICE.REGEX([.AF63];&quot;CEDEX|[0-9]|BP&quot;;&quot; &quot;;&quot;g&quot;))" office:value-type="string" office:string-value="ALENCON" calcext:value-type="string">
            <text:p>ALENCON</text:p>
          </table:table-cell>
          <table:table-cell/>
          <table:table-cell table:formula="of:=LEFT([.E63];11)" office:value-type="string" office:string-value="BDFEFRPPCCT" calcext:value-type="string">
            <text:p>BDFEFRPPCCT</text:p>
          </table:table-cell>
          <table:table-cell table:formula="of:=TRIM(ORG.LIBREOFFICE.REGEX([.E63];[.AI63];&quot;&quot;;&quot;g&quot;))" office:value-type="string" office:string-value="FR54 3000 1001 18A6 1000 0000 071" calcext:value-type="string">
            <text:p>FR54 3000 1001 18A6 1000 0000 071</text:p>
          </table:table-cell>
          <table:table-cell table:formula="of:=LEFT([.AJ63];4)" office:value-type="string" office:string-value="FR54" calcext:value-type="string">
            <text:p>FR54</text:p>
          </table:table-cell>
          <table:table-cell table:formula="of:=TRIM(ORG.LIBREOFFICE.REGEX([.AJ63];[.AK63];&quot;&quot;;&quot;g&quot;))" office:value-type="string" office:string-value="3000 1001 18A6 1000 0000 071" calcext:value-type="string">
            <text:p>3000 1001 18A6 1000 0000 071</text:p>
          </table:table-cell>
          <table:table-cell table:formula="of:=LEFT([.AL63];4)" office:value-type="string" office:string-value="3000" calcext:value-type="string">
            <text:p>3000</text:p>
          </table:table-cell>
          <table:table-cell table:formula="of:=TRIM(ORG.LIBREOFFICE.REGEX([.AL63];[.AM63];&quot;&quot;;1))" office:value-type="string" office:string-value="1001 18A6 1000 0000 071" calcext:value-type="string">
            <text:p>1001 18A6 1000 0000 071</text:p>
          </table:table-cell>
          <table:table-cell table:style-name="ce19" table:formula="of:=LEFT([.AN63];4)" office:value-type="string" office:string-value="1001" calcext:value-type="string">
            <text:p>1001</text:p>
          </table:table-cell>
          <table:table-cell table:formula="of:=TRIM(ORG.LIBREOFFICE.REGEX([.AN63];[.AO63];&quot;&quot;;1))" office:value-type="string" office:string-value="18A6 1000 0000 071" calcext:value-type="string">
            <text:p>18A6 1000 0000 071</text:p>
          </table:table-cell>
          <table:table-cell table:style-name="ce18" table:formula="of:=LEFT([.AP63];4)" office:value-type="string" office:string-value="18A6" calcext:value-type="string">
            <text:p>18A6</text:p>
          </table:table-cell>
          <table:table-cell table:style-name="ce43" table:formula="of:=REPLACE([.AP63];1;5; )" office:value-type="string" office:string-value="1000 0000 071" calcext:value-type="string">
            <text:p>1000 0000 071</text:p>
          </table:table-cell>
          <table:table-cell table:style-name="ce18" table:formula="of:=LEFT([.AR63];4)" office:value-type="string" office:string-value="1000" calcext:value-type="string">
            <text:p>1000</text:p>
          </table:table-cell>
          <table:table-cell table:style-name="ce43" table:formula="of:=REPLACE([.AR63];1;5; )" office:value-type="string" office:string-value="0000 071" calcext:value-type="string">
            <text:p>0000 071</text:p>
          </table:table-cell>
          <table:table-cell table:style-name="ce18" table:formula="of:=LEFT([.AT63];4)" office:value-type="string" office:string-value="0000" calcext:value-type="string">
            <text:p>0000</text:p>
          </table:table-cell>
          <table:table-cell table:style-name="ce43" table:formula="of:=REPLACE([.AT63];1;5; )" office:value-type="string" office:string-value="071" calcext:value-type="string">
            <text:p>071</text:p>
          </table:table-cell>
          <table:table-cell table:style-name="ce18" table:formula="of:=LEFT([.AV63];3)" office:value-type="string" office:string-value="071" calcext:value-type="string">
            <text:p>071</text:p>
          </table:table-cell>
          <table:table-cell table:style-name="ce13" table:formula="of:=TRIM(ORG.LIBREOFFICE.REGEX([.AP63];[.AQ63];&quot;&quot;;1))" office:value-type="string" office:string-value="1000 0000 071" calcext:value-type="string">
            <text:p>1000 0000 071</text:p>
          </table:table-cell>
          <table:table-cell table:style-name="ce18" table:formula="of:=RIGHT([.AX63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/>
          <table:table-cell table:style-name="ce13" table:formula="of:=IFNA(ORG.LIBREOFFICE.REGEX([.$D64];[.$H$2]; ;&quot;g&quot;);0)" office:value-type="string" office:string-value="BP 30015 " calcext:value-type="string">
            <text:p>BP 30015 </text:p>
          </table:table-cell>
          <table:table-cell/>
          <table:table-cell table:style-name="ce13" table:formula="of:=ORG.LIBREOFFICE.REGEX([.D64];[.$J$2]; ;&quot;g&quot;)" office:value-type="string" office:string-value="30015" calcext:value-type="string">
            <text:p>30015</text:p>
          </table:table-cell>
          <table:table-cell/>
          <table:table-cell table:style-name="ce13" table:formula="of:=IFNA(ORG.LIBREOFFICE.REGEX([.D64];[.$J$2]; ;2);0)" office:value-type="string" office:string-value="62034" calcext:value-type="string">
            <text:p>62034</text:p>
          </table:table-cell>
          <table:table-cell table:style-name="ce15" table:formula="of:=IF([.G64]=0;TRUE();IF(FIND([.G64];[.D6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4]=0;[.I64];[.K64])" office:value-type="string" office:string-value="62034" calcext:value-type="string">
            <text:p>62034</text:p>
          </table:table-cell>
          <table:table-cell table:style-name="ce18"/>
          <table:table-cell table:style-name="ce15" table:formula="of:=IF(FIND([.N64];[.D64];1))" office:value-type="boolean" office:boolean-value="true" calcext:value-type="boolean">
            <text:p>VRAI</text:p>
          </table:table-cell>
          <table:table-cell table:style-name="ce16"/>
          <table:table-cell table:formula="of:=FIND([.N64];[.D64];1)" office:value-type="float" office:value="31" calcext:value-type="float">
            <text:p>31</text:p>
          </table:table-cell>
          <table:table-cell table:style-name="Default" table:formula="of:=LEN([.D6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64];[.R64];[.S64]-[.R64]+1;&quot;&quot;))" office:value-type="string" office:string-value="5 RUE DU DR BRASSART BP 30015" calcext:value-type="string">
            <text:p>5 RUE DU DR BRASSART BP 30015</text:p>
          </table:table-cell>
          <table:table-cell table:formula="of:=IF([.U64]=0;[.W64];REPLACE([.W64];1;LEN([.U64])+1; ))" office:value-type="string" office:string-value="RUE DU DR BRASSART BP 30015" calcext:value-type="string">
            <text:p>RUE DU DR BRASSART BP 30015</text:p>
          </table:table-cell>
          <table:table-cell table:style-name="ce15" table:formula="of:=IF(FIND([.W64];[.D64];1))" office:value-type="boolean" office:boolean-value="true" calcext:value-type="boolean">
            <text:p>VRAI</text:p>
          </table:table-cell>
          <table:table-cell table:formula="of:=LEN([.X64])+LEN([.N64])" office:value-type="float" office:value="32" calcext:value-type="float">
            <text:p>32</text:p>
          </table:table-cell>
          <table:table-cell table:formula="of:=SEARCH([.N64];[.D64];1)+5" office:value-type="float" office:value="36" calcext:value-type="float">
            <text:p>36</text:p>
          </table:table-cell>
          <table:table-cell table:formula="of:=LEFT([.D64];[.AA64])" office:value-type="string" office:string-value="5 RUE DU DR BRASSART BP 30015 62034 " calcext:value-type="string">
            <text:p>5 RUE DU DR BRASSART BP 30015 62034 </text:p>
          </table:table-cell>
          <table:table-cell table:formula="of:=LEN([.AB64])" office:value-type="float" office:value="36" calcext:value-type="float">
            <text:p>36</text:p>
          </table:table-cell>
          <table:table-cell table:formula="of:=LEN([.D64])" office:value-type="float" office:value="47" calcext:value-type="float">
            <text:p>47</text:p>
          </table:table-cell>
          <table:table-cell table:formula="of:=[.AD64]-[.AC64]" office:value-type="float" office:value="11" calcext:value-type="float">
            <text:p>11</text:p>
          </table:table-cell>
          <table:table-cell table:formula="of:=RIGHT([.D64];[.AE64])" office:value-type="string" office:string-value="ARRAS CEDEX" calcext:value-type="string">
            <text:p>ARRAS CEDEX</text:p>
          </table:table-cell>
          <table:table-cell table:formula="of:=TRIM(ORG.LIBREOFFICE.REGEX([.AF64];&quot;CEDEX|[0-9]|BP&quot;;&quot; &quot;;&quot;g&quot;))" office:value-type="string" office:string-value="ARRAS" calcext:value-type="string">
            <text:p>ARRAS</text:p>
          </table:table-cell>
          <table:table-cell/>
          <table:table-cell table:formula="of:=LEFT([.E64];11)" office:value-type="string" office:string-value="BDFEFRPPCCT" calcext:value-type="string">
            <text:p>BDFEFRPPCCT</text:p>
          </table:table-cell>
          <table:table-cell table:formula="of:=TRIM(ORG.LIBREOFFICE.REGEX([.E64];[.AI64];&quot;&quot;;&quot;g&quot;))" office:value-type="string" office:string-value="FR90 3000 1001 52A6 2000 0000 094" calcext:value-type="string">
            <text:p>FR90 3000 1001 52A6 2000 0000 094</text:p>
          </table:table-cell>
          <table:table-cell table:formula="of:=LEFT([.AJ64];4)" office:value-type="string" office:string-value="FR90" calcext:value-type="string">
            <text:p>FR90</text:p>
          </table:table-cell>
          <table:table-cell table:formula="of:=TRIM(ORG.LIBREOFFICE.REGEX([.AJ64];[.AK64];&quot;&quot;;&quot;g&quot;))" office:value-type="string" office:string-value="3000 1001 52A6 2000 0000 094" calcext:value-type="string">
            <text:p>3000 1001 52A6 2000 0000 094</text:p>
          </table:table-cell>
          <table:table-cell table:formula="of:=LEFT([.AL64];4)" office:value-type="string" office:string-value="3000" calcext:value-type="string">
            <text:p>3000</text:p>
          </table:table-cell>
          <table:table-cell table:formula="of:=TRIM(ORG.LIBREOFFICE.REGEX([.AL64];[.AM64];&quot;&quot;;1))" office:value-type="string" office:string-value="1001 52A6 2000 0000 094" calcext:value-type="string">
            <text:p>1001 52A6 2000 0000 094</text:p>
          </table:table-cell>
          <table:table-cell table:style-name="ce19" table:formula="of:=LEFT([.AN64];4)" office:value-type="string" office:string-value="1001" calcext:value-type="string">
            <text:p>1001</text:p>
          </table:table-cell>
          <table:table-cell table:formula="of:=TRIM(ORG.LIBREOFFICE.REGEX([.AN64];[.AO64];&quot;&quot;;1))" office:value-type="string" office:string-value="52A6 2000 0000 094" calcext:value-type="string">
            <text:p>52A6 2000 0000 094</text:p>
          </table:table-cell>
          <table:table-cell table:style-name="ce18" table:formula="of:=LEFT([.AP64];4)" office:value-type="string" office:string-value="52A6" calcext:value-type="string">
            <text:p>52A6</text:p>
          </table:table-cell>
          <table:table-cell table:style-name="ce43" table:formula="of:=REPLACE([.AP64];1;5; )" office:value-type="string" office:string-value="2000 0000 094" calcext:value-type="string">
            <text:p>2000 0000 094</text:p>
          </table:table-cell>
          <table:table-cell table:style-name="ce18" table:formula="of:=LEFT([.AR64];4)" office:value-type="string" office:string-value="2000" calcext:value-type="string">
            <text:p>2000</text:p>
          </table:table-cell>
          <table:table-cell table:style-name="ce43" table:formula="of:=REPLACE([.AR64];1;5; )" office:value-type="string" office:string-value="0000 094" calcext:value-type="string">
            <text:p>0000 094</text:p>
          </table:table-cell>
          <table:table-cell table:style-name="ce18" table:formula="of:=LEFT([.AT64];4)" office:value-type="string" office:string-value="0000" calcext:value-type="string">
            <text:p>0000</text:p>
          </table:table-cell>
          <table:table-cell table:style-name="ce43" table:formula="of:=REPLACE([.AT64];1;5; )" office:value-type="string" office:string-value="094" calcext:value-type="string">
            <text:p>094</text:p>
          </table:table-cell>
          <table:table-cell table:style-name="ce18" table:formula="of:=LEFT([.AV64];3)" office:value-type="string" office:string-value="094" calcext:value-type="string">
            <text:p>094</text:p>
          </table:table-cell>
          <table:table-cell table:style-name="ce13" table:formula="of:=TRIM(ORG.LIBREOFFICE.REGEX([.AP64];[.AQ64];&quot;&quot;;1))" office:value-type="string" office:string-value="2000 0000 094" calcext:value-type="string">
            <text:p>2000 0000 094</text:p>
          </table:table-cell>
          <table:table-cell table:style-name="ce18" table:formula="of:=RIGHT([.AX64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/>
          <table:table-cell table:style-name="ce13" table:formula="of:=IFNA(ORG.LIBREOFFICE.REGEX([.$D6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5];[.$J$2]; ;&quot;g&quot;)" office:value-type="string" office:string-value="63033" calcext:value-type="string">
            <text:p>63033</text:p>
          </table:table-cell>
          <table:table-cell/>
          <table:table-cell table:style-name="ce13" table:formula="of:=IFNA(ORG.LIBREOFFICE.REGEX([.D65];[.$J$2]; ;2);0)" office:value-type="float" office:value="0" calcext:value-type="float">
            <text:p>0</text:p>
          </table:table-cell>
          <table:table-cell table:style-name="ce15" table:formula="of:=IF([.G65]=0;TRUE();IF(FIND([.G65];[.D6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5]=0;[.I65];[.K65])" office:value-type="string" office:string-value="63033" calcext:value-type="string">
            <text:p>63033</text:p>
          </table:table-cell>
          <table:table-cell table:style-name="ce18"/>
          <table:table-cell table:style-name="ce15" table:formula="of:=IF(FIND([.N65];[.D65];1))" office:value-type="boolean" office:boolean-value="true" calcext:value-type="boolean">
            <text:p>VRAI</text:p>
          </table:table-cell>
          <table:table-cell table:style-name="ce16"/>
          <table:table-cell table:formula="of:=FIND([.N65];[.D65];1)" office:value-type="float" office:value="21" calcext:value-type="float">
            <text:p>21</text:p>
          </table:table-cell>
          <table:table-cell table:style-name="Default" table:formula="of:=LEN([.D65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65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5];[.R65];[.S65]-[.R65]+1;&quot;&quot;))" office:value-type="string" office:string-value="2 RUE GILBERT MOREL" calcext:value-type="string">
            <text:p>2 RUE GILBERT MOREL</text:p>
          </table:table-cell>
          <table:table-cell table:formula="of:=IF([.U65]=0;[.W65];REPLACE([.W65];1;LEN([.U65])+1; ))" office:value-type="string" office:string-value="RUE GILBERT MOREL" calcext:value-type="string">
            <text:p>RUE GILBERT MOREL</text:p>
          </table:table-cell>
          <table:table-cell table:style-name="ce15" table:formula="of:=IF(FIND([.W65];[.D65];1))" office:value-type="boolean" office:boolean-value="true" calcext:value-type="boolean">
            <text:p>VRAI</text:p>
          </table:table-cell>
          <table:table-cell table:formula="of:=LEN([.X65])+LEN([.N65])" office:value-type="float" office:value="22" calcext:value-type="float">
            <text:p>22</text:p>
          </table:table-cell>
          <table:table-cell table:formula="of:=SEARCH([.N65];[.D65];1)+5" office:value-type="float" office:value="26" calcext:value-type="float">
            <text:p>26</text:p>
          </table:table-cell>
          <table:table-cell table:formula="of:=LEFT([.D65];[.AA65])" office:value-type="string" office:string-value="2 RUE GILBERT MOREL 63033 " calcext:value-type="string">
            <text:p>2 RUE GILBERT MOREL 63033 </text:p>
          </table:table-cell>
          <table:table-cell table:formula="of:=LEN([.AB65])" office:value-type="float" office:value="26" calcext:value-type="float">
            <text:p>26</text:p>
          </table:table-cell>
          <table:table-cell table:formula="of:=LEN([.D65])" office:value-type="float" office:value="49" calcext:value-type="float">
            <text:p>49</text:p>
          </table:table-cell>
          <table:table-cell table:formula="of:=[.AD65]-[.AC65]" office:value-type="float" office:value="23" calcext:value-type="float">
            <text:p>23</text:p>
          </table:table-cell>
          <table:table-cell table:formula="of:=RIGHT([.D65];[.AE65])" office:value-type="string" office:string-value="CLERMONT-FERRAND CEDEX1" calcext:value-type="string">
            <text:p>CLERMONT-FERRAND CEDEX1</text:p>
          </table:table-cell>
          <table:table-cell table:formula="of:=TRIM(ORG.LIBREOFFICE.REGEX([.AF65];&quot;CEDEX|[0-9]|BP&quot;;&quot; &quot;;&quot;g&quot;))" office:value-type="string" office:string-value="CLERMONT-FERRAND" calcext:value-type="string">
            <text:p>CLERMONT-FERRAND</text:p>
          </table:table-cell>
          <table:table-cell/>
          <table:table-cell table:formula="of:=LEFT([.E65];11)" office:value-type="string" office:string-value="BDFEFRPPCCT" calcext:value-type="string">
            <text:p>BDFEFRPPCCT</text:p>
          </table:table-cell>
          <table:table-cell table:formula="of:=TRIM(ORG.LIBREOFFICE.REGEX([.E65];[.AI65];&quot;&quot;;&quot;g&quot;))" office:value-type="string" office:string-value="FR88 3000 1003 01A6 3000 0000 041" calcext:value-type="string">
            <text:p>FR88 3000 1003 01A6 3000 0000 041</text:p>
          </table:table-cell>
          <table:table-cell table:formula="of:=LEFT([.AJ65];4)" office:value-type="string" office:string-value="FR88" calcext:value-type="string">
            <text:p>FR88</text:p>
          </table:table-cell>
          <table:table-cell table:formula="of:=TRIM(ORG.LIBREOFFICE.REGEX([.AJ65];[.AK65];&quot;&quot;;&quot;g&quot;))" office:value-type="string" office:string-value="3000 1003 01A6 3000 0000 041" calcext:value-type="string">
            <text:p>3000 1003 01A6 3000 0000 041</text:p>
          </table:table-cell>
          <table:table-cell table:formula="of:=LEFT([.AL65];4)" office:value-type="string" office:string-value="3000" calcext:value-type="string">
            <text:p>3000</text:p>
          </table:table-cell>
          <table:table-cell table:formula="of:=TRIM(ORG.LIBREOFFICE.REGEX([.AL65];[.AM65];&quot;&quot;;1))" office:value-type="string" office:string-value="1003 01A6 3000 0000 041" calcext:value-type="string">
            <text:p>1003 01A6 3000 0000 041</text:p>
          </table:table-cell>
          <table:table-cell table:style-name="ce19" table:formula="of:=LEFT([.AN65];4)" office:value-type="string" office:string-value="1003" calcext:value-type="string">
            <text:p>1003</text:p>
          </table:table-cell>
          <table:table-cell table:formula="of:=TRIM(ORG.LIBREOFFICE.REGEX([.AN65];[.AO65];&quot;&quot;;1))" office:value-type="string" office:string-value="01A6 3000 0000 041" calcext:value-type="string">
            <text:p>01A6 3000 0000 041</text:p>
          </table:table-cell>
          <table:table-cell table:style-name="ce18" table:formula="of:=LEFT([.AP65];4)" office:value-type="string" office:string-value="01A6" calcext:value-type="string">
            <text:p>01A6</text:p>
          </table:table-cell>
          <table:table-cell table:style-name="ce43" table:formula="of:=REPLACE([.AP65];1;5; )" office:value-type="string" office:string-value="3000 0000 041" calcext:value-type="string">
            <text:p>3000 0000 041</text:p>
          </table:table-cell>
          <table:table-cell table:style-name="ce18" table:formula="of:=LEFT([.AR65];4)" office:value-type="string" office:string-value="3000" calcext:value-type="string">
            <text:p>3000</text:p>
          </table:table-cell>
          <table:table-cell table:style-name="ce43" table:formula="of:=REPLACE([.AR65];1;5; )" office:value-type="string" office:string-value="0000 041" calcext:value-type="string">
            <text:p>0000 041</text:p>
          </table:table-cell>
          <table:table-cell table:style-name="ce18" table:formula="of:=LEFT([.AT65];4)" office:value-type="string" office:string-value="0000" calcext:value-type="string">
            <text:p>0000</text:p>
          </table:table-cell>
          <table:table-cell table:style-name="ce43" table:formula="of:=REPLACE([.AT65];1;5; )" office:value-type="string" office:string-value="041" calcext:value-type="string">
            <text:p>041</text:p>
          </table:table-cell>
          <table:table-cell table:style-name="ce18" table:formula="of:=LEFT([.AV65];3)" office:value-type="string" office:string-value="041" calcext:value-type="string">
            <text:p>041</text:p>
          </table:table-cell>
          <table:table-cell table:style-name="ce13" table:formula="of:=TRIM(ORG.LIBREOFFICE.REGEX([.AP65];[.AQ65];&quot;&quot;;1))" office:value-type="string" office:string-value="3000 0000 041" calcext:value-type="string">
            <text:p>3000 0000 041</text:p>
          </table:table-cell>
          <table:table-cell table:style-name="ce18" table:formula="of:=RIGHT([.AX65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/>
          <table:table-cell table:style-name="ce13" table:formula="of:=IFNA(ORG.LIBREOFFICE.REGEX([.$D6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6];[.$J$2]; ;&quot;g&quot;)" office:value-type="string" office:string-value="64019" calcext:value-type="string">
            <text:p>64019</text:p>
          </table:table-cell>
          <table:table-cell/>
          <table:table-cell table:style-name="ce13" table:formula="of:=IFNA(ORG.LIBREOFFICE.REGEX([.D66];[.$J$2]; ;2);0)" office:value-type="float" office:value="0" calcext:value-type="float">
            <text:p>0</text:p>
          </table:table-cell>
          <table:table-cell table:style-name="ce15" table:formula="of:=IF([.G66]=0;TRUE();IF(FIND([.G66];[.D6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6]=0;[.I66];[.K66])" office:value-type="string" office:string-value="64019" calcext:value-type="string">
            <text:p>64019</text:p>
          </table:table-cell>
          <table:table-cell table:style-name="ce18"/>
          <table:table-cell table:style-name="ce15" table:formula="of:=IF(FIND([.N66];[.D66];1))" office:value-type="boolean" office:boolean-value="true" calcext:value-type="boolean">
            <text:p>VRAI</text:p>
          </table:table-cell>
          <table:table-cell table:style-name="ce16"/>
          <table:table-cell table:formula="of:=FIND([.N66];[.D66];1)" office:value-type="float" office:value="19" calcext:value-type="float">
            <text:p>19</text:p>
          </table:table-cell>
          <table:table-cell table:style-name="Default" table:formula="of:=LEN([.D66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66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66];[.R66];[.S66]-[.R66]+1;&quot;&quot;))" office:value-type="string" office:string-value="8 PLACE D'ESPAGNE" calcext:value-type="string">
            <text:p>8 PLACE D'ESPAGNE</text:p>
          </table:table-cell>
          <table:table-cell table:formula="of:=IF([.U66]=0;[.W66];REPLACE([.W66];1;LEN([.U66])+1; ))" office:value-type="string" office:string-value="PLACE D'ESPAGNE" calcext:value-type="string">
            <text:p>PLACE D'ESPAGNE</text:p>
          </table:table-cell>
          <table:table-cell table:style-name="ce15" table:formula="of:=IF(FIND([.W66];[.D66];1))" office:value-type="boolean" office:boolean-value="true" calcext:value-type="boolean">
            <text:p>VRAI</text:p>
          </table:table-cell>
          <table:table-cell table:formula="of:=LEN([.X66])+LEN([.N66])" office:value-type="float" office:value="20" calcext:value-type="float">
            <text:p>20</text:p>
          </table:table-cell>
          <table:table-cell table:formula="of:=SEARCH([.N66];[.D66];1)+5" office:value-type="float" office:value="24" calcext:value-type="float">
            <text:p>24</text:p>
          </table:table-cell>
          <table:table-cell table:formula="of:=LEFT([.D66];[.AA66])" office:value-type="string" office:string-value="8 PLACE D'ESPAGNE 64019 " calcext:value-type="string">
            <text:p>8 PLACE D'ESPAGNE 64019 </text:p>
          </table:table-cell>
          <table:table-cell table:formula="of:=LEN([.AB66])" office:value-type="float" office:value="24" calcext:value-type="float">
            <text:p>24</text:p>
          </table:table-cell>
          <table:table-cell table:formula="of:=LEN([.D66])" office:value-type="float" office:value="36" calcext:value-type="float">
            <text:p>36</text:p>
          </table:table-cell>
          <table:table-cell table:formula="of:=[.AD66]-[.AC66]" office:value-type="float" office:value="12" calcext:value-type="float">
            <text:p>12</text:p>
          </table:table-cell>
          <table:table-cell table:formula="of:=RIGHT([.D66];[.AE66])" office:value-type="string" office:string-value="PAU CEDEX 09" calcext:value-type="string">
            <text:p>PAU CEDEX 09</text:p>
          </table:table-cell>
          <table:table-cell table:formula="of:=TRIM(ORG.LIBREOFFICE.REGEX([.AF66];&quot;CEDEX|[0-9]|BP&quot;;&quot; &quot;;&quot;g&quot;))" office:value-type="string" office:string-value="PAU" calcext:value-type="string">
            <text:p>PAU</text:p>
          </table:table-cell>
          <table:table-cell/>
          <table:table-cell table:formula="of:=LEFT([.E66];11)" office:value-type="string" office:string-value="BDFEFRPPCCT" calcext:value-type="string">
            <text:p>BDFEFRPPCCT</text:p>
          </table:table-cell>
          <table:table-cell table:formula="of:=TRIM(ORG.LIBREOFFICE.REGEX([.E66];[.AI66];&quot;&quot;;&quot;g&quot;))" office:value-type="string" office:string-value="FR57 3000 1006 22A6 4000 0000 027" calcext:value-type="string">
            <text:p>FR57 3000 1006 22A6 4000 0000 027</text:p>
          </table:table-cell>
          <table:table-cell table:formula="of:=LEFT([.AJ66];4)" office:value-type="string" office:string-value="FR57" calcext:value-type="string">
            <text:p>FR57</text:p>
          </table:table-cell>
          <table:table-cell table:formula="of:=TRIM(ORG.LIBREOFFICE.REGEX([.AJ66];[.AK66];&quot;&quot;;&quot;g&quot;))" office:value-type="string" office:string-value="3000 1006 22A6 4000 0000 027" calcext:value-type="string">
            <text:p>3000 1006 22A6 4000 0000 027</text:p>
          </table:table-cell>
          <table:table-cell table:formula="of:=LEFT([.AL66];4)" office:value-type="string" office:string-value="3000" calcext:value-type="string">
            <text:p>3000</text:p>
          </table:table-cell>
          <table:table-cell table:formula="of:=TRIM(ORG.LIBREOFFICE.REGEX([.AL66];[.AM66];&quot;&quot;;1))" office:value-type="string" office:string-value="1006 22A6 4000 0000 027" calcext:value-type="string">
            <text:p>1006 22A6 4000 0000 027</text:p>
          </table:table-cell>
          <table:table-cell table:style-name="ce19" table:formula="of:=LEFT([.AN66];4)" office:value-type="string" office:string-value="1006" calcext:value-type="string">
            <text:p>1006</text:p>
          </table:table-cell>
          <table:table-cell table:formula="of:=TRIM(ORG.LIBREOFFICE.REGEX([.AN66];[.AO66];&quot;&quot;;1))" office:value-type="string" office:string-value="22A6 4000 0000 027" calcext:value-type="string">
            <text:p>22A6 4000 0000 027</text:p>
          </table:table-cell>
          <table:table-cell table:style-name="ce18" table:formula="of:=LEFT([.AP66];4)" office:value-type="string" office:string-value="22A6" calcext:value-type="string">
            <text:p>22A6</text:p>
          </table:table-cell>
          <table:table-cell table:style-name="ce43" table:formula="of:=REPLACE([.AP66];1;5; )" office:value-type="string" office:string-value="4000 0000 027" calcext:value-type="string">
            <text:p>4000 0000 027</text:p>
          </table:table-cell>
          <table:table-cell table:style-name="ce18" table:formula="of:=LEFT([.AR66];4)" office:value-type="string" office:string-value="4000" calcext:value-type="string">
            <text:p>4000</text:p>
          </table:table-cell>
          <table:table-cell table:style-name="ce43" table:formula="of:=REPLACE([.AR66];1;5; )" office:value-type="string" office:string-value="0000 027" calcext:value-type="string">
            <text:p>0000 027</text:p>
          </table:table-cell>
          <table:table-cell table:style-name="ce18" table:formula="of:=LEFT([.AT66];4)" office:value-type="string" office:string-value="0000" calcext:value-type="string">
            <text:p>0000</text:p>
          </table:table-cell>
          <table:table-cell table:style-name="ce43" table:formula="of:=REPLACE([.AT66];1;5; )" office:value-type="string" office:string-value="027" calcext:value-type="string">
            <text:p>027</text:p>
          </table:table-cell>
          <table:table-cell table:style-name="ce18" table:formula="of:=LEFT([.AV66];3)" office:value-type="string" office:string-value="027" calcext:value-type="string">
            <text:p>027</text:p>
          </table:table-cell>
          <table:table-cell table:style-name="ce13" table:formula="of:=TRIM(ORG.LIBREOFFICE.REGEX([.AP66];[.AQ66];&quot;&quot;;1))" office:value-type="string" office:string-value="4000 0000 027" calcext:value-type="string">
            <text:p>4000 0000 027</text:p>
          </table:table-cell>
          <table:table-cell table:style-name="ce18" table:formula="of:=RIGHT([.AX66];2)" office:value-type="string" office:string-value="27" calcext:value-type="string">
            <text:p>2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/>
          <table:table-cell table:style-name="ce13" table:formula="of:=IFNA(ORG.LIBREOFFICE.REGEX([.$D67];[.$H$2]; ;&quot;g&quot;);0)" office:value-type="string" office:string-value="BP 1346 " calcext:value-type="string">
            <text:p>BP 1346 </text:p>
          </table:table-cell>
          <table:table-cell/>
          <table:table-cell table:style-name="ce13" table:formula="of:=ORG.LIBREOFFICE.REGEX([.D67];[.$J$2]; ;&quot;g&quot;)" office:value-type="string" office:string-value="65013" calcext:value-type="string">
            <text:p>65013</text:p>
          </table:table-cell>
          <table:table-cell/>
          <table:table-cell table:style-name="ce13" table:formula="of:=IFNA(ORG.LIBREOFFICE.REGEX([.D67];[.$J$2]; ;2);0)" office:value-type="float" office:value="0" calcext:value-type="float">
            <text:p>0</text:p>
          </table:table-cell>
          <table:table-cell table:style-name="ce15" table:formula="of:=IF([.G67]=0;TRUE();IF(FIND([.G67];[.D6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7]=0;[.I67];[.K67])" office:value-type="string" office:string-value="65013" calcext:value-type="string">
            <text:p>65013</text:p>
          </table:table-cell>
          <table:table-cell table:style-name="ce18"/>
          <table:table-cell table:style-name="ce15" table:formula="of:=IF(FIND([.N67];[.D67];1))" office:value-type="boolean" office:boolean-value="true" calcext:value-type="boolean">
            <text:p>VRAI</text:p>
          </table:table-cell>
          <table:table-cell table:style-name="ce16"/>
          <table:table-cell table:formula="of:=FIND([.N67];[.D67];1)" office:value-type="float" office:value="30" calcext:value-type="float">
            <text:p>30</text:p>
          </table:table-cell>
          <table:table-cell table:style-name="Default" table:formula="of:=LEN([.D6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7];[.R67];[.S67]-[.R67]+1;&quot;&quot;))" office:value-type="string" office:string-value="4 CHEMIN DE L'ORMEAU BP 1346" calcext:value-type="string">
            <text:p>4 CHEMIN DE L'ORMEAU BP 1346</text:p>
          </table:table-cell>
          <table:table-cell table:formula="of:=IF([.U67]=0;[.W67];REPLACE([.W67];1;LEN([.U67])+1; ))" office:value-type="string" office:string-value="CHEMIN DE L'ORMEAU BP 1346" calcext:value-type="string">
            <text:p>CHEMIN DE L'ORMEAU BP 1346</text:p>
          </table:table-cell>
          <table:table-cell table:style-name="ce15" table:formula="of:=IF(FIND([.W67];[.D67];1))" office:value-type="boolean" office:boolean-value="true" calcext:value-type="boolean">
            <text:p>VRAI</text:p>
          </table:table-cell>
          <table:table-cell table:formula="of:=LEN([.X67])+LEN([.N67])" office:value-type="float" office:value="31" calcext:value-type="float">
            <text:p>31</text:p>
          </table:table-cell>
          <table:table-cell table:formula="of:=SEARCH([.N67];[.D67];1)+5" office:value-type="float" office:value="35" calcext:value-type="float">
            <text:p>35</text:p>
          </table:table-cell>
          <table:table-cell table:formula="of:=LEFT([.D67];[.AA67])" office:value-type="string" office:string-value="4 CHEMIN DE L'ORMEAU BP 1346 65013 " calcext:value-type="string">
            <text:p>4 CHEMIN DE L'ORMEAU BP 1346 65013 </text:p>
          </table:table-cell>
          <table:table-cell table:formula="of:=LEN([.AB67])" office:value-type="float" office:value="35" calcext:value-type="float">
            <text:p>35</text:p>
          </table:table-cell>
          <table:table-cell table:formula="of:=LEN([.D67])" office:value-type="float" office:value="47" calcext:value-type="float">
            <text:p>47</text:p>
          </table:table-cell>
          <table:table-cell table:formula="of:=[.AD67]-[.AC67]" office:value-type="float" office:value="12" calcext:value-type="float">
            <text:p>12</text:p>
          </table:table-cell>
          <table:table-cell table:formula="of:=RIGHT([.D67];[.AE67])" office:value-type="string" office:string-value="TARBES CEDEX" calcext:value-type="string">
            <text:p>TARBES CEDEX</text:p>
          </table:table-cell>
          <table:table-cell table:formula="of:=TRIM(ORG.LIBREOFFICE.REGEX([.AF67];&quot;CEDEX|[0-9]|BP&quot;;&quot; &quot;;&quot;g&quot;))" office:value-type="string" office:string-value="TARBES" calcext:value-type="string">
            <text:p>TARBES</text:p>
          </table:table-cell>
          <table:table-cell/>
          <table:table-cell table:formula="of:=LEFT([.E67];11)" office:value-type="string" office:string-value="BDFEFRPPCCT" calcext:value-type="string">
            <text:p>BDFEFRPPCCT</text:p>
          </table:table-cell>
          <table:table-cell table:formula="of:=TRIM(ORG.LIBREOFFICE.REGEX([.E67];[.AI67];&quot;&quot;;&quot;g&quot;))" office:value-type="string" office:string-value="FR46 3000 1008 11A6 5000 0000 053" calcext:value-type="string">
            <text:p>FR46 3000 1008 11A6 5000 0000 053</text:p>
          </table:table-cell>
          <table:table-cell table:formula="of:=LEFT([.AJ67];4)" office:value-type="string" office:string-value="FR46" calcext:value-type="string">
            <text:p>FR46</text:p>
          </table:table-cell>
          <table:table-cell table:formula="of:=TRIM(ORG.LIBREOFFICE.REGEX([.AJ67];[.AK67];&quot;&quot;;&quot;g&quot;))" office:value-type="string" office:string-value="3000 1008 11A6 5000 0000 053" calcext:value-type="string">
            <text:p>3000 1008 11A6 5000 0000 053</text:p>
          </table:table-cell>
          <table:table-cell table:formula="of:=LEFT([.AL67];4)" office:value-type="string" office:string-value="3000" calcext:value-type="string">
            <text:p>3000</text:p>
          </table:table-cell>
          <table:table-cell table:formula="of:=TRIM(ORG.LIBREOFFICE.REGEX([.AL67];[.AM67];&quot;&quot;;1))" office:value-type="string" office:string-value="1008 11A6 5000 0000 053" calcext:value-type="string">
            <text:p>1008 11A6 5000 0000 053</text:p>
          </table:table-cell>
          <table:table-cell table:style-name="ce19" table:formula="of:=LEFT([.AN67];4)" office:value-type="string" office:string-value="1008" calcext:value-type="string">
            <text:p>1008</text:p>
          </table:table-cell>
          <table:table-cell table:formula="of:=TRIM(ORG.LIBREOFFICE.REGEX([.AN67];[.AO67];&quot;&quot;;1))" office:value-type="string" office:string-value="11A6 5000 0000 053" calcext:value-type="string">
            <text:p>11A6 5000 0000 053</text:p>
          </table:table-cell>
          <table:table-cell table:style-name="ce18" table:formula="of:=LEFT([.AP67];4)" office:value-type="string" office:string-value="11A6" calcext:value-type="string">
            <text:p>11A6</text:p>
          </table:table-cell>
          <table:table-cell table:style-name="ce43" table:formula="of:=REPLACE([.AP67];1;5; )" office:value-type="string" office:string-value="5000 0000 053" calcext:value-type="string">
            <text:p>5000 0000 053</text:p>
          </table:table-cell>
          <table:table-cell table:style-name="ce18" table:formula="of:=LEFT([.AR67];4)" office:value-type="string" office:string-value="5000" calcext:value-type="string">
            <text:p>5000</text:p>
          </table:table-cell>
          <table:table-cell table:style-name="ce43" table:formula="of:=REPLACE([.AR67];1;5; )" office:value-type="string" office:string-value="0000 053" calcext:value-type="string">
            <text:p>0000 053</text:p>
          </table:table-cell>
          <table:table-cell table:style-name="ce18" table:formula="of:=LEFT([.AT67];4)" office:value-type="string" office:string-value="0000" calcext:value-type="string">
            <text:p>0000</text:p>
          </table:table-cell>
          <table:table-cell table:style-name="ce43" table:formula="of:=REPLACE([.AT67];1;5; )" office:value-type="string" office:string-value="053" calcext:value-type="string">
            <text:p>053</text:p>
          </table:table-cell>
          <table:table-cell table:style-name="ce18" table:formula="of:=LEFT([.AV67];3)" office:value-type="string" office:string-value="053" calcext:value-type="string">
            <text:p>053</text:p>
          </table:table-cell>
          <table:table-cell table:style-name="ce13" table:formula="of:=TRIM(ORG.LIBREOFFICE.REGEX([.AP67];[.AQ67];&quot;&quot;;1))" office:value-type="string" office:string-value="5000 0000 053" calcext:value-type="string">
            <text:p>5000 0000 053</text:p>
          </table:table-cell>
          <table:table-cell table:style-name="ce18" table:formula="of:=RIGHT([.AX67];2)" office:value-type="string" office:string-value="53" calcext:value-type="string">
            <text:p>5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/>
          <table:table-cell table:style-name="ce13" table:formula="of:=IFNA(ORG.LIBREOFFICE.REGEX([.$D68];[.$H$2]; ;&quot;g&quot;);0)" office:value-type="string" office:string-value="BP 40950 " calcext:value-type="string">
            <text:p>BP 40950 </text:p>
          </table:table-cell>
          <table:table-cell/>
          <table:table-cell table:style-name="ce13" table:formula="of:=ORG.LIBREOFFICE.REGEX([.D68];[.$J$2]; ;&quot;g&quot;)" office:value-type="string" office:string-value="40950" calcext:value-type="string">
            <text:p>40950</text:p>
          </table:table-cell>
          <table:table-cell/>
          <table:table-cell table:style-name="ce13" table:formula="of:=IFNA(ORG.LIBREOFFICE.REGEX([.D68];[.$J$2]; ;2);0)" office:value-type="string" office:string-value="66950" calcext:value-type="string">
            <text:p>66950</text:p>
          </table:table-cell>
          <table:table-cell table:style-name="ce15" table:formula="of:=IF([.G68]=0;TRUE();IF(FIND([.G68];[.D6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8]=0;[.I68];[.K68])" office:value-type="string" office:string-value="66950" calcext:value-type="string">
            <text:p>66950</text:p>
          </table:table-cell>
          <table:table-cell table:style-name="ce18"/>
          <table:table-cell table:style-name="ce15" table:formula="of:=IF(FIND([.N68];[.D68];1))" office:value-type="boolean" office:boolean-value="true" calcext:value-type="boolean">
            <text:p>VRAI</text:p>
          </table:table-cell>
          <table:table-cell table:style-name="ce16"/>
          <table:table-cell table:formula="of:=FIND([.N68];[.D68];1)" office:value-type="float" office:value="25" calcext:value-type="float">
            <text:p>25</text:p>
          </table:table-cell>
          <table:table-cell table:style-name="Default" table:formula="of:=LEN([.D6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68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8];[.R68];[.S68]-[.R68]+1;&quot;&quot;))" office:value-type="string" office:string-value="SQUARE ARAGO - BP 40950" calcext:value-type="string">
            <text:p>SQUARE ARAGO - BP 40950</text:p>
          </table:table-cell>
          <table:table-cell table:formula="of:=IF([.U68]=0;[.W68];REPLACE([.W68];1;LEN([.U68])+1; ))" office:value-type="string" office:string-value="SQUARE ARAGO - BP 40950" calcext:value-type="string">
            <text:p>SQUARE ARAGO - BP 40950</text:p>
          </table:table-cell>
          <table:table-cell table:style-name="ce15" table:formula="of:=IF(FIND([.W68];[.D68];1))" office:value-type="boolean" office:boolean-value="true" calcext:value-type="boolean">
            <text:p>VRAI</text:p>
          </table:table-cell>
          <table:table-cell table:formula="of:=LEN([.X68])+LEN([.N68])" office:value-type="float" office:value="28" calcext:value-type="float">
            <text:p>28</text:p>
          </table:table-cell>
          <table:table-cell table:formula="of:=SEARCH([.N68];[.D68];1)+5" office:value-type="float" office:value="30" calcext:value-type="float">
            <text:p>30</text:p>
          </table:table-cell>
          <table:table-cell table:formula="of:=LEFT([.D68];[.AA68])" office:value-type="string" office:string-value="SQUARE ARAGO - BP 40950 66950 " calcext:value-type="string">
            <text:p>SQUARE ARAGO - BP 40950 66950 </text:p>
          </table:table-cell>
          <table:table-cell table:formula="of:=LEN([.AB68])" office:value-type="float" office:value="30" calcext:value-type="float">
            <text:p>30</text:p>
          </table:table-cell>
          <table:table-cell table:formula="of:=LEN([.D68])" office:value-type="float" office:value="45" calcext:value-type="float">
            <text:p>45</text:p>
          </table:table-cell>
          <table:table-cell table:formula="of:=[.AD68]-[.AC68]" office:value-type="float" office:value="15" calcext:value-type="float">
            <text:p>15</text:p>
          </table:table-cell>
          <table:table-cell table:formula="of:=RIGHT([.D68];[.AE68])" office:value-type="string" office:string-value="PERPIGNAN CEDEX" calcext:value-type="string">
            <text:p>PERPIGNAN CEDEX</text:p>
          </table:table-cell>
          <table:table-cell table:formula="of:=TRIM(ORG.LIBREOFFICE.REGEX([.AF68];&quot;CEDEX|[0-9]|BP&quot;;&quot; &quot;;&quot;g&quot;))" office:value-type="string" office:string-value="PERPIGNAN" calcext:value-type="string">
            <text:p>PERPIGNAN</text:p>
          </table:table-cell>
          <table:table-cell/>
          <table:table-cell table:formula="of:=LEFT([.E68];11)" office:value-type="string" office:string-value="BDFEFRPPCCT" calcext:value-type="string">
            <text:p>BDFEFRPPCCT</text:p>
          </table:table-cell>
          <table:table-cell table:formula="of:=TRIM(ORG.LIBREOFFICE.REGEX([.E68];[.AI68];&quot;&quot;;&quot;g&quot;))" office:value-type="string" office:string-value="FR38 3000 1006 31A6 6000 0000 085" calcext:value-type="string">
            <text:p>FR38 3000 1006 31A6 6000 0000 085</text:p>
          </table:table-cell>
          <table:table-cell table:formula="of:=LEFT([.AJ68];4)" office:value-type="string" office:string-value="FR38" calcext:value-type="string">
            <text:p>FR38</text:p>
          </table:table-cell>
          <table:table-cell table:formula="of:=TRIM(ORG.LIBREOFFICE.REGEX([.AJ68];[.AK68];&quot;&quot;;&quot;g&quot;))" office:value-type="string" office:string-value="3000 1006 31A6 6000 0000 085" calcext:value-type="string">
            <text:p>3000 1006 31A6 6000 0000 085</text:p>
          </table:table-cell>
          <table:table-cell table:formula="of:=LEFT([.AL68];4)" office:value-type="string" office:string-value="3000" calcext:value-type="string">
            <text:p>3000</text:p>
          </table:table-cell>
          <table:table-cell table:formula="of:=TRIM(ORG.LIBREOFFICE.REGEX([.AL68];[.AM68];&quot;&quot;;1))" office:value-type="string" office:string-value="1006 31A6 6000 0000 085" calcext:value-type="string">
            <text:p>1006 31A6 6000 0000 085</text:p>
          </table:table-cell>
          <table:table-cell table:style-name="ce19" table:formula="of:=LEFT([.AN68];4)" office:value-type="string" office:string-value="1006" calcext:value-type="string">
            <text:p>1006</text:p>
          </table:table-cell>
          <table:table-cell table:formula="of:=TRIM(ORG.LIBREOFFICE.REGEX([.AN68];[.AO68];&quot;&quot;;1))" office:value-type="string" office:string-value="31A6 6000 0000 085" calcext:value-type="string">
            <text:p>31A6 6000 0000 085</text:p>
          </table:table-cell>
          <table:table-cell table:style-name="ce18" table:formula="of:=LEFT([.AP68];4)" office:value-type="string" office:string-value="31A6" calcext:value-type="string">
            <text:p>31A6</text:p>
          </table:table-cell>
          <table:table-cell table:style-name="ce43" table:formula="of:=REPLACE([.AP68];1;5; )" office:value-type="string" office:string-value="6000 0000 085" calcext:value-type="string">
            <text:p>6000 0000 085</text:p>
          </table:table-cell>
          <table:table-cell table:style-name="ce18" table:formula="of:=LEFT([.AR68];4)" office:value-type="string" office:string-value="6000" calcext:value-type="string">
            <text:p>6000</text:p>
          </table:table-cell>
          <table:table-cell table:style-name="ce43" table:formula="of:=REPLACE([.AR68];1;5; )" office:value-type="string" office:string-value="0000 085" calcext:value-type="string">
            <text:p>0000 085</text:p>
          </table:table-cell>
          <table:table-cell table:style-name="ce18" table:formula="of:=LEFT([.AT68];4)" office:value-type="string" office:string-value="0000" calcext:value-type="string">
            <text:p>0000</text:p>
          </table:table-cell>
          <table:table-cell table:style-name="ce43" table:formula="of:=REPLACE([.AT68];1;5; )" office:value-type="string" office:string-value="085" calcext:value-type="string">
            <text:p>085</text:p>
          </table:table-cell>
          <table:table-cell table:style-name="ce18" table:formula="of:=LEFT([.AV68];3)" office:value-type="string" office:string-value="085" calcext:value-type="string">
            <text:p>085</text:p>
          </table:table-cell>
          <table:table-cell table:style-name="ce13" table:formula="of:=TRIM(ORG.LIBREOFFICE.REGEX([.AP68];[.AQ68];&quot;&quot;;1))" office:value-type="string" office:string-value="6000 0000 085" calcext:value-type="string">
            <text:p>6000 0000 085</text:p>
          </table:table-cell>
          <table:table-cell table:style-name="ce18" table:formula="of:=RIGHT([.AX68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/>
          <table:table-cell table:style-name="ce13" table:formula="of:=IFNA(ORG.LIBREOFFICE.REGEX([.$D69];[.$H$2]; ;&quot;g&quot;);0)" office:value-type="string" office:string-value="CS 51002" calcext:value-type="string">
            <text:p>CS 51002</text:p>
          </table:table-cell>
          <table:table-cell/>
          <table:table-cell table:style-name="ce13" table:formula="of:=ORG.LIBREOFFICE.REGEX([.D69];[.$J$2]; ;&quot;g&quot;)" office:value-type="string" office:string-value="51002" calcext:value-type="string">
            <text:p>51002</text:p>
          </table:table-cell>
          <table:table-cell/>
          <table:table-cell table:style-name="ce13" table:formula="of:=IFNA(ORG.LIBREOFFICE.REGEX([.D69];[.$J$2]; ;2);0)" office:value-type="string" office:string-value="67070" calcext:value-type="string">
            <text:p>67070</text:p>
          </table:table-cell>
          <table:table-cell table:style-name="ce15" table:formula="of:=IF([.G69]=0;TRUE();IF(FIND([.G69];[.D6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9]=0;[.I69];[.K69])" office:value-type="string" office:string-value="67070" calcext:value-type="string">
            <text:p>67070</text:p>
          </table:table-cell>
          <table:table-cell table:style-name="ce18"/>
          <table:table-cell table:style-name="ce15" table:formula="of:=IF(FIND([.N69];[.D69];1))" office:value-type="boolean" office:boolean-value="true" calcext:value-type="boolean">
            <text:p>VRAI</text:p>
          </table:table-cell>
          <table:table-cell table:style-name="ce16"/>
          <table:table-cell table:formula="of:=FIND([.N69];[.D69];1)" office:value-type="float" office:value="31" calcext:value-type="float">
            <text:p>31</text:p>
          </table:table-cell>
          <table:table-cell table:style-name="Default" table:formula="of:=LEN([.D69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6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9];[.R69];[.S69]-[.R69]+1;&quot;&quot;))" office:value-type="string" office:string-value="4 PL DE LA REPUBLIQUE CS 51002" calcext:value-type="string">
            <text:p>4 PL DE LA REPUBLIQUE CS 51002</text:p>
          </table:table-cell>
          <table:table-cell table:formula="of:=IF([.U69]=0;[.W69];REPLACE([.W69];1;LEN([.U69])+1; ))" office:value-type="string" office:string-value="PL DE LA REPUBLIQUE CS 51002" calcext:value-type="string">
            <text:p>PL DE LA REPUBLIQUE CS 51002</text:p>
          </table:table-cell>
          <table:table-cell table:style-name="ce15" table:formula="of:=IF(FIND([.W69];[.D69];1))" office:value-type="boolean" office:boolean-value="true" calcext:value-type="boolean">
            <text:p>VRAI</text:p>
          </table:table-cell>
          <table:table-cell table:formula="of:=LEN([.X69])+LEN([.N69])" office:value-type="float" office:value="33" calcext:value-type="float">
            <text:p>33</text:p>
          </table:table-cell>
          <table:table-cell table:formula="of:=SEARCH([.N69];[.D69];1)+5" office:value-type="float" office:value="36" calcext:value-type="float">
            <text:p>36</text:p>
          </table:table-cell>
          <table:table-cell table:formula="of:=LEFT([.D69];[.AA69])" office:value-type="string" office:string-value="4 PL DE LA REPUBLIQUE CS 5100267070 " calcext:value-type="string">
            <text:p>4 PL DE LA REPUBLIQUE CS 5100267070 </text:p>
          </table:table-cell>
          <table:table-cell table:formula="of:=LEN([.AB69])" office:value-type="float" office:value="36" calcext:value-type="float">
            <text:p>36</text:p>
          </table:table-cell>
          <table:table-cell table:formula="of:=LEN([.D69])" office:value-type="float" office:value="52" calcext:value-type="float">
            <text:p>52</text:p>
          </table:table-cell>
          <table:table-cell table:formula="of:=[.AD69]-[.AC69]" office:value-type="float" office:value="16" calcext:value-type="float">
            <text:p>16</text:p>
          </table:table-cell>
          <table:table-cell table:formula="of:=RIGHT([.D69];[.AE69])" office:value-type="string" office:string-value="STRASBOURG CEDEX" calcext:value-type="string">
            <text:p>STRASBOURG CEDEX</text:p>
          </table:table-cell>
          <table:table-cell table:formula="of:=TRIM(ORG.LIBREOFFICE.REGEX([.AF69];&quot;CEDEX|[0-9]|BP&quot;;&quot; &quot;;&quot;g&quot;))" office:value-type="string" office:string-value="STRASBOURG" calcext:value-type="string">
            <text:p>STRASBOURG</text:p>
          </table:table-cell>
          <table:table-cell/>
          <table:table-cell table:formula="of:=LEFT([.E69];11)" office:value-type="string" office:string-value="BDFEFRPPCCT" calcext:value-type="string">
            <text:p>BDFEFRPPCCT</text:p>
          </table:table-cell>
          <table:table-cell table:formula="of:=TRIM(ORG.LIBREOFFICE.REGEX([.E69];[.AI69];&quot;&quot;;&quot;g&quot;))" office:value-type="string" office:string-value="FR35 3000 1008 06A6 7000 0000 030" calcext:value-type="string">
            <text:p>FR35 3000 1008 06A6 7000 0000 030</text:p>
          </table:table-cell>
          <table:table-cell table:formula="of:=LEFT([.AJ69];4)" office:value-type="string" office:string-value="FR35" calcext:value-type="string">
            <text:p>FR35</text:p>
          </table:table-cell>
          <table:table-cell table:formula="of:=TRIM(ORG.LIBREOFFICE.REGEX([.AJ69];[.AK69];&quot;&quot;;&quot;g&quot;))" office:value-type="string" office:string-value="3000 1008 06A6 7000 0000 030" calcext:value-type="string">
            <text:p>3000 1008 06A6 7000 0000 030</text:p>
          </table:table-cell>
          <table:table-cell table:formula="of:=LEFT([.AL69];4)" office:value-type="string" office:string-value="3000" calcext:value-type="string">
            <text:p>3000</text:p>
          </table:table-cell>
          <table:table-cell table:formula="of:=TRIM(ORG.LIBREOFFICE.REGEX([.AL69];[.AM69];&quot;&quot;;1))" office:value-type="string" office:string-value="1008 06A6 7000 0000 030" calcext:value-type="string">
            <text:p>1008 06A6 7000 0000 030</text:p>
          </table:table-cell>
          <table:table-cell table:style-name="ce19" table:formula="of:=LEFT([.AN69];4)" office:value-type="string" office:string-value="1008" calcext:value-type="string">
            <text:p>1008</text:p>
          </table:table-cell>
          <table:table-cell table:formula="of:=TRIM(ORG.LIBREOFFICE.REGEX([.AN69];[.AO69];&quot;&quot;;1))" office:value-type="string" office:string-value="06A6 7000 0000 030" calcext:value-type="string">
            <text:p>06A6 7000 0000 030</text:p>
          </table:table-cell>
          <table:table-cell table:style-name="ce18" table:formula="of:=LEFT([.AP69];4)" office:value-type="string" office:string-value="06A6" calcext:value-type="string">
            <text:p>06A6</text:p>
          </table:table-cell>
          <table:table-cell table:style-name="ce43" table:formula="of:=REPLACE([.AP69];1;5; )" office:value-type="string" office:string-value="7000 0000 030" calcext:value-type="string">
            <text:p>7000 0000 030</text:p>
          </table:table-cell>
          <table:table-cell table:style-name="ce18" table:formula="of:=LEFT([.AR69];4)" office:value-type="string" office:string-value="7000" calcext:value-type="string">
            <text:p>7000</text:p>
          </table:table-cell>
          <table:table-cell table:style-name="ce43" table:formula="of:=REPLACE([.AR69];1;5; )" office:value-type="string" office:string-value="0000 030" calcext:value-type="string">
            <text:p>0000 030</text:p>
          </table:table-cell>
          <table:table-cell table:style-name="ce18" table:formula="of:=LEFT([.AT69];4)" office:value-type="string" office:string-value="0000" calcext:value-type="string">
            <text:p>0000</text:p>
          </table:table-cell>
          <table:table-cell table:style-name="ce43" table:formula="of:=REPLACE([.AT69];1;5; )" office:value-type="string" office:string-value="030" calcext:value-type="string">
            <text:p>030</text:p>
          </table:table-cell>
          <table:table-cell table:style-name="ce18" table:formula="of:=LEFT([.AV69];3)" office:value-type="string" office:string-value="030" calcext:value-type="string">
            <text:p>030</text:p>
          </table:table-cell>
          <table:table-cell table:style-name="ce13" table:formula="of:=TRIM(ORG.LIBREOFFICE.REGEX([.AP69];[.AQ69];&quot;&quot;;1))" office:value-type="string" office:string-value="7000 0000 030" calcext:value-type="string">
            <text:p>7000 0000 030</text:p>
          </table:table-cell>
          <table:table-cell table:style-name="ce18" table:formula="of:=RIGHT([.AX69];2)" office:value-type="string" office:string-value="30" calcext:value-type="string">
            <text:p>3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/>
          <table:table-cell table:style-name="ce13" table:formula="of:=IFNA(ORG.LIBREOFFICE.REGEX([.$D70];[.$H$2]; ;&quot;g&quot;);0)" office:value-type="string" office:string-value="BP 60449 " calcext:value-type="string">
            <text:p>BP 60449 </text:p>
          </table:table-cell>
          <table:table-cell/>
          <table:table-cell table:style-name="ce13" table:formula="of:=ORG.LIBREOFFICE.REGEX([.D70];[.$J$2]; ;&quot;g&quot;)" office:value-type="string" office:string-value="60449" calcext:value-type="string">
            <text:p>60449</text:p>
          </table:table-cell>
          <table:table-cell/>
          <table:table-cell table:style-name="ce13" table:formula="of:=IFNA(ORG.LIBREOFFICE.REGEX([.D70];[.$J$2]; ;2);0)" office:value-type="string" office:string-value="68020" calcext:value-type="string">
            <text:p>68020</text:p>
          </table:table-cell>
          <table:table-cell table:style-name="ce15" table:formula="of:=IF([.G70]=0;TRUE();IF(FIND([.G70];[.D7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0]=0;[.I70];[.K70])" office:value-type="string" office:string-value="68020" calcext:value-type="string">
            <text:p>68020</text:p>
          </table:table-cell>
          <table:table-cell table:style-name="ce18"/>
          <table:table-cell table:style-name="ce15" table:formula="of:=IF(FIND([.N70];[.D70];1))" office:value-type="boolean" office:boolean-value="true" calcext:value-type="boolean">
            <text:p>VRAI</text:p>
          </table:table-cell>
          <table:table-cell table:style-name="ce16"/>
          <table:table-cell table:formula="of:=FIND([.N70];[.D70];1)" office:value-type="float" office:value="22" calcext:value-type="float">
            <text:p>22</text:p>
          </table:table-cell>
          <table:table-cell table:style-name="Default" table:formula="of:=LEN([.D70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0];&quot;^[0-9-]{1,7}&quot;; ;1); )" office:value-type="string" office:string-value="6" calcext:value-type="string">
            <text:p>6</text:p>
          </table:table-cell>
          <table:table-cell table:style-name="Default"/>
          <table:table-cell table:formula="of:=TRIM(REPLACE([.D70];[.R70];[.S70]-[.R70]+1;&quot;&quot;))" office:value-type="string" office:string-value="6 RUE BRUAT BP 60449" calcext:value-type="string">
            <text:p>6 RUE BRUAT BP 60449</text:p>
          </table:table-cell>
          <table:table-cell table:formula="of:=IF([.U70]=0;[.W70];REPLACE([.W70];1;LEN([.U70])+1; ))" office:value-type="string" office:string-value="RUE BRUAT BP 60449" calcext:value-type="string">
            <text:p>RUE BRUAT BP 60449</text:p>
          </table:table-cell>
          <table:table-cell table:style-name="ce15" table:formula="of:=IF(FIND([.W70];[.D70];1))" office:value-type="boolean" office:boolean-value="true" calcext:value-type="boolean">
            <text:p>VRAI</text:p>
          </table:table-cell>
          <table:table-cell table:formula="of:=LEN([.X70])+LEN([.N70])" office:value-type="float" office:value="23" calcext:value-type="float">
            <text:p>23</text:p>
          </table:table-cell>
          <table:table-cell table:formula="of:=SEARCH([.N70];[.D70];1)+5" office:value-type="float" office:value="27" calcext:value-type="float">
            <text:p>27</text:p>
          </table:table-cell>
          <table:table-cell table:formula="of:=LEFT([.D70];[.AA70])" office:value-type="string" office:string-value="6 RUE BRUAT BP 60449 68020 " calcext:value-type="string">
            <text:p>6 RUE BRUAT BP 60449 68020 </text:p>
          </table:table-cell>
          <table:table-cell table:formula="of:=LEN([.AB70])" office:value-type="float" office:value="27" calcext:value-type="float">
            <text:p>27</text:p>
          </table:table-cell>
          <table:table-cell table:formula="of:=LEN([.D70])" office:value-type="float" office:value="39" calcext:value-type="float">
            <text:p>39</text:p>
          </table:table-cell>
          <table:table-cell table:formula="of:=[.AD70]-[.AC70]" office:value-type="float" office:value="12" calcext:value-type="float">
            <text:p>12</text:p>
          </table:table-cell>
          <table:table-cell table:formula="of:=RIGHT([.D70];[.AE70])" office:value-type="string" office:string-value="COLMAR CEDEX" calcext:value-type="string">
            <text:p>COLMAR CEDEX</text:p>
          </table:table-cell>
          <table:table-cell table:formula="of:=TRIM(ORG.LIBREOFFICE.REGEX([.AF70];&quot;CEDEX|[0-9]|BP&quot;;&quot; &quot;;&quot;g&quot;))" office:value-type="string" office:string-value="COLMAR" calcext:value-type="string">
            <text:p>COLMAR</text:p>
          </table:table-cell>
          <table:table-cell/>
          <table:table-cell table:formula="of:=LEFT([.E70];11)" office:value-type="string" office:string-value="BDFEFRPPCCT" calcext:value-type="string">
            <text:p>BDFEFRPPCCT</text:p>
          </table:table-cell>
          <table:table-cell table:formula="of:=TRIM(ORG.LIBREOFFICE.REGEX([.E70];[.AI70];&quot;&quot;;&quot;g&quot;))" office:value-type="string" office:string-value="FR43 3000 1003 07A6 8000 0000 094" calcext:value-type="string">
            <text:p>FR43 3000 1003 07A6 8000 0000 094</text:p>
          </table:table-cell>
          <table:table-cell table:formula="of:=LEFT([.AJ70];4)" office:value-type="string" office:string-value="FR43" calcext:value-type="string">
            <text:p>FR43</text:p>
          </table:table-cell>
          <table:table-cell table:formula="of:=TRIM(ORG.LIBREOFFICE.REGEX([.AJ70];[.AK70];&quot;&quot;;&quot;g&quot;))" office:value-type="string" office:string-value="3000 1003 07A6 8000 0000 094" calcext:value-type="string">
            <text:p>3000 1003 07A6 8000 0000 094</text:p>
          </table:table-cell>
          <table:table-cell table:formula="of:=LEFT([.AL70];4)" office:value-type="string" office:string-value="3000" calcext:value-type="string">
            <text:p>3000</text:p>
          </table:table-cell>
          <table:table-cell table:formula="of:=TRIM(ORG.LIBREOFFICE.REGEX([.AL70];[.AM70];&quot;&quot;;1))" office:value-type="string" office:string-value="1003 07A6 8000 0000 094" calcext:value-type="string">
            <text:p>1003 07A6 8000 0000 094</text:p>
          </table:table-cell>
          <table:table-cell table:style-name="ce19" table:formula="of:=LEFT([.AN70];4)" office:value-type="string" office:string-value="1003" calcext:value-type="string">
            <text:p>1003</text:p>
          </table:table-cell>
          <table:table-cell table:formula="of:=TRIM(ORG.LIBREOFFICE.REGEX([.AN70];[.AO70];&quot;&quot;;1))" office:value-type="string" office:string-value="07A6 8000 0000 094" calcext:value-type="string">
            <text:p>07A6 8000 0000 094</text:p>
          </table:table-cell>
          <table:table-cell table:style-name="ce18" table:formula="of:=LEFT([.AP70];4)" office:value-type="string" office:string-value="07A6" calcext:value-type="string">
            <text:p>07A6</text:p>
          </table:table-cell>
          <table:table-cell table:style-name="ce43" table:formula="of:=REPLACE([.AP70];1;5; )" office:value-type="string" office:string-value="8000 0000 094" calcext:value-type="string">
            <text:p>8000 0000 094</text:p>
          </table:table-cell>
          <table:table-cell table:style-name="ce18" table:formula="of:=LEFT([.AR70];4)" office:value-type="string" office:string-value="8000" calcext:value-type="string">
            <text:p>8000</text:p>
          </table:table-cell>
          <table:table-cell table:style-name="ce43" table:formula="of:=REPLACE([.AR70];1;5; )" office:value-type="string" office:string-value="0000 094" calcext:value-type="string">
            <text:p>0000 094</text:p>
          </table:table-cell>
          <table:table-cell table:style-name="ce18" table:formula="of:=LEFT([.AT70];4)" office:value-type="string" office:string-value="0000" calcext:value-type="string">
            <text:p>0000</text:p>
          </table:table-cell>
          <table:table-cell table:style-name="ce43" table:formula="of:=REPLACE([.AT70];1;5; )" office:value-type="string" office:string-value="094" calcext:value-type="string">
            <text:p>094</text:p>
          </table:table-cell>
          <table:table-cell table:style-name="ce18" table:formula="of:=LEFT([.AV70];3)" office:value-type="string" office:string-value="094" calcext:value-type="string">
            <text:p>094</text:p>
          </table:table-cell>
          <table:table-cell table:style-name="ce13" table:formula="of:=TRIM(ORG.LIBREOFFICE.REGEX([.AP70];[.AQ70];&quot;&quot;;1))" office:value-type="string" office:string-value="8000 0000 094" calcext:value-type="string">
            <text:p>8000 0000 094</text:p>
          </table:table-cell>
          <table:table-cell table:style-name="ce18" table:formula="of:=RIGHT([.AX70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/>
          <table:table-cell table:style-name="ce13" table:formula="of:=IFNA(ORG.LIBREOFFICE.REGEX([.$D7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1];[.$J$2]; ;&quot;g&quot;)" office:value-type="string" office:string-value="69268" calcext:value-type="string">
            <text:p>69268</text:p>
          </table:table-cell>
          <table:table-cell/>
          <table:table-cell table:style-name="ce13" table:formula="of:=IFNA(ORG.LIBREOFFICE.REGEX([.D71];[.$J$2]; ;2);0)" office:value-type="float" office:value="0" calcext:value-type="float">
            <text:p>0</text:p>
          </table:table-cell>
          <table:table-cell table:style-name="ce15" table:formula="of:=IF([.G71]=0;TRUE();IF(FIND([.G71];[.D7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1]=0;[.I71];[.K71])" office:value-type="string" office:string-value="69268" calcext:value-type="string">
            <text:p>69268</text:p>
          </table:table-cell>
          <table:table-cell table:style-name="ce18"/>
          <table:table-cell table:style-name="ce15" table:formula="of:=IF(FIND([.N71];[.D71];1))" office:value-type="boolean" office:boolean-value="true" calcext:value-type="boolean">
            <text:p>VRAI</text:p>
          </table:table-cell>
          <table:table-cell table:style-name="ce16"/>
          <table:table-cell table:formula="of:=FIND([.N71];[.D71];1)" office:value-type="float" office:value="22" calcext:value-type="float">
            <text:p>22</text:p>
          </table:table-cell>
          <table:table-cell table:style-name="Default" table:formula="of:=LEN([.D71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71];&quot;^[0-9-]{1,7}&quot;; ;1); )" office:value-type="string" office:string-value="03" calcext:value-type="string">
            <text:p>03</text:p>
          </table:table-cell>
          <table:table-cell table:style-name="Default"/>
          <table:table-cell table:formula="of:=TRIM(REPLACE([.D71];[.R71];[.S71]-[.R71]+1;&quot;&quot;))" office:value-type="string" office:string-value="03 RUE DE LA CHARITE" calcext:value-type="string">
            <text:p>03 RUE DE LA CHARITE</text:p>
          </table:table-cell>
          <table:table-cell table:formula="of:=IF([.U71]=0;[.W71];REPLACE([.W71];1;LEN([.U71])+1; ))" office:value-type="string" office:string-value="RUE DE LA CHARITE" calcext:value-type="string">
            <text:p>RUE DE LA CHARITE</text:p>
          </table:table-cell>
          <table:table-cell table:style-name="ce15" table:formula="of:=IF(FIND([.W71];[.D71];1))" office:value-type="boolean" office:boolean-value="true" calcext:value-type="boolean">
            <text:p>VRAI</text:p>
          </table:table-cell>
          <table:table-cell table:formula="of:=LEN([.X71])+LEN([.N71])" office:value-type="float" office:value="22" calcext:value-type="float">
            <text:p>22</text:p>
          </table:table-cell>
          <table:table-cell table:formula="of:=SEARCH([.N71];[.D71];1)+5" office:value-type="float" office:value="27" calcext:value-type="float">
            <text:p>27</text:p>
          </table:table-cell>
          <table:table-cell table:formula="of:=LEFT([.D71];[.AA71])" office:value-type="string" office:string-value="03 RUE DE LA CHARITE 69268 " calcext:value-type="string">
            <text:p>03 RUE DE LA CHARITE 69268 </text:p>
          </table:table-cell>
          <table:table-cell table:formula="of:=LEN([.AB71])" office:value-type="float" office:value="27" calcext:value-type="float">
            <text:p>27</text:p>
          </table:table-cell>
          <table:table-cell table:formula="of:=LEN([.D71])" office:value-type="float" office:value="40" calcext:value-type="float">
            <text:p>40</text:p>
          </table:table-cell>
          <table:table-cell table:formula="of:=[.AD71]-[.AC71]" office:value-type="float" office:value="13" calcext:value-type="float">
            <text:p>13</text:p>
          </table:table-cell>
          <table:table-cell table:formula="of:=RIGHT([.D71];[.AE71])" office:value-type="string" office:string-value="LYON CEDEX 02" calcext:value-type="string">
            <text:p>LYON CEDEX 02</text:p>
          </table:table-cell>
          <table:table-cell table:formula="of:=TRIM(ORG.LIBREOFFICE.REGEX([.AF71];&quot;CEDEX|[0-9]|BP&quot;;&quot; &quot;;&quot;g&quot;))" office:value-type="string" office:string-value="LYON" calcext:value-type="string">
            <text:p>LYON</text:p>
          </table:table-cell>
          <table:table-cell/>
          <table:table-cell table:formula="of:=LEFT([.E71];11)" office:value-type="string" office:string-value="BDFEFRPPCCT" calcext:value-type="string">
            <text:p>BDFEFRPPCCT</text:p>
          </table:table-cell>
          <table:table-cell table:formula="of:=TRIM(ORG.LIBREOFFICE.REGEX([.E71];[.AI71];&quot;&quot;;&quot;g&quot;))" office:value-type="string" office:string-value="FR73 3000 1004 97A6 9000 0000 008" calcext:value-type="string">
            <text:p>FR73 3000 1004 97A6 9000 0000 008</text:p>
          </table:table-cell>
          <table:table-cell table:formula="of:=LEFT([.AJ71];4)" office:value-type="string" office:string-value="FR73" calcext:value-type="string">
            <text:p>FR73</text:p>
          </table:table-cell>
          <table:table-cell table:formula="of:=TRIM(ORG.LIBREOFFICE.REGEX([.AJ71];[.AK71];&quot;&quot;;&quot;g&quot;))" office:value-type="string" office:string-value="3000 1004 97A6 9000 0000 008" calcext:value-type="string">
            <text:p>3000 1004 97A6 9000 0000 008</text:p>
          </table:table-cell>
          <table:table-cell table:formula="of:=LEFT([.AL71];4)" office:value-type="string" office:string-value="3000" calcext:value-type="string">
            <text:p>3000</text:p>
          </table:table-cell>
          <table:table-cell table:formula="of:=TRIM(ORG.LIBREOFFICE.REGEX([.AL71];[.AM71];&quot;&quot;;1))" office:value-type="string" office:string-value="1004 97A6 9000 0000 008" calcext:value-type="string">
            <text:p>1004 97A6 9000 0000 008</text:p>
          </table:table-cell>
          <table:table-cell table:style-name="ce19" table:formula="of:=LEFT([.AN71];4)" office:value-type="string" office:string-value="1004" calcext:value-type="string">
            <text:p>1004</text:p>
          </table:table-cell>
          <table:table-cell table:formula="of:=TRIM(ORG.LIBREOFFICE.REGEX([.AN71];[.AO71];&quot;&quot;;1))" office:value-type="string" office:string-value="97A6 9000 0000 008" calcext:value-type="string">
            <text:p>97A6 9000 0000 008</text:p>
          </table:table-cell>
          <table:table-cell table:style-name="ce18" table:formula="of:=LEFT([.AP71];4)" office:value-type="string" office:string-value="97A6" calcext:value-type="string">
            <text:p>97A6</text:p>
          </table:table-cell>
          <table:table-cell table:style-name="ce43" table:formula="of:=REPLACE([.AP71];1;5; )" office:value-type="string" office:string-value="9000 0000 008" calcext:value-type="string">
            <text:p>9000 0000 008</text:p>
          </table:table-cell>
          <table:table-cell table:style-name="ce18" table:formula="of:=LEFT([.AR71];4)" office:value-type="string" office:string-value="9000" calcext:value-type="string">
            <text:p>9000</text:p>
          </table:table-cell>
          <table:table-cell table:style-name="ce43" table:formula="of:=REPLACE([.AR71];1;5; )" office:value-type="string" office:string-value="0000 008" calcext:value-type="string">
            <text:p>0000 008</text:p>
          </table:table-cell>
          <table:table-cell table:style-name="ce18" table:formula="of:=LEFT([.AT71];4)" office:value-type="string" office:string-value="0000" calcext:value-type="string">
            <text:p>0000</text:p>
          </table:table-cell>
          <table:table-cell table:style-name="ce43" table:formula="of:=REPLACE([.AT71];1;5; )" office:value-type="string" office:string-value="008" calcext:value-type="string">
            <text:p>008</text:p>
          </table:table-cell>
          <table:table-cell table:style-name="ce18" table:formula="of:=LEFT([.AV71];3)" office:value-type="string" office:string-value="008" calcext:value-type="string">
            <text:p>008</text:p>
          </table:table-cell>
          <table:table-cell table:style-name="ce13" table:formula="of:=TRIM(ORG.LIBREOFFICE.REGEX([.AP71];[.AQ71];&quot;&quot;;1))" office:value-type="string" office:string-value="9000 0000 008" calcext:value-type="string">
            <text:p>9000 0000 008</text:p>
          </table:table-cell>
          <table:table-cell table:style-name="ce18" table:formula="of:=RIGHT([.AX71];2)" office:value-type="string" office:string-value="08" calcext:value-type="string">
            <text:p>0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/>
          <table:table-cell table:style-name="ce13" table:formula="of:=IFNA(ORG.LIBREOFFICE.REGEX([.$D72];[.$H$2]; ;&quot;g&quot;);0)" office:value-type="string" office:string-value="BP 399 " calcext:value-type="string">
            <text:p>BP 399 </text:p>
          </table:table-cell>
          <table:table-cell/>
          <table:table-cell table:style-name="ce13" table:formula="of:=ORG.LIBREOFFICE.REGEX([.D72];[.$J$2]; ;&quot;g&quot;)" office:value-type="string" office:string-value="70014" calcext:value-type="string">
            <text:p>70014</text:p>
          </table:table-cell>
          <table:table-cell/>
          <table:table-cell table:style-name="ce13" table:formula="of:=IFNA(ORG.LIBREOFFICE.REGEX([.D72];[.$J$2]; ;2);0)" office:value-type="float" office:value="0" calcext:value-type="float">
            <text:p>0</text:p>
          </table:table-cell>
          <table:table-cell table:style-name="ce15" table:formula="of:=IF([.G72]=0;TRUE();IF(FIND([.G72];[.D7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2]=0;[.I72];[.K72])" office:value-type="string" office:string-value="70014" calcext:value-type="string">
            <text:p>70014</text:p>
          </table:table-cell>
          <table:table-cell table:style-name="ce18"/>
          <table:table-cell table:style-name="ce15" table:formula="of:=IF(FIND([.N72];[.D72];1))" office:value-type="boolean" office:boolean-value="true" calcext:value-type="boolean">
            <text:p>VRAI</text:p>
          </table:table-cell>
          <table:table-cell table:style-name="ce16"/>
          <table:table-cell table:formula="of:=FIND([.N72];[.D72];1)" office:value-type="float" office:value="29" calcext:value-type="float">
            <text:p>29</text:p>
          </table:table-cell>
          <table:table-cell table:style-name="Default" table:formula="of:=LEN([.D72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72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72];[.R72];[.S72]-[.R72]+1;&quot;&quot;))" office:value-type="string" office:string-value="8 PLACE PIERRE RENET BP 399" calcext:value-type="string">
            <text:p>8 PLACE PIERRE RENET BP 399</text:p>
          </table:table-cell>
          <table:table-cell table:formula="of:=IF([.U72]=0;[.W72];REPLACE([.W72];1;LEN([.U72])+1; ))" office:value-type="string" office:string-value="PLACE PIERRE RENET BP 399" calcext:value-type="string">
            <text:p>PLACE PIERRE RENET BP 399</text:p>
          </table:table-cell>
          <table:table-cell table:style-name="ce15" table:formula="of:=IF(FIND([.W72];[.D72];1))" office:value-type="boolean" office:boolean-value="true" calcext:value-type="boolean">
            <text:p>VRAI</text:p>
          </table:table-cell>
          <table:table-cell table:formula="of:=LEN([.X72])+LEN([.N72])" office:value-type="float" office:value="30" calcext:value-type="float">
            <text:p>30</text:p>
          </table:table-cell>
          <table:table-cell table:formula="of:=SEARCH([.N72];[.D72];1)+5" office:value-type="float" office:value="34" calcext:value-type="float">
            <text:p>34</text:p>
          </table:table-cell>
          <table:table-cell table:formula="of:=LEFT([.D72];[.AA72])" office:value-type="string" office:string-value="8 PLACE PIERRE RENET BP 399 70014 " calcext:value-type="string">
            <text:p>8 PLACE PIERRE RENET BP 399 70014 </text:p>
          </table:table-cell>
          <table:table-cell table:formula="of:=LEN([.AB72])" office:value-type="float" office:value="34" calcext:value-type="float">
            <text:p>34</text:p>
          </table:table-cell>
          <table:table-cell table:formula="of:=LEN([.D72])" office:value-type="float" office:value="46" calcext:value-type="float">
            <text:p>46</text:p>
          </table:table-cell>
          <table:table-cell table:formula="of:=[.AD72]-[.AC72]" office:value-type="float" office:value="12" calcext:value-type="float">
            <text:p>12</text:p>
          </table:table-cell>
          <table:table-cell table:formula="of:=RIGHT([.D72];[.AE72])" office:value-type="string" office:string-value="VESOUL CEDEX" calcext:value-type="string">
            <text:p>VESOUL CEDEX</text:p>
          </table:table-cell>
          <table:table-cell table:formula="of:=TRIM(ORG.LIBREOFFICE.REGEX([.AF72];&quot;CEDEX|[0-9]|BP&quot;;&quot; &quot;;&quot;g&quot;))" office:value-type="string" office:string-value="VESOUL" calcext:value-type="string">
            <text:p>VESOUL</text:p>
          </table:table-cell>
          <table:table-cell/>
          <table:table-cell table:formula="of:=LEFT([.E72];11)" office:value-type="string" office:string-value="BDFEFRPPCCT" calcext:value-type="string">
            <text:p>BDFEFRPPCCT</text:p>
          </table:table-cell>
          <table:table-cell table:formula="of:=TRIM(ORG.LIBREOFFICE.REGEX([.E72];[.AI72];&quot;&quot;;&quot;g&quot;))" office:value-type="string" office:string-value="FR81 3000 1008 71A7 0000 0000 072" calcext:value-type="string">
            <text:p>FR81 3000 1008 71A7 0000 0000 072</text:p>
          </table:table-cell>
          <table:table-cell table:formula="of:=LEFT([.AJ72];4)" office:value-type="string" office:string-value="FR81" calcext:value-type="string">
            <text:p>FR81</text:p>
          </table:table-cell>
          <table:table-cell table:formula="of:=TRIM(ORG.LIBREOFFICE.REGEX([.AJ72];[.AK72];&quot;&quot;;&quot;g&quot;))" office:value-type="string" office:string-value="3000 1008 71A7 0000 0000 072" calcext:value-type="string">
            <text:p>3000 1008 71A7 0000 0000 072</text:p>
          </table:table-cell>
          <table:table-cell table:formula="of:=LEFT([.AL72];4)" office:value-type="string" office:string-value="3000" calcext:value-type="string">
            <text:p>3000</text:p>
          </table:table-cell>
          <table:table-cell table:formula="of:=TRIM(ORG.LIBREOFFICE.REGEX([.AL72];[.AM72];&quot;&quot;;1))" office:value-type="string" office:string-value="1008 71A7 0000 0000 072" calcext:value-type="string">
            <text:p>1008 71A7 0000 0000 072</text:p>
          </table:table-cell>
          <table:table-cell table:style-name="ce19" table:formula="of:=LEFT([.AN72];4)" office:value-type="string" office:string-value="1008" calcext:value-type="string">
            <text:p>1008</text:p>
          </table:table-cell>
          <table:table-cell table:formula="of:=TRIM(ORG.LIBREOFFICE.REGEX([.AN72];[.AO72];&quot;&quot;;1))" office:value-type="string" office:string-value="71A7 0000 0000 072" calcext:value-type="string">
            <text:p>71A7 0000 0000 072</text:p>
          </table:table-cell>
          <table:table-cell table:style-name="ce18" table:formula="of:=LEFT([.AP72];4)" office:value-type="string" office:string-value="71A7" calcext:value-type="string">
            <text:p>71A7</text:p>
          </table:table-cell>
          <table:table-cell table:style-name="ce43" table:formula="of:=REPLACE([.AP72];1;5; )" office:value-type="string" office:string-value="0000 0000 072" calcext:value-type="string">
            <text:p>0000 0000 072</text:p>
          </table:table-cell>
          <table:table-cell table:style-name="ce18" table:formula="of:=LEFT([.AR72];4)" office:value-type="string" office:string-value="0000" calcext:value-type="string">
            <text:p>0000</text:p>
          </table:table-cell>
          <table:table-cell table:style-name="ce43" table:formula="of:=REPLACE([.AR72];1;5; )" office:value-type="string" office:string-value="0000 072" calcext:value-type="string">
            <text:p>0000 072</text:p>
          </table:table-cell>
          <table:table-cell table:style-name="ce18" table:formula="of:=LEFT([.AT72];4)" office:value-type="string" office:string-value="0000" calcext:value-type="string">
            <text:p>0000</text:p>
          </table:table-cell>
          <table:table-cell table:style-name="ce43" table:formula="of:=REPLACE([.AT72];1;5; )" office:value-type="string" office:string-value="072" calcext:value-type="string">
            <text:p>072</text:p>
          </table:table-cell>
          <table:table-cell table:style-name="ce18" table:formula="of:=LEFT([.AV72];3)" office:value-type="string" office:string-value="072" calcext:value-type="string">
            <text:p>072</text:p>
          </table:table-cell>
          <table:table-cell table:style-name="ce13" table:formula="of:=TRIM(ORG.LIBREOFFICE.REGEX([.AP72];[.AQ72];&quot;&quot;;1))" office:value-type="string" office:string-value="0000 0000 072" calcext:value-type="string">
            <text:p>0000 0000 072</text:p>
          </table:table-cell>
          <table:table-cell table:style-name="ce18" table:formula="of:=RIGHT([.AX72];2)" office:value-type="string" office:string-value="72" calcext:value-type="string">
            <text:p>7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/>
          <table:table-cell table:style-name="ce13" table:formula="of:=IFNA(ORG.LIBREOFFICE.REGEX([.$D7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3];[.$J$2]; ;&quot;g&quot;)" office:value-type="string" office:string-value="71017" calcext:value-type="string">
            <text:p>71017</text:p>
          </table:table-cell>
          <table:table-cell/>
          <table:table-cell table:style-name="ce13" table:formula="of:=IFNA(ORG.LIBREOFFICE.REGEX([.D73];[.$J$2]; ;2);0)" office:value-type="float" office:value="0" calcext:value-type="float">
            <text:p>0</text:p>
          </table:table-cell>
          <table:table-cell table:style-name="ce15" table:formula="of:=IF([.G73]=0;TRUE();IF(FIND([.G73];[.D7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3]=0;[.I73];[.K73])" office:value-type="string" office:string-value="71017" calcext:value-type="string">
            <text:p>71017</text:p>
          </table:table-cell>
          <table:table-cell table:style-name="ce18"/>
          <table:table-cell table:style-name="ce15" table:formula="of:=IF(FIND([.N73];[.D73];1))" office:value-type="boolean" office:boolean-value="true" calcext:value-type="boolean">
            <text:p>VRAI</text:p>
          </table:table-cell>
          <table:table-cell table:style-name="ce16"/>
          <table:table-cell table:formula="of:=FIND([.N73];[.D73];1)" office:value-type="float" office:value="18" calcext:value-type="float">
            <text:p>18</text:p>
          </table:table-cell>
          <table:table-cell table:style-name="Default" table:formula="of:=LEN([.D73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7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73];[.R73];[.S73]-[.R73]+1;&quot;&quot;))" office:value-type="string" office:string-value="29 RUE LAMARTINE" calcext:value-type="string">
            <text:p>29 RUE LAMARTINE</text:p>
          </table:table-cell>
          <table:table-cell table:formula="of:=IF([.U73]=0;[.W73];REPLACE([.W73];1;LEN([.U73])+1; ))" office:value-type="string" office:string-value="RUE LAMARTINE" calcext:value-type="string">
            <text:p>RUE LAMARTINE</text:p>
          </table:table-cell>
          <table:table-cell table:style-name="ce15" table:formula="of:=IF(FIND([.W73];[.D73];1))" office:value-type="boolean" office:boolean-value="true" calcext:value-type="boolean">
            <text:p>VRAI</text:p>
          </table:table-cell>
          <table:table-cell table:formula="of:=LEN([.X73])+LEN([.N73])" office:value-type="float" office:value="18" calcext:value-type="float">
            <text:p>18</text:p>
          </table:table-cell>
          <table:table-cell table:formula="of:=SEARCH([.N73];[.D73];1)+5" office:value-type="float" office:value="23" calcext:value-type="float">
            <text:p>23</text:p>
          </table:table-cell>
          <table:table-cell table:formula="of:=LEFT([.D73];[.AA73])" office:value-type="string" office:string-value="29 RUE LAMARTINE 71017 " calcext:value-type="string">
            <text:p>29 RUE LAMARTINE 71017 </text:p>
          </table:table-cell>
          <table:table-cell table:formula="of:=LEN([.AB73])" office:value-type="float" office:value="23" calcext:value-type="float">
            <text:p>23</text:p>
          </table:table-cell>
          <table:table-cell table:formula="of:=LEN([.D73])" office:value-type="float" office:value="34" calcext:value-type="float">
            <text:p>34</text:p>
          </table:table-cell>
          <table:table-cell table:formula="of:=[.AD73]-[.AC73]" office:value-type="float" office:value="11" calcext:value-type="float">
            <text:p>11</text:p>
          </table:table-cell>
          <table:table-cell table:formula="of:=RIGHT([.D73];[.AE73])" office:value-type="string" office:string-value="MACON CEDEX" calcext:value-type="string">
            <text:p>MACON CEDEX</text:p>
          </table:table-cell>
          <table:table-cell table:formula="of:=TRIM(ORG.LIBREOFFICE.REGEX([.AF73];&quot;CEDEX|[0-9]|BP&quot;;&quot; &quot;;&quot;g&quot;))" office:value-type="string" office:string-value="MACON" calcext:value-type="string">
            <text:p>MACON</text:p>
          </table:table-cell>
          <table:table-cell/>
          <table:table-cell table:formula="of:=LEFT([.E73];11)" office:value-type="string" office:string-value="BDFEFRPPCCT" calcext:value-type="string">
            <text:p>BDFEFRPPCCT</text:p>
          </table:table-cell>
          <table:table-cell table:formula="of:=TRIM(ORG.LIBREOFFICE.REGEX([.E73];[.AI73];&quot;&quot;;&quot;g&quot;))" office:value-type="string" office:string-value="FR58 3000 1004 99A7 1000 0000 074" calcext:value-type="string">
            <text:p>FR58 3000 1004 99A7 1000 0000 074</text:p>
          </table:table-cell>
          <table:table-cell table:formula="of:=LEFT([.AJ73];4)" office:value-type="string" office:string-value="FR58" calcext:value-type="string">
            <text:p>FR58</text:p>
          </table:table-cell>
          <table:table-cell table:formula="of:=TRIM(ORG.LIBREOFFICE.REGEX([.AJ73];[.AK73];&quot;&quot;;&quot;g&quot;))" office:value-type="string" office:string-value="3000 1004 99A7 1000 0000 074" calcext:value-type="string">
            <text:p>3000 1004 99A7 1000 0000 074</text:p>
          </table:table-cell>
          <table:table-cell table:formula="of:=LEFT([.AL73];4)" office:value-type="string" office:string-value="3000" calcext:value-type="string">
            <text:p>3000</text:p>
          </table:table-cell>
          <table:table-cell table:formula="of:=TRIM(ORG.LIBREOFFICE.REGEX([.AL73];[.AM73];&quot;&quot;;1))" office:value-type="string" office:string-value="1004 99A7 1000 0000 074" calcext:value-type="string">
            <text:p>1004 99A7 1000 0000 074</text:p>
          </table:table-cell>
          <table:table-cell table:style-name="ce19" table:formula="of:=LEFT([.AN73];4)" office:value-type="string" office:string-value="1004" calcext:value-type="string">
            <text:p>1004</text:p>
          </table:table-cell>
          <table:table-cell table:formula="of:=TRIM(ORG.LIBREOFFICE.REGEX([.AN73];[.AO73];&quot;&quot;;1))" office:value-type="string" office:string-value="99A7 1000 0000 074" calcext:value-type="string">
            <text:p>99A7 1000 0000 074</text:p>
          </table:table-cell>
          <table:table-cell table:style-name="ce18" table:formula="of:=LEFT([.AP73];4)" office:value-type="string" office:string-value="99A7" calcext:value-type="string">
            <text:p>99A7</text:p>
          </table:table-cell>
          <table:table-cell table:style-name="ce43" table:formula="of:=REPLACE([.AP73];1;5; )" office:value-type="string" office:string-value="1000 0000 074" calcext:value-type="string">
            <text:p>1000 0000 074</text:p>
          </table:table-cell>
          <table:table-cell table:style-name="ce18" table:formula="of:=LEFT([.AR73];4)" office:value-type="string" office:string-value="1000" calcext:value-type="string">
            <text:p>1000</text:p>
          </table:table-cell>
          <table:table-cell table:style-name="ce43" table:formula="of:=REPLACE([.AR73];1;5; )" office:value-type="string" office:string-value="0000 074" calcext:value-type="string">
            <text:p>0000 074</text:p>
          </table:table-cell>
          <table:table-cell table:style-name="ce18" table:formula="of:=LEFT([.AT73];4)" office:value-type="string" office:string-value="0000" calcext:value-type="string">
            <text:p>0000</text:p>
          </table:table-cell>
          <table:table-cell table:style-name="ce43" table:formula="of:=REPLACE([.AT73];1;5; )" office:value-type="string" office:string-value="074" calcext:value-type="string">
            <text:p>074</text:p>
          </table:table-cell>
          <table:table-cell table:style-name="ce18" table:formula="of:=LEFT([.AV73];3)" office:value-type="string" office:string-value="074" calcext:value-type="string">
            <text:p>074</text:p>
          </table:table-cell>
          <table:table-cell table:style-name="ce13" table:formula="of:=TRIM(ORG.LIBREOFFICE.REGEX([.AP73];[.AQ73];&quot;&quot;;1))" office:value-type="string" office:string-value="1000 0000 074" calcext:value-type="string">
            <text:p>1000 0000 074</text:p>
          </table:table-cell>
          <table:table-cell table:style-name="ce18" table:formula="of:=RIGHT([.AX73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/>
          <table:table-cell table:style-name="ce13" table:formula="of:=IFNA(ORG.LIBREOFFICE.REGEX([.$D7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4];[.$J$2]; ;&quot;g&quot;)" office:value-type="string" office:string-value="22394" calcext:value-type="string">
            <text:p>22394</text:p>
          </table:table-cell>
          <table:table-cell/>
          <table:table-cell table:style-name="ce13" table:formula="of:=IFNA(ORG.LIBREOFFICE.REGEX([.D74];[.$J$2]; ;2);0)" office:value-type="string" office:string-value="72002" calcext:value-type="string">
            <text:p>72002</text:p>
          </table:table-cell>
          <table:table-cell table:style-name="ce15" table:formula="of:=IF([.G74]=0;TRUE();IF(FIND([.G74];[.D7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4]=0;[.I74];[.K74])" office:value-type="string" office:string-value="72002" calcext:value-type="string">
            <text:p>72002</text:p>
          </table:table-cell>
          <table:table-cell table:style-name="ce18"/>
          <table:table-cell table:style-name="ce15" table:formula="of:=IF(FIND([.N74];[.D74];1))" office:value-type="boolean" office:boolean-value="true" calcext:value-type="boolean">
            <text:p>VRAI</text:p>
          </table:table-cell>
          <table:table-cell table:style-name="ce16"/>
          <table:table-cell table:formula="of:=FIND([.N74];[.D74];1)" office:value-type="float" office:value="31" calcext:value-type="float">
            <text:p>31</text:p>
          </table:table-cell>
          <table:table-cell table:style-name="Default" table:formula="of:=LEN([.D7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74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74];[.R74];[.S74]-[.R74]+1;&quot;&quot;))" office:value-type="string" office:string-value="23 PL COMTES DU MAINE BP 22394" calcext:value-type="string">
            <text:p>23 PL COMTES DU MAINE BP 22394</text:p>
          </table:table-cell>
          <table:table-cell table:formula="of:=IF([.U74]=0;[.W74];REPLACE([.W74];1;LEN([.U74])+1; ))" office:value-type="string" office:string-value="PL COMTES DU MAINE BP 22394" calcext:value-type="string">
            <text:p>PL COMTES DU MAINE BP 22394</text:p>
          </table:table-cell>
          <table:table-cell table:style-name="ce15" table:formula="of:=IF(FIND([.W74];[.D74];1))" office:value-type="boolean" office:boolean-value="true" calcext:value-type="boolean">
            <text:p>VRAI</text:p>
          </table:table-cell>
          <table:table-cell table:formula="of:=LEN([.X74])+LEN([.N74])" office:value-type="float" office:value="32" calcext:value-type="float">
            <text:p>32</text:p>
          </table:table-cell>
          <table:table-cell table:formula="of:=SEARCH([.N74];[.D74];1)+5" office:value-type="float" office:value="36" calcext:value-type="float">
            <text:p>36</text:p>
          </table:table-cell>
          <table:table-cell table:formula="of:=LEFT([.D74];[.AA74])" office:value-type="string" office:string-value="23 PL COMTES DU MAINE BP 2239472002 " calcext:value-type="string">
            <text:p>23 PL COMTES DU MAINE BP 2239472002 </text:p>
          </table:table-cell>
          <table:table-cell table:formula="of:=LEN([.AB74])" office:value-type="float" office:value="36" calcext:value-type="float">
            <text:p>36</text:p>
          </table:table-cell>
          <table:table-cell table:formula="of:=LEN([.D74])" office:value-type="float" office:value="51" calcext:value-type="float">
            <text:p>51</text:p>
          </table:table-cell>
          <table:table-cell table:formula="of:=[.AD74]-[.AC74]" office:value-type="float" office:value="15" calcext:value-type="float">
            <text:p>15</text:p>
          </table:table-cell>
          <table:table-cell table:formula="of:=RIGHT([.D74];[.AE74])" office:value-type="string" office:string-value="LE MANS CEDEX 1" calcext:value-type="string">
            <text:p>LE MANS CEDEX 1</text:p>
          </table:table-cell>
          <table:table-cell table:formula="of:=TRIM(ORG.LIBREOFFICE.REGEX([.AF74];&quot;CEDEX|[0-9]|BP&quot;;&quot; &quot;;&quot;g&quot;))" office:value-type="string" office:string-value="LE MANS" calcext:value-type="string">
            <text:p>LE MANS</text:p>
          </table:table-cell>
          <table:table-cell/>
          <table:table-cell table:formula="of:=LEFT([.E74];11)" office:value-type="string" office:string-value="BDFEFRPPCCT" calcext:value-type="string">
            <text:p>BDFEFRPPCCT</text:p>
          </table:table-cell>
          <table:table-cell table:formula="of:=TRIM(ORG.LIBREOFFICE.REGEX([.E74];[.AI74];&quot;&quot;;&quot;g&quot;))" office:value-type="string" office:string-value="FR28 3000 1005 03A7 2000 0000 062" calcext:value-type="string">
            <text:p>FR28 3000 1005 03A7 2000 0000 062</text:p>
          </table:table-cell>
          <table:table-cell table:formula="of:=LEFT([.AJ74];4)" office:value-type="string" office:string-value="FR28" calcext:value-type="string">
            <text:p>FR28</text:p>
          </table:table-cell>
          <table:table-cell table:formula="of:=TRIM(ORG.LIBREOFFICE.REGEX([.AJ74];[.AK74];&quot;&quot;;&quot;g&quot;))" office:value-type="string" office:string-value="3000 1005 03A7 2000 0000 062" calcext:value-type="string">
            <text:p>3000 1005 03A7 2000 0000 062</text:p>
          </table:table-cell>
          <table:table-cell table:formula="of:=LEFT([.AL74];4)" office:value-type="string" office:string-value="3000" calcext:value-type="string">
            <text:p>3000</text:p>
          </table:table-cell>
          <table:table-cell table:formula="of:=TRIM(ORG.LIBREOFFICE.REGEX([.AL74];[.AM74];&quot;&quot;;1))" office:value-type="string" office:string-value="1005 03A7 2000 0000 062" calcext:value-type="string">
            <text:p>1005 03A7 2000 0000 062</text:p>
          </table:table-cell>
          <table:table-cell table:style-name="ce19" table:formula="of:=LEFT([.AN74];4)" office:value-type="string" office:string-value="1005" calcext:value-type="string">
            <text:p>1005</text:p>
          </table:table-cell>
          <table:table-cell table:formula="of:=TRIM(ORG.LIBREOFFICE.REGEX([.AN74];[.AO74];&quot;&quot;;1))" office:value-type="string" office:string-value="03A7 2000 0000 062" calcext:value-type="string">
            <text:p>03A7 2000 0000 062</text:p>
          </table:table-cell>
          <table:table-cell table:style-name="ce18" table:formula="of:=LEFT([.AP74];4)" office:value-type="string" office:string-value="03A7" calcext:value-type="string">
            <text:p>03A7</text:p>
          </table:table-cell>
          <table:table-cell table:style-name="ce43" table:formula="of:=REPLACE([.AP74];1;5; )" office:value-type="string" office:string-value="2000 0000 062" calcext:value-type="string">
            <text:p>2000 0000 062</text:p>
          </table:table-cell>
          <table:table-cell table:style-name="ce18" table:formula="of:=LEFT([.AR74];4)" office:value-type="string" office:string-value="2000" calcext:value-type="string">
            <text:p>2000</text:p>
          </table:table-cell>
          <table:table-cell table:style-name="ce43" table:formula="of:=REPLACE([.AR74];1;5; )" office:value-type="string" office:string-value="0000 062" calcext:value-type="string">
            <text:p>0000 062</text:p>
          </table:table-cell>
          <table:table-cell table:style-name="ce18" table:formula="of:=LEFT([.AT74];4)" office:value-type="string" office:string-value="0000" calcext:value-type="string">
            <text:p>0000</text:p>
          </table:table-cell>
          <table:table-cell table:style-name="ce43" table:formula="of:=REPLACE([.AT74];1;5; )" office:value-type="string" office:string-value="062" calcext:value-type="string">
            <text:p>062</text:p>
          </table:table-cell>
          <table:table-cell table:style-name="ce18" table:formula="of:=LEFT([.AV74];3)" office:value-type="string" office:string-value="062" calcext:value-type="string">
            <text:p>062</text:p>
          </table:table-cell>
          <table:table-cell table:style-name="ce13" table:formula="of:=TRIM(ORG.LIBREOFFICE.REGEX([.AP74];[.AQ74];&quot;&quot;;1))" office:value-type="string" office:string-value="2000 0000 062" calcext:value-type="string">
            <text:p>2000 0000 062</text:p>
          </table:table-cell>
          <table:table-cell table:style-name="ce18" table:formula="of:=RIGHT([.AX74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/>
          <table:table-cell table:style-name="ce13" table:formula="of:=IFNA(ORG.LIBREOFFICE.REGEX([.$D7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5];[.$J$2]; ;&quot;g&quot;)" office:value-type="string" office:string-value="73011" calcext:value-type="string">
            <text:p>73011</text:p>
          </table:table-cell>
          <table:table-cell/>
          <table:table-cell table:style-name="ce13" table:formula="of:=IFNA(ORG.LIBREOFFICE.REGEX([.D75];[.$J$2]; ;2);0)" office:value-type="float" office:value="0" calcext:value-type="float">
            <text:p>0</text:p>
          </table:table-cell>
          <table:table-cell table:style-name="ce15" table:formula="of:=IF([.G75]=0;TRUE();IF(FIND([.G75];[.D7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5]=0;[.I75];[.K75])" office:value-type="string" office:string-value="73011" calcext:value-type="string">
            <text:p>73011</text:p>
          </table:table-cell>
          <table:table-cell table:style-name="ce18"/>
          <table:table-cell table:style-name="ce15" table:formula="of:=IF(FIND([.N75];[.D75];1))" office:value-type="boolean" office:boolean-value="true" calcext:value-type="boolean">
            <text:p>VRAI</text:p>
          </table:table-cell>
          <table:table-cell table:style-name="ce16"/>
          <table:table-cell table:formula="of:=FIND([.N75];[.D75];1)" office:value-type="float" office:value="26" calcext:value-type="float">
            <text:p>26</text:p>
          </table:table-cell>
          <table:table-cell table:style-name="Default" table:formula="of:=LEN([.D75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75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75];[.R75];[.S75]-[.R75]+1;&quot;&quot;))" office:value-type="string" office:string-value="5 RUE JEAN GIRARD MADOUX" calcext:value-type="string">
            <text:p>5 RUE JEAN GIRARD MADOUX</text:p>
          </table:table-cell>
          <table:table-cell table:formula="of:=IF([.U75]=0;[.W75];REPLACE([.W75];1;LEN([.U75])+1; ))" office:value-type="string" office:string-value="RUE JEAN GIRARD MADOUX" calcext:value-type="string">
            <text:p>RUE JEAN GIRARD MADOUX</text:p>
          </table:table-cell>
          <table:table-cell table:style-name="ce15" table:formula="of:=IF(FIND([.W75];[.D75];1))" office:value-type="boolean" office:boolean-value="true" calcext:value-type="boolean">
            <text:p>VRAI</text:p>
          </table:table-cell>
          <table:table-cell table:formula="of:=LEN([.X75])+LEN([.N75])" office:value-type="float" office:value="27" calcext:value-type="float">
            <text:p>27</text:p>
          </table:table-cell>
          <table:table-cell table:formula="of:=SEARCH([.N75];[.D75];1)+5" office:value-type="float" office:value="31" calcext:value-type="float">
            <text:p>31</text:p>
          </table:table-cell>
          <table:table-cell table:formula="of:=LEFT([.D75];[.AA75])" office:value-type="string" office:string-value="5 RUE JEAN GIRARD MADOUX 73011 " calcext:value-type="string">
            <text:p>5 RUE JEAN GIRARD MADOUX 73011 </text:p>
          </table:table-cell>
          <table:table-cell table:formula="of:=LEN([.AB75])" office:value-type="float" office:value="31" calcext:value-type="float">
            <text:p>31</text:p>
          </table:table-cell>
          <table:table-cell table:formula="of:=LEN([.D75])" office:value-type="float" office:value="45" calcext:value-type="float">
            <text:p>45</text:p>
          </table:table-cell>
          <table:table-cell table:formula="of:=[.AD75]-[.AC75]" office:value-type="float" office:value="14" calcext:value-type="float">
            <text:p>14</text:p>
          </table:table-cell>
          <table:table-cell table:formula="of:=RIGHT([.D75];[.AE75])" office:value-type="string" office:string-value="CHAMBERY CEDEX" calcext:value-type="string">
            <text:p>CHAMBERY CEDEX</text:p>
          </table:table-cell>
          <table:table-cell table:formula="of:=TRIM(ORG.LIBREOFFICE.REGEX([.AF75];&quot;CEDEX|[0-9]|BP&quot;;&quot; &quot;;&quot;g&quot;))" office:value-type="string" office:string-value="CHAMBERY" calcext:value-type="string">
            <text:p>CHAMBERY</text:p>
          </table:table-cell>
          <table:table-cell/>
          <table:table-cell table:formula="of:=LEFT([.E75];11)" office:value-type="string" office:string-value="BDFEFRPPCCT" calcext:value-type="string">
            <text:p>BDFEFRPPCCT</text:p>
          </table:table-cell>
          <table:table-cell table:formula="of:=TRIM(ORG.LIBREOFFICE.REGEX([.E75];[.AI75];&quot;&quot;;&quot;g&quot;))" office:value-type="string" office:string-value="FR59 3000 1002 79A7 3000 0000 075" calcext:value-type="string">
            <text:p>FR59 3000 1002 79A7 3000 0000 075</text:p>
          </table:table-cell>
          <table:table-cell table:formula="of:=LEFT([.AJ75];4)" office:value-type="string" office:string-value="FR59" calcext:value-type="string">
            <text:p>FR59</text:p>
          </table:table-cell>
          <table:table-cell table:formula="of:=TRIM(ORG.LIBREOFFICE.REGEX([.AJ75];[.AK75];&quot;&quot;;&quot;g&quot;))" office:value-type="string" office:string-value="3000 1002 79A7 3000 0000 075" calcext:value-type="string">
            <text:p>3000 1002 79A7 3000 0000 075</text:p>
          </table:table-cell>
          <table:table-cell table:formula="of:=LEFT([.AL75];4)" office:value-type="string" office:string-value="3000" calcext:value-type="string">
            <text:p>3000</text:p>
          </table:table-cell>
          <table:table-cell table:formula="of:=TRIM(ORG.LIBREOFFICE.REGEX([.AL75];[.AM75];&quot;&quot;;1))" office:value-type="string" office:string-value="1002 79A7 3000 0000 075" calcext:value-type="string">
            <text:p>1002 79A7 3000 0000 075</text:p>
          </table:table-cell>
          <table:table-cell table:style-name="ce19" table:formula="of:=LEFT([.AN75];4)" office:value-type="string" office:string-value="1002" calcext:value-type="string">
            <text:p>1002</text:p>
          </table:table-cell>
          <table:table-cell table:formula="of:=TRIM(ORG.LIBREOFFICE.REGEX([.AN75];[.AO75];&quot;&quot;;1))" office:value-type="string" office:string-value="79A7 3000 0000 075" calcext:value-type="string">
            <text:p>79A7 3000 0000 075</text:p>
          </table:table-cell>
          <table:table-cell table:style-name="ce18" table:formula="of:=LEFT([.AP75];4)" office:value-type="string" office:string-value="79A7" calcext:value-type="string">
            <text:p>79A7</text:p>
          </table:table-cell>
          <table:table-cell table:style-name="ce43" table:formula="of:=REPLACE([.AP75];1;5; )" office:value-type="string" office:string-value="3000 0000 075" calcext:value-type="string">
            <text:p>3000 0000 075</text:p>
          </table:table-cell>
          <table:table-cell table:style-name="ce18" table:formula="of:=LEFT([.AR75];4)" office:value-type="string" office:string-value="3000" calcext:value-type="string">
            <text:p>3000</text:p>
          </table:table-cell>
          <table:table-cell table:style-name="ce43" table:formula="of:=REPLACE([.AR75];1;5; )" office:value-type="string" office:string-value="0000 075" calcext:value-type="string">
            <text:p>0000 075</text:p>
          </table:table-cell>
          <table:table-cell table:style-name="ce18" table:formula="of:=LEFT([.AT75];4)" office:value-type="string" office:string-value="0000" calcext:value-type="string">
            <text:p>0000</text:p>
          </table:table-cell>
          <table:table-cell table:style-name="ce43" table:formula="of:=REPLACE([.AT75];1;5; )" office:value-type="string" office:string-value="075" calcext:value-type="string">
            <text:p>075</text:p>
          </table:table-cell>
          <table:table-cell table:style-name="ce18" table:formula="of:=LEFT([.AV75];3)" office:value-type="string" office:string-value="075" calcext:value-type="string">
            <text:p>075</text:p>
          </table:table-cell>
          <table:table-cell table:style-name="ce13" table:formula="of:=TRIM(ORG.LIBREOFFICE.REGEX([.AP75];[.AQ75];&quot;&quot;;1))" office:value-type="string" office:string-value="3000 0000 075" calcext:value-type="string">
            <text:p>3000 0000 075</text:p>
          </table:table-cell>
          <table:table-cell table:style-name="ce18" table:formula="of:=RIGHT([.AX75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/>
          <table:table-cell table:style-name="ce13" table:formula="of:=IFNA(ORG.LIBREOFFICE.REGEX([.$D76];[.$H$2]; ;&quot;g&quot;);0)" office:value-type="string" office:string-value="BP 330 " calcext:value-type="string">
            <text:p>BP 330 </text:p>
          </table:table-cell>
          <table:table-cell/>
          <table:table-cell table:style-name="ce13" table:formula="of:=ORG.LIBREOFFICE.REGEX([.D76];[.$J$2]; ;&quot;g&quot;)" office:value-type="string" office:string-value="74008" calcext:value-type="string">
            <text:p>74008</text:p>
          </table:table-cell>
          <table:table-cell/>
          <table:table-cell table:style-name="ce13" table:formula="of:=IFNA(ORG.LIBREOFFICE.REGEX([.D76];[.$J$2]; ;2);0)" office:value-type="float" office:value="0" calcext:value-type="float">
            <text:p>0</text:p>
          </table:table-cell>
          <table:table-cell table:style-name="ce15" table:formula="of:=IF([.G76]=0;TRUE();IF(FIND([.G76];[.D7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6]=0;[.I76];[.K76])" office:value-type="string" office:string-value="74008" calcext:value-type="string">
            <text:p>74008</text:p>
          </table:table-cell>
          <table:table-cell table:style-name="ce18"/>
          <table:table-cell table:style-name="ce15" table:formula="of:=IF(FIND([.N76];[.D76];1))" office:value-type="boolean" office:boolean-value="true" calcext:value-type="boolean">
            <text:p>VRAI</text:p>
          </table:table-cell>
          <table:table-cell table:style-name="ce16"/>
          <table:table-cell table:formula="of:=FIND([.N76];[.D76];1)" office:value-type="float" office:value="26" calcext:value-type="float">
            <text:p>26</text:p>
          </table:table-cell>
          <table:table-cell table:style-name="Default" table:formula="of:=LEN([.D76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76];&quot;^[0-9-]{1,7}&quot;; ;1); )" office:value-type="string" office:string-value="18" calcext:value-type="string">
            <text:p>18</text:p>
          </table:table-cell>
          <table:table-cell table:style-name="Default"/>
          <table:table-cell table:formula="of:=TRIM(REPLACE([.D76];[.R76];[.S76]-[.R76]+1;&quot;&quot;))" office:value-type="string" office:string-value="18 RUE DE LA GARE BP 330" calcext:value-type="string">
            <text:p>18 RUE DE LA GARE BP 330</text:p>
          </table:table-cell>
          <table:table-cell table:formula="of:=IF([.U76]=0;[.W76];REPLACE([.W76];1;LEN([.U76])+1; ))" office:value-type="string" office:string-value="RUE DE LA GARE BP 330" calcext:value-type="string">
            <text:p>RUE DE LA GARE BP 330</text:p>
          </table:table-cell>
          <table:table-cell table:style-name="ce15" table:formula="of:=IF(FIND([.W76];[.D76];1))" office:value-type="boolean" office:boolean-value="true" calcext:value-type="boolean">
            <text:p>VRAI</text:p>
          </table:table-cell>
          <table:table-cell table:formula="of:=LEN([.X76])+LEN([.N76])" office:value-type="float" office:value="26" calcext:value-type="float">
            <text:p>26</text:p>
          </table:table-cell>
          <table:table-cell table:formula="of:=SEARCH([.N76];[.D76];1)+5" office:value-type="float" office:value="31" calcext:value-type="float">
            <text:p>31</text:p>
          </table:table-cell>
          <table:table-cell table:formula="of:=LEFT([.D76];[.AA76])" office:value-type="string" office:string-value="18 RUE DE LA GARE BP 330 74008 " calcext:value-type="string">
            <text:p>18 RUE DE LA GARE BP 330 74008 </text:p>
          </table:table-cell>
          <table:table-cell table:formula="of:=LEN([.AB76])" office:value-type="float" office:value="31" calcext:value-type="float">
            <text:p>31</text:p>
          </table:table-cell>
          <table:table-cell table:formula="of:=LEN([.D76])" office:value-type="float" office:value="43" calcext:value-type="float">
            <text:p>43</text:p>
          </table:table-cell>
          <table:table-cell table:formula="of:=[.AD76]-[.AC76]" office:value-type="float" office:value="12" calcext:value-type="float">
            <text:p>12</text:p>
          </table:table-cell>
          <table:table-cell table:formula="of:=RIGHT([.D76];[.AE76])" office:value-type="string" office:string-value="ANNECY CEDEX" calcext:value-type="string">
            <text:p>ANNECY CEDEX</text:p>
          </table:table-cell>
          <table:table-cell table:formula="of:=TRIM(ORG.LIBREOFFICE.REGEX([.AF76];&quot;CEDEX|[0-9]|BP&quot;;&quot; &quot;;&quot;g&quot;))" office:value-type="string" office:string-value="ANNECY" calcext:value-type="string">
            <text:p>ANNECY</text:p>
          </table:table-cell>
          <table:table-cell/>
          <table:table-cell table:formula="of:=LEFT([.E76];11)" office:value-type="string" office:string-value="BDFEFRPPCCT" calcext:value-type="string">
            <text:p>BDFEFRPPCCT</text:p>
          </table:table-cell>
          <table:table-cell table:formula="of:=TRIM(ORG.LIBREOFFICE.REGEX([.E76];[.AI76];&quot;&quot;;&quot;g&quot;))" office:value-type="string" office:string-value="FR16 3000 1001 36A7 4000 0000 037" calcext:value-type="string">
            <text:p>FR16 3000 1001 36A7 4000 0000 037</text:p>
          </table:table-cell>
          <table:table-cell table:formula="of:=LEFT([.AJ76];4)" office:value-type="string" office:string-value="FR16" calcext:value-type="string">
            <text:p>FR16</text:p>
          </table:table-cell>
          <table:table-cell table:formula="of:=TRIM(ORG.LIBREOFFICE.REGEX([.AJ76];[.AK76];&quot;&quot;;&quot;g&quot;))" office:value-type="string" office:string-value="3000 1001 36A7 4000 0000 037" calcext:value-type="string">
            <text:p>3000 1001 36A7 4000 0000 037</text:p>
          </table:table-cell>
          <table:table-cell table:formula="of:=LEFT([.AL76];4)" office:value-type="string" office:string-value="3000" calcext:value-type="string">
            <text:p>3000</text:p>
          </table:table-cell>
          <table:table-cell table:formula="of:=TRIM(ORG.LIBREOFFICE.REGEX([.AL76];[.AM76];&quot;&quot;;1))" office:value-type="string" office:string-value="1001 36A7 4000 0000 037" calcext:value-type="string">
            <text:p>1001 36A7 4000 0000 037</text:p>
          </table:table-cell>
          <table:table-cell table:style-name="ce19" table:formula="of:=LEFT([.AN76];4)" office:value-type="string" office:string-value="1001" calcext:value-type="string">
            <text:p>1001</text:p>
          </table:table-cell>
          <table:table-cell table:formula="of:=TRIM(ORG.LIBREOFFICE.REGEX([.AN76];[.AO76];&quot;&quot;;1))" office:value-type="string" office:string-value="36A7 4000 0000 037" calcext:value-type="string">
            <text:p>36A7 4000 0000 037</text:p>
          </table:table-cell>
          <table:table-cell table:style-name="ce18" table:formula="of:=LEFT([.AP76];4)" office:value-type="string" office:string-value="36A7" calcext:value-type="string">
            <text:p>36A7</text:p>
          </table:table-cell>
          <table:table-cell table:style-name="ce43" table:formula="of:=REPLACE([.AP76];1;5; )" office:value-type="string" office:string-value="4000 0000 037" calcext:value-type="string">
            <text:p>4000 0000 037</text:p>
          </table:table-cell>
          <table:table-cell table:style-name="ce18" table:formula="of:=LEFT([.AR76];4)" office:value-type="string" office:string-value="4000" calcext:value-type="string">
            <text:p>4000</text:p>
          </table:table-cell>
          <table:table-cell table:style-name="ce43" table:formula="of:=REPLACE([.AR76];1;5; )" office:value-type="string" office:string-value="0000 037" calcext:value-type="string">
            <text:p>0000 037</text:p>
          </table:table-cell>
          <table:table-cell table:style-name="ce18" table:formula="of:=LEFT([.AT76];4)" office:value-type="string" office:string-value="0000" calcext:value-type="string">
            <text:p>0000</text:p>
          </table:table-cell>
          <table:table-cell table:style-name="ce43" table:formula="of:=REPLACE([.AT76];1;5; )" office:value-type="string" office:string-value="037" calcext:value-type="string">
            <text:p>037</text:p>
          </table:table-cell>
          <table:table-cell table:style-name="ce18" table:formula="of:=LEFT([.AV76];3)" office:value-type="string" office:string-value="037" calcext:value-type="string">
            <text:p>037</text:p>
          </table:table-cell>
          <table:table-cell table:style-name="ce13" table:formula="of:=TRIM(ORG.LIBREOFFICE.REGEX([.AP76];[.AQ76];&quot;&quot;;1))" office:value-type="string" office:string-value="4000 0000 037" calcext:value-type="string">
            <text:p>4000 0000 037</text:p>
          </table:table-cell>
          <table:table-cell table:style-name="ce18" table:formula="of:=RIGHT([.AX7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/>
          <table:table-cell table:style-name="ce13" table:formula="of:=IFNA(ORG.LIBREOFFICE.REGEX([.$D7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7];[.$J$2]; ;&quot;g&quot;)" office:value-type="string" office:string-value="75104" calcext:value-type="string">
            <text:p>75104</text:p>
          </table:table-cell>
          <table:table-cell/>
          <table:table-cell table:style-name="ce13" table:formula="of:=IFNA(ORG.LIBREOFFICE.REGEX([.D77];[.$J$2]; ;2);0)" office:value-type="float" office:value="0" calcext:value-type="float">
            <text:p>0</text:p>
          </table:table-cell>
          <table:table-cell table:style-name="ce15" table:formula="of:=IF([.G77]=0;TRUE();IF(FIND([.G77];[.D7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7]=0;[.I77];[.K77])" office:value-type="string" office:string-value="75104" calcext:value-type="string">
            <text:p>75104</text:p>
          </table:table-cell>
          <table:table-cell table:style-name="ce18"/>
          <table:table-cell table:style-name="ce15" table:formula="of:=IF(FIND([.N77];[.D77];1))" office:value-type="boolean" office:boolean-value="true" calcext:value-type="boolean">
            <text:p>VRAI</text:p>
          </table:table-cell>
          <table:table-cell table:style-name="ce16"/>
          <table:table-cell table:formula="of:=FIND([.N77];[.D77];1)" office:value-type="float" office:value="16" calcext:value-type="float">
            <text:p>16</text:p>
          </table:table-cell>
          <table:table-cell table:style-name="Default" table:formula="of:=LEN([.D77])" office:value-type="float" office:value="35" calcext:value-type="float">
            <text:p>35</text:p>
          </table:table-cell>
          <table:table-cell table:style-name="Default"/>
          <table:table-cell table:style-name="ce21" table:formula="of:=IFNA(ORG.LIBREOFFICE.REGEX([.D77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77];[.R77];[.S77]-[.R77]+1;&quot;&quot;))" office:value-type="string" office:string-value="94 RUE REAUMUR" calcext:value-type="string">
            <text:p>94 RUE REAUMUR</text:p>
          </table:table-cell>
          <table:table-cell table:formula="of:=IF([.U77]=0;[.W77];REPLACE([.W77];1;LEN([.U77])+1; ))" office:value-type="string" office:string-value="RUE REAUMUR" calcext:value-type="string">
            <text:p>RUE REAUMUR</text:p>
          </table:table-cell>
          <table:table-cell table:style-name="ce15" table:formula="of:=IF(FIND([.W77];[.D77];1))" office:value-type="boolean" office:boolean-value="true" calcext:value-type="boolean">
            <text:p>VRAI</text:p>
          </table:table-cell>
          <table:table-cell table:formula="of:=LEN([.X77])+LEN([.N77])" office:value-type="float" office:value="16" calcext:value-type="float">
            <text:p>16</text:p>
          </table:table-cell>
          <table:table-cell table:formula="of:=SEARCH([.N77];[.D77];1)+5" office:value-type="float" office:value="21" calcext:value-type="float">
            <text:p>21</text:p>
          </table:table-cell>
          <table:table-cell table:formula="of:=LEFT([.D77];[.AA77])" office:value-type="string" office:string-value="94 RUE REAUMUR 75104 " calcext:value-type="string">
            <text:p>94 RUE REAUMUR 75104 </text:p>
          </table:table-cell>
          <table:table-cell table:formula="of:=LEN([.AB77])" office:value-type="float" office:value="21" calcext:value-type="float">
            <text:p>21</text:p>
          </table:table-cell>
          <table:table-cell table:formula="of:=LEN([.D77])" office:value-type="float" office:value="35" calcext:value-type="float">
            <text:p>35</text:p>
          </table:table-cell>
          <table:table-cell table:formula="of:=[.AD77]-[.AC77]" office:value-type="float" office:value="14" calcext:value-type="float">
            <text:p>14</text:p>
          </table:table-cell>
          <table:table-cell table:formula="of:=RIGHT([.D77];[.AE77])" office:value-type="string" office:string-value="PARIS CEDEX 02" calcext:value-type="string">
            <text:p>PARIS CEDEX 02</text:p>
          </table:table-cell>
          <table:table-cell table:formula="of:=TRIM(ORG.LIBREOFFICE.REGEX([.AF77];&quot;CEDEX|[0-9]|BP&quot;;&quot; &quot;;&quot;g&quot;))" office:value-type="string" office:string-value="PARIS" calcext:value-type="string">
            <text:p>PARIS</text:p>
          </table:table-cell>
          <table:table-cell/>
          <table:table-cell table:formula="of:=LEFT([.E77];11)" office:value-type="string" office:string-value="BDFEFRPPCCT" calcext:value-type="string">
            <text:p>BDFEFRPPCCT</text:p>
          </table:table-cell>
          <table:table-cell table:formula="of:=TRIM(ORG.LIBREOFFICE.REGEX([.E77];[.AI77];&quot;&quot;;&quot;g&quot;))" office:value-type="string" office:string-value="FR13 3000 1000 64U7 5000 0000 045" calcext:value-type="string">
            <text:p>FR13 3000 1000 64U7 5000 0000 045</text:p>
          </table:table-cell>
          <table:table-cell table:formula="of:=LEFT([.AJ77];4)" office:value-type="string" office:string-value="FR13" calcext:value-type="string">
            <text:p>FR13</text:p>
          </table:table-cell>
          <table:table-cell table:formula="of:=TRIM(ORG.LIBREOFFICE.REGEX([.AJ77];[.AK77];&quot;&quot;;&quot;g&quot;))" office:value-type="string" office:string-value="3000 1000 64U7 5000 0000 045" calcext:value-type="string">
            <text:p>3000 1000 64U7 5000 0000 045</text:p>
          </table:table-cell>
          <table:table-cell table:formula="of:=LEFT([.AL77];4)" office:value-type="string" office:string-value="3000" calcext:value-type="string">
            <text:p>3000</text:p>
          </table:table-cell>
          <table:table-cell table:formula="of:=TRIM(ORG.LIBREOFFICE.REGEX([.AL77];[.AM77];&quot;&quot;;1))" office:value-type="string" office:string-value="1000 64U7 5000 0000 045" calcext:value-type="string">
            <text:p>1000 64U7 5000 0000 045</text:p>
          </table:table-cell>
          <table:table-cell table:style-name="ce19" table:formula="of:=LEFT([.AN77];4)" office:value-type="string" office:string-value="1000" calcext:value-type="string">
            <text:p>1000</text:p>
          </table:table-cell>
          <table:table-cell table:formula="of:=TRIM(ORG.LIBREOFFICE.REGEX([.AN77];[.AO77];&quot;&quot;;1))" office:value-type="string" office:string-value="64U7 5000 0000 045" calcext:value-type="string">
            <text:p>64U7 5000 0000 045</text:p>
          </table:table-cell>
          <table:table-cell table:style-name="ce18" table:formula="of:=LEFT([.AP77];4)" office:value-type="string" office:string-value="64U7" calcext:value-type="string">
            <text:p>64U7</text:p>
          </table:table-cell>
          <table:table-cell table:style-name="ce43" table:formula="of:=REPLACE([.AP77];1;5; )" office:value-type="string" office:string-value="5000 0000 045" calcext:value-type="string">
            <text:p>5000 0000 045</text:p>
          </table:table-cell>
          <table:table-cell table:style-name="ce18" table:formula="of:=LEFT([.AR77];4)" office:value-type="string" office:string-value="5000" calcext:value-type="string">
            <text:p>5000</text:p>
          </table:table-cell>
          <table:table-cell table:style-name="ce43" table:formula="of:=REPLACE([.AR77];1;5; )" office:value-type="string" office:string-value="0000 045" calcext:value-type="string">
            <text:p>0000 045</text:p>
          </table:table-cell>
          <table:table-cell table:style-name="ce18" table:formula="of:=LEFT([.AT77];4)" office:value-type="string" office:string-value="0000" calcext:value-type="string">
            <text:p>0000</text:p>
          </table:table-cell>
          <table:table-cell table:style-name="ce43" table:formula="of:=REPLACE([.AT77];1;5; )" office:value-type="string" office:string-value="045" calcext:value-type="string">
            <text:p>045</text:p>
          </table:table-cell>
          <table:table-cell table:style-name="ce18" table:formula="of:=LEFT([.AV77];3)" office:value-type="string" office:string-value="045" calcext:value-type="string">
            <text:p>045</text:p>
          </table:table-cell>
          <table:table-cell table:style-name="ce13" table:formula="of:=TRIM(ORG.LIBREOFFICE.REGEX([.AP77];[.AQ77];&quot;&quot;;1))" office:value-type="string" office:string-value="5000 0000 045" calcext:value-type="string">
            <text:p>5000 0000 045</text:p>
          </table:table-cell>
          <table:table-cell table:style-name="ce18" table:formula="of:=RIGHT([.AX77];2)" office:value-type="string" office:string-value="45" calcext:value-type="string">
            <text:p>4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/>
          <table:table-cell table:style-name="ce13" table:formula="of:=IFNA(ORG.LIBREOFFICE.REGEX([.$D7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8];[.$J$2]; ;&quot;g&quot;)" office:value-type="string" office:string-value="93196" calcext:value-type="string">
            <text:p>93196</text:p>
          </table:table-cell>
          <table:table-cell/>
          <table:table-cell table:style-name="ce13" table:formula="of:=IFNA(ORG.LIBREOFFICE.REGEX([.D78];[.$J$2]; ;2);0)" office:value-type="float" office:value="0" calcext:value-type="float">
            <text:p>0</text:p>
          </table:table-cell>
          <table:table-cell table:style-name="ce15" table:formula="of:=IF([.G78]=0;TRUE();IF(FIND([.G78];[.D7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8]=0;[.I78];[.K78])" office:value-type="string" office:string-value="93196" calcext:value-type="string">
            <text:p>93196</text:p>
          </table:table-cell>
          <table:table-cell table:style-name="ce18"/>
          <table:table-cell table:style-name="ce15" table:formula="of:=IF(FIND([.N78];[.D78];1))" office:value-type="boolean" office:boolean-value="true" calcext:value-type="boolean">
            <text:p>VRAI</text:p>
          </table:table-cell>
          <table:table-cell table:style-name="ce16"/>
          <table:table-cell table:formula="of:=FIND([.N78];[.D78];1)" office:value-type="float" office:value="31" calcext:value-type="float">
            <text:p>31</text:p>
          </table:table-cell>
          <table:table-cell table:style-name="Default" table:formula="of:=LEN([.D7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7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78];[.R78];[.S78]-[.R78]+1;&quot;&quot;))" office:value-type="string" office:string-value="11 R DU REMPART (VENDOME III)" calcext:value-type="string">
            <text:p>11 R DU REMPART (VENDOME III)</text:p>
          </table:table-cell>
          <table:table-cell table:formula="of:=IF([.U78]=0;[.W78];REPLACE([.W78];1;LEN([.U78])+1; ))" office:value-type="string" office:string-value="R DU REMPART (VENDOME III)" calcext:value-type="string">
            <text:p>R DU REMPART (VENDOME III)</text:p>
          </table:table-cell>
          <table:table-cell table:style-name="ce15" table:formula="of:=IF(FIND([.W78];[.D78];1))" office:value-type="boolean" office:boolean-value="true" calcext:value-type="boolean">
            <text:p>VRAI</text:p>
          </table:table-cell>
          <table:table-cell table:formula="of:=LEN([.X78])+LEN([.N78])" office:value-type="float" office:value="31" calcext:value-type="float">
            <text:p>31</text:p>
          </table:table-cell>
          <table:table-cell table:formula="of:=SEARCH([.N78];[.D78];1)+5" office:value-type="float" office:value="36" calcext:value-type="float">
            <text:p>36</text:p>
          </table:table-cell>
          <table:table-cell table:formula="of:=LEFT([.D78];[.AA78])" office:value-type="string" office:string-value="11 R DU REMPART (VENDOME III) 93196 " calcext:value-type="string">
            <text:p>11 R DU REMPART (VENDOME III) 93196 </text:p>
          </table:table-cell>
          <table:table-cell table:formula="of:=LEN([.AB78])" office:value-type="float" office:value="36" calcext:value-type="float">
            <text:p>36</text:p>
          </table:table-cell>
          <table:table-cell table:formula="of:=LEN([.D78])" office:value-type="float" office:value="56" calcext:value-type="float">
            <text:p>56</text:p>
          </table:table-cell>
          <table:table-cell table:formula="of:=[.AD78]-[.AC78]" office:value-type="float" office:value="20" calcext:value-type="float">
            <text:p>20</text:p>
          </table:table-cell>
          <table:table-cell table:formula="of:=RIGHT([.D78];[.AE78])" office:value-type="string" office:string-value="NOISY LE GRAND CEDEX" calcext:value-type="string">
            <text:p>NOISY LE GRAND CEDEX</text:p>
          </table:table-cell>
          <table:table-cell table:formula="of:=TRIM(ORG.LIBREOFFICE.REGEX([.AF78];&quot;CEDEX|[0-9]|BP&quot;;&quot; &quot;;&quot;g&quot;))" office:value-type="string" office:string-value="NOISY LE GRAND" calcext:value-type="string">
            <text:p>NOISY LE GRAND</text:p>
          </table:table-cell>
          <table:table-cell/>
          <table:table-cell table:formula="of:=LEFT([.E78];11)" office:value-type="string" office:string-value="BDFEFRPPCCT" calcext:value-type="string">
            <text:p>BDFEFRPPCCT</text:p>
          </table:table-cell>
          <table:table-cell table:formula="of:=TRIM(ORG.LIBREOFFICE.REGEX([.E78];[.AI78];&quot;&quot;;&quot;g&quot;))" office:value-type="string" office:string-value="FR13 3000 1000 64Y7 5000 0000 039" calcext:value-type="string">
            <text:p>FR13 3000 1000 64Y7 5000 0000 039</text:p>
          </table:table-cell>
          <table:table-cell table:formula="of:=LEFT([.AJ78];4)" office:value-type="string" office:string-value="FR13" calcext:value-type="string">
            <text:p>FR13</text:p>
          </table:table-cell>
          <table:table-cell table:formula="of:=TRIM(ORG.LIBREOFFICE.REGEX([.AJ78];[.AK78];&quot;&quot;;&quot;g&quot;))" office:value-type="string" office:string-value="3000 1000 64Y7 5000 0000 039" calcext:value-type="string">
            <text:p>3000 1000 64Y7 5000 0000 039</text:p>
          </table:table-cell>
          <table:table-cell table:formula="of:=LEFT([.AL78];4)" office:value-type="string" office:string-value="3000" calcext:value-type="string">
            <text:p>3000</text:p>
          </table:table-cell>
          <table:table-cell table:formula="of:=TRIM(ORG.LIBREOFFICE.REGEX([.AL78];[.AM78];&quot;&quot;;1))" office:value-type="string" office:string-value="1000 64Y7 5000 0000 039" calcext:value-type="string">
            <text:p>1000 64Y7 5000 0000 039</text:p>
          </table:table-cell>
          <table:table-cell table:style-name="ce19" table:formula="of:=LEFT([.AN78];4)" office:value-type="string" office:string-value="1000" calcext:value-type="string">
            <text:p>1000</text:p>
          </table:table-cell>
          <table:table-cell table:formula="of:=TRIM(ORG.LIBREOFFICE.REGEX([.AN78];[.AO78];&quot;&quot;;1))" office:value-type="string" office:string-value="64Y7 5000 0000 039" calcext:value-type="string">
            <text:p>64Y7 5000 0000 039</text:p>
          </table:table-cell>
          <table:table-cell table:style-name="ce18" table:formula="of:=LEFT([.AP78];4)" office:value-type="string" office:string-value="64Y7" calcext:value-type="string">
            <text:p>64Y7</text:p>
          </table:table-cell>
          <table:table-cell table:style-name="ce43" table:formula="of:=REPLACE([.AP78];1;5; )" office:value-type="string" office:string-value="5000 0000 039" calcext:value-type="string">
            <text:p>5000 0000 039</text:p>
          </table:table-cell>
          <table:table-cell table:style-name="ce18" table:formula="of:=LEFT([.AR78];4)" office:value-type="string" office:string-value="5000" calcext:value-type="string">
            <text:p>5000</text:p>
          </table:table-cell>
          <table:table-cell table:style-name="ce43" table:formula="of:=REPLACE([.AR78];1;5; )" office:value-type="string" office:string-value="0000 039" calcext:value-type="string">
            <text:p>0000 039</text:p>
          </table:table-cell>
          <table:table-cell table:style-name="ce18" table:formula="of:=LEFT([.AT78];4)" office:value-type="string" office:string-value="0000" calcext:value-type="string">
            <text:p>0000</text:p>
          </table:table-cell>
          <table:table-cell table:style-name="ce43" table:formula="of:=REPLACE([.AT78];1;5; )" office:value-type="string" office:string-value="039" calcext:value-type="string">
            <text:p>039</text:p>
          </table:table-cell>
          <table:table-cell table:style-name="ce18" table:formula="of:=LEFT([.AV78];3)" office:value-type="string" office:string-value="039" calcext:value-type="string">
            <text:p>039</text:p>
          </table:table-cell>
          <table:table-cell table:style-name="ce13" table:formula="of:=TRIM(ORG.LIBREOFFICE.REGEX([.AP78];[.AQ78];&quot;&quot;;1))" office:value-type="string" office:string-value="5000 0000 039" calcext:value-type="string">
            <text:p>5000 0000 039</text:p>
          </table:table-cell>
          <table:table-cell table:style-name="ce18" table:formula="of:=RIGHT([.AX78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/>
          <table:table-cell table:style-name="ce13" table:formula="of:=IFNA(ORG.LIBREOFFICE.REGEX([.$D79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9];[.$J$2]; ;&quot;g&quot;)" office:value-type="string" office:string-value="76037" calcext:value-type="string">
            <text:p>76037</text:p>
          </table:table-cell>
          <table:table-cell/>
          <table:table-cell table:style-name="ce13" table:formula="of:=IFNA(ORG.LIBREOFFICE.REGEX([.D79];[.$J$2]; ;2);0)" office:value-type="float" office:value="0" calcext:value-type="float">
            <text:p>0</text:p>
          </table:table-cell>
          <table:table-cell table:style-name="ce15" table:formula="of:=IF([.G79]=0;TRUE();IF(FIND([.G79];[.D7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9]=0;[.I79];[.K79])" office:value-type="string" office:string-value="76037" calcext:value-type="string">
            <text:p>76037</text:p>
          </table:table-cell>
          <table:table-cell table:style-name="ce18"/>
          <table:table-cell table:style-name="ce15" table:formula="of:=IF(FIND([.N79];[.D79];1))" office:value-type="boolean" office:boolean-value="true" calcext:value-type="boolean">
            <text:p>VRAI</text:p>
          </table:table-cell>
          <table:table-cell table:style-name="ce16"/>
          <table:table-cell table:formula="of:=FIND([.N79];[.D79];1)" office:value-type="float" office:value="21" calcext:value-type="float">
            <text:p>21</text:p>
          </table:table-cell>
          <table:table-cell table:style-name="Default" table:formula="of:=LEN([.D79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9];&quot;^[0-9-]{1,7}&quot;; ;1); )" office:value-type="string" office:string-value="21" calcext:value-type="string">
            <text:p>21</text:p>
          </table:table-cell>
          <table:table-cell table:style-name="Default"/>
          <table:table-cell table:formula="of:=TRIM(REPLACE([.D79];[.R79];[.S79]-[.R79]+1;&quot;&quot;))" office:value-type="string" office:string-value="21 QUAI JEAN MOULIN" calcext:value-type="string">
            <text:p>21 QUAI JEAN MOULIN</text:p>
          </table:table-cell>
          <table:table-cell table:formula="of:=IF([.U79]=0;[.W79];REPLACE([.W79];1;LEN([.U79])+1; ))" office:value-type="string" office:string-value="QUAI JEAN MOULIN" calcext:value-type="string">
            <text:p>QUAI JEAN MOULIN</text:p>
          </table:table-cell>
          <table:table-cell table:style-name="ce15" table:formula="of:=IF(FIND([.W79];[.D79];1))" office:value-type="boolean" office:boolean-value="true" calcext:value-type="boolean">
            <text:p>VRAI</text:p>
          </table:table-cell>
          <table:table-cell table:formula="of:=LEN([.X79])+LEN([.N79])" office:value-type="float" office:value="21" calcext:value-type="float">
            <text:p>21</text:p>
          </table:table-cell>
          <table:table-cell table:formula="of:=SEARCH([.N79];[.D79];1)+5" office:value-type="float" office:value="26" calcext:value-type="float">
            <text:p>26</text:p>
          </table:table-cell>
          <table:table-cell table:formula="of:=LEFT([.D79];[.AA79])" office:value-type="string" office:string-value="21 QUAI JEAN MOULIN 76037 " calcext:value-type="string">
            <text:p>21 QUAI JEAN MOULIN 76037 </text:p>
          </table:table-cell>
          <table:table-cell table:formula="of:=LEN([.AB79])" office:value-type="float" office:value="26" calcext:value-type="float">
            <text:p>26</text:p>
          </table:table-cell>
          <table:table-cell table:formula="of:=LEN([.D79])" office:value-type="float" office:value="39" calcext:value-type="float">
            <text:p>39</text:p>
          </table:table-cell>
          <table:table-cell table:formula="of:=[.AD79]-[.AC79]" office:value-type="float" office:value="13" calcext:value-type="float">
            <text:p>13</text:p>
          </table:table-cell>
          <table:table-cell table:formula="of:=RIGHT([.D79];[.AE79])" office:value-type="string" office:string-value="ROUEN CEDEX 1" calcext:value-type="string">
            <text:p>ROUEN CEDEX 1</text:p>
          </table:table-cell>
          <table:table-cell table:formula="of:=TRIM(ORG.LIBREOFFICE.REGEX([.AF79];&quot;CEDEX|[0-9]|BP&quot;;&quot; &quot;;&quot;g&quot;))" office:value-type="string" office:string-value="ROUEN" calcext:value-type="string">
            <text:p>ROUEN</text:p>
          </table:table-cell>
          <table:table-cell/>
          <table:table-cell table:formula="of:=LEFT([.E79];11)" office:value-type="string" office:string-value="BDFEFRPPCCT" calcext:value-type="string">
            <text:p>BDFEFRPPCCT</text:p>
          </table:table-cell>
          <table:table-cell table:formula="of:=TRIM(ORG.LIBREOFFICE.REGEX([.E79];[.AI79];&quot;&quot;;&quot;g&quot;))" office:value-type="string" office:string-value="FR50 3000 1007 07A7 6000 0000 007" calcext:value-type="string">
            <text:p>FR50 3000 1007 07A7 6000 0000 007</text:p>
          </table:table-cell>
          <table:table-cell table:formula="of:=LEFT([.AJ79];4)" office:value-type="string" office:string-value="FR50" calcext:value-type="string">
            <text:p>FR50</text:p>
          </table:table-cell>
          <table:table-cell table:formula="of:=TRIM(ORG.LIBREOFFICE.REGEX([.AJ79];[.AK79];&quot;&quot;;&quot;g&quot;))" office:value-type="string" office:string-value="3000 1007 07A7 6000 0000 007" calcext:value-type="string">
            <text:p>3000 1007 07A7 6000 0000 007</text:p>
          </table:table-cell>
          <table:table-cell table:formula="of:=LEFT([.AL79];4)" office:value-type="string" office:string-value="3000" calcext:value-type="string">
            <text:p>3000</text:p>
          </table:table-cell>
          <table:table-cell table:formula="of:=TRIM(ORG.LIBREOFFICE.REGEX([.AL79];[.AM79];&quot;&quot;;1))" office:value-type="string" office:string-value="1007 07A7 6000 0000 007" calcext:value-type="string">
            <text:p>1007 07A7 6000 0000 007</text:p>
          </table:table-cell>
          <table:table-cell table:style-name="ce19" table:formula="of:=LEFT([.AN79];4)" office:value-type="string" office:string-value="1007" calcext:value-type="string">
            <text:p>1007</text:p>
          </table:table-cell>
          <table:table-cell table:formula="of:=TRIM(ORG.LIBREOFFICE.REGEX([.AN79];[.AO79];&quot;&quot;;1))" office:value-type="string" office:string-value="07A7 6000 0000 007" calcext:value-type="string">
            <text:p>07A7 6000 0000 007</text:p>
          </table:table-cell>
          <table:table-cell table:style-name="ce18" table:formula="of:=LEFT([.AP79];4)" office:value-type="string" office:string-value="07A7" calcext:value-type="string">
            <text:p>07A7</text:p>
          </table:table-cell>
          <table:table-cell table:style-name="ce43" table:formula="of:=REPLACE([.AP79];1;5; )" office:value-type="string" office:string-value="6000 0000 007" calcext:value-type="string">
            <text:p>6000 0000 007</text:p>
          </table:table-cell>
          <table:table-cell table:style-name="ce18" table:formula="of:=LEFT([.AR79];4)" office:value-type="string" office:string-value="6000" calcext:value-type="string">
            <text:p>6000</text:p>
          </table:table-cell>
          <table:table-cell table:style-name="ce43" table:formula="of:=REPLACE([.AR79];1;5; )" office:value-type="string" office:string-value="0000 007" calcext:value-type="string">
            <text:p>0000 007</text:p>
          </table:table-cell>
          <table:table-cell table:style-name="ce18" table:formula="of:=LEFT([.AT79];4)" office:value-type="string" office:string-value="0000" calcext:value-type="string">
            <text:p>0000</text:p>
          </table:table-cell>
          <table:table-cell table:style-name="ce43" table:formula="of:=REPLACE([.AT79];1;5; )" office:value-type="string" office:string-value="007" calcext:value-type="string">
            <text:p>007</text:p>
          </table:table-cell>
          <table:table-cell table:style-name="ce18" table:formula="of:=LEFT([.AV79];3)" office:value-type="string" office:string-value="007" calcext:value-type="string">
            <text:p>007</text:p>
          </table:table-cell>
          <table:table-cell table:style-name="ce13" table:formula="of:=TRIM(ORG.LIBREOFFICE.REGEX([.AP79];[.AQ79];&quot;&quot;;1))" office:value-type="string" office:string-value="6000 0000 007" calcext:value-type="string">
            <text:p>6000 0000 007</text:p>
          </table:table-cell>
          <table:table-cell table:style-name="ce18" table:formula="of:=RIGHT([.AX79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/>
          <table:table-cell table:style-name="ce13" table:formula="of:=IFNA(ORG.LIBREOFFICE.REGEX([.$D8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0];[.$J$2]; ;&quot;g&quot;)" office:value-type="string" office:string-value="77011" calcext:value-type="string">
            <text:p>77011</text:p>
          </table:table-cell>
          <table:table-cell/>
          <table:table-cell table:style-name="ce13" table:formula="of:=IFNA(ORG.LIBREOFFICE.REGEX([.D80];[.$J$2]; ;2);0)" office:value-type="float" office:value="0" calcext:value-type="float">
            <text:p>0</text:p>
          </table:table-cell>
          <table:table-cell table:style-name="ce15" table:formula="of:=IF([.G80]=0;TRUE();IF(FIND([.G80];[.D8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0]=0;[.I80];[.K80])" office:value-type="string" office:string-value="77011" calcext:value-type="string">
            <text:p>77011</text:p>
          </table:table-cell>
          <table:table-cell table:style-name="ce18"/>
          <table:table-cell table:style-name="ce15" table:formula="of:=IF(FIND([.N80];[.D80];1))" office:value-type="boolean" office:boolean-value="true" calcext:value-type="boolean">
            <text:p>VRAI</text:p>
          </table:table-cell>
          <table:table-cell table:style-name="ce16"/>
          <table:table-cell table:formula="of:=FIND([.N80];[.D80];1)" office:value-type="float" office:value="18" calcext:value-type="float">
            <text:p>18</text:p>
          </table:table-cell>
          <table:table-cell table:style-name="Default" table:formula="of:=LEN([.D80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80];&quot;^[0-9-]{1,7}&quot;; ;1); )" office:value-type="string" office:string-value="38" calcext:value-type="string">
            <text:p>38</text:p>
          </table:table-cell>
          <table:table-cell table:style-name="Default"/>
          <table:table-cell table:formula="of:=TRIM(REPLACE([.D80];[.R80];[.S80]-[.R80]+1;&quot;&quot;))" office:value-type="string" office:string-value="38 AVENUE THIERS" calcext:value-type="string">
            <text:p>38 AVENUE THIERS</text:p>
          </table:table-cell>
          <table:table-cell table:formula="of:=IF([.U80]=0;[.W80];REPLACE([.W80];1;LEN([.U80])+1; ))" office:value-type="string" office:string-value="AVENUE THIERS" calcext:value-type="string">
            <text:p>AVENUE THIERS</text:p>
          </table:table-cell>
          <table:table-cell table:style-name="ce15" table:formula="of:=IF(FIND([.W80];[.D80];1))" office:value-type="boolean" office:boolean-value="true" calcext:value-type="boolean">
            <text:p>VRAI</text:p>
          </table:table-cell>
          <table:table-cell table:formula="of:=LEN([.X80])+LEN([.N80])" office:value-type="float" office:value="18" calcext:value-type="float">
            <text:p>18</text:p>
          </table:table-cell>
          <table:table-cell table:formula="of:=SEARCH([.N80];[.D80];1)+5" office:value-type="float" office:value="23" calcext:value-type="float">
            <text:p>23</text:p>
          </table:table-cell>
          <table:table-cell table:formula="of:=LEFT([.D80];[.AA80])" office:value-type="string" office:string-value="38 AVENUE THIERS 77011 " calcext:value-type="string">
            <text:p>38 AVENUE THIERS 77011 </text:p>
          </table:table-cell>
          <table:table-cell table:formula="of:=LEN([.AB80])" office:value-type="float" office:value="23" calcext:value-type="float">
            <text:p>23</text:p>
          </table:table-cell>
          <table:table-cell table:formula="of:=LEN([.D80])" office:value-type="float" office:value="34" calcext:value-type="float">
            <text:p>34</text:p>
          </table:table-cell>
          <table:table-cell table:formula="of:=[.AD80]-[.AC80]" office:value-type="float" office:value="11" calcext:value-type="float">
            <text:p>11</text:p>
          </table:table-cell>
          <table:table-cell table:formula="of:=RIGHT([.D80];[.AE80])" office:value-type="string" office:string-value="MELUN CEDEX" calcext:value-type="string">
            <text:p>MELUN CEDEX</text:p>
          </table:table-cell>
          <table:table-cell table:formula="of:=TRIM(ORG.LIBREOFFICE.REGEX([.AF80];&quot;CEDEX|[0-9]|BP&quot;;&quot; &quot;;&quot;g&quot;))" office:value-type="string" office:string-value="MELUN" calcext:value-type="string">
            <text:p>MELUN</text:p>
          </table:table-cell>
          <table:table-cell/>
          <table:table-cell table:formula="of:=LEFT([.E80];11)" office:value-type="string" office:string-value="BDFEFRPPCCT" calcext:value-type="string">
            <text:p>BDFEFRPPCCT</text:p>
          </table:table-cell>
          <table:table-cell table:formula="of:=TRIM(ORG.LIBREOFFICE.REGEX([.E80];[.AI80];&quot;&quot;;&quot;g&quot;))" office:value-type="string" office:string-value="FR57 3000 1005 25A7 7000 0000 069" calcext:value-type="string">
            <text:p>FR57 3000 1005 25A7 7000 0000 069</text:p>
          </table:table-cell>
          <table:table-cell table:formula="of:=LEFT([.AJ80];4)" office:value-type="string" office:string-value="FR57" calcext:value-type="string">
            <text:p>FR57</text:p>
          </table:table-cell>
          <table:table-cell table:formula="of:=TRIM(ORG.LIBREOFFICE.REGEX([.AJ80];[.AK80];&quot;&quot;;&quot;g&quot;))" office:value-type="string" office:string-value="3000 1005 25A7 7000 0000 069" calcext:value-type="string">
            <text:p>3000 1005 25A7 7000 0000 069</text:p>
          </table:table-cell>
          <table:table-cell table:formula="of:=LEFT([.AL80];4)" office:value-type="string" office:string-value="3000" calcext:value-type="string">
            <text:p>3000</text:p>
          </table:table-cell>
          <table:table-cell table:formula="of:=TRIM(ORG.LIBREOFFICE.REGEX([.AL80];[.AM80];&quot;&quot;;1))" office:value-type="string" office:string-value="1005 25A7 7000 0000 069" calcext:value-type="string">
            <text:p>1005 25A7 7000 0000 069</text:p>
          </table:table-cell>
          <table:table-cell table:style-name="ce19" table:formula="of:=LEFT([.AN80];4)" office:value-type="string" office:string-value="1005" calcext:value-type="string">
            <text:p>1005</text:p>
          </table:table-cell>
          <table:table-cell table:formula="of:=TRIM(ORG.LIBREOFFICE.REGEX([.AN80];[.AO80];&quot;&quot;;1))" office:value-type="string" office:string-value="25A7 7000 0000 069" calcext:value-type="string">
            <text:p>25A7 7000 0000 069</text:p>
          </table:table-cell>
          <table:table-cell table:style-name="ce18" table:formula="of:=LEFT([.AP80];4)" office:value-type="string" office:string-value="25A7" calcext:value-type="string">
            <text:p>25A7</text:p>
          </table:table-cell>
          <table:table-cell table:style-name="ce43" table:formula="of:=REPLACE([.AP80];1;5; )" office:value-type="string" office:string-value="7000 0000 069" calcext:value-type="string">
            <text:p>7000 0000 069</text:p>
          </table:table-cell>
          <table:table-cell table:style-name="ce18" table:formula="of:=LEFT([.AR80];4)" office:value-type="string" office:string-value="7000" calcext:value-type="string">
            <text:p>7000</text:p>
          </table:table-cell>
          <table:table-cell table:style-name="ce43" table:formula="of:=REPLACE([.AR80];1;5; )" office:value-type="string" office:string-value="0000 069" calcext:value-type="string">
            <text:p>0000 069</text:p>
          </table:table-cell>
          <table:table-cell table:style-name="ce18" table:formula="of:=LEFT([.AT80];4)" office:value-type="string" office:string-value="0000" calcext:value-type="string">
            <text:p>0000</text:p>
          </table:table-cell>
          <table:table-cell table:style-name="ce43" table:formula="of:=REPLACE([.AT80];1;5; )" office:value-type="string" office:string-value="069" calcext:value-type="string">
            <text:p>069</text:p>
          </table:table-cell>
          <table:table-cell table:style-name="ce18" table:formula="of:=LEFT([.AV80];3)" office:value-type="string" office:string-value="069" calcext:value-type="string">
            <text:p>069</text:p>
          </table:table-cell>
          <table:table-cell table:style-name="ce13" table:formula="of:=TRIM(ORG.LIBREOFFICE.REGEX([.AP80];[.AQ80];&quot;&quot;;1))" office:value-type="string" office:string-value="7000 0000 069" calcext:value-type="string">
            <text:p>7000 0000 069</text:p>
          </table:table-cell>
          <table:table-cell table:style-name="ce18" table:formula="of:=RIGHT([.AX80];2)" office:value-type="string" office:string-value="69" calcext:value-type="string">
            <text:p>6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/>
          <table:table-cell table:style-name="ce13" table:formula="of:=IFNA(ORG.LIBREOFFICE.REGEX([.$D8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1];[.$J$2]; ;&quot;g&quot;)" office:value-type="string" office:string-value="78018" calcext:value-type="string">
            <text:p>78018</text:p>
          </table:table-cell>
          <table:table-cell/>
          <table:table-cell table:style-name="ce13" table:formula="of:=IFNA(ORG.LIBREOFFICE.REGEX([.D81];[.$J$2]; ;2);0)" office:value-type="float" office:value="0" calcext:value-type="float">
            <text:p>0</text:p>
          </table:table-cell>
          <table:table-cell table:style-name="ce15" table:formula="of:=IF([.G81]=0;TRUE();IF(FIND([.G81];[.D8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1]=0;[.I81];[.K81])" office:value-type="string" office:string-value="78018" calcext:value-type="string">
            <text:p>78018</text:p>
          </table:table-cell>
          <table:table-cell table:style-name="ce18"/>
          <table:table-cell table:style-name="ce15" table:formula="of:=IF(FIND([.N81];[.D81];1))" office:value-type="boolean" office:boolean-value="true" calcext:value-type="boolean">
            <text:p>VRAI</text:p>
          </table:table-cell>
          <table:table-cell table:style-name="ce16"/>
          <table:table-cell table:formula="of:=FIND([.N81];[.D81];1)" office:value-type="float" office:value="23" calcext:value-type="float">
            <text:p>23</text:p>
          </table:table-cell>
          <table:table-cell table:style-name="Default" table:formula="of:=LEN([.D8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81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81];[.R81];[.S81]-[.R81]+1;&quot;&quot;))" office:value-type="string" office:string-value="16 AVENUE DE ST CLOUD" calcext:value-type="string">
            <text:p>16 AVENUE DE ST CLOUD</text:p>
          </table:table-cell>
          <table:table-cell table:formula="of:=IF([.U81]=0;[.W81];REPLACE([.W81];1;LEN([.U81])+1; ))" office:value-type="string" office:string-value="AVENUE DE ST CLOUD" calcext:value-type="string">
            <text:p>AVENUE DE ST CLOUD</text:p>
          </table:table-cell>
          <table:table-cell table:style-name="ce15" table:formula="of:=IF(FIND([.W81];[.D81];1))" office:value-type="boolean" office:boolean-value="true" calcext:value-type="boolean">
            <text:p>VRAI</text:p>
          </table:table-cell>
          <table:table-cell table:formula="of:=LEN([.X81])+LEN([.N81])" office:value-type="float" office:value="23" calcext:value-type="float">
            <text:p>23</text:p>
          </table:table-cell>
          <table:table-cell table:formula="of:=SEARCH([.N81];[.D81];1)+5" office:value-type="float" office:value="28" calcext:value-type="float">
            <text:p>28</text:p>
          </table:table-cell>
          <table:table-cell table:formula="of:=LEFT([.D81];[.AA81])" office:value-type="string" office:string-value="16 AVENUE DE ST CLOUD 78018 " calcext:value-type="string">
            <text:p>16 AVENUE DE ST CLOUD 78018 </text:p>
          </table:table-cell>
          <table:table-cell table:formula="of:=LEN([.AB81])" office:value-type="float" office:value="28" calcext:value-type="float">
            <text:p>28</text:p>
          </table:table-cell>
          <table:table-cell table:formula="of:=LEN([.D81])" office:value-type="float" office:value="44" calcext:value-type="float">
            <text:p>44</text:p>
          </table:table-cell>
          <table:table-cell table:formula="of:=[.AD81]-[.AC81]" office:value-type="float" office:value="16" calcext:value-type="float">
            <text:p>16</text:p>
          </table:table-cell>
          <table:table-cell table:formula="of:=RIGHT([.D81];[.AE81])" office:value-type="string" office:string-value="VERSAILLES CEDEX" calcext:value-type="string">
            <text:p>VERSAILLES CEDEX</text:p>
          </table:table-cell>
          <table:table-cell table:formula="of:=TRIM(ORG.LIBREOFFICE.REGEX([.AF81];&quot;CEDEX|[0-9]|BP&quot;;&quot; &quot;;&quot;g&quot;))" office:value-type="string" office:string-value="VERSAILLES" calcext:value-type="string">
            <text:p>VERSAILLES</text:p>
          </table:table-cell>
          <table:table-cell/>
          <table:table-cell table:formula="of:=LEFT([.E81];11)" office:value-type="string" office:string-value="BDFEFRPPCCT" calcext:value-type="string">
            <text:p>BDFEFRPPCCT</text:p>
          </table:table-cell>
          <table:table-cell table:formula="of:=TRIM(ORG.LIBREOFFICE.REGEX([.E81];[.AI81];&quot;&quot;;&quot;g&quot;))" office:value-type="string" office:string-value="FR70 3000 1008 66A7 8000 0000 046" calcext:value-type="string">
            <text:p>FR70 3000 1008 66A7 8000 0000 046</text:p>
          </table:table-cell>
          <table:table-cell table:formula="of:=LEFT([.AJ81];4)" office:value-type="string" office:string-value="FR70" calcext:value-type="string">
            <text:p>FR70</text:p>
          </table:table-cell>
          <table:table-cell table:formula="of:=TRIM(ORG.LIBREOFFICE.REGEX([.AJ81];[.AK81];&quot;&quot;;&quot;g&quot;))" office:value-type="string" office:string-value="3000 1008 66A7 8000 0000 046" calcext:value-type="string">
            <text:p>3000 1008 66A7 8000 0000 046</text:p>
          </table:table-cell>
          <table:table-cell table:formula="of:=LEFT([.AL81];4)" office:value-type="string" office:string-value="3000" calcext:value-type="string">
            <text:p>3000</text:p>
          </table:table-cell>
          <table:table-cell table:formula="of:=TRIM(ORG.LIBREOFFICE.REGEX([.AL81];[.AM81];&quot;&quot;;1))" office:value-type="string" office:string-value="1008 66A7 8000 0000 046" calcext:value-type="string">
            <text:p>1008 66A7 8000 0000 046</text:p>
          </table:table-cell>
          <table:table-cell table:style-name="ce19" table:formula="of:=LEFT([.AN81];4)" office:value-type="string" office:string-value="1008" calcext:value-type="string">
            <text:p>1008</text:p>
          </table:table-cell>
          <table:table-cell table:formula="of:=TRIM(ORG.LIBREOFFICE.REGEX([.AN81];[.AO81];&quot;&quot;;1))" office:value-type="string" office:string-value="66A7 8000 0000 046" calcext:value-type="string">
            <text:p>66A7 8000 0000 046</text:p>
          </table:table-cell>
          <table:table-cell table:style-name="ce18" table:formula="of:=LEFT([.AP81];4)" office:value-type="string" office:string-value="66A7" calcext:value-type="string">
            <text:p>66A7</text:p>
          </table:table-cell>
          <table:table-cell table:style-name="ce43" table:formula="of:=REPLACE([.AP81];1;5; )" office:value-type="string" office:string-value="8000 0000 046" calcext:value-type="string">
            <text:p>8000 0000 046</text:p>
          </table:table-cell>
          <table:table-cell table:style-name="ce18" table:formula="of:=LEFT([.AR81];4)" office:value-type="string" office:string-value="8000" calcext:value-type="string">
            <text:p>8000</text:p>
          </table:table-cell>
          <table:table-cell table:style-name="ce43" table:formula="of:=REPLACE([.AR81];1;5; )" office:value-type="string" office:string-value="0000 046" calcext:value-type="string">
            <text:p>0000 046</text:p>
          </table:table-cell>
          <table:table-cell table:style-name="ce18" table:formula="of:=LEFT([.AT81];4)" office:value-type="string" office:string-value="0000" calcext:value-type="string">
            <text:p>0000</text:p>
          </table:table-cell>
          <table:table-cell table:style-name="ce43" table:formula="of:=REPLACE([.AT81];1;5; )" office:value-type="string" office:string-value="046" calcext:value-type="string">
            <text:p>046</text:p>
          </table:table-cell>
          <table:table-cell table:style-name="ce18" table:formula="of:=LEFT([.AV81];3)" office:value-type="string" office:string-value="046" calcext:value-type="string">
            <text:p>046</text:p>
          </table:table-cell>
          <table:table-cell table:style-name="ce13" table:formula="of:=TRIM(ORG.LIBREOFFICE.REGEX([.AP81];[.AQ81];&quot;&quot;;1))" office:value-type="string" office:string-value="8000 0000 046" calcext:value-type="string">
            <text:p>8000 0000 046</text:p>
          </table:table-cell>
          <table:table-cell table:style-name="ce18" table:formula="of:=RIGHT([.AX81];2)" office:value-type="string" office:string-value="46" calcext:value-type="string">
            <text:p>4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/>
          <table:table-cell table:style-name="ce13" table:formula="of:=IFNA(ORG.LIBREOFFICE.REGEX([.$D8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2];[.$J$2]; ;&quot;g&quot;)" office:value-type="string" office:string-value="19149" calcext:value-type="string">
            <text:p>19149</text:p>
          </table:table-cell>
          <table:table-cell/>
          <table:table-cell table:style-name="ce13" table:formula="of:=IFNA(ORG.LIBREOFFICE.REGEX([.D82];[.$J$2]; ;2);0)" office:value-type="string" office:string-value="79061" calcext:value-type="string">
            <text:p>79061</text:p>
          </table:table-cell>
          <table:table-cell table:style-name="ce15" table:formula="of:=IF([.G82]=0;TRUE();IF(FIND([.G82];[.D8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2]=0;[.I82];[.K82])" office:value-type="string" office:string-value="79061" calcext:value-type="string">
            <text:p>79061</text:p>
          </table:table-cell>
          <table:table-cell table:style-name="ce18"/>
          <table:table-cell table:style-name="ce15" table:formula="of:=IF(FIND([.N82];[.D82];1))" office:value-type="boolean" office:boolean-value="true" calcext:value-type="boolean">
            <text:p>VRAI</text:p>
          </table:table-cell>
          <table:table-cell table:style-name="ce16"/>
          <table:table-cell table:formula="of:=FIND([.N82];[.D82];1)" office:value-type="float" office:value="31" calcext:value-type="float">
            <text:p>31</text:p>
          </table:table-cell>
          <table:table-cell table:style-name="Default" table:formula="of:=LEN([.D82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82];&quot;^[0-9-]{1,7}&quot;; ;1); )" office:value-type="string" office:string-value="44" calcext:value-type="string">
            <text:p>44</text:p>
          </table:table-cell>
          <table:table-cell table:style-name="Default"/>
          <table:table-cell table:formula="of:=TRIM(REPLACE([.D82];[.R82];[.S82]-[.R82]+1;&quot;&quot;))" office:value-type="string" office:string-value="44 RUE ALSACE LORRAINE-BP19149" calcext:value-type="string">
            <text:p>44 RUE ALSACE LORRAINE-BP19149</text:p>
          </table:table-cell>
          <table:table-cell table:formula="of:=IF([.U82]=0;[.W82];REPLACE([.W82];1;LEN([.U82])+1; ))" office:value-type="string" office:string-value="RUE ALSACE LORRAINE-BP19149" calcext:value-type="string">
            <text:p>RUE ALSACE LORRAINE-BP19149</text:p>
          </table:table-cell>
          <table:table-cell table:style-name="ce15" table:formula="of:=IF(FIND([.W82];[.D82];1))" office:value-type="boolean" office:boolean-value="true" calcext:value-type="boolean">
            <text:p>VRAI</text:p>
          </table:table-cell>
          <table:table-cell table:formula="of:=LEN([.X82])+LEN([.N82])" office:value-type="float" office:value="32" calcext:value-type="float">
            <text:p>32</text:p>
          </table:table-cell>
          <table:table-cell table:formula="of:=SEARCH([.N82];[.D82];1)+5" office:value-type="float" office:value="36" calcext:value-type="float">
            <text:p>36</text:p>
          </table:table-cell>
          <table:table-cell table:formula="of:=LEFT([.D82];[.AA82])" office:value-type="string" office:string-value="44 RUE ALSACE LORRAINE-BP1914979061 " calcext:value-type="string">
            <text:p>44 RUE ALSACE LORRAINE-BP1914979061 </text:p>
          </table:table-cell>
          <table:table-cell table:formula="of:=LEN([.AB82])" office:value-type="float" office:value="36" calcext:value-type="float">
            <text:p>36</text:p>
          </table:table-cell>
          <table:table-cell table:formula="of:=LEN([.D82])" office:value-type="float" office:value="49" calcext:value-type="float">
            <text:p>49</text:p>
          </table:table-cell>
          <table:table-cell table:formula="of:=[.AD82]-[.AC82]" office:value-type="float" office:value="13" calcext:value-type="float">
            <text:p>13</text:p>
          </table:table-cell>
          <table:table-cell table:formula="of:=RIGHT([.D82];[.AE82])" office:value-type="string" office:string-value="NIORT CEDEX 9" calcext:value-type="string">
            <text:p>NIORT CEDEX 9</text:p>
          </table:table-cell>
          <table:table-cell table:formula="of:=TRIM(ORG.LIBREOFFICE.REGEX([.AF82];&quot;CEDEX|[0-9]|BP&quot;;&quot; &quot;;&quot;g&quot;))" office:value-type="string" office:string-value="NIORT" calcext:value-type="string">
            <text:p>NIORT</text:p>
          </table:table-cell>
          <table:table-cell/>
          <table:table-cell table:formula="of:=LEFT([.E82];11)" office:value-type="string" office:string-value="BDFEFRPPCCT" calcext:value-type="string">
            <text:p>BDFEFRPPCCT</text:p>
          </table:table-cell>
          <table:table-cell table:formula="of:=TRIM(ORG.LIBREOFFICE.REGEX([.E82];[.AI82];&quot;&quot;;&quot;g&quot;))" office:value-type="string" office:string-value="FR13 3000 1006 02A7 9000 0000 077" calcext:value-type="string">
            <text:p>FR13 3000 1006 02A7 9000 0000 077</text:p>
          </table:table-cell>
          <table:table-cell table:formula="of:=LEFT([.AJ82];4)" office:value-type="string" office:string-value="FR13" calcext:value-type="string">
            <text:p>FR13</text:p>
          </table:table-cell>
          <table:table-cell table:formula="of:=TRIM(ORG.LIBREOFFICE.REGEX([.AJ82];[.AK82];&quot;&quot;;&quot;g&quot;))" office:value-type="string" office:string-value="3000 1006 02A7 9000 0000 077" calcext:value-type="string">
            <text:p>3000 1006 02A7 9000 0000 077</text:p>
          </table:table-cell>
          <table:table-cell table:formula="of:=LEFT([.AL82];4)" office:value-type="string" office:string-value="3000" calcext:value-type="string">
            <text:p>3000</text:p>
          </table:table-cell>
          <table:table-cell table:formula="of:=TRIM(ORG.LIBREOFFICE.REGEX([.AL82];[.AM82];&quot;&quot;;1))" office:value-type="string" office:string-value="1006 02A7 9000 0000 077" calcext:value-type="string">
            <text:p>1006 02A7 9000 0000 077</text:p>
          </table:table-cell>
          <table:table-cell table:style-name="ce19" table:formula="of:=LEFT([.AN82];4)" office:value-type="string" office:string-value="1006" calcext:value-type="string">
            <text:p>1006</text:p>
          </table:table-cell>
          <table:table-cell table:formula="of:=TRIM(ORG.LIBREOFFICE.REGEX([.AN82];[.AO82];&quot;&quot;;1))" office:value-type="string" office:string-value="02A7 9000 0000 077" calcext:value-type="string">
            <text:p>02A7 9000 0000 077</text:p>
          </table:table-cell>
          <table:table-cell table:style-name="ce18" table:formula="of:=LEFT([.AP82];4)" office:value-type="string" office:string-value="02A7" calcext:value-type="string">
            <text:p>02A7</text:p>
          </table:table-cell>
          <table:table-cell table:style-name="ce43" table:formula="of:=REPLACE([.AP82];1;5; )" office:value-type="string" office:string-value="9000 0000 077" calcext:value-type="string">
            <text:p>9000 0000 077</text:p>
          </table:table-cell>
          <table:table-cell table:style-name="ce18" table:formula="of:=LEFT([.AR82];4)" office:value-type="string" office:string-value="9000" calcext:value-type="string">
            <text:p>9000</text:p>
          </table:table-cell>
          <table:table-cell table:style-name="ce43" table:formula="of:=REPLACE([.AR82];1;5; )" office:value-type="string" office:string-value="0000 077" calcext:value-type="string">
            <text:p>0000 077</text:p>
          </table:table-cell>
          <table:table-cell table:style-name="ce18" table:formula="of:=LEFT([.AT82];4)" office:value-type="string" office:string-value="0000" calcext:value-type="string">
            <text:p>0000</text:p>
          </table:table-cell>
          <table:table-cell table:style-name="ce43" table:formula="of:=REPLACE([.AT82];1;5; )" office:value-type="string" office:string-value="077" calcext:value-type="string">
            <text:p>077</text:p>
          </table:table-cell>
          <table:table-cell table:style-name="ce18" table:formula="of:=LEFT([.AV82];3)" office:value-type="string" office:string-value="077" calcext:value-type="string">
            <text:p>077</text:p>
          </table:table-cell>
          <table:table-cell table:style-name="ce13" table:formula="of:=TRIM(ORG.LIBREOFFICE.REGEX([.AP82];[.AQ82];&quot;&quot;;1))" office:value-type="string" office:string-value="9000 0000 077" calcext:value-type="string">
            <text:p>9000 0000 077</text:p>
          </table:table-cell>
          <table:table-cell table:style-name="ce18" table:formula="of:=RIGHT([.AX82];2)" office:value-type="string" office:string-value="77" calcext:value-type="string">
            <text:p>7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/>
          <table:table-cell table:style-name="ce13" table:formula="of:=IFNA(ORG.LIBREOFFICE.REGEX([.$D83];[.$H$2]; ;&quot;g&quot;);0)" office:value-type="string" office:string-value="CS 12613" calcext:value-type="string">
            <text:p>CS 12613</text:p>
          </table:table-cell>
          <table:table-cell/>
          <table:table-cell table:style-name="ce13" table:formula="of:=ORG.LIBREOFFICE.REGEX([.D83];[.$J$2]; ;&quot;g&quot;)" office:value-type="string" office:string-value="12613" calcext:value-type="string">
            <text:p>12613</text:p>
          </table:table-cell>
          <table:table-cell/>
          <table:table-cell table:style-name="ce13" table:formula="of:=IFNA(ORG.LIBREOFFICE.REGEX([.D83];[.$J$2]; ;2);0)" office:value-type="string" office:string-value="80026" calcext:value-type="string">
            <text:p>80026</text:p>
          </table:table-cell>
          <table:table-cell table:style-name="ce15" table:formula="of:=IF([.G83]=0;TRUE();IF(FIND([.G83];[.D8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3]=0;[.I83];[.K83])" office:value-type="string" office:string-value="80026" calcext:value-type="string">
            <text:p>80026</text:p>
          </table:table-cell>
          <table:table-cell table:style-name="ce18"/>
          <table:table-cell table:style-name="ce15" table:formula="of:=IF(FIND([.N83];[.D83];1))" office:value-type="boolean" office:boolean-value="true" calcext:value-type="boolean">
            <text:p>VRAI</text:p>
          </table:table-cell>
          <table:table-cell table:style-name="ce16"/>
          <table:table-cell table:formula="of:=FIND([.N83];[.D83];1)" office:value-type="float" office:value="31" calcext:value-type="float">
            <text:p>31</text:p>
          </table:table-cell>
          <table:table-cell table:style-name="Default" table:formula="of:=LEN([.D83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83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83];[.R83];[.S83]-[.R83]+1;&quot;&quot;))" office:value-type="string" office:string-value="22 RUE AMIRAL COURBET CS 12613" calcext:value-type="string">
            <text:p>22 RUE AMIRAL COURBET CS 12613</text:p>
          </table:table-cell>
          <table:table-cell table:formula="of:=IF([.U83]=0;[.W83];REPLACE([.W83];1;LEN([.U83])+1; ))" office:value-type="string" office:string-value="RUE AMIRAL COURBET CS 12613" calcext:value-type="string">
            <text:p>RUE AMIRAL COURBET CS 12613</text:p>
          </table:table-cell>
          <table:table-cell table:style-name="ce15" table:formula="of:=IF(FIND([.W83];[.D83];1))" office:value-type="boolean" office:boolean-value="true" calcext:value-type="boolean">
            <text:p>VRAI</text:p>
          </table:table-cell>
          <table:table-cell table:formula="of:=LEN([.X83])+LEN([.N83])" office:value-type="float" office:value="32" calcext:value-type="float">
            <text:p>32</text:p>
          </table:table-cell>
          <table:table-cell table:formula="of:=SEARCH([.N83];[.D83];1)+5" office:value-type="float" office:value="36" calcext:value-type="float">
            <text:p>36</text:p>
          </table:table-cell>
          <table:table-cell table:formula="of:=LEFT([.D83];[.AA83])" office:value-type="string" office:string-value="22 RUE AMIRAL COURBET CS 1261380026 " calcext:value-type="string">
            <text:p>22 RUE AMIRAL COURBET CS 1261380026 </text:p>
          </table:table-cell>
          <table:table-cell table:formula="of:=LEN([.AB83])" office:value-type="float" office:value="36" calcext:value-type="float">
            <text:p>36</text:p>
          </table:table-cell>
          <table:table-cell table:formula="of:=LEN([.D83])" office:value-type="float" office:value="50" calcext:value-type="float">
            <text:p>50</text:p>
          </table:table-cell>
          <table:table-cell table:formula="of:=[.AD83]-[.AC83]" office:value-type="float" office:value="14" calcext:value-type="float">
            <text:p>14</text:p>
          </table:table-cell>
          <table:table-cell table:formula="of:=RIGHT([.D83];[.AE83])" office:value-type="string" office:string-value="AMIENS CEDEX 1" calcext:value-type="string">
            <text:p>AMIENS CEDEX 1</text:p>
          </table:table-cell>
          <table:table-cell table:formula="of:=TRIM(ORG.LIBREOFFICE.REGEX([.AF83];&quot;CEDEX|[0-9]|BP&quot;;&quot; &quot;;&quot;g&quot;))" office:value-type="string" office:string-value="AMIENS" calcext:value-type="string">
            <text:p>AMIENS</text:p>
          </table:table-cell>
          <table:table-cell/>
          <table:table-cell table:formula="of:=LEFT([.E83];11)" office:value-type="string" office:string-value="BDFEFRPPCCT" calcext:value-type="string">
            <text:p>BDFEFRPPCCT</text:p>
          </table:table-cell>
          <table:table-cell table:formula="of:=TRIM(ORG.LIBREOFFICE.REGEX([.E83];[.AI83];&quot;&quot;;&quot;g&quot;))" office:value-type="string" office:string-value="FR65 3000 1001 23A8 0000 0000 035" calcext:value-type="string">
            <text:p>FR65 3000 1001 23A8 0000 0000 035</text:p>
          </table:table-cell>
          <table:table-cell table:formula="of:=LEFT([.AJ83];4)" office:value-type="string" office:string-value="FR65" calcext:value-type="string">
            <text:p>FR65</text:p>
          </table:table-cell>
          <table:table-cell table:formula="of:=TRIM(ORG.LIBREOFFICE.REGEX([.AJ83];[.AK83];&quot;&quot;;&quot;g&quot;))" office:value-type="string" office:string-value="3000 1001 23A8 0000 0000 035" calcext:value-type="string">
            <text:p>3000 1001 23A8 0000 0000 035</text:p>
          </table:table-cell>
          <table:table-cell table:formula="of:=LEFT([.AL83];4)" office:value-type="string" office:string-value="3000" calcext:value-type="string">
            <text:p>3000</text:p>
          </table:table-cell>
          <table:table-cell table:formula="of:=TRIM(ORG.LIBREOFFICE.REGEX([.AL83];[.AM83];&quot;&quot;;1))" office:value-type="string" office:string-value="1001 23A8 0000 0000 035" calcext:value-type="string">
            <text:p>1001 23A8 0000 0000 035</text:p>
          </table:table-cell>
          <table:table-cell table:style-name="ce19" table:formula="of:=LEFT([.AN83];4)" office:value-type="string" office:string-value="1001" calcext:value-type="string">
            <text:p>1001</text:p>
          </table:table-cell>
          <table:table-cell table:formula="of:=TRIM(ORG.LIBREOFFICE.REGEX([.AN83];[.AO83];&quot;&quot;;1))" office:value-type="string" office:string-value="23A8 0000 0000 035" calcext:value-type="string">
            <text:p>23A8 0000 0000 035</text:p>
          </table:table-cell>
          <table:table-cell table:style-name="ce18" table:formula="of:=LEFT([.AP83];4)" office:value-type="string" office:string-value="23A8" calcext:value-type="string">
            <text:p>23A8</text:p>
          </table:table-cell>
          <table:table-cell table:style-name="ce43" table:formula="of:=REPLACE([.AP83];1;5; )" office:value-type="string" office:string-value="0000 0000 035" calcext:value-type="string">
            <text:p>0000 0000 035</text:p>
          </table:table-cell>
          <table:table-cell table:style-name="ce18" table:formula="of:=LEFT([.AR83];4)" office:value-type="string" office:string-value="0000" calcext:value-type="string">
            <text:p>0000</text:p>
          </table:table-cell>
          <table:table-cell table:style-name="ce43" table:formula="of:=REPLACE([.AR83];1;5; )" office:value-type="string" office:string-value="0000 035" calcext:value-type="string">
            <text:p>0000 035</text:p>
          </table:table-cell>
          <table:table-cell table:style-name="ce18" table:formula="of:=LEFT([.AT83];4)" office:value-type="string" office:string-value="0000" calcext:value-type="string">
            <text:p>0000</text:p>
          </table:table-cell>
          <table:table-cell table:style-name="ce43" table:formula="of:=REPLACE([.AT83];1;5; )" office:value-type="string" office:string-value="035" calcext:value-type="string">
            <text:p>035</text:p>
          </table:table-cell>
          <table:table-cell table:style-name="ce18" table:formula="of:=LEFT([.AV83];3)" office:value-type="string" office:string-value="035" calcext:value-type="string">
            <text:p>035</text:p>
          </table:table-cell>
          <table:table-cell table:style-name="ce13" table:formula="of:=TRIM(ORG.LIBREOFFICE.REGEX([.AP83];[.AQ83];&quot;&quot;;1))" office:value-type="string" office:string-value="0000 0000 035" calcext:value-type="string">
            <text:p>0000 0000 035</text:p>
          </table:table-cell>
          <table:table-cell table:style-name="ce18" table:formula="of:=RIGHT([.AX83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/>
          <table:table-cell table:style-name="ce13" table:formula="of:=IFNA(ORG.LIBREOFFICE.REGEX([.$D84];[.$H$2]; ;&quot;g&quot;);0)" office:value-type="string" office:string-value="CS 92525" calcext:value-type="string">
            <text:p>CS 92525</text:p>
          </table:table-cell>
          <table:table-cell/>
          <table:table-cell table:style-name="ce13" table:formula="of:=ORG.LIBREOFFICE.REGEX([.D84];[.$J$2]; ;&quot;g&quot;)" office:value-type="string" office:string-value="92525" calcext:value-type="string">
            <text:p>92525</text:p>
          </table:table-cell>
          <table:table-cell/>
          <table:table-cell table:style-name="ce13" table:formula="of:=IFNA(ORG.LIBREOFFICE.REGEX([.D84];[.$J$2]; ;2);0)" office:value-type="string" office:string-value="81013" calcext:value-type="string">
            <text:p>81013</text:p>
          </table:table-cell>
          <table:table-cell table:style-name="ce15" table:formula="of:=IF([.G84]=0;TRUE();IF(FIND([.G84];[.D8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4]=0;[.I84];[.K84])" office:value-type="string" office:string-value="81013" calcext:value-type="string">
            <text:p>81013</text:p>
          </table:table-cell>
          <table:table-cell table:style-name="ce18"/>
          <table:table-cell table:style-name="ce15" table:formula="of:=IF(FIND([.N84];[.D84];1))" office:value-type="boolean" office:boolean-value="true" calcext:value-type="boolean">
            <text:p>VRAI</text:p>
          </table:table-cell>
          <table:table-cell table:style-name="ce16"/>
          <table:table-cell table:formula="of:=FIND([.N84];[.D84];1)" office:value-type="float" office:value="10" calcext:value-type="float">
            <text:p>10</text:p>
          </table:table-cell>
          <table:table-cell table:style-name="Default" table:formula="of:=LEN([.D84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8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4];[.R84];[.S84]-[.R84]+1;&quot;&quot;))" office:value-type="string" office:string-value="CS 92525" calcext:value-type="string">
            <text:p>CS 92525</text:p>
          </table:table-cell>
          <table:table-cell table:formula="of:=IF([.U84]=0;[.W84];REPLACE([.W84];1;LEN([.U84])+1; ))" office:value-type="string" office:string-value="CS 92525" calcext:value-type="string">
            <text:p>CS 92525</text:p>
          </table:table-cell>
          <table:table-cell table:style-name="ce15" table:formula="of:=IF(FIND([.W84];[.D84];1))" office:value-type="boolean" office:boolean-value="true" calcext:value-type="boolean">
            <text:p>VRAI</text:p>
          </table:table-cell>
          <table:table-cell table:formula="of:=LEN([.X84])+LEN([.N84])" office:value-type="float" office:value="13" calcext:value-type="float">
            <text:p>13</text:p>
          </table:table-cell>
          <table:table-cell table:formula="of:=SEARCH([.N84];[.D84];1)+5" office:value-type="float" office:value="15" calcext:value-type="float">
            <text:p>15</text:p>
          </table:table-cell>
          <table:table-cell table:formula="of:=LEFT([.D84];[.AA84])" office:value-type="string" office:string-value="CS 92525 81013 " calcext:value-type="string">
            <text:p>CS 92525 81013 </text:p>
          </table:table-cell>
          <table:table-cell table:formula="of:=LEN([.AB84])" office:value-type="float" office:value="15" calcext:value-type="float">
            <text:p>15</text:p>
          </table:table-cell>
          <table:table-cell table:formula="of:=LEN([.D84])" office:value-type="float" office:value="27" calcext:value-type="float">
            <text:p>27</text:p>
          </table:table-cell>
          <table:table-cell table:formula="of:=[.AD84]-[.AC84]" office:value-type="float" office:value="12" calcext:value-type="float">
            <text:p>12</text:p>
          </table:table-cell>
          <table:table-cell table:formula="of:=RIGHT([.D84];[.AE84])" office:value-type="string" office:string-value="ALBI CEDEX 9" calcext:value-type="string">
            <text:p>ALBI CEDEX 9</text:p>
          </table:table-cell>
          <table:table-cell table:formula="of:=TRIM(ORG.LIBREOFFICE.REGEX([.AF84];&quot;CEDEX|[0-9]|BP&quot;;&quot; &quot;;&quot;g&quot;))" office:value-type="string" office:string-value="ALBI" calcext:value-type="string">
            <text:p>ALBI</text:p>
          </table:table-cell>
          <table:table-cell/>
          <table:table-cell table:formula="of:=LEFT([.E84];11)" office:value-type="string" office:string-value="BDFEFRPPCCT" calcext:value-type="string">
            <text:p>BDFEFRPPCCT</text:p>
          </table:table-cell>
          <table:table-cell table:formula="of:=TRIM(ORG.LIBREOFFICE.REGEX([.E84];[.AI84];&quot;&quot;;&quot;g&quot;))" office:value-type="string" office:string-value="FR69 3000 1001 16A8 1000 0000 091" calcext:value-type="string">
            <text:p>FR69 3000 1001 16A8 1000 0000 091</text:p>
          </table:table-cell>
          <table:table-cell table:formula="of:=LEFT([.AJ84];4)" office:value-type="string" office:string-value="FR69" calcext:value-type="string">
            <text:p>FR69</text:p>
          </table:table-cell>
          <table:table-cell table:formula="of:=TRIM(ORG.LIBREOFFICE.REGEX([.AJ84];[.AK84];&quot;&quot;;&quot;g&quot;))" office:value-type="string" office:string-value="3000 1001 16A8 1000 0000 091" calcext:value-type="string">
            <text:p>3000 1001 16A8 1000 0000 091</text:p>
          </table:table-cell>
          <table:table-cell table:formula="of:=LEFT([.AL84];4)" office:value-type="string" office:string-value="3000" calcext:value-type="string">
            <text:p>3000</text:p>
          </table:table-cell>
          <table:table-cell table:formula="of:=TRIM(ORG.LIBREOFFICE.REGEX([.AL84];[.AM84];&quot;&quot;;1))" office:value-type="string" office:string-value="1001 16A8 1000 0000 091" calcext:value-type="string">
            <text:p>1001 16A8 1000 0000 091</text:p>
          </table:table-cell>
          <table:table-cell table:style-name="ce19" table:formula="of:=LEFT([.AN84];4)" office:value-type="string" office:string-value="1001" calcext:value-type="string">
            <text:p>1001</text:p>
          </table:table-cell>
          <table:table-cell table:formula="of:=TRIM(ORG.LIBREOFFICE.REGEX([.AN84];[.AO84];&quot;&quot;;1))" office:value-type="string" office:string-value="16A8 1000 0000 091" calcext:value-type="string">
            <text:p>16A8 1000 0000 091</text:p>
          </table:table-cell>
          <table:table-cell table:style-name="ce18" table:formula="of:=LEFT([.AP84];4)" office:value-type="string" office:string-value="16A8" calcext:value-type="string">
            <text:p>16A8</text:p>
          </table:table-cell>
          <table:table-cell table:style-name="ce43" table:formula="of:=REPLACE([.AP84];1;5; )" office:value-type="string" office:string-value="1000 0000 091" calcext:value-type="string">
            <text:p>1000 0000 091</text:p>
          </table:table-cell>
          <table:table-cell table:style-name="ce18" table:formula="of:=LEFT([.AR84];4)" office:value-type="string" office:string-value="1000" calcext:value-type="string">
            <text:p>1000</text:p>
          </table:table-cell>
          <table:table-cell table:style-name="ce43" table:formula="of:=REPLACE([.AR84];1;5; )" office:value-type="string" office:string-value="0000 091" calcext:value-type="string">
            <text:p>0000 091</text:p>
          </table:table-cell>
          <table:table-cell table:style-name="ce18" table:formula="of:=LEFT([.AT84];4)" office:value-type="string" office:string-value="0000" calcext:value-type="string">
            <text:p>0000</text:p>
          </table:table-cell>
          <table:table-cell table:style-name="ce43" table:formula="of:=REPLACE([.AT84];1;5; )" office:value-type="string" office:string-value="091" calcext:value-type="string">
            <text:p>091</text:p>
          </table:table-cell>
          <table:table-cell table:style-name="ce18" table:formula="of:=LEFT([.AV84];3)" office:value-type="string" office:string-value="091" calcext:value-type="string">
            <text:p>091</text:p>
          </table:table-cell>
          <table:table-cell table:style-name="ce13" table:formula="of:=TRIM(ORG.LIBREOFFICE.REGEX([.AP84];[.AQ84];&quot;&quot;;1))" office:value-type="string" office:string-value="1000 0000 091" calcext:value-type="string">
            <text:p>1000 0000 091</text:p>
          </table:table-cell>
          <table:table-cell table:style-name="ce18" table:formula="of:=RIGHT([.AX84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/>
          <table:table-cell table:style-name="ce13" table:formula="of:=IFNA(ORG.LIBREOFFICE.REGEX([.$D85];[.$H$2]; ;&quot;g&quot;);0)" office:value-type="string" office:string-value="BP 770 " calcext:value-type="string">
            <text:p>BP 770 </text:p>
          </table:table-cell>
          <table:table-cell/>
          <table:table-cell table:style-name="ce13" table:formula="of:=ORG.LIBREOFFICE.REGEX([.D85];[.$J$2]; ;&quot;g&quot;)" office:value-type="string" office:string-value="82037" calcext:value-type="string">
            <text:p>82037</text:p>
          </table:table-cell>
          <table:table-cell/>
          <table:table-cell table:style-name="ce13" table:formula="of:=IFNA(ORG.LIBREOFFICE.REGEX([.D85];[.$J$2]; ;2);0)" office:value-type="float" office:value="0" calcext:value-type="float">
            <text:p>0</text:p>
          </table:table-cell>
          <table:table-cell table:style-name="ce15" table:formula="of:=IF([.G85]=0;TRUE();IF(FIND([.G85];[.D8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5]=0;[.I85];[.K85])" office:value-type="string" office:string-value="82037" calcext:value-type="string">
            <text:p>82037</text:p>
          </table:table-cell>
          <table:table-cell table:style-name="ce18"/>
          <table:table-cell table:style-name="ce15" table:formula="of:=IF(FIND([.N85];[.D85];1))" office:value-type="boolean" office:boolean-value="true" calcext:value-type="boolean">
            <text:p>VRAI</text:p>
          </table:table-cell>
          <table:table-cell table:style-name="ce16"/>
          <table:table-cell table:formula="of:=FIND([.N85];[.D85];1)" office:value-type="float" office:value="26" calcext:value-type="float">
            <text:p>26</text:p>
          </table:table-cell>
          <table:table-cell table:style-name="Default" table:formula="of:=LEN([.D85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85];&quot;^[0-9-]{1,7}&quot;; ;1); )" office:value-type="string" office:string-value="5-7" calcext:value-type="string">
            <text:p>5-7</text:p>
          </table:table-cell>
          <table:table-cell table:style-name="Default"/>
          <table:table-cell table:formula="of:=TRIM(REPLACE([.D85];[.R85];[.S85]-[.R85]+1;&quot;&quot;))" office:value-type="string" office:string-value="5-7 ALL MORTARIEU BP 770" calcext:value-type="string">
            <text:p>5-7 ALL MORTARIEU BP 770</text:p>
          </table:table-cell>
          <table:table-cell table:formula="of:=IF([.U85]=0;[.W85];REPLACE([.W85];1;LEN([.U85])+1; ))" office:value-type="string" office:string-value="ALL MORTARIEU BP 770" calcext:value-type="string">
            <text:p>ALL MORTARIEU BP 770</text:p>
          </table:table-cell>
          <table:table-cell table:style-name="ce15" table:formula="of:=IF(FIND([.W85];[.D85];1))" office:value-type="boolean" office:boolean-value="true" calcext:value-type="boolean">
            <text:p>VRAI</text:p>
          </table:table-cell>
          <table:table-cell table:formula="of:=LEN([.X85])+LEN([.N85])" office:value-type="float" office:value="25" calcext:value-type="float">
            <text:p>25</text:p>
          </table:table-cell>
          <table:table-cell table:formula="of:=SEARCH([.N85];[.D85];1)+5" office:value-type="float" office:value="31" calcext:value-type="float">
            <text:p>31</text:p>
          </table:table-cell>
          <table:table-cell table:formula="of:=LEFT([.D85];[.AA85])" office:value-type="string" office:string-value="5-7 ALL MORTARIEU BP 770 82037 " calcext:value-type="string">
            <text:p>5-7 ALL MORTARIEU BP 770 82037 </text:p>
          </table:table-cell>
          <table:table-cell table:formula="of:=LEN([.AB85])" office:value-type="float" office:value="31" calcext:value-type="float">
            <text:p>31</text:p>
          </table:table-cell>
          <table:table-cell table:formula="of:=LEN([.D85])" office:value-type="float" office:value="46" calcext:value-type="float">
            <text:p>46</text:p>
          </table:table-cell>
          <table:table-cell table:formula="of:=[.AD85]-[.AC85]" office:value-type="float" office:value="15" calcext:value-type="float">
            <text:p>15</text:p>
          </table:table-cell>
          <table:table-cell table:formula="of:=RIGHT([.D85];[.AE85])" office:value-type="string" office:string-value="MONTAUBAN CEDEX" calcext:value-type="string">
            <text:p>MONTAUBAN CEDEX</text:p>
          </table:table-cell>
          <table:table-cell table:formula="of:=TRIM(ORG.LIBREOFFICE.REGEX([.AF85];&quot;CEDEX|[0-9]|BP&quot;;&quot; &quot;;&quot;g&quot;))" office:value-type="string" office:string-value="MONTAUBAN" calcext:value-type="string">
            <text:p>MONTAUBAN</text:p>
          </table:table-cell>
          <table:table-cell/>
          <table:table-cell table:formula="of:=LEFT([.E85];11)" office:value-type="string" office:string-value="BDFEFRPPCCT" calcext:value-type="string">
            <text:p>BDFEFRPPCCT</text:p>
          </table:table-cell>
          <table:table-cell table:formula="of:=TRIM(ORG.LIBREOFFICE.REGEX([.E85];[.AI85];&quot;&quot;;&quot;g&quot;))" office:value-type="string" office:string-value="FR86 3000 1005 47A8 2000 0000 076" calcext:value-type="string">
            <text:p>FR86 3000 1005 47A8 2000 0000 076</text:p>
          </table:table-cell>
          <table:table-cell table:formula="of:=LEFT([.AJ85];4)" office:value-type="string" office:string-value="FR86" calcext:value-type="string">
            <text:p>FR86</text:p>
          </table:table-cell>
          <table:table-cell table:formula="of:=TRIM(ORG.LIBREOFFICE.REGEX([.AJ85];[.AK85];&quot;&quot;;&quot;g&quot;))" office:value-type="string" office:string-value="3000 1005 47A8 2000 0000 076" calcext:value-type="string">
            <text:p>3000 1005 47A8 2000 0000 076</text:p>
          </table:table-cell>
          <table:table-cell table:formula="of:=LEFT([.AL85];4)" office:value-type="string" office:string-value="3000" calcext:value-type="string">
            <text:p>3000</text:p>
          </table:table-cell>
          <table:table-cell table:formula="of:=TRIM(ORG.LIBREOFFICE.REGEX([.AL85];[.AM85];&quot;&quot;;1))" office:value-type="string" office:string-value="1005 47A8 2000 0000 076" calcext:value-type="string">
            <text:p>1005 47A8 2000 0000 076</text:p>
          </table:table-cell>
          <table:table-cell table:style-name="ce19" table:formula="of:=LEFT([.AN85];4)" office:value-type="string" office:string-value="1005" calcext:value-type="string">
            <text:p>1005</text:p>
          </table:table-cell>
          <table:table-cell table:formula="of:=TRIM(ORG.LIBREOFFICE.REGEX([.AN85];[.AO85];&quot;&quot;;1))" office:value-type="string" office:string-value="47A8 2000 0000 076" calcext:value-type="string">
            <text:p>47A8 2000 0000 076</text:p>
          </table:table-cell>
          <table:table-cell table:style-name="ce18" table:formula="of:=LEFT([.AP85];4)" office:value-type="string" office:string-value="47A8" calcext:value-type="string">
            <text:p>47A8</text:p>
          </table:table-cell>
          <table:table-cell table:style-name="ce43" table:formula="of:=REPLACE([.AP85];1;5; )" office:value-type="string" office:string-value="2000 0000 076" calcext:value-type="string">
            <text:p>2000 0000 076</text:p>
          </table:table-cell>
          <table:table-cell table:style-name="ce18" table:formula="of:=LEFT([.AR85];4)" office:value-type="string" office:string-value="2000" calcext:value-type="string">
            <text:p>2000</text:p>
          </table:table-cell>
          <table:table-cell table:style-name="ce43" table:formula="of:=REPLACE([.AR85];1;5; )" office:value-type="string" office:string-value="0000 076" calcext:value-type="string">
            <text:p>0000 076</text:p>
          </table:table-cell>
          <table:table-cell table:style-name="ce18" table:formula="of:=LEFT([.AT85];4)" office:value-type="string" office:string-value="0000" calcext:value-type="string">
            <text:p>0000</text:p>
          </table:table-cell>
          <table:table-cell table:style-name="ce43" table:formula="of:=REPLACE([.AT85];1;5; )" office:value-type="string" office:string-value="076" calcext:value-type="string">
            <text:p>076</text:p>
          </table:table-cell>
          <table:table-cell table:style-name="ce18" table:formula="of:=LEFT([.AV85];3)" office:value-type="string" office:string-value="076" calcext:value-type="string">
            <text:p>076</text:p>
          </table:table-cell>
          <table:table-cell table:style-name="ce13" table:formula="of:=TRIM(ORG.LIBREOFFICE.REGEX([.AP85];[.AQ85];&quot;&quot;;1))" office:value-type="string" office:string-value="2000 0000 076" calcext:value-type="string">
            <text:p>2000 0000 076</text:p>
          </table:table-cell>
          <table:table-cell table:style-name="ce18" table:formula="of:=RIGHT([.AX85];2)" office:value-type="string" office:string-value="76" calcext:value-type="string">
            <text:p>7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/>
          <table:table-cell table:style-name="ce13" table:formula="of:=IFNA(ORG.LIBREOFFICE.REGEX([.$D86];[.$H$2]; ;&quot;g&quot;);0)" office:value-type="string" office:string-value="CS 91409" calcext:value-type="string">
            <text:p>CS 91409</text:p>
          </table:table-cell>
          <table:table-cell/>
          <table:table-cell table:style-name="ce13" table:formula="of:=ORG.LIBREOFFICE.REGEX([.D86];[.$J$2]; ;&quot;g&quot;)" office:value-type="string" office:string-value="91409" calcext:value-type="string">
            <text:p>91409</text:p>
          </table:table-cell>
          <table:table-cell/>
          <table:table-cell table:style-name="ce13" table:formula="of:=IFNA(ORG.LIBREOFFICE.REGEX([.D86];[.$J$2]; ;2);0)" office:value-type="string" office:string-value="83056" calcext:value-type="string">
            <text:p>83056</text:p>
          </table:table-cell>
          <table:table-cell table:style-name="ce15" table:formula="of:=IF([.G86]=0;TRUE();IF(FIND([.G86];[.D8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6]=0;[.I86];[.K86])" office:value-type="string" office:string-value="83056" calcext:value-type="string">
            <text:p>83056</text:p>
          </table:table-cell>
          <table:table-cell table:style-name="ce18"/>
          <table:table-cell table:style-name="ce15" table:formula="of:=IF(FIND([.N86];[.D86];1))" office:value-type="boolean" office:boolean-value="true" calcext:value-type="boolean">
            <text:p>VRAI</text:p>
          </table:table-cell>
          <table:table-cell table:style-name="ce16"/>
          <table:table-cell table:formula="of:=FIND([.N86];[.D86];1)" office:value-type="float" office:value="24" calcext:value-type="float">
            <text:p>24</text:p>
          </table:table-cell>
          <table:table-cell table:style-name="Default" table:formula="of:=LEN([.D86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8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6];[.R86];[.S86]-[.R86]+1;&quot;&quot;))" office:value-type="string" office:string-value="PLACE BESAGNE CS 91409" calcext:value-type="string">
            <text:p>PLACE BESAGNE CS 91409</text:p>
          </table:table-cell>
          <table:table-cell table:formula="of:=IF([.U86]=0;[.W86];REPLACE([.W86];1;LEN([.U86])+1; ))" office:value-type="string" office:string-value="PLACE BESAGNE CS 91409" calcext:value-type="string">
            <text:p>PLACE BESAGNE CS 91409</text:p>
          </table:table-cell>
          <table:table-cell table:style-name="ce15" table:formula="of:=IF(FIND([.W86];[.D86];1))" office:value-type="boolean" office:boolean-value="true" calcext:value-type="boolean">
            <text:p>VRAI</text:p>
          </table:table-cell>
          <table:table-cell table:formula="of:=LEN([.X86])+LEN([.N86])" office:value-type="float" office:value="27" calcext:value-type="float">
            <text:p>27</text:p>
          </table:table-cell>
          <table:table-cell table:formula="of:=SEARCH([.N86];[.D86];1)+5" office:value-type="float" office:value="29" calcext:value-type="float">
            <text:p>29</text:p>
          </table:table-cell>
          <table:table-cell table:formula="of:=LEFT([.D86];[.AA86])" office:value-type="string" office:string-value="PLACE BESAGNE CS 91409 83056 " calcext:value-type="string">
            <text:p>PLACE BESAGNE CS 91409 83056 </text:p>
          </table:table-cell>
          <table:table-cell table:formula="of:=LEN([.AB86])" office:value-type="float" office:value="29" calcext:value-type="float">
            <text:p>29</text:p>
          </table:table-cell>
          <table:table-cell table:formula="of:=LEN([.D86])" office:value-type="float" office:value="41" calcext:value-type="float">
            <text:p>41</text:p>
          </table:table-cell>
          <table:table-cell table:formula="of:=[.AD86]-[.AC86]" office:value-type="float" office:value="12" calcext:value-type="float">
            <text:p>12</text:p>
          </table:table-cell>
          <table:table-cell table:formula="of:=RIGHT([.D86];[.AE86])" office:value-type="string" office:string-value="TOULON CEDEX" calcext:value-type="string">
            <text:p>TOULON CEDEX</text:p>
          </table:table-cell>
          <table:table-cell table:formula="of:=TRIM(ORG.LIBREOFFICE.REGEX([.AF86];&quot;CEDEX|[0-9]|BP&quot;;&quot; &quot;;&quot;g&quot;))" office:value-type="string" office:string-value="TOULON" calcext:value-type="string">
            <text:p>TOULON</text:p>
          </table:table-cell>
          <table:table-cell/>
          <table:table-cell table:formula="of:=LEFT([.E86];11)" office:value-type="string" office:string-value="BDFEFRPPCCT" calcext:value-type="string">
            <text:p>BDFEFRPPCCT</text:p>
          </table:table-cell>
          <table:table-cell table:formula="of:=TRIM(ORG.LIBREOFFICE.REGEX([.E86];[.AI86];&quot;&quot;;&quot;g&quot;))" office:value-type="string" office:string-value="FR90 3000 1008 31A8 3000 0000 035" calcext:value-type="string">
            <text:p>FR90 3000 1008 31A8 3000 0000 035</text:p>
          </table:table-cell>
          <table:table-cell table:formula="of:=LEFT([.AJ86];4)" office:value-type="string" office:string-value="FR90" calcext:value-type="string">
            <text:p>FR90</text:p>
          </table:table-cell>
          <table:table-cell table:formula="of:=TRIM(ORG.LIBREOFFICE.REGEX([.AJ86];[.AK86];&quot;&quot;;&quot;g&quot;))" office:value-type="string" office:string-value="3000 1008 31A8 3000 0000 035" calcext:value-type="string">
            <text:p>3000 1008 31A8 3000 0000 035</text:p>
          </table:table-cell>
          <table:table-cell table:formula="of:=LEFT([.AL86];4)" office:value-type="string" office:string-value="3000" calcext:value-type="string">
            <text:p>3000</text:p>
          </table:table-cell>
          <table:table-cell table:formula="of:=TRIM(ORG.LIBREOFFICE.REGEX([.AL86];[.AM86];&quot;&quot;;1))" office:value-type="string" office:string-value="1008 31A8 3000 0000 035" calcext:value-type="string">
            <text:p>1008 31A8 3000 0000 035</text:p>
          </table:table-cell>
          <table:table-cell table:style-name="ce19" table:formula="of:=LEFT([.AN86];4)" office:value-type="string" office:string-value="1008" calcext:value-type="string">
            <text:p>1008</text:p>
          </table:table-cell>
          <table:table-cell table:formula="of:=TRIM(ORG.LIBREOFFICE.REGEX([.AN86];[.AO86];&quot;&quot;;1))" office:value-type="string" office:string-value="31A8 3000 0000 035" calcext:value-type="string">
            <text:p>31A8 3000 0000 035</text:p>
          </table:table-cell>
          <table:table-cell table:style-name="ce18" table:formula="of:=LEFT([.AP86];4)" office:value-type="string" office:string-value="31A8" calcext:value-type="string">
            <text:p>31A8</text:p>
          </table:table-cell>
          <table:table-cell table:style-name="ce43" table:formula="of:=REPLACE([.AP86];1;5; )" office:value-type="string" office:string-value="3000 0000 035" calcext:value-type="string">
            <text:p>3000 0000 035</text:p>
          </table:table-cell>
          <table:table-cell table:style-name="ce18" table:formula="of:=LEFT([.AR86];4)" office:value-type="string" office:string-value="3000" calcext:value-type="string">
            <text:p>3000</text:p>
          </table:table-cell>
          <table:table-cell table:style-name="ce43" table:formula="of:=REPLACE([.AR86];1;5; )" office:value-type="string" office:string-value="0000 035" calcext:value-type="string">
            <text:p>0000 035</text:p>
          </table:table-cell>
          <table:table-cell table:style-name="ce18" table:formula="of:=LEFT([.AT86];4)" office:value-type="string" office:string-value="0000" calcext:value-type="string">
            <text:p>0000</text:p>
          </table:table-cell>
          <table:table-cell table:style-name="ce43" table:formula="of:=REPLACE([.AT86];1;5; )" office:value-type="string" office:string-value="035" calcext:value-type="string">
            <text:p>035</text:p>
          </table:table-cell>
          <table:table-cell table:style-name="ce18" table:formula="of:=LEFT([.AV86];3)" office:value-type="string" office:string-value="035" calcext:value-type="string">
            <text:p>035</text:p>
          </table:table-cell>
          <table:table-cell table:style-name="ce13" table:formula="of:=TRIM(ORG.LIBREOFFICE.REGEX([.AP86];[.AQ86];&quot;&quot;;1))" office:value-type="string" office:string-value="3000 0000 035" calcext:value-type="string">
            <text:p>3000 0000 035</text:p>
          </table:table-cell>
          <table:table-cell table:style-name="ce18" table:formula="of:=RIGHT([.AX8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/>
          <table:table-cell table:style-name="ce13" table:formula="of:=IFNA(ORG.LIBREOFFICE.REGEX([.$D87];[.$H$2]; ;&quot;g&quot;);0)" office:value-type="string" office:string-value="BP 71095 " calcext:value-type="string">
            <text:p>BP 71095 </text:p>
          </table:table-cell>
          <table:table-cell/>
          <table:table-cell table:style-name="ce13" table:formula="of:=ORG.LIBREOFFICE.REGEX([.D87];[.$J$2]; ;&quot;g&quot;)" office:value-type="string" office:string-value="71095" calcext:value-type="string">
            <text:p>71095</text:p>
          </table:table-cell>
          <table:table-cell/>
          <table:table-cell table:style-name="ce13" table:formula="of:=IFNA(ORG.LIBREOFFICE.REGEX([.D87];[.$J$2]; ;2);0)" office:value-type="string" office:string-value="84097" calcext:value-type="string">
            <text:p>84097</text:p>
          </table:table-cell>
          <table:table-cell table:style-name="ce15" table:formula="of:=IF([.G87]=0;TRUE();IF(FIND([.G87];[.D8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7]=0;[.I87];[.K87])" office:value-type="string" office:string-value="84097" calcext:value-type="string">
            <text:p>84097</text:p>
          </table:table-cell>
          <table:table-cell table:style-name="ce18"/>
          <table:table-cell table:style-name="ce15" table:formula="of:=IF(FIND([.N87];[.D87];1))" office:value-type="boolean" office:boolean-value="true" calcext:value-type="boolean">
            <text:p>VRAI</text:p>
          </table:table-cell>
          <table:table-cell table:style-name="ce16"/>
          <table:table-cell table:formula="of:=FIND([.N87];[.D87];1)" office:value-type="float" office:value="27" calcext:value-type="float">
            <text:p>27</text:p>
          </table:table-cell>
          <table:table-cell table:style-name="Default" table:formula="of:=LEN([.D8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7];[.R87];[.S87]-[.R87]+1;&quot;&quot;))" office:value-type="string" office:string-value="AV DU 7EME GENIE BP 71095" calcext:value-type="string">
            <text:p>AV DU 7EME GENIE BP 71095</text:p>
          </table:table-cell>
          <table:table-cell table:formula="of:=IF([.U87]=0;[.W87];REPLACE([.W87];1;LEN([.U87])+1; ))" office:value-type="string" office:string-value="AV DU 7EME GENIE BP 71095" calcext:value-type="string">
            <text:p>AV DU 7EME GENIE BP 71095</text:p>
          </table:table-cell>
          <table:table-cell table:style-name="ce15" table:formula="of:=IF(FIND([.W87];[.D87];1))" office:value-type="boolean" office:boolean-value="true" calcext:value-type="boolean">
            <text:p>VRAI</text:p>
          </table:table-cell>
          <table:table-cell table:formula="of:=LEN([.X87])+LEN([.N87])" office:value-type="float" office:value="30" calcext:value-type="float">
            <text:p>30</text:p>
          </table:table-cell>
          <table:table-cell table:formula="of:=SEARCH([.N87];[.D87];1)+5" office:value-type="float" office:value="32" calcext:value-type="float">
            <text:p>32</text:p>
          </table:table-cell>
          <table:table-cell table:formula="of:=LEFT([.D87];[.AA87])" office:value-type="string" office:string-value="AV DU 7EME GENIE BP 71095 84097 " calcext:value-type="string">
            <text:p>AV DU 7EME GENIE BP 71095 84097 </text:p>
          </table:table-cell>
          <table:table-cell table:formula="of:=LEN([.AB87])" office:value-type="float" office:value="32" calcext:value-type="float">
            <text:p>32</text:p>
          </table:table-cell>
          <table:table-cell table:formula="of:=LEN([.D87])" office:value-type="float" office:value="47" calcext:value-type="float">
            <text:p>47</text:p>
          </table:table-cell>
          <table:table-cell table:formula="of:=[.AD87]-[.AC87]" office:value-type="float" office:value="15" calcext:value-type="float">
            <text:p>15</text:p>
          </table:table-cell>
          <table:table-cell table:formula="of:=RIGHT([.D87];[.AE87])" office:value-type="string" office:string-value="AVIGNON CEDEX 9" calcext:value-type="string">
            <text:p>AVIGNON CEDEX 9</text:p>
          </table:table-cell>
          <table:table-cell table:formula="of:=TRIM(ORG.LIBREOFFICE.REGEX([.AF87];&quot;CEDEX|[0-9]|BP&quot;;&quot; &quot;;&quot;g&quot;))" office:value-type="string" office:string-value="AVIGNON" calcext:value-type="string">
            <text:p>AVIGNON</text:p>
          </table:table-cell>
          <table:table-cell/>
          <table:table-cell table:formula="of:=LEFT([.E87];11)" office:value-type="string" office:string-value="BDFEFRPPCCT" calcext:value-type="string">
            <text:p>BDFEFRPPCCT</text:p>
          </table:table-cell>
          <table:table-cell table:formula="of:=TRIM(ORG.LIBREOFFICE.REGEX([.E87];[.AI87];&quot;&quot;;&quot;g&quot;))" office:value-type="string" office:string-value="FR11 3000 1001 69A8 4000 0000 022" calcext:value-type="string">
            <text:p>FR11 3000 1001 69A8 4000 0000 022</text:p>
          </table:table-cell>
          <table:table-cell table:formula="of:=LEFT([.AJ87];4)" office:value-type="string" office:string-value="FR11" calcext:value-type="string">
            <text:p>FR11</text:p>
          </table:table-cell>
          <table:table-cell table:formula="of:=TRIM(ORG.LIBREOFFICE.REGEX([.AJ87];[.AK87];&quot;&quot;;&quot;g&quot;))" office:value-type="string" office:string-value="3000 1001 69A8 4000 0000 022" calcext:value-type="string">
            <text:p>3000 1001 69A8 4000 0000 022</text:p>
          </table:table-cell>
          <table:table-cell table:formula="of:=LEFT([.AL87];4)" office:value-type="string" office:string-value="3000" calcext:value-type="string">
            <text:p>3000</text:p>
          </table:table-cell>
          <table:table-cell table:formula="of:=TRIM(ORG.LIBREOFFICE.REGEX([.AL87];[.AM87];&quot;&quot;;1))" office:value-type="string" office:string-value="1001 69A8 4000 0000 022" calcext:value-type="string">
            <text:p>1001 69A8 4000 0000 022</text:p>
          </table:table-cell>
          <table:table-cell table:style-name="ce19" table:formula="of:=LEFT([.AN87];4)" office:value-type="string" office:string-value="1001" calcext:value-type="string">
            <text:p>1001</text:p>
          </table:table-cell>
          <table:table-cell table:formula="of:=TRIM(ORG.LIBREOFFICE.REGEX([.AN87];[.AO87];&quot;&quot;;1))" office:value-type="string" office:string-value="69A8 4000 0000 022" calcext:value-type="string">
            <text:p>69A8 4000 0000 022</text:p>
          </table:table-cell>
          <table:table-cell table:style-name="ce18" table:formula="of:=LEFT([.AP87];4)" office:value-type="string" office:string-value="69A8" calcext:value-type="string">
            <text:p>69A8</text:p>
          </table:table-cell>
          <table:table-cell table:style-name="ce43" table:formula="of:=REPLACE([.AP87];1;5; )" office:value-type="string" office:string-value="4000 0000 022" calcext:value-type="string">
            <text:p>4000 0000 022</text:p>
          </table:table-cell>
          <table:table-cell table:style-name="ce18" table:formula="of:=LEFT([.AR87];4)" office:value-type="string" office:string-value="4000" calcext:value-type="string">
            <text:p>4000</text:p>
          </table:table-cell>
          <table:table-cell table:style-name="ce43" table:formula="of:=REPLACE([.AR87];1;5; )" office:value-type="string" office:string-value="0000 022" calcext:value-type="string">
            <text:p>0000 022</text:p>
          </table:table-cell>
          <table:table-cell table:style-name="ce18" table:formula="of:=LEFT([.AT87];4)" office:value-type="string" office:string-value="0000" calcext:value-type="string">
            <text:p>0000</text:p>
          </table:table-cell>
          <table:table-cell table:style-name="ce43" table:formula="of:=REPLACE([.AT87];1;5; )" office:value-type="string" office:string-value="022" calcext:value-type="string">
            <text:p>022</text:p>
          </table:table-cell>
          <table:table-cell table:style-name="ce18" table:formula="of:=LEFT([.AV87];3)" office:value-type="string" office:string-value="022" calcext:value-type="string">
            <text:p>022</text:p>
          </table:table-cell>
          <table:table-cell table:style-name="ce13" table:formula="of:=TRIM(ORG.LIBREOFFICE.REGEX([.AP87];[.AQ87];&quot;&quot;;1))" office:value-type="string" office:string-value="4000 0000 022" calcext:value-type="string">
            <text:p>4000 0000 022</text:p>
          </table:table-cell>
          <table:table-cell table:style-name="ce18" table:formula="of:=RIGHT([.AX87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/>
          <table:table-cell table:style-name="ce13" table:formula="of:=IFNA(ORG.LIBREOFFICE.REGEX([.$D8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8];[.$J$2]; ;&quot;g&quot;)" office:value-type="string" office:string-value="85024" calcext:value-type="string">
            <text:p>85024</text:p>
          </table:table-cell>
          <table:table-cell/>
          <table:table-cell table:style-name="ce13" table:formula="of:=IFNA(ORG.LIBREOFFICE.REGEX([.D88];[.$J$2]; ;2);0)" office:value-type="float" office:value="0" calcext:value-type="float">
            <text:p>0</text:p>
          </table:table-cell>
          <table:table-cell table:style-name="ce15" table:formula="of:=IF([.G88]=0;TRUE();IF(FIND([.G88];[.D8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8]=0;[.I88];[.K88])" office:value-type="string" office:string-value="85024" calcext:value-type="string">
            <text:p>85024</text:p>
          </table:table-cell>
          <table:table-cell table:style-name="ce18"/>
          <table:table-cell table:style-name="ce15" table:formula="of:=IF(FIND([.N88];[.D88];1))" office:value-type="boolean" office:boolean-value="true" calcext:value-type="boolean">
            <text:p>VRAI</text:p>
          </table:table-cell>
          <table:table-cell table:style-name="ce16"/>
          <table:table-cell table:formula="of:=FIND([.N88];[.D88];1)" office:value-type="float" office:value="20" calcext:value-type="float">
            <text:p>20</text:p>
          </table:table-cell>
          <table:table-cell table:style-name="Default" table:formula="of:=LEN([.D88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8];&quot;^[0-9-]{1,7}&quot;; ;1); )" office:value-type="string" office:string-value="26" calcext:value-type="string">
            <text:p>26</text:p>
          </table:table-cell>
          <table:table-cell table:style-name="Default"/>
          <table:table-cell table:formula="of:=TRIM(REPLACE([.D88];[.R88];[.S88]-[.R88]+1;&quot;&quot;))" office:value-type="string" office:string-value="26 RUE JEAN JAURES" calcext:value-type="string">
            <text:p>26 RUE JEAN JAURES</text:p>
          </table:table-cell>
          <table:table-cell table:formula="of:=IF([.U88]=0;[.W88];REPLACE([.W88];1;LEN([.U88])+1; ))" office:value-type="string" office:string-value="RUE JEAN JAURES" calcext:value-type="string">
            <text:p>RUE JEAN JAURES</text:p>
          </table:table-cell>
          <table:table-cell table:style-name="ce15" table:formula="of:=IF(FIND([.W88];[.D88];1))" office:value-type="boolean" office:boolean-value="true" calcext:value-type="boolean">
            <text:p>VRAI</text:p>
          </table:table-cell>
          <table:table-cell table:formula="of:=LEN([.X88])+LEN([.N88])" office:value-type="float" office:value="20" calcext:value-type="float">
            <text:p>20</text:p>
          </table:table-cell>
          <table:table-cell table:formula="of:=SEARCH([.N88];[.D88];1)+5" office:value-type="float" office:value="25" calcext:value-type="float">
            <text:p>25</text:p>
          </table:table-cell>
          <table:table-cell table:formula="of:=LEFT([.D88];[.AA88])" office:value-type="string" office:string-value="26 RUE JEAN JAURES 85024 " calcext:value-type="string">
            <text:p>26 RUE JEAN JAURES 85024 </text:p>
          </table:table-cell>
          <table:table-cell table:formula="of:=LEN([.AB88])" office:value-type="float" office:value="25" calcext:value-type="float">
            <text:p>25</text:p>
          </table:table-cell>
          <table:table-cell table:formula="of:=LEN([.D88])" office:value-type="float" office:value="47" calcext:value-type="float">
            <text:p>47</text:p>
          </table:table-cell>
          <table:table-cell table:formula="of:=[.AD88]-[.AC88]" office:value-type="float" office:value="22" calcext:value-type="float">
            <text:p>22</text:p>
          </table:table-cell>
          <table:table-cell table:formula="of:=RIGHT([.D88];[.AE88])" office:value-type="string" office:string-value="LA ROCHE SUR YON CEDEX" calcext:value-type="string">
            <text:p>LA ROCHE SUR YON CEDEX</text:p>
          </table:table-cell>
          <table:table-cell table:formula="of:=TRIM(ORG.LIBREOFFICE.REGEX([.AF88];&quot;CEDEX|[0-9]|BP&quot;;&quot; &quot;;&quot;g&quot;))" office:value-type="string" office:string-value="LA ROCHE SUR YON" calcext:value-type="string">
            <text:p>LA ROCHE SUR YON</text:p>
          </table:table-cell>
          <table:table-cell/>
          <table:table-cell table:formula="of:=LEFT([.E88];11)" office:value-type="string" office:string-value="BDFEFRPPCCT" calcext:value-type="string">
            <text:p>BDFEFRPPCCT</text:p>
          </table:table-cell>
          <table:table-cell table:formula="of:=TRIM(ORG.LIBREOFFICE.REGEX([.E88];[.AI88];&quot;&quot;;&quot;g&quot;))" office:value-type="string" office:string-value="FR28 3000 1006 97A8 5000 0000 007" calcext:value-type="string">
            <text:p>FR28 3000 1006 97A8 5000 0000 007</text:p>
          </table:table-cell>
          <table:table-cell table:formula="of:=LEFT([.AJ88];4)" office:value-type="string" office:string-value="FR28" calcext:value-type="string">
            <text:p>FR28</text:p>
          </table:table-cell>
          <table:table-cell table:formula="of:=TRIM(ORG.LIBREOFFICE.REGEX([.AJ88];[.AK88];&quot;&quot;;&quot;g&quot;))" office:value-type="string" office:string-value="3000 1006 97A8 5000 0000 007" calcext:value-type="string">
            <text:p>3000 1006 97A8 5000 0000 007</text:p>
          </table:table-cell>
          <table:table-cell table:formula="of:=LEFT([.AL88];4)" office:value-type="string" office:string-value="3000" calcext:value-type="string">
            <text:p>3000</text:p>
          </table:table-cell>
          <table:table-cell table:formula="of:=TRIM(ORG.LIBREOFFICE.REGEX([.AL88];[.AM88];&quot;&quot;;1))" office:value-type="string" office:string-value="1006 97A8 5000 0000 007" calcext:value-type="string">
            <text:p>1006 97A8 5000 0000 007</text:p>
          </table:table-cell>
          <table:table-cell table:style-name="ce19" table:formula="of:=LEFT([.AN88];4)" office:value-type="string" office:string-value="1006" calcext:value-type="string">
            <text:p>1006</text:p>
          </table:table-cell>
          <table:table-cell table:formula="of:=TRIM(ORG.LIBREOFFICE.REGEX([.AN88];[.AO88];&quot;&quot;;1))" office:value-type="string" office:string-value="97A8 5000 0000 007" calcext:value-type="string">
            <text:p>97A8 5000 0000 007</text:p>
          </table:table-cell>
          <table:table-cell table:style-name="ce18" table:formula="of:=LEFT([.AP88];4)" office:value-type="string" office:string-value="97A8" calcext:value-type="string">
            <text:p>97A8</text:p>
          </table:table-cell>
          <table:table-cell table:style-name="ce43" table:formula="of:=REPLACE([.AP88];1;5; )" office:value-type="string" office:string-value="5000 0000 007" calcext:value-type="string">
            <text:p>5000 0000 007</text:p>
          </table:table-cell>
          <table:table-cell table:style-name="ce18" table:formula="of:=LEFT([.AR88];4)" office:value-type="string" office:string-value="5000" calcext:value-type="string">
            <text:p>5000</text:p>
          </table:table-cell>
          <table:table-cell table:style-name="ce43" table:formula="of:=REPLACE([.AR88];1;5; )" office:value-type="string" office:string-value="0000 007" calcext:value-type="string">
            <text:p>0000 007</text:p>
          </table:table-cell>
          <table:table-cell table:style-name="ce18" table:formula="of:=LEFT([.AT88];4)" office:value-type="string" office:string-value="0000" calcext:value-type="string">
            <text:p>0000</text:p>
          </table:table-cell>
          <table:table-cell table:style-name="ce43" table:formula="of:=REPLACE([.AT88];1;5; )" office:value-type="string" office:string-value="007" calcext:value-type="string">
            <text:p>007</text:p>
          </table:table-cell>
          <table:table-cell table:style-name="ce18" table:formula="of:=LEFT([.AV88];3)" office:value-type="string" office:string-value="007" calcext:value-type="string">
            <text:p>007</text:p>
          </table:table-cell>
          <table:table-cell table:style-name="ce13" table:formula="of:=TRIM(ORG.LIBREOFFICE.REGEX([.AP88];[.AQ88];&quot;&quot;;1))" office:value-type="string" office:string-value="5000 0000 007" calcext:value-type="string">
            <text:p>5000 0000 007</text:p>
          </table:table-cell>
          <table:table-cell table:style-name="ce18" table:formula="of:=RIGHT([.AX88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/>
          <table:table-cell table:style-name="ce13" table:formula="of:=IFNA(ORG.LIBREOFFICE.REGEX([.$D89];[.$H$2]; ;&quot;g&quot;);0)" office:value-type="string" office:string-value="CS 70549" calcext:value-type="string">
            <text:p>CS 70549</text:p>
          </table:table-cell>
          <table:table-cell/>
          <table:table-cell table:style-name="ce13" table:formula="of:=ORG.LIBREOFFICE.REGEX([.D89];[.$J$2]; ;&quot;g&quot;)" office:value-type="string" office:string-value="70549" calcext:value-type="string">
            <text:p>70549</text:p>
          </table:table-cell>
          <table:table-cell/>
          <table:table-cell table:style-name="ce13" table:formula="of:=IFNA(ORG.LIBREOFFICE.REGEX([.D89];[.$J$2]; ;2);0)" office:value-type="string" office:string-value="86020" calcext:value-type="string">
            <text:p>86020</text:p>
          </table:table-cell>
          <table:table-cell table:style-name="ce15" table:formula="of:=IF([.G89]=0;TRUE();IF(FIND([.G89];[.D8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9]=0;[.I89];[.K89])" office:value-type="string" office:string-value="86020" calcext:value-type="string">
            <text:p>86020</text:p>
          </table:table-cell>
          <table:table-cell table:style-name="ce18"/>
          <table:table-cell table:style-name="ce15" table:formula="of:=IF(FIND([.N89];[.D89];1))" office:value-type="boolean" office:boolean-value="true" calcext:value-type="boolean">
            <text:p>VRAI</text:p>
          </table:table-cell>
          <table:table-cell table:style-name="ce16"/>
          <table:table-cell table:formula="of:=FIND([.N89];[.D89];1)" office:value-type="float" office:value="26" calcext:value-type="float">
            <text:p>26</text:p>
          </table:table-cell>
          <table:table-cell table:style-name="Default" table:formula="of:=LEN([.D89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89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9];[.R89];[.S89]-[.R89]+1;&quot;&quot;))" office:value-type="string" office:string-value="11 RUE RIFFAULT CS 70549" calcext:value-type="string">
            <text:p>11 RUE RIFFAULT CS 70549</text:p>
          </table:table-cell>
          <table:table-cell table:formula="of:=IF([.U89]=0;[.W89];REPLACE([.W89];1;LEN([.U89])+1; ))" office:value-type="string" office:string-value="RUE RIFFAULT CS 70549" calcext:value-type="string">
            <text:p>RUE RIFFAULT CS 70549</text:p>
          </table:table-cell>
          <table:table-cell table:style-name="ce15" table:formula="of:=IF(FIND([.W89];[.D89];1))" office:value-type="boolean" office:boolean-value="true" calcext:value-type="boolean">
            <text:p>VRAI</text:p>
          </table:table-cell>
          <table:table-cell table:formula="of:=LEN([.X89])+LEN([.N89])" office:value-type="float" office:value="26" calcext:value-type="float">
            <text:p>26</text:p>
          </table:table-cell>
          <table:table-cell table:formula="of:=SEARCH([.N89];[.D89];1)+5" office:value-type="float" office:value="31" calcext:value-type="float">
            <text:p>31</text:p>
          </table:table-cell>
          <table:table-cell table:formula="of:=LEFT([.D89];[.AA89])" office:value-type="string" office:string-value="11 RUE RIFFAULT CS 70549 86020 " calcext:value-type="string">
            <text:p>11 RUE RIFFAULT CS 70549 86020 </text:p>
          </table:table-cell>
          <table:table-cell table:formula="of:=LEN([.AB89])" office:value-type="float" office:value="31" calcext:value-type="float">
            <text:p>31</text:p>
          </table:table-cell>
          <table:table-cell table:formula="of:=LEN([.D89])" office:value-type="float" office:value="45" calcext:value-type="float">
            <text:p>45</text:p>
          </table:table-cell>
          <table:table-cell table:formula="of:=[.AD89]-[.AC89]" office:value-type="float" office:value="14" calcext:value-type="float">
            <text:p>14</text:p>
          </table:table-cell>
          <table:table-cell table:formula="of:=RIGHT([.D89];[.AE89])" office:value-type="string" office:string-value="POITIERS CEDEX" calcext:value-type="string">
            <text:p>POITIERS CEDEX</text:p>
          </table:table-cell>
          <table:table-cell table:formula="of:=TRIM(ORG.LIBREOFFICE.REGEX([.AF89];&quot;CEDEX|[0-9]|BP&quot;;&quot; &quot;;&quot;g&quot;))" office:value-type="string" office:string-value="POITIERS" calcext:value-type="string">
            <text:p>POITIERS</text:p>
          </table:table-cell>
          <table:table-cell/>
          <table:table-cell table:formula="of:=LEFT([.E89];11)" office:value-type="string" office:string-value="BDFEFRPPCCT" calcext:value-type="string">
            <text:p>BDFEFRPPCCT</text:p>
          </table:table-cell>
          <table:table-cell table:formula="of:=TRIM(ORG.LIBREOFFICE.REGEX([.E89];[.AI89];&quot;&quot;;&quot;g&quot;))" office:value-type="string" office:string-value="FR75 3000 1006 39A8 6000 0000 052" calcext:value-type="string">
            <text:p>FR75 3000 1006 39A8 6000 0000 052</text:p>
          </table:table-cell>
          <table:table-cell table:formula="of:=LEFT([.AJ89];4)" office:value-type="string" office:string-value="FR75" calcext:value-type="string">
            <text:p>FR75</text:p>
          </table:table-cell>
          <table:table-cell table:formula="of:=TRIM(ORG.LIBREOFFICE.REGEX([.AJ89];[.AK89];&quot;&quot;;&quot;g&quot;))" office:value-type="string" office:string-value="3000 1006 39A8 6000 0000 052" calcext:value-type="string">
            <text:p>3000 1006 39A8 6000 0000 052</text:p>
          </table:table-cell>
          <table:table-cell table:formula="of:=LEFT([.AL89];4)" office:value-type="string" office:string-value="3000" calcext:value-type="string">
            <text:p>3000</text:p>
          </table:table-cell>
          <table:table-cell table:formula="of:=TRIM(ORG.LIBREOFFICE.REGEX([.AL89];[.AM89];&quot;&quot;;1))" office:value-type="string" office:string-value="1006 39A8 6000 0000 052" calcext:value-type="string">
            <text:p>1006 39A8 6000 0000 052</text:p>
          </table:table-cell>
          <table:table-cell table:style-name="ce19" table:formula="of:=LEFT([.AN89];4)" office:value-type="string" office:string-value="1006" calcext:value-type="string">
            <text:p>1006</text:p>
          </table:table-cell>
          <table:table-cell table:formula="of:=TRIM(ORG.LIBREOFFICE.REGEX([.AN89];[.AO89];&quot;&quot;;1))" office:value-type="string" office:string-value="39A8 6000 0000 052" calcext:value-type="string">
            <text:p>39A8 6000 0000 052</text:p>
          </table:table-cell>
          <table:table-cell table:style-name="ce18" table:formula="of:=LEFT([.AP89];4)" office:value-type="string" office:string-value="39A8" calcext:value-type="string">
            <text:p>39A8</text:p>
          </table:table-cell>
          <table:table-cell table:style-name="ce43" table:formula="of:=REPLACE([.AP89];1;5; )" office:value-type="string" office:string-value="6000 0000 052" calcext:value-type="string">
            <text:p>6000 0000 052</text:p>
          </table:table-cell>
          <table:table-cell table:style-name="ce18" table:formula="of:=LEFT([.AR89];4)" office:value-type="string" office:string-value="6000" calcext:value-type="string">
            <text:p>6000</text:p>
          </table:table-cell>
          <table:table-cell table:style-name="ce43" table:formula="of:=REPLACE([.AR89];1;5; )" office:value-type="string" office:string-value="0000 052" calcext:value-type="string">
            <text:p>0000 052</text:p>
          </table:table-cell>
          <table:table-cell table:style-name="ce18" table:formula="of:=LEFT([.AT89];4)" office:value-type="string" office:string-value="0000" calcext:value-type="string">
            <text:p>0000</text:p>
          </table:table-cell>
          <table:table-cell table:style-name="ce43" table:formula="of:=REPLACE([.AT89];1;5; )" office:value-type="string" office:string-value="052" calcext:value-type="string">
            <text:p>052</text:p>
          </table:table-cell>
          <table:table-cell table:style-name="ce18" table:formula="of:=LEFT([.AV89];3)" office:value-type="string" office:string-value="052" calcext:value-type="string">
            <text:p>052</text:p>
          </table:table-cell>
          <table:table-cell table:style-name="ce13" table:formula="of:=TRIM(ORG.LIBREOFFICE.REGEX([.AP89];[.AQ89];&quot;&quot;;1))" office:value-type="string" office:string-value="6000 0000 052" calcext:value-type="string">
            <text:p>6000 0000 052</text:p>
          </table:table-cell>
          <table:table-cell table:style-name="ce18" table:formula="of:=RIGHT([.AX89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/>
          <table:table-cell table:style-name="ce13" table:formula="of:=IFNA(ORG.LIBREOFFICE.REGEX([.$D9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0];[.$J$2]; ;&quot;g&quot;)" office:value-type="string" office:string-value="87043" calcext:value-type="string">
            <text:p>87043</text:p>
          </table:table-cell>
          <table:table-cell/>
          <table:table-cell table:style-name="ce13" table:formula="of:=IFNA(ORG.LIBREOFFICE.REGEX([.D90];[.$J$2]; ;2);0)" office:value-type="float" office:value="0" calcext:value-type="float">
            <text:p>0</text:p>
          </table:table-cell>
          <table:table-cell table:style-name="ce15" table:formula="of:=IF([.G90]=0;TRUE();IF(FIND([.G90];[.D9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0]=0;[.I90];[.K90])" office:value-type="string" office:string-value="87043" calcext:value-type="string">
            <text:p>87043</text:p>
          </table:table-cell>
          <table:table-cell table:style-name="ce18"/>
          <table:table-cell table:style-name="ce15" table:formula="of:=IF(FIND([.N90];[.D90];1))" office:value-type="boolean" office:boolean-value="true" calcext:value-type="boolean">
            <text:p>VRAI</text:p>
          </table:table-cell>
          <table:table-cell table:style-name="ce16"/>
          <table:table-cell table:formula="of:=FIND([.N90];[.D90];1)" office:value-type="float" office:value="20" calcext:value-type="float">
            <text:p>20</text:p>
          </table:table-cell>
          <table:table-cell table:style-name="Default" table:formula="of:=LEN([.D9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90];&quot;^[0-9-]{1,7}&quot;; ;1); )" office:value-type="string" office:string-value="31" calcext:value-type="string">
            <text:p>31</text:p>
          </table:table-cell>
          <table:table-cell table:style-name="Default"/>
          <table:table-cell table:formula="of:=TRIM(REPLACE([.D90];[.R90];[.S90]-[.R90]+1;&quot;&quot;))" office:value-type="string" office:string-value="31 RUE MONTMAILLER" calcext:value-type="string">
            <text:p>31 RUE MONTMAILLER</text:p>
          </table:table-cell>
          <table:table-cell table:formula="of:=IF([.U90]=0;[.W90];REPLACE([.W90];1;LEN([.U90])+1; ))" office:value-type="string" office:string-value="RUE MONTMAILLER" calcext:value-type="string">
            <text:p>RUE MONTMAILLER</text:p>
          </table:table-cell>
          <table:table-cell table:style-name="ce15" table:formula="of:=IF(FIND([.W90];[.D90];1))" office:value-type="boolean" office:boolean-value="true" calcext:value-type="boolean">
            <text:p>VRAI</text:p>
          </table:table-cell>
          <table:table-cell table:formula="of:=LEN([.X90])+LEN([.N90])" office:value-type="float" office:value="20" calcext:value-type="float">
            <text:p>20</text:p>
          </table:table-cell>
          <table:table-cell table:formula="of:=SEARCH([.N90];[.D90];1)+5" office:value-type="float" office:value="25" calcext:value-type="float">
            <text:p>25</text:p>
          </table:table-cell>
          <table:table-cell table:formula="of:=LEFT([.D90];[.AA90])" office:value-type="string" office:string-value="31 RUE MONTMAILLER 87043 " calcext:value-type="string">
            <text:p>31 RUE MONTMAILLER 87043 </text:p>
          </table:table-cell>
          <table:table-cell table:formula="of:=LEN([.AB90])" office:value-type="float" office:value="25" calcext:value-type="float">
            <text:p>25</text:p>
          </table:table-cell>
          <table:table-cell table:formula="of:=LEN([.D90])" office:value-type="float" office:value="38" calcext:value-type="float">
            <text:p>38</text:p>
          </table:table-cell>
          <table:table-cell table:formula="of:=[.AD90]-[.AC90]" office:value-type="float" office:value="13" calcext:value-type="float">
            <text:p>13</text:p>
          </table:table-cell>
          <table:table-cell table:formula="of:=RIGHT([.D90];[.AE90])" office:value-type="string" office:string-value="LIMOGES CEDEX" calcext:value-type="string">
            <text:p>LIMOGES CEDEX</text:p>
          </table:table-cell>
          <table:table-cell table:formula="of:=TRIM(ORG.LIBREOFFICE.REGEX([.AF90];&quot;CEDEX|[0-9]|BP&quot;;&quot; &quot;;&quot;g&quot;))" office:value-type="string" office:string-value="LIMOGES" calcext:value-type="string">
            <text:p>LIMOGES</text:p>
          </table:table-cell>
          <table:table-cell/>
          <table:table-cell table:formula="of:=LEFT([.E90];11)" office:value-type="string" office:string-value="BDFEFRPPCCT" calcext:value-type="string">
            <text:p>BDFEFRPPCCT</text:p>
          </table:table-cell>
          <table:table-cell table:formula="of:=TRIM(ORG.LIBREOFFICE.REGEX([.E90];[.AI90];&quot;&quot;;&quot;g&quot;))" office:value-type="string" office:string-value="FR44 3000 1004 75A8 7000 0000 038" calcext:value-type="string">
            <text:p>FR44 3000 1004 75A8 7000 0000 038</text:p>
          </table:table-cell>
          <table:table-cell table:formula="of:=LEFT([.AJ90];4)" office:value-type="string" office:string-value="FR44" calcext:value-type="string">
            <text:p>FR44</text:p>
          </table:table-cell>
          <table:table-cell table:formula="of:=TRIM(ORG.LIBREOFFICE.REGEX([.AJ90];[.AK90];&quot;&quot;;&quot;g&quot;))" office:value-type="string" office:string-value="3000 1004 75A8 7000 0000 038" calcext:value-type="string">
            <text:p>3000 1004 75A8 7000 0000 038</text:p>
          </table:table-cell>
          <table:table-cell table:formula="of:=LEFT([.AL90];4)" office:value-type="string" office:string-value="3000" calcext:value-type="string">
            <text:p>3000</text:p>
          </table:table-cell>
          <table:table-cell table:formula="of:=TRIM(ORG.LIBREOFFICE.REGEX([.AL90];[.AM90];&quot;&quot;;1))" office:value-type="string" office:string-value="1004 75A8 7000 0000 038" calcext:value-type="string">
            <text:p>1004 75A8 7000 0000 038</text:p>
          </table:table-cell>
          <table:table-cell table:style-name="ce19" table:formula="of:=LEFT([.AN90];4)" office:value-type="string" office:string-value="1004" calcext:value-type="string">
            <text:p>1004</text:p>
          </table:table-cell>
          <table:table-cell table:formula="of:=TRIM(ORG.LIBREOFFICE.REGEX([.AN90];[.AO90];&quot;&quot;;1))" office:value-type="string" office:string-value="75A8 7000 0000 038" calcext:value-type="string">
            <text:p>75A8 7000 0000 038</text:p>
          </table:table-cell>
          <table:table-cell table:style-name="ce18" table:formula="of:=LEFT([.AP90];4)" office:value-type="string" office:string-value="75A8" calcext:value-type="string">
            <text:p>75A8</text:p>
          </table:table-cell>
          <table:table-cell table:style-name="ce43" table:formula="of:=REPLACE([.AP90];1;5; )" office:value-type="string" office:string-value="7000 0000 038" calcext:value-type="string">
            <text:p>7000 0000 038</text:p>
          </table:table-cell>
          <table:table-cell table:style-name="ce18" table:formula="of:=LEFT([.AR90];4)" office:value-type="string" office:string-value="7000" calcext:value-type="string">
            <text:p>7000</text:p>
          </table:table-cell>
          <table:table-cell table:style-name="ce43" table:formula="of:=REPLACE([.AR90];1;5; )" office:value-type="string" office:string-value="0000 038" calcext:value-type="string">
            <text:p>0000 038</text:p>
          </table:table-cell>
          <table:table-cell table:style-name="ce18" table:formula="of:=LEFT([.AT90];4)" office:value-type="string" office:string-value="0000" calcext:value-type="string">
            <text:p>0000</text:p>
          </table:table-cell>
          <table:table-cell table:style-name="ce43" table:formula="of:=REPLACE([.AT90];1;5; )" office:value-type="string" office:string-value="038" calcext:value-type="string">
            <text:p>038</text:p>
          </table:table-cell>
          <table:table-cell table:style-name="ce18" table:formula="of:=LEFT([.AV90];3)" office:value-type="string" office:string-value="038" calcext:value-type="string">
            <text:p>038</text:p>
          </table:table-cell>
          <table:table-cell table:style-name="ce13" table:formula="of:=TRIM(ORG.LIBREOFFICE.REGEX([.AP90];[.AQ90];&quot;&quot;;1))" office:value-type="string" office:string-value="7000 0000 038" calcext:value-type="string">
            <text:p>7000 0000 038</text:p>
          </table:table-cell>
          <table:table-cell table:style-name="ce18" table:formula="of:=RIGHT([.AX90];2)" office:value-type="string" office:string-value="38" calcext:value-type="string">
            <text:p>3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/>
          <table:table-cell table:style-name="ce13" table:formula="of:=IFNA(ORG.LIBREOFFICE.REGEX([.$D9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1];[.$J$2]; ;&quot;g&quot;)" office:value-type="string" office:string-value="88026" calcext:value-type="string">
            <text:p>88026</text:p>
          </table:table-cell>
          <table:table-cell/>
          <table:table-cell table:style-name="ce13" table:formula="of:=IFNA(ORG.LIBREOFFICE.REGEX([.D91];[.$J$2]; ;2);0)" office:value-type="float" office:value="0" calcext:value-type="float">
            <text:p>0</text:p>
          </table:table-cell>
          <table:table-cell table:style-name="ce15" table:formula="of:=IF([.G91]=0;TRUE();IF(FIND([.G91];[.D9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1]=0;[.I91];[.K91])" office:value-type="string" office:string-value="88026" calcext:value-type="string">
            <text:p>88026</text:p>
          </table:table-cell>
          <table:table-cell table:style-name="ce18"/>
          <table:table-cell table:style-name="ce15" table:formula="of:=IF(FIND([.N91];[.D91];1))" office:value-type="boolean" office:boolean-value="true" calcext:value-type="boolean">
            <text:p>VRAI</text:p>
          </table:table-cell>
          <table:table-cell table:style-name="ce16"/>
          <table:table-cell table:formula="of:=FIND([.N91];[.D91];1)" office:value-type="float" office:value="24" calcext:value-type="float">
            <text:p>24</text:p>
          </table:table-cell>
          <table:table-cell table:style-name="Default" table:formula="of:=LEN([.D9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91];&quot;^[0-9-]{1,7}&quot;; ;1); )" office:value-type="string" office:string-value="25" calcext:value-type="string">
            <text:p>25</text:p>
          </table:table-cell>
          <table:table-cell table:style-name="Default"/>
          <table:table-cell table:formula="of:=TRIM(REPLACE([.D91];[.R91];[.S91]-[.R91]+1;&quot;&quot;))" office:value-type="string" office:string-value="25 RUE ANTOINE HURAULT" calcext:value-type="string">
            <text:p>25 RUE ANTOINE HURAULT</text:p>
          </table:table-cell>
          <table:table-cell table:formula="of:=IF([.U91]=0;[.W91];REPLACE([.W91];1;LEN([.U91])+1; ))" office:value-type="string" office:string-value="RUE ANTOINE HURAULT" calcext:value-type="string">
            <text:p>RUE ANTOINE HURAULT</text:p>
          </table:table-cell>
          <table:table-cell table:style-name="ce15" table:formula="of:=IF(FIND([.W91];[.D91];1))" office:value-type="boolean" office:boolean-value="true" calcext:value-type="boolean">
            <text:p>VRAI</text:p>
          </table:table-cell>
          <table:table-cell table:formula="of:=LEN([.X91])+LEN([.N91])" office:value-type="float" office:value="24" calcext:value-type="float">
            <text:p>24</text:p>
          </table:table-cell>
          <table:table-cell table:formula="of:=SEARCH([.N91];[.D91];1)+5" office:value-type="float" office:value="29" calcext:value-type="float">
            <text:p>29</text:p>
          </table:table-cell>
          <table:table-cell table:formula="of:=LEFT([.D91];[.AA91])" office:value-type="string" office:string-value="25 RUE ANTOINE HURAULT 88026 " calcext:value-type="string">
            <text:p>25 RUE ANTOINE HURAULT 88026 </text:p>
          </table:table-cell>
          <table:table-cell table:formula="of:=LEN([.AB91])" office:value-type="float" office:value="29" calcext:value-type="float">
            <text:p>29</text:p>
          </table:table-cell>
          <table:table-cell table:formula="of:=LEN([.D91])" office:value-type="float" office:value="41" calcext:value-type="float">
            <text:p>41</text:p>
          </table:table-cell>
          <table:table-cell table:formula="of:=[.AD91]-[.AC91]" office:value-type="float" office:value="12" calcext:value-type="float">
            <text:p>12</text:p>
          </table:table-cell>
          <table:table-cell table:formula="of:=RIGHT([.D91];[.AE91])" office:value-type="string" office:string-value="EPINAL CEDEX" calcext:value-type="string">
            <text:p>EPINAL CEDEX</text:p>
          </table:table-cell>
          <table:table-cell table:formula="of:=TRIM(ORG.LIBREOFFICE.REGEX([.AF91];&quot;CEDEX|[0-9]|BP&quot;;&quot; &quot;;&quot;g&quot;))" office:value-type="string" office:string-value="EPINAL" calcext:value-type="string">
            <text:p>EPINAL</text:p>
          </table:table-cell>
          <table:table-cell/>
          <table:table-cell table:formula="of:=LEFT([.E91];11)" office:value-type="string" office:string-value="BDFEFRPPCCT" calcext:value-type="string">
            <text:p>BDFEFRPPCCT</text:p>
          </table:table-cell>
          <table:table-cell table:formula="of:=TRIM(ORG.LIBREOFFICE.REGEX([.E91];[.AI91];&quot;&quot;;&quot;g&quot;))" office:value-type="string" office:string-value="FR89 3000 1003 72A8 8000 0000 079" calcext:value-type="string">
            <text:p>FR89 3000 1003 72A8 8000 0000 079</text:p>
          </table:table-cell>
          <table:table-cell table:formula="of:=LEFT([.AJ91];4)" office:value-type="string" office:string-value="FR89" calcext:value-type="string">
            <text:p>FR89</text:p>
          </table:table-cell>
          <table:table-cell table:formula="of:=TRIM(ORG.LIBREOFFICE.REGEX([.AJ91];[.AK91];&quot;&quot;;&quot;g&quot;))" office:value-type="string" office:string-value="3000 1003 72A8 8000 0000 079" calcext:value-type="string">
            <text:p>3000 1003 72A8 8000 0000 079</text:p>
          </table:table-cell>
          <table:table-cell table:formula="of:=LEFT([.AL91];4)" office:value-type="string" office:string-value="3000" calcext:value-type="string">
            <text:p>3000</text:p>
          </table:table-cell>
          <table:table-cell table:formula="of:=TRIM(ORG.LIBREOFFICE.REGEX([.AL91];[.AM91];&quot;&quot;;1))" office:value-type="string" office:string-value="1003 72A8 8000 0000 079" calcext:value-type="string">
            <text:p>1003 72A8 8000 0000 079</text:p>
          </table:table-cell>
          <table:table-cell table:style-name="ce19" table:formula="of:=LEFT([.AN91];4)" office:value-type="string" office:string-value="1003" calcext:value-type="string">
            <text:p>1003</text:p>
          </table:table-cell>
          <table:table-cell table:formula="of:=TRIM(ORG.LIBREOFFICE.REGEX([.AN91];[.AO91];&quot;&quot;;1))" office:value-type="string" office:string-value="72A8 8000 0000 079" calcext:value-type="string">
            <text:p>72A8 8000 0000 079</text:p>
          </table:table-cell>
          <table:table-cell table:style-name="ce18" table:formula="of:=LEFT([.AP91];4)" office:value-type="string" office:string-value="72A8" calcext:value-type="string">
            <text:p>72A8</text:p>
          </table:table-cell>
          <table:table-cell table:style-name="ce43" table:formula="of:=REPLACE([.AP91];1;5; )" office:value-type="string" office:string-value="8000 0000 079" calcext:value-type="string">
            <text:p>8000 0000 079</text:p>
          </table:table-cell>
          <table:table-cell table:style-name="ce18" table:formula="of:=LEFT([.AR91];4)" office:value-type="string" office:string-value="8000" calcext:value-type="string">
            <text:p>8000</text:p>
          </table:table-cell>
          <table:table-cell table:style-name="ce43" table:formula="of:=REPLACE([.AR91];1;5; )" office:value-type="string" office:string-value="0000 079" calcext:value-type="string">
            <text:p>0000 079</text:p>
          </table:table-cell>
          <table:table-cell table:style-name="ce18" table:formula="of:=LEFT([.AT91];4)" office:value-type="string" office:string-value="0000" calcext:value-type="string">
            <text:p>0000</text:p>
          </table:table-cell>
          <table:table-cell table:style-name="ce43" table:formula="of:=REPLACE([.AT91];1;5; )" office:value-type="string" office:string-value="079" calcext:value-type="string">
            <text:p>079</text:p>
          </table:table-cell>
          <table:table-cell table:style-name="ce18" table:formula="of:=LEFT([.AV91];3)" office:value-type="string" office:string-value="079" calcext:value-type="string">
            <text:p>079</text:p>
          </table:table-cell>
          <table:table-cell table:style-name="ce13" table:formula="of:=TRIM(ORG.LIBREOFFICE.REGEX([.AP91];[.AQ91];&quot;&quot;;1))" office:value-type="string" office:string-value="8000 0000 079" calcext:value-type="string">
            <text:p>8000 0000 079</text:p>
          </table:table-cell>
          <table:table-cell table:style-name="ce18" table:formula="of:=RIGHT([.AX9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/>
          <table:table-cell table:style-name="ce13" table:formula="of:=IFNA(ORG.LIBREOFFICE.REGEX([.$D92];[.$H$2]; ;&quot;g&quot;);0)" office:value-type="string" office:string-value="BP 109 " calcext:value-type="string">
            <text:p>BP 109 </text:p>
          </table:table-cell>
          <table:table-cell/>
          <table:table-cell table:style-name="ce13" table:formula="of:=ORG.LIBREOFFICE.REGEX([.D92];[.$J$2]; ;&quot;g&quot;)" office:value-type="string" office:string-value="89011" calcext:value-type="string">
            <text:p>89011</text:p>
          </table:table-cell>
          <table:table-cell/>
          <table:table-cell table:style-name="ce13" table:formula="of:=IFNA(ORG.LIBREOFFICE.REGEX([.D92];[.$J$2]; ;2);0)" office:value-type="float" office:value="0" calcext:value-type="float">
            <text:p>0</text:p>
          </table:table-cell>
          <table:table-cell table:style-name="ce15" table:formula="of:=IF([.G92]=0;TRUE();IF(FIND([.G92];[.D9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2]=0;[.I92];[.K92])" office:value-type="string" office:string-value="89011" calcext:value-type="string">
            <text:p>89011</text:p>
          </table:table-cell>
          <table:table-cell table:style-name="ce18"/>
          <table:table-cell table:style-name="ce15" table:formula="of:=IF(FIND([.N92];[.D92];1))" office:value-type="boolean" office:boolean-value="true" calcext:value-type="boolean">
            <text:p>VRAI</text:p>
          </table:table-cell>
          <table:table-cell table:style-name="ce16"/>
          <table:table-cell table:formula="of:=FIND([.N92];[.D92];1)" office:value-type="float" office:value="18" calcext:value-type="float">
            <text:p>18</text:p>
          </table:table-cell>
          <table:table-cell table:style-name="Default" table:formula="of:=LEN([.D92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92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2];[.R92];[.S92]-[.R92]+1;&quot;&quot;))" office:value-type="string" office:string-value="9 RUE MARIE NOEL" calcext:value-type="string">
            <text:p>9 RUE MARIE NOEL</text:p>
          </table:table-cell>
          <table:table-cell table:formula="of:=IF([.U92]=0;[.W92];REPLACE([.W92];1;LEN([.U92])+1; ))" office:value-type="string" office:string-value="RUE MARIE NOEL" calcext:value-type="string">
            <text:p>RUE MARIE NOEL</text:p>
          </table:table-cell>
          <table:table-cell table:style-name="ce15" table:formula="of:=IF(FIND([.W92];[.D92];1))" office:value-type="boolean" office:boolean-value="true" calcext:value-type="boolean">
            <text:p>VRAI</text:p>
          </table:table-cell>
          <table:table-cell table:formula="of:=LEN([.X92])+LEN([.N92])" office:value-type="float" office:value="19" calcext:value-type="float">
            <text:p>19</text:p>
          </table:table-cell>
          <table:table-cell table:formula="of:=SEARCH([.N92];[.D92];1)+5" office:value-type="float" office:value="23" calcext:value-type="float">
            <text:p>23</text:p>
          </table:table-cell>
          <table:table-cell table:formula="of:=LEFT([.D92];[.AA92])" office:value-type="string" office:string-value="9 RUE MARIE NOEL 89011 " calcext:value-type="string">
            <text:p>9 RUE MARIE NOEL 89011 </text:p>
          </table:table-cell>
          <table:table-cell table:formula="of:=LEN([.AB92])" office:value-type="float" office:value="23" calcext:value-type="float">
            <text:p>23</text:p>
          </table:table-cell>
          <table:table-cell table:formula="of:=LEN([.D92])" office:value-type="float" office:value="43" calcext:value-type="float">
            <text:p>43</text:p>
          </table:table-cell>
          <table:table-cell table:formula="of:=[.AD92]-[.AC92]" office:value-type="float" office:value="20" calcext:value-type="float">
            <text:p>20</text:p>
          </table:table-cell>
          <table:table-cell table:formula="of:=RIGHT([.D92];[.AE92])" office:value-type="string" office:string-value="AUXERRE BP 109 CEDEX" calcext:value-type="string">
            <text:p>AUXERRE BP 109 CEDEX</text:p>
          </table:table-cell>
          <table:table-cell table:formula="of:=TRIM(ORG.LIBREOFFICE.REGEX([.AF92];&quot;CEDEX|[0-9]|BP&quot;;&quot; &quot;;&quot;g&quot;))" office:value-type="string" office:string-value="AUXERRE" calcext:value-type="string">
            <text:p>AUXERRE</text:p>
          </table:table-cell>
          <table:table-cell/>
          <table:table-cell table:formula="of:=LEFT([.E92];11)" office:value-type="string" office:string-value="BDFEFRPPCCT" calcext:value-type="string">
            <text:p>BDFEFRPPCCT</text:p>
          </table:table-cell>
          <table:table-cell table:formula="of:=TRIM(ORG.LIBREOFFICE.REGEX([.E92];[.AI92];&quot;&quot;;&quot;g&quot;))" office:value-type="string" office:string-value="FR26 3000 1001 67A8 9000 0000 001" calcext:value-type="string">
            <text:p>FR26 3000 1001 67A8 9000 0000 001</text:p>
          </table:table-cell>
          <table:table-cell table:formula="of:=LEFT([.AJ92];4)" office:value-type="string" office:string-value="FR26" calcext:value-type="string">
            <text:p>FR26</text:p>
          </table:table-cell>
          <table:table-cell table:formula="of:=TRIM(ORG.LIBREOFFICE.REGEX([.AJ92];[.AK92];&quot;&quot;;&quot;g&quot;))" office:value-type="string" office:string-value="3000 1001 67A8 9000 0000 001" calcext:value-type="string">
            <text:p>3000 1001 67A8 9000 0000 001</text:p>
          </table:table-cell>
          <table:table-cell table:formula="of:=LEFT([.AL92];4)" office:value-type="string" office:string-value="3000" calcext:value-type="string">
            <text:p>3000</text:p>
          </table:table-cell>
          <table:table-cell table:formula="of:=TRIM(ORG.LIBREOFFICE.REGEX([.AL92];[.AM92];&quot;&quot;;1))" office:value-type="string" office:string-value="1001 67A8 9000 0000 001" calcext:value-type="string">
            <text:p>1001 67A8 9000 0000 001</text:p>
          </table:table-cell>
          <table:table-cell table:style-name="ce19" table:formula="of:=LEFT([.AN92];4)" office:value-type="string" office:string-value="1001" calcext:value-type="string">
            <text:p>1001</text:p>
          </table:table-cell>
          <table:table-cell table:formula="of:=TRIM(ORG.LIBREOFFICE.REGEX([.AN92];[.AO92];&quot;&quot;;1))" office:value-type="string" office:string-value="67A8 9000 0000 001" calcext:value-type="string">
            <text:p>67A8 9000 0000 001</text:p>
          </table:table-cell>
          <table:table-cell table:style-name="ce18" table:formula="of:=LEFT([.AP92];4)" office:value-type="string" office:string-value="67A8" calcext:value-type="string">
            <text:p>67A8</text:p>
          </table:table-cell>
          <table:table-cell table:style-name="ce43" table:formula="of:=REPLACE([.AP92];1;5; )" office:value-type="string" office:string-value="9000 0000 001" calcext:value-type="string">
            <text:p>9000 0000 001</text:p>
          </table:table-cell>
          <table:table-cell table:style-name="ce18" table:formula="of:=LEFT([.AR92];4)" office:value-type="string" office:string-value="9000" calcext:value-type="string">
            <text:p>9000</text:p>
          </table:table-cell>
          <table:table-cell table:style-name="ce43" table:formula="of:=REPLACE([.AR92];1;5; )" office:value-type="string" office:string-value="0000 001" calcext:value-type="string">
            <text:p>0000 001</text:p>
          </table:table-cell>
          <table:table-cell table:style-name="ce18" table:formula="of:=LEFT([.AT92];4)" office:value-type="string" office:string-value="0000" calcext:value-type="string">
            <text:p>0000</text:p>
          </table:table-cell>
          <table:table-cell table:style-name="ce43" table:formula="of:=REPLACE([.AT92];1;5; )" office:value-type="string" office:string-value="001" calcext:value-type="string">
            <text:p>001</text:p>
          </table:table-cell>
          <table:table-cell table:style-name="ce18" table:formula="of:=LEFT([.AV92];3)" office:value-type="string" office:string-value="001" calcext:value-type="string">
            <text:p>001</text:p>
          </table:table-cell>
          <table:table-cell table:style-name="ce13" table:formula="of:=TRIM(ORG.LIBREOFFICE.REGEX([.AP92];[.AQ92];&quot;&quot;;1))" office:value-type="string" office:string-value="9000 0000 001" calcext:value-type="string">
            <text:p>9000 0000 001</text:p>
          </table:table-cell>
          <table:table-cell table:style-name="ce18" table:formula="of:=RIGHT([.AX92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/>
          <table:table-cell table:style-name="ce13" table:formula="of:=IFNA(ORG.LIBREOFFICE.REGEX([.$D93];[.$H$2]; ;&quot;g&quot;);0)" office:value-type="string" office:string-value="BP 10489 " calcext:value-type="string">
            <text:p>BP 10489 </text:p>
          </table:table-cell>
          <table:table-cell/>
          <table:table-cell table:style-name="ce13" table:formula="of:=ORG.LIBREOFFICE.REGEX([.D93];[.$J$2]; ;&quot;g&quot;)" office:value-type="string" office:string-value="10489" calcext:value-type="string">
            <text:p>10489</text:p>
          </table:table-cell>
          <table:table-cell/>
          <table:table-cell table:style-name="ce13" table:formula="of:=IFNA(ORG.LIBREOFFICE.REGEX([.D93];[.$J$2]; ;2);0)" office:value-type="string" office:string-value="90016" calcext:value-type="string">
            <text:p>90016</text:p>
          </table:table-cell>
          <table:table-cell table:style-name="ce15" table:formula="of:=IF([.G93]=0;TRUE();IF(FIND([.G93];[.D9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3]=0;[.I93];[.K93])" office:value-type="string" office:string-value="90016" calcext:value-type="string">
            <text:p>90016</text:p>
          </table:table-cell>
          <table:table-cell table:style-name="ce18"/>
          <table:table-cell table:style-name="ce15" table:formula="of:=IF(FIND([.N93];[.D93];1))" office:value-type="boolean" office:boolean-value="true" calcext:value-type="boolean">
            <text:p>VRAI</text:p>
          </table:table-cell>
          <table:table-cell table:style-name="ce16"/>
          <table:table-cell table:formula="of:=FIND([.N93];[.D93];1)" office:value-type="float" office:value="31" calcext:value-type="float">
            <text:p>31</text:p>
          </table:table-cell>
          <table:table-cell table:style-name="Default" table:formula="of:=LEN([.D93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93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3];[.R93];[.S93]-[.R93]+1;&quot;&quot;))" office:value-type="string" office:string-value="9 FBG DE MONTBELIARD BP 10489" calcext:value-type="string">
            <text:p>9 FBG DE MONTBELIARD BP 10489</text:p>
          </table:table-cell>
          <table:table-cell table:formula="of:=IF([.U93]=0;[.W93];REPLACE([.W93];1;LEN([.U93])+1; ))" office:value-type="string" office:string-value="FBG DE MONTBELIARD BP 10489" calcext:value-type="string">
            <text:p>FBG DE MONTBELIARD BP 10489</text:p>
          </table:table-cell>
          <table:table-cell table:style-name="ce15" table:formula="of:=IF(FIND([.W93];[.D93];1))" office:value-type="boolean" office:boolean-value="true" calcext:value-type="boolean">
            <text:p>VRAI</text:p>
          </table:table-cell>
          <table:table-cell table:formula="of:=LEN([.X93])+LEN([.N93])" office:value-type="float" office:value="32" calcext:value-type="float">
            <text:p>32</text:p>
          </table:table-cell>
          <table:table-cell table:formula="of:=SEARCH([.N93];[.D93];1)+5" office:value-type="float" office:value="36" calcext:value-type="float">
            <text:p>36</text:p>
          </table:table-cell>
          <table:table-cell table:formula="of:=LEFT([.D93];[.AA93])" office:value-type="string" office:string-value="9 FBG DE MONTBELIARD BP 10489 90016 " calcext:value-type="string">
            <text:p>9 FBG DE MONTBELIARD BP 10489 90016 </text:p>
          </table:table-cell>
          <table:table-cell table:formula="of:=LEN([.AB93])" office:value-type="float" office:value="36" calcext:value-type="float">
            <text:p>36</text:p>
          </table:table-cell>
          <table:table-cell table:formula="of:=LEN([.D93])" office:value-type="float" office:value="49" calcext:value-type="float">
            <text:p>49</text:p>
          </table:table-cell>
          <table:table-cell table:formula="of:=[.AD93]-[.AC93]" office:value-type="float" office:value="13" calcext:value-type="float">
            <text:p>13</text:p>
          </table:table-cell>
          <table:table-cell table:formula="of:=RIGHT([.D93];[.AE93])" office:value-type="string" office:string-value="BELFORT CEDEX" calcext:value-type="string">
            <text:p>BELFORT CEDEX</text:p>
          </table:table-cell>
          <table:table-cell table:formula="of:=TRIM(ORG.LIBREOFFICE.REGEX([.AF93];&quot;CEDEX|[0-9]|BP&quot;;&quot; &quot;;&quot;g&quot;))" office:value-type="string" office:string-value="BELFORT" calcext:value-type="string">
            <text:p>BELFORT</text:p>
          </table:table-cell>
          <table:table-cell/>
          <table:table-cell table:formula="of:=LEFT([.E93];11)" office:value-type="string" office:string-value="BDFEFRPPCCT" calcext:value-type="string">
            <text:p>BDFEFRPPCCT</text:p>
          </table:table-cell>
          <table:table-cell table:formula="of:=TRIM(ORG.LIBREOFFICE.REGEX([.E93];[.AI93];&quot;&quot;;&quot;g&quot;))" office:value-type="string" office:string-value="FR55 3000 1001 89A9 0000 0000 010" calcext:value-type="string">
            <text:p>FR55 3000 1001 89A9 0000 0000 010</text:p>
          </table:table-cell>
          <table:table-cell table:formula="of:=LEFT([.AJ93];4)" office:value-type="string" office:string-value="FR55" calcext:value-type="string">
            <text:p>FR55</text:p>
          </table:table-cell>
          <table:table-cell table:formula="of:=TRIM(ORG.LIBREOFFICE.REGEX([.AJ93];[.AK93];&quot;&quot;;&quot;g&quot;))" office:value-type="string" office:string-value="3000 1001 89A9 0000 0000 010" calcext:value-type="string">
            <text:p>3000 1001 89A9 0000 0000 010</text:p>
          </table:table-cell>
          <table:table-cell table:formula="of:=LEFT([.AL93];4)" office:value-type="string" office:string-value="3000" calcext:value-type="string">
            <text:p>3000</text:p>
          </table:table-cell>
          <table:table-cell table:formula="of:=TRIM(ORG.LIBREOFFICE.REGEX([.AL93];[.AM93];&quot;&quot;;1))" office:value-type="string" office:string-value="1001 89A9 0000 0000 010" calcext:value-type="string">
            <text:p>1001 89A9 0000 0000 010</text:p>
          </table:table-cell>
          <table:table-cell table:style-name="ce19" table:formula="of:=LEFT([.AN93];4)" office:value-type="string" office:string-value="1001" calcext:value-type="string">
            <text:p>1001</text:p>
          </table:table-cell>
          <table:table-cell table:formula="of:=TRIM(ORG.LIBREOFFICE.REGEX([.AN93];[.AO93];&quot;&quot;;1))" office:value-type="string" office:string-value="89A9 0000 0000 010" calcext:value-type="string">
            <text:p>89A9 0000 0000 010</text:p>
          </table:table-cell>
          <table:table-cell table:style-name="ce18" table:formula="of:=LEFT([.AP93];4)" office:value-type="string" office:string-value="89A9" calcext:value-type="string">
            <text:p>89A9</text:p>
          </table:table-cell>
          <table:table-cell table:style-name="ce43" table:formula="of:=REPLACE([.AP93];1;5; )" office:value-type="string" office:string-value="0000 0000 010" calcext:value-type="string">
            <text:p>0000 0000 010</text:p>
          </table:table-cell>
          <table:table-cell table:style-name="ce18" table:formula="of:=LEFT([.AR93];4)" office:value-type="string" office:string-value="0000" calcext:value-type="string">
            <text:p>0000</text:p>
          </table:table-cell>
          <table:table-cell table:style-name="ce43" table:formula="of:=REPLACE([.AR93];1;5; )" office:value-type="string" office:string-value="0000 010" calcext:value-type="string">
            <text:p>0000 010</text:p>
          </table:table-cell>
          <table:table-cell table:style-name="ce18" table:formula="of:=LEFT([.AT93];4)" office:value-type="string" office:string-value="0000" calcext:value-type="string">
            <text:p>0000</text:p>
          </table:table-cell>
          <table:table-cell table:style-name="ce43" table:formula="of:=REPLACE([.AT93];1;5; )" office:value-type="string" office:string-value="010" calcext:value-type="string">
            <text:p>010</text:p>
          </table:table-cell>
          <table:table-cell table:style-name="ce18" table:formula="of:=LEFT([.AV93];3)" office:value-type="string" office:string-value="010" calcext:value-type="string">
            <text:p>010</text:p>
          </table:table-cell>
          <table:table-cell table:style-name="ce13" table:formula="of:=TRIM(ORG.LIBREOFFICE.REGEX([.AP93];[.AQ93];&quot;&quot;;1))" office:value-type="string" office:string-value="0000 0000 010" calcext:value-type="string">
            <text:p>0000 0000 010</text:p>
          </table:table-cell>
          <table:table-cell table:style-name="ce18" table:formula="of:=RIGHT([.AX93];2)" office:value-type="string" office:string-value="10" calcext:value-type="string">
            <text:p>1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/>
          <table:table-cell table:style-name="ce13" table:formula="of:=IFNA(ORG.LIBREOFFICE.REGEX([.$D9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4];[.$J$2]; ;&quot;g&quot;)" office:value-type="string" office:string-value="91011" calcext:value-type="string">
            <text:p>91011</text:p>
          </table:table-cell>
          <table:table-cell/>
          <table:table-cell table:style-name="ce13" table:formula="of:=IFNA(ORG.LIBREOFFICE.REGEX([.D94];[.$J$2]; ;2);0)" office:value-type="float" office:value="0" calcext:value-type="float">
            <text:p>0</text:p>
          </table:table-cell>
          <table:table-cell table:style-name="ce15" table:formula="of:=IF([.G94]=0;TRUE();IF(FIND([.G94];[.D9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4]=0;[.I94];[.K94])" office:value-type="string" office:string-value="91011" calcext:value-type="string">
            <text:p>91011</text:p>
          </table:table-cell>
          <table:table-cell table:style-name="ce18"/>
          <table:table-cell table:style-name="ce15" table:formula="of:=IF(FIND([.N94];[.D94];1))" office:value-type="boolean" office:boolean-value="true" calcext:value-type="boolean">
            <text:p>VRAI</text:p>
          </table:table-cell>
          <table:table-cell table:style-name="ce16"/>
          <table:table-cell table:formula="of:=FIND([.N94];[.D94];1)" office:value-type="float" office:value="21" calcext:value-type="float">
            <text:p>21</text:p>
          </table:table-cell>
          <table:table-cell table:style-name="Default" table:formula="of:=LEN([.D94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94];&quot;^[0-9-]{1,7}&quot;; ;1); )" office:value-type="string" office:string-value="27" calcext:value-type="string">
            <text:p>27</text:p>
          </table:table-cell>
          <table:table-cell table:style-name="Default"/>
          <table:table-cell table:formula="of:=TRIM(REPLACE([.D94];[.R94];[.S94]-[.R94]+1;&quot;&quot;))" office:value-type="string" office:string-value="27 RUE DES MAZIERES" calcext:value-type="string">
            <text:p>27 RUE DES MAZIERES</text:p>
          </table:table-cell>
          <table:table-cell table:formula="of:=IF([.U94]=0;[.W94];REPLACE([.W94];1;LEN([.U94])+1; ))" office:value-type="string" office:string-value="RUE DES MAZIERES" calcext:value-type="string">
            <text:p>RUE DES MAZIERES</text:p>
          </table:table-cell>
          <table:table-cell table:style-name="ce15" table:formula="of:=IF(FIND([.W94];[.D94];1))" office:value-type="boolean" office:boolean-value="true" calcext:value-type="boolean">
            <text:p>VRAI</text:p>
          </table:table-cell>
          <table:table-cell table:formula="of:=LEN([.X94])+LEN([.N94])" office:value-type="float" office:value="21" calcext:value-type="float">
            <text:p>21</text:p>
          </table:table-cell>
          <table:table-cell table:formula="of:=SEARCH([.N94];[.D94];1)+5" office:value-type="float" office:value="26" calcext:value-type="float">
            <text:p>26</text:p>
          </table:table-cell>
          <table:table-cell table:formula="of:=LEFT([.D94];[.AA94])" office:value-type="string" office:string-value="27 RUE DES MAZIERES 91011 " calcext:value-type="string">
            <text:p>27 RUE DES MAZIERES 91011 </text:p>
          </table:table-cell>
          <table:table-cell table:formula="of:=LEN([.AB94])" office:value-type="float" office:value="26" calcext:value-type="float">
            <text:p>26</text:p>
          </table:table-cell>
          <table:table-cell table:formula="of:=LEN([.D94])" office:value-type="float" office:value="36" calcext:value-type="float">
            <text:p>36</text:p>
          </table:table-cell>
          <table:table-cell table:formula="of:=[.AD94]-[.AC94]" office:value-type="float" office:value="10" calcext:value-type="float">
            <text:p>10</text:p>
          </table:table-cell>
          <table:table-cell table:formula="of:=RIGHT([.D94];[.AE94])" office:value-type="string" office:string-value="EVRY CEDEX" calcext:value-type="string">
            <text:p>EVRY CEDEX</text:p>
          </table:table-cell>
          <table:table-cell table:formula="of:=TRIM(ORG.LIBREOFFICE.REGEX([.AF94];&quot;CEDEX|[0-9]|BP&quot;;&quot; &quot;;&quot;g&quot;))" office:value-type="string" office:string-value="EVRY" calcext:value-type="string">
            <text:p>EVRY</text:p>
          </table:table-cell>
          <table:table-cell/>
          <table:table-cell table:formula="of:=LEFT([.E94];11)" office:value-type="string" office:string-value="BDFEFRPPCCT" calcext:value-type="string">
            <text:p>BDFEFRPPCCT</text:p>
          </table:table-cell>
          <table:table-cell table:formula="of:=TRIM(ORG.LIBREOFFICE.REGEX([.E94];[.AI94];&quot;&quot;;&quot;g&quot;))" office:value-type="string" office:string-value="FR54 3000 1003 12A9 1000 0000 056" calcext:value-type="string">
            <text:p>FR54 3000 1003 12A9 1000 0000 056</text:p>
          </table:table-cell>
          <table:table-cell table:formula="of:=LEFT([.AJ94];4)" office:value-type="string" office:string-value="FR54" calcext:value-type="string">
            <text:p>FR54</text:p>
          </table:table-cell>
          <table:table-cell table:formula="of:=TRIM(ORG.LIBREOFFICE.REGEX([.AJ94];[.AK94];&quot;&quot;;&quot;g&quot;))" office:value-type="string" office:string-value="3000 1003 12A9 1000 0000 056" calcext:value-type="string">
            <text:p>3000 1003 12A9 1000 0000 056</text:p>
          </table:table-cell>
          <table:table-cell table:formula="of:=LEFT([.AL94];4)" office:value-type="string" office:string-value="3000" calcext:value-type="string">
            <text:p>3000</text:p>
          </table:table-cell>
          <table:table-cell table:formula="of:=TRIM(ORG.LIBREOFFICE.REGEX([.AL94];[.AM94];&quot;&quot;;1))" office:value-type="string" office:string-value="1003 12A9 1000 0000 056" calcext:value-type="string">
            <text:p>1003 12A9 1000 0000 056</text:p>
          </table:table-cell>
          <table:table-cell table:style-name="ce19" table:formula="of:=LEFT([.AN94];4)" office:value-type="string" office:string-value="1003" calcext:value-type="string">
            <text:p>1003</text:p>
          </table:table-cell>
          <table:table-cell table:formula="of:=TRIM(ORG.LIBREOFFICE.REGEX([.AN94];[.AO94];&quot;&quot;;1))" office:value-type="string" office:string-value="12A9 1000 0000 056" calcext:value-type="string">
            <text:p>12A9 1000 0000 056</text:p>
          </table:table-cell>
          <table:table-cell table:style-name="ce18" table:formula="of:=LEFT([.AP94];4)" office:value-type="string" office:string-value="12A9" calcext:value-type="string">
            <text:p>12A9</text:p>
          </table:table-cell>
          <table:table-cell table:style-name="ce43" table:formula="of:=REPLACE([.AP94];1;5; )" office:value-type="string" office:string-value="1000 0000 056" calcext:value-type="string">
            <text:p>1000 0000 056</text:p>
          </table:table-cell>
          <table:table-cell table:style-name="ce18" table:formula="of:=LEFT([.AR94];4)" office:value-type="string" office:string-value="1000" calcext:value-type="string">
            <text:p>1000</text:p>
          </table:table-cell>
          <table:table-cell table:style-name="ce43" table:formula="of:=REPLACE([.AR94];1;5; )" office:value-type="string" office:string-value="0000 056" calcext:value-type="string">
            <text:p>0000 056</text:p>
          </table:table-cell>
          <table:table-cell table:style-name="ce18" table:formula="of:=LEFT([.AT94];4)" office:value-type="string" office:string-value="0000" calcext:value-type="string">
            <text:p>0000</text:p>
          </table:table-cell>
          <table:table-cell table:style-name="ce43" table:formula="of:=REPLACE([.AT94];1;5; )" office:value-type="string" office:string-value="056" calcext:value-type="string">
            <text:p>056</text:p>
          </table:table-cell>
          <table:table-cell table:style-name="ce18" table:formula="of:=LEFT([.AV94];3)" office:value-type="string" office:string-value="056" calcext:value-type="string">
            <text:p>056</text:p>
          </table:table-cell>
          <table:table-cell table:style-name="ce13" table:formula="of:=TRIM(ORG.LIBREOFFICE.REGEX([.AP94];[.AQ94];&quot;&quot;;1))" office:value-type="string" office:string-value="1000 0000 056" calcext:value-type="string">
            <text:p>1000 0000 056</text:p>
          </table:table-cell>
          <table:table-cell table:style-name="ce18" table:formula="of:=RIGHT([.AX94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/>
          <table:table-cell table:style-name="ce13" table:formula="of:=IFNA(ORG.LIBREOFFICE.REGEX([.$D9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5];[.$J$2]; ;&quot;g&quot;)" office:value-type="string" office:string-value="92013" calcext:value-type="string">
            <text:p>92013</text:p>
          </table:table-cell>
          <table:table-cell/>
          <table:table-cell table:style-name="ce13" table:formula="of:=IFNA(ORG.LIBREOFFICE.REGEX([.D95];[.$J$2]; ;2);0)" office:value-type="float" office:value="0" calcext:value-type="float">
            <text:p>0</text:p>
          </table:table-cell>
          <table:table-cell table:style-name="ce15" table:formula="of:=IF([.G95]=0;TRUE();IF(FIND([.G95];[.D9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5]=0;[.I95];[.K95])" office:value-type="string" office:string-value="92013" calcext:value-type="string">
            <text:p>92013</text:p>
          </table:table-cell>
          <table:table-cell table:style-name="ce18"/>
          <table:table-cell table:style-name="ce15" table:formula="of:=IF(FIND([.N95];[.D95];1))" office:value-type="boolean" office:boolean-value="true" calcext:value-type="boolean">
            <text:p>VRAI</text:p>
          </table:table-cell>
          <table:table-cell table:style-name="ce16"/>
          <table:table-cell table:formula="of:=FIND([.N95];[.D95];1)" office:value-type="float" office:value="25" calcext:value-type="float">
            <text:p>25</text:p>
          </table:table-cell>
          <table:table-cell table:style-name="Default" table:formula="of:=LEN([.D95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95];&quot;^[0-9-]{1,7}&quot;; ;1); )" office:value-type="string" office:string-value="167-177" calcext:value-type="string">
            <text:p>167-177</text:p>
          </table:table-cell>
          <table:table-cell table:style-name="Default"/>
          <table:table-cell table:formula="of:=TRIM(REPLACE([.D95];[.R95];[.S95]-[.R95]+1;&quot;&quot;))" office:value-type="string" office:string-value="167-177 AV JOLIOT CURIE" calcext:value-type="string">
            <text:p>167-177 AV JOLIOT CURIE</text:p>
          </table:table-cell>
          <table:table-cell table:formula="of:=IF([.U95]=0;[.W95];REPLACE([.W95];1;LEN([.U95])+1; ))" office:value-type="string" office:string-value="AV JOLIOT CURIE" calcext:value-type="string">
            <text:p>AV JOLIOT CURIE</text:p>
          </table:table-cell>
          <table:table-cell table:style-name="ce15" table:formula="of:=IF(FIND([.W95];[.D95];1))" office:value-type="boolean" office:boolean-value="true" calcext:value-type="boolean">
            <text:p>VRAI</text:p>
          </table:table-cell>
          <table:table-cell table:formula="of:=LEN([.X95])+LEN([.N95])" office:value-type="float" office:value="20" calcext:value-type="float">
            <text:p>20</text:p>
          </table:table-cell>
          <table:table-cell table:formula="of:=SEARCH([.N95];[.D95];1)+5" office:value-type="float" office:value="30" calcext:value-type="float">
            <text:p>30</text:p>
          </table:table-cell>
          <table:table-cell table:formula="of:=LEFT([.D95];[.AA95])" office:value-type="string" office:string-value="167-177 AV JOLIOT CURIE 92013 " calcext:value-type="string">
            <text:p>167-177 AV JOLIOT CURIE 92013 </text:p>
          </table:table-cell>
          <table:table-cell table:formula="of:=LEN([.AB95])" office:value-type="float" office:value="30" calcext:value-type="float">
            <text:p>30</text:p>
          </table:table-cell>
          <table:table-cell table:formula="of:=LEN([.D95])" office:value-type="float" office:value="44" calcext:value-type="float">
            <text:p>44</text:p>
          </table:table-cell>
          <table:table-cell table:formula="of:=[.AD95]-[.AC95]" office:value-type="float" office:value="14" calcext:value-type="float">
            <text:p>14</text:p>
          </table:table-cell>
          <table:table-cell table:formula="of:=RIGHT([.D95];[.AE95])" office:value-type="string" office:string-value="NANTERRE CEDEX" calcext:value-type="string">
            <text:p>NANTERRE CEDEX</text:p>
          </table:table-cell>
          <table:table-cell table:formula="of:=TRIM(ORG.LIBREOFFICE.REGEX([.AF95];&quot;CEDEX|[0-9]|BP&quot;;&quot; &quot;;&quot;g&quot;))" office:value-type="string" office:string-value="NANTERRE" calcext:value-type="string">
            <text:p>NANTERRE</text:p>
          </table:table-cell>
          <table:table-cell/>
          <table:table-cell table:formula="of:=LEFT([.E95];11)" office:value-type="string" office:string-value="BDFEFRPPCCT" calcext:value-type="string">
            <text:p>BDFEFRPPCCT</text:p>
          </table:table-cell>
          <table:table-cell table:formula="of:=TRIM(ORG.LIBREOFFICE.REGEX([.E95];[.AI95];&quot;&quot;;&quot;g&quot;))" office:value-type="string" office:string-value="FR30 3000 1009 36A9 2000 0000 056" calcext:value-type="string">
            <text:p>FR30 3000 1009 36A9 2000 0000 056</text:p>
          </table:table-cell>
          <table:table-cell table:formula="of:=LEFT([.AJ95];4)" office:value-type="string" office:string-value="FR30" calcext:value-type="string">
            <text:p>FR30</text:p>
          </table:table-cell>
          <table:table-cell table:formula="of:=TRIM(ORG.LIBREOFFICE.REGEX([.AJ95];[.AK95];&quot;&quot;;&quot;g&quot;))" office:value-type="string" office:string-value="3000 1009 36A9 2000 0000 056" calcext:value-type="string">
            <text:p>3000 1009 36A9 2000 0000 056</text:p>
          </table:table-cell>
          <table:table-cell table:formula="of:=LEFT([.AL95];4)" office:value-type="string" office:string-value="3000" calcext:value-type="string">
            <text:p>3000</text:p>
          </table:table-cell>
          <table:table-cell table:formula="of:=TRIM(ORG.LIBREOFFICE.REGEX([.AL95];[.AM95];&quot;&quot;;1))" office:value-type="string" office:string-value="1009 36A9 2000 0000 056" calcext:value-type="string">
            <text:p>1009 36A9 2000 0000 056</text:p>
          </table:table-cell>
          <table:table-cell table:style-name="ce19" table:formula="of:=LEFT([.AN95];4)" office:value-type="string" office:string-value="1009" calcext:value-type="string">
            <text:p>1009</text:p>
          </table:table-cell>
          <table:table-cell table:formula="of:=TRIM(ORG.LIBREOFFICE.REGEX([.AN95];[.AO95];&quot;&quot;;1))" office:value-type="string" office:string-value="36A9 2000 0000 056" calcext:value-type="string">
            <text:p>36A9 2000 0000 056</text:p>
          </table:table-cell>
          <table:table-cell table:style-name="ce18" table:formula="of:=LEFT([.AP95];4)" office:value-type="string" office:string-value="36A9" calcext:value-type="string">
            <text:p>36A9</text:p>
          </table:table-cell>
          <table:table-cell table:style-name="ce43" table:formula="of:=REPLACE([.AP95];1;5; )" office:value-type="string" office:string-value="2000 0000 056" calcext:value-type="string">
            <text:p>2000 0000 056</text:p>
          </table:table-cell>
          <table:table-cell table:style-name="ce18" table:formula="of:=LEFT([.AR95];4)" office:value-type="string" office:string-value="2000" calcext:value-type="string">
            <text:p>2000</text:p>
          </table:table-cell>
          <table:table-cell table:style-name="ce43" table:formula="of:=REPLACE([.AR95];1;5; )" office:value-type="string" office:string-value="0000 056" calcext:value-type="string">
            <text:p>0000 056</text:p>
          </table:table-cell>
          <table:table-cell table:style-name="ce18" table:formula="of:=LEFT([.AT95];4)" office:value-type="string" office:string-value="0000" calcext:value-type="string">
            <text:p>0000</text:p>
          </table:table-cell>
          <table:table-cell table:style-name="ce43" table:formula="of:=REPLACE([.AT95];1;5; )" office:value-type="string" office:string-value="056" calcext:value-type="string">
            <text:p>056</text:p>
          </table:table-cell>
          <table:table-cell table:style-name="ce18" table:formula="of:=LEFT([.AV95];3)" office:value-type="string" office:string-value="056" calcext:value-type="string">
            <text:p>056</text:p>
          </table:table-cell>
          <table:table-cell table:style-name="ce13" table:formula="of:=TRIM(ORG.LIBREOFFICE.REGEX([.AP95];[.AQ95];&quot;&quot;;1))" office:value-type="string" office:string-value="2000 0000 056" calcext:value-type="string">
            <text:p>2000 0000 056</text:p>
          </table:table-cell>
          <table:table-cell table:style-name="ce18" table:formula="of:=RIGHT([.AX95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/>
          <table:table-cell table:style-name="ce13" table:formula="of:=IFNA(ORG.LIBREOFFICE.REGEX([.$D96];[.$H$2]; ;&quot;g&quot;);0)" office:value-type="string" office:string-value="CS50020" calcext:value-type="string">
            <text:p>CS50020</text:p>
          </table:table-cell>
          <table:table-cell/>
          <table:table-cell table:style-name="ce13" table:formula="of:=ORG.LIBREOFFICE.REGEX([.D96];[.$J$2]; ;&quot;g&quot;)" office:value-type="string" office:string-value="50020" calcext:value-type="string">
            <text:p>50020</text:p>
          </table:table-cell>
          <table:table-cell/>
          <table:table-cell table:style-name="ce13" table:formula="of:=IFNA(ORG.LIBREOFFICE.REGEX([.D96];[.$J$2]; ;2);0)" office:value-type="string" office:string-value="93009" calcext:value-type="string">
            <text:p>93009</text:p>
          </table:table-cell>
          <table:table-cell table:style-name="ce15" table:formula="of:=IF([.G96]=0;TRUE();IF(FIND([.G96];[.D9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6]=0;[.I96];[.K96])" office:value-type="string" office:string-value="93009" calcext:value-type="string">
            <text:p>93009</text:p>
          </table:table-cell>
          <table:table-cell table:style-name="ce18"/>
          <table:table-cell table:style-name="ce15" table:formula="of:=IF(FIND([.N96];[.D96];1))" office:value-type="boolean" office:boolean-value="true" calcext:value-type="boolean">
            <text:p>VRAI</text:p>
          </table:table-cell>
          <table:table-cell table:style-name="ce16"/>
          <table:table-cell table:formula="of:=FIND([.N96];[.D96];1)" office:value-type="float" office:value="30" calcext:value-type="float">
            <text:p>30</text:p>
          </table:table-cell>
          <table:table-cell table:style-name="Default" table:formula="of:=LEN([.D9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96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96];[.R96];[.S96]-[.R96]+1;&quot;&quot;))" office:value-type="string" office:string-value="7 RUE HECTOR BERLIOZ CS50020" calcext:value-type="string">
            <text:p>7 RUE HECTOR BERLIOZ CS50020</text:p>
          </table:table-cell>
          <table:table-cell table:formula="of:=IF([.U96]=0;[.W96];REPLACE([.W96];1;LEN([.U96])+1; ))" office:value-type="string" office:string-value="RUE HECTOR BERLIOZ CS50020" calcext:value-type="string">
            <text:p>RUE HECTOR BERLIOZ CS50020</text:p>
          </table:table-cell>
          <table:table-cell table:style-name="ce15" table:formula="of:=IF(FIND([.W96];[.D96];1))" office:value-type="boolean" office:boolean-value="true" calcext:value-type="boolean">
            <text:p>VRAI</text:p>
          </table:table-cell>
          <table:table-cell table:formula="of:=LEN([.X96])+LEN([.N96])" office:value-type="float" office:value="31" calcext:value-type="float">
            <text:p>31</text:p>
          </table:table-cell>
          <table:table-cell table:formula="of:=SEARCH([.N96];[.D96];1)+5" office:value-type="float" office:value="35" calcext:value-type="float">
            <text:p>35</text:p>
          </table:table-cell>
          <table:table-cell table:formula="of:=LEFT([.D96];[.AA96])" office:value-type="string" office:string-value="7 RUE HECTOR BERLIOZ CS50020 93009 " calcext:value-type="string">
            <text:p>7 RUE HECTOR BERLIOZ CS50020 93009 </text:p>
          </table:table-cell>
          <table:table-cell table:formula="of:=LEN([.AB96])" office:value-type="float" office:value="35" calcext:value-type="float">
            <text:p>35</text:p>
          </table:table-cell>
          <table:table-cell table:formula="of:=LEN([.D96])" office:value-type="float" office:value="48" calcext:value-type="float">
            <text:p>48</text:p>
          </table:table-cell>
          <table:table-cell table:formula="of:=[.AD96]-[.AC96]" office:value-type="float" office:value="13" calcext:value-type="float">
            <text:p>13</text:p>
          </table:table-cell>
          <table:table-cell table:formula="of:=RIGHT([.D96];[.AE96])" office:value-type="string" office:string-value="BOBIGNY CEDEX" calcext:value-type="string">
            <text:p>BOBIGNY CEDEX</text:p>
          </table:table-cell>
          <table:table-cell table:formula="of:=TRIM(ORG.LIBREOFFICE.REGEX([.AF96];&quot;CEDEX|[0-9]|BP&quot;;&quot; &quot;;&quot;g&quot;))" office:value-type="string" office:string-value="BOBIGNY" calcext:value-type="string">
            <text:p>BOBIGNY</text:p>
          </table:table-cell>
          <table:table-cell/>
          <table:table-cell table:formula="of:=LEFT([.E96];11)" office:value-type="string" office:string-value="BDFEFRPPCCT" calcext:value-type="string">
            <text:p>BDFEFRPPCCT</text:p>
          </table:table-cell>
          <table:table-cell table:formula="of:=TRIM(ORG.LIBREOFFICE.REGEX([.E96];[.AI96];&quot;&quot;;&quot;g&quot;))" office:value-type="string" office:string-value="FR45 3000 1009 34A9 3000 0000 037" calcext:value-type="string">
            <text:p>FR45 3000 1009 34A9 3000 0000 037</text:p>
          </table:table-cell>
          <table:table-cell table:formula="of:=LEFT([.AJ96];4)" office:value-type="string" office:string-value="FR45" calcext:value-type="string">
            <text:p>FR45</text:p>
          </table:table-cell>
          <table:table-cell table:formula="of:=TRIM(ORG.LIBREOFFICE.REGEX([.AJ96];[.AK96];&quot;&quot;;&quot;g&quot;))" office:value-type="string" office:string-value="3000 1009 34A9 3000 0000 037" calcext:value-type="string">
            <text:p>3000 1009 34A9 3000 0000 037</text:p>
          </table:table-cell>
          <table:table-cell table:formula="of:=LEFT([.AL96];4)" office:value-type="string" office:string-value="3000" calcext:value-type="string">
            <text:p>3000</text:p>
          </table:table-cell>
          <table:table-cell table:formula="of:=TRIM(ORG.LIBREOFFICE.REGEX([.AL96];[.AM96];&quot;&quot;;1))" office:value-type="string" office:string-value="1009 34A9 3000 0000 037" calcext:value-type="string">
            <text:p>1009 34A9 3000 0000 037</text:p>
          </table:table-cell>
          <table:table-cell table:style-name="ce19" table:formula="of:=LEFT([.AN96];4)" office:value-type="string" office:string-value="1009" calcext:value-type="string">
            <text:p>1009</text:p>
          </table:table-cell>
          <table:table-cell table:formula="of:=TRIM(ORG.LIBREOFFICE.REGEX([.AN96];[.AO96];&quot;&quot;;1))" office:value-type="string" office:string-value="34A9 3000 0000 037" calcext:value-type="string">
            <text:p>34A9 3000 0000 037</text:p>
          </table:table-cell>
          <table:table-cell table:style-name="ce18" table:formula="of:=LEFT([.AP96];4)" office:value-type="string" office:string-value="34A9" calcext:value-type="string">
            <text:p>34A9</text:p>
          </table:table-cell>
          <table:table-cell table:style-name="ce43" table:formula="of:=REPLACE([.AP96];1;5; )" office:value-type="string" office:string-value="3000 0000 037" calcext:value-type="string">
            <text:p>3000 0000 037</text:p>
          </table:table-cell>
          <table:table-cell table:style-name="ce18" table:formula="of:=LEFT([.AR96];4)" office:value-type="string" office:string-value="3000" calcext:value-type="string">
            <text:p>3000</text:p>
          </table:table-cell>
          <table:table-cell table:style-name="ce43" table:formula="of:=REPLACE([.AR96];1;5; )" office:value-type="string" office:string-value="0000 037" calcext:value-type="string">
            <text:p>0000 037</text:p>
          </table:table-cell>
          <table:table-cell table:style-name="ce18" table:formula="of:=LEFT([.AT96];4)" office:value-type="string" office:string-value="0000" calcext:value-type="string">
            <text:p>0000</text:p>
          </table:table-cell>
          <table:table-cell table:style-name="ce43" table:formula="of:=REPLACE([.AT96];1;5; )" office:value-type="string" office:string-value="037" calcext:value-type="string">
            <text:p>037</text:p>
          </table:table-cell>
          <table:table-cell table:style-name="ce18" table:formula="of:=LEFT([.AV96];3)" office:value-type="string" office:string-value="037" calcext:value-type="string">
            <text:p>037</text:p>
          </table:table-cell>
          <table:table-cell table:style-name="ce13" table:formula="of:=TRIM(ORG.LIBREOFFICE.REGEX([.AP96];[.AQ96];&quot;&quot;;1))" office:value-type="string" office:string-value="3000 0000 037" calcext:value-type="string">
            <text:p>3000 0000 037</text:p>
          </table:table-cell>
          <table:table-cell table:style-name="ce18" table:formula="of:=RIGHT([.AX9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/>
          <table:table-cell table:style-name="ce13" table:formula="of:=IFNA(ORG.LIBREOFFICE.REGEX([.$D9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7];[.$J$2]; ;&quot;g&quot;)" office:value-type="string" office:string-value="94040" calcext:value-type="string">
            <text:p>94040</text:p>
          </table:table-cell>
          <table:table-cell/>
          <table:table-cell table:style-name="ce13" table:formula="of:=IFNA(ORG.LIBREOFFICE.REGEX([.D97];[.$J$2]; ;2);0)" office:value-type="float" office:value="0" calcext:value-type="float">
            <text:p>0</text:p>
          </table:table-cell>
          <table:table-cell table:style-name="ce15" table:formula="of:=IF([.G97]=0;TRUE();IF(FIND([.G97];[.D9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7]=0;[.I97];[.K97])" office:value-type="string" office:string-value="94040" calcext:value-type="string">
            <text:p>94040</text:p>
          </table:table-cell>
          <table:table-cell table:style-name="ce18"/>
          <table:table-cell table:style-name="ce15" table:formula="of:=IF(FIND([.N97];[.D97];1))" office:value-type="boolean" office:boolean-value="true" calcext:value-type="boolean">
            <text:p>VRAI</text:p>
          </table:table-cell>
          <table:table-cell table:style-name="ce16"/>
          <table:table-cell table:formula="of:=FIND([.N97];[.D97];1)" office:value-type="float" office:value="29" calcext:value-type="float">
            <text:p>29</text:p>
          </table:table-cell>
          <table:table-cell table:style-name="Default" table:formula="of:=LEN([.D9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7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97];[.R97];[.S97]-[.R97]+1;&quot;&quot;))" office:value-type="string" office:string-value="1 PLACE DU GENERAL BILLOTTE" calcext:value-type="string">
            <text:p>1 PLACE DU GENERAL BILLOTTE</text:p>
          </table:table-cell>
          <table:table-cell table:formula="of:=IF([.U97]=0;[.W97];REPLACE([.W97];1;LEN([.U97])+1; ))" office:value-type="string" office:string-value="PLACE DU GENERAL BILLOTTE" calcext:value-type="string">
            <text:p>PLACE DU GENERAL BILLOTTE</text:p>
          </table:table-cell>
          <table:table-cell table:style-name="ce15" table:formula="of:=IF(FIND([.W97];[.D97];1))" office:value-type="boolean" office:boolean-value="true" calcext:value-type="boolean">
            <text:p>VRAI</text:p>
          </table:table-cell>
          <table:table-cell table:formula="of:=LEN([.X97])+LEN([.N97])" office:value-type="float" office:value="30" calcext:value-type="float">
            <text:p>30</text:p>
          </table:table-cell>
          <table:table-cell table:formula="of:=SEARCH([.N97];[.D97];1)+5" office:value-type="float" office:value="34" calcext:value-type="float">
            <text:p>34</text:p>
          </table:table-cell>
          <table:table-cell table:formula="of:=LEFT([.D97];[.AA97])" office:value-type="string" office:string-value="1 PLACE DU GENERAL BILLOTTE 94040 " calcext:value-type="string">
            <text:p>1 PLACE DU GENERAL BILLOTTE 94040 </text:p>
          </table:table-cell>
          <table:table-cell table:formula="of:=LEN([.AB97])" office:value-type="float" office:value="34" calcext:value-type="float">
            <text:p>34</text:p>
          </table:table-cell>
          <table:table-cell table:formula="of:=LEN([.D97])" office:value-type="float" office:value="47" calcext:value-type="float">
            <text:p>47</text:p>
          </table:table-cell>
          <table:table-cell table:formula="of:=[.AD97]-[.AC97]" office:value-type="float" office:value="13" calcext:value-type="float">
            <text:p>13</text:p>
          </table:table-cell>
          <table:table-cell table:formula="of:=RIGHT([.D97];[.AE97])" office:value-type="string" office:string-value="CRETEIL CEDEX" calcext:value-type="string">
            <text:p>CRETEIL CEDEX</text:p>
          </table:table-cell>
          <table:table-cell table:formula="of:=TRIM(ORG.LIBREOFFICE.REGEX([.AF97];&quot;CEDEX|[0-9]|BP&quot;;&quot; &quot;;&quot;g&quot;))" office:value-type="string" office:string-value="CRETEIL" calcext:value-type="string">
            <text:p>CRETEIL</text:p>
          </table:table-cell>
          <table:table-cell/>
          <table:table-cell table:formula="of:=LEFT([.E97];11)" office:value-type="string" office:string-value="BDFEFRPPCCT" calcext:value-type="string">
            <text:p>BDFEFRPPCCT</text:p>
          </table:table-cell>
          <table:table-cell table:formula="of:=TRIM(ORG.LIBREOFFICE.REGEX([.E97];[.AI97];&quot;&quot;;&quot;g&quot;))" office:value-type="string" office:string-value="FR05 3000 1009 07A9 4000 0000 005" calcext:value-type="string">
            <text:p>FR05 3000 1009 07A9 4000 0000 005</text:p>
          </table:table-cell>
          <table:table-cell table:formula="of:=LEFT([.AJ97];4)" office:value-type="string" office:string-value="FR05" calcext:value-type="string">
            <text:p>FR05</text:p>
          </table:table-cell>
          <table:table-cell table:formula="of:=TRIM(ORG.LIBREOFFICE.REGEX([.AJ97];[.AK97];&quot;&quot;;&quot;g&quot;))" office:value-type="string" office:string-value="3000 1009 07A9 4000 0000 005" calcext:value-type="string">
            <text:p>3000 1009 07A9 4000 0000 005</text:p>
          </table:table-cell>
          <table:table-cell table:formula="of:=LEFT([.AL97];4)" office:value-type="string" office:string-value="3000" calcext:value-type="string">
            <text:p>3000</text:p>
          </table:table-cell>
          <table:table-cell table:formula="of:=TRIM(ORG.LIBREOFFICE.REGEX([.AL97];[.AM97];&quot;&quot;;1))" office:value-type="string" office:string-value="1009 07A9 4000 0000 005" calcext:value-type="string">
            <text:p>1009 07A9 4000 0000 005</text:p>
          </table:table-cell>
          <table:table-cell table:style-name="ce19" table:formula="of:=LEFT([.AN97];4)" office:value-type="string" office:string-value="1009" calcext:value-type="string">
            <text:p>1009</text:p>
          </table:table-cell>
          <table:table-cell table:formula="of:=TRIM(ORG.LIBREOFFICE.REGEX([.AN97];[.AO97];&quot;&quot;;1))" office:value-type="string" office:string-value="07A9 4000 0000 005" calcext:value-type="string">
            <text:p>07A9 4000 0000 005</text:p>
          </table:table-cell>
          <table:table-cell table:style-name="ce18" table:formula="of:=LEFT([.AP97];4)" office:value-type="string" office:string-value="07A9" calcext:value-type="string">
            <text:p>07A9</text:p>
          </table:table-cell>
          <table:table-cell table:style-name="ce43" table:formula="of:=REPLACE([.AP97];1;5; )" office:value-type="string" office:string-value="4000 0000 005" calcext:value-type="string">
            <text:p>4000 0000 005</text:p>
          </table:table-cell>
          <table:table-cell table:style-name="ce18" table:formula="of:=LEFT([.AR97];4)" office:value-type="string" office:string-value="4000" calcext:value-type="string">
            <text:p>4000</text:p>
          </table:table-cell>
          <table:table-cell table:style-name="ce43" table:formula="of:=REPLACE([.AR97];1;5; )" office:value-type="string" office:string-value="0000 005" calcext:value-type="string">
            <text:p>0000 005</text:p>
          </table:table-cell>
          <table:table-cell table:style-name="ce18" table:formula="of:=LEFT([.AT97];4)" office:value-type="string" office:string-value="0000" calcext:value-type="string">
            <text:p>0000</text:p>
          </table:table-cell>
          <table:table-cell table:style-name="ce43" table:formula="of:=REPLACE([.AT97];1;5; )" office:value-type="string" office:string-value="005" calcext:value-type="string">
            <text:p>005</text:p>
          </table:table-cell>
          <table:table-cell table:style-name="ce18" table:formula="of:=LEFT([.AV97];3)" office:value-type="string" office:string-value="005" calcext:value-type="string">
            <text:p>005</text:p>
          </table:table-cell>
          <table:table-cell table:style-name="ce13" table:formula="of:=TRIM(ORG.LIBREOFFICE.REGEX([.AP97];[.AQ97];&quot;&quot;;1))" office:value-type="string" office:string-value="4000 0000 005" calcext:value-type="string">
            <text:p>4000 0000 005</text:p>
          </table:table-cell>
          <table:table-cell table:style-name="ce18" table:formula="of:=RIGHT([.AX97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/>
          <table:table-cell table:style-name="ce13" table:formula="of:=IFNA(ORG.LIBREOFFICE.REGEX([.$D98];[.$H$2]; ;&quot;g&quot;);0)" office:value-type="string" office:string-value="CS 20104" calcext:value-type="string">
            <text:p>CS 20104</text:p>
          </table:table-cell>
          <table:table-cell/>
          <table:table-cell table:style-name="ce13" table:formula="of:=ORG.LIBREOFFICE.REGEX([.D98];[.$J$2]; ;&quot;g&quot;)" office:value-type="string" office:string-value="20104" calcext:value-type="string">
            <text:p>20104</text:p>
          </table:table-cell>
          <table:table-cell/>
          <table:table-cell table:style-name="ce13" table:formula="of:=IFNA(ORG.LIBREOFFICE.REGEX([.D98];[.$J$2]; ;2);0)" office:value-type="string" office:string-value="95010" calcext:value-type="string">
            <text:p>95010</text:p>
          </table:table-cell>
          <table:table-cell table:style-name="ce15" table:formula="of:=IF([.G98]=0;TRUE();IF(FIND([.G98];[.D9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8]=0;[.I98];[.K98])" office:value-type="string" office:string-value="95010" calcext:value-type="string">
            <text:p>95010</text:p>
          </table:table-cell>
          <table:table-cell table:style-name="ce18"/>
          <table:table-cell table:style-name="ce15" table:formula="of:=IF(FIND([.N98];[.D98];1))" office:value-type="boolean" office:boolean-value="true" calcext:value-type="boolean">
            <text:p>VRAI</text:p>
          </table:table-cell>
          <table:table-cell table:style-name="ce16"/>
          <table:table-cell table:formula="of:=FIND([.N98];[.D98];1)" office:value-type="float" office:value="28" calcext:value-type="float">
            <text:p>28</text:p>
          </table:table-cell>
          <table:table-cell table:style-name="Default" table:formula="of:=LEN([.D98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8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98];[.R98];[.S98]-[.R98]+1;&quot;&quot;))" office:value-type="string" office:string-value="2 AVENUE B HIRSCH CS 20104" calcext:value-type="string">
            <text:p>2 AVENUE B HIRSCH CS 20104</text:p>
          </table:table-cell>
          <table:table-cell table:formula="of:=IF([.U98]=0;[.W98];REPLACE([.W98];1;LEN([.U98])+1; ))" office:value-type="string" office:string-value="AVENUE B HIRSCH CS 20104" calcext:value-type="string">
            <text:p>AVENUE B HIRSCH CS 20104</text:p>
          </table:table-cell>
          <table:table-cell table:style-name="ce15" table:formula="of:=IF(FIND([.W98];[.D98];1))" office:value-type="boolean" office:boolean-value="true" calcext:value-type="boolean">
            <text:p>VRAI</text:p>
          </table:table-cell>
          <table:table-cell table:formula="of:=LEN([.X98])+LEN([.N98])" office:value-type="float" office:value="29" calcext:value-type="float">
            <text:p>29</text:p>
          </table:table-cell>
          <table:table-cell table:formula="of:=SEARCH([.N98];[.D98];1)+5" office:value-type="float" office:value="33" calcext:value-type="float">
            <text:p>33</text:p>
          </table:table-cell>
          <table:table-cell table:formula="of:=LEFT([.D98];[.AA98])" office:value-type="string" office:string-value="2 AVENUE B HIRSCH CS 20104 95010 " calcext:value-type="string">
            <text:p>2 AVENUE B HIRSCH CS 20104 95010 </text:p>
          </table:table-cell>
          <table:table-cell table:formula="of:=LEN([.AB98])" office:value-type="float" office:value="33" calcext:value-type="float">
            <text:p>33</text:p>
          </table:table-cell>
          <table:table-cell table:formula="of:=LEN([.D98])" office:value-type="float" office:value="53" calcext:value-type="float">
            <text:p>53</text:p>
          </table:table-cell>
          <table:table-cell table:formula="of:=[.AD98]-[.AC98]" office:value-type="float" office:value="20" calcext:value-type="float">
            <text:p>20</text:p>
          </table:table-cell>
          <table:table-cell table:formula="of:=RIGHT([.D98];[.AE98])" office:value-type="string" office:string-value="CERGY PONTOISE CEDEX" calcext:value-type="string">
            <text:p>CERGY PONTOISE CEDEX</text:p>
          </table:table-cell>
          <table:table-cell table:formula="of:=TRIM(ORG.LIBREOFFICE.REGEX([.AF98];&quot;CEDEX|[0-9]|BP&quot;;&quot; &quot;;&quot;g&quot;))" office:value-type="string" office:string-value="CERGY PONTOISE" calcext:value-type="string">
            <text:p>CERGY PONTOISE</text:p>
          </table:table-cell>
          <table:table-cell/>
          <table:table-cell table:formula="of:=LEFT([.E98];11)" office:value-type="string" office:string-value="BDFEFRPPCCT" calcext:value-type="string">
            <text:p>BDFEFRPPCCT</text:p>
          </table:table-cell>
          <table:table-cell table:formula="of:=TRIM(ORG.LIBREOFFICE.REGEX([.E98];[.AI98];&quot;&quot;;&quot;g&quot;))" office:value-type="string" office:string-value="FR82 3000 1006 51A9 5000 0000 013" calcext:value-type="string">
            <text:p>FR82 3000 1006 51A9 5000 0000 013</text:p>
          </table:table-cell>
          <table:table-cell table:formula="of:=LEFT([.AJ98];4)" office:value-type="string" office:string-value="FR82" calcext:value-type="string">
            <text:p>FR82</text:p>
          </table:table-cell>
          <table:table-cell table:formula="of:=TRIM(ORG.LIBREOFFICE.REGEX([.AJ98];[.AK98];&quot;&quot;;&quot;g&quot;))" office:value-type="string" office:string-value="3000 1006 51A9 5000 0000 013" calcext:value-type="string">
            <text:p>3000 1006 51A9 5000 0000 013</text:p>
          </table:table-cell>
          <table:table-cell table:formula="of:=LEFT([.AL98];4)" office:value-type="string" office:string-value="3000" calcext:value-type="string">
            <text:p>3000</text:p>
          </table:table-cell>
          <table:table-cell table:formula="of:=TRIM(ORG.LIBREOFFICE.REGEX([.AL98];[.AM98];&quot;&quot;;1))" office:value-type="string" office:string-value="1006 51A9 5000 0000 013" calcext:value-type="string">
            <text:p>1006 51A9 5000 0000 013</text:p>
          </table:table-cell>
          <table:table-cell table:style-name="ce19" table:formula="of:=LEFT([.AN98];4)" office:value-type="string" office:string-value="1006" calcext:value-type="string">
            <text:p>1006</text:p>
          </table:table-cell>
          <table:table-cell table:formula="of:=TRIM(ORG.LIBREOFFICE.REGEX([.AN98];[.AO98];&quot;&quot;;1))" office:value-type="string" office:string-value="51A9 5000 0000 013" calcext:value-type="string">
            <text:p>51A9 5000 0000 013</text:p>
          </table:table-cell>
          <table:table-cell table:style-name="ce18" table:formula="of:=LEFT([.AP98];4)" office:value-type="string" office:string-value="51A9" calcext:value-type="string">
            <text:p>51A9</text:p>
          </table:table-cell>
          <table:table-cell table:style-name="ce43" table:formula="of:=REPLACE([.AP98];1;5; )" office:value-type="string" office:string-value="5000 0000 013" calcext:value-type="string">
            <text:p>5000 0000 013</text:p>
          </table:table-cell>
          <table:table-cell table:style-name="ce18" table:formula="of:=LEFT([.AR98];4)" office:value-type="string" office:string-value="5000" calcext:value-type="string">
            <text:p>5000</text:p>
          </table:table-cell>
          <table:table-cell table:style-name="ce43" table:formula="of:=REPLACE([.AR98];1;5; )" office:value-type="string" office:string-value="0000 013" calcext:value-type="string">
            <text:p>0000 013</text:p>
          </table:table-cell>
          <table:table-cell table:style-name="ce18" table:formula="of:=LEFT([.AT98];4)" office:value-type="string" office:string-value="0000" calcext:value-type="string">
            <text:p>0000</text:p>
          </table:table-cell>
          <table:table-cell table:style-name="ce43" table:formula="of:=REPLACE([.AT98];1;5; )" office:value-type="string" office:string-value="013" calcext:value-type="string">
            <text:p>013</text:p>
          </table:table-cell>
          <table:table-cell table:style-name="ce18" table:formula="of:=LEFT([.AV98];3)" office:value-type="string" office:string-value="013" calcext:value-type="string">
            <text:p>013</text:p>
          </table:table-cell>
          <table:table-cell table:style-name="ce13" table:formula="of:=TRIM(ORG.LIBREOFFICE.REGEX([.AP98];[.AQ98];&quot;&quot;;1))" office:value-type="string" office:string-value="5000 0000 013" calcext:value-type="string">
            <text:p>5000 0000 013</text:p>
          </table:table-cell>
          <table:table-cell table:style-name="ce18" table:formula="of:=RIGHT([.AX98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/>
          <table:table-cell table:style-name="ce13" table:formula="of:=IFNA(ORG.LIBREOFFICE.REGEX([.$D99];[.$H$2]; ;&quot;g&quot;);0)" office:value-type="string" office:string-value="BP 766 " calcext:value-type="string">
            <text:p>BP 766 </text:p>
          </table:table-cell>
          <table:table-cell/>
          <table:table-cell table:style-name="ce13" table:formula="of:=ORG.LIBREOFFICE.REGEX([.D99];[.$J$2]; ;&quot;g&quot;)" office:value-type="string" office:string-value="97100" calcext:value-type="string">
            <text:p>97100</text:p>
          </table:table-cell>
          <table:table-cell/>
          <table:table-cell table:style-name="ce13" table:formula="of:=IFNA(ORG.LIBREOFFICE.REGEX([.D99];[.$J$2]; ;2);0)" office:value-type="float" office:value="0" calcext:value-type="float">
            <text:p>0</text:p>
          </table:table-cell>
          <table:table-cell table:style-name="ce15" table:formula="of:=IF([.G99]=0;TRUE();IF(FIND([.G99];[.D9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9]=0;[.I99];[.K99])" office:value-type="string" office:string-value="97100" calcext:value-type="string">
            <text:p>97100</text:p>
          </table:table-cell>
          <table:table-cell table:style-name="ce18"/>
          <table:table-cell table:style-name="ce15" table:formula="of:=IF(FIND([.N99];[.D99];1))" office:value-type="boolean" office:boolean-value="true" calcext:value-type="boolean">
            <text:p>VRAI</text:p>
          </table:table-cell>
          <table:table-cell table:style-name="ce16"/>
          <table:table-cell table:formula="of:=FIND([.N99];[.D99];1)" office:value-type="float" office:value="31" calcext:value-type="float">
            <text:p>31</text:p>
          </table:table-cell>
          <table:table-cell table:style-name="Default" table:formula="of:=LEN([.D9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9];&quot;^[0-9-]{1,7}&quot;; ;1); )" office:value-type="string" office:string-value="269" calcext:value-type="string">
            <text:p>269</text:p>
          </table:table-cell>
          <table:table-cell table:style-name="Default"/>
          <table:table-cell table:formula="of:=TRIM(REPLACE([.D99];[.R99];[.S99]-[.R99]+1;&quot;&quot;))" office:value-type="string" office:string-value="269 ROUTE DE ST CLAUDE-BP 766" calcext:value-type="string">
            <text:p>269 ROUTE DE ST CLAUDE-BP 766</text:p>
          </table:table-cell>
          <table:table-cell table:formula="of:=IF([.U99]=0;[.W99];REPLACE([.W99];1;LEN([.U99])+1; ))" office:value-type="string" office:string-value="ROUTE DE ST CLAUDE-BP 766" calcext:value-type="string">
            <text:p>ROUTE DE ST CLAUDE-BP 766</text:p>
          </table:table-cell>
          <table:table-cell table:style-name="ce15" table:formula="of:=IF(FIND([.W99];[.D99];1))" office:value-type="boolean" office:boolean-value="true" calcext:value-type="boolean">
            <text:p>VRAI</text:p>
          </table:table-cell>
          <table:table-cell table:formula="of:=LEN([.X99])+LEN([.N99])" office:value-type="float" office:value="30" calcext:value-type="float">
            <text:p>30</text:p>
          </table:table-cell>
          <table:table-cell table:formula="of:=SEARCH([.N99];[.D99];1)+5" office:value-type="float" office:value="36" calcext:value-type="float">
            <text:p>36</text:p>
          </table:table-cell>
          <table:table-cell table:formula="of:=LEFT([.D99];[.AA99])" office:value-type="string" office:string-value="269 ROUTE DE ST CLAUDE-BP 766 97100 " calcext:value-type="string">
            <text:p>269 ROUTE DE ST CLAUDE-BP 766 97100 </text:p>
          </table:table-cell>
          <table:table-cell table:formula="of:=LEN([.AB99])" office:value-type="float" office:value="36" calcext:value-type="float">
            <text:p>36</text:p>
          </table:table-cell>
          <table:table-cell table:formula="of:=LEN([.D99])" office:value-type="float" office:value="47" calcext:value-type="float">
            <text:p>47</text:p>
          </table:table-cell>
          <table:table-cell table:formula="of:=[.AD99]-[.AC99]" office:value-type="float" office:value="11" calcext:value-type="float">
            <text:p>11</text:p>
          </table:table-cell>
          <table:table-cell table:formula="of:=RIGHT([.D99];[.AE99])" office:value-type="string" office:string-value="BASSE TERRE" calcext:value-type="string">
            <text:p>BASSE TERRE</text:p>
          </table:table-cell>
          <table:table-cell table:formula="of:=TRIM(ORG.LIBREOFFICE.REGEX([.AF99];&quot;CEDEX|[0-9]|BP&quot;;&quot; &quot;;&quot;g&quot;))" office:value-type="string" office:string-value="BASSE TERRE" calcext:value-type="string">
            <text:p>BASSE TERRE</text:p>
          </table:table-cell>
          <table:table-cell/>
          <table:table-cell table:formula="of:=LEFT([.E99];11)" office:value-type="string" office:string-value="BDFEFRPPCCT" calcext:value-type="string">
            <text:p>BDFEFRPPCCT</text:p>
          </table:table-cell>
          <table:table-cell table:formula="of:=TRIM(ORG.LIBREOFFICE.REGEX([.E99];[.AI99];&quot;&quot;;&quot;g&quot;))" office:value-type="string" office:string-value="FR20 3000 1000 641A 0000 0000 082" calcext:value-type="string">
            <text:p>FR20 3000 1000 641A 0000 0000 082</text:p>
          </table:table-cell>
          <table:table-cell table:formula="of:=LEFT([.AJ99];4)" office:value-type="string" office:string-value="FR20" calcext:value-type="string">
            <text:p>FR20</text:p>
          </table:table-cell>
          <table:table-cell table:formula="of:=TRIM(ORG.LIBREOFFICE.REGEX([.AJ99];[.AK99];&quot;&quot;;&quot;g&quot;))" office:value-type="string" office:string-value="3000 1000 641A 0000 0000 082" calcext:value-type="string">
            <text:p>3000 1000 641A 0000 0000 082</text:p>
          </table:table-cell>
          <table:table-cell table:formula="of:=LEFT([.AL99];4)" office:value-type="string" office:string-value="3000" calcext:value-type="string">
            <text:p>3000</text:p>
          </table:table-cell>
          <table:table-cell table:formula="of:=TRIM(ORG.LIBREOFFICE.REGEX([.AL99];[.AM99];&quot;&quot;;1))" office:value-type="string" office:string-value="1000 641A 0000 0000 082" calcext:value-type="string">
            <text:p>1000 641A 0000 0000 082</text:p>
          </table:table-cell>
          <table:table-cell table:style-name="ce19" table:formula="of:=LEFT([.AN99];4)" office:value-type="string" office:string-value="1000" calcext:value-type="string">
            <text:p>1000</text:p>
          </table:table-cell>
          <table:table-cell table:formula="of:=TRIM(ORG.LIBREOFFICE.REGEX([.AN99];[.AO99];&quot;&quot;;1))" office:value-type="string" office:string-value="641A 0000 0000 082" calcext:value-type="string">
            <text:p>641A 0000 0000 082</text:p>
          </table:table-cell>
          <table:table-cell table:style-name="ce18" table:formula="of:=LEFT([.AP99];4)" office:value-type="string" office:string-value="641A" calcext:value-type="string">
            <text:p>641A</text:p>
          </table:table-cell>
          <table:table-cell table:style-name="ce43" table:formula="of:=REPLACE([.AP99];1;5; )" office:value-type="string" office:string-value="0000 0000 082" calcext:value-type="string">
            <text:p>0000 0000 082</text:p>
          </table:table-cell>
          <table:table-cell table:style-name="ce18" table:formula="of:=LEFT([.AR99];4)" office:value-type="string" office:string-value="0000" calcext:value-type="string">
            <text:p>0000</text:p>
          </table:table-cell>
          <table:table-cell table:style-name="ce43" table:formula="of:=REPLACE([.AR99];1;5; )" office:value-type="string" office:string-value="0000 082" calcext:value-type="string">
            <text:p>0000 082</text:p>
          </table:table-cell>
          <table:table-cell table:style-name="ce18" table:formula="of:=LEFT([.AT99];4)" office:value-type="string" office:string-value="0000" calcext:value-type="string">
            <text:p>0000</text:p>
          </table:table-cell>
          <table:table-cell table:style-name="ce43" table:formula="of:=REPLACE([.AT99];1;5; )" office:value-type="string" office:string-value="082" calcext:value-type="string">
            <text:p>082</text:p>
          </table:table-cell>
          <table:table-cell table:style-name="ce18" table:formula="of:=LEFT([.AV99];3)" office:value-type="string" office:string-value="082" calcext:value-type="string">
            <text:p>082</text:p>
          </table:table-cell>
          <table:table-cell table:style-name="ce13" table:formula="of:=TRIM(ORG.LIBREOFFICE.REGEX([.AP99];[.AQ99];&quot;&quot;;1))" office:value-type="string" office:string-value="0000 0000 082" calcext:value-type="string">
            <text:p>0000 0000 082</text:p>
          </table:table-cell>
          <table:table-cell table:style-name="ce18" table:formula="of:=RIGHT([.AX99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/>
          <table:table-cell table:style-name="ce13" table:formula="of:=IFNA(ORG.LIBREOFFICE.REGEX([.$D100];[.$H$2]; ;&quot;g&quot;);0)" office:value-type="string" office:string-value="BP 7016 " calcext:value-type="string">
            <text:p>BP 7016 </text:p>
          </table:table-cell>
          <table:table-cell/>
          <table:table-cell table:style-name="ce13" table:formula="of:=ORG.LIBREOFFICE.REGEX([.D100];[.$J$2]; ;&quot;g&quot;)" office:value-type="string" office:string-value="97307" calcext:value-type="string">
            <text:p>97307</text:p>
          </table:table-cell>
          <table:table-cell/>
          <table:table-cell table:style-name="ce13" table:formula="of:=IFNA(ORG.LIBREOFFICE.REGEX([.D100];[.$J$2]; ;2);0)" office:value-type="float" office:value="0" calcext:value-type="float">
            <text:p>0</text:p>
          </table:table-cell>
          <table:table-cell table:style-name="ce15" table:formula="of:=IF([.G100]=0;TRUE();IF(FIND([.G100];[.D10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0]=0;[.I100];[.K100])" office:value-type="string" office:string-value="97307" calcext:value-type="string">
            <text:p>97307</text:p>
          </table:table-cell>
          <table:table-cell table:style-name="ce18"/>
          <table:table-cell table:style-name="ce15" table:formula="of:=IF(FIND([.N100];[.D100];1))" office:value-type="boolean" office:boolean-value="true" calcext:value-type="boolean">
            <text:p>VRAI</text:p>
          </table:table-cell>
          <table:table-cell table:style-name="ce16"/>
          <table:table-cell table:formula="of:=FIND([.N100];[.D100];1)" office:value-type="float" office:value="24" calcext:value-type="float">
            <text:p>24</text:p>
          </table:table-cell>
          <table:table-cell table:style-name="Default" table:formula="of:=LEN([.D100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100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0];[.R100];[.S100]-[.R100]+1;&quot;&quot;))" office:value-type="string" office:string-value="RUE FIEDMOND - BP 7016" calcext:value-type="string">
            <text:p>RUE FIEDMOND - BP 7016</text:p>
          </table:table-cell>
          <table:table-cell table:formula="of:=IF([.U100]=0;[.W100];REPLACE([.W100];1;LEN([.U100])+1; ))" office:value-type="string" office:string-value="RUE FIEDMOND - BP 7016" calcext:value-type="string">
            <text:p>RUE FIEDMOND - BP 7016</text:p>
          </table:table-cell>
          <table:table-cell table:style-name="ce15" table:formula="of:=IF(FIND([.W100];[.D100];1))" office:value-type="boolean" office:boolean-value="true" calcext:value-type="boolean">
            <text:p>VRAI</text:p>
          </table:table-cell>
          <table:table-cell table:formula="of:=LEN([.X100])+LEN([.N100])" office:value-type="float" office:value="27" calcext:value-type="float">
            <text:p>27</text:p>
          </table:table-cell>
          <table:table-cell table:formula="of:=SEARCH([.N100];[.D100];1)+5" office:value-type="float" office:value="29" calcext:value-type="float">
            <text:p>29</text:p>
          </table:table-cell>
          <table:table-cell table:formula="of:=LEFT([.D100];[.AA100])" office:value-type="string" office:string-value="RUE FIEDMOND - BP 7016 97307 " calcext:value-type="string">
            <text:p>RUE FIEDMOND - BP 7016 97307 </text:p>
          </table:table-cell>
          <table:table-cell table:formula="of:=LEN([.AB100])" office:value-type="float" office:value="29" calcext:value-type="float">
            <text:p>29</text:p>
          </table:table-cell>
          <table:table-cell table:formula="of:=LEN([.D100])" office:value-type="float" office:value="42" calcext:value-type="float">
            <text:p>42</text:p>
          </table:table-cell>
          <table:table-cell table:formula="of:=[.AD100]-[.AC100]" office:value-type="float" office:value="13" calcext:value-type="float">
            <text:p>13</text:p>
          </table:table-cell>
          <table:table-cell table:formula="of:=RIGHT([.D100];[.AE100])" office:value-type="string" office:string-value="CAYENNE CEDEX" calcext:value-type="string">
            <text:p>CAYENNE CEDEX</text:p>
          </table:table-cell>
          <table:table-cell table:formula="of:=TRIM(ORG.LIBREOFFICE.REGEX([.AF100];&quot;CEDEX|[0-9]|BP&quot;;&quot; &quot;;&quot;g&quot;))" office:value-type="string" office:string-value="CAYENNE" calcext:value-type="string">
            <text:p>CAYENNE</text:p>
          </table:table-cell>
          <table:table-cell/>
          <table:table-cell table:formula="of:=LEFT([.E100];11)" office:value-type="string" office:string-value="BDFEFRPPCCT" calcext:value-type="string">
            <text:p>BDFEFRPPCCT</text:p>
          </table:table-cell>
          <table:table-cell table:formula="of:=TRIM(ORG.LIBREOFFICE.REGEX([.E100];[.AI100];&quot;&quot;;&quot;g&quot;))" office:value-type="string" office:string-value="FR92 3000 1000 642A 0000 0000 032" calcext:value-type="string">
            <text:p>FR92 3000 1000 642A 0000 0000 032</text:p>
          </table:table-cell>
          <table:table-cell table:formula="of:=LEFT([.AJ100];4)" office:value-type="string" office:string-value="FR92" calcext:value-type="string">
            <text:p>FR92</text:p>
          </table:table-cell>
          <table:table-cell table:formula="of:=TRIM(ORG.LIBREOFFICE.REGEX([.AJ100];[.AK100];&quot;&quot;;&quot;g&quot;))" office:value-type="string" office:string-value="3000 1000 642A 0000 0000 032" calcext:value-type="string">
            <text:p>3000 1000 642A 0000 0000 032</text:p>
          </table:table-cell>
          <table:table-cell table:formula="of:=LEFT([.AL100];4)" office:value-type="string" office:string-value="3000" calcext:value-type="string">
            <text:p>3000</text:p>
          </table:table-cell>
          <table:table-cell table:formula="of:=TRIM(ORG.LIBREOFFICE.REGEX([.AL100];[.AM100];&quot;&quot;;1))" office:value-type="string" office:string-value="1000 642A 0000 0000 032" calcext:value-type="string">
            <text:p>1000 642A 0000 0000 032</text:p>
          </table:table-cell>
          <table:table-cell table:style-name="ce19" table:formula="of:=LEFT([.AN100];4)" office:value-type="string" office:string-value="1000" calcext:value-type="string">
            <text:p>1000</text:p>
          </table:table-cell>
          <table:table-cell table:formula="of:=TRIM(ORG.LIBREOFFICE.REGEX([.AN100];[.AO100];&quot;&quot;;1))" office:value-type="string" office:string-value="642A 0000 0000 032" calcext:value-type="string">
            <text:p>642A 0000 0000 032</text:p>
          </table:table-cell>
          <table:table-cell table:style-name="ce18" table:formula="of:=LEFT([.AP100];4)" office:value-type="string" office:string-value="642A" calcext:value-type="string">
            <text:p>642A</text:p>
          </table:table-cell>
          <table:table-cell table:style-name="ce43" table:formula="of:=REPLACE([.AP100];1;5; )" office:value-type="string" office:string-value="0000 0000 032" calcext:value-type="string">
            <text:p>0000 0000 032</text:p>
          </table:table-cell>
          <table:table-cell table:style-name="ce18" table:formula="of:=LEFT([.AR100];4)" office:value-type="string" office:string-value="0000" calcext:value-type="string">
            <text:p>0000</text:p>
          </table:table-cell>
          <table:table-cell table:style-name="ce43" table:formula="of:=REPLACE([.AR100];1;5; )" office:value-type="string" office:string-value="0000 032" calcext:value-type="string">
            <text:p>0000 032</text:p>
          </table:table-cell>
          <table:table-cell table:style-name="ce18" table:formula="of:=LEFT([.AT100];4)" office:value-type="string" office:string-value="0000" calcext:value-type="string">
            <text:p>0000</text:p>
          </table:table-cell>
          <table:table-cell table:style-name="ce43" table:formula="of:=REPLACE([.AT100];1;5; )" office:value-type="string" office:string-value="032" calcext:value-type="string">
            <text:p>032</text:p>
          </table:table-cell>
          <table:table-cell table:style-name="ce18" table:formula="of:=LEFT([.AV100];3)" office:value-type="string" office:string-value="032" calcext:value-type="string">
            <text:p>032</text:p>
          </table:table-cell>
          <table:table-cell table:style-name="ce13" table:formula="of:=TRIM(ORG.LIBREOFFICE.REGEX([.AP100];[.AQ100];&quot;&quot;;1))" office:value-type="string" office:string-value="0000 0000 032" calcext:value-type="string">
            <text:p>0000 0000 032</text:p>
          </table:table-cell>
          <table:table-cell table:style-name="ce18" table:formula="of:=RIGHT([.AX10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/>
          <table:table-cell table:style-name="ce13" table:formula="of:=IFNA(ORG.LIBREOFFICE.REGEX([.$D101];[.$H$2]; ;&quot;g&quot;);0)" office:value-type="string" office:string-value="BP 654 " calcext:value-type="string">
            <text:p>BP 654 </text:p>
          </table:table-cell>
          <table:table-cell/>
          <table:table-cell table:style-name="ce13" table:formula="of:=ORG.LIBREOFFICE.REGEX([.D101];[.$J$2]; ;&quot;g&quot;)" office:value-type="string" office:string-value="97263" calcext:value-type="string">
            <text:p>97263</text:p>
          </table:table-cell>
          <table:table-cell/>
          <table:table-cell table:style-name="ce13" table:formula="of:=IFNA(ORG.LIBREOFFICE.REGEX([.D101];[.$J$2]; ;2);0)" office:value-type="float" office:value="0" calcext:value-type="float">
            <text:p>0</text:p>
          </table:table-cell>
          <table:table-cell table:style-name="ce15" table:formula="of:=IF([.G101]=0;TRUE();IF(FIND([.G101];[.D10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1]=0;[.I101];[.K101])" office:value-type="string" office:string-value="97263" calcext:value-type="string">
            <text:p>97263</text:p>
          </table:table-cell>
          <table:table-cell table:style-name="ce18"/>
          <table:table-cell table:style-name="ce15" table:formula="of:=IF(FIND([.N101];[.D101];1))" office:value-type="boolean" office:boolean-value="true" calcext:value-type="boolean">
            <text:p>VRAI</text:p>
          </table:table-cell>
          <table:table-cell table:style-name="ce16"/>
          <table:table-cell table:formula="of:=FIND([.N101];[.D101];1)" office:value-type="float" office:value="27" calcext:value-type="float">
            <text:p>27</text:p>
          </table:table-cell>
          <table:table-cell table:style-name="Default" table:formula="of:=LEN([.D101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10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1];[.R101];[.S101]-[.R101]+1;&quot;&quot;))" office:value-type="string" office:string-value="JARDIN DESCLIEUX - BP 654" calcext:value-type="string">
            <text:p>JARDIN DESCLIEUX - BP 654</text:p>
          </table:table-cell>
          <table:table-cell table:formula="of:=IF([.U101]=0;[.W101];REPLACE([.W101];1;LEN([.U101])+1; ))" office:value-type="string" office:string-value="JARDIN DESCLIEUX - BP 654" calcext:value-type="string">
            <text:p>JARDIN DESCLIEUX - BP 654</text:p>
          </table:table-cell>
          <table:table-cell table:style-name="ce15" table:formula="of:=IF(FIND([.W101];[.D101];1))" office:value-type="boolean" office:boolean-value="true" calcext:value-type="boolean">
            <text:p>VRAI</text:p>
          </table:table-cell>
          <table:table-cell table:formula="of:=LEN([.X101])+LEN([.N101])" office:value-type="float" office:value="30" calcext:value-type="float">
            <text:p>30</text:p>
          </table:table-cell>
          <table:table-cell table:formula="of:=SEARCH([.N101];[.D101];1)+5" office:value-type="float" office:value="32" calcext:value-type="float">
            <text:p>32</text:p>
          </table:table-cell>
          <table:table-cell table:formula="of:=LEFT([.D101];[.AA101])" office:value-type="string" office:string-value="JARDIN DESCLIEUX - BP 654 97263 " calcext:value-type="string">
            <text:p>JARDIN DESCLIEUX - BP 654 97263 </text:p>
          </table:table-cell>
          <table:table-cell table:formula="of:=LEN([.AB101])" office:value-type="float" office:value="32" calcext:value-type="float">
            <text:p>32</text:p>
          </table:table-cell>
          <table:table-cell table:formula="of:=LEN([.D101])" office:value-type="float" office:value="46" calcext:value-type="float">
            <text:p>46</text:p>
          </table:table-cell>
          <table:table-cell table:formula="of:=[.AD101]-[.AC101]" office:value-type="float" office:value="14" calcext:value-type="float">
            <text:p>14</text:p>
          </table:table-cell>
          <table:table-cell table:formula="of:=RIGHT([.D101];[.AE101])" office:value-type="string" office:string-value="FORT-DE-FRANCE" calcext:value-type="string">
            <text:p>FORT-DE-FRANCE</text:p>
          </table:table-cell>
          <table:table-cell table:formula="of:=TRIM(ORG.LIBREOFFICE.REGEX([.AF101];&quot;CEDEX|[0-9]|BP&quot;;&quot; &quot;;&quot;g&quot;))" office:value-type="string" office:string-value="FORT-DE-FRANCE" calcext:value-type="string">
            <text:p>FORT-DE-FRANCE</text:p>
          </table:table-cell>
          <table:table-cell/>
          <table:table-cell table:formula="of:=LEFT([.E101];11)" office:value-type="string" office:string-value="BDFEFRPPCCT" calcext:value-type="string">
            <text:p>BDFEFRPPCCT</text:p>
          </table:table-cell>
          <table:table-cell table:formula="of:=TRIM(ORG.LIBREOFFICE.REGEX([.E101];[.AI101];&quot;&quot;;&quot;g&quot;))" office:value-type="string" office:string-value="FR67 3000 1000 643A 0000 0000 079" calcext:value-type="string">
            <text:p>FR67 3000 1000 643A 0000 0000 079</text:p>
          </table:table-cell>
          <table:table-cell table:formula="of:=LEFT([.AJ101];4)" office:value-type="string" office:string-value="FR67" calcext:value-type="string">
            <text:p>FR67</text:p>
          </table:table-cell>
          <table:table-cell table:formula="of:=TRIM(ORG.LIBREOFFICE.REGEX([.AJ101];[.AK101];&quot;&quot;;&quot;g&quot;))" office:value-type="string" office:string-value="3000 1000 643A 0000 0000 079" calcext:value-type="string">
            <text:p>3000 1000 643A 0000 0000 079</text:p>
          </table:table-cell>
          <table:table-cell table:formula="of:=LEFT([.AL101];4)" office:value-type="string" office:string-value="3000" calcext:value-type="string">
            <text:p>3000</text:p>
          </table:table-cell>
          <table:table-cell table:formula="of:=TRIM(ORG.LIBREOFFICE.REGEX([.AL101];[.AM101];&quot;&quot;;1))" office:value-type="string" office:string-value="1000 643A 0000 0000 079" calcext:value-type="string">
            <text:p>1000 643A 0000 0000 079</text:p>
          </table:table-cell>
          <table:table-cell table:style-name="ce19" table:formula="of:=LEFT([.AN101];4)" office:value-type="string" office:string-value="1000" calcext:value-type="string">
            <text:p>1000</text:p>
          </table:table-cell>
          <table:table-cell table:formula="of:=TRIM(ORG.LIBREOFFICE.REGEX([.AN101];[.AO101];&quot;&quot;;1))" office:value-type="string" office:string-value="643A 0000 0000 079" calcext:value-type="string">
            <text:p>643A 0000 0000 079</text:p>
          </table:table-cell>
          <table:table-cell table:style-name="ce18" table:formula="of:=LEFT([.AP101];4)" office:value-type="string" office:string-value="643A" calcext:value-type="string">
            <text:p>643A</text:p>
          </table:table-cell>
          <table:table-cell table:style-name="ce43" table:formula="of:=REPLACE([.AP101];1;5; )" office:value-type="string" office:string-value="0000 0000 079" calcext:value-type="string">
            <text:p>0000 0000 079</text:p>
          </table:table-cell>
          <table:table-cell table:style-name="ce18" table:formula="of:=LEFT([.AR101];4)" office:value-type="string" office:string-value="0000" calcext:value-type="string">
            <text:p>0000</text:p>
          </table:table-cell>
          <table:table-cell table:style-name="ce43" table:formula="of:=REPLACE([.AR101];1;5; )" office:value-type="string" office:string-value="0000 079" calcext:value-type="string">
            <text:p>0000 079</text:p>
          </table:table-cell>
          <table:table-cell table:style-name="ce18" table:formula="of:=LEFT([.AT101];4)" office:value-type="string" office:string-value="0000" calcext:value-type="string">
            <text:p>0000</text:p>
          </table:table-cell>
          <table:table-cell table:style-name="ce43" table:formula="of:=REPLACE([.AT101];1;5; )" office:value-type="string" office:string-value="079" calcext:value-type="string">
            <text:p>079</text:p>
          </table:table-cell>
          <table:table-cell table:style-name="ce18" table:formula="of:=LEFT([.AV101];3)" office:value-type="string" office:string-value="079" calcext:value-type="string">
            <text:p>079</text:p>
          </table:table-cell>
          <table:table-cell table:style-name="ce13" table:formula="of:=TRIM(ORG.LIBREOFFICE.REGEX([.AP101];[.AQ101];&quot;&quot;;1))" office:value-type="string" office:string-value="0000 0000 079" calcext:value-type="string">
            <text:p>0000 0000 079</text:p>
          </table:table-cell>
          <table:table-cell table:style-name="ce18" table:formula="of:=RIGHT([.AX10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/>
          <table:table-cell table:style-name="ce13" table:formula="of:=IFNA(ORG.LIBREOFFICE.REGEX([.$D102];[.$H$2]; ;&quot;g&quot;);0)" office:value-type="string" office:string-value="CS 21015" calcext:value-type="string">
            <text:p>CS 21015</text:p>
          </table:table-cell>
          <table:table-cell/>
          <table:table-cell table:style-name="ce13" table:formula="of:=ORG.LIBREOFFICE.REGEX([.D102];[.$J$2]; ;&quot;g&quot;)" office:value-type="string" office:string-value="21015" calcext:value-type="string">
            <text:p>21015</text:p>
          </table:table-cell>
          <table:table-cell/>
          <table:table-cell table:style-name="ce13" table:formula="of:=IFNA(ORG.LIBREOFFICE.REGEX([.D102];[.$J$2]; ;2);0)" office:value-type="string" office:string-value="97744" calcext:value-type="string">
            <text:p>97744</text:p>
          </table:table-cell>
          <table:table-cell table:style-name="ce15" table:formula="of:=IF([.G102]=0;TRUE();IF(FIND([.G102];[.D10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2]=0;[.I102];[.K102])" office:value-type="string" office:string-value="97744" calcext:value-type="string">
            <text:p>97744</text:p>
          </table:table-cell>
          <table:table-cell table:style-name="ce18"/>
          <table:table-cell table:style-name="ce15" table:formula="of:=IF(FIND([.N102];[.D102];1))" office:value-type="boolean" office:boolean-value="true" calcext:value-type="boolean">
            <text:p>VRAI</text:p>
          </table:table-cell>
          <table:table-cell table:style-name="ce16"/>
          <table:table-cell table:formula="of:=FIND([.N102];[.D102];1)" office:value-type="float" office:value="31" calcext:value-type="float">
            <text:p>31</text:p>
          </table:table-cell>
          <table:table-cell table:style-name="Default" table:formula="of:=LEN([.D102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02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02];[.R102];[.S102]-[.R102]+1;&quot;&quot;))" office:value-type="string" office:string-value="7 AV ANDRE MALRAUX - CS 21015" calcext:value-type="string">
            <text:p>7 AV ANDRE MALRAUX - CS 21015</text:p>
          </table:table-cell>
          <table:table-cell table:formula="of:=IF([.U102]=0;[.W102];REPLACE([.W102];1;LEN([.U102])+1; ))" office:value-type="string" office:string-value="AV ANDRE MALRAUX - CS 21015" calcext:value-type="string">
            <text:p>AV ANDRE MALRAUX - CS 21015</text:p>
          </table:table-cell>
          <table:table-cell table:style-name="ce15" table:formula="of:=IF(FIND([.W102];[.D102];1))" office:value-type="boolean" office:boolean-value="true" calcext:value-type="boolean">
            <text:p>VRAI</text:p>
          </table:table-cell>
          <table:table-cell table:formula="of:=LEN([.X102])+LEN([.N102])" office:value-type="float" office:value="32" calcext:value-type="float">
            <text:p>32</text:p>
          </table:table-cell>
          <table:table-cell table:formula="of:=SEARCH([.N102];[.D102];1)+5" office:value-type="float" office:value="36" calcext:value-type="float">
            <text:p>36</text:p>
          </table:table-cell>
          <table:table-cell table:formula="of:=LEFT([.D102];[.AA102])" office:value-type="string" office:string-value="7 AV ANDRE MALRAUX - CS 21015 97744 " calcext:value-type="string">
            <text:p>7 AV ANDRE MALRAUX - CS 21015 97744 </text:p>
          </table:table-cell>
          <table:table-cell table:formula="of:=LEN([.AB102])" office:value-type="float" office:value="36" calcext:value-type="float">
            <text:p>36</text:p>
          </table:table-cell>
          <table:table-cell table:formula="of:=LEN([.D102])" office:value-type="float" office:value="52" calcext:value-type="float">
            <text:p>52</text:p>
          </table:table-cell>
          <table:table-cell table:formula="of:=[.AD102]-[.AC102]" office:value-type="float" office:value="16" calcext:value-type="float">
            <text:p>16</text:p>
          </table:table-cell>
          <table:table-cell table:formula="of:=RIGHT([.D102];[.AE102])" office:value-type="string" office:string-value="ST-DENIS CEDEX 9" calcext:value-type="string">
            <text:p>ST-DENIS CEDEX 9</text:p>
          </table:table-cell>
          <table:table-cell table:formula="of:=TRIM(ORG.LIBREOFFICE.REGEX([.AF102];&quot;CEDEX|[0-9]|BP&quot;;&quot; &quot;;&quot;g&quot;))" office:value-type="string" office:string-value="ST-DENIS" calcext:value-type="string">
            <text:p>ST-DENIS</text:p>
          </table:table-cell>
          <table:table-cell/>
          <table:table-cell table:formula="of:=LEFT([.E102];11)" office:value-type="string" office:string-value="BDFEFRPPCCT" calcext:value-type="string">
            <text:p>BDFEFRPPCCT</text:p>
          </table:table-cell>
          <table:table-cell table:formula="of:=TRIM(ORG.LIBREOFFICE.REGEX([.E102];[.AI102];&quot;&quot;;&quot;g&quot;))" office:value-type="string" office:string-value="FR64 3000 1000 647A 0000 0000 073" calcext:value-type="string">
            <text:p>FR64 3000 1000 647A 0000 0000 073</text:p>
          </table:table-cell>
          <table:table-cell table:formula="of:=LEFT([.AJ102];4)" office:value-type="string" office:string-value="FR64" calcext:value-type="string">
            <text:p>FR64</text:p>
          </table:table-cell>
          <table:table-cell table:formula="of:=TRIM(ORG.LIBREOFFICE.REGEX([.AJ102];[.AK102];&quot;&quot;;&quot;g&quot;))" office:value-type="string" office:string-value="3000 1000 647A 0000 0000 073" calcext:value-type="string">
            <text:p>3000 1000 647A 0000 0000 073</text:p>
          </table:table-cell>
          <table:table-cell table:formula="of:=LEFT([.AL102];4)" office:value-type="string" office:string-value="3000" calcext:value-type="string">
            <text:p>3000</text:p>
          </table:table-cell>
          <table:table-cell table:formula="of:=TRIM(ORG.LIBREOFFICE.REGEX([.AL102];[.AM102];&quot;&quot;;1))" office:value-type="string" office:string-value="1000 647A 0000 0000 073" calcext:value-type="string">
            <text:p>1000 647A 0000 0000 073</text:p>
          </table:table-cell>
          <table:table-cell table:style-name="ce19" table:formula="of:=LEFT([.AN102];4)" office:value-type="string" office:string-value="1000" calcext:value-type="string">
            <text:p>1000</text:p>
          </table:table-cell>
          <table:table-cell table:formula="of:=TRIM(ORG.LIBREOFFICE.REGEX([.AN102];[.AO102];&quot;&quot;;1))" office:value-type="string" office:string-value="647A 0000 0000 073" calcext:value-type="string">
            <text:p>647A 0000 0000 073</text:p>
          </table:table-cell>
          <table:table-cell table:style-name="ce18" table:formula="of:=LEFT([.AP102];4)" office:value-type="string" office:string-value="647A" calcext:value-type="string">
            <text:p>647A</text:p>
          </table:table-cell>
          <table:table-cell table:style-name="ce43" table:formula="of:=REPLACE([.AP102];1;5; )" office:value-type="string" office:string-value="0000 0000 073" calcext:value-type="string">
            <text:p>0000 0000 073</text:p>
          </table:table-cell>
          <table:table-cell table:style-name="ce18" table:formula="of:=LEFT([.AR102];4)" office:value-type="string" office:string-value="0000" calcext:value-type="string">
            <text:p>0000</text:p>
          </table:table-cell>
          <table:table-cell table:style-name="ce43" table:formula="of:=REPLACE([.AR102];1;5; )" office:value-type="string" office:string-value="0000 073" calcext:value-type="string">
            <text:p>0000 073</text:p>
          </table:table-cell>
          <table:table-cell table:style-name="ce18" table:formula="of:=LEFT([.AT102];4)" office:value-type="string" office:string-value="0000" calcext:value-type="string">
            <text:p>0000</text:p>
          </table:table-cell>
          <table:table-cell table:style-name="ce43" table:formula="of:=REPLACE([.AT102];1;5; )" office:value-type="string" office:string-value="073" calcext:value-type="string">
            <text:p>073</text:p>
          </table:table-cell>
          <table:table-cell table:style-name="ce18" table:formula="of:=LEFT([.AV102];3)" office:value-type="string" office:string-value="073" calcext:value-type="string">
            <text:p>073</text:p>
          </table:table-cell>
          <table:table-cell table:style-name="ce13" table:formula="of:=TRIM(ORG.LIBREOFFICE.REGEX([.AP102];[.AQ102];&quot;&quot;;1))" office:value-type="string" office:string-value="0000 0000 073" calcext:value-type="string">
            <text:p>0000 0000 073</text:p>
          </table:table-cell>
          <table:table-cell table:style-name="ce18" table:formula="of:=RIGHT([.AX102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/>
          <table:table-cell table:style-name="ce13" table:formula="of:=IFNA(ORG.LIBREOFFICE.REGEX([.$D103];[.$H$2]; ;&quot;g&quot;);0)" office:value-type="string" office:string-value="BP 501 " calcext:value-type="string">
            <text:p>BP 501 </text:p>
          </table:table-cell>
          <table:table-cell/>
          <table:table-cell table:style-name="ce13" table:formula="of:=ORG.LIBREOFFICE.REGEX([.D103];[.$J$2]; ;&quot;g&quot;)" office:value-type="string" office:string-value="97600" calcext:value-type="string">
            <text:p>97600</text:p>
          </table:table-cell>
          <table:table-cell/>
          <table:table-cell table:style-name="ce13" table:formula="of:=IFNA(ORG.LIBREOFFICE.REGEX([.D103];[.$J$2]; ;2);0)" office:value-type="float" office:value="0" calcext:value-type="float">
            <text:p>0</text:p>
          </table:table-cell>
          <table:table-cell table:style-name="ce15" table:formula="of:=IF([.G103]=0;TRUE();IF(FIND([.G103];[.D10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3]=0;[.I103];[.K103])" office:value-type="string" office:string-value="97600" calcext:value-type="string">
            <text:p>97600</text:p>
          </table:table-cell>
          <table:table-cell table:style-name="ce18"/>
          <table:table-cell table:style-name="ce15" table:formula="of:=IF(FIND([.N103];[.D103];1))" office:value-type="boolean" office:boolean-value="true" calcext:value-type="boolean">
            <text:p>VRAI</text:p>
          </table:table-cell>
          <table:table-cell table:style-name="ce16"/>
          <table:table-cell table:formula="of:=FIND([.N103];[.D103];1)" office:value-type="float" office:value="30" calcext:value-type="float">
            <text:p>30</text:p>
          </table:table-cell>
          <table:table-cell table:style-name="Default" table:formula="of:=LEN([.D103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103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3];[.R103];[.S103]-[.R103]+1;&quot;&quot;))" office:value-type="string" office:string-value="AV DE LA PREFECTURE - BP 501" calcext:value-type="string">
            <text:p>AV DE LA PREFECTURE - BP 501</text:p>
          </table:table-cell>
          <table:table-cell table:formula="of:=IF([.U103]=0;[.W103];REPLACE([.W103];1;LEN([.U103])+1; ))" office:value-type="string" office:string-value="AV DE LA PREFECTURE - BP 501" calcext:value-type="string">
            <text:p>AV DE LA PREFECTURE - BP 501</text:p>
          </table:table-cell>
          <table:table-cell table:style-name="ce15" table:formula="of:=IF(FIND([.W103];[.D103];1))" office:value-type="boolean" office:boolean-value="true" calcext:value-type="boolean">
            <text:p>VRAI</text:p>
          </table:table-cell>
          <table:table-cell table:formula="of:=LEN([.X103])+LEN([.N103])" office:value-type="float" office:value="33" calcext:value-type="float">
            <text:p>33</text:p>
          </table:table-cell>
          <table:table-cell table:formula="of:=SEARCH([.N103];[.D103];1)+5" office:value-type="float" office:value="35" calcext:value-type="float">
            <text:p>35</text:p>
          </table:table-cell>
          <table:table-cell table:formula="of:=LEFT([.D103];[.AA103])" office:value-type="string" office:string-value="AV DE LA PREFECTURE - BP 501 97600 " calcext:value-type="string">
            <text:p>AV DE LA PREFECTURE - BP 501 97600 </text:p>
          </table:table-cell>
          <table:table-cell table:formula="of:=LEN([.AB103])" office:value-type="float" office:value="35" calcext:value-type="float">
            <text:p>35</text:p>
          </table:table-cell>
          <table:table-cell table:formula="of:=LEN([.D103])" office:value-type="float" office:value="44" calcext:value-type="float">
            <text:p>44</text:p>
          </table:table-cell>
          <table:table-cell table:formula="of:=[.AD103]-[.AC103]" office:value-type="float" office:value="9" calcext:value-type="float">
            <text:p>9</text:p>
          </table:table-cell>
          <table:table-cell table:formula="of:=RIGHT([.D103];[.AE103])" office:value-type="string" office:string-value="MAMOUDZOU" calcext:value-type="string">
            <text:p>MAMOUDZOU</text:p>
          </table:table-cell>
          <table:table-cell table:formula="of:=TRIM(ORG.LIBREOFFICE.REGEX([.AF103];&quot;CEDEX|[0-9]|BP&quot;;&quot; &quot;;&quot;g&quot;))" office:value-type="string" office:string-value="MAMOUDZOU" calcext:value-type="string">
            <text:p>MAMOUDZOU</text:p>
          </table:table-cell>
          <table:table-cell/>
          <table:table-cell table:formula="of:=LEFT([.E103];11)" office:value-type="string" office:string-value="BDFEFRPPCCT" calcext:value-type="string">
            <text:p>BDFEFRPPCCT</text:p>
          </table:table-cell>
          <table:table-cell table:formula="of:=TRIM(ORG.LIBREOFFICE.REGEX([.E103];[.AI103];&quot;&quot;;&quot;g&quot;))" office:value-type="string" office:string-value="FR42 3000 1000 644A 0000 0000 029" calcext:value-type="string">
            <text:p>FR42 3000 1000 644A 0000 0000 029</text:p>
          </table:table-cell>
          <table:table-cell table:formula="of:=LEFT([.AJ103];4)" office:value-type="string" office:string-value="FR42" calcext:value-type="string">
            <text:p>FR42</text:p>
          </table:table-cell>
          <table:table-cell table:formula="of:=TRIM(ORG.LIBREOFFICE.REGEX([.AJ103];[.AK103];&quot;&quot;;&quot;g&quot;))" office:value-type="string" office:string-value="3000 1000 644A 0000 0000 029" calcext:value-type="string">
            <text:p>3000 1000 644A 0000 0000 029</text:p>
          </table:table-cell>
          <table:table-cell table:formula="of:=LEFT([.AL103];4)" office:value-type="string" office:string-value="3000" calcext:value-type="string">
            <text:p>3000</text:p>
          </table:table-cell>
          <table:table-cell table:formula="of:=TRIM(ORG.LIBREOFFICE.REGEX([.AL103];[.AM103];&quot;&quot;;1))" office:value-type="string" office:string-value="1000 644A 0000 0000 029" calcext:value-type="string">
            <text:p>1000 644A 0000 0000 029</text:p>
          </table:table-cell>
          <table:table-cell table:style-name="ce19" table:formula="of:=LEFT([.AN103];4)" office:value-type="string" office:string-value="1000" calcext:value-type="string">
            <text:p>1000</text:p>
          </table:table-cell>
          <table:table-cell table:formula="of:=TRIM(ORG.LIBREOFFICE.REGEX([.AN103];[.AO103];&quot;&quot;;1))" office:value-type="string" office:string-value="644A 0000 0000 029" calcext:value-type="string">
            <text:p>644A 0000 0000 029</text:p>
          </table:table-cell>
          <table:table-cell table:style-name="ce18" table:formula="of:=LEFT([.AP103];4)" office:value-type="string" office:string-value="644A" calcext:value-type="string">
            <text:p>644A</text:p>
          </table:table-cell>
          <table:table-cell table:style-name="ce43" table:formula="of:=REPLACE([.AP103];1;5; )" office:value-type="string" office:string-value="0000 0000 029" calcext:value-type="string">
            <text:p>0000 0000 029</text:p>
          </table:table-cell>
          <table:table-cell table:style-name="ce18" table:formula="of:=LEFT([.AR103];4)" office:value-type="string" office:string-value="0000" calcext:value-type="string">
            <text:p>0000</text:p>
          </table:table-cell>
          <table:table-cell table:style-name="ce43" table:formula="of:=REPLACE([.AR103];1;5; )" office:value-type="string" office:string-value="0000 029" calcext:value-type="string">
            <text:p>0000 029</text:p>
          </table:table-cell>
          <table:table-cell table:style-name="ce18" table:formula="of:=LEFT([.AT103];4)" office:value-type="string" office:string-value="0000" calcext:value-type="string">
            <text:p>0000</text:p>
          </table:table-cell>
          <table:table-cell table:style-name="ce43" table:formula="of:=REPLACE([.AT103];1;5; )" office:value-type="string" office:string-value="029" calcext:value-type="string">
            <text:p>029</text:p>
          </table:table-cell>
          <table:table-cell table:style-name="ce18" table:formula="of:=LEFT([.AV103];3)" office:value-type="string" office:string-value="029" calcext:value-type="string">
            <text:p>029</text:p>
          </table:table-cell>
          <table:table-cell table:style-name="ce13" table:formula="of:=TRIM(ORG.LIBREOFFICE.REGEX([.AP103];[.AQ103];&quot;&quot;;1))" office:value-type="string" office:string-value="0000 0000 029" calcext:value-type="string">
            <text:p>0000 0000 029</text:p>
          </table:table-cell>
          <table:table-cell table:style-name="ce18" table:formula="of:=RIGHT([.AX103];2)" office:value-type="string" office:string-value="29" calcext:value-type="string">
            <text:p>2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/>
          <table:table-cell table:style-name="ce13" table:formula="of:=IFNA(ORG.LIBREOFFICE.REGEX([.$D104];[.$H$2]; ;&quot;g&quot;);0)" office:value-type="string" office:string-value="BP 54007 " calcext:value-type="string">
            <text:p>BP 54007 </text:p>
          </table:table-cell>
          <table:table-cell/>
          <table:table-cell table:style-name="ce13" table:formula="of:=ORG.LIBREOFFICE.REGEX([.D104];[.$J$2]; ;&quot;g&quot;)" office:value-type="string" office:string-value="54007" calcext:value-type="string">
            <text:p>54007</text:p>
          </table:table-cell>
          <table:table-cell/>
          <table:table-cell table:style-name="ce13" table:formula="of:=IFNA(ORG.LIBREOFFICE.REGEX([.D104];[.$J$2]; ;2);0)" office:value-type="string" office:string-value="44040" calcext:value-type="string">
            <text:p>44040</text:p>
          </table:table-cell>
          <table:table-cell table:style-name="ce15" table:formula="of:=IF([.G104]=0;TRUE();IF(FIND([.G104];[.D10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4]=0;[.I104];[.K104])" office:value-type="string" office:string-value="44040" calcext:value-type="string">
            <text:p>44040</text:p>
          </table:table-cell>
          <table:table-cell table:style-name="ce18"/>
          <table:table-cell table:style-name="ce15" table:formula="of:=IF(FIND([.N104];[.D104];1))" office:value-type="boolean" office:boolean-value="true" calcext:value-type="boolean">
            <text:p>VRAI</text:p>
          </table:table-cell>
          <table:table-cell table:style-name="ce16"/>
          <table:table-cell table:formula="of:=FIND([.N104];[.D104];1)" office:value-type="float" office:value="31" calcext:value-type="float">
            <text:p>31</text:p>
          </table:table-cell>
          <table:table-cell table:style-name="Default" table:formula="of:=LEN([.D10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104];&quot;^[0-9-]{1,7}&quot;; ;1); )" office:value-type="string" office:string-value="30" calcext:value-type="string">
            <text:p>30</text:p>
          </table:table-cell>
          <table:table-cell table:style-name="Default"/>
          <table:table-cell table:formula="of:=TRIM(REPLACE([.D104];[.R104];[.S104]-[.R104]+1;&quot;&quot;))" office:value-type="string" office:string-value="30 RUE DE MALVILLE - BP 54007" calcext:value-type="string">
            <text:p>30 RUE DE MALVILLE - BP 54007</text:p>
          </table:table-cell>
          <table:table-cell table:formula="of:=IF([.U104]=0;[.W104];REPLACE([.W104];1;LEN([.U104])+1; ))" office:value-type="string" office:string-value="RUE DE MALVILLE - BP 54007" calcext:value-type="string">
            <text:p>RUE DE MALVILLE - BP 54007</text:p>
          </table:table-cell>
          <table:table-cell table:style-name="ce15" table:formula="of:=IF(FIND([.W104];[.D104];1))" office:value-type="boolean" office:boolean-value="true" calcext:value-type="boolean">
            <text:p>VRAI</text:p>
          </table:table-cell>
          <table:table-cell table:formula="of:=LEN([.X104])+LEN([.N104])" office:value-type="float" office:value="31" calcext:value-type="float">
            <text:p>31</text:p>
          </table:table-cell>
          <table:table-cell table:formula="of:=SEARCH([.N104];[.D104];1)+5" office:value-type="float" office:value="36" calcext:value-type="float">
            <text:p>36</text:p>
          </table:table-cell>
          <table:table-cell table:formula="of:=LEFT([.D104];[.AA104])" office:value-type="string" office:string-value="30 RUE DE MALVILLE - BP 54007 44040 " calcext:value-type="string">
            <text:p>30 RUE DE MALVILLE - BP 54007 44040 </text:p>
          </table:table-cell>
          <table:table-cell table:formula="of:=LEN([.AB104])" office:value-type="float" office:value="36" calcext:value-type="float">
            <text:p>36</text:p>
          </table:table-cell>
          <table:table-cell table:formula="of:=LEN([.D104])" office:value-type="float" office:value="51" calcext:value-type="float">
            <text:p>51</text:p>
          </table:table-cell>
          <table:table-cell table:formula="of:=[.AD104]-[.AC104]" office:value-type="float" office:value="15" calcext:value-type="float">
            <text:p>15</text:p>
          </table:table-cell>
          <table:table-cell table:formula="of:=RIGHT([.D104];[.AE104])" office:value-type="string" office:string-value="NANTES CEDEX 01" calcext:value-type="string">
            <text:p>NANTES CEDEX 01</text:p>
          </table:table-cell>
          <table:table-cell table:formula="of:=TRIM(ORG.LIBREOFFICE.REGEX([.AF104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104];11)" office:value-type="string" office:string-value="BDFEFRPPCCT" calcext:value-type="string">
            <text:p>BDFEFRPPCCT</text:p>
          </table:table-cell>
          <table:table-cell table:formula="of:=TRIM(ORG.LIBREOFFICE.REGEX([.E104];[.AI104];&quot;&quot;;&quot;g&quot;))" office:value-type="string" office:string-value="FR88 3000 1005 89A4 4A00 0000 013" calcext:value-type="string">
            <text:p>FR88 3000 1005 89A4 4A00 0000 013</text:p>
          </table:table-cell>
          <table:table-cell table:formula="of:=LEFT([.AJ104];4)" office:value-type="string" office:string-value="FR88" calcext:value-type="string">
            <text:p>FR88</text:p>
          </table:table-cell>
          <table:table-cell table:formula="of:=TRIM(ORG.LIBREOFFICE.REGEX([.AJ104];[.AK104];&quot;&quot;;&quot;g&quot;))" office:value-type="string" office:string-value="3000 1005 89A4 4A00 0000 013" calcext:value-type="string">
            <text:p>3000 1005 89A4 4A00 0000 013</text:p>
          </table:table-cell>
          <table:table-cell table:formula="of:=LEFT([.AL104];4)" office:value-type="string" office:string-value="3000" calcext:value-type="string">
            <text:p>3000</text:p>
          </table:table-cell>
          <table:table-cell table:formula="of:=TRIM(ORG.LIBREOFFICE.REGEX([.AL104];[.AM104];&quot;&quot;;1))" office:value-type="string" office:string-value="1005 89A4 4A00 0000 013" calcext:value-type="string">
            <text:p>1005 89A4 4A00 0000 013</text:p>
          </table:table-cell>
          <table:table-cell table:style-name="ce19" table:formula="of:=LEFT([.AN104];4)" office:value-type="string" office:string-value="1005" calcext:value-type="string">
            <text:p>1005</text:p>
          </table:table-cell>
          <table:table-cell table:formula="of:=TRIM(ORG.LIBREOFFICE.REGEX([.AN104];[.AO104];&quot;&quot;;1))" office:value-type="string" office:string-value="89A4 4A00 0000 013" calcext:value-type="string">
            <text:p>89A4 4A00 0000 013</text:p>
          </table:table-cell>
          <table:table-cell table:style-name="ce18" table:formula="of:=LEFT([.AP104];4)" office:value-type="string" office:string-value="89A4" calcext:value-type="string">
            <text:p>89A4</text:p>
          </table:table-cell>
          <table:table-cell table:style-name="ce43" table:formula="of:=REPLACE([.AP104];1;5; )" office:value-type="string" office:string-value="4A00 0000 013" calcext:value-type="string">
            <text:p>4A00 0000 013</text:p>
          </table:table-cell>
          <table:table-cell table:style-name="ce18" table:formula="of:=LEFT([.AR104];4)" office:value-type="string" office:string-value="4A00" calcext:value-type="string">
            <text:p>4A00</text:p>
          </table:table-cell>
          <table:table-cell table:style-name="ce43" table:formula="of:=REPLACE([.AR104];1;5; )" office:value-type="string" office:string-value="0000 013" calcext:value-type="string">
            <text:p>0000 013</text:p>
          </table:table-cell>
          <table:table-cell table:style-name="ce18" table:formula="of:=LEFT([.AT104];4)" office:value-type="string" office:string-value="0000" calcext:value-type="string">
            <text:p>0000</text:p>
          </table:table-cell>
          <table:table-cell table:style-name="ce43" table:formula="of:=REPLACE([.AT104];1;5; )" office:value-type="string" office:string-value="013" calcext:value-type="string">
            <text:p>013</text:p>
          </table:table-cell>
          <table:table-cell table:style-name="ce18" table:formula="of:=LEFT([.AV104];3)" office:value-type="string" office:string-value="013" calcext:value-type="string">
            <text:p>013</text:p>
          </table:table-cell>
          <table:table-cell table:style-name="ce13" table:formula="of:=TRIM(ORG.LIBREOFFICE.REGEX([.AP104];[.AQ104];&quot;&quot;;1))" office:value-type="string" office:string-value="4A00 0000 013" calcext:value-type="string">
            <text:p>4A00 0000 013</text:p>
          </table:table-cell>
          <table:table-cell table:style-name="ce18" table:formula="of:=RIGHT([.AX104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 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/>
          <table:table-cell table:style-name="ce13" table:formula="of:=IFNA(ORG.LIBREOFFICE.REGEX([.$D105];[.$H$2]; ;&quot;g&quot;);0)" office:value-type="string" office:string-value="CS 40649" calcext:value-type="string">
            <text:p>CS 40649</text:p>
          </table:table-cell>
          <table:table-cell/>
          <table:table-cell table:style-name="ce13" table:formula="of:=ORG.LIBREOFFICE.REGEX([.D105];[.$J$2]; ;&quot;g&quot;)" office:value-type="string" office:string-value="40649" calcext:value-type="string">
            <text:p>40649</text:p>
          </table:table-cell>
          <table:table-cell/>
          <table:table-cell table:style-name="ce13" table:formula="of:=IFNA(ORG.LIBREOFFICE.REGEX([.D105];[.$J$2]; ;2);0)" office:value-type="string" office:string-value="86106" calcext:value-type="string">
            <text:p>86106</text:p>
          </table:table-cell>
          <table:table-cell table:style-name="ce15" table:formula="of:=IF([.G105]=0;TRUE();IF(FIND([.G105];[.D10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5]=0;[.I105];[.K105])" office:value-type="string" office:string-value="86106" calcext:value-type="string">
            <text:p>86106</text:p>
          </table:table-cell>
          <table:table-cell table:style-name="ce18"/>
          <table:table-cell table:style-name="ce15" table:formula="of:=IF(FIND([.N105];[.D105];1))" office:value-type="boolean" office:boolean-value="true" calcext:value-type="boolean">
            <text:p>VRAI</text:p>
          </table:table-cell>
          <table:table-cell table:style-name="ce16"/>
          <table:table-cell table:formula="of:=FIND([.N105];[.D105];1)" office:value-type="float" office:value="31" calcext:value-type="float">
            <text:p>31</text:p>
          </table:table-cell>
          <table:table-cell table:style-name="Default" table:formula="of:=LEN([.D10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105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05];[.R105];[.S105]-[.R105]+1;&quot;&quot;))" office:value-type="string" office:string-value="22 BOULEVARD BLOSSAC CS 40649" calcext:value-type="string">
            <text:p>22 BOULEVARD BLOSSAC CS 40649</text:p>
          </table:table-cell>
          <table:table-cell table:formula="of:=IF([.U105]=0;[.W105];REPLACE([.W105];1;LEN([.U105])+1; ))" office:value-type="string" office:string-value="BOULEVARD BLOSSAC CS 40649" calcext:value-type="string">
            <text:p>BOULEVARD BLOSSAC CS 40649</text:p>
          </table:table-cell>
          <table:table-cell table:style-name="ce15" table:formula="of:=IF(FIND([.W105];[.D105];1))" office:value-type="boolean" office:boolean-value="true" calcext:value-type="boolean">
            <text:p>VRAI</text:p>
          </table:table-cell>
          <table:table-cell table:formula="of:=LEN([.X105])+LEN([.N105])" office:value-type="float" office:value="31" calcext:value-type="float">
            <text:p>31</text:p>
          </table:table-cell>
          <table:table-cell table:formula="of:=SEARCH([.N105];[.D105];1)+5" office:value-type="float" office:value="36" calcext:value-type="float">
            <text:p>36</text:p>
          </table:table-cell>
          <table:table-cell table:formula="of:=LEFT([.D105];[.AA105])" office:value-type="string" office:string-value="22 BOULEVARD BLOSSAC CS 40649 86106 " calcext:value-type="string">
            <text:p>22 BOULEVARD BLOSSAC CS 40649 86106 </text:p>
          </table:table-cell>
          <table:table-cell table:formula="of:=LEN([.AB105])" office:value-type="float" office:value="36" calcext:value-type="float">
            <text:p>36</text:p>
          </table:table-cell>
          <table:table-cell table:formula="of:=LEN([.D105])" office:value-type="float" office:value="55" calcext:value-type="float">
            <text:p>55</text:p>
          </table:table-cell>
          <table:table-cell table:formula="of:=[.AD105]-[.AC105]" office:value-type="float" office:value="19" calcext:value-type="float">
            <text:p>19</text:p>
          </table:table-cell>
          <table:table-cell table:formula="of:=RIGHT([.D105];[.AE105])" office:value-type="string" office:string-value="CHATELLERAULT CEDEX" calcext:value-type="string">
            <text:p>CHATELLERAULT CEDEX</text:p>
          </table:table-cell>
          <table:table-cell table:formula="of:=TRIM(ORG.LIBREOFFICE.REGEX([.AF105];&quot;CEDEX|[0-9]|BP&quot;;&quot; &quot;;&quot;g&quot;))" office:value-type="string" office:string-value="CHATELLERAULT" calcext:value-type="string">
            <text:p>CHATELLERAULT</text:p>
          </table:table-cell>
          <table:table-cell/>
          <table:table-cell table:formula="of:=LEFT([.E105];11)" office:value-type="string" office:string-value="BDFEFRPPCCT" calcext:value-type="string">
            <text:p>BDFEFRPPCCT</text:p>
          </table:table-cell>
          <table:table-cell table:formula="of:=TRIM(ORG.LIBREOFFICE.REGEX([.E105];[.AI105];&quot;&quot;;&quot;g&quot;))" office:value-type="string" office:string-value="FR75 3000 1006 39A8 6A00 0000 018" calcext:value-type="string">
            <text:p>FR75 3000 1006 39A8 6A00 0000 018</text:p>
          </table:table-cell>
          <table:table-cell table:formula="of:=LEFT([.AJ105];4)" office:value-type="string" office:string-value="FR75" calcext:value-type="string">
            <text:p>FR75</text:p>
          </table:table-cell>
          <table:table-cell table:formula="of:=TRIM(ORG.LIBREOFFICE.REGEX([.AJ105];[.AK105];&quot;&quot;;&quot;g&quot;))" office:value-type="string" office:string-value="3000 1006 39A8 6A00 0000 018" calcext:value-type="string">
            <text:p>3000 1006 39A8 6A00 0000 018</text:p>
          </table:table-cell>
          <table:table-cell table:formula="of:=LEFT([.AL105];4)" office:value-type="string" office:string-value="3000" calcext:value-type="string">
            <text:p>3000</text:p>
          </table:table-cell>
          <table:table-cell table:formula="of:=TRIM(ORG.LIBREOFFICE.REGEX([.AL105];[.AM105];&quot;&quot;;1))" office:value-type="string" office:string-value="1006 39A8 6A00 0000 018" calcext:value-type="string">
            <text:p>1006 39A8 6A00 0000 018</text:p>
          </table:table-cell>
          <table:table-cell table:style-name="ce19" table:formula="of:=LEFT([.AN105];4)" office:value-type="string" office:string-value="1006" calcext:value-type="string">
            <text:p>1006</text:p>
          </table:table-cell>
          <table:table-cell table:formula="of:=TRIM(ORG.LIBREOFFICE.REGEX([.AN105];[.AO105];&quot;&quot;;1))" office:value-type="string" office:string-value="39A8 6A00 0000 018" calcext:value-type="string">
            <text:p>39A8 6A00 0000 018</text:p>
          </table:table-cell>
          <table:table-cell table:style-name="ce18" table:formula="of:=LEFT([.AP105];4)" office:value-type="string" office:string-value="39A8" calcext:value-type="string">
            <text:p>39A8</text:p>
          </table:table-cell>
          <table:table-cell table:style-name="ce43" table:formula="of:=REPLACE([.AP105];1;5; )" office:value-type="string" office:string-value="6A00 0000 018" calcext:value-type="string">
            <text:p>6A00 0000 018</text:p>
          </table:table-cell>
          <table:table-cell table:style-name="ce18" table:formula="of:=LEFT([.AR105];4)" office:value-type="string" office:string-value="6A00" calcext:value-type="string">
            <text:p>6A00</text:p>
          </table:table-cell>
          <table:table-cell table:style-name="ce43" table:formula="of:=REPLACE([.AR105];1;5; )" office:value-type="string" office:string-value="0000 018" calcext:value-type="string">
            <text:p>0000 018</text:p>
          </table:table-cell>
          <table:table-cell table:style-name="ce18" table:formula="of:=LEFT([.AT105];4)" office:value-type="string" office:string-value="0000" calcext:value-type="string">
            <text:p>0000</text:p>
          </table:table-cell>
          <table:table-cell table:style-name="ce43" table:formula="of:=REPLACE([.AT105];1;5; )" office:value-type="string" office:string-value="018" calcext:value-type="string">
            <text:p>018</text:p>
          </table:table-cell>
          <table:table-cell table:style-name="ce18" table:formula="of:=LEFT([.AV105];3)" office:value-type="string" office:string-value="018" calcext:value-type="string">
            <text:p>018</text:p>
          </table:table-cell>
          <table:table-cell table:style-name="ce13" table:formula="of:=TRIM(ORG.LIBREOFFICE.REGEX([.AP105];[.AQ105];&quot;&quot;;1))" office:value-type="string" office:string-value="6A00 0000 018" calcext:value-type="string">
            <text:p>6A00 0000 018</text:p>
          </table:table-cell>
          <table:table-cell table:style-name="ce18" table:formula="of:=RIGHT([.AX105];2)" office:value-type="string" office:string-value="18" calcext:value-type="string">
            <text:p>1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/>
          <table:table-cell table:style-name="ce13" table:formula="of:=IFNA(ORG.LIBREOFFICE.REGEX([.$D10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06];[.$J$2]; ;&quot;g&quot;)" office:value-type="string" office:string-value="94417" calcext:value-type="string">
            <text:p>94417</text:p>
          </table:table-cell>
          <table:table-cell/>
          <table:table-cell table:style-name="ce13" table:formula="of:=IFNA(ORG.LIBREOFFICE.REGEX([.D106];[.$J$2]; ;2);0)" office:value-type="float" office:value="0" calcext:value-type="float">
            <text:p>0</text:p>
          </table:table-cell>
          <table:table-cell table:style-name="ce15" table:formula="of:=IF([.G106]=0;TRUE();IF(FIND([.G106];[.D10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6]=0;[.I106];[.K106])" office:value-type="string" office:string-value="94417" calcext:value-type="string">
            <text:p>94417</text:p>
          </table:table-cell>
          <table:table-cell table:style-name="ce18"/>
          <table:table-cell table:style-name="ce15" table:formula="of:=IF(FIND([.N106];[.D106];1))" office:value-type="boolean" office:boolean-value="true" calcext:value-type="boolean">
            <text:p>VRAI</text:p>
          </table:table-cell>
          <table:table-cell table:style-name="ce16"/>
          <table:table-cell table:formula="of:=FIND([.N106];[.D106];1)" office:value-type="float" office:value="27" calcext:value-type="float">
            <text:p>27</text:p>
          </table:table-cell>
          <table:table-cell table:style-name="Default" table:formula="of:=LEN([.D10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06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06];[.R106];[.S106]-[.R106]+1;&quot;&quot;))" office:value-type="string" office:string-value="3 AV DU CHEMIN DE PRESLES" calcext:value-type="string">
            <text:p>3 AV DU CHEMIN DE PRESLES</text:p>
          </table:table-cell>
          <table:table-cell table:formula="of:=IF([.U106]=0;[.W106];REPLACE([.W106];1;LEN([.U106])+1; ))" office:value-type="string" office:string-value="AV DU CHEMIN DE PRESLES" calcext:value-type="string">
            <text:p>AV DU CHEMIN DE PRESLES</text:p>
          </table:table-cell>
          <table:table-cell table:style-name="ce15" table:formula="of:=IF(FIND([.W106];[.D106];1))" office:value-type="boolean" office:boolean-value="true" calcext:value-type="boolean">
            <text:p>VRAI</text:p>
          </table:table-cell>
          <table:table-cell table:formula="of:=LEN([.X106])+LEN([.N106])" office:value-type="float" office:value="28" calcext:value-type="float">
            <text:p>28</text:p>
          </table:table-cell>
          <table:table-cell table:formula="of:=SEARCH([.N106];[.D106];1)+5" office:value-type="float" office:value="32" calcext:value-type="float">
            <text:p>32</text:p>
          </table:table-cell>
          <table:table-cell table:formula="of:=LEFT([.D106];[.AA106])" office:value-type="string" office:string-value="3 AV DU CHEMIN DE PRESLES 94417 " calcext:value-type="string">
            <text:p>3 AV DU CHEMIN DE PRESLES 94417 </text:p>
          </table:table-cell>
          <table:table-cell table:formula="of:=LEN([.AB106])" office:value-type="float" office:value="32" calcext:value-type="float">
            <text:p>32</text:p>
          </table:table-cell>
          <table:table-cell table:formula="of:=LEN([.D106])" office:value-type="float" office:value="48" calcext:value-type="float">
            <text:p>48</text:p>
          </table:table-cell>
          <table:table-cell table:formula="of:=[.AD106]-[.AC106]" office:value-type="float" office:value="16" calcext:value-type="float">
            <text:p>16</text:p>
          </table:table-cell>
          <table:table-cell table:formula="of:=RIGHT([.D106];[.AE106])" office:value-type="string" office:string-value="ST MAURICE CEDEX" calcext:value-type="string">
            <text:p>ST MAURICE CEDEX</text:p>
          </table:table-cell>
          <table:table-cell table:formula="of:=TRIM(ORG.LIBREOFFICE.REGEX([.AF106];&quot;CEDEX|[0-9]|BP&quot;;&quot; &quot;;&quot;g&quot;))" office:value-type="string" office:string-value="ST MAURICE" calcext:value-type="string">
            <text:p>ST MAURICE</text:p>
          </table:table-cell>
          <table:table-cell/>
          <table:table-cell table:formula="of:=LEFT([.E106];11)" office:value-type="string" office:string-value="BDFEFRPPCCT" calcext:value-type="string">
            <text:p>BDFEFRPPCCT</text:p>
          </table:table-cell>
          <table:table-cell table:formula="of:=TRIM(ORG.LIBREOFFICE.REGEX([.E106];[.AI106];&quot;&quot;;&quot;g&quot;))" office:value-type="string" office:string-value="FR46 3000 1000 64R7 5500 0000 013" calcext:value-type="string">
            <text:p>FR46 3000 1000 64R7 5500 0000 013</text:p>
          </table:table-cell>
          <table:table-cell table:formula="of:=LEFT([.AJ106];4)" office:value-type="string" office:string-value="FR46" calcext:value-type="string">
            <text:p>FR46</text:p>
          </table:table-cell>
          <table:table-cell table:formula="of:=TRIM(ORG.LIBREOFFICE.REGEX([.AJ106];[.AK106];&quot;&quot;;&quot;g&quot;))" office:value-type="string" office:string-value="3000 1000 64R7 5500 0000 013" calcext:value-type="string">
            <text:p>3000 1000 64R7 5500 0000 013</text:p>
          </table:table-cell>
          <table:table-cell table:formula="of:=LEFT([.AL106];4)" office:value-type="string" office:string-value="3000" calcext:value-type="string">
            <text:p>3000</text:p>
          </table:table-cell>
          <table:table-cell table:formula="of:=TRIM(ORG.LIBREOFFICE.REGEX([.AL106];[.AM106];&quot;&quot;;1))" office:value-type="string" office:string-value="1000 64R7 5500 0000 013" calcext:value-type="string">
            <text:p>1000 64R7 5500 0000 013</text:p>
          </table:table-cell>
          <table:table-cell table:style-name="ce19" table:formula="of:=LEFT([.AN106];4)" office:value-type="string" office:string-value="1000" calcext:value-type="string">
            <text:p>1000</text:p>
          </table:table-cell>
          <table:table-cell table:formula="of:=TRIM(ORG.LIBREOFFICE.REGEX([.AN106];[.AO106];&quot;&quot;;1))" office:value-type="string" office:string-value="64R7 5500 0000 013" calcext:value-type="string">
            <text:p>64R7 5500 0000 013</text:p>
          </table:table-cell>
          <table:table-cell table:style-name="ce18" table:formula="of:=LEFT([.AP106];4)" office:value-type="string" office:string-value="64R7" calcext:value-type="string">
            <text:p>64R7</text:p>
          </table:table-cell>
          <table:table-cell table:style-name="ce43" table:formula="of:=REPLACE([.AP106];1;5; )" office:value-type="string" office:string-value="5500 0000 013" calcext:value-type="string">
            <text:p>5500 0000 013</text:p>
          </table:table-cell>
          <table:table-cell table:style-name="ce18" table:formula="of:=LEFT([.AR106];4)" office:value-type="string" office:string-value="5500" calcext:value-type="string">
            <text:p>5500</text:p>
          </table:table-cell>
          <table:table-cell table:style-name="ce43" table:formula="of:=REPLACE([.AR106];1;5; )" office:value-type="string" office:string-value="0000 013" calcext:value-type="string">
            <text:p>0000 013</text:p>
          </table:table-cell>
          <table:table-cell table:style-name="ce18" table:formula="of:=LEFT([.AT106];4)" office:value-type="string" office:string-value="0000" calcext:value-type="string">
            <text:p>0000</text:p>
          </table:table-cell>
          <table:table-cell table:style-name="ce43" table:formula="of:=REPLACE([.AT106];1;5; )" office:value-type="string" office:string-value="013" calcext:value-type="string">
            <text:p>013</text:p>
          </table:table-cell>
          <table:table-cell table:style-name="ce18" table:formula="of:=LEFT([.AV106];3)" office:value-type="string" office:string-value="013" calcext:value-type="string">
            <text:p>013</text:p>
          </table:table-cell>
          <table:table-cell table:style-name="ce13" table:formula="of:=TRIM(ORG.LIBREOFFICE.REGEX([.AP106];[.AQ106];&quot;&quot;;1))" office:value-type="string" office:string-value="5500 0000 013" calcext:value-type="string">
            <text:p>5500 0000 013</text:p>
          </table:table-cell>
          <table:table-cell table:style-name="ce18" table:formula="of:=RIGHT([.AX106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 table:number-rows-repeated="8">
          <table:table-cell table:number-columns-repeated="8"/>
          <table:table-cell table:style-name="ce13"/>
          <table:table-cell table:number-columns-repeated="31"/>
          <table:table-cell table:style-name="ce19"/>
          <table:table-cell/>
          <table:table-cell table:style-name="ce19"/>
          <table:table-cell table:style-name="ce43"/>
          <table:table-cell table:style-name="ce19" table:number-columns-repeated="5"/>
          <table:table-cell/>
          <table:table-cell table:style-name="ce19"/>
          <table:table-cell table:number-columns-repeated="973"/>
        </table:table-row>
        <table:table-row table:style-name="ro2" table:number-rows-repeated="2">
          <table:table-cell table:number-columns-repeated="8"/>
          <table:table-cell table:style-name="ce13"/>
          <table:table-cell table:number-columns-repeated="1015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base.Y2:Database.Y106 Database.P2:Database.P106 Database.L2:Database.L106">
            <calcext:condition calcext:apply-style-name="Good" calcext:value="=1" calcext:base-cell-address="Database.L2"/>
          </calcext:conditional-format>
          <calcext:conditional-format calcext:target-range-address="Database.Y2:Database.Y106 Database.P2:Database.P106 Database.L2:Database.L106">
            <calcext:condition calcext:apply-style-name="Error" calcext:value="=0" calcext:base-cell-address="Database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3:28:58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2-12-14T15:06:15.938000000</dc:date>
    <meta:editing-cycles>21</meta:editing-cycles>
    <meta:editing-duration>PT3H51M37S</meta:editing-duration>
    <meta:generator>LibreOffice/6.2.7.1.lin1$Windows_X86_64 LibreOffice_project/ac167a92e33a5447f0bf604564addc465dbb4b35</meta:generator>
    <meta:document-statistic meta:table-count="1" meta:cell-count="44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